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aecc"/>
    </style:style>
    <style:style style:name="P2" style:family="paragraph" style:parent-style-name="Standard">
      <style:text-properties officeooo:paragraph-rsid="000fc1ca"/>
    </style:style>
    <style:style style:name="P3" style:family="paragraph" style:parent-style-name="Standard">
      <style:text-properties officeooo:paragraph-rsid="00107640"/>
    </style:style>
    <style:style style:name="P4" style:family="paragraph" style:parent-style-name="Standard">
      <style:text-properties officeooo:paragraph-rsid="001134cc"/>
    </style:style>
    <style:style style:name="P5" style:family="paragraph" style:parent-style-name="Standard">
      <style:text-properties officeooo:paragraph-rsid="001488dd"/>
    </style:style>
    <style:style style:name="P6" style:family="paragraph" style:parent-style-name="Standard">
      <style:text-properties officeooo:paragraph-rsid="00174f8c"/>
    </style:style>
    <style:style style:name="P7" style:family="paragraph" style:parent-style-name="Standard">
      <style:text-properties officeooo:paragraph-rsid="001d435b"/>
    </style:style>
    <style:style style:name="P8" style:family="paragraph" style:parent-style-name="Standard">
      <style:text-properties officeooo:paragraph-rsid="001ef9bf"/>
    </style:style>
    <style:style style:name="P9" style:family="paragraph" style:parent-style-name="Standard">
      <style:text-properties officeooo:paragraph-rsid="002297cb"/>
    </style:style>
    <style:style style:name="P10" style:family="paragraph" style:parent-style-name="Standard">
      <style:text-properties officeooo:paragraph-rsid="0024d24f"/>
    </style:style>
    <style:style style:name="P11" style:family="paragraph" style:parent-style-name="Standard">
      <style:text-properties officeooo:paragraph-rsid="0028f07a"/>
    </style:style>
    <style:style style:name="P12" style:family="paragraph" style:parent-style-name="Standard">
      <style:text-properties officeooo:paragraph-rsid="002b0326"/>
    </style:style>
    <style:style style:name="P13" style:family="paragraph" style:parent-style-name="Standard">
      <style:text-properties officeooo:paragraph-rsid="002f6a75"/>
    </style:style>
    <style:style style:name="P14" style:family="paragraph" style:parent-style-name="Standard">
      <style:text-properties officeooo:paragraph-rsid="0030e50b"/>
    </style:style>
    <style:style style:name="P15" style:family="paragraph" style:parent-style-name="Standard">
      <style:text-properties officeooo:paragraph-rsid="00361012"/>
    </style:style>
    <style:style style:name="P16" style:family="paragraph" style:parent-style-name="Standard">
      <style:text-properties officeooo:paragraph-rsid="0036b99c"/>
    </style:style>
    <style:style style:name="P17" style:family="paragraph" style:parent-style-name="Standard">
      <style:text-properties officeooo:paragraph-rsid="00396f84"/>
    </style:style>
    <style:style style:name="P18" style:family="paragraph" style:parent-style-name="Standard">
      <style:text-properties officeooo:paragraph-rsid="00385280"/>
    </style:style>
    <style:style style:name="P19" style:family="paragraph" style:parent-style-name="Standard">
      <style:text-properties officeooo:rsid="003ac404" officeooo:paragraph-rsid="003ac404"/>
    </style:style>
    <style:style style:name="P20" style:family="paragraph" style:parent-style-name="Standard">
      <style:text-properties officeooo:paragraph-rsid="003cc113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6b99c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573cm" draw:z-index="0" draw:style-name="gr1"><svg:title>TexMaths</svg:title><svg:desc>12§display§H(\vec{X_{d}}||\vec{X_{c}}) = 
\sum 
\int 
p(\vec{x_{d}}||\vec{x_{c}})
log(p(\vec{x_{d}}||\vec{x_{c}})) d\vec{x_{c}}§svg§600§FALSE§</svg:desc><draw:polygon draw:style-name="gr2" draw:text-style-name="P21" svg:width="8.492cm" svg:height="0.936cm" svg:x="0cm" svg:y="0cm" svg:viewBox="0 0 8493 937" draw:points="4246,937 0,937 0,0 8493,0 8493,937"><text:p/></draw:polygon><draw:path draw:style-name="gr3" draw:text-style-name="P22" svg:width="0.355cm" svg:height="0.288cm" svg:x="0.017cm" svg:y="0.289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2 0 42-1 54-1 8 0 18 0 26 0 10 0 20 1 28 1 4 0 8 0 8-9 0-4-3-4-12-4-15 0-26 0-26-9 0-1 0-3 0-6l29-116h129c-18 70-27 110-28 118-5 13-14 13-39 13-7 0-11 0-11 8 0 5 6 5 6 5 12 0 42-1 53-1 10 0 19 0 29 0 8 0 18 1 26 1 4 0 9 0 9-9 0-4-4-4-11-4-17 0-29 0-29-9 0-1 1-3 1-6z"><text:p/></draw:path><draw:path draw:style-name="gr3" draw:text-style-name="P22" svg:width="0.097cm" svg:height="0.421cm" svg:x="0.426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0.761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0.56cm" svg:y="0.289cm" svg:viewBox="0 0 348 289" svg:d="M194 115l-36-84c-2-3-2-5-2-6 0-2 7-11 25-12 4-1 9-1 9-8 0-5-5-5-6-5-18 0-36 1-54 1-11 0-36-1-47-1-4 0-9 0-9 8 0 5 5 5 10 5 26 0 29 4 32 13l50 119-89 96-6 5c-21 21-40 28-61 30-6 1-10 1-10 8 0 1 0 5 6 5 12 0 25-1 40-1 14 0 32 1 46 1 3 0 8 0 8-9 0-3-4-4-5-4-4 0-16-2-16-13 0-6 5-14 10-20l43-45 38-42 44 102c1 5 2 5 2 6 0 3-8 10-25 12-5 1-9 1-9 8 0 5 5 5 8 5 10 0 40-1 52-1 10 0 36 1 47 1 3 0 9 0 9-7 0-6-5-6-8-6-28 0-30-2-37-18-15-40-44-107-54-131 29-30 72-81 87-92 12-10 28-21 52-22 6-1 10-1 10-8 0-1 0-5-5-5-13 0-26 1-39 1-16 0-33-1-47-1-4 0-9 0-9 8 0 4 3 4 5 5 4 0 18 1 18 13 0 5-5 11-9 15z"><text:p/></draw:path><draw:path draw:style-name="gr3" draw:text-style-name="P22" svg:width="0.151cm" svg:height="0.208cm" svg:x="0.915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017cm" svg:height="0.421cm" svg:x="1.145cm" svg:y="0.259cm" svg:viewBox="0 0 18 422" svg:d="M18 16c0-9 0-16-10-16-8 0-8 7-8 16v390c0 9 0 16 8 16 10 0 10-7 10-16z"><text:p/></draw:path><draw:path draw:style-name="gr3" draw:text-style-name="P22" svg:width="0.017cm" svg:height="0.421cm" svg:x="1.262cm" svg:y="0.259cm" svg:viewBox="0 0 18 422" svg:d="M18 16c0-9 0-16-10-16-8 0-8 7-8 16v390c0 9 0 16 8 16 10 0 10-7 10-16z"><text:p/></draw:path><draw:path draw:style-name="gr3" draw:text-style-name="P22" svg:width="0.187cm" svg:height="0.083cm" svg:x="1.529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1.341cm" svg:y="0.289cm" svg:viewBox="0 0 348 289" svg:d="M194 115l-36-84c-2-3-2-5-2-6 0-2 7-11 25-12 4-1 9-1 9-8 0-5-5-5-6-5-18 0-36 1-54 1-11 0-36-1-47-1-4 0-9 0-9 8 0 5 5 5 10 5 26 0 29 4 32 13l50 119-89 96-6 5c-21 21-40 28-61 30-6 1-10 1-10 8 0 1 0 5 6 5 12 0 25-1 40-1 14 0 32 1 46 1 3 0 8 0 8-9 0-3-4-4-5-4-4 0-17-2-17-13 0-6 6-14 11-20l43-45 38-42 44 102c1 5 2 5 2 6 0 3-8 10-25 12-5 1-9 1-9 8 0 5 5 5 8 5 10 0 40-1 52-1 10 0 36 1 47 1 3 0 9 0 9-7 0-6-5-6-8-6-28 0-30-2-37-18-15-40-44-107-54-131 29-30 72-81 87-92 12-10 28-21 52-22 6-1 10-1 10-8 0-1 0-5-5-5-13 0-26 1-39 1-16 0-33-1-47-1-4 0-9 0-9 8 0 4 3 4 5 5 4 0 17 1 17 13 0 5-4 11-8 15z"><text:p/></draw:path><draw:path draw:style-name="gr3" draw:text-style-name="P22" svg:width="0.127cm" svg:height="0.133cm" svg:x="1.697cm" svg:y="0.507cm" svg:viewBox="0 0 128 134" svg:d="M112 17c-11 2-15 9-15 17s6 12 11 12c7 0 17-5 17-20 0-20-23-26-39-26-45 0-86 41-86 83 0 25 18 51 55 51 51 0 73-30 73-33s-2-6-4-6-3 1-5 3c-23 28-59 28-64 28-20 0-30-15-30-33 0-9 4-41 19-62 11-14 27-23 42-23 4 0 18 0 26 9z"><text:p/></draw:path><draw:path draw:style-name="gr3" draw:text-style-name="P22" svg:width="0.097cm" svg:height="0.421cm" svg:x="1.874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8cm" svg:height="0.098cm" svg:x="2.155cm" svg:y="0.419cm" svg:viewBox="0 0 281 99" svg:d="M266 17c8 0 15 0 15-9 0-8-7-8-13-8h-254c-7 0-14 0-14 8 0 9 7 9 14 9zM268 99c6 0 13 0 13-8s-7-8-15-8h-252c-7 0-14 0-14 8s7 8 14 8z"><text:p/></draw:path><draw:path draw:style-name="gr3" draw:text-style-name="P22" svg:width="0.562cm" svg:height="0.59cm" svg:x="2.6cm" svg:y="0.176cm" svg:viewBox="0 0 563 591" svg:d="M511 591l52-136h-11c-17 45-61 74-110 86-9 2-51 14-132 14h-255l216-253c3-2 4-5 4-6s0-2-4-7l-197-269h232c56 0 95 6 100 6 22 5 58 11 92 33 11 6 40 25 54 60h11l-52-119h-499c-10 0-10 0-12 2 0 2 0 10 0 15l223 305-218 257c-5 5-5 7-5 7 0 5 4 5 12 5z"><text:p/></draw:path><draw:path draw:style-name="gr3" draw:text-style-name="P22" svg:width="0.375cm" svg:height="0.936cm" svg:x="3.279cm" svg:y="0cm" svg:viewBox="0 0 376 937" svg:d="M20 918c14 0 21-9 21-20 0-15-10-21-19-21-11 0-22 6-22 21 0 23 22 39 47 39 65 0 89-98 119-220 32-133 60-269 82-404 16-90 32-174 46-229 5-20 19-74 36-74 13 0 23 7 25 9-14 1-21 10-21 21 0 14 10 20 20 20 11 0 22-6 22-20 0-23-23-40-47-40-33 0-57 46-79 132-2 5-59 217-105 492-12 65-24 136-37 195-8 30-28 110-62 110-15 0-24-11-26-11z"><text:p/></draw:path><draw:path draw:style-name="gr3" draw:text-style-name="P22" svg:width="0.22cm" svg:height="0.267cm" svg:x="3.734cm" svg:y="0.387cm" svg:viewBox="0 0 221 268" svg:d="M32 239c-3 14-3 18-22 18-5 0-10 0-10 7 0 3 2 4 6 4 11 0 23-1 35-1 14 0 29 1 42 1 2 0 7 0 7-7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4.002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4.282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4.136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" draw:text-style-name="P22" svg:width="0.151cm" svg:height="0.208cm" svg:x="4.383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017cm" svg:height="0.421cm" svg:x="4.612cm" svg:y="0.259cm" svg:viewBox="0 0 18 422" svg:d="M18 16c0-9 0-16-10-16-8 0-8 7-8 16v390c0 9 0 16 8 16 10 0 10-7 10-16z"><text:p/></draw:path><draw:path draw:style-name="gr3" draw:text-style-name="P22" svg:width="0.017cm" svg:height="0.421cm" svg:x="4.729cm" svg:y="0.259cm" svg:viewBox="0 0 18 422" svg:d="M18 16c0-9 0-16-10-16-8 0-8 7-8 16v390c0 9 0 16 8 16 10 0 10-7 10-16z"><text:p/></draw:path><draw:path draw:style-name="gr3" draw:text-style-name="P22" svg:width="0.187cm" svg:height="0.083cm" svg:x="4.941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4.808cm" svg:y="0.38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27cm" svg:height="0.133cm" svg:x="5.055cm" svg:y="0.507cm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ath draw:style-name="gr3" draw:text-style-name="P22" svg:width="0.097cm" svg:height="0.421cm" svg:x="5.233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cm" svg:height="0.297cm" svg:x="5.391cm" svg:y="0.281cm" svg:viewBox="0 0 91 298" svg:d="M91 5c0-1 0-5-6-5-9 0-39 4-51 4-3 1-8 1-8 9 0 5 4 5 10 5 20 0 20 4 20 7l-1 9-53 211c-1 4-2 8-2 14 0 24 19 39 38 39 15 0 26-8 33-24 8-16 13-40 13-41 0-5-5-5-5-5-5 0-5 2-7 8-7 28-16 53-31 53s-15-13-15-19c0-11 2-12 4-21z"><text:p/></draw:path><draw:path draw:style-name="gr3" draw:text-style-name="P22" svg:width="0.18cm" svg:height="0.191cm" svg:x="5.524cm" svg:y="0.387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22" svg:width="0.193cm" svg:height="0.272cm" svg:x="5.717cm" svg:y="0.387cm" svg:viewBox="0 0 194 273" svg:d="M193 28c1-3 1-5 1-8 0-8-4-12-12-12-4 0-16 4-16 18-9-15-24-26-40-26-49 0-101 60-101 120 0 42 25 67 55 67 26 0 46-20 51-25v1c-9 37-15 55-15 55-1 5-15 47-61 47-8 0-21-1-33-5 13-3 18-14 18-21 0-8-5-16-17-16-10 0-23 8-23 25s16 25 56 25c53 0 84-32 90-58zM138 132c-2 12-12 23-22 30-8 8-22 15-33 15-22 0-28-21-28-38 0-22 12-71 24-92 11-21 29-37 47-37 28 0 34 33 34 36 0 2 0 4-2 6z"><text:p/></draw:path><draw:path draw:style-name="gr3" draw:text-style-name="P22" svg:width="0.097cm" svg:height="0.421cm" svg:x="5.969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22cm" svg:height="0.267cm" svg:x="6.077cm" svg:y="0.387cm" svg:viewBox="0 0 221 268" svg:d="M32 239c-3 14-3 18-22 18-5 0-10 0-10 7 0 3 2 4 6 4 11 0 23-1 35-1 14 0 29 1 42 1 2 0 7 0 7-7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6.346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6.624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6.479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3" draw:text-style-name="P22" svg:width="0.151cm" svg:height="0.208cm" svg:x="6.726cm" svg:y="0.431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017cm" svg:height="0.421cm" svg:x="6.954cm" svg:y="0.259cm" svg:viewBox="0 0 18 422" svg:d="M18 16c0-9 0-16-10-16-8 0-8 7-8 16v390c0 9 0 16 8 16 10 0 10-7 10-16z"><text:p/></draw:path><draw:path draw:style-name="gr3" draw:text-style-name="P22" svg:width="0.017cm" svg:height="0.421cm" svg:x="7.072cm" svg:y="0.259cm" svg:viewBox="0 0 18 422" svg:d="M18 16c0-9 0-16-10-16-8 0-8 7-8 16v390c0 9 0 16 8 16 10 0 10-7 10-16z"><text:p/></draw:path><draw:path draw:style-name="gr3" draw:text-style-name="P22" svg:width="0.187cm" svg:height="0.083cm" svg:x="7.284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7.151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7 33 43 0 67-55 67-65 0-5-4-5-5-5-3 0-5 1-6 5-13 46-43 55-56 55-17 0-23-13-23-27 0-10 2-18 7-38z"><text:p/></draw:path><draw:path draw:style-name="gr3" draw:text-style-name="P22" svg:width="0.127cm" svg:height="0.133cm" svg:x="7.398cm" svg:y="0.507cm" svg:viewBox="0 0 128 134" svg:d="M113 17c-12 2-16 9-16 17s6 12 11 12c7 0 17-5 17-20 0-20-23-26-39-26-45 0-86 41-86 83 0 25 18 51 55 51 51 0 73-30 73-33s-2-6-4-6-3 1-5 3c-23 28-58 28-64 28-20 0-30-15-30-33 0-9 4-41 19-62 11-14 27-23 42-23 4 0 18 0 27 9z"><text:p/></draw:path><draw:path draw:style-name="gr3" draw:text-style-name="P22" svg:width="0.097cm" svg:height="0.421cm" svg:x="7.576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7cm" svg:height="0.421cm" svg:x="7.74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01cm" svg:height="0.297cm" svg:x="7.896cm" svg:y="0.281cm" svg:viewBox="0 0 202 298" svg:d="M202 5c0-1 0-5-6-5s-46 4-54 5c-3 0-5 2-5 7 0 6 3 6 9 6 21 0 22 4 22 7l-2 9-24 99c-9-16-21-26-40-26-49 0-102 62-102 123 0 41 23 68 56 68 9 0 30-2 56-31 3 17 18 31 38 31 16 0 25-9 31-24 7-14 13-40 13-41 0-5-4-5-4-5-5 0-5 2-6 8-9 28-16 53-33 53-12 0-13-11-13-19 0-11 1-13 4-21zM113 243c-1 8-1 9-9 16-18 23-34 30-46 30-22 0-28-23-28-40 0-21 13-74 24-93 12-24 31-40 49-40 27 0 34 35 34 37 0 3-1 5-3 8z"><text:p/></draw:path><draw:path draw:style-name="gr3" draw:text-style-name="P22" svg:width="0.187cm" svg:height="0.083cm" svg:x="8.245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8.111cm" svg:y="0.38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27cm" svg:height="0.133cm" svg:x="8.359cm" svg:y="0.507cm" svg:viewBox="0 0 128 134" svg:d="M112 17c-11 2-15 9-15 17s6 12 11 12c7 0 17-5 17-20 0-20-23-26-39-26-45 0-86 41-86 83 0 25 18 51 55 51 51 0 73-30 73-33s-2-6-4-6-3 1-5 3c-23 28-58 28-64 28-20 0-30-15-30-33 0-9 4-41 19-62 11-14 27-23 42-23 4 0 18 0 26 9z"><text:p/></draw:path></draw:g><text:s/></text:p>
      <text:p text:style-name="P1"/>
      <text:p text:style-name="P2"><draw:g text:anchor-type="as-char" svg:y="-0.573cm" draw:z-index="1" draw:style-name="gr1"><svg:title>TexMaths</svg:title><svg:desc>12§display§ = 
\sum 
p(\vec{X_{d}} = \vec{x_{d}})
\int 
p(\vec{x_{c}}|\vec{X_{d}} = \vec{x_{d}})
log(p(\vec{X_{d}} = \vec{x_{d}})p(\vec{x_{c}}|\vec{X_{d}} = \vec{x_{d}})) d\vec{x_{c}}§svg§600§FALSE§</svg:desc><draw:polygon draw:style-name="gr2" draw:text-style-name="P21" svg:width="12.588cm" svg:height="0.936cm" svg:x="0cm" svg:y="0cm" svg:viewBox="0 0 12589 937" draw:points="6295,937 0,937 0,0 12589,0 12589,937"><text:p/></draw:polygon><draw:path draw:style-name="gr3" draw:text-style-name="P22" svg:width="0.28cm" svg:height="0.098cm" svg:x="0.024cm" svg:y="0.419cm" svg:viewBox="0 0 281 99" svg:d="M266 17c8 0 15 0 15-9 0-8-7-8-13-8h-254c-7 0-14 0-14 8 0 9 7 9 14 9zM268 99c6 0 13 0 13-8s-7-8-15-8h-252c-7 0-14 0-14 8s7 8 14 8z"><text:p/></draw:path><draw:path draw:style-name="gr3" draw:text-style-name="P22" svg:width="0.562cm" svg:height="0.59cm" svg:x="0.468cm" svg:y="0.176cm" svg:viewBox="0 0 563 591" svg:d="M511 591l52-136h-11c-17 45-61 74-110 86-9 2-51 14-132 14h-255l216-253c3-2 4-5 4-6s0-2-4-7l-197-269h232c56 0 95 6 100 6 22 5 58 11 92 33 11 6 40 25 54 60h11l-52-119h-499c-10 0-10 0-12 2 0 2 0 10 0 15l223 305-218 257c-5 5-5 7-5 7 0 5 4 5 12 5z"><text:p/></draw:path><draw:path draw:style-name="gr3" draw:text-style-name="P22" svg:width="0.22cm" svg:height="0.267cm" svg:x="1.111cm" svg:y="0.387cm" svg:viewBox="0 0 221 268" svg:d="M32 239c-3 14-3 18-22 18-5 0-10 0-10 7 0 3 2 4 6 4 11 0 23-1 35-1 14 0 29 1 42 1 2 0 7 0 7-7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1.379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1.713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1.512cm" svg:y="0.289cm" svg:viewBox="0 0 348 289" svg:d="M194 115l-36-84c-2-3-2-5-2-6 0-2 7-11 25-12 4-1 9-1 9-8 0-5-5-5-6-5-18 0-36 1-54 1-11 0-36-1-47-1-4 0-9 0-9 8 0 5 5 5 10 5 26 0 29 4 32 13l50 119-89 96-6 5c-21 21-40 28-61 30-6 1-10 1-10 8 0 1 0 5 6 5 12 0 25-1 40-1 14 0 32 1 46 1 3 0 8 0 8-9 0-3-4-4-5-4-4 0-17-2-17-13 0-6 6-14 11-20l43-45 38-42 44 102c1 5 2 5 2 6 0 3-8 10-25 12-5 1-9 1-9 8 0 5 5 5 8 5 10 0 40-1 52-1 10 0 36 1 47 1 3 0 9 0 9-7 0-6-5-6-8-6-28 0-30-2-37-18-15-40-44-107-54-131 29-30 72-81 87-92 12-10 28-21 52-22 6-1 10-1 10-8 0-1 0-5-5-5-13 0-26 1-39 1-16 0-33-1-47-1-4 0-9 0-9 8 0 4 3 4 5 5 4 0 17 1 17 13 0 5-4 11-8 15z"><text:p/></draw:path><draw:path draw:style-name="gr3" draw:text-style-name="P22" svg:width="0.151cm" svg:height="0.208cm" svg:x="1.869cm" svg:y="0.431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28cm" svg:height="0.098cm" svg:x="2.188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2.767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2.622cm" svg:y="0.38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51cm" svg:height="0.208cm" svg:x="2.868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097cm" svg:height="0.421cm" svg:x="3.071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375cm" svg:height="0.936cm" svg:x="3.306cm" svg:y="0cm" svg:viewBox="0 0 376 937" svg:d="M20 918c14 0 21-9 21-20 0-15-10-21-19-21-11 0-22 6-22 21 0 23 22 39 47 39 65 0 89-98 119-220 32-133 60-269 82-404 16-90 32-174 46-229 5-20 19-74 36-74 13 0 23 7 25 9-14 1-21 10-21 21 0 14 10 20 20 20 11 0 22-6 22-20 0-23-23-40-47-40-33 0-55 46-79 132-2 5-59 217-105 492-12 65-24 136-37 195-8 30-28 110-62 110-15 0-24-11-26-11z"><text:p/></draw:path><draw:path draw:style-name="gr3" draw:text-style-name="P22" svg:width="0.22cm" svg:height="0.267cm" svg:x="3.76cm" svg:y="0.387cm" svg:viewBox="0 0 221 268" svg:d="M32 239c-3 14-3 18-22 18-5 0-10 0-10 7 0 3 2 4 6 4 11 0 23-1 35-1 14 0 29 1 42 1 2 0 7 0 7-7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4.028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4.295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4.162cm" svg:y="0.38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27cm" svg:height="0.133cm" svg:x="4.41cm" svg:y="0.507cm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ath draw:style-name="gr3" draw:text-style-name="P22" svg:width="0.017cm" svg:height="0.421cm" svg:x="4.613cm" svg:y="0.259cm" svg:viewBox="0 0 18 422" svg:d="M18 16c0-9 0-16-10-16-8 0-8 7-8 16v390c0 9 0 16 8 16 10 0 10-7 10-16z"><text:p/></draw:path><draw:path draw:style-name="gr3" draw:text-style-name="P22" svg:width="0.187cm" svg:height="0.083cm" svg:x="4.892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4.691cm" svg:y="0.289cm" svg:viewBox="0 0 348 289" svg:d="M194 115l-36-84c-2-3-2-5-2-6 0-2 7-11 25-12 4-1 9-1 9-8 0-5-5-5-6-5-18 0-36 1-54 1-11 0-36-1-47-1-4 0-9 0-9 8 0 5 5 5 10 5 26 0 29 4 32 13l50 119-89 96-6 5c-21 21-40 28-61 30-6 1-10 1-10 8 0 1 0 5 6 5 12 0 25-1 40-1 14 0 32 1 46 1 3 0 8 0 8-9 0-3-4-4-5-4-4 0-17-2-17-13 0-6 6-14 11-20l43-45 38-42 44 102c1 5 2 5 2 6 0 3-8 10-25 12-5 1-9 1-9 8 0 5 5 5 8 5 10 0 40-1 52-1 10 0 36 1 47 1 3 0 9 0 9-7 0-6-5-6-8-6-28 0-30-2-37-18-15-40-44-107-54-131 29-30 72-81 87-92 12-10 28-21 52-22 6-1 10-1 10-8 0-1 0-5-5-5-13 0-26 1-39 1-16 0-33-1-47-1-4 0-9 0-9 8 0 4 3 4 5 5 4 0 17 1 17 13 0 5-4 11-8 15z"><text:p/></draw:path><draw:path draw:style-name="gr3" draw:text-style-name="P22" svg:width="0.151cm" svg:height="0.208cm" svg:x="5.048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28cm" svg:height="0.098cm" svg:x="5.367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5.946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5.801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" draw:text-style-name="P22" svg:width="0.151cm" svg:height="0.208cm" svg:x="6.047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097cm" svg:height="0.421cm" svg:x="6.25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cm" svg:height="0.297cm" svg:x="6.409cm" svg:y="0.281cm" svg:viewBox="0 0 91 298" svg:d="M91 5c0-1 0-5-6-5-9 0-39 4-51 4-3 1-8 1-8 9 0 5 4 5 10 5 20 0 20 4 20 7l-1 9-53 211c-1 4-2 8-2 14 0 24 19 39 38 39 15 0 26-8 33-24 8-16 13-40 13-41 0-5-5-5-5-5-5 0-5 2-7 8-7 28-16 53-31 53s-15-13-15-19c0-11 2-12 4-21z"><text:p/></draw:path><draw:path draw:style-name="gr3" draw:text-style-name="P22" svg:width="0.18cm" svg:height="0.191cm" svg:x="6.542cm" svg:y="0.387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22" svg:width="0.193cm" svg:height="0.272cm" svg:x="6.735cm" svg:y="0.387cm" svg:viewBox="0 0 194 273" svg:d="M193 28c1-3 1-5 1-8 0-8-4-12-12-12-4 0-15 4-16 18-9-15-24-26-40-26-49 0-101 60-101 120 0 42 25 67 55 67 26 0 46-20 51-25v1c-9 37-15 55-15 55-1 5-15 47-61 47-8 0-21-1-33-5 13-3 18-14 18-21 0-8-5-16-17-16-10 0-23 8-23 25s16 25 56 25c53 0 84-32 90-58zM138 132c-2 12-12 23-22 30-8 8-22 15-33 15-22 0-28-21-28-38 0-22 12-71 24-92 11-21 29-37 47-37 28 0 34 33 34 36 0 2 0 4-2 6z"><text:p/></draw:path><draw:path draw:style-name="gr3" draw:text-style-name="P22" svg:width="0.097cm" svg:height="0.421cm" svg:x="6.987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22cm" svg:height="0.267cm" svg:x="7.096cm" svg:y="0.387cm" svg:viewBox="0 0 221 268" svg:d="M32 239c-3 14-3 18-22 18-5 0-10 0-10 7 0 3 2 4 6 4 11 0 23-1 35-1 14 0 29 1 42 1 2 0 7 0 7-7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7.363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7.697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7.497cm" svg:y="0.289cm" svg:viewBox="0 0 348 289" svg:d="M194 115l-36-84c-2-3-2-5-2-6 0-2 7-11 25-12 4-1 9-1 9-8 0-5-5-5-6-5-18 0-36 1-54 1-11 0-36-1-47-1-4 0-9 0-9 8 0 5 5 5 10 5 26 0 29 4 32 13l50 119-89 96-6 5c-21 21-40 28-61 30-6 1-10 1-10 8 0 1 0 5 6 5 12 0 26-1 40-1s32 1 46 1c3 0 8 0 8-9 0-3-4-4-5-4-4 0-17-2-17-13 0-6 6-14 11-20l43-45 38-42 44 102c1 5 2 5 2 6 0 3-8 10-25 12-5 1-9 1-9 8 0 5 5 5 8 5 10 0 40-1 52-1 10 0 36 1 47 1 3 0 9 0 9-7 0-6-5-6-8-6-28 0-30-2-37-18-15-40-44-107-54-131 29-30 72-81 87-92 12-10 28-21 52-22 6-1 10-1 10-8 0-1 0-5-5-5-13 0-26 1-39 1-16 0-33-1-47-1-4 0-9 0-9 8 0 4 3 4 5 5 4 0 18 1 18 13 0 5-5 11-9 15z"><text:p/></draw:path><draw:path draw:style-name="gr3" draw:text-style-name="P22" svg:width="0.151cm" svg:height="0.208cm" svg:x="7.852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28cm" svg:height="0.098cm" svg:x="8.173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8.751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8.606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22" svg:width="0.151cm" svg:height="0.208cm" svg:x="8.853cm" svg:y="0.431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097cm" svg:height="0.421cm" svg:x="9.056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2cm" svg:height="0.267cm" svg:x="9.182cm" svg:y="0.387cm" svg:viewBox="0 0 221 268" svg:d="M32 239c-3 14-3 18-22 18-5 0-10 0-10 7 0 3 2 4 6 4 11 0 23-1 35-1 14 0 29 1 42 1 2 0 7 0 7-7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9.451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9.717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9.585cm" svg:y="0.38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27cm" svg:height="0.133cm" svg:x="9.831cm" svg:y="0.507cm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ath draw:style-name="gr3" draw:text-style-name="P22" svg:width="0.017cm" svg:height="0.421cm" svg:x="10.035cm" svg:y="0.259cm" svg:viewBox="0 0 18 422" svg:d="M18 16c0-9 0-16-10-16-8 0-8 7-8 16v390c0 9 0 16 8 16 10 0 10-7 10-16z"><text:p/></draw:path><draw:path draw:style-name="gr3" draw:text-style-name="P22" svg:width="0.187cm" svg:height="0.083cm" svg:x="10.315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10.114cm" svg:y="0.289cm" svg:viewBox="0 0 348 289" svg:d="M194 115l-36-84c-2-3-2-5-2-6 0-2 7-11 25-12 4-1 9-1 9-8 0-5-5-5-6-5-18 0-36 1-54 1-11 0-36-1-47-1-4 0-9 0-9 8 0 5 5 5 10 5 26 0 29 4 32 13l50 119-89 96-6 5c-21 21-40 28-61 30-6 1-10 1-10 8 0 1 0 5 6 5 12 0 26-1 40-1s32 1 46 1c3 0 8 0 8-9 0-3-4-4-5-4-4 0-16-2-16-13 0-6 5-14 10-20l43-45 38-42 44 102c1 5 2 5 2 6 0 3-8 10-25 12-5 1-9 1-9 8 0 5 5 5 8 5 10 0 40-1 52-1 10 0 36 1 47 1 3 0 9 0 9-7 0-6-5-6-8-6-28 0-30-2-37-18-15-40-44-107-54-131 29-30 72-81 87-92 12-10 28-21 52-22 6-1 10-1 10-8 0-1 0-5-5-5-13 0-26 1-39 1-16 0-33-1-47-1-4 0-9 0-9 8 0 4 3 4 5 5 4 0 18 1 18 13 0 5-5 11-9 15z"><text:p/></draw:path><draw:path draw:style-name="gr3" draw:text-style-name="P22" svg:width="0.151cm" svg:height="0.208cm" svg:x="10.47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28cm" svg:height="0.098cm" svg:x="10.789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11.369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1.223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3 55-56 55-17 0-23-13-23-27 0-10 2-18 7-38z"><text:p/></draw:path><draw:path draw:style-name="gr3" draw:text-style-name="P22" svg:width="0.151cm" svg:height="0.208cm" svg:x="11.469cm" svg:y="0.431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097cm" svg:height="0.421cm" svg:x="11.673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7cm" svg:height="0.421cm" svg:x="11.837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01cm" svg:height="0.297cm" svg:x="11.994cm" svg:y="0.281cm" svg:viewBox="0 0 202 298" svg:d="M202 5c0-1 0-5-6-5s-46 4-54 5c-3 0-5 2-5 7 0 6 3 6 9 6 21 0 22 4 22 7l-2 9-24 99c-9-16-21-26-40-26-49 0-102 62-102 123 0 41 23 68 56 68 9 0 30-2 56-31 3 17 18 31 38 31 16 0 25-9 31-24 7-14 13-40 13-41 0-5-4-5-4-5-5 0-5 2-6 8-9 28-16 53-33 53-12 0-13-11-13-19 0-11 1-13 4-21zM113 243c-1 8-1 9-9 16-18 23-34 30-46 30-22 0-28-23-28-40 0-21 13-74 24-93 12-24 31-40 49-40 27 0 34 35 34 37 0 3-1 5-3 8z"><text:p/></draw:path><draw:path draw:style-name="gr3" draw:text-style-name="P22" svg:width="0.187cm" svg:height="0.083cm" svg:x="12.342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2.209cm" svg:y="0.38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27cm" svg:height="0.133cm" svg:x="12.456cm" svg:y="0.507cm" svg:viewBox="0 0 128 134" svg:d="M112 17c-11 2-15 9-15 17s6 12 11 12c7 0 17-5 17-20 0-20-23-26-39-26-45 0-86 41-86 83 0 25 18 51 55 51 51 0 73-30 73-33s-2-6-4-6-3 1-5 3c-23 28-58 28-64 28-20 0-30-15-30-33 0-9 4-41 19-62 11-14 27-23 42-23 4 0 18 0 26 9z"><text:p/></draw:path></draw:g></text:p>
      <text:p text:style-name="P2"/>
      <text:p text:style-name="P12"><draw:g text:anchor-type="as-char" svg:y="-0.737cm" draw:z-index="10" draw:style-name="gr1"><svg:title>TexMaths</svg:title><svg:desc>12§display§p(\vec{x_{c}}|\vec{X_{d}} = \vec{x_{d}}) =\frac{1}{n_{\vec{x_{d}}}\sqrt{2^{m}\pi^{m}|\rho|}}\sum_{i=1}^{n_{\vec{x_{d}}}}e^{-\frac{1}{2}(\vec{x}-\vec{x_{i}})^{T}\rho^{-1}(\vec{x} - \vec{x_{i}})}§svg§600§FALSE§</svg:desc><draw:polygon draw:style-name="gr2" draw:text-style-name="P21" svg:width="10.247cm" svg:height="1.238cm" svg:x="0.013cm" svg:y="0.005cm" svg:viewBox="0 0 10248 1239" draw:points="5123,1239 0,1239 0,0 10248,0 10248,1239"><text:p/></draw:polygon><draw:path draw:style-name="gr3" draw:text-style-name="P22" svg:width="0.22cm" svg:height="0.268cm" svg:x="0cm" svg:y="0.557cm" svg:viewBox="0 0 221 269" svg:d="M32 239c-3 14-3 18-22 18-5 0-10 0-10 7 0 3 2 5 6 5 11 0 23-2 35-2 14 0 29 2 42 2 2 0 7 0 7-8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0.268cm" svg:y="0.43cm" svg:viewBox="0 0 98 422" svg:d="M98 418c0-1 0-2-7-9-53-53-66-133-66-198 0-73 16-146 69-199 4-5 4-6 4-8 0-3-1-4-4-4-4 0-42 29-68 83-21 45-26 92-26 128 0 34 5 84 28 132 26 51 62 79 66 79 3 0 4-1 4-4z"><text:p/></draw:path><draw:path draw:style-name="gr3" draw:text-style-name="P22" svg:width="0.187cm" svg:height="0.083cm" svg:x="0.535cm" svg:y="0.44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0.402cm" svg:y="0.55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22" svg:width="0.127cm" svg:height="0.133cm" svg:x="0.649cm" svg:y="0.677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22" svg:width="0.017cm" svg:height="0.421cm" svg:x="0.852cm" svg:y="0.43cm" svg:viewBox="0 0 18 422" svg:d="M18 16c0-9 0-16-10-16-8 0-8 7-8 16v390c0 8 0 16 8 16 10 0 10-8 10-16z"><text:p/></draw:path><draw:path draw:style-name="gr3" draw:text-style-name="P22" svg:width="0.187cm" svg:height="0.083cm" svg:x="1.132cm" svg:y="0.33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0.931cm" svg:y="0.455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7-1-17-13 0-6 6-14 11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7 1 17 13 0 5-4 11-8 15z"><text:p/></draw:path><draw:path draw:style-name="gr3" draw:text-style-name="P22" svg:width="0.151cm" svg:height="0.208cm" svg:x="1.288cm" svg:y="0.602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59 13-24 28-28 37-28 21 0 26 22 26 25 0 1 0 4-1 4z"><text:p/></draw:path><draw:path draw:style-name="gr3" draw:text-style-name="P22" svg:width="0.28cm" svg:height="0.099cm" svg:x="1.606cm" svg:y="0.588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2.187cm" svg:y="0.44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2.04cm" svg:y="0.55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51cm" svg:height="0.208cm" svg:x="2.287cm" svg:y="0.602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59 13-24 28-28 37-28 20 0 26 22 26 25 0 1 0 4-1 4z"><text:p/></draw:path><draw:path draw:style-name="gr3" draw:text-style-name="P22" svg:width="0.097cm" svg:height="0.421cm" svg:x="2.49cm" svg:y="0.43cm" svg:viewBox="0 0 98 422" svg:d="M98 211c0-32-4-84-27-132-25-51-63-79-67-79-2 0-4 2-4 4s0 3 7 10c43 41 67 108 67 197 0 72-15 146-68 199-6 6-6 7-6 8 0 3 2 4 4 4 4 0 43-29 68-83 22-45 26-92 26-128z"><text:p/></draw:path><draw:path draw:style-name="gr3" draw:text-style-name="P22" svg:width="0.28cm" svg:height="0.099cm" svg:x="2.771cm" svg:y="0.588cm" svg:viewBox="0 0 281 100" svg:d="M266 17c8 0 15 0 15-9 0-8-7-8-13-8h-254c-7 0-14 0-14 8 0 9 7 9 14 9zM268 100c6 0 13 0 13-9 0-8-7-8-15-8h-252c-7 0-14 0-14 8 0 9 7 9 14 9z"><text:p/></draw:path><draw:path draw:style-name="gr3" draw:text-style-name="P22" svg:width="0.139cm" svg:height="0.281cm" svg:x="4.487cm" svg:y="0.177cm" svg:viewBox="0 0 140 282" svg:d="M88 11c0-10 0-11-10-11-28 26-65 26-78 26v15c8 0 34 0 55-12v219c0 16 0 21-38 21h-15v13c15-1 53-1 69-1 18 0 54 0 69 1v-13h-13c-38 0-39-5-39-21z"><text:p/></draw:path><draw:polygon draw:style-name="gr3" draw:text-style-name="P22" svg:width="2.624cm" svg:height="0.017cm" svg:x="3.243cm" svg:y="0.631cm" svg:viewBox="0 0 2625 18" draw:points="1313,18 0,18 0,0 2625,0 2625,18"><text:p/></draw:polygon><draw:path draw:style-name="gr3" draw:text-style-name="P22" svg:width="0.228cm" svg:height="0.191cm" svg:x="3.256cm" svg:y="0.904cm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22" svg:width="0.145cm" svg:height="0.061cm" svg:x="3.63cm" svg:y="0.945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3.51cm" svg:y="1.028cm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21cm" svg:height="0.149cm" svg:x="3.71cm" svg:y="1.058cm" svg:viewBox="0 0 122 150" svg:d="M118 7c1-2 1-2 1-3 0-4-3-4-6-4l-27 2c-3 0-3 0-4 0-2 2-3 5-3 5 0 5 5 5 7 5 0 0 4 0 8 0s4 1 4 4c0 1-2 6-3 10l-10 40c-3-6-12-12-25-12-30 0-60 29-60 59 0 21 17 37 37 37 18 0 31-13 34-16 3 11 15 16 25 16 8 0 14-5 18-13 6-8 8-20 8-21 0-3-3-3-3-3-4 0-5 2-6 5-4 16-10 23-16 23s-8-4-8-10c0-3 0-4 0-8zM72 119c-1 3-1 3-5 8-7 8-19 14-30 14-6 0-18-3-18-20 0-11 5-32 12-43 10-12 19-18 29-18s19 6 22 19z"><text:p/></draw:path><draw:path draw:style-name="gr3" draw:text-style-name="P22" svg:width="0.384cm" svg:height="0.505cm" svg:x="3.932cm" svg:y="0.714cm" svg:viewBox="0 0 385 506" svg:d="M132 506c14 0 14 0 19-8l231-481c3-6 3-7 3-9 0-4-3-8-8-8-6 0-9 4-10 8l-218 454-90-209-59 46 7 6 29-23z"><text:p/></draw:path><draw:polygon draw:style-name="gr3" draw:text-style-name="P22" svg:width="1.559cm" svg:height="0.017cm" svg:x="4.307cm" svg:y="0.714cm" svg:viewBox="0 0 1560 18" draw:points="780,18 0,18 0,0 1560,0 1560,18"><text:p/></draw:polygon><draw:path draw:style-name="gr3" draw:text-style-name="P22" svg:width="0.168cm" svg:height="0.281cm" svg:x="4.328cm" svg:y="0.811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" draw:text-style-name="P22" svg:width="0.27cm" svg:height="0.133cm" svg:x="4.533cm" svg:y="0.841cm" svg:viewBox="0 0 271 134" svg:d="M114 108c-1 5-4 14-4 17 0 7 6 9 11 9s10-3 11-7c1-2 5-12 5-18 2-6 5-19 7-26s4-13 5-21c3-12 3-13 9-21 10-16 24-33 47-33 17 0 18 14 18 21 0 18-13 50-18 63-2 9-3 11-3 16 0 15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0-3 12 0 7 6 9 11 9s10-3 11-7c1-2 5-12 5-18 2-6 4-19 7-26 2-7 3-13 5-21 3-12 3-14 12-26s22-28 44-28c18 0 18 15 18 21 0 7 0 12-5 27z"><text:p/></draw:path><draw:path draw:style-name="gr3" draw:text-style-name="P22" svg:width="0.227cm" svg:height="0.186cm" svg:x="4.85cm" svg:y="0.909cm" svg:viewBox="0 0 228 187" svg:d="M101 25h48c-15 63-18 81-18 109 0 6 0 17 3 31 4 20 9 22 16 22 8 0 17-7 17-17 0-1 0-2-3-8-13-30-13-59-13-70 0-22 4-45 9-67h49c5 0 19 0 19-14 0-11-8-11-16-11h-142c-10 0-26 0-44 20-15 16-26 35-26 38 0 1 0 4 5 4 3 0 5-2 7-4 20-33 46-33 53-33h25c-14 51-36 102-54 140-4 6-4 8-4 10 0 10 8 12 12 12 14 0 16-12 21-28 7-19 7-20 12-41z"><text:p/></draw:path><draw:path draw:style-name="gr3" draw:text-style-name="P22" svg:width="0.27cm" svg:height="0.133cm" svg:x="5.109cm" svg:y="0.841cm" svg:viewBox="0 0 271 134" svg:d="M114 108c-1 5-4 14-4 17 0 7 6 9 11 9s10-3 11-7c1-2 5-12 5-18 2-6 5-19 7-26s4-13 5-21c3-12 3-13 9-21 10-16 24-33 47-33 17 0 18 14 18 21 0 18-13 50-18 63-2 9-3 11-3 16 0 15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0-3 12 0 7 6 9 11 9s10-3 11-7c1-2 5-12 5-18 2-6 4-19 7-26 2-7 3-13 5-21 3-12 3-14 12-26s22-28 44-28c18 0 18 15 18 21 0 7 0 12-5 27z"><text:p/></draw:path><draw:path draw:style-name="gr3" draw:text-style-name="P22" svg:width="0.017cm" svg:height="0.421cm" svg:x="5.464cm" svg:y="0.774cm" svg:viewBox="0 0 18 422" svg:d="M18 16c0-9 0-16-10-16-8 0-8 7-8 16v390c0 8 0 16 8 16 10 0 10-8 10-16z"><text:p/></draw:path><draw:path draw:style-name="gr3" draw:text-style-name="P22" svg:width="0.198cm" svg:height="0.277cm" svg:x="5.545cm" svg:y="0.904cm" svg:viewBox="0 0 199 278" svg:d="M1 260c-1 5-1 6-1 6 0 7 5 12 12 12 10 0 14-7 14-8 3-4 16-61 28-107 8 17 22 29 42 29 49 0 103-60 103-122 0-46-27-70-57-70-42 0-87 42-99 94zM95 182c-30 0-36-33-36-37 0-2 2-11 3-17 12-46 17-62 26-78 18-32 39-40 52-40 16 0 30 12 30 40 0 24-13 72-24 91-14 28-34 41-51 41z"><text:p/></draw:path><draw:path draw:style-name="gr3" draw:text-style-name="P22" svg:width="0.017cm" svg:height="0.421cm" svg:x="5.8cm" svg:y="0.774cm" svg:viewBox="0 0 18 422" svg:d="M18 16c0-9 0-16-10-16-8 0-8 7-8 16v390c0 8 0 16 8 16 10 0 10-8 10-16z"><text:p/></draw:path><draw:path draw:style-name="gr3" draw:text-style-name="P22" svg:width="0.18cm" svg:height="0.133cm" svg:x="6.02cm" svg:y="0cm" svg:viewBox="0 0 181 134" svg:d="M22 113c0 3-3 10-3 12 0 7 6 9 11 9s10-3 11-7c1-2 5-12 5-18 2-6 4-19 7-26 2-7 3-13 5-21 3-12 3-14 12-26s22-28 45-28c17 0 17 15 17 21 0 18-12 50-17 63-3 9-5 11-5 16 0 15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22" svg:width="0.117cm" svg:height="0.045cm" svg:x="6.344cm" svg:y="0.028cm" svg:viewBox="0 0 118 46" svg:d="M89 29c0 2-9 7-9 12 0 2 4 5 8 5 1 0 2 0 4-2 3-3 9-9 21-15 1 0 5-3 5-6 0-4-3-5-5-6-9-5-10-9-12-13 0-2-3-4-6-4-4 0-6 4-6 6s3 8 6 11h-85c-4 0-10 0-10 6s6 6 10 6z"><text:p/></draw:path><draw:path draw:style-name="gr3" draw:text-style-name="P22" svg:width="0.124cm" svg:height="0.096cm" svg:x="6.233cm" svg:y="0.087cm" svg:viewBox="0 0 125 97" svg:d="M113 11c-10 2-10 12-10 12 0 3 1 8 10 8 5 0 12-5 12-14 0-12-13-17-25-17-14 0-23 8-27 14-7-12-21-14-29-14-26 0-42 25-42 32 0 4 5 4 5 4 3 0 5 0 5-2 6-22 24-27 32-27 6 0 15 4 15 15 0 4-4 19-11 48-4 12-13 19-22 19-2 0-8 0-13-4 9-2 9-11 9-11 0-7-4-9-9-9-6 0-13 5-13 14 0 13 14 18 25 18 12 0 21-8 27-15 8 13 22 15 28 15 28 0 42-26 42-33 0-4-3-4-4-4-4 0-5 1-5 4-6 19-23 25-31 25s-16-1-16-15c0-2 0-3 2-10 3-15 9-39 11-42 3-6 10-15 21-15 0 0 8 0 13 4z"><text:p/></draw:path><draw:path draw:style-name="gr3" draw:text-style-name="P22" svg:width="0.121cm" svg:height="0.149cm" svg:x="6.404cm" svg:y="0.109cm" svg:viewBox="0 0 122 150" svg:d="M118 7c1-2 1-2 1-3 0-4-3-4-6-4l-27 2c-3 0-3 0-4 0-2 2-3 5-3 5 0 5 5 5 7 5 0 0 4 0 8 0s4 1 4 4c0 1-2 6-3 10l-10 40c-3-6-12-12-25-12-30 0-60 29-60 59 0 21 17 37 37 37 18 0 31-13 34-16 3 11 15 16 25 16 8 0 14-5 18-13 6-8 8-20 8-21 0-3-3-3-3-3-4 0-5 2-6 4-4 17-10 24-16 24s-8-4-8-10c0-3 0-4 0-8zM72 119c-1 3-1 3-5 8-7 8-19 14-30 14-6 0-18-3-18-20 0-11 5-32 12-43 10-12 19-18 29-18s19 6 22 19z"><text:p/></draw:path><draw:path draw:style-name="gr3" draw:text-style-name="P22" svg:width="0.562cm" svg:height="0.59cm" svg:x="6.011cm" svg:y="0.34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22" svg:width="0.089cm" svg:height="0.198cm" svg:x="6.033cm" svg:y="1.04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22" svg:width="0.217cm" svg:height="0.079cm" svg:x="6.159cm" svg:y="1.127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6.429cm" svg:y="1.044cm" svg:viewBox="0 0 108 197" svg:d="M67 8c0-8-1-8-8-8-19 18-47 19-59 19v11c7 0 26 0 43-8v151c0 9 0 13-30 13h-11v11c5 0 42-2 53-2 10 0 47 2 53 2v-11h-11c-30 0-30-4-30-13z"><text:p/></draw:path><draw:path draw:style-name="gr3" draw:text-style-name="P22" svg:width="0.162cm" svg:height="0.191cm" svg:x="6.687cm" svg:y="0.557cm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2" svg:width="0.199cm" svg:height="0.015cm" svg:x="6.895cm" svg:y="0.49cm" svg:viewBox="0 0 200 16" svg:d="M190 16c3 0 10 0 10-9 0-7-6-7-10-7h-178c-5 0-12 0-12 7 0 9 7 9 12 9z"><text:p/></draw:path><draw:path draw:style-name="gr3" draw:text-style-name="P22" svg:width="0.087cm" svg:height="0.14cm" svg:x="7.208cm" svg:y="0.319cm" svg:viewBox="0 0 88 141" svg:d="M55 7c0-7-1-7-8-7-16 13-40 13-43 13h-4v10h4c4 0 18-1 31-6v105c0 7 0 10-23 10h-10v9c11-1 30-1 42-1s32 0 44 1v-9h-11c-22 0-22-3-22-10z"><text:p/></draw:path><draw:polygon draw:style-name="gr3" draw:text-style-name="P22" svg:width="0.143cm" svg:height="0.015cm" svg:x="7.178cm" svg:y="0.49cm" svg:viewBox="0 0 144 16" draw:points="72,16 0,16 0,0 144,0 144,16"><text:p/></draw:polygon><draw:path draw:style-name="gr3" draw:text-style-name="P22" svg:width="0.105cm" svg:height="0.14cm" svg:x="7.197cm" svg:y="0.53cm" svg:viewBox="0 0 106 141" svg:d="M106 101h-9c-1 3-3 17-6 19-2 1-20 1-23 1h-42c15-11 30-23 44-31 19-13 36-25 36-48 0-26-26-42-56-42-28 0-50 17-50 37 0 11 10 13 12 13 6 0 13-4 13-13 0-7-6-11-13-12 6-9 19-15 34-15 20 0 38 12 38 32 0 18-13 32-29 46l-53 44c-2 1-2 1-2 3v6h98z"><text:p/></draw:path><draw:path draw:style-name="gr3" draw:text-style-name="P22" svg:width="0.077cm" svg:height="0.294cm" svg:x="7.406cm" svg:y="0.347cm" svg:viewBox="0 0 78 295" svg:d="M72 0c-56 40-72 103-72 147 0 42 12 107 72 148 2 0 6 0 6-2 0-3-1-3-4-5-39-36-54-87-54-141 0-79 30-118 56-140 1-1 2-2 2-3 0-4-4-4-6-4z"><text:p/></draw:path><draw:path draw:style-name="gr3" draw:text-style-name="P22" svg:width="0.145cm" svg:height="0.061cm" svg:x="7.558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7.519cm" svg:y="0.439cm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99cm" svg:height="0.015cm" svg:x="7.728cm" svg:y="0.49cm" svg:viewBox="0 0 200 16" svg:d="M190 16c3 0 10 0 10-9 0-7-6-7-10-7h-178c-5 0-12 0-12 7 0 9 7 9 12 9z"><text:p/></draw:path><draw:path draw:style-name="gr3" draw:text-style-name="P22" svg:width="0.145cm" svg:height="0.061cm" svg:x="8.071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7.974cm" svg:y="0.439cm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073cm" svg:height="0.143cm" svg:x="8.169cm" svg:y="0.471cm" svg:viewBox="0 0 74 144" svg:d="M65 10c0-6-4-10-10-10-5 0-13 6-13 12s5 10 10 10c7 0 13-6 13-12zM74 112c0-4-2-4-3-4-4 0-4 0-6 5-3 12-13 24-24 24-5 0-5-4-5-9s0-6 2-11c2-4 3-8 4-10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8.305cm" svg:y="0.347cm" svg:viewBox="0 0 78 295" svg:d="M6 0c-2 0-6 0-6 4 0 1 1 2 2 3 27 24 54 64 54 140 0 62-19 110-50 138-6 5-6 5-6 8 0 1 1 2 4 2s32-19 51-56c15-24 23-57 23-92 0-40-13-106-72-147z"><text:p/></draw:path><draw:path draw:style-name="gr3" draw:text-style-name="P22" svg:width="0.178cm" svg:height="0.142cm" svg:x="8.433cm" svg:y="0.299cm" svg:viewBox="0 0 179 143" svg:d="M104 17c3-7 3-7 11-7h23c24 0 28 7 28 20 0 1 0 5-3 16v1c0 2 1 3 5 3s4-1 5-4l5-39c1-2 1-2 1-3 0-4-4-4-9-4h-147c-6 0-6 0-7 5l-15 38c0 1-1 4-1 4 0 1 1 3 5 3 2 0 2 0 5-4 9-26 16-36 45-36h23c1 0 4 0 6 0v2l-29 113c-1 7-1 8-24 8h-5c-4 0-4 1-4 1-2 3-3 4-3 6 0 1 1 3 4 3 7 0 13 0 19 0 7 0 13-2 20-2 8 0 14 2 21 2 6 0 13 0 20 0 0 0 5 0 5-6 0-4-4-4-7-4h-4c-6 0-12 0-18-1-1 0-2 0-2-3 0-1 0-1 1-3z"><text:p/></draw:path><draw:path draw:style-name="gr3" draw:text-style-name="P22" svg:width="0.15cm" svg:height="0.193cm" svg:x="8.664cm" svg:y="0.439cm" svg:viewBox="0 0 151 194" svg:d="M1 179c-1 4-1 6-1 6 0 6 6 9 11 9 11 0 12-9 14-19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8.857cm" svg:y="0.386cm" svg:viewBox="0 0 162 12" svg:d="M152 12c4 0 10 0 10-5 0-7-6-7-10-7h-142c-4 0-10 0-10 7 0 5 6 5 10 5z"><text:p/></draw:path><draw:path draw:style-name="gr3" draw:text-style-name="P22" svg:width="0.087cm" svg:height="0.14cm" svg:x="9.083cm" svg:y="0.303cm" svg:viewBox="0 0 88 141" svg:d="M55 7c0-7-1-7-8-7-16 13-40 13-43 13h-4v10h4c4 0 18-1 31-6v105c0 7 0 10-23 10h-10v9c11-1 30-1 42-1s32 0 44 1v-9h-11c-22 0-22-3-22-10z"><text:p/></draw:path><draw:path draw:style-name="gr3" draw:text-style-name="P22" svg:width="0.077cm" svg:height="0.294cm" svg:x="9.251cm" svg:y="0.347cm" svg:viewBox="0 0 78 295" svg:d="M72 0c-56 40-72 103-72 147 0 42 12 107 72 148 2 0 6 0 6-2 0-3-1-3-4-5-39-36-54-87-54-141 0-79 30-118 56-140 1-1 2-2 2-3 0-4-4-4-6-4z"><text:p/></draw:path><draw:path draw:style-name="gr3" draw:text-style-name="P22" svg:width="0.145cm" svg:height="0.061cm" svg:x="9.404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9.362cm" svg:y="0.439cm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99cm" svg:height="0.015cm" svg:x="9.572cm" svg:y="0.49cm" svg:viewBox="0 0 200 16" svg:d="M190 16c3 0 10 0 10-9 0-7-6-7-10-7h-178c-5 0-12 0-12 7 0 9 7 9 12 9z"><text:p/></draw:path><draw:path draw:style-name="gr3" draw:text-style-name="P22" svg:width="0.145cm" svg:height="0.061cm" svg:x="9.917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9.817cm" svg:y="0.439cm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073cm" svg:height="0.143cm" svg:x="10.014cm" svg:y="0.471cm" svg:viewBox="0 0 74 144" svg:d="M65 10c0-6-4-10-10-10-5 0-13 6-13 12s5 10 10 10c7 0 13-6 13-12zM74 112c0-4-2-4-3-4-4 0-4 0-6 5-3 12-12 24-24 24-5 0-5-4-5-9s0-6 2-11c2-4 3-8 4-10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10.149cm" svg:y="0.347cm" svg:viewBox="0 0 78 295" svg:d="M6 0c-2 0-6 0-6 4 0 1 1 2 2 3 27 24 54 64 54 140 0 62-19 110-50 138-6 5-6 5-6 8 0 1 1 2 4 2s32-19 51-56c15-24 23-57 23-92 0-40-13-106-72-147z"><text:p/></draw:path></draw:g></text:p>
      <text:p text:style-name="P12"/>
      <text:p text:style-name="P14"><draw:g text:anchor-type="as-char" svg:y="-0.411cm" draw:z-index="13" draw:style-name="gr1"><svg:title>TexMaths</svg:title><svg:desc>12§display§where\;\;\rho=\rho(n_{\vec{x_{d}}},m)\sigma\;\;where\;\;c(n_{\vec{x_{d}}},m)\in(0,1]\;\;and\;\;\sigma\;\;is\;\;the\;\;covariance\;\;matrix\;\;of\;\;\vec{X_{c}}|(\vec{X_{d}}=\vec{x_{d}})§svg§600§FALSE§</svg:desc><draw:polygon draw:style-name="gr2" draw:text-style-name="P21" svg:width="16.997cm" svg:height="0.521cm" svg:x="0cm" svg:y="0cm" svg:viewBox="0 0 16998 522" draw:points="8499,522 0,522 0,0 16998,0 16998,522"><text:p/></draw:polygon><draw:path draw:style-name="gr3" draw:text-style-name="P22" svg:width="0.25cm" svg:height="0.191cm" svg:x="0.01cm" svg:y="0.222cm" svg:viewBox="0 0 251 192" svg:d="M164 43c1-8 6-25 6-26 0-9-6-12-11-12s-12 2-15 12c0 2-18 84-22 95-2 12-3 20-3 27 0 5 0 6 1 8-8 24-20 36-35 36-30 0-30-31-30-39 0-13 2-30 20-83 4-12 6-18 6-26 0-19-12-35-32-35-35 0-49 61-49 65 0 5 3 5 4 5 5 0 5 0 7-9 9-39 24-51 38-51 4 0 9 0 9 13 0 11-4 23-6 30-17 50-22 70-22 85 0 40 26 54 54 54 6 0 24 0 39-30 10 28 37 30 48 30 29 0 45-26 54-51 13-34 26-90 26-111 0-23-11-30-17-30-10 0-19 11-19 20 0 6 2 9 6 11 4 5 13 16 13 38 0 14-11 55-20 76-10 23-23 38-42 38-18 0-28-12-28-36 0-12 3-26 4-32z"><text:p/></draw:path><draw:path draw:style-name="gr3" draw:text-style-name="P22" svg:width="0.186cm" svg:height="0.298cm" svg:x="0.301cm" svg:y="0.115cm" svg:viewBox="0 0 187 299" svg:d="M88 5c0-1 0-5-4-5-9 0-38 4-48 4-3 1-7 1-7 8 0 6 3 6 10 6 18 0 19 4 19 7l-1 9-55 244c-2 6-2 7-2 8 0 11 8 13 11 13 6 0 13-6 14-12l7-31 9-38c2-10 4-18 6-28 1-4 3-18 5-19 1-5 12-29 25-40 8-7 20-14 37-14 16 0 20 14 20 30 0 21-15 67-25 93-2 10-4 16-4 25 0 19 13 34 31 34 36 0 51-62 51-66 0-5-5-5-6-5-3 0-3 3-5 9-6 23-18 53-39 53-6 0-9-4-9-15 0-10 3-20 7-30 6-18 23-68 23-93 0-27-15-45-44-45-24 0-42 13-56 32z"><text:p/></draw:path><draw:path draw:style-name="gr3" draw:text-style-name="P22" svg:width="0.145cm" svg:height="0.191cm" svg:x="0.514cm" svg:y="0.222cm" svg:viewBox="0 0 146 192" svg:d="M54 89c10 0 38 0 58-10 26-12 28-37 28-43 0-19-14-36-40-36-42 0-100 41-100 115 0 44 23 77 59 77 55 0 87-45 87-50 0-3-2-5-5-5-1 0-3 0-5 5-30 41-71 41-76 41-29 0-32-36-32-50 0-4 0-18 5-44zM36 79c14-63 53-69 64-69 18 0 27 12 27 26 0 43-60 43-75 43z"><text:p/></draw:path><draw:path draw:style-name="gr3" draw:text-style-name="P22" svg:width="0.154cm" svg:height="0.191cm" svg:x="0.684cm" svg:y="0.222cm" svg:viewBox="0 0 155 192" svg:d="M23 162c-2 8-4 17-4 18 0 9 5 12 11 12 4 0 11-3 14-12 1-1 14-59 15-67 3-14 10-43 12-55 2-5 13-26 21-35 4-3 14-13 30-13 11 0 16 4 18 4-13 3-21 12-21 23 0 7 4 16 15 16 10 0 21-10 21-25 0-16-12-28-33-28-24 0-40 22-47 32-4-19-17-32-35-32-17 0-25 17-28 24-7 14-12 41-12 41 0 5 3 5 4 5 5 0 5 0 7-10 6-30 14-50 28-50 6 0 11 2 11 19 0 8-1 13-5 36z"><text:p/></draw:path><draw:path draw:style-name="gr3" draw:text-style-name="P22" svg:width="0.145cm" svg:height="0.191cm" svg:x="0.871cm" svg:y="0.222cm" svg:viewBox="0 0 146 192" svg:d="M54 89c10 0 38 0 58-10 26-12 28-37 28-43 0-19-14-36-40-36-42 0-100 41-100 115 0 44 23 77 59 77 55 0 87-45 87-50 0-3-2-5-5-5-1 0-3 0-5 5-30 41-71 41-76 41-29 0-32-36-32-50 0-4 0-18 5-44zM36 79c14-63 53-69 64-69 18 0 27 12 27 26 0 43-60 43-75 43z"><text:p/></draw:path><draw:path draw:style-name="gr3" draw:text-style-name="P22" svg:width="0.177cm" svg:height="0.278cm" svg:x="1.25cm" svg:y="0.222cm" svg:viewBox="0 0 178 279" svg:d="M1 261c-1 5-1 6-1 6 0 7 4 12 11 12 8 0 13-7 13-8 2-4 14-62 24-107 8 16 20 28 38 28 44 0 92-60 92-122 0-46-24-70-51-70-38 0-78 42-88 94zM85 183c-27 0-32-34-32-38 0-2 2-10 3-16 11-47 15-63 22-78 16-33 36-41 48-41 14 0 26 12 26 41 0 24-11 72-21 91-13 28-31 41-46 41z"><text:p/></draw:path><draw:path draw:style-name="gr3" draw:text-style-name="P22" svg:width="0.25cm" svg:height="0.099cm" svg:x="1.56cm" svg:y="0.254cm" svg:viewBox="0 0 251 100" svg:d="M238 17c7 0 13 0 13-9 0-8-6-8-12-8h-226c-7 0-13 0-13 8 0 9 6 9 13 9zM239 100c6 0 12 0 12-9 0-8-6-8-13-8h-225c-7 0-13 0-13 8 0 9 6 9 13 9z"><text:p/></draw:path><draw:path draw:style-name="gr3" draw:text-style-name="P22" svg:width="0.177cm" svg:height="0.278cm" svg:x="1.947cm" svg:y="0.222cm" svg:viewBox="0 0 178 279" svg:d="M1 261c-1 5-1 6-1 6 0 7 4 12 11 12 8 0 13-7 13-8 2-4 14-62 24-107 8 16 20 28 38 28 44 0 92-60 92-122 0-46-24-70-51-70-38 0-78 42-88 94zM85 183c-27 0-32-34-32-38 0-2 2-10 3-16 11-47 15-63 22-78 16-33 36-41 48-41 14 0 26 12 26 41 0 24-11 72-21 91-13 28-31 41-46 41z"><text:p/></draw:path><draw:path draw:style-name="gr3" draw:text-style-name="P22" svg:width="0.087cm" svg:height="0.422cm" svg:x="2.17cm" svg:y="0.091cm" svg:viewBox="0 0 88 423" svg:d="M88 420c0-2 0-3-6-10-48-53-59-133-59-198 0-74 13-147 61-200 4-5 4-6 4-8 0-3-1-4-4-4s-38 29-60 83c-20 46-24 93-24 129 0 33 4 84 25 132 23 53 56 79 59 79s4-1 4-3z"><text:p/></draw:path><draw:path draw:style-name="gr3" draw:text-style-name="P22" svg:width="0.204cm" svg:height="0.191cm" svg:x="2.29cm" svg:y="0.222cm" svg:viewBox="0 0 205 192" svg:d="M23 162c-2 8-4 17-4 18 0 9 5 12 11 12 4 0 11-3 14-12 1 0 5-20 8-31l7-38c3-9 5-18 8-28 1-8 4-20 4-22 5-13 26-51 61-51 17 0 20 15 20 30 0 25-17 80-23 97-3 11-4 16-4 21 0 20 13 34 31 34 35 0 49-61 49-65s-3-4-4-4c-5 0-5 1-6 8-8 29-20 52-38 52-7 0-9-4-9-13 0-11 3-22 7-32 6-21 22-68 22-92 0-29-16-46-43-46-34 0-53 26-59 36-2-23-17-36-35-36-17 0-25 17-29 24-6 14-11 40-11 41 0 5 3 5 4 5 5 0 5 0 7-10 6-30 14-50 28-50 7 0 11 4 11 19 0 8-1 13-5 36z"><text:p/></draw:path><draw:path draw:style-name="gr3" draw:text-style-name="P22" svg:width="0.13cm" svg:height="0.062cm" svg:x="2.625cm" svg:y="0.263cm" svg:viewBox="0 0 131 63" svg:d="M101 38c-2 3-12 13-12 17s3 8 7 8c3 0 5-3 6-5 6-9 15-16 21-18 4-3 8-4 8-9s-3-6-5-7c-9-7-12-13-13-17 0-2-2-7-7-7-2 0-6 2-6 7s4 13 6 17h-95c-5 0-11 0-11 7s6 7 11 7z"><text:p/></draw:path><draw:path draw:style-name="gr3" draw:text-style-name="P22" svg:width="0.142cm" svg:height="0.134cm" svg:x="2.518cm" svg:y="0.345cm" svg:viewBox="0 0 143 135" svg:d="M54 100c-4 9-12 26-26 26 0 0-9 0-14-3 11-5 12-15 12-17 0-7-5-12-11-12-7 0-15 8-15 19 0 14 15 22 28 22s22-9 30-22c6 16 21 22 31 22 31 0 46-38 46-46 0-5-3-5-4-5-3 0-3 3-4 6-6 21-22 36-37 36-11 0-16-8-16-19 0-8 7-35 14-69 5-22 17-30 26-30 0 0 8 0 14 4-8 4-11 11-11 17 0 7 4 12 10 12s16-6 16-19c0-17-17-22-29-22-13 0-24 10-29 22-6-14-17-22-31-22-30 0-48 36-48 46 0 3 4 3 5 3 3 0 4-1 4-5 8-22 24-36 38-36 8 0 15 5 15 20 0 6-3 21-6 31z"><text:p/></draw:path><draw:path draw:style-name="gr3" draw:text-style-name="P22" svg:width="0.108cm" svg:height="0.149cm" svg:x="2.696cm" svg:y="0.374cm" svg:viewBox="0 0 109 150" svg:d="M105 7c1-2 1-2 1-3 0-4-2-4-5-4l-24 2c-3 0-3 0-4 0-1 2-2 5-2 5 0 5 4 5 6 5 0 0 4 0 7 0 4 0 4 1 4 4 0 1-2 6-3 10l-9 40c-3-6-11-12-22-12-27 0-54 29-54 59 0 22 15 37 33 37 16 0 28-13 30-15 4 10 14 15 23 15 7 0 13-5 16-13 5-7 7-19 7-20 0-4-3-4-3-4-3 0-4 2-5 5-3 17-9 24-14 24s-8-5-8-11c0-2 0-4 0-7zM64 119c-1 4-1 4-4 8-6 9-17 15-27 15-5 0-16-4-16-21 0-10 4-32 11-43 8-12 17-18 26-18 8 0 17 6 19 19z"><text:p/></draw:path><draw:path draw:style-name="gr3" draw:text-style-name="P22" svg:width="0.044cm" svg:height="0.126cm" svg:x="2.886cm" svg:y="0.363cm" svg:viewBox="0 0 45 127" svg:d="M45 44c0-27-10-44-25-44-12 0-20 11-20 22 0 12 8 24 20 24 5 0 10-3 13-6 2-2 2-2 3-2v6c0 32-12 58-25 71-5 5-5 6-5 8 0 3 2 4 5 4 4 0 34-33 34-83z"><text:p/></draw:path><draw:path draw:style-name="gr3" draw:text-style-name="P22" svg:width="0.309cm" svg:height="0.191cm" svg:x="3.032cm" svg:y="0.222cm" svg:viewBox="0 0 310 192" svg:d="M23 162c-2 8-4 17-4 18 0 9 5 12 11 12 4 0 11-3 14-12 1 0 5-20 6-31l9-38c3-9 4-18 8-28 0-8 4-20 4-22 5-13 26-51 61-51 17 0 20 15 20 30 0 11-2 21-5 35l-11 48-7 33c-2 9-6 23-6 24 0 9 7 12 12 12 12 0 14-10 17-24 5-24 20-85 22-103 2-5 21-55 63-55 16 0 21 14 21 30 0 24-15 72-24 95-3 9-4 14-4 23 0 20 13 34 30 34 35 0 50-61 50-65s-3-4-4-4c-4 0-4 1-6 8-6 22-19 52-39 52-7 0-10-4-10-13 0-11 4-22 8-32 7-21 22-68 22-92 0-28-14-46-43-46s-47 18-61 41c-1-5-2-19-12-30-9-9-21-11-32-11-33 0-52 26-58 36-2-24-18-36-35-36s-25 17-28 24c-7 16-12 41-12 41 0 5 3 5 4 5 5 0 5 0 7-10 6-30 14-50 28-50 6 0 11 2 11 19 0 8-1 13-5 36z"><text:p/></draw:path><draw:path draw:style-name="gr3" draw:text-style-name="P22" svg:width="0.087cm" svg:height="0.422cm" svg:x="3.373cm" svg:y="0.091cm" svg:viewBox="0 0 88 423" svg:d="M88 212c0-33-4-85-25-133-22-51-55-79-60-79-1 0-3 2-3 4s0 3 6 10c39 41 61 109 61 198 0 72-14 146-62 199-5 6-5 7-5 9s2 3 3 3c5 0 39-29 61-83 20-45 24-92 24-128z"><text:p/></draw:path><draw:path draw:style-name="gr3" draw:text-style-name="P22" svg:width="0.199cm" svg:height="0.187cm" svg:x="3.514cm" svg:y="0.227cm" svg:viewBox="0 0 200 188" svg:d="M182 25c5 0 18 0 18-14 0-11-8-11-14-11h-86c-58 0-100 70-100 120 0 38 23 68 57 68 44 0 95-51 95-117 0-7 0-28-12-46zM58 178c-19 0-34-14-34-46 0-12 4-48 17-72 17-29 38-35 51-35 33 0 36 28 36 40 0 20-8 55-21 77-15 25-35 36-49 36z"><text:p/></draw:path><draw:path draw:style-name="gr3" draw:text-style-name="P22" svg:width="0.25cm" svg:height="0.191cm" svg:x="3.949cm" svg:y="0.222cm" svg:viewBox="0 0 251 192" svg:d="M164 43c1-8 6-25 6-26 0-9-6-12-11-12s-11 2-15 12c0 2-18 84-22 95-2 12-3 20-3 27 0 5 0 6 1 8-8 24-20 36-35 36-30 0-30-31-30-39 0-13 2-30 20-83 4-12 6-18 6-26 0-19-12-35-32-35-35 0-49 61-49 65 0 5 3 5 4 5 5 0 5 0 7-9 9-39 24-51 38-51 4 0 9 0 9 13 0 11-4 23-6 30-17 50-22 70-22 85 0 40 26 54 54 54 6 0 24 0 39-30 10 28 37 30 48 30 29 0 45-26 54-51 13-34 26-90 26-111 0-23-11-30-17-30-10 0-19 11-19 20 0 6 2 9 6 11 4 5 13 16 13 38 0 14-11 55-20 76-10 23-23 38-42 38-18 0-28-12-28-36 0-12 3-26 4-32z"><text:p/></draw:path><draw:path draw:style-name="gr3" draw:text-style-name="P22" svg:width="0.186cm" svg:height="0.298cm" svg:x="4.238cm" svg:y="0.115cm" svg:viewBox="0 0 187 299" svg:d="M88 5c0-1 0-5-4-5-10 0-38 4-48 4-3 1-7 1-7 8 0 6 3 6 10 6 18 0 19 4 19 7l-1 9-55 244c-2 6-2 7-2 8 0 11 8 13 11 13 6 0 13-6 14-12l7-31 9-38c2-10 4-18 6-28 1-4 3-18 5-19 1-5 12-29 25-40 8-7 20-14 37-14 16 0 20 14 20 30 0 21-15 67-25 93-2 10-4 16-4 25 0 19 13 34 31 34 36 0 51-62 51-66 0-5-5-5-6-5-3 0-3 3-5 9-6 23-18 53-39 53-6 0-9-4-9-15 0-10 3-20 7-30 6-18 23-68 23-93 0-27-15-45-44-45-24 0-42 13-56 32z"><text:p/></draw:path><draw:path draw:style-name="gr3" draw:text-style-name="P22" svg:width="0.145cm" svg:height="0.191cm" svg:x="4.453cm" svg:y="0.222cm" svg:viewBox="0 0 146 192" svg:d="M54 89c10 0 38 0 58-10 26-12 28-37 28-43 0-19-14-36-40-36-42 0-100 41-100 115 0 44 23 77 59 77 55 0 87-45 87-50 0-3-2-5-5-5-1 0-3 0-5 5-30 41-71 41-76 41-29 0-32-36-32-50 0-4 0-18 5-44zM36 79c14-63 53-69 64-69 18 0 28 12 28 26 0 43-61 43-76 43z"><text:p/></draw:path><draw:path draw:style-name="gr3" draw:text-style-name="P22" svg:width="0.154cm" svg:height="0.191cm" svg:x="4.623cm" svg:y="0.222cm" svg:viewBox="0 0 155 192" svg:d="M23 162c-2 8-4 17-4 18 0 9 5 12 11 12 4 0 11-3 14-12 1-1 14-59 15-67 3-14 10-43 12-55 2-5 13-26 21-35 4-3 14-13 30-13 11 0 16 4 18 4-13 3-21 12-21 23 0 7 4 16 15 16 10 0 21-10 21-25 0-16-12-28-33-28-24 0-40 22-47 32-4-19-17-32-35-32-17 0-25 17-28 24-7 14-12 41-12 41 0 5 3 5 4 5 5 0 5 0 7-10 6-30 14-50 28-50 6 0 11 2 11 19 0 8-1 13-5 36z"><text:p/></draw:path><draw:path draw:style-name="gr3" draw:text-style-name="P22" svg:width="0.145cm" svg:height="0.191cm" svg:x="4.81cm" svg:y="0.222cm" svg:viewBox="0 0 146 192" svg:d="M54 89c10 0 38 0 58-10 26-12 28-37 28-43 0-19-14-36-40-36-42 0-100 41-100 115 0 44 23 77 59 77 55 0 87-45 87-50 0-3-2-5-5-5-1 0-3 0-5 5-30 41-71 41-76 41-29 0-32-36-32-50 0-4 0-18 5-44zM36 79c14-63 53-69 64-69 18 0 27 12 27 26 0 43-60 43-75 43z"><text:p/></draw:path><draw:path draw:style-name="gr3" draw:text-style-name="P22" svg:width="0.147cm" svg:height="0.191cm" svg:x="5.193cm" svg:y="0.222cm" svg:viewBox="0 0 148 192" svg:d="M135 26c-6 0-12 0-17 6-6 6-7 14-7 17 0 10 7 15 15 15 10 0 21-10 21-28 0-20-18-36-46-36-51 0-101 60-101 120 0 39 23 72 62 72 54 0 86-45 86-50 0-3-3-5-4-5-3 0-4 0-6 5-30 41-71 41-76 41-23 0-34-21-34-46 0-18 8-59 21-85 11-24 33-42 53-42 13 0 28 4 33 16z"><text:p/></draw:path><draw:path draw:style-name="gr3" draw:text-style-name="P22" svg:width="0.087cm" svg:height="0.422cm" svg:x="5.378cm" svg:y="0.091cm" svg:viewBox="0 0 88 423" svg:d="M88 420c0-2 0-3-6-10-48-53-59-133-59-198 0-74 13-147 61-200 4-5 4-6 4-8 0-3-1-4-4-4s-38 29-60 83c-20 46-24 93-24 129 0 33 4 84 25 132 23 53 56 79 59 79s4-1 4-3z"><text:p/></draw:path><draw:path draw:style-name="gr3" draw:text-style-name="P22" svg:width="0.204cm" svg:height="0.191cm" svg:x="5.499cm" svg:y="0.222cm" svg:viewBox="0 0 205 192" svg:d="M23 162c-2 8-4 17-4 18 0 9 5 12 11 12 4 0 11-3 14-12 1 0 5-20 8-31l7-38c3-9 5-18 8-28 1-8 4-20 4-22 5-13 26-51 61-51 17 0 20 15 20 30 0 25-17 80-23 97-3 11-4 16-4 21 0 20 13 34 31 34 35 0 49-61 49-65s-3-4-4-4c-5 0-5 1-6 8-8 29-20 52-38 52-7 0-9-4-9-13 0-11 3-22 7-32 6-21 22-68 22-92 0-29-16-46-43-46-34 0-53 26-59 36-2-23-17-36-35-36-17 0-25 17-29 24-6 14-11 40-11 41 0 5 3 5 4 5 5 0 5 0 7-10 6-30 14-50 28-50 7 0 11 4 11 19 0 8-1 13-5 36z"><text:p/></draw:path><draw:path draw:style-name="gr3" draw:text-style-name="P22" svg:width="0.13cm" svg:height="0.062cm" svg:x="5.834cm" svg:y="0.263cm" svg:viewBox="0 0 131 63" svg:d="M101 38c-2 3-12 13-12 17s3 8 7 8c3 0 5-3 6-5 6-9 15-16 21-18 4-3 8-4 8-9s-3-6-5-7c-9-7-12-13-13-17 0-2-2-7-7-7-2 0-6 2-6 7s4 13 6 17h-95c-5 0-11 0-11 7s6 7 11 7z"><text:p/></draw:path><draw:path draw:style-name="gr3" draw:text-style-name="P22" svg:width="0.142cm" svg:height="0.134cm" svg:x="5.726cm" svg:y="0.345cm" svg:viewBox="0 0 143 135" svg:d="M54 100c-4 9-12 26-26 26 0 0-9 0-14-3 11-5 12-15 12-17 0-7-5-12-11-12-7 0-15 8-15 19 0 14 15 22 28 22s22-9 30-22c6 16 21 22 31 22 31 0 46-38 46-46 0-5-3-5-4-5-3 0-3 3-4 6-6 21-22 36-37 36-11 0-16-8-16-19 0-8 7-35 14-69 5-22 17-30 26-30 0 0 8 0 14 4-8 4-11 11-11 17 0 7 4 12 10 12s16-6 16-19c0-17-17-22-29-22-13 0-24 10-29 22-6-14-17-22-31-22-30 0-48 36-48 46 0 3 4 3 5 3 3 0 4-1 4-5 8-22 24-36 38-36 8 0 15 5 15 20 0 6-3 21-6 31z"><text:p/></draw:path><draw:path draw:style-name="gr3" draw:text-style-name="P22" svg:width="0.108cm" svg:height="0.149cm" svg:x="5.904cm" svg:y="0.374cm" svg:viewBox="0 0 109 150" svg:d="M105 7c1-2 1-2 1-3 0-4-2-4-5-4l-24 2c-3 0-3 0-4 0-1 2-2 5-2 5 0 5 4 5 6 5 0 0 4 0 7 0 4 0 4 1 4 4 0 1-2 6-3 10l-9 40c-3-6-11-12-22-12-27 0-54 29-54 59 0 22 15 37 33 37 16 0 28-13 30-15 4 10 14 15 23 15 7 0 13-5 16-13 5-7 7-19 7-20 0-4-3-4-3-4-3 0-4 2-5 5-3 17-9 24-14 24s-8-5-8-11c0-2 0-4 0-7zM64 119c-1 4-1 4-4 8-6 9-17 15-27 15-5 0-16-4-16-21 0-10 4-32 11-43 8-12 17-18 26-18 8 0 17 6 19 19z"><text:p/></draw:path><draw:path draw:style-name="gr3" draw:text-style-name="P22" svg:width="0.044cm" svg:height="0.126cm" svg:x="6.095cm" svg:y="0.363cm" svg:viewBox="0 0 45 127" svg:d="M45 44c0-27-10-44-25-44-12 0-20 11-20 22 0 12 8 24 20 24 5 0 10-3 13-6 2-2 2-2 3-2v6c0 32-12 58-25 71-5 5-5 6-5 8 0 3 2 4 5 4 4 0 34-33 34-83z"><text:p/></draw:path><draw:path draw:style-name="gr3" draw:text-style-name="P22" svg:width="0.309cm" svg:height="0.191cm" svg:x="6.241cm" svg:y="0.222cm" svg:viewBox="0 0 310 192" svg:d="M23 162c-2 8-4 17-4 18 0 9 5 12 11 12 4 0 11-3 14-12 1 0 5-20 6-31l9-38c3-9 4-18 8-28 0-8 4-20 4-22 5-13 26-51 61-51 17 0 20 15 20 30 0 11-2 21-5 35l-11 48-7 33c-2 9-4 23-4 24 0 9 5 12 10 12 12 0 14-10 17-24 5-24 20-85 23-103 1-5 20-55 62-55 16 0 21 14 21 30 0 24-15 72-24 95-3 9-4 14-4 23 0 20 13 34 30 34 36 0 50-61 50-65s-3-4-4-4c-4 0-4 1-6 8-6 22-19 52-39 52-7 0-10-4-10-13 0-11 4-22 8-32 7-21 22-68 22-92 0-28-14-46-43-46s-47 18-61 41c-1-5-2-19-12-30-9-9-21-11-31-11-34 0-53 26-59 36-2-24-18-36-35-36s-25 17-28 24c-7 16-12 41-12 41 0 5 3 5 4 5 5 0 5 0 7-10 6-30 14-50 28-50 6 0 11 2 11 19 0 8-1 13-5 36z"><text:p/></draw:path><draw:path draw:style-name="gr3" draw:text-style-name="P22" svg:width="0.087cm" svg:height="0.422cm" svg:x="6.582cm" svg:y="0.091cm" svg:viewBox="0 0 88 423" svg:d="M88 212c0-33-4-85-25-133-22-51-55-79-60-79-1 0-3 2-3 4s0 3 6 10c39 41 61 109 61 198 0 72-14 146-62 199-5 6-5 7-5 9s2 3 3 3c5 0 39-29 61-83 20-45 24-92 24-128z"><text:p/></draw:path><draw:path draw:style-name="gr3" draw:text-style-name="P22" svg:width="0.189cm" svg:height="0.245cm" svg:x="6.844cm" svg:y="0.18cm" svg:viewBox="0 0 190 246" svg:d="M176 132c6 0 14 0 14-9s-8-9-14-9h-161c4-56 48-97 102-97h59c6 0 14 0 14-9 0-8-8-8-14-8h-59c-65 0-117 55-117 123 0 67 52 123 117 123h59c6 0 14 0 14-8 0-10-8-10-14-10h-59c-54 0-98-39-102-96z"><text:p/></draw:path><draw:path draw:style-name="gr3" draw:text-style-name="P22" svg:width="0.087cm" svg:height="0.422cm" svg:x="7.207cm" svg:y="0.091cm" svg:viewBox="0 0 88 423" svg:d="M88 420c0-2 0-3-6-10-48-53-59-133-59-198 0-74 13-147 61-200 4-5 4-6 4-8 0-3-1-4-4-4s-38 29-60 83c-20 46-24 93-24 129 0 33 4 84 25 132 23 53 56 79 59 79s4-1 4-3z"><text:p/></draw:path><draw:path draw:style-name="gr3" draw:text-style-name="P22" svg:width="0.159cm" svg:height="0.29cm" svg:x="7.33cm" svg:y="0.127cm" svg:viewBox="0 0 160 291" svg:d="M160 147c0-34-2-68-16-100-17-40-47-47-65-47-21 0-50 11-65 51-12 28-14 62-14 96 0 32 2 69 17 102 16 34 44 42 62 42 22 0 50-8 67-48 12-29 14-63 14-96zM79 283c-14 0-37-11-43-52-4-25-4-65-4-89 0-28 0-55 2-78 8-51 37-54 45-54 13 0 39 7 46 49 3 24 3 55 3 83 0 31 0 60-5 86-5 41-26 55-44 55z"><text:p/></draw:path><draw:path draw:style-name="gr3" draw:text-style-name="P22" svg:width="0.044cm" svg:height="0.126cm" svg:x="7.536cm" svg:y="0.363cm" svg:viewBox="0 0 45 127" svg:d="M45 44c0-27-10-44-25-44-12 0-20 11-20 22 0 12 8 24 20 24 5 0 10-3 13-6 2-2 2-2 3-2v6c0 32-12 58-25 71-5 5-5 6-5 8 0 3 2 4 5 4 4 0 34-33 34-83z"><text:p/></draw:path><draw:path draw:style-name="gr3" draw:text-style-name="P22" svg:width="0.125cm" svg:height="0.282cm" svg:x="7.706cm" svg:y="0.127cm" svg:viewBox="0 0 126 283" svg:d="M78 11c0-10 0-11-8-11-25 26-58 26-70 26v15c8 0 30 0 49-12v220c0 16 0 20-34 20h-13v14c13-2 47-2 61-2 16 0 49 0 63 2v-14h-12c-35 0-36-4-36-20z"><text:p/></draw:path><draw:polygon draw:style-name="gr3" draw:text-style-name="P22" svg:width="0.052cm" svg:height="0.422cm" svg:x="7.869cm" svg:y="0.091cm" svg:viewBox="0 0 53 423" draw:points="53,0 0,0 0,17 36,17 36,406 0,406 0,423 53,423"><text:p/></draw:polygon><draw:path draw:style-name="gr3" draw:text-style-name="P22" svg:width="0.173cm" svg:height="0.191cm" svg:x="8.19cm" svg:y="0.222cm" svg:viewBox="0 0 174 192" svg:d="M127 26c-8-14-19-26-36-26-44 0-91 63-91 124 0 41 20 68 50 68 8 0 27-2 50-31 3 17 16 31 34 31 14 0 23-9 28-22 7-16 12-43 12-43 0-4-4-4-4-4-5 0-5 1-6 8-7 27-14 52-29 52-10 0-12-11-12-19 0-10 2-12 6-32 4-18 4-23 7-38l14-59c2-13 2-13 2-15 0-8-4-12-9-12-10 0-16 10-16 18zM101 137c-1 8-1 8-8 16-16 23-31 30-41 30-20 0-25-23-25-40 0-20 12-73 21-92 11-26 28-41 44-41 25 0 30 34 30 37 0 2-1 5-2 7z"><text:p/></draw:path><draw:path draw:style-name="gr3" draw:text-style-name="P22" svg:width="0.204cm" svg:height="0.191cm" svg:x="8.385cm" svg:y="0.222cm" svg:viewBox="0 0 205 192" svg:d="M23 162c-2 8-4 17-4 18 0 9 5 12 11 12 4 0 11-3 14-12 1 0 5-20 8-31l7-38c3-9 5-18 8-28 1-8 4-20 4-22 5-13 26-51 61-51 17 0 20 15 20 30 0 25-17 80-23 97-3 11-4 16-4 21 0 20 13 34 31 34 35 0 49-61 49-65s-3-4-4-4c-5 0-5 1-6 8-8 29-20 52-38 52-7 0-9-4-9-13 0-11 3-22 7-32 6-21 22-68 22-92 0-29-16-46-43-46-34 0-53 26-59 36-2-23-17-36-35-36-17 0-25 17-29 24-6 14-11 40-11 41 0 5 3 5 4 5 5 0 5 0 7-10 6-30 14-50 28-50 7 0 11 4 11 19 0 8-1 13-5 36z"><text:p/></draw:path><draw:path draw:style-name="gr3" draw:text-style-name="P22" svg:width="0.179cm" svg:height="0.298cm" svg:x="8.616cm" svg:y="0.115cm" svg:viewBox="0 0 180 299" svg:d="M180 5c0-1 0-5-5-5s-41 4-48 5c-2 0-5 2-5 7 0 6 4 6 9 6 18 0 19 4 19 7l-2 9-21 99c-8-15-19-26-36-26-44 0-91 63-91 124 0 41 20 68 50 68 8 0 27-2 50-32 3 18 16 32 34 32 14 0 23-9 28-24 7-14 12-41 12-42 0-5-4-5-4-5-5 0-5 3-6 9-7 28-14 53-29 53-10 0-12-11-12-19 0-11 2-14 4-21zM101 243c-1 8-1 10-8 17-16 23-31 30-41 30-20 0-25-23-25-40 0-22 12-74 21-94 11-24 28-39 44-39 24 0 30 35 30 37s-1 5-2 7z"><text:p/></draw:path><draw:path draw:style-name="gr3" draw:text-style-name="P22" svg:width="0.199cm" svg:height="0.187cm" svg:x="9.021cm" svg:y="0.227cm" svg:viewBox="0 0 200 188" svg:d="M182 25c5 0 18 0 18-14 0-11-8-11-14-11h-86c-58 0-100 70-100 120 0 38 23 68 57 68 44 0 95-51 95-117 0-7 0-28-12-46zM58 178c-19 0-34-14-34-46 0-12 4-48 17-72 17-29 38-35 51-35 33 0 36 28 36 40 0 20-8 55-21 77-15 25-35 36-49 36z"><text:p/></draw:path><draw:path draw:style-name="gr3" draw:text-style-name="P22" svg:width="0.1cm" svg:height="0.284cm" svg:x="9.457cm" svg:y="0.13cm" svg:viewBox="0 0 101 285" svg:d="M97 16c0-9-5-16-13-16-11 0-22 11-22 22 0 9 6 15 15 15s20-9 20-21zM68 176c5-14 5-15 8-26 3-8 6-14 6-23 0-19-12-33-33-33-34 0-49 60-49 64s3 4 4 4c5 0 5-1 7-7 9-41 25-53 38-53 4 0 9 0 9 13 0 10-2 18-4 22-2 12-20 61-26 79-4 11-9 26-9 34 0 21 13 35 31 35 37 0 51-61 51-66 0-4-4-4-4-4-5 0-5 1-7 9-6 26-19 53-38 53-7 0-10-5-10-15 0-11 3-17 12-43z"><text:p/></draw:path><draw:path draw:style-name="gr3" draw:text-style-name="P22" svg:width="0.139cm" svg:height="0.191cm" svg:x="9.595cm" svg:y="0.222cm" svg:viewBox="0 0 140 192" svg:d="M129 29c-11 0-18 9-18 19 0 6 3 12 11 12 9 0 18-7 18-24 0-19-17-36-46-36-49 0-64 43-64 61 0 34 28 41 40 42 19 5 39 10 39 34 0 10-8 46-54 46-6 0-36 0-44-22 15 1 24-11 24-24 0-10-6-14-14-14-10 0-21 9-21 29 0 24 21 40 54 40 62 0 77-50 77-69 0-16-8-27-13-33-10-11-20-13-37-17-14-3-28-7-28-26 0-11 8-37 41-37 10 0 28 2 35 19z"><text:p/></draw:path><draw:path draw:style-name="gr3" draw:text-style-name="P22" svg:width="0.116cm" svg:height="0.27cm" svg:x="9.971cm" svg:y="0.144cm" svg:viewBox="0 0 117 271" svg:d="M70 96h35c8 0 12 0 12-8 0-5-4-5-12-5h-32c13-61 15-69 15-71 0-8-4-12-11-12-1 0-12 0-15 16l-15 67h-36c-8 0-11 0-11 7 0 6 3 6 11 6h33c-27 120-29 128-29 135 0 23 15 40 34 40 40 0 62-63 62-67 0-3-4-3-6-3s-3 1-4 6c-17 44-38 54-51 54-7 0-10-6-10-19 0-11 0-14 1-21z"><text:p/></draw:path><draw:path draw:style-name="gr3" draw:text-style-name="P22" svg:width="0.186cm" svg:height="0.298cm" svg:x="10.119cm" svg:y="0.115cm" svg:viewBox="0 0 187 299" svg:d="M88 5c0-1 0-5-4-5-10 0-38 4-48 4-3 1-7 1-7 8 0 6 3 6 10 6 18 0 19 4 19 7l-1 9-55 244c-2 6-2 7-2 8 0 11 8 13 11 13 6 0 13-6 14-12l7-31 9-38c2-10 4-18 6-28 1-4 3-18 5-19 1-5 12-29 25-40 8-7 20-14 37-14 16 0 20 14 20 30 0 21-15 67-25 93-2 10-4 16-4 25 0 19 13 34 31 34 36 0 51-62 51-66 0-5-5-5-6-5-3 0-3 3-5 9-6 23-18 53-39 53-6 0-9-4-9-15 0-10 3-20 7-30 6-18 23-68 23-93 0-27-15-45-44-45-24 0-42 13-56 32z"><text:p/></draw:path><draw:path draw:style-name="gr3" draw:text-style-name="P22" svg:width="0.145cm" svg:height="0.191cm" svg:x="10.333cm" svg:y="0.222cm" svg:viewBox="0 0 146 192" svg:d="M54 89c10 0 38 0 58-10 26-12 28-37 28-43 0-19-14-36-40-36-42 0-100 41-100 115 0 44 23 77 59 77 55 0 87-45 87-50 0-3-2-5-5-5-1 0-3 0-5 5-30 41-71 41-76 41-29 0-32-36-32-50 0-4 0-18 5-44zM36 79c14-63 53-69 64-69 18 0 28 12 28 26 0 43-61 43-76 43z"><text:p/></draw:path><draw:path draw:style-name="gr3" draw:text-style-name="P22" svg:width="0.147cm" svg:height="0.191cm" svg:x="10.716cm" svg:y="0.222cm" svg:viewBox="0 0 148 192" svg:d="M135 26c-6 0-12 0-17 6-6 6-7 14-7 17 0 10 7 15 15 15 10 0 21-10 21-28 0-20-18-36-46-36-51 0-101 60-101 120 0 39 23 72 62 72 54 0 86-45 86-50 0-3-3-5-4-5-3 0-4 0-6 5-30 41-71 41-76 41-23 0-34-21-34-46 0-18 8-59 21-85 11-24 33-42 53-42 13 0 28 4 33 16z"><text:p/></draw:path><draw:path draw:style-name="gr3" draw:text-style-name="P22" svg:width="0.161cm" svg:height="0.191cm" svg:x="10.879cm" svg:y="0.222cm" svg:viewBox="0 0 162 192" svg:d="M162 72c0-44-27-72-61-72-51 0-101 60-101 120 0 42 26 72 61 72 50 0 101-59 101-120zM61 183c-16 0-33-12-33-46 0-20 10-67 21-89 20-32 42-38 52-38 22 0 34 20 34 45 0 17-8 62-22 89-13 24-35 39-52 39z"><text:p/></draw:path><draw:path draw:style-name="gr3" draw:text-style-name="P22" svg:width="0.165cm" svg:height="0.191cm" svg:x="11.058cm" svg:y="0.222cm" svg:viewBox="0 0 166 192" svg:d="M166 30c0-23-9-30-17-30-9 0-18 11-18 20 0 6 2 9 6 12 8 9 13 21 13 37s-23 114-67 114c-20 0-28-15-28-36 0-24 9-56 21-92 3-6 6-12 6-20 0-19-13-35-33-35-34 0-49 61-49 65 0 5 3 5 4 5 5 0 5 0 7-9 10-42 27-51 38-51 4 0 9 0 9 13 0 11-3 23-5 30-18 49-23 68-23 86 0 46 33 53 52 53 63 0 84-140 84-162z"><text:p/></draw:path><draw:path draw:style-name="gr3" draw:text-style-name="P22" svg:width="0.173cm" svg:height="0.191cm" svg:x="11.258cm" svg:y="0.222cm" svg:viewBox="0 0 174 192" svg:d="M127 26c-8-14-19-26-36-26-44 0-91 63-91 124 0 41 20 68 50 68 8 0 27-2 50-31 3 17 16 31 34 31 14 0 23-9 28-22 7-16 12-43 12-43 0-4-4-4-4-4-5 0-5 1-6 8-7 27-14 52-29 52-10 0-12-11-12-19 0-10 2-12 6-32 4-18 4-23 7-38l14-59c2-13 2-13 2-15 0-8-4-12-9-12-10 0-16 10-16 18zM101 137c-1 8-1 8-7 16-17 23-32 30-42 30-20 0-25-23-25-40 0-20 12-73 21-92 11-26 28-41 44-41 25 0 30 34 30 37 0 2-1 5-2 7z"><text:p/></draw:path><draw:path draw:style-name="gr3" draw:text-style-name="P22" svg:width="0.154cm" svg:height="0.191cm" svg:x="11.455cm" svg:y="0.222cm" svg:viewBox="0 0 155 192" svg:d="M23 162c-2 8-4 17-4 18 0 9 5 12 11 12 4 0 11-3 14-12 1-1 14-59 15-67 3-14 10-43 12-55 2-5 13-26 21-35 4-3 14-13 30-13 11 0 16 4 18 4-13 3-21 12-21 23 0 7 4 16 14 16 11 0 22-10 22-25 0-16-12-28-33-28-24 0-40 22-47 32-4-19-17-32-35-32-17 0-25 17-28 24-7 14-12 41-12 41 0 5 3 5 4 5 5 0 5 0 7-10 6-30 14-50 28-50 6 0 11 2 11 19 0 8-1 13-5 36z"><text:p/></draw:path><draw:path draw:style-name="gr3" draw:text-style-name="P22" svg:width="0.1cm" svg:height="0.284cm" svg:x="11.635cm" svg:y="0.13cm" svg:viewBox="0 0 101 285" svg:d="M97 16c0-9-5-16-13-16-11 0-22 11-22 22 0 9 6 15 15 15s20-9 20-21zM68 176c5-14 5-15 8-26 3-8 6-14 6-23 0-19-12-33-33-33-34 0-49 60-49 64s3 4 4 4c5 0 5-1 7-7 9-41 25-53 38-53 4 0 9 0 9 13 0 10-2 18-4 22-2 12-20 61-26 79-4 11-9 26-9 34 0 21 13 35 31 35 37 0 51-61 51-66 0-4-4-4-4-4-5 0-5 1-7 9-6 26-19 53-38 53-7 0-10-5-10-15 0-11 3-17 12-43z"><text:p/></draw:path><draw:path draw:style-name="gr3" draw:text-style-name="P22" svg:width="0.173cm" svg:height="0.191cm" svg:x="11.768cm" svg:y="0.222cm" svg:viewBox="0 0 174 192" svg:d="M127 26c-8-14-19-26-36-26-44 0-91 63-91 124 0 41 20 68 50 68 8 0 27-2 50-31 3 17 16 31 34 31 14 0 23-9 28-22 7-16 12-43 12-43 0-4-4-4-4-4-5 0-5 1-6 8-7 27-14 52-29 52-10 0-12-11-12-19 0-10 2-12 6-32 4-18 4-23 7-38l14-59c2-13 2-13 2-15 0-8-4-12-9-12-10 0-16 10-16 18zM101 137c-1 8-1 8-7 16-17 23-32 30-42 30-20 0-25-23-25-40 0-20 12-73 21-92 11-26 28-41 44-41 25 0 30 34 30 37 0 2-1 5-2 7z"><text:p/></draw:path><draw:path draw:style-name="gr3" draw:text-style-name="P22" svg:width="0.204cm" svg:height="0.191cm" svg:x="11.965cm" svg:y="0.222cm" svg:viewBox="0 0 205 192" svg:d="M23 162c-2 8-4 17-4 18 0 9 5 12 11 12 4 0 11-3 14-12 1 0 5-20 8-31l7-38c3-9 5-18 8-28 1-8 4-20 4-22 5-13 26-51 61-51 17 0 20 15 20 30 0 25-17 80-23 97-3 11-4 16-4 21 0 20 13 34 31 34 35 0 49-61 49-65s-3-4-4-4c-5 0-5 1-6 8-8 29-20 52-38 52-7 0-9-4-9-13 0-11 3-22 7-32 6-21 22-68 22-92 0-29-16-46-43-46-34 0-53 26-59 36-2-23-17-36-35-36-17 0-25 17-29 24-6 14-11 40-11 41 0 5 3 5 4 5 5 0 5 0 7-10 6-30 14-50 28-50 7 0 11 4 11 19 0 8-1 13-5 36z"><text:p/></draw:path><draw:path draw:style-name="gr3" draw:text-style-name="P22" svg:width="0.147cm" svg:height="0.191cm" svg:x="12.195cm" svg:y="0.222cm" svg:viewBox="0 0 148 192" svg:d="M135 26c-6 0-12 0-17 6-6 6-7 14-7 17 0 10 7 15 15 15 10 0 21-10 21-28 0-20-18-36-46-36-51 0-101 60-101 120 0 39 23 72 62 72 54 0 86-45 86-50 0-3-3-5-4-5-3 0-4 0-6 5-30 41-71 41-76 41-23 0-34-21-34-46 0-18 8-59 21-85 11-24 33-42 53-42 13 0 28 4 33 16z"><text:p/></draw:path><draw:path draw:style-name="gr3" draw:text-style-name="P22" svg:width="0.145cm" svg:height="0.191cm" svg:x="12.361cm" svg:y="0.222cm" svg:viewBox="0 0 146 192" svg:d="M54 89c10 0 38 0 58-10 26-12 28-37 28-43 0-19-14-36-40-36-42 0-100 41-100 115 0 44 23 77 59 77 55 0 87-45 87-50 0-3-2-5-5-5-1 0-3 0-5 5-30 41-71 41-76 41-29 0-32-36-32-50 0-4 0-18 5-44zM36 79c14-63 53-69 64-69 18 0 28 12 28 26 0 43-61 43-76 43z"><text:p/></draw:path><draw:path draw:style-name="gr3" draw:text-style-name="P22" svg:width="0.309cm" svg:height="0.191cm" svg:x="12.739cm" svg:y="0.222cm" svg:viewBox="0 0 310 192" svg:d="M23 162c-2 8-4 17-4 18 0 9 5 12 11 12 4 0 11-3 14-12 1 0 5-20 6-31l9-38c3-9 4-18 8-28 0-8 4-20 4-22 5-13 26-51 61-51 17 0 20 15 20 30 0 11-2 21-5 35l-11 48-7 33c-2 9-4 23-4 24 0 9 5 12 10 12 12 0 14-10 17-24 5-24 20-85 23-103 1-5 20-55 62-55 16 0 21 14 21 30 0 24-15 72-24 95-3 9-4 14-4 23 0 20 13 34 30 34 36 0 50-61 50-65s-3-4-4-4c-4 0-4 1-6 8-6 22-19 52-39 52-7 0-10-4-10-13 0-11 4-22 8-32 7-21 22-68 22-92 0-28-14-46-43-46-28 0-47 18-61 41-1-5-2-19-12-30-9-9-21-11-31-11-34 0-53 26-59 36-2-24-18-36-35-36s-25 17-28 24c-7 16-12 41-12 41 0 5 3 5 4 5 5 0 5 0 7-10 6-30 14-50 28-50 6 0 11 2 11 19 0 8-1 13-5 36z"><text:p/></draw:path><draw:path draw:style-name="gr3" draw:text-style-name="P22" svg:width="0.173cm" svg:height="0.191cm" svg:x="13.075cm" svg:y="0.222cm" svg:viewBox="0 0 174 192" svg:d="M127 26c-8-14-19-26-36-26-44 0-91 63-91 124 0 41 20 68 50 68 8 0 27-2 50-31 3 17 16 31 34 31 14 0 23-9 28-22 7-16 12-43 12-43 0-4-4-4-4-4-5 0-5 1-6 8-7 27-14 52-29 52-10 0-12-11-12-19 0-10 2-12 6-32 4-18 4-23 7-38l14-59c2-13 2-13 2-15 0-8-4-12-9-12-10 0-16 10-16 18zM101 137c-1 8-1 8-7 16-17 23-32 30-42 30-20 0-25-23-25-40 0-20 12-73 21-92 11-26 28-41 44-41 25 0 30 34 30 37 0 2-1 5-2 7z"><text:p/></draw:path><draw:path draw:style-name="gr3" draw:text-style-name="P22" svg:width="0.116cm" svg:height="0.27cm" svg:x="13.268cm" svg:y="0.144cm" svg:viewBox="0 0 117 271" svg:d="M70 96h35c8 0 12 0 12-8 0-5-4-5-12-5h-32c13-61 15-69 15-71 0-8-4-12-11-12-1 0-12 0-15 16l-15 67h-36c-8 0-11 0-11 7 0 6 3 6 11 6h33c-28 120-29 128-29 135 0 23 15 40 34 40 40 0 62-63 62-67 0-3-4-3-6-3s-3 1-4 6c-17 44-38 54-51 54-7 0-10-6-10-19 0-11 0-14 1-21z"><text:p/></draw:path><draw:path draw:style-name="gr3" draw:text-style-name="P22" svg:width="0.154cm" svg:height="0.191cm" svg:x="13.406cm" svg:y="0.222cm" svg:viewBox="0 0 155 192" svg:d="M23 162c-2 8-4 17-4 18 0 9 5 12 11 12 4 0 11-3 14-12 1-1 14-59 15-67 3-14 10-43 12-55 2-5 13-26 21-35 4-3 14-13 30-13 11 0 16 4 18 4-13 3-21 12-21 23 0 7 4 16 15 16 10 0 21-10 21-25 0-16-12-28-33-28-24 0-40 22-47 32-4-19-17-32-35-32-17 0-25 17-28 24-7 14-12 41-12 41 0 5 3 5 4 5 5 0 5 0 7-10 6-30 14-50 28-50 6 0 11 2 11 19 0 8-1 13-5 36z"><text:p/></draw:path><draw:path draw:style-name="gr3" draw:text-style-name="P22" svg:width="0.1cm" svg:height="0.284cm" svg:x="13.587cm" svg:y="0.13cm" svg:viewBox="0 0 101 285" svg:d="M97 16c0-9-5-16-13-16-11 0-22 11-22 22 0 9 6 15 14 15 10 0 21-9 21-21zM68 176c5-14 5-15 8-26 3-8 6-14 6-23 0-19-12-33-33-33-34 0-49 60-49 64s3 4 4 4c5 0 5-1 7-7 9-41 25-53 38-53 4 0 9 0 9 13 0 10-2 18-4 22-2 12-20 61-26 79-4 11-9 26-9 34 0 21 13 35 31 35 37 0 51-61 51-66 0-4-4-4-4-4-5 0-5 1-7 9-6 26-19 53-38 53-7 0-10-5-10-15 0-11 3-17 12-43z"><text:p/></draw:path><draw:path draw:style-name="gr3" draw:text-style-name="P22" svg:width="0.188cm" svg:height="0.191cm" svg:x="13.717cm" svg:y="0.222cm" svg:viewBox="0 0 189 192" svg:d="M116 60c2-12 11-50 36-50 4 0 12 0 20 4-11 3-18 14-18 23 0 7 4 16 15 16 8 0 20-7 20-25 0-22-23-28-35-28-23 0-36 22-40 32-10-28-30-32-41-32-40 0-61 55-61 65 0 5 3 5 4 5 3 0 4 0 5-5 13-45 38-55 51-55 7 0 20 3 20 27 0 14-6 42-20 101-5 28-19 45-36 45-3 0-11 0-19-5 10-2 18-12 18-23 0-12-8-16-15-16-10 0-20 13-20 26 0 19 19 27 36 27 25 0 39-30 39-32 4 16 18 32 42 32 39 0 60-55 60-65 0-4-3-4-4-4-3 0-4 1-6 4-11 46-38 56-50 56-15 0-20-13-20-28 0-10 2-18 6-37z"><text:p/></draw:path><draw:path draw:style-name="gr3" draw:text-style-name="P22" svg:width="0.161cm" svg:height="0.191cm" svg:x="14.147cm" svg:y="0.222cm" svg:viewBox="0 0 162 192" svg:d="M162 72c0-44-27-72-61-72-51 0-101 60-101 120 0 42 26 72 61 72 50 0 101-59 101-120zM61 183c-16 0-33-12-33-46 0-20 10-67 21-89 20-32 42-38 52-38 22 0 34 20 34 45 0 17-8 62-22 89-13 24-35 39-52 39z"><text:p/></draw:path><draw:path draw:style-name="gr3" draw:text-style-name="P22" svg:width="0.188cm" svg:height="0.385cm" svg:x="14.334cm" svg:y="0.111cm" svg:viewBox="0 0 189 386" svg:d="M119 129h33c7 0 11 0 11-8 0-4-4-4-11-4h-31l8-50c2-8 6-38 9-43 4-8 10-14 19-14 1 0 10 0 17 7-16 1-19 17-19 23 0 11 6 15 14 15 9 0 20-9 20-26 0-19-17-29-32-29-13 0-38 7-49 51-3 8-3 12-12 66h-26c-8 0-12 0-12 7 0 5 3 5 11 5h24l-28 167c-7 42-13 80-33 80-1 0-11 0-18-8 18 0 21-16 21-23 0-10-7-14-15-14-9 0-20 9-20 25 0 19 16 30 32 30 22 0 36-25 43-42 12-27 22-77 22-81z"><text:p/></draw:path><draw:path draw:style-name="gr3" draw:text-style-name="P22" svg:width="0.168cm" svg:height="0.083cm" svg:x="14.927cm" svg:y="0cm" svg:viewBox="0 0 169 84" svg:d="M135 51c-5 6-18 18-18 25 0 5 3 8 8 8 3 0 5-2 6-5 5-6 14-19 30-28 3 0 8-4 8-9 0-4-4-6-7-8-7-8-12-15-15-24-1-4-2-10-7-10-6 0-8 6-8 8 0 4 3 17 9 26h-128c-7 0-13 0-13 8 0 9 6 9 13 9z"><text:p/></draw:path><draw:path draw:style-name="gr3" draw:text-style-name="P22" svg:width="0.31cm" svg:height="0.289cm" svg:x="14.759cm" svg:y="0.12cm" svg:viewBox="0 0 311 290" svg:d="M174 115l-32-84c-2-3-2-5-2-6 0-2 6-11 22-12 3-1 8-1 8-8 0-5-5-5-6-5-16 0-32 1-48 1-10 0-32-1-42-1-3 0-7 0-7 8 0 5 4 5 8 5 24 0 26 4 29 13l44 119-79 97-6 4c-18 22-35 29-54 31-6 0-9 0-9 8 0 1 0 5 5 5 11 0 23-1 36-1s29 1 42 1c2 0 6 0 6-9 0-4-3-4-4-4-3 0-15-2-15-14 0-6 5-13 9-19l39-46 34-42 39 101c1 5 2 6 2 8s-7 10-22 12c-5 0-8 0-8 8 0 5 4 5 7 5 9 0 36-1 47-1 8 0 32 1 42 1 2 0 7 0 7-9 0-4-4-4-6-4-26 0-27-2-33-20-14-38-40-105-49-130 26-30 65-81 77-92 11-10 26-21 48-22 5-1 8-1 8-8 0-1 0-5-4-5-12 0-24 1-35 1-14 0-29-1-42-1-3 0-8 0-8 8 0 4 2 4 5 5 3 0 15 1 15 13 0 6-4 11-8 15z"><text:p/></draw:path><draw:path draw:style-name="gr3" draw:text-style-name="P22" svg:width="0.114cm" svg:height="0.134cm" svg:x="15.078cm" svg:y="0.342cm" svg:viewBox="0 0 115 135" svg:d="M100 17c-10 2-13 9-13 17s5 12 10 12c6 0 15-5 15-20 0-20-21-26-35-26-41 0-77 41-77 83 0 25 16 52 49 52 45 0 66-30 66-34 0-2-2-6-4-6s-3 1-5 4c-20 27-52 27-57 27-18 0-26-14-26-32 0-10 3-42 17-63 9-14 23-23 37-23 4 0 16 0 23 9z"><text:p/></draw:path><draw:path draw:style-name="gr3" draw:text-style-name="P22" svg:width="0.015cm" svg:height="0.422cm" svg:x="15.26cm" svg:y="0.091cm" svg:viewBox="0 0 16 423" svg:d="M16 16c0-9 0-16-8-16s-8 7-8 16v392c0 8 0 15 8 15s8-7 8-15z"><text:p/></draw:path><draw:path draw:style-name="gr3" draw:text-style-name="P22" svg:width="0.087cm" svg:height="0.422cm" svg:x="15.358cm" svg:y="0.091cm" svg:viewBox="0 0 88 423" svg:d="M88 420c0-2 0-3-6-10-48-53-59-133-59-198 0-74 13-147 61-200 4-5 4-6 4-8 0-3-1-4-4-4s-38 29-60 83c-20 46-24 93-24 129 0 33 4 84 25 132 23 53 56 79 59 79s4-1 4-3z"><text:p/></draw:path><draw:path draw:style-name="gr3" draw:text-style-name="P22" svg:width="0.168cm" svg:height="0.083cm" svg:x="15.656cm" svg:y="0cm" svg:viewBox="0 0 169 84" svg:d="M135 51c-5 6-18 18-18 25 0 5 3 8 8 8 3 0 5-2 6-5 5-6 14-19 30-28 3 0 8-4 8-9 0-4-4-6-7-8-7-8-12-15-15-24-1-4-2-10-7-10-6 0-8 6-8 8 0 4 3 17 9 26h-128c-7 0-13 0-13 8 0 9 6 9 13 9z"><text:p/></draw:path><draw:path draw:style-name="gr3" draw:text-style-name="P22" svg:width="0.31cm" svg:height="0.289cm" svg:x="15.477cm" svg:y="0.12cm" svg:viewBox="0 0 311 290" svg:d="M174 115l-32-84c-2-3-2-5-2-6 0-2 6-11 22-12 3-1 8-1 8-8 0-5-5-5-6-5-16 0-32 1-48 1-10 0-32-1-42-1-3 0-7 0-7 8 0 5 4 5 8 5 24 0 26 4 29 13l44 119-79 97-6 4c-18 22-35 29-54 31-6 0-9 0-9 8 0 1 0 5 5 5 11 0 23-1 36-1s29 1 42 1c2 0 6 0 6-9 0-4-3-4-4-4-3 0-15-2-15-14 0-6 5-13 9-19l39-46 34-42 39 101c1 5 2 6 2 8s-7 10-22 12c-5 0-8 0-8 8 0 5 4 5 7 5 9 0 36-1 47-1 8 0 32 1 42 1 2 0 7 0 7-9 0-4-4-4-6-4-26 0-27-2-33-20-14-38-40-105-49-130 26-30 65-81 77-92 11-10 26-21 48-22 5-1 8-1 8-8 0-1 0-5-4-5-12 0-24 1-35 1-14 0-29-1-42-1-3 0-8 0-8 8 0 4 2 4 5 5 3 0 15 1 15 13 0 6-4 11-8 15z"><text:p/></draw:path><draw:path draw:style-name="gr3" draw:text-style-name="P22" svg:width="0.135cm" svg:height="0.208cm" svg:x="15.796cm" svg:y="0.267cm" svg:viewBox="0 0 136 209" svg:d="M135 8c0 0 1-3 1-4 0-2-1-4-4-4-5 0-27 2-34 2-1 0-6 2-6 8 0 4 5 4 8 4 13 0 13 3 13 4 0 2-1 4-2 7l-14 68c-7-10-15-18-28-18-35 0-69 43-69 85 0 29 17 49 41 49 13 0 26-9 37-20 6 17 20 20 27 20 10 0 16-6 22-15 5-12 8-29 8-30 0-4-3-4-4-4-3 0-4 1-5 10-4 14-9 31-21 31-6 0-8-6-8-15 0-6 1-8 2-12zM79 170c-2 7-8 14-14 19-3 2-12 12-24 12-10 0-20-7-20-29 0-16 8-48 14-60 12-24 26-28 34-28 18 0 23 22 23 25 0 2 0 4-1 4z"><text:p/></draw:path><draw:path draw:style-name="gr3" draw:text-style-name="P22" svg:width="0.25cm" svg:height="0.099cm" svg:x="16.081cm" svg:y="0.254cm" svg:viewBox="0 0 251 100" svg:d="M238 17c7 0 13 0 13-9 0-8-6-8-12-8h-226c-7 0-13 0-13 8 0 9 6 9 13 9zM239 100c6 0 12 0 12-9 0-8-6-8-13-8h-225c-7 0-13 0-13 8 0 9 6 9 13 9z"><text:p/></draw:path><draw:path draw:style-name="gr3" draw:text-style-name="P22" svg:width="0.168cm" svg:height="0.083cm" svg:x="16.6cm" svg:y="0.107cm" svg:viewBox="0 0 169 84" svg:d="M135 51c-5 6-18 18-18 25 0 5 3 8 8 8 3 0 5-2 6-5 5-6 14-19 30-28 3 0 8-4 8-9 0-4-4-6-7-8-7-8-12-15-15-24-1-4-2-10-7-10-6 0-8 6-8 8 0 4 3 17 9 26h-128c-7 0-13 0-13 8 0 9 6 9 13 9z"><text:p/></draw:path><draw:path draw:style-name="gr3" draw:text-style-name="P22" svg:width="0.188cm" svg:height="0.191cm" svg:x="16.469cm" svg:y="0.222cm" svg:viewBox="0 0 189 192" svg:d="M116 60c2-12 11-50 36-50 4 0 12 0 20 4-11 3-18 14-18 23 0 7 4 16 15 16 8 0 20-7 20-25 0-22-23-28-35-28-23 0-36 22-40 32-10-28-30-32-41-32-40 0-61 55-61 65 0 5 3 5 4 5 3 0 4 0 5-5 13-45 38-55 51-55 7 0 20 3 20 27 0 14-6 42-20 101-5 28-19 45-36 45-3 0-11 0-19-5 10-2 18-12 18-23 0-12-8-16-15-16-10 0-20 13-20 26 0 19 19 27 36 27 25 0 39-30 39-32 4 16 18 32 42 32 39 0 60-55 60-65 0-4-3-4-4-4-3 0-4 1-6 4-11 46-37 56-50 56-15 0-20-13-20-28 0-10 2-18 6-37z"><text:p/></draw:path><draw:path draw:style-name="gr3" draw:text-style-name="P22" svg:width="0.135cm" svg:height="0.208cm" svg:x="16.69cm" svg:y="0.267cm" svg:viewBox="0 0 136 209" svg:d="M135 8c0 0 1-3 1-4 0-2-1-4-4-4-5 0-27 2-34 2-1 0-6 2-6 8 0 4 5 4 8 4 13 0 13 3 13 4 0 2-1 4-2 7l-14 68c-7-10-15-18-28-18-35 0-69 43-69 85 0 29 17 49 41 49 13 0 26-9 37-20 6 17 20 20 27 20 10 0 16-6 22-15 5-12 8-29 8-30 0-4-3-4-4-4-3 0-4 1-5 10-4 14-9 31-21 31-6 0-8-6-8-15 0-6 1-8 2-12zM79 170c-2 7-8 14-14 19-3 2-12 12-24 12-10 0-20-7-20-29 0-16 8-48 14-60 12-24 26-28 34-28 18 0 23 22 23 25 0 2 0 4-1 4z"><text:p/></draw:path><draw:path draw:style-name="gr3" draw:text-style-name="P22" svg:width="0.087cm" svg:height="0.422cm" svg:x="16.872cm" svg:y="0.091cm" svg:viewBox="0 0 88 423" svg:d="M88 212c0-33-4-85-25-133-22-51-55-79-60-79-1 0-3 2-3 4s0 3 6 10c39 41 61 109 61 198 0 72-14 146-62 199-5 6-5 7-5 9s2 3 3 3c5 0 39-29 61-83 20-45 24-92 24-128z"><text:p/></draw:path></draw:g></text:p>
      <text:p text:style-name="P12"/>
      <text:p text:style-name="P12"><draw:g text:anchor-type="as-char" svg:y="-0.307cm" draw:z-index="11" draw:style-name="gr1"><svg:title>TexMaths</svg:title><svg:desc>12§display§and\;\;m\;\;is\;\;the\;\;dimensionality\;\;of\;\;\vec{x_{c}}§svg§600§FALSE§</svg:desc><draw:polygon draw:style-name="gr2" draw:text-style-name="P21" svg:width="7.115cm" svg:height="0.383cm" svg:x="0cm" svg:y="0cm" svg:viewBox="0 0 7116 384" draw:points="3559,384 0,384 0,0 7116,0 7116,384"><text:p/></draw:polygon><draw:path draw:style-name="gr3" draw:text-style-name="P22" svg:width="0.193cm" svg:height="0.191cm" svg:x="0.017cm" svg:y="0.115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9 16-18 22-34 30-46 30-22 0-28-23-28-40 0-20 13-73 24-93 12-25 31-40 49-40 28 0 34 34 34 37 0 2-1 5-3 7z"><text:p/></draw:path><draw:path draw:style-name="gr3" draw:text-style-name="P22" svg:width="0.228cm" svg:height="0.191cm" svg:x="0.235cm" svg:y="0.115cm" svg:viewBox="0 0 229 192" svg:d="M25 162c-1 7-3 17-3 18 0 9 4 12 12 12 4 0 12-3 15-12 1 0 6-20 9-31l8-38c4-9 6-19 8-28s5-21 5-22c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22" svg:width="0.201cm" svg:height="0.298cm" svg:x="0.492cm" svg:y="0.008cm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8 0 34 34 34 37 0 2-1 5-3 7z"><text:p/></draw:path><draw:path draw:style-name="gr3" draw:text-style-name="P22" svg:width="0.346cm" svg:height="0.191cm" svg:x="0.942cm" svg:y="0.115cm" svg:viewBox="0 0 347 192" svg:d="M25 162c-1 7-3 17-3 18 0 9 4 12 12 12 4 0 12-3 15-12 1 0 6-20 7-31l10-38c4-9 5-19 8-28 0-9 5-21 5-22 6-13 29-51 69-51 19 0 22 15 22 30 0 10-2 21-6 34l-12 49-8 33c-2 9-6 23-6 24 0 9 7 12 13 12 13 0 16-11 19-24 5-24 22-85 26-103 1-5 22-55 69-55 18 0 23 14 23 30 0 24-17 72-26 95-4 9-5 14-5 22 0 21 14 35 33 35 40 0 57-61 57-65s-4-4-5-4c-5 0-5 1-7 8-6 22-21 52-43 52-8 0-11-4-11-14s5-21 8-31c9-21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22" svg:width="0.112cm" svg:height="0.284cm" svg:x="1.547cm" svg:y="0.022cm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155cm" svg:height="0.191cm" svg:x="1.701cm" svg:y="0.115cm" svg:viewBox="0 0 156 192" svg:d="M144 29c-12 0-20 9-20 19 0 6 3 12 13 12 9 0 19-7 19-24 0-19-18-36-50-36-56 0-72 43-72 61 0 34 31 41 44 42 22 5 44 10 44 34 0 10-9 46-61 46-6 0-39 0-49-22 17 1 28-11 28-24 0-10-8-14-16-14-12 0-24 9-24 28 0 24 24 41 60 41 70 0 86-50 86-69 0-16-8-27-14-33-11-11-23-13-42-17-16-3-31-7-31-26 0-11 9-37 47-37 10 0 31 2 38 19z"><text:p/></draw:path><draw:path draw:style-name="gr3" draw:text-style-name="P22" svg:width="0.13cm" svg:height="0.269cm" svg:x="2.121cm" svg:y="0.037cm" svg:viewBox="0 0 131 270" svg:d="M78 96h40c8 0 13 0 13-8 0-5-5-5-13-5h-38c16-61 18-69 18-71 0-8-4-12-12-12-2 0-13 0-16 16l-17 67h-41c-8 0-12 0-12 7 0 6 4 6 12 6h37c-31 120-32 127-32 135 0 22 17 39 38 39 45 0 69-62 69-66 0-3-4-3-6-3-4 0-4 1-5 6-19 44-42 54-57 54-8 0-12-6-12-20 0-10 0-13 2-20z"><text:p/></draw:path><draw:path draw:style-name="gr3" draw:text-style-name="P22" svg:width="0.208cm" svg:height="0.298cm" svg:x="2.287cm" svg:y="0.008cm" svg:viewBox="0 0 209 299" svg:d="M98 5c0-1 0-5-4-5-10 0-42 4-53 4-4 1-9 1-9 8 0 6 4 6 11 6 21 0 22 4 22 7l-1 9-62 243c-2 6-2 8-2 9 0 11 8 13 12 13 7 0 14-6 16-12l8-31 10-39c2-9 4-18 7-27 1-4 3-18 5-19 1-5 14-29 28-40 9-7 22-14 41-14 18 0 23 14 23 30 0 21-17 67-28 93-2 10-4 16-4 24 0 19 14 35 34 35 40 0 57-62 57-66 0-5-5-5-6-5-4 0-4 3-6 9-7 22-21 52-43 52-8 0-11-3-11-14s3-20 8-30c6-18 25-68 25-94s-16-44-49-44c-26 0-47 13-62 32z"><text:p/></draw:path><draw:path draw:style-name="gr3" draw:text-style-name="P22" svg:width="0.162cm" svg:height="0.191cm" svg:x="2.527cm" svg:y="0.115cm" svg:viewBox="0 0 163 192" svg:d="M60 89c12 0 43 0 65-10 30-12 31-37 31-43 0-19-16-36-44-36-47 0-112 41-112 115 0 44 25 77 66 77 61 0 97-45 97-50 0-3-2-5-6-5-1 0-2 0-5 5-33 41-79 41-85 41-32 0-36-36-36-50 0-4 0-18 6-44zM41 79c15-63 59-69 71-69 20 0 31 12 31 26 0 43-69 43-85 43z"><text:p/></draw:path><draw:path draw:style-name="gr3" draw:text-style-name="P22" svg:width="0.201cm" svg:height="0.298cm" svg:x="2.954cm" svg:y="0.008cm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8 0 34 34 34 37 0 2-1 5-3 7z"><text:p/></draw:path><draw:path draw:style-name="gr3" draw:text-style-name="P22" svg:width="0.112cm" svg:height="0.284cm" svg:x="3.17cm" svg:y="0.022cm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346cm" svg:height="0.191cm" svg:x="3.314cm" svg:y="0.115cm" svg:viewBox="0 0 347 192" svg:d="M25 162c-1 7-3 17-3 18 0 9 4 12 12 12 4 0 12-3 15-12 1 0 6-20 7-31l10-38c4-9 5-19 8-28 0-9 5-21 5-22 6-13 29-51 69-51 19 0 22 15 22 30 0 10-2 21-6 34l-12 49-8 33c-2 9-5 23-5 24 0 9 6 12 12 12 13 0 16-11 19-24 5-24 22-85 26-103 1-5 22-55 69-55 18 0 23 14 23 30 0 24-17 72-26 95-4 9-5 14-5 22 0 21 14 35 33 35 41 0 57-61 57-65s-4-4-5-4c-5 0-5 1-7 8-6 22-21 52-43 52-8 0-11-4-11-14s5-21 8-31c9-21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22" svg:width="0.162cm" svg:height="0.191cm" svg:x="3.692cm" svg:y="0.115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228cm" svg:height="0.191cm" svg:x="3.88cm" svg:y="0.115cm" svg:viewBox="0 0 229 192" svg:d="M25 162c-1 7-3 17-3 18 0 9 4 12 12 12 4 0 12-3 15-12 1 0 6-20 9-31l8-38c4-9 6-19 8-28s5-21 5-22c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22" svg:width="0.155cm" svg:height="0.191cm" svg:x="4.143cm" svg:y="0.115cm" svg:viewBox="0 0 156 192" svg:d="M144 29c-12 0-20 9-20 19 0 6 3 12 13 12 9 0 19-7 19-24 0-19-18-36-50-36-56 0-72 43-72 61 0 34 31 41 44 42 22 5 44 10 44 34 0 10-9 46-61 46-6 0-39 0-49-22 17 1 28-11 28-24 0-10-8-14-16-14-12 0-24 9-24 28 0 24 24 41 60 41 70 0 86-50 86-69 0-16-8-27-14-33-11-11-23-13-42-17-16-3-31-7-31-26 0-11 9-37 47-37 10 0 31 2 38 19z"><text:p/></draw:path><draw:path draw:style-name="gr3" draw:text-style-name="P22" svg:width="0.112cm" svg:height="0.284cm" svg:x="4.332cm" svg:y="0.022cm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18cm" svg:height="0.191cm" svg:x="4.482cm" svg:y="0.115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22" svg:width="0.228cm" svg:height="0.191cm" svg:x="4.681cm" svg:y="0.115cm" svg:viewBox="0 0 229 192" svg:d="M25 162c-1 7-3 17-3 18 0 9 4 12 12 12 4 0 12-3 15-12 1 0 6-20 9-31l8-38c4-9 6-19 8-28s5-21 5-22c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22" svg:width="0.193cm" svg:height="0.191cm" svg:x="4.94cm" svg:y="0.115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7 16-20 22-36 30-48 30-22 0-28-23-28-40 0-20 13-73 24-93 12-25 31-40 49-40 28 0 34 34 34 37 0 2-1 5-3 7z"><text:p/></draw:path><draw:path draw:style-name="gr3" draw:text-style-name="P22" svg:width="0.09cm" svg:height="0.298cm" svg:x="5.164cm" svg:y="0.008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22" svg:width="0.112cm" svg:height="0.284cm" svg:x="5.291cm" svg:y="0.022cm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13cm" svg:height="0.269cm" svg:x="5.434cm" svg:y="0.037cm" svg:viewBox="0 0 131 270" svg:d="M78 96h40c8 0 13 0 13-8 0-5-5-5-13-5h-36c14-61 16-69 16-71 0-8-4-12-12-12-1 0-13 0-16 16l-17 67h-41c-8 0-12 0-12 7 0 6 4 6 12 6h37c-31 120-32 127-32 135 0 22 17 39 38 39 45 0 69-62 69-66 0-3-4-3-6-3-3 0-4 1-5 6-19 44-42 54-57 54-8 0-12-6-12-20 0-10 0-13 2-20z"><text:p/></draw:path><draw:path draw:style-name="gr3" draw:text-style-name="P22" svg:width="0.195cm" svg:height="0.273cm" svg:x="5.589cm" svg:y="0.115cm" svg:viewBox="0 0 196 274" svg:d="M194 26c2-6 2-7 2-9 0-9-6-12-12-12-5 0-12 2-16 8-1 3-4 16-6 23-2 11-6 23-8 34l-20 77c-1 6-19 36-46 36-23 0-28-18-28-35 0-19 8-45 23-83 6-17 7-22 7-30 0-19-13-35-35-35-39 0-55 61-55 65 0 5 4 5 5 5 5 0 5-2 7-9 11-39 29-51 43-51 3 0 10 0 10 13 0 11-4 21-7 30-17 44-24 70-24 89 0 37 26 50 51 50 17 0 31-7 42-19-5 22-9 42-26 65-12 14-28 27-47 27-6 0-25-2-32-18 7 0 12 0 19-4 3-5 7-10 7-18 0-14-12-16-16-16-9 0-24 7-24 29 0 20 20 36 46 36 44 0 88-39 98-87z"><text:p/></draw:path><draw:path draw:style-name="gr3" draw:text-style-name="P22" svg:width="0.18cm" svg:height="0.191cm" svg:x="6.05cm" svg:y="0.115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22" svg:width="0.21cm" svg:height="0.385cm" svg:x="6.26cm" svg:y="0.004cm" svg:viewBox="0 0 211 386" svg:d="M133 129h37c8 0 12 0 12-8 0-4-4-4-12-4h-34l9-50c1-8 6-38 10-43 3-8 11-14 20-14 1 0 12 0 19 7-18 1-21 17-21 23 0 10 7 15 15 15 11 0 23-9 23-26 0-19-19-29-36-29-14 0-42 7-54 50-3 9-3 12-14 67h-29c-8 0-13 0-13 7 0 5 3 5 12 5h27l-31 166c-8 43-15 81-37 81-1 0-12 0-20-8 20 0 24-16 24-23 0-10-9-15-17-15-11 0-23 10-23 26 0 19 18 30 36 30 24 0 40-26 48-42 14-27 24-77 24-81z"><text:p/></draw:path><draw:path draw:style-name="gr3" draw:text-style-name="P22" svg:width="0.187cm" svg:height="0.083cm" svg:x="6.869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6.735cm" svg:y="0.115cm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3" draw:text-style-name="P22" svg:width="0.127cm" svg:height="0.134cm" svg:x="6.983cm" svg:y="0.234cm" svg:viewBox="0 0 128 135" svg:d="M112 17c-11 2-15 9-15 17s6 12 11 12c7 0 17-5 17-20 0-20-23-26-39-26-45 0-86 41-86 83 0 25 18 52 55 52 51 0 73-31 73-34s-2-6-4-6-3 1-5 3c-23 28-58 28-64 28-20 0-30-14-30-32 0-10 4-42 19-63 11-14 27-23 42-23 4 0 18 0 26 9z"><text:p/></draw:path></draw:g></text:p>
      <text:p text:style-name="P2"/>
      <text:p text:style-name="P15"><draw:g text:anchor-type="as-char" svg:y="-0.741cm" draw:z-index="14" draw:style-name="gr1"><svg:title>TexMaths</svg:title><svg:desc>12§display§H(\vec{X_{d}}||\vec{X_{c}}) = 
\sum 
\frac{p(\vec{X_{d}} = \vec{x_{d}})}{n\sqrt{2^{m}\pi^{m}|\rho|}}
\sum_{i=1}^{n_{\vec{x_{d}}}}
\int 
e^{-\frac{1}{2}(\vec{x}-\vec{x_{i}})^{T}\rho^{-1}(\vec{x} - \vec{x_{i}})}
log(\frac{p(\vec{X_{d}} = \vec{x_{d}})}{n\sqrt{2^{m}\pi^{m}|\rho|}}\sum_{j=1}^{n}e^{-\frac{1}{2}(\vec{x}-\vec{x_{j}})^{T}\rho^{-1}(\vec{x} - \vec{x_{j}})})d \vec{x_{c}}§svg§600§FALSE§</svg:desc><draw:polygon draw:style-name="gr2" draw:text-style-name="P21" svg:width="18.688cm" svg:height="1.295cm" svg:x="0cm" svg:y="0.003cm" svg:viewBox="0 0 18689 1296" draw:points="9345,1296 0,1296 0,0 18689,0 18689,1296"><text:p/></draw:polygon><draw:path draw:style-name="gr3" draw:text-style-name="P22" svg:width="0.355cm" svg:height="0.288cm" svg:x="0.017cm" svg:y="0.456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2 0 42-1 54-1 8 0 18 0 26 0 10 0 20 1 28 1 4 0 8 0 8-8 0-5-3-5-12-5-15 0-26 0-26-8 0-2 0-4 0-6l29-117h129c-18 70-27 111-28 117-5 14-14 14-39 14-7 0-11 0-11 8 0 5 6 5 6 5 12 0 42-1 53-1 10 0 19 0 29 0 8 0 18 1 26 1 4 0 9 0 9-8 0-5-4-5-11-5-17 0-29 0-29-8 0-2 1-4 1-6z"><text:p/></draw:path><draw:path draw:style-name="gr3" draw:text-style-name="P22" svg:width="0.097cm" svg:height="0.421cm" svg:x="0.426cm" svg:y="0.428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22" svg:width="0.187cm" svg:height="0.083cm" svg:x="0.761cm" svg:y="0.33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0.56cm" svg:y="0.456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8 1 18 13 0 5-5 11-9 15z"><text:p/></draw:path><draw:path draw:style-name="gr3" draw:text-style-name="P22" svg:width="0.151cm" svg:height="0.208cm" svg:x="0.916cm" svg:y="0.6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2" svg:width="0.017cm" svg:height="0.421cm" svg:x="1.145cm" svg:y="0.428cm" svg:viewBox="0 0 18 422" svg:d="M18 16c0-9 0-16-10-16-8 0-8 7-8 16v391c0 7 0 15 8 15 10 0 10-8 10-15z"><text:p/></draw:path><draw:path draw:style-name="gr3" draw:text-style-name="P22" svg:width="0.017cm" svg:height="0.421cm" svg:x="1.262cm" svg:y="0.428cm" svg:viewBox="0 0 18 422" svg:d="M18 16c0-9 0-16-10-16-8 0-8 7-8 16v391c0 7 0 15 8 15 10 0 10-8 10-15z"><text:p/></draw:path><draw:path draw:style-name="gr3" draw:text-style-name="P22" svg:width="0.187cm" svg:height="0.083cm" svg:x="1.529cm" svg:y="0.33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1.342cm" svg:y="0.456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5-4 11-8 15z"><text:p/></draw:path><draw:path draw:style-name="gr3" draw:text-style-name="P22" svg:width="0.127cm" svg:height="0.133cm" svg:x="1.697cm" svg:y="0.677cm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22" svg:width="0.097cm" svg:height="0.421cm" svg:x="1.874cm" svg:y="0.428cm" svg:viewBox="0 0 98 422" svg:d="M98 211c0-32-4-84-27-132-25-51-63-79-67-79-2 0-4 2-4 4s0 3 7 10c43 41 67 108 67 197 0 72-15 147-68 199-6 6-6 7-6 9s2 3 4 3c4 0 43-29 68-82 22-46 26-93 26-129z"><text:p/></draw:path><draw:path draw:style-name="gr3" draw:text-style-name="P22" svg:width="0.28cm" svg:height="0.099cm" svg:x="2.155cm" svg:y="0.589cm" svg:viewBox="0 0 281 100" svg:d="M266 17c8 0 15 0 15-9 0-8-7-8-13-8h-254c-7 0-14 0-14 8 0 9 7 9 14 9zM268 100c6 0 13 0 13-9 0-8-7-8-15-8h-252c-7 0-14 0-14 8 0 9 7 9 14 9z"><text:p/></draw:path><draw:path draw:style-name="gr3" draw:text-style-name="P22" svg:width="0.562cm" svg:height="0.59cm" svg:x="2.6cm" svg:y="0.343cm" svg:viewBox="0 0 563 591" svg:d="M511 591l52-135h-11c-17 44-61 73-110 85-9 2-51 13-132 13h-255l216-252c3-2 4-4 4-7 0 0 0-1-4-6l-197-269h232c56 0 95 6 100 6 22 5 58 11 92 33 11 6 40 25 54 60h11l-52-119h-499c-10 0-10 0-12 2 0 2 0 10 0 15l223 306-218 255c-5 6-5 9-5 9 0 4 4 4 12 4z"><text:p/></draw:path><draw:path draw:style-name="gr3" draw:text-style-name="P22" svg:width="0.22cm" svg:height="0.268cm" svg:x="3.367cm" svg:y="0.272cm" svg:viewBox="0 0 221 269" svg:d="M32 239c-3 14-3 18-22 18-5 0-10 0-10 7 0 4 2 5 6 5 11 0 23-1 35-1 14 0 29 1 42 1 2 0 7 0 7-7 0-5-4-5-10-5-20 0-20-4-20-7 0-6 17-75 19-84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3.635cm" svg:y="0.142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22" svg:width="0.187cm" svg:height="0.083cm" svg:x="3.968cm" svg:y="0.051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3.769cm" svg:y="0.171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5-4 11-8 15z"><text:p/></draw:path><draw:path draw:style-name="gr3" draw:text-style-name="P22" svg:width="0.151cm" svg:height="0.208cm" svg:x="4.124cm" svg:y="0.317cm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22" svg:width="0.28cm" svg:height="0.099cm" svg:x="4.444cm" svg:y="0.305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5.023cm" svg:y="0.157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4.878cm" svg:y="0.272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22" svg:width="0.151cm" svg:height="0.208cm" svg:x="5.124cm" svg:y="0.317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22" svg:width="0.097cm" svg:height="0.421cm" svg:x="5.327cm" svg:y="0.142cm" svg:viewBox="0 0 98 422" svg:d="M98 211c0-32-4-84-27-132-25-51-63-79-67-79-2 0-4 2-4 4s0 3 7 10c43 41 67 108 67 197 0 72-15 147-68 199-6 6-6 7-6 9s2 3 4 3c4 0 43-29 68-82 22-46 26-93 26-129z"><text:p/></draw:path><draw:polygon draw:style-name="gr3" draw:text-style-name="P22" svg:width="2.235cm" svg:height="0.017cm" svg:x="3.307cm" svg:y="0.63cm" svg:viewBox="0 0 2236 18" draw:points="1117,18 0,18 0,0 2236,0 2236,18"><text:p/></draw:polygon><draw:path draw:style-name="gr3" draw:text-style-name="P22" svg:width="0.228cm" svg:height="0.191cm" svg:x="3.319cm" svg:y="0.905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22" svg:width="0.384cm" svg:height="0.505cm" svg:x="3.607cm" svg:y="0.713cm" svg:viewBox="0 0 385 506" svg:d="M132 506c14 0 14 0 19-8l231-481c3-6 3-7 3-9 0-4-3-8-8-8-6 0-9 4-10 8l-218 454-90-209-59 46 7 6 29-23z"><text:p/></draw:path><draw:polygon draw:style-name="gr3" draw:text-style-name="P22" svg:width="1.559cm" svg:height="0.017cm" svg:x="3.982cm" svg:y="0.713cm" svg:viewBox="0 0 1560 18" draw:points="780,18 0,18 0,0 1560,0 1560,18"><text:p/></draw:polygon><draw:path draw:style-name="gr3" draw:text-style-name="P22" svg:width="0.168cm" svg:height="0.281cm" svg:x="4.003cm" svg:y="0.81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22" svg:width="0.27cm" svg:height="0.133cm" svg:x="4.207cm" svg:y="0.84cm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22" svg:width="0.227cm" svg:height="0.186cm" svg:x="4.524cm" svg:y="0.91cm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ath draw:style-name="gr3" draw:text-style-name="P22" svg:width="0.27cm" svg:height="0.133cm" svg:x="4.782cm" svg:y="0.84cm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22" svg:width="0.017cm" svg:height="0.421cm" svg:x="5.138cm" svg:y="0.773cm" svg:viewBox="0 0 18 422" svg:d="M18 16c0-9 0-16-10-16-8 0-8 7-8 16v391c0 7 0 15 8 15 10 0 10-8 10-15z"><text:p/></draw:path><draw:path draw:style-name="gr3" draw:text-style-name="P22" svg:width="0.198cm" svg:height="0.277cm" svg:x="5.219cm" svg:y="0.905cm" svg:viewBox="0 0 199 278" svg:d="M1 260c-1 5-1 6-1 6 0 8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22" svg:width="0.017cm" svg:height="0.421cm" svg:x="5.473cm" svg:y="0.773cm" svg:viewBox="0 0 18 422" svg:d="M18 16c0-9 0-16-10-16-8 0-8 7-8 16v391c0 7 0 15 8 15 10 0 10-8 10-15z"><text:p/></draw:path><draw:path draw:style-name="gr3" draw:text-style-name="P22" svg:width="0.18cm" svg:height="0.133cm" svg:x="5.694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22" svg:width="0.117cm" svg:height="0.045cm" svg:x="6.018cm" svg:y="0.029cm" svg:viewBox="0 0 118 46" svg:d="M89 29c0 2-9 7-9 12 0 2 4 5 8 5 1 0 2 0 4-2 3-3 9-9 21-15 1 0 5-3 5-6 0-4-3-5-5-6-9-5-10-9-12-13 0-2-3-4-6-4-4 0-6 4-6 6s3 8 6 11h-85c-4 0-10 0-10 6s6 6 10 6z"><text:p/></draw:path><draw:path draw:style-name="gr3" draw:text-style-name="P22" svg:width="0.124cm" svg:height="0.096cm" svg:x="5.908cm" svg:y="0.088cm" svg:viewBox="0 0 125 97" svg:d="M113 11c-10 2-10 12-10 12 0 3 1 8 10 8 5 0 12-5 12-14 0-12-13-17-25-17-14 0-23 8-27 14-7-12-21-14-29-14-26 0-42 25-42 32 0 4 5 4 5 4 3 0 5 0 5-2 6-22 24-27 32-27 6 0 15 4 15 15 0 4-4 19-11 48-4 12-13 19-22 19-2 0-8 0-13-4 9-2 9-11 9-11 0-7-4-9-9-9-6 0-13 5-13 14 0 13 14 18 25 18 12 0 21-8 27-15 8 13 22 15 28 15 28 0 42-26 42-33 0-4-3-4-4-4-4 0-5 1-5 4-6 19-23 25-31 25s-16-1-16-15c0-2 0-3 2-10 3-15 9-39 11-42 3-6 10-15 21-15 0 0 8 0 13 4z"><text:p/></draw:path><draw:path draw:style-name="gr3" draw:text-style-name="P22" svg:width="0.121cm" svg:height="0.149cm" svg:x="6.078cm" svg:y="0.108cm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22" svg:width="0.562cm" svg:height="0.59cm" svg:x="5.686cm" svg:y="0.343cm" svg:viewBox="0 0 563 591" svg:d="M511 591l52-135h-11c-17 44-61 73-110 85-9 2-51 13-132 13h-255l216-252c3-2 4-4 4-7 0 0 0-1-4-6l-197-269h232c56 0 95 6 100 6 22 5 58 11 92 33 11 6 40 25 54 60h11l-52-119h-499c-10 0-10 0-12 2 0 2 0 10 0 15l223 306-218 255c-5 6-5 9-5 9 0 4 4 4 12 4z"><text:p/></draw:path><draw:path draw:style-name="gr3" draw:text-style-name="P22" svg:width="0.089cm" svg:height="0.198cm" svg:x="5.707cm" svg:y="1.046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2" svg:width="0.217cm" svg:height="0.079cm" svg:x="5.833cm" svg:y="1.128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6.103cm" svg:y="1.045cm" svg:viewBox="0 0 108 197" svg:d="M67 8c0-8-1-8-8-8-19 18-47 19-59 19v11c7 0 26 0 43-8v151c0 9 0 13-30 13h-11v11c5 0 42-1 53-1 10 0 47 1 53 1v-11h-11c-30 0-30-4-30-13z"><text:p/></draw:path><draw:path draw:style-name="gr3" draw:text-style-name="P22" svg:width="0.375cm" svg:height="0.936cm" svg:x="6.366cm" svg:y="0.171cm" svg:viewBox="0 0 376 937" svg:d="M20 918c14 0 21-10 21-19 0-15-10-22-19-22-11 0-22 7-22 22 0 21 22 38 47 38 65 0 89-98 119-221 32-133 60-269 82-403 16-90 32-174 46-229 5-20 19-74 36-74 13 0 23 7 25 9-14 1-21 10-21 21 0 14 10 20 20 20 11 0 22-6 22-20 0-23-23-40-47-40-33 0-55 46-79 132-2 5-59 216-105 493-12 64-24 134-37 193-8 31-28 111-62 111-15 0-24-11-26-11z"><text:p/></draw:path><draw:path draw:style-name="gr3" draw:text-style-name="P22" svg:width="0.162cm" svg:height="0.191cm" svg:x="6.853cm" svg:y="0.556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2" svg:width="0.199cm" svg:height="0.015cm" svg:x="7.062cm" svg:y="0.488cm" svg:viewBox="0 0 200 16" svg:d="M190 16c3 0 10 0 10-9 0-7-6-7-10-7h-178c-5 0-12 0-12 7 0 9 7 9 12 9z"><text:p/></draw:path><draw:path draw:style-name="gr3" draw:text-style-name="P22" svg:width="0.087cm" svg:height="0.141cm" svg:x="7.374cm" svg:y="0.316cm" svg:viewBox="0 0 88 142" svg:d="M55 7c0-7-1-7-8-7-16 13-40 13-43 13h-4v10h4c4 0 18-1 31-6v105c0 8 0 10-23 10h-10v10c11-2 30-2 42-2s32 0 44 2v-10h-11c-22 0-22-2-22-10z"><text:p/></draw:path><draw:polygon draw:style-name="gr3" draw:text-style-name="P22" svg:width="0.143cm" svg:height="0.015cm" svg:x="7.344cm" svg:y="0.488cm" svg:viewBox="0 0 144 16" draw:points="72,16 0,16 0,0 144,0 144,16"><text:p/></draw:polygon><draw:path draw:style-name="gr3" draw:text-style-name="P22" svg:width="0.105cm" svg:height="0.141cm" svg:x="7.363cm" svg:y="0.53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077cm" svg:height="0.294cm" svg:x="7.572cm" svg:y="0.346cm" svg:viewBox="0 0 78 295" svg:d="M72 0c-56 40-72 103-72 148 0 42 12 106 72 147 2 0 6 0 6-2 0-3-1-3-4-5-39-36-54-86-54-140 0-80 30-119 56-141 1-1 2-2 2-3 0-4-4-4-6-4z"><text:p/></draw:path><draw:path draw:style-name="gr3" draw:text-style-name="P22" svg:width="0.145cm" svg:height="0.061cm" svg:x="7.725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7.685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99cm" svg:height="0.015cm" svg:x="7.893cm" svg:y="0.488cm" svg:viewBox="0 0 200 16" svg:d="M190 16c3 0 10 0 10-9 0-7-6-7-10-7h-178c-5 0-12 0-12 7 0 9 7 9 12 9z"><text:p/></draw:path><draw:path draw:style-name="gr3" draw:text-style-name="P22" svg:width="0.145cm" svg:height="0.061cm" svg:x="8.238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8.139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073cm" svg:height="0.143cm" svg:x="8.335cm" svg:y="0.472cm" svg:viewBox="0 0 74 144" svg:d="M65 10c0-6-4-10-10-10-5 0-13 6-13 12s5 10 10 10c7 0 13-6 13-12zM74 112c0-4-2-4-3-4-4 0-4 0-6 5-3 12-12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8.471cm" svg:y="0.346cm" svg:viewBox="0 0 78 295" svg:d="M6 0c-2 0-6 0-6 4 0 1 1 2 2 3 27 24 54 64 54 141 0 61-19 109-50 138-6 4-6 4-6 7 0 1 1 2 4 2s32-19 51-56c15-24 23-57 23-91 0-41-13-107-72-148z"><text:p/></draw:path><draw:path draw:style-name="gr3" draw:text-style-name="P22" svg:width="0.178cm" svg:height="0.142cm" svg:x="8.599cm" svg:y="0.3cm" svg:viewBox="0 0 179 143" svg:d="M104 17c3-7 3-7 11-7h23c24 0 28 7 28 20 0 1 0 5-3 16v1c0 2 1 3 5 3s4-1 5-4l5-39c1-2 1-2 1-3 0-4-4-4-9-4h-147c-6 0-6 0-7 5l-15 38c0 1-1 4-1 4 0 1 1 3 5 3 2 0 2 0 5-4 9-26 16-36 45-36h23c1 0 4 0 6 0v2l-29 113c-1 7-1 8-24 8h-5c-4 0-4 1-4 1-2 3-3 4-3 6s1 3 4 3c7 0 13 0 19 0 7 0 13-1 20-1 8 0 14 1 21 1 6 0 13 0 20 0 0 0 5 0 5-6 0-4-4-4-7-4h-5c-5 0-11 0-17-1-1 0-2 0-2-2s0-2 1-4z"><text:p/></draw:path><draw:path draw:style-name="gr3" draw:text-style-name="P22" svg:width="0.15cm" svg:height="0.193cm" svg:x="8.83cm" svg:y="0.439cm" svg:viewBox="0 0 151 194" svg:d="M1 179c-1 5-1 6-1 6 0 6 6 9 11 9 11 0 12-9 14-19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9.024cm" svg:y="0.384cm" svg:viewBox="0 0 162 12" svg:d="M152 12c4 0 10 0 10-5 0-7-6-7-10-7h-144c-2 0-8 0-8 7 0 5 6 5 8 5z"><text:p/></draw:path><draw:path draw:style-name="gr3" draw:text-style-name="P22" svg:width="0.087cm" svg:height="0.141cm" svg:x="9.249cm" svg:y="0.302cm" svg:viewBox="0 0 88 142" svg:d="M55 7c0-7-1-7-8-7-16 13-40 13-43 13h-4v10h4c4 0 18-1 31-6v105c0 8 0 10-23 10h-10v10c11-2 30-2 42-2s32 0 44 2v-10h-11c-22 0-22-2-22-10z"><text:p/></draw:path><draw:path draw:style-name="gr3" draw:text-style-name="P22" svg:width="0.077cm" svg:height="0.294cm" svg:x="9.417cm" svg:y="0.346cm" svg:viewBox="0 0 78 295" svg:d="M72 0c-56 40-72 103-72 148 0 42 12 106 72 147 2 0 6 0 6-2 0-3-1-3-4-5-39-36-54-86-54-140 0-80 30-119 56-141 1-1 2-2 2-3 0-4-4-4-6-4z"><text:p/></draw:path><draw:path draw:style-name="gr3" draw:text-style-name="P22" svg:width="0.145cm" svg:height="0.061cm" svg:x="9.569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9.529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7-36 42-36 9 0 17 5 17 20 0 6-3 21-6 31z"><text:p/></draw:path><draw:path draw:style-name="gr3" draw:text-style-name="P22" svg:width="0.199cm" svg:height="0.015cm" svg:x="9.738cm" svg:y="0.488cm" svg:viewBox="0 0 200 16" svg:d="M190 16c3 0 10 0 10-9 0-7-6-7-10-7h-178c-5 0-12 0-12 7 0 9 7 9 12 9z"><text:p/></draw:path><draw:path draw:style-name="gr3" draw:text-style-name="P22" svg:width="0.145cm" svg:height="0.061cm" svg:x="10.081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9.984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073cm" svg:height="0.143cm" svg:x="10.18cm" svg:y="0.472cm" svg:viewBox="0 0 74 144" svg:d="M65 10c0-6-4-10-10-10-5 0-13 6-13 12s5 10 10 10c7 0 13-6 13-12zM74 112c0-4-2-4-3-4-4 0-4 0-6 5-3 12-12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10.315cm" svg:y="0.346cm" svg:viewBox="0 0 78 295" svg:d="M6 0c-2 0-6 0-6 4 0 1 1 2 2 3 27 24 54 64 54 141 0 61-19 109-50 138-6 4-6 4-6 7 0 1 1 2 4 2s32-19 51-56c15-24 23-57 23-91 0-41-13-107-72-148z"><text:p/></draw:path><draw:path draw:style-name="gr3" draw:text-style-name="P22" svg:width="0.09cm" svg:height="0.298cm" svg:x="10.465cm" svg:y="0.451cm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3" draw:text-style-name="P22" svg:width="0.18cm" svg:height="0.191cm" svg:x="10.599cm" svg:y="0.556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22" svg:width="0.193cm" svg:height="0.273cm" svg:x="10.792cm" svg:y="0.556cm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22" svg:width="0.097cm" svg:height="0.421cm" svg:x="11.044cm" svg:y="0.428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22" svg:width="0.22cm" svg:height="0.268cm" svg:x="11.277cm" svg:y="0.272cm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11.545cm" svg:y="0.142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22" svg:width="0.187cm" svg:height="0.083cm" svg:x="11.879cm" svg:y="0.051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11.679cm" svg:y="0.171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5-4 11-8 15z"><text:p/></draw:path><draw:path draw:style-name="gr3" draw:text-style-name="P22" svg:width="0.151cm" svg:height="0.208cm" svg:x="12.035cm" svg:y="0.317cm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 0 4z"><text:p/></draw:path><draw:path draw:style-name="gr3" draw:text-style-name="P22" svg:width="0.28cm" svg:height="0.099cm" svg:x="12.354cm" svg:y="0.305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12.933cm" svg:y="0.157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2.789cm" svg:y="0.27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22" svg:width="0.151cm" svg:height="0.208cm" svg:x="13.035cm" svg:y="0.317cm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22" svg:width="0.097cm" svg:height="0.421cm" svg:x="13.237cm" svg:y="0.142cm" svg:viewBox="0 0 98 422" svg:d="M98 211c0-32-4-84-27-132-25-51-63-79-67-79-2 0-4 2-4 4s0 3 7 10c43 41 67 108 67 197 0 72-15 147-68 199-6 6-6 7-6 9s2 3 4 3c4 0 43-29 68-82 22-46 26-93 26-129z"><text:p/></draw:path><draw:polygon draw:style-name="gr3" draw:text-style-name="P22" svg:width="2.235cm" svg:height="0.017cm" svg:x="11.217cm" svg:y="0.63cm" svg:viewBox="0 0 2236 18" draw:points="1117,18 0,18 0,0 2236,0 2236,18"><text:p/></draw:polygon><draw:path draw:style-name="gr3" draw:text-style-name="P22" svg:width="0.228cm" svg:height="0.191cm" svg:x="11.229cm" svg:y="0.905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22" svg:width="0.384cm" svg:height="0.505cm" svg:x="11.517cm" svg:y="0.713cm" svg:viewBox="0 0 385 506" svg:d="M132 506c14 0 14 0 19-8l231-481c3-6 3-7 3-9 0-4-3-8-8-8-6 0-7 4-10 8l-218 454-90-209-59 46 7 6 29-23z"><text:p/></draw:path><draw:polygon draw:style-name="gr3" draw:text-style-name="P22" svg:width="1.559cm" svg:height="0.017cm" svg:x="11.891cm" svg:y="0.713cm" svg:viewBox="0 0 1560 18" draw:points="780,18 0,18 0,0 1560,0 1560,18"><text:p/></draw:polygon><draw:path draw:style-name="gr3" draw:text-style-name="P22" svg:width="0.168cm" svg:height="0.281cm" svg:x="11.913cm" svg:y="0.81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22" svg:width="0.27cm" svg:height="0.133cm" svg:x="12.117cm" svg:y="0.84cm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22" svg:width="0.227cm" svg:height="0.186cm" svg:x="12.435cm" svg:y="0.91cm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ath draw:style-name="gr3" draw:text-style-name="P22" svg:width="0.27cm" svg:height="0.133cm" svg:x="12.693cm" svg:y="0.84cm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22" svg:width="0.017cm" svg:height="0.421cm" svg:x="13.049cm" svg:y="0.773cm" svg:viewBox="0 0 18 422" svg:d="M18 16c0-9 0-16-10-16-8 0-8 7-8 16v391c0 7 0 15 8 15 10 0 10-8 10-15z"><text:p/></draw:path><draw:path draw:style-name="gr3" draw:text-style-name="P22" svg:width="0.198cm" svg:height="0.277cm" svg:x="13.129cm" svg:y="0.905cm" svg:viewBox="0 0 199 278" svg:d="M1 260c-1 5-1 6-1 6 0 8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22" svg:width="0.017cm" svg:height="0.421cm" svg:x="13.384cm" svg:y="0.773cm" svg:viewBox="0 0 18 422" svg:d="M18 16c0-9 0-16-10-16-8 0-8 7-8 16v391c0 7 0 15 8 15 10 0 10-8 10-15z"><text:p/></draw:path><draw:path draw:style-name="gr3" draw:text-style-name="P22" svg:width="0.18cm" svg:height="0.133cm" svg:x="13.787cm" svg:y="0.085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22" svg:width="0.562cm" svg:height="0.59cm" svg:x="13.595cm" svg:y="0.343cm" svg:viewBox="0 0 563 591" svg:d="M511 591l52-135h-11c-17 44-61 73-110 85-9 2-51 13-132 13h-255l216-252c3-2 4-4 4-7 0 0 0-1-4-6l-197-269h232c56 0 95 6 100 6 22 5 58 11 92 33 11 6 40 25 54 60h11l-52-119h-499c-10 0-10 0-12 2 0 2 0 10 0 15l223 306-218 255c-5 6-5 9-5 9 0 4 4 4 12 4z"><text:p/></draw:path><draw:path draw:style-name="gr3" draw:text-style-name="P22" svg:width="0.13cm" svg:height="0.256cm" svg:x="13.585cm" svg:y="1.046cm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draw:path draw:style-name="gr3" draw:text-style-name="P22" svg:width="0.217cm" svg:height="0.079cm" svg:x="13.763cm" svg:y="1.128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14.032cm" svg:y="1.045cm" svg:viewBox="0 0 108 197" svg:d="M67 8c0-8-1-8-8-8-19 18-47 19-59 19v11c7 0 26 0 43-8v151c0 9 0 13-30 13h-11v11c5 0 42-1 53-1 10 0 47 1 53 1v-11h-11c-30 0-30-4-30-13z"><text:p/></draw:path><draw:path draw:style-name="gr3" draw:text-style-name="P22" svg:width="0.162cm" svg:height="0.191cm" svg:x="14.271cm" svg:y="0.556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2" svg:width="0.199cm" svg:height="0.015cm" svg:x="14.479cm" svg:y="0.488cm" svg:viewBox="0 0 200 16" svg:d="M190 16c3 0 10 0 10-9 0-7-6-7-10-7h-178c-5 0-12 0-12 7 0 9 7 9 12 9z"><text:p/></draw:path><draw:path draw:style-name="gr3" draw:text-style-name="P22" svg:width="0.087cm" svg:height="0.141cm" svg:x="14.793cm" svg:y="0.316cm" svg:viewBox="0 0 88 142" svg:d="M55 7c0-7-1-7-8-7-16 13-40 13-43 13h-4v10h4c4 0 18-1 31-6v105c0 8 0 10-23 10h-10v10c11-2 30-2 42-2s32 0 44 2v-10h-11c-22 0-22-2-22-10z"><text:p/></draw:path><draw:polygon draw:style-name="gr3" draw:text-style-name="P22" svg:width="0.143cm" svg:height="0.015cm" svg:x="14.761cm" svg:y="0.488cm" svg:viewBox="0 0 144 16" draw:points="72,16 0,16 0,0 144,0 144,16"><text:p/></draw:polygon><draw:path draw:style-name="gr3" draw:text-style-name="P22" svg:width="0.105cm" svg:height="0.141cm" svg:x="14.781cm" svg:y="0.53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077cm" svg:height="0.294cm" svg:x="14.991cm" svg:y="0.346cm" svg:viewBox="0 0 78 295" svg:d="M72 0c-56 40-72 103-72 148 0 42 12 106 72 147 2 0 6 0 6-2 0-3-1-3-4-5-39-36-54-86-54-140 0-80 30-119 56-141 1-1 2-2 2-3 0-4-4-4-6-4z"><text:p/></draw:path><draw:path draw:style-name="gr3" draw:text-style-name="P22" svg:width="0.145cm" svg:height="0.061cm" svg:x="15.143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15.102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7-36 42-36 9 0 17 5 17 20 0 6-3 21-6 31z"><text:p/></draw:path><draw:path draw:style-name="gr3" draw:text-style-name="P22" svg:width="0.199cm" svg:height="0.015cm" svg:x="15.311cm" svg:y="0.488cm" svg:viewBox="0 0 200 16" svg:d="M190 16c3 0 10 0 10-9 0-7-6-7-10-7h-178c-5 0-12 0-12 7 0 9 7 9 12 9z"><text:p/></draw:path><draw:path draw:style-name="gr3" draw:text-style-name="P22" svg:width="0.145cm" svg:height="0.061cm" svg:x="15.667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15.557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1cm" svg:height="0.184cm" svg:x="15.742cm" svg:y="0.472cm" svg:viewBox="0 0 101 185" svg:d="M101 8c0-4-4-8-10-8-7 0-13 7-13 12 0 6 5 10 10 10 7 0 13-6 13-14zM55 151c-5 16-19 27-31 27-4 0-6-2-7-2 5-2 6-8 6-10 0-5-3-10-10-10s-13 7-13 14c0 10 10 15 24 15s42-7 49-34l19-77c0-1 2-3 2-6 0-12-12-20-27-20-26 0-42 28-42 32s4 4 5 4c2 0 4-1 5-4 9-20 24-25 31-25 8 0 8 7 8 11s0 4 0 6z"><text:p/></draw:path><draw:path draw:style-name="gr3" draw:text-style-name="P22" svg:width="0.077cm" svg:height="0.294cm" svg:x="15.912cm" svg:y="0.346cm" svg:viewBox="0 0 78 295" svg:d="M6 0c-2 0-6 0-6 4 0 1 1 2 2 3 27 24 54 64 54 141 0 61-19 109-50 138-6 4-6 4-6 7 0 1 1 2 4 2s32-19 51-56c15-24 23-57 23-91 0-41-13-107-72-148z"><text:p/></draw:path><draw:path draw:style-name="gr3" draw:text-style-name="P22" svg:width="0.178cm" svg:height="0.142cm" svg:x="16.042cm" svg:y="0.3cm" svg:viewBox="0 0 179 143" svg:d="M104 17c3-7 3-7 11-7h23c24 0 28 7 28 20 0 1 0 5-3 16v1c0 2 1 3 5 3s4-1 5-4l5-39c1-2 1-2 1-3 0-4-4-4-9-4h-147c-6 0-6 0-7 5l-15 38c0 1-1 4-1 4 0 1 1 3 5 3 2 0 2 0 5-4 9-26 16-36 45-36h23c1 0 4 0 6 0v2l-29 113c-1 7-1 8-24 8h-5c-4 0-4 1-4 1-2 3-3 4-3 6s1 3 4 3c7 0 13 0 19 0 7 0 13-1 20-1 8 0 14 1 21 1 6 0 13 0 20 0 0 0 5 0 5-6 0-4-4-4-7-4h-5c-5 0-11 0-17-1-1 0-2 0-2-2s0-2 1-4z"><text:p/></draw:path><draw:path draw:style-name="gr3" draw:text-style-name="P22" svg:width="0.15cm" svg:height="0.193cm" svg:x="16.272cm" svg:y="0.439cm" svg:viewBox="0 0 151 194" svg:d="M1 179c-1 5-1 6-1 6 0 6 6 9 11 9 11 0 12-9 14-19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16.466cm" svg:y="0.384cm" svg:viewBox="0 0 162 12" svg:d="M152 12c4 0 10 0 10-5 0-7-6-7-10-7h-144c-2 0-8 0-8 7 0 5 6 5 8 5z"><text:p/></draw:path><draw:path draw:style-name="gr3" draw:text-style-name="P22" svg:width="0.087cm" svg:height="0.141cm" svg:x="16.69cm" svg:y="0.302cm" svg:viewBox="0 0 88 142" svg:d="M55 7c0-7-1-7-8-7-16 13-40 13-43 13h-4v10h4c4 0 18-1 31-6v105c0 8 0 10-23 10h-10v10c11-2 30-2 42-2s32 0 44 2v-10h-11c-22 0-22-2-22-10z"><text:p/></draw:path><draw:path draw:style-name="gr3" draw:text-style-name="P22" svg:width="0.077cm" svg:height="0.294cm" svg:x="16.858cm" svg:y="0.346cm" svg:viewBox="0 0 78 295" svg:d="M72 0c-56 40-72 103-72 148 0 42 12 106 72 147 2 0 6 0 6-2 0-3-1-3-4-5-39-36-54-86-54-140 0-80 30-119 56-141 1-1 2-2 2-3 0-4-4-4-6-4z"><text:p/></draw:path><draw:path draw:style-name="gr3" draw:text-style-name="P22" svg:width="0.145cm" svg:height="0.061cm" svg:x="17.012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16.971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7-36 42-36 9 0 17 5 17 20 0 6-3 21-6 31z"><text:p/></draw:path><draw:path draw:style-name="gr3" draw:text-style-name="P22" svg:width="0.199cm" svg:height="0.015cm" svg:x="17.18cm" svg:y="0.488cm" svg:viewBox="0 0 200 16" svg:d="M190 16c3 0 10 0 10-9 0-7-6-7-10-7h-178c-5 0-12 0-12 7 0 9 7 9 12 9z"><text:p/></draw:path><draw:path draw:style-name="gr3" draw:text-style-name="P22" svg:width="0.145cm" svg:height="0.061cm" svg:x="17.536cm" svg:y="0.358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17.426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1cm" svg:height="0.184cm" svg:x="17.61cm" svg:y="0.472cm" svg:viewBox="0 0 101 185" svg:d="M101 8c0-4-4-8-10-8-7 0-13 7-13 12 0 6 5 10 10 10 7 0 13-6 13-14zM55 151c-5 16-19 27-31 27-4 0-6-2-7-2 5-2 6-8 6-10 0-5-3-10-10-10s-13 7-13 14c0 10 10 15 24 15s42-7 49-34l19-77c0-1 2-3 2-6 0-12-12-20-27-20-26 0-42 28-42 32s4 4 5 4c2 0 4-1 5-4 9-20 24-25 31-25 8 0 8 7 8 11s0 4 0 6z"><text:p/></draw:path><draw:path draw:style-name="gr3" draw:text-style-name="P22" svg:width="0.077cm" svg:height="0.294cm" svg:x="17.781cm" svg:y="0.346cm" svg:viewBox="0 0 78 295" svg:d="M6 0c-2 0-6 0-6 4 0 1 1 2 2 3 27 24 54 64 54 141 0 61-19 109-50 138-6 4-6 4-6 7 0 1 1 2 4 2s32-19 51-56c15-24 23-57 23-91 0-41-13-107-72-148z"><text:p/></draw:path><draw:path draw:style-name="gr3" draw:text-style-name="P22" svg:width="0.097cm" svg:height="0.421cm" svg:x="17.938cm" svg:y="0.428cm" svg:viewBox="0 0 98 422" svg:d="M98 211c0-32-4-84-27-132-25-51-63-79-67-79-2 0-4 2-4 4s0 3 7 10c43 41 67 108 67 197 0 72-15 147-68 199-6 6-6 7-6 9s2 3 4 3c4 0 43-29 68-82 22-46 26-93 26-129z"><text:p/></draw:path><draw:path draw:style-name="gr3" draw:text-style-name="P22" svg:width="0.201cm" svg:height="0.298cm" svg:x="18.094cm" svg:y="0.451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22" svg:width="0.187cm" svg:height="0.083cm" svg:x="18.442cm" svg:y="0.44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8.309cm" svg:y="0.556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22" svg:width="0.127cm" svg:height="0.133cm" svg:x="18.556cm" svg:y="0.677cm" svg:viewBox="0 0 128 134" svg:d="M113 17c-12 2-16 9-16 17s6 12 11 12c7 0 17-5 17-20 0-20-23-26-39-26-45 0-86 41-86 83 0 25 18 51 55 51 51 0 73-30 73-33s-2-6-4-6-3 1-5 3c-23 28-58 28-64 28-20 0-30-14-30-32 0-10 4-42 19-63 11-14 27-23 42-23 4 0 18 0 27 9z"><text:p/></draw:path></draw:g></text:p>
      <text:p text:style-name="P3"/>
      <text:p text:style-name="P4"><draw:g text:anchor-type="as-char" svg:y="-0.303cm" draw:z-index="2" draw:style-name="gr1"><svg:title>TexMaths</svg:title><svg:desc>12§display§Let\;\;\vec{u}_{i} = \vec{x_{c}}-\vec{x_{i}}
\implies
d\vec{u_{i}} = d\vec{x_{i}}§svg§600§FALSE§</svg:desc><draw:polygon draw:style-name="gr2" draw:text-style-name="P21" svg:width="6.017cm" svg:height="0.365cm" svg:x="0cm" svg:y="0cm" svg:viewBox="0 0 6018 366" draw:points="3009,366 0,366 0,0 6018,0 6018,366"><text:p/></draw:polygon><draw:path draw:style-name="gr3" draw:text-style-name="P22" svg:width="0.255cm" svg:height="0.288cm" svg:x="0.017cm" svg:y="0.013cm" svg:viewBox="0 0 256 289" svg:d="M142 32c4-14 4-19 44-19 13 0 17 0 17-8 0-5-5-5-7-5-14 0-50 1-63 1-12 0-44-1-56-1-3 0-7 0-7 8 0 5 3 5 10 5 2 0 9 0 17 1 7 0 11 2 11 8 0 0 0 2-1 7l-57 227c-4 17-4 19-38 19-8 0-12 0-12 10 0 4 4 4 12 4h196c10 0 10 0 13-7l33-92c2-4 2-5 2-6s-2-4-5-4c-4 0-4 3-7 9-15 38-34 86-107 86h-40c-6 0-7 0-8 0-5 0-6 0-6-4 0-1 0-2 1-10z"><text:p/></draw:path><draw:path draw:style-name="gr3" draw:text-style-name="P22" svg:width="0.162cm" svg:height="0.191cm" svg:x="0.306cm" svg:y="0.116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13cm" svg:height="0.269cm" svg:x="0.493cm" svg:y="0.037cm" svg:viewBox="0 0 131 270" svg:d="M78 96h40c8 0 13 0 13-8 0-5-5-5-13-5h-36c14-61 16-69 16-71 0-8-4-12-12-12-1 0-13 0-16 16l-17 67h-41c-8 0-12 0-12 7 0 6 4 6 12 6h37c-31 120-32 126-32 135 0 22 17 39 38 39 45 0 69-62 69-66 0-3-4-3-6-3-4 0-4 1-5 6-19 44-42 54-57 54-8 0-12-6-12-20 0-10 0-14 2-20z"><text:p/></draw:path><draw:path draw:style-name="gr3" draw:text-style-name="P22" svg:width="0.187cm" svg:height="0.083cm" svg:x="0.942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7cm" svg:height="0.191cm" svg:x="0.882cm" svg:y="0.116cm" svg:viewBox="0 0 218 192" svg:d="M137 163c3 18 19 29 37 29 14 0 25-9 31-23 7-15 13-42 13-42 0-4-4-4-4-4-5 0-5 1-8 8-6 23-13 52-31 52-9 0-13-5-13-20 0-9 5-28 8-44l12-46c2-6 5-23 8-29 1-9 6-26 6-27 0-9-6-12-12-12-3 0-14 0-17 14-9 31-27 106-31 128-2 2-18 36-50 36-21 0-26-20-26-35 0-24 12-58 24-87 5-12 6-18 6-26 0-19-13-35-35-35-39 0-55 61-55 65 0 5 4 5 5 5 5 0 5 0 7-9 10-36 26-51 43-51 4 0 10 0 10 13 0 11-5 23-7 29-16 42-24 68-24 90 0 39 28 50 51 50 28 0 43-19 52-29z"><text:p/></draw:path><draw:path draw:style-name="gr3" draw:text-style-name="P22" svg:width="0.089cm" svg:height="0.198cm" svg:x="1.126cm" svg:y="0.169cm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4 7-27 20-37 31-37 5 0 8 3 8 10s-2 12-9 30z"><text:p/></draw:path><draw:path draw:style-name="gr3" draw:text-style-name="P22" svg:width="0.28cm" svg:height="0.099cm" svg:x="1.393cm" svg:y="0.146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1.96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.828cm" svg:y="0.116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3 56-56 56-17 0-23-14-23-28 0-10 2-18 7-37z"><text:p/></draw:path><draw:path draw:style-name="gr3" draw:text-style-name="P22" svg:width="0.127cm" svg:height="0.134cm" svg:x="2.074cm" svg:y="0.236cm" svg:viewBox="0 0 128 135" svg:d="M113 17c-12 2-16 9-16 17s6 12 11 12c7 0 17-5 17-20 0-20-23-26-39-26-45 0-86 41-86 83 0 25 18 52 55 52 51 0 73-31 73-34s-2-6-4-6-3 1-5 3c-23 28-58 28-64 28-20 0-30-14-30-32 0-10 4-42 19-63 11-14 27-23 42-23 4 0 18 0 27 9z"><text:p/></draw:path><draw:path draw:style-name="gr3" draw:text-style-name="P22" svg:width="0.257cm" svg:height="0.017cm" svg:x="2.356cm" svg:y="0.187cm" svg:viewBox="0 0 258 18" svg:d="M244 18c7 0 14 0 14-10 0-8-7-8-14-8h-230c-7 0-14 0-14 8 0 10 7 10 14 10z"><text:p/></draw:path><draw:path draw:style-name="gr3" draw:text-style-name="P22" svg:width="0.187cm" svg:height="0.083cm" svg:x="2.873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2.756cm" svg:y="0.116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22" svg:width="0.089cm" svg:height="0.198cm" svg:x="2.998cm" svg:y="0.169cm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4 7-27 20-37 31-37 5 0 8 3 8 10s-2 12-9 30z"><text:p/></draw:path><draw:path draw:style-name="gr3" draw:text-style-name="P22" svg:width="0.28cm" svg:height="0.099cm" svg:x="3.383cm" svg:y="0.146cm" svg:viewBox="0 0 281 100" svg:d="M266 17c8 0 15 0 15-9 0-8-7-8-13-8h-254c-7 0-14 0-14 8 0 9 7 9 14 9zM268 100c6 0 13 0 13-9 0-8-7-8-15-8h-252c-7 0-14 0-14 8 0 9 7 9 14 9z"><text:p/></draw:path><draw:path draw:style-name="gr3" draw:text-style-name="P22" svg:width="0.375cm" svg:height="0.232cm" svg:x="3.64cm" svg:y="0.079cm" svg:viewBox="0 0 376 233" svg:d="M284 84c17 14 39 27 53 33-15 6-36 18-53 32h-268c-9 0-16 0-16 8 0 9 7 9 14 9h251c-20 19-42 56-42 62 0 5 5 5 7 5 4 0 8 0 8-4 9-16 21-38 49-63 29-25 57-36 79-43 7-3 7-3 8-4 2 0 2-1 2-2 0-2 0-2 0-3l-3-1c-1 0-1 0-8-4-58-15-100-55-124-101-3-8-5-8-11-8-2 0-7 0-7 5 0 6 21 42 42 62h-251c-7 0-14 0-14 9 0 8 7 8 16 8z"><text:p/></draw:path><draw:path draw:style-name="gr3" draw:text-style-name="P22" svg:width="0.201cm" svg:height="0.298cm" svg:x="4.291cm" svg:y="0.012cm" svg:viewBox="0 0 202 299" svg:d="M202 5c0-1 0-5-6-5s-46 4-54 5c-3 0-5 2-5 7 0 6 3 6 9 6 21 0 22 4 22 7l-2 9-24 99c-9-15-21-26-40-26-49 0-102 62-102 124 0 39 23 68 56 68 9 0 30-2 56-32 3 18 18 32 38 32 16 0 25-10 31-24 7-14 13-41 13-42 0-5-4-5-4-5-5 0-5 3-6 9-9 27-16 52-33 52-12 0-13-10-13-19 0-11 1-14 4-20zM113 243c-1 8-1 8-9 16-18 23-34 30-46 30-22 0-28-24-28-39 0-22 13-75 24-94 12-24 31-39 49-39 27 0 34 34 34 37 0 2-1 5-3 7z"><text:p/></draw:path><draw:path draw:style-name="gr3" draw:text-style-name="P22" svg:width="0.187cm" svg:height="0.083cm" svg:x="4.623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7cm" svg:height="0.191cm" svg:x="4.504cm" svg:y="0.116cm" svg:viewBox="0 0 218 192" svg:d="M137 163c5 18 19 29 37 29 14 0 25-9 31-23 7-15 13-42 13-42 0-4-4-4-4-4-5 0-5 1-8 8-6 23-13 52-31 52-9 0-13-5-13-20 0-9 5-28 8-44l12-46c2-6 6-23 8-29 1-9 6-26 6-27 0-9-6-12-12-12-3 0-14 0-17 14-9 31-27 106-31 128-2 2-18 36-50 36-21 0-26-20-26-35 0-24 12-58 24-87 5-12 6-18 6-26 0-19-13-35-35-35-39 0-55 61-55 65 0 5 4 5 5 5 5 0 5 0 7-9 10-36 26-51 43-51 4 0 10 0 10 13 0 11-5 23-7 29-16 42-24 68-24 90 0 39 28 50 51 50 28 0 43-19 52-29z"><text:p/></draw:path><draw:path draw:style-name="gr3" draw:text-style-name="P22" svg:width="0.089cm" svg:height="0.198cm" svg:x="4.748cm" svg:y="0.169cm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4 7-27 20-37 31-37 5 0 8 3 8 10s-2 12-9 30z"><text:p/></draw:path><draw:path draw:style-name="gr3" draw:text-style-name="P22" svg:width="0.28cm" svg:height="0.099cm" svg:x="5.015cm" svg:y="0.146cm" svg:viewBox="0 0 281 100" svg:d="M266 17c8 0 15 0 15-9 0-8-7-8-13-8h-254c-7 0-14 0-14 8 0 9 7 9 14 9zM268 100c6 0 13 0 13-9 0-8-7-8-15-8h-252c-7 0-14 0-14 8 0 9 7 9 14 9z"><text:p/></draw:path><draw:path draw:style-name="gr3" draw:text-style-name="P22" svg:width="0.201cm" svg:height="0.298cm" svg:x="5.453cm" svg:y="0.012cm" svg:viewBox="0 0 202 299" svg:d="M202 5c0-1 0-5-6-5s-46 4-54 5c-3 0-5 2-5 7 0 6 3 6 9 6 21 0 22 4 22 7l-2 9-24 99c-9-15-21-26-40-26-49 0-102 62-102 124 0 39 23 68 56 68 9 0 30-2 56-32 3 18 18 32 38 32 16 0 25-10 31-24 7-14 13-41 13-42 0-5-4-5-4-5-5 0-5 3-6 9-9 27-16 52-33 52-12 0-13-10-13-19 0-11 1-14 4-20zM113 243c-1 8-1 8-9 16-18 23-34 30-46 30-22 0-28-24-28-39 0-22 13-75 24-94 12-24 31-39 49-39 27 0 34 34 34 37 0 2-1 5-3 7z"><text:p/></draw:path><draw:path draw:style-name="gr3" draw:text-style-name="P22" svg:width="0.187cm" svg:height="0.083cm" svg:x="5.786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5.669cm" svg:y="0.116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22" svg:width="0.089cm" svg:height="0.198cm" svg:x="5.911cm" svg:y="0.169cm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4 7-27 20-37 31-37 5 0 8 3 8 10s-2 12-9 30z"><text:p/></draw:path></draw:g></text:p>
      <text:p text:style-name="P4"/>
      <text:p text:style-name="P4"><draw:g text:anchor-type="as-char" svg:y="-0.676cm" draw:z-index="3" draw:style-name="gr1"><svg:title>TexMaths</svg:title><svg:desc>12§display§H(\vec{X_{d}}||\vec{X_{c}}) = 
\sum 
\frac{p(\vec{X_{d}} = \vec{x_{d}})}{n\sqrt{2^{k}\pi^{k}|\rho|}}
\sum_{i=1}^{n}
\int 
e^{-\frac{1}{2}\vec{u_{i}}^{T}\rho^{-1}\vec{u_{i}}}
log(\frac{p(\vec{X_{d}} = \vec{x_{d}})}{n\sqrt{2^{k}\pi^{k}|\rho|}}
\sum_{j=1}^{n}e^{-\frac{1}{2}
(\vec{u_{i}} + \vec{x_{i}}-\vec{x_{j}})^{T}\rho^{-1}(\vec{u_{i}}  + \vec{x_{i}} - \vec{x_{j}})})d \vec{u_{i}}§svg§600§FALSE§</svg:desc><draw:polygon draw:style-name="gr2" draw:text-style-name="P21" svg:width="18.39cm" svg:height="1.247cm" svg:x="0cm" svg:y="0cm" svg:viewBox="0 0 18391 1248" draw:points="9196,1248 0,1248 0,0 18391,0 18391,1248"><text:p/></draw:polygon><draw:path draw:style-name="gr3" draw:text-style-name="P22" svg:width="0.355cm" svg:height="0.288cm" svg:x="0.017cm" svg:y="0.406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2 0 42-1 54-1 8 0 18 0 26 0 10 0 20 1 28 1 4 0 8 0 8-8 0-5-3-5-12-5-15 0-26 0-26-9 0-1 0-3 0-6l29-116h129c-18 70-27 110-28 116-5 15-14 15-39 15-7 0-11 0-11 8 0 5 6 5 6 5 12 0 42-1 53-1 10 0 19 0 29 0 8 0 18 1 26 1 4 0 9 0 9-8 0-5-4-5-11-5-17 0-29 0-29-9 0-1 1-3 1-6z"><text:p/></draw:path><draw:path draw:style-name="gr3" draw:text-style-name="P22" svg:width="0.097cm" svg:height="0.421cm" svg:x="0.426cm" svg:y="0.376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2" svg:width="0.187cm" svg:height="0.083cm" svg:x="0.761cm" svg:y="0.28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0.56cm" svg:y="0.406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6-1-16-13 0-6 5-14 10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8 1 18 13 0 6-5 11-9 15z"><text:p/></draw:path><draw:path draw:style-name="gr3" draw:text-style-name="P22" svg:width="0.151cm" svg:height="0.208cm" svg:x="0.916cm" svg:y="0.549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4-9 31-22 31-8 0-10-6-10-14 0-6 1-8 2-12zM89 169c-3 7-10 14-16 19-3 3-14 12-27 12-11 0-22-7-22-28 0-16 8-48 16-60 13-24 28-28 37-28 20 0 26 22 26 25 0 1 0 4-1 4z"><text:p/></draw:path><draw:path draw:style-name="gr3" draw:text-style-name="P22" svg:width="0.017cm" svg:height="0.421cm" svg:x="1.145cm" svg:y="0.376cm" svg:viewBox="0 0 18 422" svg:d="M18 16c0-9 0-16-10-16-8 0-8 7-8 16v391c0 8 0 15 8 15 10 0 10-7 10-15z"><text:p/></draw:path><draw:path draw:style-name="gr3" draw:text-style-name="P22" svg:width="0.017cm" svg:height="0.421cm" svg:x="1.262cm" svg:y="0.376cm" svg:viewBox="0 0 18 422" svg:d="M18 16c0-9 0-16-10-16-8 0-8 7-8 16v391c0 8 0 15 8 15 10 0 10-7 10-15z"><text:p/></draw:path><draw:path draw:style-name="gr3" draw:text-style-name="P22" svg:width="0.187cm" svg:height="0.083cm" svg:x="1.529cm" svg:y="0.28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1.341cm" svg:y="0.406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7-1-17-13 0-6 6-14 11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22" svg:width="0.127cm" svg:height="0.133cm" svg:x="1.697cm" svg:y="0.623cm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22" svg:width="0.097cm" svg:height="0.421cm" svg:x="1.874cm" svg:y="0.376cm" svg:viewBox="0 0 98 422" svg:d="M98 211c0-32-4-84-27-132-25-51-63-79-67-79-2 0-4 2-4 4s0 3 7 10c43 41 67 108 67 197 0 72-15 146-68 199-6 6-6 7-6 9s2 3 4 3c4 0 43-29 68-83 22-45 26-92 26-128z"><text:p/></draw:path><draw:path draw:style-name="gr3" draw:text-style-name="P22" svg:width="0.28cm" svg:height="0.099cm" svg:x="2.155cm" svg:y="0.539cm" svg:viewBox="0 0 281 100" svg:d="M266 17c8 0 15 0 15-9 0-8-7-8-13-8h-254c-7 0-14 0-14 8 0 9 7 9 14 9zM268 100c6 0 13 0 13-9 0-8-7-8-15-8h-252c-7 0-14 0-14 8 0 9 7 9 14 9z"><text:p/></draw:path><draw:path draw:style-name="gr3" draw:text-style-name="P22" svg:width="0.562cm" svg:height="0.59cm" svg:x="2.6cm" svg:y="0.29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22" svg:width="0.22cm" svg:height="0.268cm" svg:x="3.294cm" svg:y="0.219cm" svg:viewBox="0 0 221 269" svg:d="M32 239c-3 14-3 18-22 18-5 0-10 0-10 7 0 3 2 5 6 5 11 0 23-2 35-2 14 0 29 2 42 2 2 0 7 0 7-8 0-4-4-4-10-4-20 0-20-4-20-8 0-6 17-74 19-83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3.56cm" svg:y="0.092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2" svg:width="0.187cm" svg:height="0.083cm" svg:x="3.895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3.693cm" svg:y="0.12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7-1-17-13 0-6 6-14 11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22" svg:width="0.151cm" svg:height="0.208cm" svg:x="4.05cm" svg:y="0.265cm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4-8 31-22 31-8 0-10-6-10-14 0-6 1-9 2-12zM89 169c-3 7-10 14-16 19-3 3-14 12-27 12-11 0-22-7-22-28 0-16 8-48 16-60 13-24 28-28 37-28 21 0 26 22 26 25 0 1 0 4-1 4z"><text:p/></draw:path><draw:path draw:style-name="gr3" draw:text-style-name="P22" svg:width="0.28cm" svg:height="0.099cm" svg:x="4.37cm" svg:y="0.249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4.948cm" svg:y="0.107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4.803cm" svg:y="0.219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5 11-2 21-11 21-22 0-12-10-16-17-16-12 0-23 12-23 25 0 19 22 28 40 28 28 0 43-30 44-32 5 15 20 32 46 32 44 0 68-55 68-65 0-5-4-5-5-5-3 0-5 2-6 5-14 46-43 55-56 55-17 0-23-13-23-27 0-10 2-18 7-37z"><text:p/></draw:path><draw:path draw:style-name="gr3" draw:text-style-name="P22" svg:width="0.151cm" svg:height="0.208cm" svg:x="5.05cm" svg:y="0.265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4-9 31-22 31-8 0-10-6-10-14 0-6 1-9 2-12zM89 169c-3 7-10 14-16 19-3 3-14 12-27 12-11 0-22-7-22-28 0-16 8-48 16-60 13-24 28-28 37-28 20 0 26 22 26 25 0 1 0 4-1 4z"><text:p/></draw:path><draw:path draw:style-name="gr3" draw:text-style-name="P22" svg:width="0.097cm" svg:height="0.421cm" svg:x="5.253cm" svg:y="0.092cm" svg:viewBox="0 0 98 422" svg:d="M98 211c0-32-4-84-27-132-25-51-63-79-67-79-2 0-4 2-4 4s0 3 7 10c43 41 67 108 67 197 0 72-15 146-68 199-6 6-6 7-6 9s2 3 4 3c4 0 43-29 68-83 22-45 26-92 26-128z"><text:p/></draw:path><draw:polygon draw:style-name="gr3" draw:text-style-name="P22" svg:width="2.086cm" svg:height="0.017cm" svg:x="3.307cm" svg:y="0.579cm" svg:viewBox="0 0 2087 18" draw:points="1044,18 0,18 0,0 2087,0 2087,18"><text:p/></draw:polygon><draw:path draw:style-name="gr3" draw:text-style-name="P22" svg:width="0.228cm" svg:height="0.191cm" svg:x="3.357cm" svg:y="0.86cm" svg:viewBox="0 0 229 192" svg:d="M25 162c-1 7-3 17-3 18 0 8 4 12 12 12 4 0 12-4 15-12 1 0 6-20 9-31l8-39c4-8 6-18 8-27s5-21 5-22c6-13 29-51 69-51 19 0 22 15 22 30 0 25-19 80-26 97-4 11-5 15-5 20 0 20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22" svg:width="0.384cm" svg:height="0.505cm" svg:x="3.645cm" svg:y="0.66cm" svg:viewBox="0 0 385 506" svg:d="M132 506c14 0 14 0 19-8l231-481c3-6 3-7 3-9 0-4-3-8-8-8-6 0-9 4-10 8l-218 455-90-210-59 46 7 6 29-23z"><text:p/></draw:path><draw:polygon draw:style-name="gr3" draw:text-style-name="P22" svg:width="1.333cm" svg:height="0.017cm" svg:x="4.02cm" svg:y="0.66cm" svg:viewBox="0 0 1334 18" draw:points="667,18 0,18 0,0 1334,0 1334,18"><text:p/></draw:polygon><draw:path draw:style-name="gr3" draw:text-style-name="P22" svg:width="0.168cm" svg:height="0.281cm" svg:x="4.041cm" svg:y="0.766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" draw:text-style-name="P22" svg:width="0.145cm" svg:height="0.208cm" svg:x="4.254cm" svg:y="0.72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22" svg:width="0.227cm" svg:height="0.186cm" svg:x="4.45cm" svg:y="0.863cm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ath draw:style-name="gr3" draw:text-style-name="P22" svg:width="0.145cm" svg:height="0.208cm" svg:x="4.716cm" svg:y="0.72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22" svg:width="0.017cm" svg:height="0.421cm" svg:x="4.952cm" svg:y="0.727cm" svg:viewBox="0 0 18 422" svg:d="M18 16c0-9 0-16-10-16-8 0-8 7-8 16v391c0 8 0 15 8 15 10 0 10-7 10-15z"><text:p/></draw:path><draw:path draw:style-name="gr3" draw:text-style-name="P22" svg:width="0.198cm" svg:height="0.277cm" svg:x="5.032cm" svg:y="0.86cm" svg:viewBox="0 0 199 278" svg:d="M1 260c-1 5-1 6-1 6 0 7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22" svg:width="0.017cm" svg:height="0.421cm" svg:x="5.287cm" svg:y="0.727cm" svg:viewBox="0 0 18 422" svg:d="M18 16c0-9 0-16-10-16-8 0-8 7-8 16v391c0 8 0 15 8 15 10 0 10-7 10-15z"><text:p/></draw:path><draw:path draw:style-name="gr3" draw:text-style-name="P22" svg:width="0.18cm" svg:height="0.133cm" svg:x="5.728cm" svg:y="0.034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22" svg:width="0.562cm" svg:height="0.59cm" svg:x="5.536cm" svg:y="0.29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22" svg:width="0.089cm" svg:height="0.198cm" svg:x="5.559cm" svg:y="0.996cm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2" svg:width="0.217cm" svg:height="0.079cm" svg:x="5.685cm" svg:y="1.077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5.955cm" svg:y="0.995cm" svg:viewBox="0 0 108 197" svg:d="M67 8c0-8 0-8-8-8-19 18-47 19-59 19v11c7 0 26 0 43-8v151c0 9 0 13-30 13h-11v11c5 0 42-2 53-2 10 0 47 2 53 2v-11h-11c-30 0-30-4-30-13z"><text:p/></draw:path><draw:path draw:style-name="gr3" draw:text-style-name="P22" svg:width="0.375cm" svg:height="0.937cm" svg:x="6.217cm" svg:y="0.115cm" svg:viewBox="0 0 376 938" svg:d="M20 919c14 0 21-10 21-21 0-14-10-21-19-21-11 0-22 7-22 21 0 22 22 40 47 40 65 0 89-100 119-221 32-134 60-268 82-404 16-90 32-174 46-229 5-20 19-74 36-74 13 0 23 7 25 9-14 1-21 10-21 21 0 14 10 20 20 20 11 0 22-6 22-20 0-23-23-40-47-40-33 0-55 46-79 132-2 5-59 216-105 493-12 63-24 135-37 193-8 31-28 110-62 110-15 0-24-9-26-9z"><text:p/></draw:path><draw:path draw:style-name="gr3" draw:text-style-name="P22" svg:width="0.162cm" svg:height="0.191cm" svg:x="6.704cm" svg:y="0.503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2" svg:width="0.199cm" svg:height="0.015cm" svg:x="6.914cm" svg:y="0.436cm" svg:viewBox="0 0 200 16" svg:d="M190 16c3 0 10 0 10-9 0-7-6-7-10-7h-178c-5 0-12 0-12 7 0 9 7 9 12 9z"><text:p/></draw:path><draw:path draw:style-name="gr3" draw:text-style-name="P22" svg:width="0.087cm" svg:height="0.141cm" svg:x="7.226cm" svg:y="0.265cm" svg:viewBox="0 0 88 142" svg:d="M55 7c0-7-1-7-8-7-16 13-40 13-43 13h-4v10h4c4 0 18-1 31-6v105c0 8 0 10-23 10h-10v10c11-2 30-2 42-2s32 0 44 2v-10h-11c-22 0-22-2-22-10z"><text:p/></draw:path><draw:polygon draw:style-name="gr3" draw:text-style-name="P22" svg:width="0.143cm" svg:height="0.015cm" svg:x="7.196cm" svg:y="0.436cm" svg:viewBox="0 0 144 16" draw:points="72,16 0,16 0,0 144,0 144,16"><text:p/></draw:polygon><draw:path draw:style-name="gr3" draw:text-style-name="P22" svg:width="0.105cm" svg:height="0.141cm" svg:x="7.215cm" svg:y="0.48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145cm" svg:height="0.061cm" svg:x="7.507cm" svg:y="0.307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72cm" svg:height="0.133cm" svg:x="7.403cm" svg:y="0.389cm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22" svg:width="0.073cm" svg:height="0.143cm" svg:x="7.609cm" svg:y="0.42cm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178cm" svg:height="0.142cm" svg:x="7.741cm" svg:y="0.249cm" svg:viewBox="0 0 179 143" svg:d="M104 17c3-7 3-7 11-7h23c24 0 28 7 28 20 0 1 0 5-3 16v1c0 2 1 3 5 3s4-1 5-4l5-39c1-2 1-2 1-3 0-4-4-4-9-4h-147c-6 0-6 0-7 5l-15 38c0 1-1 4-1 4 0 1 1 3 5 3 2 0 2 0 5-4 9-26 16-36 45-36h23c1 0 4 0 6 0v2l-29 113c-1 7-1 8-24 8h-5c-4 0-4 1-4 1-2 3-3 4-3 6s1 3 4 3c7 0 13 0 19 0 7 0 13-1 20-1 8 0 14 1 21 1 6 0 13 0 20 0 0 0 5 0 5-6 0-4-4-4-7-4h-5c-5 0-11 0-17-1-1 0-2 0-2-2s0-2 1-4z"><text:p/></draw:path><draw:path draw:style-name="gr3" draw:text-style-name="P22" svg:width="0.15cm" svg:height="0.193cm" svg:x="7.97cm" svg:y="0.389cm" svg:viewBox="0 0 151 194" svg:d="M1 179c-1 4-1 6-1 6 0 6 6 9 11 9 11 0 12-9 14-19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8.165cm" svg:y="0.332cm" svg:viewBox="0 0 162 12" svg:d="M152 12c4 0 10 0 10-5 0-7-6-7-10-7h-144c-2 0-8 0-8 7 0 5 6 5 8 5z"><text:p/></draw:path><draw:path draw:style-name="gr3" draw:text-style-name="P22" svg:width="0.087cm" svg:height="0.141cm" svg:x="8.39cm" svg:y="0.249cm" svg:viewBox="0 0 88 142" svg:d="M55 7c0-7-1-7-8-7-16 13-40 13-43 13h-4v10h4c4 0 18-1 31-6v105c0 8 0 10-23 10h-10v10c11-2 30-2 42-2s32 0 44 2v-10h-11c-22 0-22-2-22-10z"><text:p/></draw:path><draw:path draw:style-name="gr3" draw:text-style-name="P22" svg:width="0.145cm" svg:height="0.061cm" svg:x="8.641cm" svg:y="0.30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72cm" svg:height="0.133cm" svg:x="8.537cm" svg:y="0.389cm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22" svg:width="0.073cm" svg:height="0.143cm" svg:x="8.743cm" svg:y="0.42cm" svg:viewBox="0 0 74 144" svg:d="M65 10c0-6-4-10-10-10-5 0-13 6-13 12s5 10 10 10c7 0 13-6 13-12zM74 112c0-4-2-4-3-4-4 0-4 0-6 5-3 12-12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9cm" svg:height="0.298cm" svg:x="8.896cm" svg:y="0.399cm" svg:viewBox="0 0 91 299" svg:d="M91 5c0-1 0-5-6-5-9 0-39 4-51 4-3 1-8 1-8 9 0 5 4 5 10 5 20 0 20 4 20 7l-1 9-53 211c-1 4-2 7-2 14 0 24 19 40 38 40 15 0 26-9 33-24 8-17 13-41 13-42 0-5-5-5-5-5-5 0-5 2-7 8-7 28-16 53-31 53s-15-13-15-19c0-11 2-13 4-21z"><text:p/></draw:path><draw:path draw:style-name="gr3" draw:text-style-name="P22" svg:width="0.18cm" svg:height="0.191cm" svg:x="9.029cm" svg:y="0.503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22" svg:width="0.193cm" svg:height="0.272cm" svg:x="9.222cm" svg:y="0.503cm" svg:viewBox="0 0 194 273" svg:d="M193 28c1-3 1-5 1-8 0-8-4-12-12-12-4 0-15 4-16 18-9-15-24-26-40-26-49 0-101 60-101 120 0 42 25 67 55 67 26 0 46-20 51-25v1c-9 37-15 55-15 55-1 5-15 47-61 47-8 0-21-1-33-5 13-3 18-14 18-23 0-6-5-14-17-14-10 0-23 8-23 24 0 18 16 26 56 26 53 0 84-32 90-58zM138 132c-2 12-12 23-22 30-8 8-22 15-33 15-22 0-28-21-28-38 0-21 12-71 24-92 11-21 29-37 47-37 28 0 34 33 34 36 0 2 0 4-2 6z"><text:p/></draw:path><draw:path draw:style-name="gr3" draw:text-style-name="P22" svg:width="0.097cm" svg:height="0.421cm" svg:x="9.474cm" svg:y="0.376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2" svg:width="0.22cm" svg:height="0.268cm" svg:x="9.634cm" svg:y="0.219cm" svg:viewBox="0 0 221 269" svg:d="M32 239c-3 14-3 18-22 18-5 0-10 0-10 7 0 3 2 5 6 5 11 0 23-2 35-2 14 0 29 2 42 2 2 0 7 0 7-8 0-4-4-4-10-4-20 0-20-4-20-8 0-6 17-74 19-83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9.902cm" svg:y="0.092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2" svg:width="0.187cm" svg:height="0.083cm" svg:x="10.235cm" svg:y="0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10.035cm" svg:y="0.12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7-1-17-13 0-6 6-14 11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22" svg:width="0.151cm" svg:height="0.208cm" svg:x="10.391cm" svg:y="0.265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4-8 31-22 31-8 0-10-6-10-14 0-6 1-9 2-12zM89 169c-3 7-10 14-16 19-3 3-14 12-27 12-11 0-22-7-22-28 0-16 8-48 16-60 13-24 28-28 37-28 20 0 26 22 26 25 0 1 0 4-1 4z"><text:p/></draw:path><draw:path draw:style-name="gr3" draw:text-style-name="P22" svg:width="0.28cm" svg:height="0.099cm" svg:x="10.71cm" svg:y="0.249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11.29cm" svg:y="0.107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1.144cm" svg:y="0.21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5 11-2 21-11 21-22 0-12-10-16-17-16-12 0-23 12-23 25 0 19 22 28 41 28 27 0 43-30 43-32 5 15 20 32 47 32 43 0 67-55 67-65 0-5-4-5-5-5-3 0-5 2-6 5-13 46-42 55-56 55-17 0-23-13-23-27 0-10 2-18 7-37z"><text:p/></draw:path><draw:path draw:style-name="gr3" draw:text-style-name="P22" svg:width="0.151cm" svg:height="0.208cm" svg:x="11.391cm" svg:y="0.265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4-9 31-22 31-8 0-10-6-10-14 0-6 1-9 2-12zM89 169c-3 7-10 14-16 19-3 3-14 12-27 12-11 0-22-7-22-28 0-16 8-48 16-60 13-24 28-28 37-28 20 0 26 22 26 25 0 1 0 4-1 4z"><text:p/></draw:path><draw:path draw:style-name="gr3" draw:text-style-name="P22" svg:width="0.097cm" svg:height="0.421cm" svg:x="11.594cm" svg:y="0.092cm" svg:viewBox="0 0 98 422" svg:d="M98 211c0-32-4-84-27-132-25-51-63-79-67-79-2 0-4 2-4 4s0 3 7 10c43 41 67 108 67 197 0 72-15 146-68 199-6 6-6 7-6 9s2 3 4 3c4 0 43-29 68-83 22-45 26-92 26-128z"><text:p/></draw:path><draw:polygon draw:style-name="gr3" draw:text-style-name="P22" svg:width="2.086cm" svg:height="0.017cm" svg:x="9.647cm" svg:y="0.579cm" svg:viewBox="0 0 2087 18" draw:points="1044,18 0,18 0,0 2087,0 2087,18"><text:p/></draw:polygon><draw:path draw:style-name="gr3" draw:text-style-name="P22" svg:width="0.228cm" svg:height="0.191cm" svg:x="9.698cm" svg:y="0.86cm" svg:viewBox="0 0 229 192" svg:d="M25 162c-1 7-3 17-3 18 0 8 4 12 12 12 4 0 12-4 15-12 1 0 6-20 9-31l8-39c4-8 6-18 8-27s5-21 5-22c6-13 29-51 69-51 19 0 22 15 22 30 0 25-19 80-26 97-4 11-5 15-5 20 0 20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22" svg:width="0.384cm" svg:height="0.505cm" svg:x="9.986cm" svg:y="0.66cm" svg:viewBox="0 0 385 506" svg:d="M132 506c14 0 14 0 19-8l231-481c3-6 3-7 3-9 0-4-3-8-8-8-6 0-9 4-10 8l-218 455-90-210-59 46 7 6 29-23z"><text:p/></draw:path><draw:polygon draw:style-name="gr3" draw:text-style-name="P22" svg:width="1.333cm" svg:height="0.017cm" svg:x="10.361cm" svg:y="0.66cm" svg:viewBox="0 0 1334 18" draw:points="667,18 0,18 0,0 1334,0 1334,18"><text:p/></draw:polygon><draw:path draw:style-name="gr3" draw:text-style-name="P22" svg:width="0.168cm" svg:height="0.281cm" svg:x="10.383cm" svg:y="0.766cm" svg:viewBox="0 0 169 282" svg:d="M32 249l46-44c66-59 91-80 91-122 0-49-37-83-90-83-48 0-79 40-79 77 0 23 22 23 22 23 8 0 22-5 22-22 0-11-8-23-22-23-4 0-4 0-5 1 9-27 32-43 57-43 39 0 57 34 57 70 0 33-22 67-45 92l-81 91c-5 5-5 5-5 16h157l12-73h-11c-2 12-4 31-9 37-3 3-31 3-40 3z"><text:p/></draw:path><draw:path draw:style-name="gr3" draw:text-style-name="P22" svg:width="0.145cm" svg:height="0.208cm" svg:x="10.594cm" svg:y="0.72cm" svg:viewBox="0 0 146 209" svg:d="M71 8c0 0 1-3 1-4 0-2-1-4-5-4-6 0-31 2-38 2-3 0-6 2-6 8 0 4 3 4 8 4 13 0 13 3 13 4 0 2 0 4-1 7l-41 168c-2 5-2 6-2 6 0 5 4 10 11 10s11-6 13-12c0-3 13-54 14-58 22 3 39 9 39 24 0 1 0 3-1 6-2 5-2 6-2 10 0 20 18 30 32 30 30 0 38-45 38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22" svg:width="0.227cm" svg:height="0.186cm" svg:x="10.791cm" svg:y="0.863cm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ath draw:style-name="gr3" draw:text-style-name="P22" svg:width="0.145cm" svg:height="0.208cm" svg:x="11.057cm" svg:y="0.72cm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22" svg:width="0.017cm" svg:height="0.421cm" svg:x="11.292cm" svg:y="0.727cm" svg:viewBox="0 0 18 422" svg:d="M18 16c0-9 0-16-10-16-8 0-8 7-8 16v391c0 8 0 15 8 15 10 0 10-7 10-15z"><text:p/></draw:path><draw:path draw:style-name="gr3" draw:text-style-name="P22" svg:width="0.198cm" svg:height="0.277cm" svg:x="11.372cm" svg:y="0.86cm" svg:viewBox="0 0 199 278" svg:d="M1 260c-1 5-1 6-1 6 0 7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22" svg:width="0.017cm" svg:height="0.421cm" svg:x="11.627cm" svg:y="0.727cm" svg:viewBox="0 0 18 422" svg:d="M18 16c0-9 0-16-10-16-8 0-8 7-8 16v391c0 8 0 15 8 15 10 0 10-7 10-15z"><text:p/></draw:path><draw:path draw:style-name="gr3" draw:text-style-name="P22" svg:width="0.18cm" svg:height="0.133cm" svg:x="12.069cm" svg:y="0.034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22" svg:width="0.562cm" svg:height="0.59cm" svg:x="11.878cm" svg:y="0.29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22" svg:width="0.13cm" svg:height="0.256cm" svg:x="11.867cm" svg:y="0.996cm" svg:viewBox="0 0 131 257" svg:d="M131 12c0-6-4-12-12-12-9 0-17 8-17 17 0 5 4 11 12 11s17-8 17-16zM67 211c-5 20-20 37-38 37-4 0-7-1-11-1 8-5 11-11 11-16 0-7-6-10-12-10-10 0-17 7-17 16 0 12 12 20 30 20 17 0 53-10 61-47l27-107c1-2 2-5 2-9 0-16-14-28-32-28-33 0-52 41-52 46 0 3 4 3 5 3 3 0 3-1 6-6 7-17 23-35 39-35 8 0 11 5 11 15 0 3-1 7-1 9z"><text:p/></draw:path><draw:path draw:style-name="gr3" draw:text-style-name="P22" svg:width="0.217cm" svg:height="0.079cm" svg:x="12.043cm" svg:y="1.077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12.315cm" svg:y="0.995cm" svg:viewBox="0 0 108 197" svg:d="M67 8c0-8-1-8-8-8-19 18-47 19-59 19v11c7 0 26 0 43-8v151c0 9 0 13-30 13h-11v11c5 0 42-2 53-2 10 0 47 2 53 2v-11h-11c-30 0-30-4-30-13z"><text:p/></draw:path><draw:path draw:style-name="gr3" draw:text-style-name="P22" svg:width="0.162cm" svg:height="0.191cm" svg:x="12.552cm" svg:y="0.503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22" svg:width="0.199cm" svg:height="0.015cm" svg:x="12.762cm" svg:y="0.436cm" svg:viewBox="0 0 200 16" svg:d="M190 16c3 0 10 0 10-9 0-7-6-7-10-7h-178c-5 0-12 0-12 7 0 9 7 9 12 9z"><text:p/></draw:path><draw:path draw:style-name="gr3" draw:text-style-name="P22" svg:width="0.087cm" svg:height="0.141cm" svg:x="13.074cm" svg:y="0.265cm" svg:viewBox="0 0 88 142" svg:d="M55 7c0-7-1-7-8-7-16 13-40 13-43 13h-4v10h4c4 0 18-1 31-6v105c0 8 0 10-23 10h-10v10c11-2 30-2 42-2s32 0 44 2v-10h-11c-22 0-22-2-22-10z"><text:p/></draw:path><draw:polygon draw:style-name="gr3" draw:text-style-name="P22" svg:width="0.143cm" svg:height="0.015cm" svg:x="13.044cm" svg:y="0.436cm" svg:viewBox="0 0 144 16" draw:points="72,16 0,16 0,0 144,0 144,16"><text:p/></draw:polygon><draw:path draw:style-name="gr3" draw:text-style-name="P22" svg:width="0.105cm" svg:height="0.141cm" svg:x="13.063cm" svg:y="0.48cm" svg:viewBox="0 0 106 142" svg:d="M106 101h-9c-1 3-3 17-6 19-2 1-20 1-23 1h-42c15-11 30-23 44-31 19-13 36-25 36-48 0-26-26-42-56-42-28 0-50 17-50 37 0 11 10 13 12 13 6 0 13-4 13-13 0-7-6-11-13-12 7-9 19-15 34-15 20 0 38 12 38 32 0 18-13 32-29 46l-53 44c-2 1-2 1-2 4v6h98z"><text:p/></draw:path><draw:path draw:style-name="gr3" draw:text-style-name="P22" svg:width="0.077cm" svg:height="0.294cm" svg:x="13.272cm" svg:y="0.295cm" svg:viewBox="0 0 78 295" svg:d="M72 0c-56 40-72 103-72 148 0 41 12 106 72 147 2 0 6 0 6-2 0-3-1-3-4-5-39-36-54-87-54-140 0-80 30-119 56-141 1-1 2-2 2-3 0-4-4-4-6-4z"><text:p/></draw:path><draw:path draw:style-name="gr3" draw:text-style-name="P22" svg:width="0.145cm" svg:height="0.061cm" svg:x="13.487cm" svg:y="0.307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72cm" svg:height="0.133cm" svg:x="13.384cm" svg:y="0.389cm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22" svg:width="0.073cm" svg:height="0.143cm" svg:x="13.589cm" svg:y="0.42cm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217cm" svg:height="0.217cm" svg:x="13.723cm" svg:y="0.332cm" svg:viewBox="0 0 218 218" svg:d="M116 116h92c3 0 10 0 10-7s-7-7-10-7h-92v-91c0-4 0-11-7-11s-7 7-7 11v91h-91c-4 0-11 0-11 7s7 7 11 7h91v91c0 4 0 11 7 11s7-6 7-11z"><text:p/></draw:path><draw:path draw:style-name="gr3" draw:text-style-name="P22" svg:width="0.145cm" svg:height="0.061cm" svg:x="14.075cm" svg:y="0.307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59cm" svg:height="0.133cm" svg:x="13.977cm" svg:y="0.38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073cm" svg:height="0.143cm" svg:x="14.172cm" svg:y="0.42cm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199cm" svg:height="0.015cm" svg:x="14.319cm" svg:y="0.436cm" svg:viewBox="0 0 200 16" svg:d="M190 16c3 0 10 0 10-9 0-7-6-7-10-7h-178c-5 0-12 0-12 7 0 9 7 9 12 9z"><text:p/></draw:path><draw:path draw:style-name="gr3" draw:text-style-name="P22" svg:width="0.145cm" svg:height="0.061cm" svg:x="14.675cm" svg:y="0.30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14.564cm" svg:y="0.38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1cm" svg:height="0.184cm" svg:x="14.749cm" svg:y="0.42cm" svg:viewBox="0 0 101 185" svg:d="M101 8c0-4-4-8-10-8-7 0-13 7-13 12 0 6 5 10 10 10 7 0 13-6 13-14zM55 151c-5 16-19 27-31 27-4 0-6-2-7-2 5-2 6-8 6-10 0-5-3-10-10-10s-13 7-13 14c0 10 10 15 24 15s42-7 49-34l19-77c0-1 2-3 2-6 0-12-12-20-27-20-26 0-42 28-42 32s4 4 5 4c2 0 4-1 5-4 9-20 24-25 31-25 8 0 8 7 8 11s0 4 0 6z"><text:p/></draw:path><draw:path draw:style-name="gr3" draw:text-style-name="P22" svg:width="0.077cm" svg:height="0.294cm" svg:x="14.92cm" svg:y="0.295cm" svg:viewBox="0 0 78 295" svg:d="M6 0c-2 0-6 0-6 4 0 1 1 2 2 3 27 24 54 64 54 141 0 61-19 109-50 137-6 5-6 5-6 8 0 1 1 2 4 2s32-19 51-56c15-24 23-57 23-91 0-41-13-107-72-148z"><text:p/></draw:path><draw:path draw:style-name="gr3" draw:text-style-name="P22" svg:width="0.178cm" svg:height="0.142cm" svg:x="15.049cm" svg:y="0.249cm" svg:viewBox="0 0 179 143" svg:d="M104 17c3-7 3-7 11-7h23c24 0 28 7 28 20 0 1 0 5-3 16v1c0 2 1 3 5 3s4-1 5-4l5-39c1-2 1-2 1-3 0-4-4-4-9-4h-147c-6 0-6 0-7 5l-15 38c0 1-1 4-1 4 0 1 1 3 5 3 2 0 2 0 5-4 9-26 16-36 45-36h23c1 0 4 0 6 0v2l-29 113c-1 7-1 8-24 8h-5c-4 0-4 1-4 1-2 3-3 4-3 6s1 3 4 3c7 0 13 0 19 0 7 0 13-1 20-1 8 0 14 1 21 1 6 0 13 0 20 0 0 0 5 0 5-6 0-4-4-4-7-4h-4c-6 0-12 0-18-1-1 0-2 0-2-2s0-2 1-4z"><text:p/></draw:path><draw:path draw:style-name="gr3" draw:text-style-name="P22" svg:width="0.15cm" svg:height="0.193cm" svg:x="15.278cm" svg:y="0.389cm" svg:viewBox="0 0 151 194" svg:d="M1 179c-1 4-1 6-1 6 0 6 6 9 11 9 11 0 12-9 14-19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15.473cm" svg:y="0.332cm" svg:viewBox="0 0 162 12" svg:d="M152 12c4 0 10 0 10-5 0-7-6-7-10-7h-142c-4 0-10 0-10 7 0 5 6 5 10 5z"><text:p/></draw:path><draw:path draw:style-name="gr3" draw:text-style-name="P22" svg:width="0.087cm" svg:height="0.141cm" svg:x="15.697cm" svg:y="0.249cm" svg:viewBox="0 0 88 142" svg:d="M55 7c0-7-1-7-8-7-16 13-40 13-43 13h-4v10h4c4 0 18-1 31-6v105c0 8 0 10-23 10h-10v10c11-2 30-2 42-2s32 0 44 2v-10h-11c-22 0-22-2-22-10z"><text:p/></draw:path><draw:path draw:style-name="gr3" draw:text-style-name="P22" svg:width="0.077cm" svg:height="0.294cm" svg:x="15.866cm" svg:y="0.295cm" svg:viewBox="0 0 78 295" svg:d="M72 0c-56 40-72 103-72 148 0 41 12 106 72 147 2 0 6 0 6-2 0-3-1-3-4-5-39-36-54-87-54-140 0-80 30-119 56-141 1-1 2-2 2-3 0-4-4-4-6-4z"><text:p/></draw:path><draw:path draw:style-name="gr3" draw:text-style-name="P22" svg:width="0.145cm" svg:height="0.061cm" svg:x="16.08cm" svg:y="0.30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72cm" svg:height="0.133cm" svg:x="15.978cm" svg:y="0.389cm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22" svg:width="0.073cm" svg:height="0.143cm" svg:x="16.182cm" svg:y="0.42cm" svg:viewBox="0 0 74 144" svg:d="M65 10c0-6-4-10-10-10-5 0-13 6-13 12s5 10 10 10c7 0 13-6 13-12zM74 112c0-4-2-4-3-4-4 0-4 0-6 5-3 12-12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217cm" svg:height="0.217cm" svg:x="16.318cm" svg:y="0.332cm" svg:viewBox="0 0 218 218" svg:d="M116 116h92c3 0 10 0 10-7s-7-7-10-7h-92v-91c0-4 0-11-7-11s-7 7-7 11v91h-91c-4 0-11 0-11 7s7 7 11 7h91v91c0 4 0 11 7 11s7-6 7-11z"><text:p/></draw:path><draw:path draw:style-name="gr3" draw:text-style-name="P22" svg:width="0.145cm" svg:height="0.061cm" svg:x="16.669cm" svg:y="0.30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16.57cm" svg:y="0.38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073cm" svg:height="0.143cm" svg:x="16.766cm" svg:y="0.42cm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199cm" svg:height="0.015cm" svg:x="16.913cm" svg:y="0.436cm" svg:viewBox="0 0 200 16" svg:d="M190 16c3 0 10 0 10-9 0-7-6-7-10-7h-178c-5 0-12 0-12 7 0 9 7 9 12 9z"><text:p/></draw:path><draw:path draw:style-name="gr3" draw:text-style-name="P22" svg:width="0.145cm" svg:height="0.061cm" svg:x="17.269cm" svg:y="0.307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59cm" svg:height="0.133cm" svg:x="17.159cm" svg:y="0.38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cm" svg:height="0.184cm" svg:x="17.343cm" svg:y="0.42cm" svg:viewBox="0 0 101 185" svg:d="M101 8c0-4-4-8-10-8-7 0-13 7-13 12 0 6 5 10 10 10 7 0 13-6 13-14zM55 151c-5 16-19 27-31 27-4 0-6-2-7-2 5-2 6-8 6-10 0-5-3-10-10-10s-13 7-13 14c0 10 10 15 24 15s42-7 49-34l19-77c0-1 2-3 2-6 0-12-12-20-27-20-26 0-42 28-42 32s4 4 5 4c2 0 4-1 5-4 9-20 24-25 31-25 8 0 8 7 8 11s0 4 0 6z"><text:p/></draw:path><draw:path draw:style-name="gr3" draw:text-style-name="P22" svg:width="0.077cm" svg:height="0.294cm" svg:x="17.514cm" svg:y="0.295cm" svg:viewBox="0 0 78 295" svg:d="M6 0c-2 0-6 0-6 4 0 1 1 2 2 3 27 24 54 64 54 141 0 61-19 109-50 137-6 5-6 5-6 8 0 1 1 2 4 2s32-19 51-56c15-24 23-57 23-91 0-41-13-107-72-148z"><text:p/></draw:path><draw:path draw:style-name="gr3" draw:text-style-name="P22" svg:width="0.097cm" svg:height="0.421cm" svg:x="17.67cm" svg:y="0.376cm" svg:viewBox="0 0 98 422" svg:d="M98 211c0-32-4-84-27-132-25-51-63-79-67-79-2 0-4 2-4 4s0 3 7 10c43 41 67 108 67 197 0 72-15 146-68 199-6 6-6 7-6 9s2 3 4 3c4 0 43-29 68-83 22-45 26-92 26-128z"><text:p/></draw:path><draw:path draw:style-name="gr3" draw:text-style-name="P22" svg:width="0.201cm" svg:height="0.298cm" svg:x="17.827cm" svg:y="0.399cm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22" svg:width="0.187cm" svg:height="0.083cm" svg:x="18.159cm" svg:y="0.391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7cm" svg:height="0.191cm" svg:x="18.042cm" svg:y="0.503cm" svg:viewBox="0 0 218 192" svg:d="M137 163c5 18 19 29 37 29 14 0 25-10 31-23 7-15 13-42 13-42 0-5-4-5-4-5-5 0-5 2-8 9-6 23-13 51-31 51-9 0-13-4-13-19 0-9 5-29 8-44l12-46c2-6 6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3" draw:text-style-name="P22" svg:width="0.089cm" svg:height="0.198cm" svg:x="18.284cm" svg:y="0.561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/draw:g></text:p>
      <text:p text:style-name="P4"/>
      <text:p text:style-name="P5"><draw:g text:anchor-type="as-char" svg:y="-0.305cm" draw:z-index="4" draw:style-name="gr1"><svg:title>TexMaths</svg:title><svg:desc>12§display§Let\;\;\theta\;\;be \;\;the\;\;orthogonal\;\;svd\;\;of\;\; \rho§svg§600§FALSE§</svg:desc><draw:polygon draw:style-name="gr2" draw:text-style-name="P21" svg:width="6.803cm" svg:height="0.376cm" svg:x="0cm" svg:y="0.005cm" svg:viewBox="0 0 6804 377" draw:points="3402,377 0,377 0,0 6804,0 6804,377"><text:p/></draw:polygon><draw:path draw:style-name="gr3" draw:text-style-name="P22" svg:width="0.255cm" svg:height="0.288cm" svg:x="0.017cm" svg:y="0.009cm" svg:viewBox="0 0 256 289" svg:d="M142 32c4-14 4-19 44-19 13 0 17 0 17-8 0-5-5-5-7-5-14 0-50 1-63 1-12 0-44-1-56-1-3 0-7 0-7 8 0 5 3 5 10 5 2 0 9 0 17 1 7 0 11 2 11 8 0 0 0 2-1 7l-57 228c-4 16-4 19-38 19-8 0-12 0-12 9 0 4 4 4 12 4h196c10 0 10 0 13-7l33-92c2-4 2-5 2-5 0-2-2-5-5-5-4 0-4 3-7 10-15 38-34 86-107 86h-40c-6 0-7 0-8 0-5 0-6-1-6-3 0-3 0-4 1-11z"><text:p/></draw:path><draw:path draw:style-name="gr3" draw:text-style-name="P22" svg:width="0.162cm" svg:height="0.191cm" svg:x="0.306cm" svg:y="0.112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13cm" svg:height="0.269cm" svg:x="0.493cm" svg:y="0.035cm" svg:viewBox="0 0 131 270" svg:d="M78 96h40c8 0 13 0 13-8 0-5-5-5-13-5h-36c14-61 16-69 16-71 0-8-4-12-12-12-1 0-13 0-16 16l-17 67h-41c-8 0-12 0-12 7 0 6 4 6 12 6h37c-31 120-32 127-32 135 0 22 17 39 38 39 45 0 69-62 69-65 0-4-4-4-6-4-4 0-4 1-5 6-19 44-42 54-57 54-8 0-12-6-12-20 0-10 0-13 2-20z"><text:p/></draw:path><draw:path draw:style-name="gr3" draw:text-style-name="P22" svg:width="0.174cm" svg:height="0.303cm" svg:x="0.888cm" svg:y="0cm" svg:viewBox="0 0 175 304" svg:d="M175 86c0-27-8-86-51-86-59 0-124 119-124 216 0 41 12 88 50 88 60 0 125-123 125-218zM46 145c6-27 14-61 32-91 11-22 26-44 46-44 21 0 22 26 22 50 0 22-2 43-13 85zM130 159c-5 19-14 56-30 85-15 29-30 50-50 50-14 0-22-12-22-51 0-18 3-42 13-84z"><text:p/></draw:path><draw:path draw:style-name="gr3" draw:text-style-name="P22" svg:width="0.155cm" svg:height="0.298cm" svg:x="1.333cm" svg:y="0.005cm" svg:viewBox="0 0 156 299" svg:d="M82 5c0-1 0-5-6-5-10 0-40 4-52 4-2 1-7 1-7 8 0 6 3 6 9 6 21 0 22 4 22 7s-4 17-7 25l-34 140c-5 20-7 27-7 43 0 40 22 66 54 66 49 0 102-64 102-124 0-39-23-68-56-68-20 0-38 12-50 25zM41 165c3-9 3-10 7-15 22-27 40-33 50-33 16 0 28 12 28 39 0 24-14 73-23 90-13 28-33 43-49 43-14 0-28-12-28-42 0-8 0-16 6-43z"><text:p/></draw:path><draw:path draw:style-name="gr3" draw:text-style-name="P22" svg:width="0.162cm" svg:height="0.191cm" svg:x="1.514cm" svg:y="0.112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13cm" svg:height="0.269cm" svg:x="1.936cm" svg:y="0.035cm" svg:viewBox="0 0 131 270" svg:d="M78 96h40c8 0 13 0 13-8 0-5-5-5-13-5h-36c14-61 16-69 16-71 0-8-4-12-12-12-1 0-13 0-16 16l-17 67h-41c-8 0-12 0-12 7 0 6 4 6 12 6h37c-30 120-32 127-32 135 0 22 17 39 38 39 45 0 69-62 69-65 0-4-4-4-6-4-3 0-4 1-5 6-19 44-42 54-57 54-8 0-12-6-12-20 0-10 0-13 2-20z"><text:p/></draw:path><draw:path draw:style-name="gr3" draw:text-style-name="P22" svg:width="0.208cm" svg:height="0.298cm" svg:x="2.101cm" svg:y="0.005cm" svg:viewBox="0 0 209 299" svg:d="M98 5c0-1 0-5-4-5-11 0-42 4-53 4-4 1-9 1-9 8 0 6 4 6 11 6 21 0 22 4 22 7l-1 9-62 243c-2 6-2 8-2 10 0 10 8 12 12 12 7 0 14-6 16-12l8-31 10-39c2-9 4-18 7-27 1-4 3-18 5-19 1-5 14-29 28-40 9-7 22-14 41-14 18 0 23 14 23 30 0 21-17 68-28 93-2 10-4 16-4 24 0 19 14 35 34 35 40 0 57-62 57-65 0-5-5-5-6-5-4 0-4 2-6 8-7 22-21 52-43 52-8 0-11-3-11-14s3-20 8-30c6-18 25-68 25-94s-16-44-49-44c-26 0-47 13-62 32z"><text:p/></draw:path><draw:path draw:style-name="gr3" draw:text-style-name="P22" svg:width="0.162cm" svg:height="0.191cm" svg:x="2.341cm" svg:y="0.112cm" svg:viewBox="0 0 163 192" svg:d="M60 89c12 0 43 0 65-10 30-12 31-37 31-43 0-19-16-36-44-36-47 0-112 41-112 115 0 44 25 77 66 77 61 0 97-45 97-50 0-3-2-5-6-5-1 0-2 0-5 5-33 41-79 41-85 41-32 0-36-36-36-50 0-4 0-18 6-44zM41 79c15-63 59-69 71-69 20 0 31 12 31 26 0 43-69 43-85 43z"><text:p/></draw:path><draw:path draw:style-name="gr3" draw:text-style-name="P22" svg:width="0.18cm" svg:height="0.191cm" svg:x="2.769cm" svg:y="0.112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22" svg:width="0.172cm" svg:height="0.191cm" svg:x="2.969cm" svg:y="0.112cm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2" svg:width="0.13cm" svg:height="0.269cm" svg:x="3.168cm" svg:y="0.035cm" svg:viewBox="0 0 131 270" svg:d="M78 96h40c8 0 13 0 13-8 0-5-5-5-13-5h-36c14-61 16-69 16-71 0-8-4-12-12-12-1 0-13 0-16 16l-17 67h-41c-8 0-12 0-12 7 0 6 4 6 12 6h37c-31 120-32 127-32 135 0 22 17 39 38 39 45 0 69-62 69-65 0-4-4-4-6-4-3 0-4 1-5 6-19 44-42 54-57 54-8 0-12-6-12-20 0-10 0-13 2-20z"><text:p/></draw:path><draw:path draw:style-name="gr3" draw:text-style-name="P22" svg:width="0.208cm" svg:height="0.298cm" svg:x="3.335cm" svg:y="0.005cm" svg:viewBox="0 0 209 299" svg:d="M98 5c0-1 0-5-4-5-11 0-42 4-53 4-4 1-9 1-9 8 0 6 4 6 11 6 21 0 22 4 22 7l-1 9-62 243c-2 6-2 8-2 10 0 10 8 12 12 12 7 0 14-6 16-12l8-31 10-39c2-9 4-18 7-27 1-4 3-18 5-19 1-5 14-29 28-40 9-7 22-14 41-14 18 0 23 14 23 30 0 21-17 68-28 93-2 10-4 16-4 24 0 19 14 35 34 35 40 0 57-62 57-65 0-5-5-5-6-5-4 0-4 2-6 8-7 22-21 52-43 52-8 0-11-3-11-14s3-20 8-30c6-18 25-68 25-94s-16-44-49-44c-26 0-47 13-62 32z"><text:p/></draw:path><draw:path draw:style-name="gr3" draw:text-style-name="P22" svg:width="0.18cm" svg:height="0.191cm" svg:x="3.57cm" svg:y="0.112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22" svg:width="0.193cm" svg:height="0.273cm" svg:x="3.765cm" svg:y="0.112cm" svg:viewBox="0 0 194 274" svg:d="M193 28c1-3 1-5 1-8 0-8-4-12-12-12-4 0-15 4-16 18-9-15-24-26-40-26-49 0-101 60-101 120 0 42 25 67 55 67 26 0 46-20 51-25v1c-9 38-15 56-15 57-1 3-15 45-61 45-8 0-21-1-33-4 13-4 18-15 18-22s-5-14-17-14c-10 0-23 7-23 24 0 16 16 25 56 25 53 0 84-33 90-59zM138 132c-2 12-12 23-22 30-8 9-22 16-33 16-22 0-28-22-28-39 0-21 12-71 24-92 11-21 29-37 47-37 28 0 34 33 34 36 0 2 0 4-2 6z"><text:p/></draw:path><draw:path draw:style-name="gr3" draw:text-style-name="P22" svg:width="0.18cm" svg:height="0.191cm" svg:x="3.993cm" svg:y="0.112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22" svg:width="0.228cm" svg:height="0.191cm" svg:x="4.191cm" svg:y="0.112cm" svg:viewBox="0 0 229 192" svg:d="M25 162c-1 7-3 17-3 18 0 9 4 12 12 12 4 0 12-3 15-12 1 0 6-20 9-31l8-39c4-8 6-18 8-27s5-21 5-22c6-13 29-51 69-51 19 0 22 15 22 30 0 25-19 80-26 97-4 11-5 16-5 20 0 21 16 35 35 35 40 0 55-61 55-65s-3-4-5-4c-4 0-4 1-6 8-9 29-22 52-43 52-7 0-9-4-9-14s3-21 7-31c7-21 25-68 25-92 0-29-18-46-48-46-38 0-60 26-66 36-2-23-19-36-40-36-19 0-27 17-32 24-6 14-12 40-12 41 0 5 4 5 5 5 5 0 5 0 7-10 7-30 16-50 31-50 9 0 13 4 13 19 0 8-1 13-6 36z"><text:p/></draw:path><draw:path draw:style-name="gr3" draw:text-style-name="P22" svg:width="0.193cm" svg:height="0.191cm" svg:x="4.449cm" svg:y="0.112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9 16-18 22-34 30-46 30-22 0-28-23-28-40 0-20 13-73 24-93 12-25 31-40 49-40 28 0 34 34 34 37 0 2-1 5-3 7z"><text:p/></draw:path><draw:path draw:style-name="gr3" draw:text-style-name="P22" svg:width="0.09cm" svg:height="0.298cm" svg:x="4.674cm" svg:y="0.005cm" svg:viewBox="0 0 91 299" svg:d="M91 5c0-1 0-5-6-5-9 0-39 4-51 4-3 1-8 1-8 9 0 5 4 5 10 5 20 0 20 4 20 7l-1 9-53 211c-1 5-2 8-2 14 0 24 19 40 38 40 15 0 26-8 33-24 8-17 13-41 13-41 0-5-5-5-5-5-5 0-5 2-7 8-7 27-16 52-31 52s-15-13-15-19c0-11 2-12 4-20z"><text:p/></draw:path><draw:path draw:style-name="gr3" draw:text-style-name="P22" svg:width="0.155cm" svg:height="0.191cm" svg:x="5.045cm" svg:y="0.112cm" svg:viewBox="0 0 156 192" svg:d="M144 29c-12 0-20 9-20 19 0 6 3 12 13 12 9 0 19-7 19-24 0-19-18-36-50-36-56 0-72 43-72 61 0 34 31 41 44 42 22 5 44 10 44 34 0 10-9 46-61 46-6 0-39 0-49-22 17 1 28-11 28-24 0-10-8-14-16-14-12 0-24 9-24 28 0 24 24 41 60 41 70 0 86-50 86-69 0-16-8-27-14-33-11-11-23-13-42-17-16-3-31-7-31-26 0-11 9-37 47-37 10 0 31 2 38 19z"><text:p/></draw:path><draw:path draw:style-name="gr3" draw:text-style-name="P22" svg:width="0.185cm" svg:height="0.191cm" svg:x="5.233cm" svg:y="0.112cm" svg:viewBox="0 0 186 192" svg:d="M186 30c0-23-11-30-19-30-11 0-21 11-21 20 0 6 3 9 8 12 8 9 14 21 14 36 0 17-26 115-76 115-21 0-31-15-31-36 0-24 11-56 24-92 4-6 6-12 6-20 0-19-14-35-36-35-38 0-55 61-55 65 0 5 4 5 5 5 5 0 5 0 7-9 12-42 30-51 43-51 3 0 10 0 10 13 0 11-4 23-7 30-18 49-24 68-24 86 0 46 37 53 57 53 71 0 95-140 95-162z"><text:p/></draw:path><draw:path draw:style-name="gr3" draw:text-style-name="P22" svg:width="0.201cm" svg:height="0.298cm" svg:x="5.458cm" svg:y="0.005cm" svg:viewBox="0 0 202 299" svg:d="M202 5c0-1 0-5-6-5s-46 4-54 5c-3 0-5 2-5 7 0 6 3 6 9 6 21 0 22 4 22 7l-2 9-24 99c-9-15-21-26-40-26-49 0-102 62-102 124 0 40 23 68 56 68 9 0 30-2 56-31 3 17 18 31 38 31 16 0 25-10 31-24 7-14 13-41 13-41 0-5-4-5-4-5-5 0-5 2-6 8-9 27-16 52-33 52-12 0-13-10-13-19 0-11 1-13 4-20zM113 244c-1 7-1 8-9 15-18 23-34 30-46 30-22 0-28-22-28-39 0-21 13-75 24-94 12-24 31-39 49-39 27 0 34 34 34 37 0 2-1 5-3 7z"><text:p/></draw:path><draw:path draw:style-name="gr3" draw:text-style-name="P22" svg:width="0.18cm" svg:height="0.191cm" svg:x="5.913cm" svg:y="0.112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22" svg:width="0.21cm" svg:height="0.385cm" svg:x="6.122cm" svg:y="0cm" svg:viewBox="0 0 211 386" svg:d="M133 129h37c8 0 12 0 12-8 0-4-4-4-12-4h-34l9-50c1-8 6-38 10-43 3-8 11-14 20-14 1 0 12 0 19 7-18 1-21 17-21 23 0 10 7 15 15 15 11 0 23-9 23-26 0-19-19-29-36-29-14 0-42 7-54 50-3 9-3 12-14 67h-29c-8 0-13 0-13 7 0 5 3 5 12 5h27l-31 168c-8 41-15 79-37 79-1 0-12 0-20-7 20-1 24-17 24-24 0-10-9-15-17-15-11 0-23 10-23 26 0 19 18 30 36 30 24 0 40-26 48-41 14-28 24-78 24-82z"><text:p/></draw:path><draw:path draw:style-name="gr3" draw:text-style-name="P22" svg:width="0.198cm" svg:height="0.278cm" svg:x="6.598cm" svg:y="0.112cm" svg:viewBox="0 0 199 279" svg:d="M1 261c-1 4-1 6-1 7 0 6 5 11 12 11 10 0 14-8 14-9 3-3 16-60 28-107 8 17 22 29 42 29 49 0 103-60 103-122 0-46-27-70-57-70-42 0-87 42-99 94zM95 183c-30 0-36-34-36-38 0-2 2-10 3-16 12-47 17-63 26-79 18-32 39-40 52-40 16 0 30 12 30 40 0 24-13 73-24 92-14 27-34 41-51 41z"><text:p/></draw:path></draw:g></text:p>
      <text:p text:style-name="P6"><draw:g text:anchor-type="as-char" svg:y="-0.563cm" draw:z-index="5" draw:style-name="gr1"><svg:title>TexMaths</svg:title><svg:desc>12§display§Let\;\;\vec{\mu_{i}}=\frac{1}{\sqrt{2}}\theta^{-1}\vec{u_{i}}
\implies 
\vec{u_{i}} = \sqrt{2}\theta\vec{\mu_{i}}
\implies
\vec{u_{i}}^{T}
= \sqrt{2}\vec{\mu_{i}}^{T}\theta^{T}
\implies d\vec{u_{i}} = \sqrt{2}|\theta|d\vec{\mu_{i}}§svg§600§FALSE§</svg:desc><draw:polygon draw:style-name="gr2" draw:text-style-name="P21" svg:width="15.915cm" svg:height="1.09cm" svg:x="0cm" svg:y="0.01cm" svg:viewBox="0 0 15916 1091" draw:points="7958,1091 0,1091 0,0 15916,0 15916,1091"><text:p/></draw:polygon><draw:path draw:style-name="gr3" draw:text-style-name="P22" svg:width="0.275cm" svg:height="0.331cm" svg:x="0.018cm" svg:y="0.318cm" svg:viewBox="0 0 276 332" svg:d="M153 37c5-16 5-22 48-22 14 0 18 0 18-9 0-6-6-6-8-6-14 0-53 1-67 1-13 0-48-1-61-1-3 0-8 0-8 10 0 5 4 5 12 5 1 0 9 0 18 2 8 0 11 1 11 8 0 0 0 3-1 8l-61 262c-5 18-5 22-41 22-9 0-13 0-13 9 0 6 4 6 13 6h211c11 0 11 0 14-8l36-106c2-4 2-6 2-6 0-3-2-5-6-5-3 0-3 2-7 11-16 44-37 99-116 99h-42c-7 0-8 0-9 0-5 0-7-2-7-6 0-1 0-2 2-11z"><text:p/></draw:path><draw:path draw:style-name="gr3" draw:text-style-name="P22" svg:width="0.175cm" svg:height="0.219cm" svg:x="0.33cm" svg:y="0.436cm" svg:viewBox="0 0 176 220" svg:d="M65 102c13 0 46 0 70-11 32-14 33-43 33-50 0-22-17-41-48-41-50 0-120 47-120 132 0 50 27 88 71 88 66 0 105-52 105-57 0-3-3-6-7-6-1 0-2 0-5 6-36 46-85 46-92 46-34 0-38-41-38-56 0-6 0-21 6-51zM44 91c17-73 63-80 76-80 22 0 33 14 33 30 0 50-73 50-91 50z"><text:p/></draw:path><draw:path draw:style-name="gr3" draw:text-style-name="P22" svg:width="0.14cm" svg:height="0.309cm" svg:x="0.532cm" svg:y="0.346cm" svg:viewBox="0 0 141 310" svg:d="M84 110h43c9 0 14 0 14-9 0-6-5-6-14-6h-39c16-70 18-78 18-81 0-10-5-14-13-14-1 0-14 0-18 18l-18 77h-44c-9 0-13 0-13 8 0 7 4 7 13 7h40c-34 138-35 146-35 154 0 27 18 46 42 46 47 0 73-72 73-76s-4-4-6-4c-4 0-4 1-5 7-21 51-46 62-61 62-9 0-13-7-13-22 0-13 0-15 1-24z"><text:p/></draw:path><draw:path draw:style-name="gr3" draw:text-style-name="P22" svg:width="0.202cm" svg:height="0.095cm" svg:x="1.084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46cm" svg:height="0.319cm" svg:x="0.951cm" svg:y="0.436cm" svg:viewBox="0 0 247 320" svg:d="M92 44c2-10 6-29 6-30 0-10-5-14-13-14-1 0-14 0-18 18l-66 281c-1 5-1 7-1 7 0 8 5 14 13 14 10 0 15-9 15-10 3-4 8-30 26-105 15 13 35 15 44 15 33 0 49-22 61-35 4 22 21 35 40 35 17 0 27-11 35-27 7-17 13-47 13-47 0-5-4-5-5-5-5 0-5 1-7 8-7 31-15 60-34 60-12 0-13-12-13-22 0-11 5-34 9-51l13-52c0-7 5-26 7-33 3-11 7-30 7-32 0-9-7-13-14-13-2 0-13 0-17 16l-22 91c-5 25-11 44-12 50 0 2-22 46-58 46-23 0-35-16-35-41 0-15 4-27 6-43z"><text:p/></draw:path><draw:path draw:style-name="gr3" draw:text-style-name="P22" svg:width="0.096cm" svg:height="0.228cm" svg:x="1.227cm" svg:y="0.496cm" svg:viewBox="0 0 97 229" svg:d="M89 14c0-6-4-14-13-14s-18 8-18 19c0 6 4 13 13 13s18-10 18-18zM23 186c-1 4-2 8-2 15 0 15 13 28 29 28 34 0 47-47 47-51s-4-4-5-4c-4 0-4 1-7 5-6 28-20 40-33 40-7 0-8-4-8-12 0-7 3-13 5-21 4-10 7-18 11-28 2-6 14-40 15-42 1-3 3-9 3-11 0-17-13-29-31-29-33 0-47 47-47 52 0 4 4 4 5 4 5 0 5-3 7-5 7-31 22-42 33-42 5 0 9 3 9 11 0 9-2 14-10 35z"><text:p/></draw:path><draw:path draw:style-name="gr3" draw:text-style-name="P22" svg:width="0.302cm" svg:height="0.113cm" svg:x="1.515cm" svg:y="0.471cm" svg:viewBox="0 0 303 114" svg:d="M287 19c8 0 16 0 16-9 0-10-8-10-14-10h-273c-8 0-16 0-16 10 0 9 8 9 16 9zM289 114c6 0 14 0 14-9 0-10-8-10-16-10h-271c-8 0-16 0-16 10 0 9 8 9 16 9z"><text:p/></draw:path><draw:path draw:style-name="gr3" draw:text-style-name="P22" svg:width="0.15cm" svg:height="0.323cm" svg:x="2.254cm" svg:y="0cm" svg:viewBox="0 0 151 324" svg:d="M94 12c0-11 0-12-11-12-29 30-69 30-83 30v17c9 0 36 0 60-14v252c0 18 0 24-42 24h-15v15c15-2 57-2 73-2 20 0 59 0 75 2v-15h-14c-41 0-43-6-43-24z"><text:p/></draw:path><draw:polygon draw:style-name="gr3" draw:text-style-name="P22" svg:width="0.607cm" svg:height="0.02cm" svg:x="2.025cm" svg:y="0.519cm" svg:viewBox="0 0 608 21" draw:points="303,21 0,21 0,0 608,0 608,21"><text:p/></draw:polygon><draw:path draw:style-name="gr3" draw:text-style-name="P22" svg:width="0.355cm" svg:height="0.484cm" svg:x="2.057cm" svg:y="0.616cm" svg:viewBox="0 0 356 485" svg:d="M144 434l-79-189c-4-7-7-7-8-7 0 0-3 0-8 3l-43 36c-6 4-6 7-6 7 0 3 1 5 4 5 4 0 12-5 15-11 4-1 11-7 15-11l90 210c3 8 7 8 11 8 6 0 7-3 11-8l207-458c3-7 3-8 3-9 0-6-4-10-9-10-4 0-8 3-11 10z"><text:p/></draw:path><draw:polygon draw:style-name="gr3" draw:text-style-name="P22" svg:width="0.228cm" svg:height="0.02cm" svg:x="2.404cm" svg:y="0.616cm" svg:viewBox="0 0 229 21" draw:points="114,21 0,21 0,0 229,0 229,21"><text:p/></draw:polygon><draw:path draw:style-name="gr3" draw:text-style-name="P22" svg:width="0.181cm" svg:height="0.323cm" svg:x="2.426cm" svg:y="0.712cm" svg:viewBox="0 0 182 324" svg:d="M35 287l49-51c71-68 98-93 98-141 0-56-40-95-97-95-51 0-85 45-85 88 0 26 23 26 23 26 9 0 25-5 25-24 0-13-9-27-25-27-4 0-4 0-5 2 10-32 35-50 62-50 42 0 61 39 61 80 0 39-23 77-48 106l-88 105c-5 5-5 5-5 18h169l13-84h-11c-3 13-5 35-9 42-4 5-35 5-44 5z"><text:p/></draw:path><draw:path draw:style-name="gr3" draw:text-style-name="P22" svg:width="0.188cm" svg:height="0.348cm" svg:x="2.704cm" svg:y="0.309cm" svg:viewBox="0 0 189 349" svg:d="M189 99c0-32-9-99-56-99-63 0-133 136-133 248 0 47 13 101 54 101 65 0 135-141 135-250zM49 167c7-32 16-71 35-105 12-25 29-51 49-51 24 0 25 30 25 58 0 25-3 49-14 98zM140 182c-5 22-15 63-33 98-15 33-32 57-53 57-15 0-24-15-24-59 0-20 4-49 14-96z"><text:p/></draw:path><draw:path draw:style-name="gr3" draw:text-style-name="P22" svg:width="0.215cm" svg:height="0.017cm" svg:x="2.946cm" svg:y="0.355cm" svg:viewBox="0 0 216 18" svg:d="M204 18c4 0 12 0 12-10 0-8-6-8-12-8h-191c-5 0-13 0-13 8 0 10 8 10 13 10z"><text:p/></draw:path><draw:path draw:style-name="gr3" draw:text-style-name="P22" svg:width="0.115cm" svg:height="0.225cm" svg:x="3.231cm" svg:y="0.225cm" svg:viewBox="0 0 116 226" svg:d="M72 10c0-10-1-10-9-10-20 21-50 22-63 22v12c8 0 28 0 47-9v173c0 11 0 16-33 16h-11v12c5 0 45-1 57-1 10 0 50 1 56 1v-12h-11c-33 0-33-5-33-16z"><text:p/></draw:path><draw:path draw:style-name="gr3" draw:text-style-name="P22" svg:width="0.202cm" svg:height="0.095cm" svg:x="3.54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34cm" svg:height="0.219cm" svg:x="3.413cm" svg:y="0.436cm" svg:viewBox="0 0 235 220" svg:d="M147 187c6 21 21 33 41 33 15 0 27-11 33-26 8-18 14-48 14-48 0-5-5-5-5-5-5 0-5 1-7 9-7 26-15 59-34 59-10 0-14-5-14-22 0-11 5-33 9-51l13-52c1-7 6-26 7-33 2-11 7-30 7-32 0-9-7-13-13-13-3 0-14 0-18 16-9 36-29 121-34 146-1 3-19 41-53 41-23 0-28-22-28-40 0-27 13-66 26-99 5-14 6-20 6-30 0-22-14-40-37-40-43 0-60 70-60 74 0 6 4 6 5 6 5 0 5 0 8-10 10-41 28-59 47-59 3 0 10 0 10 15 0 13-5 26-8 33-17 48-26 79-26 104 0 45 31 57 56 57 30 0 46-22 55-33z"><text:p/></draw:path><draw:path draw:style-name="gr3" draw:text-style-name="P22" svg:width="0.096cm" svg:height="0.228cm" svg:x="3.674cm" svg:y="0.496cm" svg:viewBox="0 0 97 229" svg:d="M89 14c0-6-4-14-13-14s-18 8-18 19c0 6 4 13 13 13s18-10 18-18zM23 186c-1 4-2 8-2 15 0 15 13 28 29 28 33 0 47-47 47-51s-4-4-5-4c-4 0-4 1-7 5-6 28-20 40-33 40-7 0-8-4-8-12 0-7 3-13 5-21 4-10 7-18 11-28 2-6 14-40 15-42 1-3 3-9 3-11 0-17-13-29-31-29-33 0-47 47-47 52 0 4 4 4 5 4 5 0 5-3 7-5 7-31 22-42 33-42 5 0 9 3 9 11 0 9-2 14-10 35z"><text:p/></draw:path><draw:path draw:style-name="gr3" draw:text-style-name="P22" svg:width="0.302cm" svg:height="0.113cm" svg:x="4.09cm" svg:y="0.471cm" svg:viewBox="0 0 303 114" svg:d="M287 19c8 0 16 0 16-9 0-10-8-10-14-10h-273c-8 0-16 0-16 10 0 9 8 9 16 9zM289 114c6 0 14 0 14-9 0-10-8-10-16-10h-271c-8 0-16 0-16 10 0 9 8 9 16 9z"><text:p/></draw:path><draw:path draw:style-name="gr3" draw:text-style-name="P22" svg:width="0.404cm" svg:height="0.266cm" svg:x="4.367cm" svg:y="0.396cm" svg:viewBox="0 0 405 267" svg:d="M307 96c18 17 42 31 57 38-17 7-39 20-57 37h-290c-9 0-17 0-17 9 0 10 8 10 16 10h270c-22 22-45 66-45 72 0 5 5 5 7 5 4 0 8 0 8-4 11-18 23-44 53-73 31-29 62-41 86-49 7-3 7-3 9-5 1 0 1-1 1-2 0-2 0-2 0-3l-3-2c-1 0-1 0-9-4-62-18-107-63-132-115-5-10-6-10-13-10-2 0-7 0-7 6s22 48 45 71h-270c-8 0-16 0-16 10 0 9 8 9 17 9z"><text:p/></draw:path><draw:path draw:style-name="gr3" draw:text-style-name="P22" svg:width="0.202cm" svg:height="0.095cm" svg:x="5.189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34cm" svg:height="0.219cm" svg:x="5.063cm" svg:y="0.436cm" svg:viewBox="0 0 235 220" svg:d="M147 187c6 21 21 33 41 33 15 0 27-11 33-26 8-18 14-48 14-48 0-5-5-5-5-5-5 0-5 1-7 9-7 26-15 59-34 59-10 0-14-5-14-22 0-11 5-33 9-51l13-52c1-7 6-26 7-33 2-11 7-30 7-32 0-9-7-13-13-13-3 0-14 0-18 16-9 36-29 121-34 146-1 3-19 41-53 41-23 0-28-22-28-40 0-27 13-66 26-99 5-14 6-20 6-30 0-22-14-40-37-40-43 0-60 70-60 74 0 6 4 6 5 6 5 0 5 0 8-10 10-41 28-59 47-59 3 0 10 0 10 15 0 13-5 26-8 33-17 48-26 79-26 104 0 45 31 57 56 57 30 0 46-22 55-33z"><text:p/></draw:path><draw:path draw:style-name="gr3" draw:text-style-name="P22" svg:width="0.096cm" svg:height="0.228cm" svg:x="5.324cm" svg:y="0.496cm" svg:viewBox="0 0 97 229" svg:d="M89 14c0-6-4-14-13-14s-18 8-18 19c0 6 4 13 13 13s18-10 18-18zM23 186c-1 4-2 8-2 15 0 15 13 28 29 28 33 0 47-47 47-51s-4-4-5-4c-4 0-4 1-7 5-6 28-20 40-33 40-7 0-8-4-8-12 0-7 3-13 5-21 4-10 7-18 11-28 2-6 14-40 15-42 1-3 3-9 3-11 0-17-13-29-31-29-33 0-47 47-47 52 0 4 4 4 5 4 5 0 5-3 7-5 7-31 22-42 33-42 5 0 9 3 9 11 0 9-2 14-10 35z"><text:p/></draw:path><draw:path draw:style-name="gr3" draw:text-style-name="P22" svg:width="0.302cm" svg:height="0.113cm" svg:x="5.613cm" svg:y="0.471cm" svg:viewBox="0 0 303 114" svg:d="M287 19c8 0 16 0 16-9 0-10-8-10-14-10h-273c-8 0-16 0-16 10 0 9 8 9 16 9zM289 114c6 0 14 0 14-9 0-10-8-10-16-10h-271c-8 0-16 0-16 10 0 9 8 9 16 9z"><text:p/></draw:path><draw:path draw:style-name="gr3" draw:text-style-name="P22" svg:width="0.355cm" svg:height="0.484cm" svg:x="6.1cm" svg:y="0.205cm" svg:viewBox="0 0 356 485" svg:d="M144 434l-79-189c-4-7-7-7-8-7 0 0-3 0-8 3l-43 36c-6 4-6 7-6 7 0 3 1 5 4 5 4 0 12-5 15-11 4-1 11-7 15-11l90 210c3 8 7 8 11 8 6 0 7-3 11-8l207-458c3-7 3-8 3-9 0-6-4-10-9-10-4 0-8 3-11 10z"><text:p/></draw:path><draw:polygon draw:style-name="gr3" draw:text-style-name="P22" svg:width="0.228cm" svg:height="0.02cm" svg:x="6.447cm" svg:y="0.205cm" svg:viewBox="0 0 229 21" draw:points="114,21 0,21 0,0 229,0 229,21"><text:p/></draw:polygon><draw:path draw:style-name="gr3" draw:text-style-name="P22" svg:width="0.181cm" svg:height="0.323cm" svg:x="6.469cm" svg:y="0.328cm" svg:viewBox="0 0 182 324" svg:d="M35 287l49-51c71-68 98-93 98-141 0-56-40-95-97-95-51 0-85 45-85 88 0 26 23 26 23 26 9 0 25-5 25-24 0-13-9-27-25-27-4 0-4 0-5 2 10-32 35-50 62-50 42 0 61 39 61 80 0 39-23 77-48 106l-88 105c-5 5-5 5-5 18h169l13-84h-11c-3 13-5 35-9 42-4 5-35 5-44 5z"><text:p/></draw:path><draw:path draw:style-name="gr3" draw:text-style-name="P22" svg:width="0.188cm" svg:height="0.348cm" svg:x="6.693cm" svg:y="0.309cm" svg:viewBox="0 0 189 349" svg:d="M189 99c0-32-9-99-56-99-63 0-133 136-133 248 0 47 13 101 54 101 65 0 135-141 135-250zM49 167c7-32 16-71 35-105 12-25 29-51 49-51 24 0 25 30 25 58 0 25-3 49-14 98zM140 182c-5 22-15 63-33 98-15 33-32 57-53 57-15 0-24-15-24-59 0-20 4-49 14-96z"><text:p/></draw:path><draw:path draw:style-name="gr3" draw:text-style-name="P22" svg:width="0.202cm" svg:height="0.095cm" svg:x="7.047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46cm" svg:height="0.319cm" svg:x="6.913cm" svg:y="0.436cm" svg:viewBox="0 0 247 320" svg:d="M92 44c2-10 6-29 6-30 0-10-5-14-13-14-1 0-14 0-18 18l-66 281c-1 5-1 7-1 7 0 8 5 14 13 14 10 0 15-9 15-10 3-4 8-30 26-105 15 13 35 15 44 15 33 0 49-22 61-35 4 22 21 35 40 35 17 0 27-11 35-27 7-17 13-47 13-47 0-5-4-5-5-5-5 0-5 1-7 8-7 31-15 60-34 60-12 0-13-12-13-22 0-11 5-34 9-51l13-52c0-7 5-26 7-33 3-11 7-30 7-32 0-9-7-13-14-13-2 0-13 0-17 16l-22 91c-5 25-11 44-12 50 0 2-22 46-58 46-23 0-35-16-35-41 0-15 4-27 6-43z"><text:p/></draw:path><draw:path draw:style-name="gr3" draw:text-style-name="P22" svg:width="0.096cm" svg:height="0.228cm" svg:x="7.188cm" svg:y="0.496cm" svg:viewBox="0 0 97 229" svg:d="M89 14c0-6-4-14-13-14s-18 8-18 19c0 6 4 13 13 13s18-10 18-18zM23 186c-1 4-2 8-2 15 0 15 13 28 29 28 33 0 47-47 47-51s-4-4-5-4c-4 0-4 1-7 5-6 28-20 40-33 40-7 0-8-4-8-12 0-7 3-13 5-21 4-10 7-18 11-28 2-6 14-40 15-42 1-3 3-9 3-11 0-17-13-29-31-29-33 0-47 47-47 52 0 4 4 4 5 4 5 0 5-3 7-5 7-31 22-42 33-42 5 0 9 3 9 11 0 9-2 14-10 35z"><text:p/></draw:path><draw:path draw:style-name="gr3" draw:text-style-name="P22" svg:width="0.302cm" svg:height="0.113cm" svg:x="7.602cm" svg:y="0.471cm" svg:viewBox="0 0 303 114" svg:d="M287 19c8 0 16 0 16-9 0-10-8-10-14-10h-273c-8 0-16 0-16 10 0 9 8 9 16 9zM289 114c6 0 14 0 14-9 0-10-8-10-16-10h-271c-8 0-16 0-16 10 0 9 8 9 16 9z"><text:p/></draw:path><draw:path draw:style-name="gr3" draw:text-style-name="P22" svg:width="0.404cm" svg:height="0.266cm" svg:x="7.881cm" svg:y="0.396cm" svg:viewBox="0 0 405 267" svg:d="M307 96c18 17 41 31 57 38-17 7-39 20-57 37h-290c-9 0-17 0-17 9 0 10 8 10 16 10h270c-22 22-45 66-45 72 0 5 5 5 7 5 4 0 8 0 8-4 11-18 23-44 53-73 31-29 62-41 86-49 7-3 7-3 9-5 1 0 1-1 1-2 0-2 0-2 0-3l-3-2c-1 0-1 0-9-4-62-18-107-63-132-115-5-10-6-10-13-10-2 0-7 0-7 6s22 48 45 71h-270c-8 0-16 0-16 10 0 9 8 9 17 9z"><text:p/></draw:path><draw:path draw:style-name="gr3" draw:text-style-name="P22" svg:width="0.202cm" svg:height="0.095cm" svg:x="8.703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34cm" svg:height="0.219cm" svg:x="8.575cm" svg:y="0.436cm" svg:viewBox="0 0 235 220" svg:d="M147 187c6 21 21 33 41 33 15 0 27-11 33-26 8-18 14-48 14-48 0-5-5-5-5-5-5 0-5 1-7 9-7 26-15 59-34 59-10 0-14-5-14-22 0-11 5-33 9-51l13-52c1-7 6-26 7-33 2-11 7-30 7-32 0-9-7-13-13-13-3 0-14 0-18 16-9 36-29 121-34 146-1 3-19 41-53 41-23 0-28-22-28-40 0-27 13-66 26-99 5-14 6-20 6-30 0-22-14-40-37-40-43 0-60 70-60 74 0 6 4 6 5 6 5 0 5 0 8-10 10-41 28-59 47-59 3 0 10 0 10 15 0 13-5 26-8 33-17 48-26 79-26 104 0 45 31 57 56 57 30 0 46-22 55-33z"><text:p/></draw:path><draw:path draw:style-name="gr3" draw:text-style-name="P22" svg:width="0.096cm" svg:height="0.228cm" svg:x="8.838cm" svg:y="0.496cm" svg:viewBox="0 0 97 229" svg:d="M89 14c0-6-4-14-13-14s-18 8-18 19c0 6 4 13 13 13s18-10 18-18zM23 186c-1 4-2 8-2 15 0 15 13 28 29 28 34 0 47-47 47-51s-4-4-5-4c-4 0-4 1-7 5-6 28-20 40-33 40-7 0-8-4-8-12 0-7 3-13 5-21 4-10 7-18 11-28 2-6 14-40 15-42 1-3 3-9 3-11 0-17-13-29-31-29-33 0-47 47-47 52 0 4 4 4 5 4 5 0 5-3 7-5 7-31 22-42 33-42 5 0 9 3 9 11 0 9-2 14-10 35z"><text:p/></draw:path><draw:path draw:style-name="gr3" draw:text-style-name="P22" svg:width="0.238cm" svg:height="0.229cm" svg:x="8.988cm" svg:y="0.195cm" svg:viewBox="0 0 239 230" svg:d="M142 25c2-11 3-11 9-13 2 0 13 0 20 0 19 0 28 0 36 3 13 4 14 15 14 26 0 6 0 11-1 28l-1 4c0 4 1 6 6 6 4 0 5-5 5-10l9-65c0-4-4-4-10-4h-195c-9 0-11 0-12 7l-19 60c-2 2-3 5-3 7 0 0 1 5 5 5s5-2 8-9c18-55 28-58 78-58h13c9 0 9 0 9 3 0 2 0 3-2 8l-41 178c-3 14-4 17-38 17-11 0-14 0-14 8 0 0 0 4 5 4 9 0 18-1 27-1 10 0 20 0 29 0 8 0 19 0 28 0s18 1 26 1c4 0 9 0 9-7 0-5-5-5-14-5-6 0-12 0-18 0-12-2-12-3-12-7 0-3 0-4 2-9z"><text:p/></draw:path><draw:path draw:style-name="gr3" draw:text-style-name="P22" svg:width="0.302cm" svg:height="0.113cm" svg:x="9.412cm" svg:y="0.471cm" svg:viewBox="0 0 303 114" svg:d="M287 19c8 0 16 0 16-9 0-10-8-10-14-10h-273c-8 0-16 0-16 10 0 9 8 9 16 9zM289 114c6 0 14 0 14-9 0-10-8-10-16-10h-271c-8 0-16 0-16 10 0 9 8 9 16 9z"><text:p/></draw:path><draw:path draw:style-name="gr3" draw:text-style-name="P22" svg:width="0.355cm" svg:height="0.484cm" svg:x="9.9cm" svg:y="0.205cm" svg:viewBox="0 0 356 485" svg:d="M144 434l-79-189c-4-7-7-7-8-7 0 0-3 0-8 3l-43 36c-6 4-6 7-6 7 0 3 1 5 4 5 4 0 12-5 15-11 4-1 11-7 15-11l90 210c3 8 7 8 11 8 6 0 7-3 11-8l207-458c3-7 3-8 3-9 0-6-4-10-9-10-4 0-8 3-11 10z"><text:p/></draw:path><draw:polygon draw:style-name="gr3" draw:text-style-name="P22" svg:width="0.228cm" svg:height="0.02cm" svg:x="10.246cm" svg:y="0.205cm" svg:viewBox="0 0 229 21" draw:points="114,21 0,21 0,0 229,0 229,21"><text:p/></draw:polygon><draw:path draw:style-name="gr3" draw:text-style-name="P22" svg:width="0.181cm" svg:height="0.323cm" svg:x="10.269cm" svg:y="0.328cm" svg:viewBox="0 0 182 324" svg:d="M35 287l49-51c71-68 98-93 98-141 0-56-40-95-97-95-51 0-85 45-85 88 0 26 23 26 23 26 9 0 25-5 25-24 0-13-9-27-25-27-4 0-4 0-5 2 10-32 35-50 62-50 42 0 61 39 61 80 0 39-23 77-48 106l-88 105c-5 5-5 5-5 18h169l13-84h-11c-3 13-5 35-9 42-4 5-35 5-44 5z"><text:p/></draw:path><draw:path draw:style-name="gr3" draw:text-style-name="P22" svg:width="0.202cm" svg:height="0.095cm" svg:x="10.621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46cm" svg:height="0.319cm" svg:x="10.488cm" svg:y="0.436cm" svg:viewBox="0 0 247 320" svg:d="M92 44c2-10 6-29 6-30 0-10-5-14-13-14-1 0-14 0-18 18l-66 281c-1 5-1 7-1 7 0 8 5 14 13 14 10 0 15-9 15-10 3-4 8-30 26-105 15 13 35 15 44 15 33 0 49-22 61-35 4 22 21 35 40 35 17 0 27-11 35-27 7-17 13-47 13-47 0-5-4-5-5-5-5 0-5 1-7 8-7 31-15 60-34 60-12 0-13-12-13-22 0-11 5-34 9-51l13-52c0-7 5-26 7-33 3-11 7-30 7-32 0-9-7-13-14-13-2 0-13 0-17 16l-22 91c-5 25-11 44-12 50 0 2-22 46-58 46-23 0-35-16-35-41 0-15 4-27 6-43z"><text:p/></draw:path><draw:path draw:style-name="gr3" draw:text-style-name="P22" svg:width="0.096cm" svg:height="0.228cm" svg:x="10.763cm" svg:y="0.496cm" svg:viewBox="0 0 97 229" svg:d="M89 14c0-6-4-14-13-14s-18 8-18 19c0 6 4 13 13 13s18-10 18-18zM23 186c-1 4-2 8-2 15 0 15 13 28 29 28 33 0 47-47 47-51s-4-4-5-4c-4 0-4 1-7 5-6 28-20 40-33 40-7 0-8-4-8-12 0-7 3-13 5-21 4-10 7-18 11-28 2-6 14-40 15-42 1-3 3-9 3-11 0-17-13-29-31-29-33 0-47 47-47 52 0 4 4 4 5 4 5 0 5-3 7-5 7-31 22-42 33-42 5 0 9 3 9 11 0 9-2 14-10 35z"><text:p/></draw:path><draw:path draw:style-name="gr3" draw:text-style-name="P22" svg:width="0.238cm" svg:height="0.229cm" svg:x="10.913cm" svg:y="0.195cm" svg:viewBox="0 0 239 230" svg:d="M142 25c2-11 3-11 9-13 2 0 13 0 20 0 19 0 28 0 36 3 13 4 14 15 14 26 0 6 0 11-1 28l-1 4c0 4 1 6 6 6 4 0 5-5 5-10l9-65c0-4-4-4-10-4h-195c-9 0-11 0-12 7l-19 60c-2 2-3 5-3 7 0 0 1 5 5 5s5-2 8-9c18-55 28-58 78-58h13c9 0 9 0 9 3 0 2 0 3-2 8l-41 178c-3 14-4 17-38 17-11 0-14 0-14 8 0 0 0 4 5 4 9 0 18-1 27-1 10 0 20 0 29 0 8 0 19 0 27 0 10 0 19 1 27 1 4 0 9 0 9-7 0-5-5-5-14-5-6 0-12 0-18 0-12-2-12-3-12-7 0-3 0-4 2-9z"><text:p/></draw:path><draw:path draw:style-name="gr3" draw:text-style-name="P22" svg:width="0.188cm" svg:height="0.348cm" svg:x="11.204cm" svg:y="0.309cm" svg:viewBox="0 0 189 349" svg:d="M189 99c0-32-9-99-56-99-63 0-133 136-133 248 0 47 13 101 54 101 65 0 135-141 135-250zM49 167c7-32 16-71 35-105 12-25 29-51 49-51 24 0 25 30 25 58 0 25-3 49-14 98zM140 182c-5 22-15 63-33 98-15 33-32 57-53 57-15 0-24-15-24-59 0-20 4-49 14-96z"><text:p/></draw:path><draw:path draw:style-name="gr3" draw:text-style-name="P22" svg:width="0.238cm" svg:height="0.229cm" svg:x="11.426cm" svg:y="0.219cm" svg:viewBox="0 0 239 230" svg:d="M142 25c2-11 3-11 9-13 2 0 13 0 20 0 19 0 28 0 36 3 13 4 14 15 14 26 0 6 0 11-1 28l-1 4c0 4 1 6 6 6 4 0 5-5 5-10l9-65c0-4-4-4-10-4h-197c-7 0-9 0-10 7l-19 60c-2 2-3 5-3 7 0 0 1 5 5 5s5-2 8-9c18-55 28-58 78-58h13c9 0 9 0 9 3 0 2 0 3-2 8l-41 178c-3 14-4 17-38 17-11 0-14 0-14 8 0 0 0 4 5 4 9 0 18-1 27-1 10 0 20 0 29 0 8 0 19 0 27 0 10 0 19 1 27 1 4 0 8 0 8-7 0-5-4-5-13-5-6 0-12 0-18 0-12-2-12-3-12-7 0-3 0-4 2-9z"><text:p/></draw:path><draw:path draw:style-name="gr3" draw:text-style-name="P22" svg:width="0.302cm" svg:height="0.113cm" svg:x="11.975cm" svg:y="0.471cm" svg:viewBox="0 0 303 114" svg:d="M287 19c8 0 16 0 16-9 0-10-8-10-14-10h-273c-8 0-16 0-16 10 0 9 8 9 16 9zM289 114c6 0 14 0 14-9 0-10-8-10-16-10h-271c-8 0-16 0-16 10 0 9 8 9 16 9z"><text:p/></draw:path><draw:path draw:style-name="gr3" draw:text-style-name="P22" svg:width="0.404cm" svg:height="0.266cm" svg:x="12.254cm" svg:y="0.396cm" svg:viewBox="0 0 405 267" svg:d="M307 96c18 17 42 31 57 38-17 7-39 20-57 37h-290c-9 0-17 0-17 9 0 10 8 10 16 10h270c-22 22-45 66-45 72 0 5 5 5 7 5 4 0 8 0 8-4 11-18 23-44 53-73 31-29 62-41 86-49 7-3 7-3 9-5 1 0 1-1 1-2 0-2 0-2 0-3l-3-2c-1 0-1 0-9-4-62-18-107-63-132-115-5-10-6-10-13-10-2 0-7 0-7 6s22 48 45 71h-270c-8 0-16 0-16 10 0 9 8 9 17 9z"><text:p/></draw:path><draw:path draw:style-name="gr3" draw:text-style-name="P22" svg:width="0.216cm" svg:height="0.342cm" svg:x="12.954cm" svg:y="0.309cm" svg:viewBox="0 0 217 343" svg:d="M217 6c0-2 0-6-6-6-7 0-49 4-58 6-3 0-6 2-6 8 0 7 4 7 11 7 22 0 23 4 23 8l-2 10-26 114c-9-18-22-30-43-30-53 0-110 71-110 141 0 47 25 79 61 79 9 0 32-3 59-37 4 20 20 37 42 37 17 0 27-11 33-28 8-16 15-46 15-48 0-5-6-5-6-5-5 0-5 2-6 9-9 32-17 61-35 61-13 0-14-12-14-22 0-12 1-15 4-23zM122 278c-2 10-2 11-9 20-20 26-38 34-51 34-23 0-30-26-30-45 0-25 15-86 26-108 13-27 34-45 53-45 30 0 36 40 36 42 0 3-1 6-2 9z"><text:p/></draw:path><draw:path draw:style-name="gr3" draw:text-style-name="P22" svg:width="0.202cm" svg:height="0.095cm" svg:x="13.312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34cm" svg:height="0.219cm" svg:x="13.186cm" svg:y="0.436cm" svg:viewBox="0 0 235 220" svg:d="M147 187c4 21 21 33 41 33 15 0 25-11 33-26 8-18 14-48 14-48 0-5-5-5-5-5-5 0-5 1-7 9-7 26-15 59-34 59-10 0-14-5-14-22 0-11 5-33 9-51l13-52c1-7 5-26 7-33 2-11 7-30 7-32 0-9-7-13-13-13-3 0-14 0-18 16-9 36-29 121-34 146-1 3-19 41-53 41-23 0-28-22-28-40 0-27 13-66 26-99 5-14 6-20 6-30 0-22-14-40-37-40-43 0-60 70-60 74 0 6 4 6 5 6 5 0 5 0 8-10 10-41 28-59 47-59 3 0 10 0 10 15 0 13-5 26-8 33-17 48-26 79-26 104 0 45 31 57 56 57 30 0 46-22 55-33z"><text:p/></draw:path><draw:path draw:style-name="gr3" draw:text-style-name="P22" svg:width="0.096cm" svg:height="0.228cm" svg:x="13.448cm" svg:y="0.496cm" svg:viewBox="0 0 97 229" svg:d="M89 14c0-6-4-14-13-14s-18 8-18 19c0 6 4 13 13 13s18-10 18-18zM23 186c-1 4-2 8-2 15 0 15 13 28 29 28 33 0 47-47 47-51s-4-4-5-4c-4 0-4 1-7 5-6 28-20 40-33 40-7 0-8-4-8-12 0-7 3-13 5-21 4-10 7-18 11-28 2-6 14-40 15-42 1-3 3-9 3-11 0-17-13-29-31-29-33 0-47 47-47 52 0 4 4 4 5 4 5 0 5-3 7-5 7-31 22-42 33-42 5 0 9 3 9 11 0 9-2 14-10 35z"><text:p/></draw:path><draw:path draw:style-name="gr3" draw:text-style-name="P22" svg:width="0.302cm" svg:height="0.113cm" svg:x="13.736cm" svg:y="0.471cm" svg:viewBox="0 0 303 114" svg:d="M287 19c8 0 16 0 16-9 0-10-8-10-14-10h-273c-8 0-16 0-16 10 0 9 8 9 16 9zM289 114c6 0 14 0 14-9 0-10-8-10-16-10h-271c-8 0-16 0-16 10 0 9 8 9 16 9z"><text:p/></draw:path><draw:path draw:style-name="gr3" draw:text-style-name="P22" svg:width="0.355cm" svg:height="0.484cm" svg:x="14.224cm" svg:y="0.205cm" svg:viewBox="0 0 356 485" svg:d="M144 434l-79-189c-4-7-7-7-8-7 0 0-3 0-8 3l-43 36c-6 4-6 7-6 7 0 3 1 5 4 5 4 0 12-5 15-11 4-1 11-7 15-11l90 210c3 8 7 8 11 8 6 0 7-3 11-8l207-458c3-7 3-8 3-9 0-6-4-10-9-10-4 0-8 3-11 10z"><text:p/></draw:path><draw:polygon draw:style-name="gr3" draw:text-style-name="P22" svg:width="0.228cm" svg:height="0.02cm" svg:x="14.57cm" svg:y="0.205cm" svg:viewBox="0 0 229 21" draw:points="114,21 0,21 0,0 229,0 229,21"><text:p/></draw:polygon><draw:path draw:style-name="gr3" draw:text-style-name="P22" svg:width="0.181cm" svg:height="0.323cm" svg:x="14.593cm" svg:y="0.328cm" svg:viewBox="0 0 182 324" svg:d="M35 287l49-51c71-68 98-93 98-141 0-56-40-95-97-95-51 0-85 45-85 88 0 26 23 26 23 26 9 0 25-5 25-24 0-13-9-27-25-27-4 0-4 0-5 2 10-32 35-50 62-50 42 0 61 39 61 80 0 39-23 77-48 106l-88 105c-5 5-5 5-5 18h169l13-84h-11c-3 13-5 35-9 42-4 5-35 5-44 5z"><text:p/></draw:path><draw:path draw:style-name="gr3" draw:text-style-name="P22" svg:width="0.018cm" svg:height="0.484cm" svg:x="14.852cm" svg:y="0.287cm" svg:viewBox="0 0 19 485" svg:d="M19 18c0-10 0-18-10-18-9 0-9 8-9 18v449c0 10 0 18 9 18 10 0 10-8 10-18z"><text:p/></draw:path><draw:path draw:style-name="gr3" draw:text-style-name="P22" svg:width="0.188cm" svg:height="0.348cm" svg:x="14.942cm" svg:y="0.309cm" svg:viewBox="0 0 189 349" svg:d="M189 99c0-32-9-99-56-99-63 0-133 136-133 248 0 47 13 101 54 101 65 0 135-141 135-250zM49 167c7-32 16-71 35-105 12-25 29-51 49-51 24 0 25 30 25 58 0 25-3 49-14 98zM140 182c-5 22-15 63-33 98-15 33-32 57-53 57-15 0-24-15-24-59 0-20 4-49 14-96z"><text:p/></draw:path><draw:path draw:style-name="gr3" draw:text-style-name="P22" svg:width="0.018cm" svg:height="0.484cm" svg:x="15.204cm" svg:y="0.287cm" svg:viewBox="0 0 19 485" svg:d="M19 18c0-10 0-18-10-18-9 0-9 8-9 18v449c0 10 0 18 9 18 10 0 10-8 10-18z"><text:p/></draw:path><draw:path draw:style-name="gr3" draw:text-style-name="P22" svg:width="0.216cm" svg:height="0.342cm" svg:x="15.294cm" svg:y="0.309cm" svg:viewBox="0 0 217 343" svg:d="M217 6c0-2 0-6-6-6-7 0-49 4-58 6-3 0-6 2-6 8 0 7 4 7 11 7 22 0 23 4 23 8l-2 10-26 114c-9-18-22-30-43-30-53 0-110 71-110 141 0 47 25 79 61 79 9 0 32-3 59-37 4 20 20 37 42 37 17 0 27-11 33-28 8-16 15-46 15-48 0-5-6-5-6-5-5 0-5 2-6 9-9 32-17 61-35 61-13 0-14-12-14-22 0-12 1-15 4-23zM122 278c-2 10-2 11-9 20-20 26-38 34-51 34-23 0-30-26-30-45 0-25 15-86 26-108 13-27 34-45 53-45 29 0 36 40 36 42 0 3-1 6-2 9z"><text:p/></draw:path><draw:path draw:style-name="gr3" draw:text-style-name="P22" svg:width="0.202cm" svg:height="0.095cm" svg:x="15.66cm" svg:y="0.305cm" svg:viewBox="0 0 203 96" svg:d="M163 58c-6 7-22 21-22 29 0 5 4 9 9 9 4 0 7-2 8-5 6-7 17-22 36-33 4 0 9-4 9-10 0-4-4-7-8-9-9-9-14-17-18-28-1-4-2-11-9-11-6 0-9 7-9 10 0 4 4 19 10 29h-153c-8 0-16 0-16 9 0 10 8 10 16 10z"><text:p/></draw:path><draw:path draw:style-name="gr3" draw:text-style-name="P22" svg:width="0.246cm" svg:height="0.319cm" svg:x="15.526cm" svg:y="0.436cm" svg:viewBox="0 0 247 320" svg:d="M92 44c2-10 6-29 6-30 0-10-5-14-13-14-1 0-14 0-18 18l-66 281c-1 5-1 7-1 7 0 8 5 14 13 14 10 0 15-9 15-10 3-4 8-30 26-105 15 13 35 15 44 15 33 0 49-22 61-35 4 22 21 35 40 35 17 0 27-11 35-27 7-17 13-47 13-47 0-5-4-5-5-5-5 0-5 1-7 8-7 31-15 60-34 60-12 0-13-12-13-22 0-11 5-34 9-51l13-52c0-7 5-26 7-33 3-11 7-30 7-32 0-9-7-13-14-13-2 0-13 0-17 16l-22 91c-5 25-11 44-12 50 0 2-22 46-58 46-23 0-35-16-35-41 0-15 4-27 6-43z"><text:p/></draw:path><draw:path draw:style-name="gr3" draw:text-style-name="P22" svg:width="0.096cm" svg:height="0.228cm" svg:x="15.801cm" svg:y="0.496cm" svg:viewBox="0 0 97 229" svg:d="M89 14c0-6-4-14-13-14s-18 8-18 19c0 6 4 13 13 13s18-10 18-18zM23 186c-1 4-2 8-2 15 0 15 13 28 29 28 33 0 47-47 47-51s-4-4-5-4c-4 0-4 1-7 5-6 28-20 40-33 40-7 0-8-4-8-12 0-7 3-13 5-21 4-10 7-18 11-28 2-6 14-40 15-42 1-3 3-9 3-11 0-17-13-29-31-29-33 0-47 47-47 52 0 4 4 4 5 4 5 0 5-3 7-5 7-31 22-42 33-42 5 0 9 3 9 11 0 9-2 14-10 35z"><text:p/></draw:path></draw:g></text:p>
      <text:p text:style-name="P5"/>
      <text:p text:style-name="P8"><draw:g text:anchor-type="as-char" svg:y="-0.653cm" draw:z-index="6" draw:style-name="gr1"><svg:title>TexMaths</svg:title><svg:desc>12§display§\implies
e^{-\frac{1}{2}\vec{u_{i}}^{T}\rho^{-1}\vec{u_{i}}} =
e^{-\frac{1}{2} \sqrt{2}\vec{\mu_{i}}^{T}\theta^{T}\rho^{-1}\sqrt{2}\theta\vec{\mu_{i}}}}
\newline= e^{-\vec{\mu_{i}}^{T}\theta^{T}\rho^{-1}\theta\vec{\mu_{i}}}
\newline= e^{-\vec{\mu_{i}}^{T}D_{\lambda}\vec{\mu_{i}}}
\newline= e^{-\sum_{k=1}^{m}\lambda_{k}\mu_{i, k}^{2}}
\newline=\prod_{k=1}^{m}e^{-\lambda_{k}\mu_{i,k}^{2}}§svg§600§FALSE§</svg:desc><draw:polygon draw:style-name="gr2" draw:text-style-name="P21" svg:width="18.569cm" svg:height="1.163cm" svg:x="0cm" svg:y="0.003cm" svg:viewBox="0 0 18570 1164" draw:points="9285,1164 0,1164 0,0 18570,0 18570,1164"><text:p/></draw:polygon><draw:path draw:style-name="gr3" draw:text-style-name="P22" svg:width="0.28cm" svg:height="0.099cm" svg:x="0.024cm" svg:y="0.503cm" svg:viewBox="0 0 281 100" svg:d="M266 17c8 0 15 0 15-9 0-8-7-8-13-8h-254c-7 0-14 0-14 8 0 9 7 9 14 9zM268 100c6 0 13 0 13-9 0-8-7-8-15-8h-252c-7 0-14 0-14 8 0 9 7 9 14 9z"><text:p/></draw:path><draw:path draw:style-name="gr3" draw:text-style-name="P22" svg:width="0.375cm" svg:height="0.232cm" svg:x="0.281cm" svg:y="0.436cm" svg:viewBox="0 0 376 233" svg:d="M284 84c17 14 40 26 53 33-15 6-36 18-53 32h-268c-9 0-16 0-16 8 0 9 7 9 14 9h251c-20 19-42 57-42 62s5 5 7 5c4 0 8 0 8-4 9-15 21-38 49-63 29-25 57-36 79-43 7-3 7-3 8-4 2 0 2-1 2-2 0-2 0-2 0-3l-3-1c-1 0-1 0-8-4-58-15-100-55-124-101-3-8-5-8-11-8-2 0-7 0-7 5 0 6 21 42 42 62h-251c-7 0-14 0-14 9 0 8 7 8 16 8z"><text:p/></draw:path><draw:path draw:style-name="gr3" draw:text-style-name="P22" svg:width="0.162cm" svg:height="0.191cm" svg:x="0.934cm" svg:y="0.471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199cm" svg:height="0.015cm" svg:x="1.142cm" svg:y="0.399cm" svg:viewBox="0 0 200 16" svg:d="M190 16c3 0 10 0 10-9 0-7-6-7-10-7h-178c-5 0-12 0-12 7 0 9 7 9 12 9z"><text:p/></draw:path><draw:path draw:style-name="gr3" draw:text-style-name="P22" svg:width="0.087cm" svg:height="0.141cm" svg:x="1.454cm" svg:y="0.228cm" svg:viewBox="0 0 88 142" svg:d="M55 7c0-7-1-7-8-7-16 13-40 13-43 13h-4v10h4c4 0 18-1 31-6v106c0 7 0 9-23 9h-10v10c11-1 30-1 42-1s32 0 44 1v-10h-11c-22 0-22-2-22-9z"><text:p/></draw:path><draw:polygon draw:style-name="gr3" draw:text-style-name="P22" svg:width="0.143cm" svg:height="0.015cm" svg:x="1.424cm" svg:y="0.399cm" svg:viewBox="0 0 144 16" draw:points="72,16 0,16 0,0 144,0 144,16"><text:p/></draw:polygon><draw:path draw:style-name="gr3" draw:text-style-name="P22" svg:width="0.105cm" svg:height="0.141cm" svg:x="1.444cm" svg:y="0.445cm" svg:viewBox="0 0 106 142" svg:d="M106 101h-9c-1 3-3 17-6 19-2 1-20 1-23 1h-42c15-10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145cm" svg:height="0.061cm" svg:x="1.735cm" svg:y="0.272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72cm" svg:height="0.134cm" svg:x="1.632cm" svg:y="0.355cm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3-24 4-9 6-21 7-28l6-25c3-9 6-21 6-23 0-5-4-10-10-10-10 0-12 10-15 20z"><text:p/></draw:path><draw:path draw:style-name="gr3" draw:text-style-name="P22" svg:width="0.073cm" svg:height="0.143cm" svg:x="1.837cm" svg:y="0.385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178cm" svg:height="0.142cm" svg:x="1.97cm" svg:y="0.212cm" svg:viewBox="0 0 179 143" svg:d="M104 17c3-7 3-7 11-7h23c24 0 28 7 28 20 0 1 0 5-3 16v1c0 2 1 3 5 3s4-1 5-4l5-39c1-2 1-2 1-3 0-4-4-4-9-4h-147c-6 0-6 0-7 5l-15 38c0 1-1 4-1 4 0 1 1 3 5 3 2 0 2 0 5-4 9-26 16-36 45-36h23c1 0 4 0 6 0v2l-29 113c-1 7-1 8-24 8h-5c-4 0-4 2-4 2-2 2-3 3-3 6 0 1 1 2 4 2 7 0 13 0 19 0 7 0 13-1 20-1 8 0 14 1 21 1 6 0 13 0 20 0 0 0 5 0 5-6 0-4-4-4-7-4h-5c-5 0-11 0-17-1-1 0-2 0-2-2 0-1 0-1 1-4z"><text:p/></draw:path><draw:path draw:style-name="gr3" draw:text-style-name="P22" svg:width="0.15cm" svg:height="0.194cm" svg:x="2.2cm" svg:y="0.355cm" svg:viewBox="0 0 151 195" svg:d="M1 179c-1 5-1 6-1 6 0 6 6 10 11 10 11 0 12-10 14-20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2.393cm" svg:y="0.298cm" svg:viewBox="0 0 162 12" svg:d="M152 12c4 0 10 0 10-5 0-7-6-7-10-7h-144c-2 0-8 0-8 7 0 5 6 5 8 5z"><text:p/></draw:path><draw:path draw:style-name="gr3" draw:text-style-name="P22" svg:width="0.087cm" svg:height="0.141cm" svg:x="2.618cm" svg:y="0.212cm" svg:viewBox="0 0 88 142" svg:d="M55 7c0-7-1-7-8-7-16 13-40 13-43 13h-4v10h4c4 0 18-1 31-6v106c0 7 0 9-23 9h-10v10c11-1 30-1 42-1s32 0 44 1v-10h-11c-22 0-22-2-22-9z"><text:p/></draw:path><draw:path draw:style-name="gr3" draw:text-style-name="P22" svg:width="0.145cm" svg:height="0.061cm" svg:x="2.869cm" svg:y="0.272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72cm" svg:height="0.134cm" svg:x="2.767cm" svg:y="0.355cm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4-24 3-9 5-21 6-28l6-25c3-9 6-21 6-23 0-5-4-10-10-10-10 0-12 10-15 20z"><text:p/></draw:path><draw:path draw:style-name="gr3" draw:text-style-name="P22" svg:width="0.073cm" svg:height="0.143cm" svg:x="2.971cm" svg:y="0.385cm" svg:viewBox="0 0 74 144" svg:d="M65 10c0-6-4-10-10-10-5 0-12 6-12 12s4 10 9 10c7 0 13-6 13-12zM74 112c0-4-2-4-3-4-4 0-4 0-6 5-3 12-12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28cm" svg:height="0.099cm" svg:x="3.247cm" svg:y="0.503cm" svg:viewBox="0 0 281 100" svg:d="M266 17c8 0 15 0 15-9 0-8-7-8-13-8h-254c-7 0-14 0-14 8 0 9 7 9 14 9zM268 100c6 0 13 0 13-9 0-8-7-8-15-8h-252c-7 0-14 0-14 8 0 9 7 9 14 9z"><text:p/></draw:path><draw:path draw:style-name="gr3" draw:text-style-name="P22" svg:width="0.162cm" svg:height="0.191cm" svg:x="3.689cm" svg:y="0.471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199cm" svg:height="0.015cm" svg:x="3.898cm" svg:y="0.399cm" svg:viewBox="0 0 200 16" svg:d="M190 16c3 0 10 0 10-9 0-7-6-7-10-7h-178c-5 0-12 0-12 7 0 9 7 9 12 9z"><text:p/></draw:path><draw:path draw:style-name="gr3" draw:text-style-name="P22" svg:width="0.087cm" svg:height="0.141cm" svg:x="4.21cm" svg:y="0.228cm" svg:viewBox="0 0 88 142" svg:d="M55 7c0-7-1-7-8-7-16 13-40 13-43 13h-4v10h4c4 0 18-1 31-6v106c0 7 0 9-23 9h-10v10c11-1 30-1 42-1s32 0 44 1v-10h-11c-22 0-22-2-22-9z"><text:p/></draw:path><draw:polygon draw:style-name="gr3" draw:text-style-name="P22" svg:width="0.143cm" svg:height="0.015cm" svg:x="4.18cm" svg:y="0.399cm" svg:viewBox="0 0 144 16" draw:points="72,16 0,16 0,0 144,0 144,16"><text:p/></draw:polygon><draw:path draw:style-name="gr3" draw:text-style-name="P22" svg:width="0.105cm" svg:height="0.141cm" svg:x="4.199cm" svg:y="0.445cm" svg:viewBox="0 0 106 142" svg:d="M106 101h-9c-1 3-3 17-6 19-2 1-20 1-23 1h-42c15-10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256cm" svg:height="0.296cm" svg:x="4.402cm" svg:y="0.224cm" svg:viewBox="0 0 257 297" svg:d="M103 264l-57-115c-2-2-3-5-5-5-1 0-3 0-5 3l-32 20c-4 4-4 5-4 6s2 4 4 4 2 0 6-3c3-2 12-8 15-11l65 128c2 6 4 6 7 6s6 0 9-6l148-278c3-3 3-5 3-6 0-5-4-7-6-7-5 0-7 2-9 6z"><text:p/></draw:path><draw:polygon draw:style-name="gr3" draw:text-style-name="P22" svg:width="0.168cm" svg:height="0.015cm" svg:x="4.651cm" svg:y="0.225cm" svg:viewBox="0 0 169 16" draw:points="84,16 0,16 0,0 169,0 169,16"><text:p/></draw:polygon><draw:path draw:style-name="gr3" draw:text-style-name="P22" svg:width="0.131cm" svg:height="0.196cm" svg:x="4.669cm" svg:y="0.287cm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2" svg:width="0.145cm" svg:height="0.061cm" svg:x="4.938cm" svg:y="0.272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75cm" svg:height="0.194cm" svg:x="4.834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2-6 5-17 5-18 0-6-5-10-11-10-10 0-13 11-14 14z"><text:p/></draw:path><draw:path draw:style-name="gr3" draw:text-style-name="P22" svg:width="0.073cm" svg:height="0.143cm" svg:x="5.043cm" svg:y="0.385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178cm" svg:height="0.142cm" svg:x="5.176cm" svg:y="0.212cm" svg:viewBox="0 0 179 143" svg:d="M104 17c3-7 3-7 11-7h23c24 0 28 7 28 20 0 1 0 5-3 16v1c0 2 1 3 5 3s4-1 5-4l5-39c1-2 1-2 1-3 0-4-4-4-9-4h-147c-6 0-6 0-7 5l-15 38c0 1-1 4-1 4 0 1 1 3 5 3 2 0 2 0 5-4 9-26 16-36 45-36h23c1 0 4 0 6 0v2l-29 113c-1 7-1 8-24 8h-5c-4 0-4 2-4 2-2 2-3 3-3 6 0 1 1 2 4 2 7 0 13 0 19 0 7 0 13-1 20-1 8 0 14 1 21 1 6 0 13 0 20 0 0 0 5 0 5-6 0-4-4-4-7-4h-5c-5 0-11 0-17-1-1 0-2 0-2-2 0-1 0-1 1-4z"><text:p/></draw:path><draw:path draw:style-name="gr3" draw:text-style-name="P22" svg:width="0.132cm" svg:height="0.212cm" svg:x="5.41cm" svg:y="0.277cm" svg:viewBox="0 0 133 213" svg:d="M133 65c0-31-12-65-41-65-44 0-92 79-92 148 0 35 13 65 41 65 45 0 92-82 92-148zM34 101c15-65 40-93 58-93 20 0 20 33 20 39 0 12-4 29-9 54zM100 112c-9 32-16 48-24 62-10 16-21 30-35 30-16 0-19-24-19-38 0-21 6-43 9-54z"><text:p/></draw:path><draw:path draw:style-name="gr3" draw:text-style-name="P22" svg:width="0.178cm" svg:height="0.142cm" svg:x="5.579cm" svg:y="0.212cm" svg:viewBox="0 0 179 143" svg:d="M104 17c3-7 3-7 11-7h23c24 0 28 7 28 20 0 1 0 5-3 16v1c0 2 1 3 5 3s4-1 5-4l5-39c1-2 1-2 1-3 0-4-4-4-9-4h-147c-6 0-6 0-7 5l-15 38c0 1-1 4-1 4 0 1 1 3 5 3 2 0 2 0 5-4 9-26 16-36 45-36h23c1 0 4 0 6 0v2l-29 113c-1 7-1 8-24 8h-5c-4 0-4 2-4 2-2 2-3 3-3 6 0 1 1 2 4 2 7 0 13 0 19 0 7 0 13-1 20-1 8 0 14 1 21 1 6 0 13 0 20 0 0 0 5 0 5-6 0-4-4-4-7-4h-4c-6 0-12 0-18-1-1 0-2 0-2-2 0-1 0-1 1-4z"><text:p/></draw:path><draw:path draw:style-name="gr3" draw:text-style-name="P22" svg:width="0.15cm" svg:height="0.194cm" svg:x="5.809cm" svg:y="0.355cm" svg:viewBox="0 0 151 195" svg:d="M1 179c-1 5-1 6-1 6 0 6 6 10 11 10 11 0 12-10 14-20 5-14 12-48 16-60 2 5 12 18 32 18 39 0 78-39 78-83 0-32-20-50-47-50-28 0-64 26-75 67zM73 126c-23 0-29-23-29-26 0-2 2-8 3-11 8-36 11-43 19-57 12-15 26-24 37-24 13 0 24 9 24 30 0 14-7 46-17 62-13 21-27 26-37 26z"><text:p/></draw:path><draw:path draw:style-name="gr3" draw:text-style-name="P22" svg:width="0.161cm" svg:height="0.011cm" svg:x="6.003cm" svg:y="0.298cm" svg:viewBox="0 0 162 12" svg:d="M152 12c4 0 10 0 10-5 0-7-6-7-10-7h-144c-2 0-8 0-8 7 0 5 6 5 8 5z"><text:p/></draw:path><draw:path draw:style-name="gr3" draw:text-style-name="P22" svg:width="0.087cm" svg:height="0.141cm" svg:x="6.227cm" svg:y="0.212cm" svg:viewBox="0 0 88 142" svg:d="M55 7c0-7-1-7-8-7-16 13-40 13-43 13h-4v10h4c4 0 18-1 31-6v106c0 7 0 9-23 9h-10v10c11-1 30-1 42-1s32 0 44 1v-10h-11c-22 0-22-2-22-9z"><text:p/></draw:path><draw:path draw:style-name="gr3" draw:text-style-name="P22" svg:width="0.256cm" svg:height="0.296cm" svg:x="6.39cm" svg:y="0.224cm" svg:viewBox="0 0 257 297" svg:d="M103 264l-57-115c-2-2-3-5-5-5-1 0-3 0-5 3l-32 20c-4 4-4 5-4 6s2 4 4 4 2 0 6-3c3-2 12-8 15-11l65 128c2 6 4 6 7 6s6 0 9-6l148-278c3-3 3-5 3-6 0-5-4-7-6-7-5 0-7 2-9 6z"><text:p/></draw:path><draw:polygon draw:style-name="gr3" draw:text-style-name="P22" svg:width="0.168cm" svg:height="0.015cm" svg:x="6.64cm" svg:y="0.225cm" svg:viewBox="0 0 169 16" draw:points="84,16 0,16 0,0 169,0 169,16"><text:p/></draw:polygon><draw:path draw:style-name="gr3" draw:text-style-name="P22" svg:width="0.131cm" svg:height="0.196cm" svg:x="6.658cm" svg:y="0.287cm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2" svg:width="0.132cm" svg:height="0.212cm" svg:x="6.826cm" svg:y="0.277cm" svg:viewBox="0 0 133 213" svg:d="M133 65c0-31-12-65-41-65-44 0-92 79-92 148 0 35 13 65 41 65 45 0 92-82 92-148zM34 101c15-65 40-93 58-93 20 0 20 33 20 39 0 12-4 29-9 54zM100 112c-9 32-16 48-24 62-10 16-21 30-35 30-16 0-19-24-19-38 0-21 6-43 9-54z"><text:p/></draw:path><draw:path draw:style-name="gr3" draw:text-style-name="P22" svg:width="0.145cm" svg:height="0.061cm" svg:x="7.096cm" svg:y="0.272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75cm" svg:height="0.194cm" svg:x="6.991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2-6 5-17 5-18 0-6-5-10-11-10-10 0-13 11-14 14z"><text:p/></draw:path><draw:path draw:style-name="gr3" draw:text-style-name="P22" svg:width="0.073cm" svg:height="0.143cm" svg:x="7.201cm" svg:y="0.385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28cm" svg:height="0.099cm" svg:x="7.477cm" svg:y="0.503cm" svg:viewBox="0 0 281 100" svg:d="M266 17c8 0 15 0 15-9 0-8-7-8-13-8h-254c-7 0-14 0-14 8 0 9 7 9 14 9zM268 100c6 0 13 0 13-9 0-8-7-8-15-8h-252c-7 0-14 0-14 8 0 9 7 9 14 9z"><text:p/></draw:path><draw:path draw:style-name="gr3" draw:text-style-name="P22" svg:width="0.162cm" svg:height="0.191cm" svg:x="7.918cm" svg:y="0.471cm" svg:viewBox="0 0 163 192" svg:d="M60 89c12 0 43 0 65-10 30-12 31-37 31-43 0-19-16-36-44-36-47 0-112 41-112 115 0 44 25 77 66 77 61 0 97-45 97-50 0-3-2-5-6-5-1 0-2 0-5 5-33 41-79 41-85 41-32 0-36-36-36-50 0-4 0-18 6-44zM41 79c15-63 59-69 71-69 20 0 31 12 31 26 0 43-69 43-85 43z"><text:p/></draw:path><draw:path draw:style-name="gr3" draw:text-style-name="P22" svg:width="0.199cm" svg:height="0.015cm" svg:x="8.128cm" svg:y="0.399cm" svg:viewBox="0 0 200 16" svg:d="M190 16c3 0 10 0 10-9 0-7-6-7-10-7h-178c-5 0-12 0-12 7 0 9 7 9 12 9z"><text:p/></draw:path><draw:path draw:style-name="gr3" draw:text-style-name="P22" svg:width="0.145cm" svg:height="0.061cm" svg:x="8.478cm" svg:y="0.272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75cm" svg:height="0.194cm" svg:x="8.374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3-6 5-17 5-18 0-6-5-10-11-10-10 0-13 11-14 14z"><text:p/></draw:path><draw:path draw:style-name="gr3" draw:text-style-name="P22" svg:width="0.073cm" svg:height="0.143cm" svg:x="8.584cm" svg:y="0.385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178cm" svg:height="0.142cm" svg:x="8.716cm" svg:y="0.212cm" svg:viewBox="0 0 179 143" svg:d="M104 17c3-7 3-7 11-7h23c24 0 28 7 28 20 0 1 0 5-3 16v1c0 2 1 3 5 3s4-1 5-4l5-39c1-2 1-2 1-3 0-4-4-4-9-4h-147c-6 0-6 0-7 5l-15 38c0 1-1 4-1 4 0 1 1 3 5 3 2 0 2 0 5-4 9-26 16-36 45-36h23c1 0 4 0 6 0v2l-29 113c-1 7-1 8-24 8h-5c-4 0-4 2-4 2-2 2-3 3-3 6 0 1 1 2 4 2 7 0 13 0 19 0 7 0 13-1 20-1 8 0 14 1 21 1 6 0 13 0 20 0 0 0 5 0 5-6 0-4-4-4-7-4h-4c-6 0-12 0-18-1-1 0-2 0-2-2 0-1 0-1 1-4z"><text:p/></draw:path><draw:path draw:style-name="gr3" draw:text-style-name="P22" svg:width="0.132cm" svg:height="0.212cm" svg:x="8.949cm" svg:y="0.277cm" svg:viewBox="0 0 133 213" svg:d="M133 65c0-31-12-65-41-65-44 0-92 79-92 148 0 35 13 65 41 65 45 0 92-82 92-148zM34 101c15-65 40-93 58-93 20 0 20 33 20 39 0 12-4 29-9 54zM100 112c-9 32-16 48-24 62-10 16-21 30-35 30-16 0-19-24-19-38 0-21 6-43 9-54z"><text:p/></draw:path><draw:path draw:style-name="gr3" draw:text-style-name="P22" svg:width="0.178cm" svg:height="0.142cm" svg:x="9.119cm" svg:y="0.212cm" svg:viewBox="0 0 179 143" svg:d="M104 17c3-7 3-7 11-7h23c24 0 28 7 28 20 0 1 0 5-3 16v1c0 2 1 3 5 3s4-1 5-4l5-39c1-2 1-2 1-3 0-4-4-4-9-4h-147c-6 0-6 0-7 5l-15 38c0 1-1 4-1 4 0 1 1 3 5 3 2 0 2 0 5-4 9-26 16-36 45-36h23c1 0 4 0 6 0v2l-29 113c-1 7-1 8-24 8h-5c-4 0-4 2-4 2-2 2-3 3-3 6 0 1 1 2 4 2 7 0 13 0 19 0 7 0 13-1 20-1 8 0 14 1 21 1 6 0 13 0 20 0 0 0 5 0 5-6 0-4-4-4-7-4h-4c-6 0-12 0-18-1-1 0-2 0-2-2 0-1 0-1 1-4z"><text:p/></draw:path><draw:path draw:style-name="gr3" draw:text-style-name="P22" svg:width="0.15cm" svg:height="0.194cm" svg:x="9.348cm" svg:y="0.355cm" svg:viewBox="0 0 151 195" svg:d="M1 179c-1 5-1 6-1 6 0 6 6 10 11 10 11 0 12-10 14-20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9.543cm" svg:y="0.298cm" svg:viewBox="0 0 162 12" svg:d="M152 12c4 0 10 0 10-5 0-7-6-7-10-7h-142c-4 0-10 0-10 7 0 5 6 5 10 5z"><text:p/></draw:path><draw:path draw:style-name="gr3" draw:text-style-name="P22" svg:width="0.087cm" svg:height="0.141cm" svg:x="9.767cm" svg:y="0.212cm" svg:viewBox="0 0 88 142" svg:d="M55 7c0-7-1-7-8-7-16 13-40 13-43 13h-4v10h4c4 0 18-1 31-6v106c0 7 0 9-23 9h-10v10c11-1 30-1 42-1s32 0 44 1v-10h-11c-22 0-22-2-22-9z"><text:p/></draw:path><draw:path draw:style-name="gr3" draw:text-style-name="P22" svg:width="0.132cm" svg:height="0.212cm" svg:x="9.921cm" svg:y="0.277cm" svg:viewBox="0 0 133 213" svg:d="M133 65c0-31-12-65-41-65-44 0-92 79-92 148 0 35 13 65 41 65 45 0 92-82 92-148zM34 101c15-65 40-93 58-93 20 0 20 33 20 39 0 12-4 29-9 54zM100 112c-9 32-16 48-24 62-10 16-21 30-35 30-16 0-19-24-19-38 0-21 6-43 9-54z"><text:p/></draw:path><draw:path draw:style-name="gr3" draw:text-style-name="P22" svg:width="0.145cm" svg:height="0.061cm" svg:x="10.192cm" svg:y="0.272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75cm" svg:height="0.194cm" svg:x="10.086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2-6 5-17 5-18 0-6-5-10-11-10-10 0-13 11-14 14z"><text:p/></draw:path><draw:path draw:style-name="gr3" draw:text-style-name="P22" svg:width="0.073cm" svg:height="0.143cm" svg:x="10.296cm" svg:y="0.385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28cm" svg:height="0.099cm" svg:x="10.572cm" svg:y="0.503cm" svg:viewBox="0 0 281 100" svg:d="M266 17c8 0 15 0 15-9 0-8-7-8-13-8h-254c-7 0-14 0-14 8 0 9 7 9 14 9zM268 100c6 0 13 0 13-9 0-8-7-8-15-8h-252c-7 0-14 0-14 8 0 9 7 9 14 9z"><text:p/></draw:path><draw:path draw:style-name="gr3" draw:text-style-name="P22" svg:width="0.162cm" svg:height="0.191cm" svg:x="11.013cm" svg:y="0.471cm" svg:viewBox="0 0 163 192" svg:d="M60 89c12 0 43 0 65-10 30-12 31-37 31-43 0-19-16-36-44-36-47 0-112 41-112 115 0 44 25 77 66 77 61 0 97-45 97-50 0-3-2-5-6-5-1 0-2 0-5 5-33 41-79 41-85 41-32 0-36-36-36-50 0-4 0-18 6-44zM41 79c15-63 59-69 71-69 20 0 31 12 31 26 0 43-69 43-85 43z"><text:p/></draw:path><draw:path draw:style-name="gr3" draw:text-style-name="P22" svg:width="0.199cm" svg:height="0.015cm" svg:x="11.222cm" svg:y="0.399cm" svg:viewBox="0 0 200 16" svg:d="M190 16c3 0 10 0 10-9 0-7-6-7-10-7h-178c-5 0-12 0-12 7 0 9 7 9 12 9z"><text:p/></draw:path><draw:path draw:style-name="gr3" draw:text-style-name="P22" svg:width="0.145cm" svg:height="0.061cm" svg:x="11.573cm" svg:y="0.272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75cm" svg:height="0.194cm" svg:x="11.469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3-6 5-17 5-18 0-6-5-10-11-10-10 0-13 11-14 14z"><text:p/></draw:path><draw:path draw:style-name="gr3" draw:text-style-name="P22" svg:width="0.073cm" svg:height="0.143cm" svg:x="11.678cm" svg:y="0.385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178cm" svg:height="0.142cm" svg:x="11.81cm" svg:y="0.212cm" svg:viewBox="0 0 179 143" svg:d="M104 17c3-7 3-7 11-7h23c24 0 28 7 28 20 0 1 0 5-3 16v1c0 2 1 3 5 3s4-1 5-4l5-39c1-2 1-2 1-3 0-4-4-4-9-4h-147c-6 0-6 0-7 5l-15 38c0 1-1 4-1 4 0 1 1 3 5 3 2 0 2 0 5-4 9-26 16-36 45-36h23c1 0 4 0 6 0v2l-29 113c-1 7-1 8-24 8h-5c-4 0-4 2-4 2-2 2-3 3-3 6 0 1 1 2 4 2 7 0 13 0 19 0 7 0 13-1 20-1 8 0 14 1 21 1 6 0 13 0 20 0 0 0 5 0 5-6 0-4-4-4-7-4h-4c-6 0-12 0-18-1-1 0-2 0-2-2 0-1 0-1 1-4z"><text:p/></draw:path><draw:path draw:style-name="gr3" draw:text-style-name="P22" svg:width="0.243cm" svg:height="0.202cm" svg:x="12.046cm" svg:y="0.279cm" svg:viewBox="0 0 244 203" svg:d="M35 180c-3 10-4 12-27 12-4 0-8 0-8 7 0 4 4 4 8 4h106c66 0 130-61 130-125 0-43-30-78-78-78h-108c-6 0-10 0-10 7 0 4 2 4 10 4 4 0 6 0 12 1 4 0 6 0 6 4 0 1 0 1-2 6zM102 22c1-10 1-11 14-11h39c32 0 60 15 60 56 0 7-3 59-31 93-14 13-38 32-75 32h-39c-10 0-10 0-10-2 0 0 0-3 0-7z"><text:p/></draw:path><draw:path draw:style-name="gr3" draw:text-style-name="P22" svg:width="0.131cm" svg:height="0.149cm" svg:x="12.328cm" svg:y="0.382cm" svg:viewBox="0 0 132 150" svg:d="M77 88c11 19 27 54 30 56 1 3 5 4 5 4 2 2 3 2 8 2h5c3 0 7 0 7-3 0-2-1-2-2-3-3-2-4-6-6-9l-63-123c-3-7-11-12-30-12-5 0-8 0-8 4 0 3 2 3 5 3 9 1 13 10 16 15l11 21c4 7 15 27 18 36l-68 54c-1 2-5 5-5 9 0 5 4 8 7 8 5 0 7-2 10-3z"><text:p/></draw:path><draw:path draw:style-name="gr3" draw:text-style-name="P22" svg:width="0.145cm" svg:height="0.061cm" svg:x="12.62cm" svg:y="0.272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75cm" svg:height="0.194cm" svg:x="12.515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3-6 5-17 5-18 0-6-5-10-11-10-10 0-13 11-14 14z"><text:p/></draw:path><draw:path draw:style-name="gr3" draw:text-style-name="P22" svg:width="0.073cm" svg:height="0.143cm" svg:x="12.724cm" svg:y="0.385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28cm" svg:height="0.099cm" svg:x="13cm" svg:y="0.503cm" svg:viewBox="0 0 281 100" svg:d="M266 17c8 0 15 0 15-9 0-8-7-8-13-8h-254c-7 0-14 0-14 8 0 9 7 9 14 9zM268 100c6 0 13 0 13-9 0-8-7-8-15-8h-252c-7 0-14 0-14 8 0 9 7 9 14 9z"><text:p/></draw:path><draw:path draw:style-name="gr3" draw:text-style-name="P22" svg:width="0.162cm" svg:height="0.191cm" svg:x="13.442cm" svg:y="0.471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199cm" svg:height="0.015cm" svg:x="13.651cm" svg:y="0.399cm" svg:viewBox="0 0 200 16" svg:d="M190 16c3 0 10 0 10-9 0-7-6-7-10-7h-178c-5 0-12 0-12 7 0 9 7 9 12 9z"><text:p/></draw:path><draw:path draw:style-name="gr3" draw:text-style-name="P22" svg:width="0.309cm" svg:height="0.296cm" svg:x="13.963cm" svg:y="0.262cm" svg:viewBox="0 0 310 297" svg:d="M142 154c3-4 3-5 3-6s0-1-3-4l-105-130h129c43 0 67 8 72 8 25 7 51 24 62 50h10l-29-72h-271c-8 0-8 0-9 2-1 0-1 0-1 10l119 145-115 130c-4 4-4 4-4 5 0 5 4 5 10 5h271l29-77h-10c-11 27-37 43-58 49-6 2-28 8-74 8h-137z"><text:p/></draw:path><draw:path draw:style-name="gr3" draw:text-style-name="P22" svg:width="0.221cm" svg:height="0.096cm" svg:x="14.313cm" svg:y="0.263cm" svg:viewBox="0 0 222 97" svg:d="M95 76c-1 3-3 12-3 13 0 5 4 8 8 8 3 0 8-2 9-8 1 0 4-10 5-16 7-29 7-30 8-30 3-6 17-36 44-36 9 0 14 6 14 16 0 12-10 33-14 47 0 1-2 4-2 8 0 11 11 19 23 19 23 0 35-27 35-33 0-4-4-4-5-4-3 0-3 1-5 5-3 13-13 24-24 24-4 0-6-4-6-7 0-5 0-8 3-12 3-9 13-33 13-45 0-15-11-25-31-25-21 0-34 12-42 23-3-21-23-23-31-23-22 0-34 13-41 22-1-20-21-22-27-22-20 0-26 32-26 32 0 4 4 4 5 4 2 0 3-1 5-5 2-12 7-24 16-24 8 0 9 7 9 11s-3 12-4 18c-1 5-3 14-5 19l-4 18c0 6-4 16-4 16 0 5 4 8 8 8s9-2 10-8c0 0 4-10 5-16 0-3 2-13 3-14 2-5 3-10 4-15 0-1 7-16 18-26 4-2 13-11 26-11 11 0 15 6 15 16 0 3-3 13-4 19z"><text:p/></draw:path><draw:path draw:style-name="gr3" draw:text-style-name="P22" svg:width="0.114cm" svg:height="0.149cm" svg:x="14.319cm" svg:y="0.429cm" svg:viewBox="0 0 115 150" svg:d="M52 7c1-2 1-2 1-3 0-4-3-4-7-4l-26 2c-3 0-3 0-6 0 0 2-1 5-1 5 0 5 4 5 7 5 0 0 4 0 6 0 5 0 5 1 5 4 0 0 0 1-1 4l-29 117c-1 4-1 4-1 5 0 5 4 8 7 8 10 0 11-8 12-12l10-38c6 0 31 2 31 17 0 1 0 2 0 4 0 3 0 5 0 6 0 15 13 23 25 23 23 0 30-31 30-33 0-4-2-4-3-4-4 0-4 1-5 5-4 8-9 24-21 24-7 0-8-7-8-12 0 0 0-3 1-7 0-3 0-5 0-6 0-20-24-23-37-23 6-5 14-11 18-15 12-9 24-19 36-19 5 0 7 1 7 4h-1c-10 3-10 12-10 13 0 2 3 8 10 8 4 0 13-3 13-15 0-10-8-16-18-16-15 0-27 10-43 22-7 6-14 10-23 14z"><text:p/></draw:path><draw:path draw:style-name="gr3" draw:text-style-name="P22" svg:width="0.175cm" svg:height="0.063cm" svg:x="14.477cm" svg:y="0.495cm" svg:viewBox="0 0 176 64" svg:d="M168 12c2 0 8 0 8-6s-6-6-9-6h-157c-4 0-10 0-10 6s6 6 8 6zM167 64c3 0 9 0 9-8 0-6-6-6-8-6h-160c-2 0-8 0-8 6 0 8 6 8 10 8z"><text:p/></draw:path><draw:path draw:style-name="gr3" draw:text-style-name="P22" svg:width="0.087cm" svg:height="0.141cm" svg:x="14.703cm" svg:y="0.436cm" svg:viewBox="0 0 88 142" svg:d="M55 7c0-7-1-7-8-7-16 13-40 13-43 13h-4v10h4c4 0 18-1 31-6v106c0 7 0 9-23 9h-10v10c11-1 30-1 42-1s32 0 44 1v-10h-11c-22 0-22-2-22-9z"><text:p/></draw:path><draw:path draw:style-name="gr3" draw:text-style-name="P22" svg:width="0.162cm" svg:height="0.208cm" svg:x="14.918cm" svg:y="0.279cm" svg:viewBox="0 0 163 209" svg:d="M98 121c15 34 32 77 35 81 5 7 11 7 16 7h6c6 0 8 0 8-4 0-1-1-2-1-2-4-4-6-11-7-13l-73-172c-3-5-8-18-40-18-4 0-7 0-7 4 0 3 2 3 3 4 8 2 12 3 21 18l35 85-88 79c-4 2-6 5-6 9 0 8 6 10 11 10s8-4 9-5z"><text:p/></draw:path><draw:path draw:style-name="gr3" draw:text-style-name="P22" svg:width="0.114cm" svg:height="0.149cm" svg:x="15.122cm" svg:y="0.382cm" svg:viewBox="0 0 115 150" svg:d="M52 7c1-2 1-2 1-3 0-4-3-4-7-4l-26 2c-3 0-3 0-6 0 0 2-1 5-1 5 0 5 4 5 7 5 0 0 4 0 6 0 5 0 5 1 5 4 0 0 0 1-1 4l-29 117c-1 4-1 4-1 5 0 5 4 8 7 8 10 0 11-8 12-12l10-38c6 0 31 2 31 17 0 1 0 2 0 4 0 3 0 5 0 6 0 15 13 23 25 23 23 0 30-31 30-33 0-4-2-4-3-4-4 0-4 1-6 5-3 8-8 24-20 24-7 0-8-7-8-12 0 0 0-3 1-7 0-3 0-5 0-6 0-20-24-23-37-23 6-5 14-11 18-15 12-9 24-19 36-19 5 0 7 1 7 4h-1c-10 3-10 12-10 13 0 2 3 8 10 8 4 0 13-3 13-15 0-10-8-16-18-16-15 0-27 10-43 22-7 6-14 10-23 14z"><text:p/></draw:path><draw:path draw:style-name="gr3" draw:text-style-name="P22" svg:width="0.175cm" svg:height="0.194cm" svg:x="15.295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2-6 5-17 5-18 0-6-5-10-11-10-10 0-13 11-14 14z"><text:p/></draw:path><draw:path draw:style-name="gr3" draw:text-style-name="P22" svg:width="0.105cm" svg:height="0.141cm" svg:x="15.505cm" svg:y="0.212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073cm" svg:height="0.143cm" svg:x="15.505cm" svg:y="0.428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029cm" svg:height="0.066cm" svg:x="15.634cm" svg:y="0.542cm" svg:viewBox="0 0 30 67" svg:d="M22 23c0 20-11 32-17 37-3 1-3 2-3 4 0 1 3 3 5 3 3 0 23-17 23-43 0-14-7-24-17-24-8 0-13 7-13 13 0 7 5 13 13 13 4 0 7-1 9-3z"><text:p/></draw:path><draw:path draw:style-name="gr3" draw:text-style-name="P22" svg:width="0.114cm" svg:height="0.149cm" svg:x="15.721cm" svg:y="0.422cm" svg:viewBox="0 0 115 150" svg:d="M52 7c1-2 1-2 1-3 0-4-3-4-7-4l-26 2c-3 0-3 0-4 0-2 2-3 5-3 5 0 5 4 5 7 5 0 0 4 0 6 0 5 0 5 1 5 4 0 0 0 1-1 4l-29 117c-1 4-1 4-1 5 0 5 4 8 7 8 10 0 11-8 12-12l10-38c6 0 31 2 31 17 0 1 0 2 0 4 0 3 0 5 0 6 0 15 13 23 25 23 23 0 30-31 30-33 0-4-2-4-3-4-4 0-4 1-5 5-4 8-9 24-21 24-7 0-8-7-8-12 0 0 0-3 1-7 0-3 0-5 0-6 0-20-24-23-37-23 6-5 14-11 18-15 12-9 24-19 36-19 5 0 7 1 7 4h-1c-10 3-10 12-10 13 0 2 3 8 10 8 4 0 13-3 13-15 0-10-8-16-18-16-14 0-27 10-43 22-7 6-14 10-23 14z"><text:p/></draw:path><draw:path draw:style-name="gr3" draw:text-style-name="P22" svg:width="0.28cm" svg:height="0.099cm" svg:x="16.041cm" svg:y="0.503cm" svg:viewBox="0 0 281 100" svg:d="M266 17c8 0 15 0 15-9 0-8-7-8-13-8h-254c-7 0-14 0-14 8 0 9 7 9 14 9zM268 100c6 0 13 0 13-9 0-8-7-8-15-8h-252c-7 0-14 0-14 8 0 9 7 9 14 9z"><text:p/></draw:path><draw:path draw:style-name="gr3" draw:text-style-name="P22" svg:width="0.27cm" svg:height="0.134cm" svg:x="16.633cm" svg:y="0cm" svg:viewBox="0 0 271 135" svg:d="M114 108c-1 5-4 15-4 17 0 7 6 10 11 10s10-4 11-8c1-2 5-12 5-18 2-6 5-19 7-26s4-13 5-21c3-12 3-13 9-21 10-16 24-33 47-33 17 0 18 14 18 21 0 18-13 50-18 63-2 9-3 11-3 16 0 16 12 27 27 27 30 0 42-41 42-46s-3-5-5-5c-3 0-3 2-4 6-8 23-20 36-32 36-7 0-7-3-7-11 0-7 1-11 6-24 4-9 17-41 17-57 0-5 0-17-12-27-5-3-13-7-28-7-26 0-42 17-51 30-4-25-24-30-39-30-25 0-42 16-50 26-2-19-20-26-32-26s-20 10-23 17c-7 9-11 27-11 29 0 3 4 3 5 3 5 0 5-1 7-8 5-18 10-33 22-33 7 0 9 6 9 15 0 6-2 17-5 25-2 7-4 20-7 26l-9 39c0 4-3 11-3 12 0 7 6 10 11 10s10-4 11-8c1-2 5-12 5-18 2-6 4-19 7-26 2-7 3-13 5-21 3-12 3-14 12-26s22-28 44-28c18 0 18 15 18 21 0 7 0 12-5 27z"><text:p/></draw:path><draw:path draw:style-name="gr3" draw:text-style-name="P22" svg:width="0.491cm" svg:height="0.591cm" svg:x="16.523cm" svg:y="0.257cm" svg:viewBox="0 0 492 592" svg:d="M492 592v-23c-56 0-68-19-68-47v-452c0-28 13-47 68-47v-23h-492v23c56 0 70 19 70 47v452c0 28-15 47-70 47v23h204v-23c-58 0-70-19-70-47v-499h224v499c0 28-14 47-69 47v23z"><text:p/></draw:path><draw:path draw:style-name="gr3" draw:text-style-name="P22" svg:width="0.145cm" svg:height="0.208cm" svg:x="16.484cm" svg:y="0.96cm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5 25-20 14-15 30-28 45-28 5 0 9 0 10 4-12 1-14 10-14 15 0 8 4 12 12 12 7 0 16-7 16-19 0-10-7-22-24-22-15 0-31 14-46 27-12 12-22 22-35 26z"><text:p/></draw:path><draw:path draw:style-name="gr3" draw:text-style-name="P22" svg:width="0.217cm" svg:height="0.079cm" svg:x="16.67cm" svg:y="1.05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16.94cm" svg:y="0.967cm" svg:viewBox="0 0 108 197" svg:d="M67 8c0-8-1-8-8-8-19 18-47 19-59 19v11c7 0 26 0 43-8v151c0 10 0 13-30 13h-11v11c5 0 42-1 53-1 10 0 47 1 53 1v-11h-11c-30 0-30-3-30-13z"><text:p/></draw:path><draw:path draw:style-name="gr3" draw:text-style-name="P22" svg:width="0.162cm" svg:height="0.191cm" svg:x="17.165cm" svg:y="0.471cm" svg:viewBox="0 0 163 192" svg:d="M60 89c12 0 43 0 65-10 30-12 31-37 31-43 0-19-16-36-44-36-47 0-112 41-112 115 0 44 25 77 66 77 61 0 97-45 97-50 0-3-2-5-6-5-1 0-2 0-5 5-33 41-79 41-85 41-32 0-36-36-36-50 0-4 0-18 6-44zM41 79c15-63 59-69 71-69 20 0 30 12 30 26 0 43-68 43-84 43z"><text:p/></draw:path><draw:path draw:style-name="gr3" draw:text-style-name="P22" svg:width="0.199cm" svg:height="0.015cm" svg:x="17.374cm" svg:y="0.399cm" svg:viewBox="0 0 200 16" svg:d="M190 16c3 0 10 0 10-9 0-7-6-7-10-7h-178c-5 0-12 0-12 7 0 9 7 9 12 9z"><text:p/></draw:path><draw:path draw:style-name="gr3" draw:text-style-name="P22" svg:width="0.162cm" svg:height="0.208cm" svg:x="17.627cm" svg:y="0.279cm" svg:viewBox="0 0 163 209" svg:d="M98 121c15 34 32 77 35 81 5 7 11 7 16 7h6c6 0 8 0 8-4 0-1-1-2-1-2-4-4-6-11-7-13l-73-172c-3-5-8-18-40-18-4 0-7 0-7 4 0 3 2 3 5 4 6 2 10 3 19 18l35 85-88 79c-4 2-6 5-6 9 0 8 6 10 11 10s8-4 9-5z"><text:p/></draw:path><draw:path draw:style-name="gr3" draw:text-style-name="P22" svg:width="0.114cm" svg:height="0.149cm" svg:x="17.833cm" svg:y="0.382cm" svg:viewBox="0 0 115 150" svg:d="M52 7c1-2 1-2 1-3 0-4-3-4-7-4l-26 2c-3 0-3 0-4 0-2 2-3 5-3 5 0 5 4 5 7 5 0 0 4 0 6 0 5 0 5 1 5 4 0 0 0 1-1 4l-29 117c-1 4-1 4-1 5 0 5 4 8 7 8 10 0 11-8 12-12l10-38c6 0 31 2 31 17 0 1 0 2 0 4 0 3 0 5 0 6 0 15 13 23 25 23 23 0 30-31 30-33 0-4-2-4-3-4-4 0-4 1-5 5-4 8-9 24-21 24-7 0-8-7-8-12 0 0 0-3 1-7 0-3 0-5 0-6 0-20-24-23-37-23 6-5 14-11 18-15 12-9 24-19 36-19 5 0 7 1 7 4h-1c-10 3-10 12-10 13 0 2 3 8 10 8 4 0 13-3 13-15 0-10-8-16-18-16-14 0-27 10-43 22-7 6-14 10-23 14z"><text:p/></draw:path><draw:path draw:style-name="gr3" draw:text-style-name="P22" svg:width="0.175cm" svg:height="0.194cm" svg:x="18.005cm" svg:y="0.355cm" svg:viewBox="0 0 176 195" svg:d="M1 179c-1 5-1 6-1 6 0 6 6 10 11 10 11 0 12-10 13-15 1-2 7-25 14-55 9 7 22 8 32 8 25 0 43-20 43-20 5 19 25 20 30 20 11 0 18-6 23-15 7-11 10-29 10-29 0-5-3-5-4-5-4 0-4 1-6 10-4 14-10 32-22 32-7 0-10-7-10-14 0-6 3-17 4-24 4-9 6-21 7-28l6-25c3-9 6-21 6-23 0-5-5-10-11-10-2 0-8 3-10 9-2 1-4 11-5 15l-7 26-9 37c-2 7-2 8-5 12-9 13-21 25-39 25-24 0-24-22-24-28 0-7 0-10 5-27 3-12 3-15 7-25l3-18c3-6 5-17 5-18 0-6-5-10-11-10-10 0-13 11-14 14z"><text:p/></draw:path><draw:path draw:style-name="gr3" draw:text-style-name="P22" svg:width="0.105cm" svg:height="0.141cm" svg:x="18.215cm" svg:y="0.212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073cm" svg:height="0.143cm" svg:x="18.215cm" svg:y="0.428cm" svg:viewBox="0 0 74 144" svg:d="M65 10c0-6-4-10-10-10-5 0-13 6-13 12s5 10 10 10c7 0 13-6 13-12zM74 112c0-4-2-4-3-4-4 0-4 0-6 5-3 12-13 24-24 24-5 0-5-4-5-8 0-5 0-6 2-11s3-9 4-11c1-3 10-23 13-30 1-4 3-7 3-11 0-10-10-18-23-18-23 0-35 26-35 32 0 4 4 4 5 4 2 0 3-1 5-5 4-14 14-24 24-24 3 0 7 3 7 9 0 1 0 2-3 7-1 3-10 26-13 33-2 4-2 4-5 13-1 2-3 6-3 8 0 12 11 19 24 19 23 0 33-27 33-32z"><text:p/></draw:path><draw:path draw:style-name="gr3" draw:text-style-name="P22" svg:width="0.029cm" svg:height="0.066cm" svg:x="18.344cm" svg:y="0.542cm" svg:viewBox="0 0 30 67" svg:d="M22 23c0 20-11 32-17 37-3 1-3 2-3 4 0 1 3 3 5 3 3 0 23-17 23-43 0-14-7-24-17-24-8 0-13 7-13 13 0 7 5 13 13 13 4 0 7-1 9-3z"><text:p/></draw:path><draw:path draw:style-name="gr3" draw:text-style-name="P22" svg:width="0.114cm" svg:height="0.149cm" svg:x="18.432cm" svg:y="0.422cm" svg:viewBox="0 0 115 150" svg:d="M52 7c1-2 1-2 1-3 0-4-3-4-7-4l-26 2c-3 0-3 0-4 0-2 2-3 5-3 5 0 5 4 5 7 5 0 0 4 0 6 0 5 0 5 1 5 4 0 0 0 1-1 4l-29 117c-1 4-1 4-1 5 0 5 4 8 7 8 10 0 11-8 12-12l10-38c6 0 31 2 31 17 0 1 0 2 0 4 0 3 0 5 0 6 0 15 13 23 25 23 23 0 30-31 30-33 0-4-2-4-3-4-4 0-4 1-5 5-4 8-9 24-21 24-7 0-8-7-8-12 0 0 0-3 1-7 0-3 0-5 0-6 0-20-24-23-37-23 6-5 14-11 18-15 12-9 24-19 36-19 5 0 7 1 7 4h-1c-10 3-10 12-10 13 0 2 3 8 10 8 4 0 13-3 13-15 0-10-8-16-18-16-14 0-27 10-42 22-8 6-15 10-24 14z"><text:p/></draw:path></draw:g></text:p>
      <text:p text:style-name="P6"/>
      <text:p text:style-name="P8"><draw:g text:anchor-type="as-char" svg:y="-0.743cm" draw:z-index="7" draw:style-name="gr1"><svg:title>TexMaths</svg:title><svg:desc>12§display§\implies H(\vec{X_{d}}||\vec{X_{c}}) = 
\sum_{\vec{x_{d}} \in \vec{X_{d}}}
\frac{\sqrt{2}|\theta_{\vec{x_{d}}}|p(\vec{X_{d}} = \vec{x_{d}})}{n_{\vec{x_{d}}}\sqrt{2^{k}\pi^{k}|\rho_{\vec{x_{d}}}|}}
\sum_{i=1}^{n_{\vec{x_{d}}}}
\int_{R^{m}}
\prod_{k=1}^{m}e^{-\lambda_{k}\mu_{i,k}^{2}}
log(\frac{p(\vec{X_{d}} = \vec{x_{d}})}{n_{\vec{x_{d}}}\sqrt{2^{k}\pi^{k}|\rho_{\vec{x_{d}}}|}}
\sum_{j=1}^{n}e^{-\frac{1}{2}
(\sqrt{2}\theta\vec{\mu_{i}} + \vec{x_{i}}-\vec{x_{j}})^{T}\rho^{-1}(\sqrt{2}\theta\vec{\mu_{i}}  + \vec{x_{i}} - \vec{x_{j}})})d \vec{\mu_{i}}§svg§600§FALSE§</svg:desc><draw:polygon draw:style-name="gr2" draw:text-style-name="P21" svg:width="16.103cm" svg:height="1.373cm" svg:x="0.188cm" svg:y="0.003cm" svg:viewBox="0 0 16104 1374" draw:points="8052,1374 0,1374 0,0 16104,0 16104,1374"><text:p/></draw:polygon><draw:path draw:style-name="gr3" draw:text-style-name="P22" svg:width="0.192cm" svg:height="0.099cm" svg:x="0cm" svg:y="0.586cm" svg:viewBox="0 0 193 100" svg:d="M183 17c5 0 10 0 10-9 0-8-5-8-9-8h-174c-5 0-10 0-10 8 0 9 5 9 10 9zM184 100c4 0 9 0 9-9 0-8-5-8-10-8h-173c-5 0-10 0-10 8 0 9 5 9 10 9z"><text:p/></draw:path><draw:path draw:style-name="gr3" draw:text-style-name="P22" svg:width="0.257cm" svg:height="0.232cm" svg:x="0.214cm" svg:y="0.519cm" svg:viewBox="0 0 258 233" svg:d="M196 84c11 14 27 26 36 32-11 6-25 18-36 33h-185c-6 0-11 0-11 8s5 8 10 8h172c-14 20-28 58-28 63s3 5 5 5 4 0 4-4c7-16 15-38 34-64 20-25 40-35 55-43 5-2 5-2 6-3 0 0 0-1 0-3 0-1 0-1 0-2l-1-1c-1 0-1 0-6-4-40-15-69-55-85-101-3-8-3-8-7-8-2 0-5 0-5 5 0 6 14 42 28 62h-172c-5 0-10 0-10 9 0 8 5 8 11 8z"><text:p/></draw:path><draw:path draw:style-name="gr3" draw:text-style-name="P22" svg:width="0.244cm" svg:height="0.288cm" svg:x="0.661cm" svg:y="0.456cm" svg:viewBox="0 0 245 289" svg:d="M211 32c2-15 3-19 24-19 8 0 10 0 10-8 0-5-3-5-4-5-8 0-29 1-38 1-7 0-29-1-36-1-4 0-7 0-7 8 0 5 3 5 8 5 1 0 7 0 12 1 5 0 7 2 7 8 0 0 0 1 0 7l-18 103h-88l16-100c4-15 4-19 25-19 8 0 10 0 10-8 0-5-3-5-5-5-7 0-29 1-36 1-9 0-30-1-38-1-2 0-5 0-5 8 0 5 2 5 7 5 1 0 6 0 12 1 5 0 7 2 7 8 0 0 0 2-1 7l-38 228c-4 15-4 19-27 19-6 0-8 0-8 8 0 5 3 5 4 5 8 0 29-1 37-1 6 0 13 0 18 0 7 0 14 1 19 1 3 0 6 0 6-8 0-5-2-5-8-5-11 0-18 0-18-9 0-1 0-3 0-6l20-116h89c-13 70-19 110-20 116-3 15-9 15-26 15-5 0-8 0-8 8 0 5 4 5 4 5 8 0 29-1 37-1 6 0 13 0 19 0s13 1 19 1c2 0 5 0 5-8 0-5-2-5-7-5-12 0-20 0-20-9 0-1 1-3 1-6z"><text:p/></draw:path><draw:path draw:style-name="gr3" draw:text-style-name="P22" svg:width="0.067cm" svg:height="0.421cm" svg:x="0.943cm" svg:y="0.428cm" svg:viewBox="0 0 68 422" svg:d="M68 418c0-1 0-2-5-9-37-53-46-133-46-198 0-73 11-146 47-199 4-5 4-6 4-8 0-3-1-4-4-4-2 0-29 29-46 83-15 45-18 92-18 128 0 34 3 84 19 132 18 53 43 79 45 79 3 0 4-1 4-4z"><text:p/></draw:path><draw:path draw:style-name="gr3" draw:text-style-name="P22" svg:width="0.129cm" svg:height="0.083cm" svg:x="1.172cm" svg:y="0.332cm" svg:viewBox="0 0 130 84" svg:d="M104 50c-4 6-14 18-14 26 0 4 2 8 6 8 2 0 4-2 5-5 4-6 10-19 23-29 2 0 6-3 6-8 0-4-3-6-5-8-6-8-9-15-12-24-1-4-2-10-6-10s-5 6-5 8c0 4 2 17 6 26h-98c-5 0-10 0-10 8s5 8 10 8z"><text:p/></draw:path><draw:path draw:style-name="gr3" draw:text-style-name="P22" svg:width="0.238cm" svg:height="0.288cm" svg:x="1.035cm" svg:y="0.456cm" svg:viewBox="0 0 239 289" svg:d="M134 115l-25-84c-2-3-2-5-2-6 0-2 5-11 18-12 2-1 5-1 5-8 0-5-3-5-4-5-12 0-24 1-37 1-7 0-25-1-32-1-3 0-6 0-6 8 0 5 3 5 7 5 18 0 20 4 22 13l34 119-61 96-4 5c-14 21-28 29-42 30-5 0-7 0-7 8 0 1 0 5 4 5 8 0 17-1 27-1s23 1 33 1c1 0 5 0 5-8 0-5-3-5-4-5-2 0-11-1-11-13 0-6 4-14 7-20l30-45 26-42 30 101c1 4 2 6 2 7 0 2-6 11-18 12-3 0-6 0-6 8 0 5 4 5 5 5 8 0 29-1 37-1 6 0 25 1 32 1 2 0 6 0 6-8 0-5-4-5-5-5-20 0-21-1-26-19-11-39-30-106-37-130 20-30 50-81 59-92 9-10 20-21 37-22 4-1 6-1 6-8 0-1 0-5-3-5-9 0-18 1-27 1-11 0-22-1-32-1-3 0-6 0-6 8 0 4 2 4 3 5 3 0 12 1 12 13 0 5-3 11-6 15z"><text:p/></draw:path><draw:path draw:style-name="gr3" draw:text-style-name="P22" svg:width="0.104cm" svg:height="0.208cm" svg:x="1.28cm" svg:y="0.6cm" svg:viewBox="0 0 105 209" svg:d="M104 8c0 0 1-3 1-4 0-2-1-4-3-4-5 0-21 2-27 2-1 0-4 2-4 8 0 4 3 4 6 4 10 0 10 3 10 4 0 2-1 4-2 7l-11 67c-5-9-11-18-21-18-27 0-53 44-53 85 0 29 13 50 31 50 10 0 20-10 29-21 4 17 15 21 21 21 7 0 12-6 16-16 5-12 7-29 7-30 0-4-2-4-3-4-3 0-4 2-4 10-3 14-7 31-16 31-5 0-7-6-7-14 0-6 1-9 2-12zM61 169c-2 7-7 14-11 19-2 3-10 12-19 12-7 0-14-7-14-29 0-15 5-47 10-59 9-24 20-28 26-28 14 0 18 22 18 25 0 1 0 4-1 4z"><text:p/></draw:path><draw:path draw:style-name="gr3" draw:text-style-name="P22" svg:width="0.011cm" svg:height="0.421cm" svg:x="1.437cm" svg:y="0.428cm" svg:viewBox="0 0 12 422" svg:d="M12 16c0-9 0-16-6-16s-6 7-6 16v390c0 9 0 16 6 16s6-7 6-16z"><text:p/></draw:path><draw:path draw:style-name="gr3" draw:text-style-name="P22" svg:width="0.011cm" svg:height="0.421cm" svg:x="1.518cm" svg:y="0.428cm" svg:viewBox="0 0 12 422" svg:d="M12 16c0-9 0-16-6-16s-6 7-6 16v390c0 9 0 16 6 16s6-7 6-16z"><text:p/></draw:path><draw:path draw:style-name="gr3" draw:text-style-name="P22" svg:width="0.129cm" svg:height="0.083cm" svg:x="1.701cm" svg:y="0.332cm" svg:viewBox="0 0 130 84" svg:d="M104 50c-4 6-14 18-14 26 0 4 2 8 6 8 2 0 4-2 5-5 4-6 10-19 23-29 2 0 6-3 6-8 0-4-3-6-5-8-6-8-9-15-12-24-1-4-2-10-6-10s-5 6-5 8c0 4 2 17 6 26h-98c-5 0-10 0-10 8s5 8 10 8z"><text:p/></draw:path><draw:path draw:style-name="gr3" draw:text-style-name="P22" svg:width="0.238cm" svg:height="0.288cm" svg:x="1.571cm" svg:y="0.456cm" svg:viewBox="0 0 239 289" svg:d="M134 115l-25-84c-2-3-2-5-2-6 0-2 5-11 18-12 2-1 5-1 5-8 0-5-3-5-4-5-12 0-24 1-37 1-7 0-25-1-32-1-3 0-6 0-6 8 0 5 3 5 7 5 18 0 20 4 22 13l34 119-61 96-4 5c-14 21-28 29-42 30-5 0-7 0-7 8 0 1 0 5 4 5 8 0 17-1 27-1s23 1 33 1c1 0 5 0 5-8 0-5-3-5-4-5-2 0-11-1-11-13 0-6 4-14 7-20l30-45 26-42 30 101c1 4 2 6 2 7 0 2-6 11-18 12-3 0-6 0-6 8 0 5 4 5 5 5 8 0 29-1 37-1 6 0 25 1 32 1 2 0 6 0 6-8 0-5-4-5-5-5-20 0-21-1-26-19-11-39-30-106-37-130 20-30 50-81 59-92 9-10 20-21 37-22 4-1 6-1 6-8 0-1 0-5-3-5-9 0-18 1-27 1-11 0-22-1-32-1-3 0-6 0-6 8 0 4 2 4 3 5 3 0 12 1 12 13 0 5-3 11-6 15z"><text:p/></draw:path><draw:path draw:style-name="gr3" draw:text-style-name="P22" svg:width="0.087cm" svg:height="0.133cm" svg:x="1.817cm" svg:y="0.676cm" svg:viewBox="0 0 88 134" svg:d="M77 17c-8 2-10 9-10 17s4 12 7 12c5 0 12-5 12-20 0-20-16-26-27-26-31 0-59 41-59 83 0 25 12 51 38 51 35 0 50-30 50-33s-1-6-3-6c-1 0-2 1-3 3-16 28-41 28-44 28-14 0-21-14-21-32 0-10 3-42 14-63 7-14 18-23 28-23 3 0 13 0 18 9z"><text:p/></draw:path><draw:path draw:style-name="gr3" draw:text-style-name="P22" svg:width="0.067cm" svg:height="0.421cm" svg:x="1.939cm" svg:y="0.428cm" svg:viewBox="0 0 68 422" svg:d="M68 211c0-32-4-84-19-132-18-51-43-79-47-79 0 0-2 2-2 4s0 3 5 10c30 41 46 108 46 197 0 72-11 146-47 199-4 6-4 7-4 8 0 3 2 4 2 4 4 0 30-29 48-83 14-45 18-92 18-128z"><text:p/></draw:path><draw:path draw:style-name="gr3" draw:text-style-name="P22" svg:width="0.192cm" svg:height="0.099cm" svg:x="2.133cm" svg:y="0.586cm" svg:viewBox="0 0 193 100" svg:d="M183 17c5 0 10 0 10-9 0-8-5-8-9-8h-174c-5 0-10 0-10 8 0 9 5 9 10 9zM184 100c4 0 9 0 9-9 0-8-5-8-10-8h-173c-5 0-10 0-10 8 0 9 5 9 10 9z"><text:p/></draw:path><draw:path draw:style-name="gr3" draw:text-style-name="P22" svg:width="0.386cm" svg:height="0.59cm" svg:x="2.59cm" svg:y="0.339cm" svg:viewBox="0 0 387 591" svg:d="M352 591l35-135h-7c-12 44-42 73-76 85-6 2-35 13-91 13h-175l149-252c1-2 2-5 2-7 0 0 0-1-2-6l-136-269h160c38 0 65 6 68 6 16 5 40 11 64 33 7 6 27 25 37 60h7l-35-119h-344c-6 0-6 0-8 2 0 2 0 10 0 15l154 306-151 255c-3 6-3 8-3 8 0 5 2 5 8 5z"><text:p/></draw:path><draw:path draw:style-name="gr3" draw:text-style-name="P22" svg:width="0.1cm" svg:height="0.061cm" svg:x="2.515cm" svg:y="1.12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2.432cm" svg:y="1.198cm" svg:viewBox="0 0 110 134" svg:d="M41 100c-2 9-9 26-20 26 0 0-6 0-10-4 8-4 9-14 9-16 0-8-3-12-8-12-6 0-12 8-12 19 0 14 12 21 21 21 10 0 18-8 24-21 5 15 16 21 24 21 23 0 35-37 35-45 0-5-2-5-2-5-4 0-4 2-5 6-4 20-16 36-28 36-8 0-12-8-12-19 0-9 5-35 11-69 4-22 13-30 20-30 0 0 6 0 10 4-6 4-8 11-8 17 0 7 3 12 7 12 5 0 13-6 13-19 0-17-13-22-22-22-10 0-18 10-23 22-4-14-13-22-24-22-23 0-36 36-36 46 0 3 2 3 3 3 3 0 4-1 4-5 5-22 19-36 28-36 7 0 12 5 12 20 0 6-2 21-4 31z"><text:p/></draw:path><draw:path draw:style-name="gr3" draw:text-style-name="P22" svg:width="0.083cm" svg:height="0.149cm" svg:x="2.568cm" svg:y="1.228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112cm" svg:height="0.193cm" svg:x="2.697cm" svg:y="1.161cm" svg:viewBox="0 0 113 194" svg:d="M105 103c3 0 8 0 8-6 0-8-5-8-8-8h-95c3-42 28-75 60-75h35c3 0 8 0 8-7s-5-7-8-7h-36c-38 0-69 43-69 97s31 97 69 97h36c3 0 8 0 8-8 0-6-5-6-8-6h-35c-32 0-57-34-60-77z"><text:p/></draw:path><draw:path draw:style-name="gr3" draw:text-style-name="P22" svg:width="0.1cm" svg:height="0.061cm" svg:x="2.954cm" svg:y="1.046cm" svg:viewBox="0 0 101 62" svg:d="M78 38c-2 3-9 12-9 17 0 4 2 7 4 7 3 0 5-2 5-4 5-9 12-16 17-18 2-3 6-4 6-9s-3-6-4-7c-7-7-9-13-10-17 0-2-2-7-6-7-1 0-4 2-4 7s3 13 4 17h-73c-3 0-8 0-8 7s5 7 8 7z"><text:p/></draw:path><draw:path draw:style-name="gr3" draw:text-style-name="P22" svg:width="0.179cm" svg:height="0.202cm" svg:x="2.843cm" svg:y="1.131cm" svg:viewBox="0 0 180 203" svg:d="M103 89l19-28c27-37 35-49 53-50 2 0 5 0 5-6 0-4-3-5-3-5-6 0-14 1-19 1s-18-1-24-1c-1 0-4 1-4 7 0 0 0 4 4 4 1 0 6 1 6 7 0 4-3 8-5 13-1 1-28 39-34 49l-22-58c0 0-1-3-1-4s5-6 11-7c2 0 5 0 5-7 0 0-1-4-4-4-4 0-9 1-13 1-5 0-9 0-13 0-5 0-10 0-13 0s-7-1-11-1c-1 0-5 0-5 7 0 4 3 4 6 4 13 0 13 2 16 8l28 83-11 16c-4 6-14 19-17 23-26 38-34 50-52 51-3 0-5 0-5 7 0 0 1 4 2 4 6 0 14-2 19-2 4 0 10 0 13 0 4 0 8 2 11 2 1 0 5 0 5-6 0-5-2-5-4-5-1 0-6-1-6-7 0-5 2-10 7-16l41-59 25 70c1 3 1 5 1 5 0 1-3 6-10 7-2 0-5 0-5 7 0 0 0 4 3 4 4 0 9-2 14-2s9 0 14 0c3 0 7 0 11 0 3 0 8 2 12 2 1 0 4 0 4-8 0-3-3-3-7-3-11 0-12-3-14-9z"><text:p/></draw:path><draw:path draw:style-name="gr3" draw:text-style-name="P22" svg:width="0.083cm" svg:height="0.149cm" svg:x="3.037cm" svg:y="1.228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226cm" svg:height="0.421cm" svg:x="3.249cm" svg:y="0.092cm" svg:viewBox="0 0 227 422" svg:d="M92 378l-51-165c-2-6-4-6-5-6 0 0-1 0-5 3l-27 31c-4 4-4 6-4 6 0 2 1 5 2 5 3 0 8-5 10-10 3-1 7-6 9-9l58 182c2 7 4 7 7 7 4 0 5-2 7-7l132-398c2-6 2-7 2-9 0-4-2-8-6-8-2 0-5 2-6 8z"><text:p/></draw:path><draw:polygon draw:style-name="gr3" draw:text-style-name="P22" svg:width="0.145cm" svg:height="0.017cm" svg:x="3.469cm" svg:y="0.092cm" svg:viewBox="0 0 146 18" draw:points="73,18 0,18 0,0 146,0 146,18"><text:p/></draw:polygon><draw:path draw:style-name="gr3" draw:text-style-name="P22" svg:width="0.115cm" svg:height="0.281cm" svg:x="3.483cm" svg:y="0.175cm" svg:viewBox="0 0 116 282" svg:d="M22 249l32-44c45-59 62-80 62-122 0-49-25-83-62-83-33 0-54 40-54 77 0 23 15 23 15 23 6 0 16-5 16-22 0-11-6-23-16-23-3 0-3 0-3 1 6-27 22-43 39-43 27 0 39 34 39 70 0 33-15 67-31 92l-56 91c-3 5-3 5-3 16h108l8-73h-7c-2 12-3 31-6 37-2 3-22 3-28 3z"><text:p/></draw:path><draw:path draw:style-name="gr3" draw:text-style-name="P22" svg:width="0.011cm" svg:height="0.421cm" svg:x="3.648cm" svg:y="0.138cm" svg:viewBox="0 0 12 422" svg:d="M12 16c0-9 0-16-6-16s-6 7-6 16v390c0 9 0 16 6 16s6-7 6-16z"><text:p/></draw:path><draw:path draw:style-name="gr3" draw:text-style-name="P22" svg:width="0.12cm" svg:height="0.302cm" svg:x="3.707cm" svg:y="0.161cm" svg:viewBox="0 0 121 303" svg:d="M121 86c0-27-6-86-36-86-40 0-85 119-85 216 0 41 8 87 35 87 41 0 86-122 86-217zM31 145c4-27 10-61 23-91 7-22 18-44 31-44 15 0 16 26 16 50 0 22-2 43-9 85zM89 158c-3 19-9 55-20 85-10 29-21 51-34 51-10 0-16-13-16-52 0-18 2-43 9-84z"><text:p/></draw:path><draw:path draw:style-name="gr3" draw:text-style-name="P22" svg:width="0.1cm" svg:height="0.061cm" svg:x="3.923cm" svg:y="0.315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3.841cm" svg:y="0.392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83cm" svg:height="0.149cm" svg:x="3.978cm" svg:y="0.425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011cm" svg:height="0.421cm" svg:x="4.134cm" svg:y="0.138cm" svg:viewBox="0 0 12 422" svg:d="M12 16c0-9 0-16-6-16s-6 7-6 16v390c0 9 0 16 6 16s6-7 6-16z"><text:p/></draw:path><draw:path draw:style-name="gr3" draw:text-style-name="P22" svg:width="0.151cm" svg:height="0.268cm" svg:x="4.17cm" svg:y="0.272cm" svg:viewBox="0 0 152 269" svg:d="M22 239c-2 14-2 18-15 18-4 0-7 0-7 7 0 3 2 5 4 5 8 0 16-2 24-2 10 0 20 2 29 2 2 0 5 0 5-8 0-4-3-4-7-4-14 0-14-4-14-8 0-6 12-74 13-84 5 11 13 27 28 27 34 0 70-62 70-124 0-40-17-68-38-68-15 0-30 16-39 31-3-23-16-31-26-31-14 0-19 17-22 24-5 14-9 41-9 41 0 5 3 5 3 5 4 0 4 0 6-10 4-30 11-50 21-50 5 0 9 2 9 19 0 9-1 14-3 21zM74 55c2-12 10-24 15-30 10-13 18-15 23-15 12 0 19 14 19 39s-10 73-15 90c-10 29-24 43-34 43-20 0-23-36-23-37s0-2 0-7z"><text:p/></draw:path><draw:path draw:style-name="gr3" draw:text-style-name="P22" svg:width="0.067cm" svg:height="0.421cm" svg:x="4.354cm" svg:y="0.138cm" svg:viewBox="0 0 68 422" svg:d="M68 418c0-1 0-2-5-9-37-53-46-133-46-198 0-73 11-146 47-199 4-5 4-6 4-8 0-3-1-4-4-4-2 0-29 29-46 83-15 45-18 92-18 128 0 34 3 84 19 132 18 53 43 79 45 79 3 0 4-1 4-4z"><text:p/></draw:path><draw:path draw:style-name="gr3" draw:text-style-name="P22" svg:width="0.129cm" svg:height="0.083cm" svg:x="4.584cm" svg:y="0.048cm" svg:viewBox="0 0 130 84" svg:d="M104 50c-4 6-14 18-14 26 0 4 2 8 6 8 2 0 4-2 5-5 4-6 10-19 23-29 2 0 6-3 6-8 0-4-3-6-5-8-6-8-9-15-12-24-1-4-2-10-6-10s-5 6-5 8c0 4 2 17 6 26h-98c-5 0-10 0-10 8s5 8 10 8z"><text:p/></draw:path><draw:path draw:style-name="gr3" draw:text-style-name="P22" svg:width="0.238cm" svg:height="0.288cm" svg:x="4.446cm" svg:y="0.171cm" svg:viewBox="0 0 239 289" svg:d="M134 115l-25-84c-2-3-2-5-2-6 0-2 5-11 18-12 2-1 5-1 5-8 0-5-3-5-4-5-12 0-24 1-37 1-7 0-25-1-32-1-3 0-6 0-6 8 0 5 3 5 7 5 18 0 20 4 22 13l34 119-61 96-4 5c-14 21-28 29-42 30-5 0-7 0-7 8 0 1 0 5 4 5 8 0 17-1 27-1s23 1 33 1c1 0 5 0 5-8 0-5-3-5-4-5-2 0-11-1-11-13 0-6 4-14 7-20l30-45 26-42 30 101c1 4 2 6 2 7 0 2-6 11-18 12-3 0-6 0-6 8 0 5 4 5 5 5 8 0 29-1 37-1 6 0 25 1 32 1 2 0 6 0 6-8 0-5-4-5-5-5-20 0-21-1-26-19-11-39-30-106-37-130 20-30 50-81 59-92 9-10 20-21 37-22 4-1 6-1 6-8 0-1 0-5-3-5-9 0-18 1-27 1-11 0-22-1-32-1-3 0-6 0-6 8 0 4 2 4 3 5 3 0 12 1 12 13 0 5-3 11-6 15z"><text:p/></draw:path><draw:path draw:style-name="gr3" draw:text-style-name="P22" svg:width="0.104cm" svg:height="0.208cm" svg:x="4.691cm" svg:y="0.317cm" svg:viewBox="0 0 105 209" svg:d="M104 8c0 0 1-3 1-4 0-2-1-4-3-4-5 0-21 2-26 2-2 0-5 2-5 8 0 4 3 4 6 4 10 0 10 3 10 4 0 2-1 4-2 7l-11 67c-5-9-11-18-21-18-27 0-53 44-53 85 0 29 13 50 31 50 10 0 20-10 29-21 4 17 16 21 21 21 7 0 12-6 16-16 5-12 7-29 7-30 0-4-2-4-3-4-3 0-4 2-4 10-3 14-6 31-16 31-5 0-7-6-7-14 0-6 1-9 2-12zM61 169c-2 7-7 14-11 19-2 3-10 12-19 12-7 0-14-7-14-29 0-15 5-47 10-59 9-24 20-28 26-28 15 0 18 22 18 25 0 1 0 4-1 4z"><text:p/></draw:path><draw:path draw:style-name="gr3" draw:text-style-name="P22" svg:width="0.192cm" svg:height="0.099cm" svg:x="4.91cm" svg:y="0.302cm" svg:viewBox="0 0 193 100" svg:d="M183 17c5 0 10 0 10-9 0-8-5-8-9-8h-174c-5 0-10 0-10 8 0 9 5 9 10 9zM184 100c4 0 9 0 9-9 0-8-5-8-10-8h-173c-5 0-10 0-10 8 0 9 5 9 10 9z"><text:p/></draw:path><draw:path draw:style-name="gr3" draw:text-style-name="P22" svg:width="0.129cm" svg:height="0.083cm" svg:x="5.309cm" svg:y="0.157cm" svg:viewBox="0 0 130 84" svg:d="M104 50c-4 6-14 18-14 26 0 4 2 8 6 8 2 0 4-2 5-5 4-6 10-19 23-29 2 0 6-3 6-8 0-4-3-6-5-8-6-8-9-15-12-24-1-4-2-10-6-10s-5 6-5 8c0 4 2 17 6 26h-98c-5 0-10 0-10 8s5 8 10 8z"><text:p/></draw:path><draw:path draw:style-name="gr3" draw:text-style-name="P22" svg:width="0.144cm" svg:height="0.191cm" svg:x="5.209cm" svg:y="0.272cm" svg:viewBox="0 0 145 192" svg:d="M89 60c2-12 8-50 28-50 3 0 9 0 15 4-8 3-14 14-14 23 0 7 3 16 12 16 6 0 15-7 15-25 0-22-17-28-27-28-17 0-27 22-30 32-8-28-24-32-32-32-30 0-47 55-47 65 0 5 3 5 3 5 3 0 4 0 5-5 9-45 28-55 38-55 6 0 16 3 16 27 0 13-5 42-16 101-4 27-15 44-27 44-2 0-9 0-15-5 8-2 14-12 14-22 0-12-6-16-11-16-9 0-16 12-16 25 0 19 15 28 27 28 20 0 30-30 31-33 3 16 14 33 31 33 31 0 47-55 47-65 0-5-2-5-3-5-3 0-3 2-4 5-9 46-30 55-39 55-12 0-16-13-16-27 0-10 2-18 5-37z"><text:p/></draw:path><draw:path draw:style-name="gr3" draw:text-style-name="P22" svg:width="0.104cm" svg:height="0.208cm" svg:x="5.379cm" svg:y="0.317cm" svg:viewBox="0 0 105 209" svg:d="M104 8c0 0 1-3 1-4 0-2-1-4-3-4-5 0-21 2-26 2-2 0-5 2-5 8 0 4 3 4 6 4 10 0 10 3 10 4 0 2-1 4-2 7l-11 67c-5-9-11-18-21-18-27 0-53 44-53 85 0 29 13 50 31 50 10 0 20-10 29-21 4 17 16 21 21 21 7 0 12-6 16-16 5-12 7-29 7-30 0-4-2-4-3-4-3 0-4 2-4 10-3 14-6 31-16 31-5 0-7-6-7-14 0-6 1-9 2-12zM61 169c-2 7-7 14-11 19-2 3-10 12-19 12-7 0-14-7-14-29 0-15 5-47 10-59 9-24 20-28 26-28 15 0 18 22 18 25 0 1 0 4-1 4z"><text:p/></draw:path><draw:path draw:style-name="gr3" draw:text-style-name="P22" svg:width="0.067cm" svg:height="0.421cm" svg:x="5.518cm" svg:y="0.138cm" svg:viewBox="0 0 68 422" svg:d="M68 211c0-32-4-84-19-132-18-51-43-79-47-79 0 0-2 2-2 4s0 3 5 10c30 41 46 108 46 197 0 72-11 146-47 199-4 6-4 7-4 8 0 3 2 4 2 4 4 0 30-29 48-83 14-45 18-92 18-128z"><text:p/></draw:path><draw:polygon draw:style-name="gr3" draw:text-style-name="P22" svg:width="2.387cm" svg:height="0.017cm" svg:x="3.227cm" svg:y="0.63cm" svg:viewBox="0 0 2388 18" draw:points="1194,18 0,18 0,0 2388,0 2388,18"><text:p/></draw:polygon><draw:path draw:style-name="gr3" draw:text-style-name="P22" svg:width="0.157cm" svg:height="0.191cm" svg:x="3.47cm" svg:y="0.907cm" svg:viewBox="0 0 158 192" svg:d="M17 162c0 7-2 17-2 18 0 8 3 12 8 12 3 0 8-4 11-12 1 0 4-21 6-31l5-39c3-8 5-18 6-27s3-21 3-22c5-13 20-51 48-51 13 0 15 15 15 30 0 25-13 80-18 97-2 10-3 15-3 20 0 20 10 35 24 35 27 0 38-61 38-65 0-5-3-5-4-5-3 0-3 2-4 9-6 28-15 51-29 51-5 0-7-3-7-13 0-11 2-22 5-31 5-22 17-68 17-92 0-29-12-46-33-46-26 0-41 26-45 36-2-23-13-36-27-36s-19 17-23 24c-4 14-8 40-8 41 0 5 2 5 3 5 4 0 4 0 5-10 5-30 11-50 22-50 5 0 9 4 9 19 0 8-1 13-4 36z"><text:p/></draw:path><draw:path draw:style-name="gr3" draw:text-style-name="P22" svg:width="0.1cm" svg:height="0.061cm" svg:x="3.728cm" svg:y="0.944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3.646cm" svg:y="1.027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83cm" svg:height="0.149cm" svg:x="3.784cm" svg:y="1.057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264cm" svg:height="0.505cm" svg:x="3.936cm" svg:y="0.713cm" svg:viewBox="0 0 265 506" svg:d="M91 506c10 0 10 0 13-8l159-481c2-6 2-7 2-9 0-4-2-8-6-8s-6 4-6 8l-151 455-62-210-40 46 5 6 20-23z"><text:p/></draw:path><draw:polygon draw:style-name="gr3" draw:text-style-name="P22" svg:width="1.185cm" svg:height="0.017cm" svg:x="4.194cm" svg:y="0.713cm" svg:viewBox="0 0 1186 18" draw:points="593,18 0,18 0,0 1186,0 1186,18"><text:p/></draw:polygon><draw:path draw:style-name="gr3" draw:text-style-name="P22" svg:width="0.115cm" svg:height="0.281cm" svg:x="4.209cm" svg:y="0.81cm" svg:viewBox="0 0 116 282" svg:d="M22 249l32-44c45-59 62-80 62-122 0-49-25-83-62-83-33 0-54 40-54 77 0 23 15 23 15 23 6 0 16-5 16-22 0-11-6-23-16-23-3 0-3 0-3 1 6-27 22-43 39-43 27 0 39 34 39 70 0 33-15 67-31 92l-56 91c-3 5-3 5-3 16h108l8-73h-7c-2 12-3 31-6 37-2 3-22 3-28 3z"><text:p/></draw:path><draw:path draw:style-name="gr3" draw:text-style-name="P22" svg:width="0.1cm" svg:height="0.208cm" svg:x="4.355cm" svg:y="0.766cm" svg:viewBox="0 0 101 209" svg:d="M49 8c0 0 1-3 1-4 0-2-1-4-4-4-4 0-21 2-26 2-2 0-4 2-4 8 0 4 2 4 5 4 10 0 10 3 10 4 0 2 0 4-1 7l-28 168c-2 5-2 6-2 6 0 5 2 10 7 10s8-6 10-12c0-3 9-54 9-58 15 2 27 8 27 24 0 1 0 2-1 6-1 5-1 6-1 10 0 20 13 30 22 30 20 0 26-45 26-46 0-4-2-4-3-4-3 0-4 2-4 8-3 13-8 33-19 33-5 0-6-7-6-15 0-5 0-5 1-14 0-1 1-6 1-9 0-25-24-30-34-30 6-6 14-16 18-20 10-15 20-28 31-28 4 0 6 0 7 4-8 1-10 12-10 15 0 7 3 12 8 12s12-7 12-19c0-10-5-22-17-22-11 0-21 14-32 27-8 12-15 21-24 26z"><text:p/></draw:path><draw:path draw:style-name="gr3" draw:text-style-name="P22" svg:width="0.156cm" svg:height="0.186cm" svg:x="4.49cm" svg:y="0.912cm" svg:viewBox="0 0 157 187" svg:d="M69 25h33c-10 63-12 81-12 109 0 6 0 17 2 31 3 20 6 22 11 22 6 0 12-7 12-17 0-1 0-2-2-8-9-30-9-59-9-70 0-22 2-45 6-67h34c3 0 13 0 13-14 0-11-6-11-11-11h-98c-7 0-17 0-30 20-11 16-18 35-18 38 0 1 0 4 3 4s4-2 5-4c14-33 32-33 37-33h17c-10 51-25 102-37 140-3 6-3 8-3 10 0 10 5 12 9 12 9 0 10-12 14-28 5-19 5-20 8-41z"><text:p/></draw:path><draw:path draw:style-name="gr3" draw:text-style-name="P22" svg:width="0.1cm" svg:height="0.208cm" svg:x="4.673cm" svg:y="0.766cm" svg:viewBox="0 0 101 209" svg:d="M49 8c0 0 1-3 1-4 0-2-1-4-4-4-4 0-21 2-26 2-2 0-4 2-4 8 0 4 2 4 5 4 10 0 10 3 10 4 0 2 0 4-1 7l-28 168c-2 5-2 6-2 6 0 5 2 10 7 10s8-6 10-12c0-3 9-54 9-58 15 2 27 8 27 24 0 1 0 2-1 6-1 5-1 6-1 10 0 20 13 30 22 30 20 0 26-45 26-46 0-4-2-4-3-4-3 0-4 2-4 8-3 13-8 33-19 33-5 0-6-7-6-15 0-5 0-5 1-14 0-1 1-6 1-9 0-25-24-30-34-30 6-6 14-16 18-20 10-15 20-28 31-28 4 0 6 0 7 4-8 1-10 12-10 15 0 7 3 12 8 12s12-7 12-19c0-10-5-22-16-22-12 0-22 14-33 27-8 12-15 21-24 26z"><text:p/></draw:path><draw:path draw:style-name="gr3" draw:text-style-name="P22" svg:width="0.011cm" svg:height="0.421cm" svg:x="4.835cm" svg:y="0.777cm" svg:viewBox="0 0 12 422" svg:d="M12 16c0-9 0-16-6-16s-6 7-6 16v390c0 9 0 16 6 16s6-7 6-16z"><text:p/></draw:path><draw:path draw:style-name="gr3" draw:text-style-name="P22" svg:width="0.136cm" svg:height="0.277cm" svg:x="4.89cm" svg:y="0.907cm" svg:viewBox="0 0 137 278" svg:d="M1 260c-1 5-1 6-1 6 0 7 3 12 8 12 7 0 10-7 10-8 2-4 11-61 19-107 6 17 15 29 29 29 34 0 71-60 71-122 0-46-19-70-40-70-28 0-59 42-67 94zM65 182c-20 0-25-33-25-37 0-2 2-11 3-17 8-46 11-62 17-78 13-32 28-40 37-40 10 0 20 12 20 40 0 24-9 72-16 91-10 28-24 41-36 41z"><text:p/></draw:path><draw:path draw:style-name="gr3" draw:text-style-name="P22" svg:width="0.1cm" svg:height="0.061cm" svg:x="5.124cm" svg:y="0.944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5.041cm" svg:y="1.027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83cm" svg:height="0.149cm" svg:x="5.178cm" svg:y="1.057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011cm" svg:height="0.421cm" svg:x="5.334cm" svg:y="0.777cm" svg:viewBox="0 0 12 422" svg:d="M12 16c0-9 0-16-6-16s-6 7-6 16v390c0 9 0 16 6 16s6-7 6-16z"><text:p/></draw:path><draw:path draw:style-name="gr3" draw:text-style-name="P22" svg:width="0.124cm" svg:height="0.133cm" svg:x="5.72cm" svg:y="0cm" svg:viewBox="0 0 125 134" svg:d="M15 113c0 3-2 11-2 12 0 7 4 9 8 9 3 0 6-3 7-7 1-2 3-12 3-18 2-6 4-19 5-26 2-7 3-13 4-21 2-12 2-14 8-26s16-28 31-28c12 0 12 15 12 21 0 18-8 50-12 63-2 9-3 11-3 16 0 16 9 26 19 26 21 0 30-40 30-45s-3-5-4-5c-2 0-3 2-4 6-4 23-13 36-21 36-4 0-5-4-5-11s1-11 5-24c1-9 10-41 10-57 0-29-15-34-26-34-17 0-29 16-35 26-1-19-14-26-21-26-9 0-14 10-17 17-5 9-7 27-7 29 0 3 2 3 3 3 4 0 4-1 5-8 4-18 7-33 15-33 5 0 7 6 7 15 0 6-2 17-4 25-1 7-3 20-5 26z"><text:p/></draw:path><draw:path draw:style-name="gr3" draw:text-style-name="P22" svg:width="0.08cm" svg:height="0.045cm" svg:x="5.943cm" svg:y="0.025cm" svg:viewBox="0 0 81 46" svg:d="M61 29c0 2-6 7-6 12 0 2 3 5 5 5 1 0 2 0 4-2 1-3 5-9 14-15 0 0 3-3 3-6 0-4-2-5-3-6-6-5-7-9-9-13 0-2-1-4-4-4-2 0-4 4-4 6s3 8 4 11h-58c-3 0-7 0-7 6s4 6 7 6z"><text:p/></draw:path><draw:path draw:style-name="gr3" draw:text-style-name="P22" svg:width="0.085cm" svg:height="0.096cm" svg:x="5.867cm" svg:y="0.085cm" svg:viewBox="0 0 86 97" svg:d="M78 11c-7 2-7 12-7 12 0 3 1 8 7 8 3 0 8-5 8-14 0-12-9-17-17-17-10 0-16 8-19 14-5-12-15-14-19-14-19 0-29 25-29 32 0 4 3 4 3 4 2 0 3 0 3-2 4-22 17-27 23-27 4 0 9 4 9 15 0 4-2 19-7 48-2 12-9 19-15 19-1 0-6 0-9-4 6-2 6-11 6-11 0-7-3-9-6-9-4 0-9 5-9 14 0 13 10 18 17 18 9 0 14-8 18-15 6 13 16 15 20 15 19 0 29-26 29-33 0-4-2-4-3-4-3 0-3 1-3 4-5 19-16 25-22 25-5 0-11-1-11-15 0-2 0-3 2-10 2-15 6-39 7-42 2-6 7-15 15-15 0 0 5 0 9 4z"><text:p/></draw:path><draw:path draw:style-name="gr3" draw:text-style-name="P22" svg:width="0.083cm" svg:height="0.149cm" svg:x="5.984cm" svg:y="0.108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386cm" svg:height="0.59cm" svg:x="5.714cm" svg:y="0.339cm" svg:viewBox="0 0 387 591" svg:d="M352 591l35-135h-7c-12 44-42 73-76 85-6 2-35 13-91 13h-175l149-252c1-2 2-5 2-7 0 0 0-1-2-6l-136-269h160c38 0 65 6 68 6 16 5 40 11 64 33 7 6 27 25 37 60h7l-35-119h-344c-6 0-6 0-8 2 0 2 0 10 0 15l154 306-151 255c-3 6-3 8-3 8 0 5 2 5 8 5z"><text:p/></draw:path><draw:path draw:style-name="gr3" draw:text-style-name="P22" svg:width="0.061cm" svg:height="0.198cm" svg:x="5.729cm" svg:y="1.046cm" svg:viewBox="0 0 62 199" svg:d="M57 12c0-5-3-12-8-12-6 0-12 7-12 17 0 5 3 11 8 11 6 0 12-9 12-16zM15 162c-1 3-2 7-2 13 0 13 8 24 19 24 21 0 30-41 30-44 0-4-3-4-3-4-3 0-3 1-5 5-4 24-13 35-21 35-4 0-5-4-5-11 0-6 2-11 3-18 3-9 4-16 7-24 2-6 9-35 10-37 1-3 2-7 2-10 0-14-9-25-20-25-21 0-30 41-30 46 0 3 2 3 3 3 4 0 4-2 4-5 5-26 14-36 22-36 3 0 6 3 6 10s-2 12-7 30z"><text:p/></draw:path><draw:path draw:style-name="gr3" draw:text-style-name="P22" svg:width="0.149cm" svg:height="0.079cm" svg:x="5.815cm" svg:y="1.124cm" svg:viewBox="0 0 150 80" svg:d="M143 14c2 0 7 0 7-7s-5-7-7-7h-136c-2 0-7 0-7 7s5 7 8 7zM143 80c2 0 7 0 7-7 0-8-5-8-7-8h-135c-3 0-8 0-8 8 0 7 5 7 7 7z"><text:p/></draw:path><draw:path draw:style-name="gr3" draw:text-style-name="P22" svg:width="0.073cm" svg:height="0.196cm" svg:x="6.002cm" svg:y="1.041cm" svg:viewBox="0 0 74 197" svg:d="M46 8c0-8-1-8-6-8-13 18-32 19-40 19v11c5 0 18 0 30-8v151c0 9 0 13-21 13h-7v11c3 0 29-2 36-2s32 2 36 2v-11h-7c-21 0-21-4-21-13z"><text:p/></draw:path><draw:path draw:style-name="gr3" draw:text-style-name="P22" svg:width="0.257cm" svg:height="0.935cm" svg:x="6.181cm" svg:y="0.171cm" svg:viewBox="0 0 258 936" svg:d="M14 917c9 0 14-9 14-19 0-14-7-21-13-21-8 0-15 7-15 21 0 22 15 38 32 38 45 0 61-98 82-220 22-133 41-268 57-403 11-90 21-174 31-229 4-20 13-74 25-74 9 0 16 7 17 9-10 1-15 10-15 21 0 14 8 20 15 20s14-6 14-20c0-23-15-40-32-40-22 0-38 46-54 132-1 5-41 216-72 493-8 63-17 134-26 193-5 31-19 110-43 110-10 0-16-11-17-11z"><text:p/></draw:path><draw:path draw:style-name="gr3" draw:text-style-name="P22" svg:width="0.158cm" svg:height="0.208cm" svg:x="6.341cm" svg:y="0.926cm" svg:viewBox="0 0 159 209" svg:d="M70 22c1-10 1-10 6-11h13c19 0 42 0 42 30 0 13-4 31-13 42-8 9-21 14-35 14h-26zM107 102c23-8 46-30 46-56s-21-46-51-46h-62c-5 0-7 0-7 7 0 4 2 4 7 4 0 0 4 0 8 1 3 0 4 0 4 4 0 1 0 1-1 6l-27 158c-2 9-3 12-18 12-4 0-6 0-6 6 0 2 2 5 3 5 4 0 9-2 13-2s10 0 14 0 8 0 12 0c5 0 9 2 14 2 1 0 4 0 4-6 0-5-2-5-6-5s-4 0-8-1c-5-2-5-2-5-4 0-1 0-2 1-7l12-74h29c18 0 24 12 24 26 0 3-1 14-2 20-3 13-3 18-3 23 0 24 15 34 30 34 18 0 27-29 27-35 0-1 0-4-4-4-2 0-3 1-4 5-2 13-10 25-18 25-6 0-9-3-9-20 0-6 1-22 1-30 1-9 1-11 1-13 0-5 0-15-5-23-4-6-10-11-14-12z"><text:p/></draw:path><draw:path draw:style-name="gr3" draw:text-style-name="P22" svg:width="0.152cm" svg:height="0.096cm" svg:x="6.515cm" svg:y="0.95cm" svg:viewBox="0 0 153 97" svg:d="M65 76c-1 3-1 12-1 13 0 5 2 8 5 8 2 0 5-2 6-8 1 0 3-10 3-16 5-29 5-30 6-30 2-6 12-36 30-36 7 0 10 6 10 16 0 12-7 33-10 47 0 1-1 4-1 8 0 11 8 19 16 19 15 0 24-27 24-33 0-4-3-4-4-4-2 0-2 1-3 5-2 13-9 24-16 24-4 0-5-4-5-7 0-5 0-8 2-12 3-9 9-33 9-45 0-15-7-25-21-25s-23 12-29 23c-2-21-16-23-22-23-14 0-23 13-28 22-1-20-14-22-18-22-14 0-18 32-18 32 0 4 2 4 3 4 2 0 3-1 4-5 1-12 5-24 11-24 5 0 6 7 6 11s-2 12-3 18c0 5-2 14-3 19l-3 18c0 6-3 16-3 16 0 5 3 8 6 8s6-2 7-8c0 0 2-10 3-16 0-3 2-13 3-14 0-5 1-10 2-15 0-1 5-16 12-26 3-2 9-11 19-11 7 0 9 6 9 16 0 3-1 13-2 19z"><text:p/></draw:path><draw:path draw:style-name="gr3" draw:text-style-name="P22" svg:width="0.186cm" svg:height="0.133cm" svg:x="6.875cm" svg:y="0.085cm" svg:viewBox="0 0 187 134" svg:d="M78 108c0 5-2 14-2 17 0 7 4 9 7 9 4 0 7-3 8-7 1-2 3-12 3-18 2-6 3-19 5-26s3-13 3-21c3-12 3-13 7-21 7-16 16-33 32-33 12 0 13 14 13 21 0 18-10 50-13 63-1 9-2 11-2 16 0 16 8 26 19 26 20 0 29-40 29-45s-3-5-4-5c-2 0-2 2-3 6-5 23-13 36-21 36-5 0-5-4-5-11s0-11 4-24c2-9 11-41 11-57 0-5 0-17-8-27-3-3-9-7-19-7-18 0-29 17-36 30-2-25-16-30-26-30-17 0-29 16-35 26-1-19-14-26-22-26s-13 10-16 17c-5 9-7 27-7 29 0 3 2 3 3 3 4 0 4-1 5-8 4-18 7-33 15-33 5 0 7 6 7 15 0 6-2 17-4 25-1 7-3 20-5 26l-6 39c0 3-2 11-2 12 0 7 4 9 8 9 3 0 6-3 7-7 1-2 3-12 3-18 2-6 4-19 5-26 2-7 3-13 4-21 2-12 2-14 8-26s16-28 30-28c13 0 13 15 13 21 0 7 0 12-3 27z"><text:p/></draw:path><draw:path draw:style-name="gr3" draw:text-style-name="P22" svg:width="0.337cm" svg:height="0.59cm" svg:x="6.799cm" svg:y="0.339cm" svg:viewBox="0 0 338 591" svg:d="M338 591v-23c-38 0-47-19-47-46v-452c0-28 9-47 47-47v-23h-338v23c39 0 48 19 48 47v452c0 27-10 46-48 46v23h140v-23c-39 0-48-19-48-46v-499h154v499c0 27-9 46-47 46v23z"><text:p/></draw:path><draw:path draw:style-name="gr3" draw:text-style-name="P22" svg:width="0.1cm" svg:height="0.208cm" svg:x="6.773cm" svg:y="1.046cm" svg:viewBox="0 0 101 209" svg:d="M49 8c0 0 1-3 1-4 0-2-1-4-4-4-4 0-21 2-26 2-2 0-4 2-4 8 0 4 2 4 5 4 10 0 10 3 10 4 0 2 0 4-1 7l-28 168c-2 5-2 6-2 6 0 5 2 10 7 10s8-6 10-12c0-3 9-54 9-58 15 2 27 8 27 24 0 1 0 2-1 6-1 5-1 6-1 10 0 20 13 30 22 30 20 0 26-45 26-46 0-4-2-4-3-4-3 0-4 2-4 8-3 13-8 33-19 33-5 0-6-7-6-15 0-5 0-5 1-14 0-1 1-6 1-9 0-25-24-30-34-30 6-6 14-16 18-20 10-15 20-28 31-28 4 0 6 0 7 4-8 1-10 10-10 15 0 7 3 12 8 12s12-7 12-19c0-10-5-22-17-22-11 0-21 14-32 27-8 12-15 21-24 26z"><text:p/></draw:path><draw:path draw:style-name="gr3" draw:text-style-name="P22" svg:width="0.149cm" svg:height="0.079cm" svg:x="6.901cm" svg:y="1.137cm" svg:viewBox="0 0 150 80" svg:d="M143 14c2 0 7 0 7-7s-5-7-7-7h-136c-2 0-7 0-7 7s5 7 8 7zM143 80c2 0 7 0 7-7 0-8-5-8-7-8h-135c-3 0-8 0-8 8 0 7 5 7 7 7z"><text:p/></draw:path><draw:path draw:style-name="gr3" draw:text-style-name="P22" svg:width="0.073cm" svg:height="0.196cm" svg:x="7.086cm" svg:y="1.054cm" svg:viewBox="0 0 74 197" svg:d="M46 8c0-8 0-8-6-8-13 18-32 19-40 19v11c5 0 18 0 30-8v151c0 9 0 13-21 13h-7v11c3 0 29-2 36-2s32 2 36 2v-11h-7c-21 0-21-4-21-13z"><text:p/></draw:path><draw:path draw:style-name="gr3" draw:text-style-name="P22" svg:width="0.111cm" svg:height="0.191cm" svg:x="7.241cm" svg:y="0.556cm" svg:viewBox="0 0 112 192" svg:d="M41 89c9 0 30 0 45-10 20-12 21-37 21-43 0-19-10-36-30-36-32 0-77 41-77 115 0 43 17 77 45 77 43 0 67-46 67-51 0-2-1-4-4-4-1 0-2 0-3 4-23 41-55 41-59 41-22 0-25-36-25-49 0-5 0-18 5-44zM28 79c11-63 41-69 49-69 14 0 21 12 21 26 0 43-47 43-58 43z"><text:p/></draw:path><draw:path draw:style-name="gr3" draw:text-style-name="P22" svg:width="0.137cm" svg:height="0.015cm" svg:x="7.385cm" svg:y="0.488cm" svg:viewBox="0 0 138 16" svg:d="M130 16c3 0 8 0 8-9 0-7-4-7-8-7h-122c-3 0-8 0-8 7 0 9 5 9 8 9z"><text:p/></draw:path><draw:path draw:style-name="gr3" draw:text-style-name="P22" svg:width="0.111cm" svg:height="0.208cm" svg:x="7.56cm" svg:y="0.362cm" svg:viewBox="0 0 112 209" svg:d="M68 121c10 34 21 77 24 80 3 8 7 8 10 8h4c5 0 6 0 6-4 0-1-1-2-1-2-2-4-4-11-5-14l-50-171c-2-5-5-18-27-18-3 0-5 0-5 4 0 3 2 3 3 4 4 2 8 3 13 18l24 84-60 79c-2 3-4 5-4 10 0 7 4 10 7 10 4 0 6-4 7-5z"><text:p/></draw:path><draw:path draw:style-name="gr3" draw:text-style-name="P22" svg:width="0.078cm" svg:height="0.149cm" svg:x="7.7cm" svg:y="0.466cm" svg:viewBox="0 0 79 150" svg:d="M35 7c1-2 1-2 1-3 0-4-1-4-5-4l-17 2c-2 0-2 0-3 0-1 2-2 5-2 5 0 5 3 5 5 5 0 0 3 0 4 0 3 0 3 1 3 4 0 0 0 1 0 4l-20 117c-1 3-1 3-1 4 0 5 2 9 5 9 7 0 7-9 8-12l7-38c4 0 21 2 21 16 0 2 0 3 0 5 0 3 0 5 0 6 0 14 9 23 18 23 15 0 20-31 20-34s-1-3-2-3c-3 0-3 1-4 5-2 8-5 23-14 23-5 0-5-7-5-11 0 0 0-3 0-8 0-2 0-4 0-6 0-19-16-22-25-22 4-5 10-11 12-15 9-9 17-19 25-19 3 0 5 1 5 4h-1c-6 3-6 12-6 13 0 2 1 8 6 8 3 0 9-3 9-15 0-10-6-16-12-16-10 0-19 10-29 22-6 6-11 10-17 14z"><text:p/></draw:path><draw:path draw:style-name="gr3" draw:text-style-name="P22" svg:width="0.12cm" svg:height="0.193cm" svg:x="7.819cm" svg:y="0.436cm" svg:viewBox="0 0 121 194" svg:d="M1 179c-1 4-1 6-1 6 0 6 4 9 7 9 8 0 9-9 10-14 0-3 4-25 9-55 6 7 14 8 22 8 17 0 30-20 30-20 3 19 17 20 20 20 8 0 13-6 16-15 5-11 7-29 7-29 0-5-2-5-3-5-2 0-2 1-4 10-3 14-7 32-15 32-5 0-7-7-7-14 0-6 2-17 3-24 2-9 4-21 5-28l4-25c2-9 4-21 4-23 0-5-3-10-7-10-2 0-6 3-8 9-1 1-2 11-3 15l-5 26-6 37c-1 7-1 8-3 12-7 13-15 25-27 25-17 0-17-22-17-28 0-7 0-10 3-27 3-12 3-15 5-25l3-18c1-6 3-17 3-18 0-6-3-10-7-10-8 0-9 11-10 14z"><text:p/></draw:path><draw:path draw:style-name="gr3" draw:text-style-name="P22" svg:width="0.072cm" svg:height="0.14cm" svg:x="7.963cm" svg:y="0.302cm" svg:viewBox="0 0 73 141" svg:d="M73 101h-6c-1 3-3 17-4 19-2 1-14 1-16 1h-29c10-11 21-23 30-31 13-13 25-25 25-48 0-26-18-42-38-42s-35 17-35 37c0 11 7 13 8 13 4 0 9-4 9-13 0-7-4-11-9-12 5-9 13-15 23-15 14 0 27 12 27 32 0 18-9 32-20 46l-36 44c-2 1-2 1-2 3v6h68z"><text:p/></draw:path><draw:path draw:style-name="gr3" draw:text-style-name="P22" svg:width="0.05cm" svg:height="0.143cm" svg:x="7.963cm" svg:y="0.512cm" svg:viewBox="0 0 51 144" svg:d="M45 10c0-6-3-10-7-10-3 0-8 6-8 12s2 10 5 10c5 0 10-6 10-12zM51 112c0-4-1-4-2-4-3 0-3 0-4 5-2 12-9 24-17 24-3 0-3-4-3-9 0-4 0-6 1-10 1-5 2-9 3-11 1-3 6-23 9-30 1-4 2-7 2-11 0-10-7-18-16-18-16 0-24 26-24 32 0 4 2 4 3 4 2 0 3-1 4-5 3-14 10-24 16-24 3 0 5 3 5 9 0 1 0 2-2 7 0 3-7 26-9 33-1 4-1 4-3 12-1 3-2 6-2 9 0 12 7 19 16 19 16 0 23-28 23-32z"><text:p/></draw:path><draw:path draw:style-name="gr3" draw:text-style-name="P22" svg:width="0.02cm" svg:height="0.066cm" svg:x="8.052cm" svg:y="0.629cm" svg:viewBox="0 0 21 67" svg:d="M15 23c0 20-8 32-12 37-1 1-1 2-1 4 0 1 1 3 3 3s16-17 16-43c0-14-5-24-12-24-6 0-9 7-9 13 0 7 3 13 9 13 3 0 5-1 6-3z"><text:p/></draw:path><draw:path draw:style-name="gr3" draw:text-style-name="P22" svg:width="0.078cm" svg:height="0.149cm" svg:x="8.112cm" svg:y="0.508cm" svg:viewBox="0 0 79 150" svg:d="M35 7c1-2 1-2 1-3 0-4-1-4-5-4l-17 2c-2 0-2 0-3 0-1 2-2 5-2 5 0 5 3 5 5 5 0 0 3 0 4 0 3 0 3 1 3 4 0 0 0 1 0 4l-20 117c-1 3-1 3-1 4 0 5 2 9 5 9 7 0 7-9 8-12l7-38c4 0 21 2 21 16 0 2 0 3 0 5 0 3 0 5 0 6 0 14 9 23 18 23 15 0 20-31 20-34s-1-3-2-3c-3 0-3 1-4 5-2 8-5 23-14 23-5 0-5-7-5-11 0 0 0-3 0-8 0-2 0-4 0-6 0-19-16-22-25-22 4-5 10-11 12-15 9-9 17-19 25-19 3 0 5 1 5 4h-1c-6 3-6 12-6 13 0 2 1 8 6 8 3 0 9-3 9-15 0-10-6-16-12-16-10 0-19 10-30 22-5 6-10 10-16 14z"><text:p/></draw:path><draw:path draw:style-name="gr3" draw:text-style-name="P22" svg:width="0.062cm" svg:height="0.298cm" svg:x="8.248cm" svg:y="0.451cm" svg:viewBox="0 0 63 299" svg:d="M63 5c0-1 0-5-4-5-7 0-28 4-36 4-2 1-5 1-5 9 0 5 3 5 7 5 14 0 14 4 14 7l-1 9-36 211c-1 4-2 7-2 14 0 24 13 40 26 40 10 0 18-9 23-24 5-17 9-41 9-42 0-5-4-5-4-5-3 0-3 2-4 8-5 28-11 53-22 53-10 0-10-13-10-19 0-11 1-13 3-21z"><text:p/></draw:path><draw:path draw:style-name="gr3" draw:text-style-name="P22" svg:width="0.124cm" svg:height="0.191cm" svg:x="8.34cm" svg:y="0.556cm" svg:viewBox="0 0 125 192" svg:d="M125 72c0-44-21-72-47-72-39 0-78 60-78 120 0 42 20 72 47 72 38 0 78-59 78-120zM47 182c-12 0-26-12-26-45 0-21 8-67 17-89 15-32 32-38 40-38 17 0 26 20 26 45 0 17-7 61-17 89-10 24-27 38-40 38z"><text:p/></draw:path><draw:path draw:style-name="gr3" draw:text-style-name="P22" svg:width="0.133cm" svg:height="0.272cm" svg:x="8.473cm" svg:y="0.556cm" svg:viewBox="0 0 134 273" svg:d="M133 28c1-3 1-5 1-8 0-8-4-12-9-12-3 0-11 4-11 18-6-15-17-26-27-26-34 0-70 60-70 120 0 42 18 67 38 67 18 0 32-20 35-25v1c-6 37-10 55-10 55-1 5-11 47-42 47-6 0-15-1-23-5 9-3 12-14 12-23 0-6-3-14-11-14-7 0-16 8-16 24 0 18 11 26 39 26 36 0 58-32 62-58zM95 132c-2 12-8 23-15 30-6 8-16 15-23 15-15 0-19-21-19-38 0-21 8-71 16-92s20-37 33-37c19 0 23 33 23 36 0 2 0 4-1 6z"><text:p/></draw:path><draw:path draw:style-name="gr3" draw:text-style-name="P22" svg:width="0.067cm" svg:height="0.421cm" svg:x="8.646cm" svg:y="0.428cm" svg:viewBox="0 0 68 422" svg:d="M68 418c0-1 0-2-5-9-37-53-46-133-46-198 0-73 11-146 47-199 4-5 4-6 4-8 0-3-1-4-4-4-2 0-29 29-46 83-15 45-18 92-18 128 0 34 3 84 19 132 18 53 43 79 45 79 3 0 4-1 4-4z"><text:p/></draw:path><draw:path draw:style-name="gr3" draw:text-style-name="P22" svg:width="0.151cm" svg:height="0.268cm" svg:x="8.997cm" svg:y="0.272cm" svg:viewBox="0 0 152 269" svg:d="M22 239c-2 14-2 18-15 18-4 0-7 0-7 7 0 3 2 5 4 5 8 0 16-2 24-2 10 0 20 2 29 2 2 0 5 0 5-8 0-4-3-4-7-4-14 0-14-4-14-8 0-6 12-74 13-84 5 11 13 27 28 27 34 0 70-62 70-124 0-40-17-68-38-68-15 0-30 16-39 31-3-23-16-31-26-31-14 0-19 17-22 24-5 14-9 41-9 41 0 5 3 5 3 5 4 0 4 0 6-10 4-30 11-50 21-50 5 0 9 2 9 19 0 9-1 14-3 21zM74 55c2-12 10-24 15-30 10-13 18-15 23-15 12 0 19 14 19 39s-10 73-15 90c-10 29-24 43-34 43-20 0-23-36-23-37s0-2 0-7z"><text:p/></draw:path><draw:path draw:style-name="gr3" draw:text-style-name="P22" svg:width="0.067cm" svg:height="0.421cm" svg:x="9.18cm" svg:y="0.138cm" svg:viewBox="0 0 68 422" svg:d="M68 418c0-1 0-2-5-9-37-53-46-133-46-198 0-73 11-146 47-199 4-5 4-6 4-8 0-3-1-4-4-4-2 0-29 29-46 83-15 45-18 92-18 128 0 34 3 84 19 132 18 53 43 79 45 79 3 0 4-1 4-4z"><text:p/></draw:path><draw:path draw:style-name="gr3" draw:text-style-name="P22" svg:width="0.129cm" svg:height="0.083cm" svg:x="9.41cm" svg:y="0.048cm" svg:viewBox="0 0 130 84" svg:d="M104 50c-4 6-14 18-14 26 0 4 2 8 6 8 2 0 4-2 5-5 4-6 10-19 23-29 2 0 6-3 6-8 0-4-3-6-5-8-6-8-9-15-12-24-1-4-2-10-6-10s-5 6-5 8c0 4 2 17 6 26h-98c-5 0-10 0-10 8s5 8 10 8z"><text:p/></draw:path><draw:path draw:style-name="gr3" draw:text-style-name="P22" svg:width="0.238cm" svg:height="0.288cm" svg:x="9.273cm" svg:y="0.171cm" svg:viewBox="0 0 239 289" svg:d="M134 115l-25-84c-2-3-2-5-2-6 0-2 5-11 18-12 2-1 5-1 5-8 0-5-3-5-4-5-12 0-24 1-37 1-7 0-25-1-32-1-3 0-6 0-6 8 0 5 3 5 7 5 18 0 20 4 22 13l34 119-61 96-4 5c-14 21-28 29-42 30-5 0-7 0-7 8 0 1 0 5 4 5 8 0 17-1 27-1s23 1 33 1c1 0 5 0 5-8 0-5-3-5-4-5-2 0-11-1-11-13 0-6 4-14 7-20l30-45 26-42 30 101c1 4 2 6 2 7 0 2-6 11-18 12-3 0-6 0-6 8 0 5 4 5 5 5 8 0 29-1 37-1 6 0 25 1 32 1 2 0 6 0 6-8 0-5-4-5-5-5-20 0-21-1-26-19-11-39-30-106-37-130 20-30 50-81 59-92 9-10 20-21 37-22 4-1 6-1 6-8 0-1 0-5-3-5-9 0-18 1-27 1-11 0-22-1-32-1-3 0-6 0-6 8 0 4 2 4 3 5 3 0 12 1 12 13 0 5-3 11-6 15z"><text:p/></draw:path><draw:path draw:style-name="gr3" draw:text-style-name="P22" svg:width="0.104cm" svg:height="0.208cm" svg:x="9.518cm" svg:y="0.317cm" svg:viewBox="0 0 105 209" svg:d="M104 8c0 0 1-3 1-4 0-2-1-4-3-4-5 0-21 2-26 2-2 0-5 2-5 8 0 4 3 4 6 4 10 0 10 3 10 4 0 2-1 4-2 7l-11 67c-5-9-11-18-21-18-27 0-53 44-53 85 0 29 13 50 31 50 10 0 20-10 29-21 4 17 16 21 21 21 7 0 12-6 16-16 5-12 7-29 7-30 0-4-2-4-3-4-3 0-4 2-4 10-3 14-6 31-16 31-5 0-7-6-7-14 0-6 1-9 2-12zM61 169c-2 7-7 14-11 19-2 3-10 12-19 12-7 0-14-7-14-29 0-15 5-47 10-59 9-24 20-28 26-28 15 0 18 22 18 25 0 1 0 4-1 4z"><text:p/></draw:path><draw:path draw:style-name="gr3" draw:text-style-name="P22" svg:width="0.192cm" svg:height="0.099cm" svg:x="9.737cm" svg:y="0.302cm" svg:viewBox="0 0 193 100" svg:d="M183 17c5 0 10 0 10-9 0-8-5-8-9-8h-174c-5 0-10 0-10 8 0 9 5 9 10 9zM184 100c4 0 9 0 9-9 0-8-5-8-10-8h-173c-5 0-10 0-10 8 0 9 5 9 10 9z"><text:p/></draw:path><draw:path draw:style-name="gr3" draw:text-style-name="P22" svg:width="0.129cm" svg:height="0.083cm" svg:x="10.136cm" svg:y="0.157cm" svg:viewBox="0 0 130 84" svg:d="M104 50c-4 6-14 18-14 26 0 4 2 8 6 8 2 0 4-2 5-5 4-6 10-19 23-29 2 0 6-3 6-8 0-4-3-6-5-8-6-8-9-15-12-24-1-4-2-10-6-10s-5 6-5 8c0 4 2 17 6 26h-98c-5 0-10 0-10 8s5 8 10 8z"><text:p/></draw:path><draw:path draw:style-name="gr3" draw:text-style-name="P22" svg:width="0.144cm" svg:height="0.191cm" svg:x="10.035cm" svg:y="0.272cm" svg:viewBox="0 0 145 192" svg:d="M89 60c2-12 8-50 28-50 3 0 9 0 15 4-8 3-14 14-14 23 0 7 3 16 12 16 6 0 15-7 15-25 0-22-17-28-27-28-17 0-27 22-30 32-8-28-24-32-32-32-30 0-47 55-47 65 0 5 3 5 3 5 3 0 4 0 5-5 9-45 28-55 38-55 6 0 16 3 16 27 0 13-5 42-16 101-4 27-15 44-27 44-2 0-9 0-15-5 8-2 14-12 14-22 0-12-6-16-11-16-9 0-16 12-16 25 0 19 15 28 27 28 20 0 31-30 31-33 3 16 14 33 31 33 31 0 47-55 47-65 0-5-2-5-3-5-3 0-3 2-4 5-9 46-30 55-39 55-12 0-16-13-16-27 0-10 2-18 5-37z"><text:p/></draw:path><draw:path draw:style-name="gr3" draw:text-style-name="P22" svg:width="0.104cm" svg:height="0.208cm" svg:x="10.205cm" svg:y="0.317cm" svg:viewBox="0 0 105 209" svg:d="M104 8c0 0 1-3 1-4 0-2-1-4-3-4-5 0-21 2-26 2-2 0-5 2-5 8 0 4 3 4 6 4 10 0 10 3 10 4 0 2-1 4-2 7l-11 67c-5-9-11-18-21-18-27 0-53 44-53 85 0 29 13 50 31 50 10 0 20-10 29-21 4 17 16 21 21 21 7 0 12-6 16-16 5-12 7-29 7-30 0-4-2-4-3-4-3 0-4 2-4 10-3 14-6 31-16 31-5 0-7-6-7-14 0-6 1-9 2-12zM61 169c-2 7-7 14-11 19-2 3-10 12-19 12-7 0-14-7-14-29 0-15 5-47 10-59 9-24 20-28 26-28 15 0 18 22 18 25 0 1 0 4-1 4z"><text:p/></draw:path><draw:path draw:style-name="gr3" draw:text-style-name="P22" svg:width="0.067cm" svg:height="0.421cm" svg:x="10.345cm" svg:y="0.138cm" svg:viewBox="0 0 68 422" svg:d="M68 211c0-32-4-84-19-132-18-51-43-79-47-79 0 0-2 2-2 4s0 3 5 10c30 41 46 108 46 197 0 72-11 146-47 199-4 6-4 7-4 8 0 3 2 4 2 4 4 0 30-29 48-83 14-45 18-92 18-128z"><text:p/></draw:path><draw:polygon draw:style-name="gr3" draw:text-style-name="P22" svg:width="1.918cm" svg:height="0.017cm" svg:x="8.765cm" svg:y="0.63cm" svg:viewBox="0 0 1919 18" draw:points="959,18 0,18 0,0 1919,0 1919,18"><text:p/></draw:polygon><draw:path draw:style-name="gr3" draw:text-style-name="P22" svg:width="0.157cm" svg:height="0.191cm" svg:x="8.773cm" svg:y="0.907cm" svg:viewBox="0 0 158 192" svg:d="M17 162c0 7-2 17-2 18 0 8 3 12 8 12 3 0 8-4 11-12 1 0 4-21 6-31l5-39c3-8 5-18 6-27s3-21 3-22c5-13 20-51 48-51 13 0 15 15 15 30 0 25-13 80-18 97-2 10-3 15-3 20 0 20 10 35 24 35 27 0 38-61 38-65 0-5-3-5-4-5-3 0-3 2-4 9-6 28-15 51-29 51-5 0-7-3-7-13 0-11 2-22 5-31 5-22 17-68 17-92 0-29-12-46-33-46-26 0-41 26-45 36-2-23-13-36-27-36s-19 17-23 24c-4 14-8 40-8 41 0 5 2 5 3 5 4 0 4 0 5-10 5-30 11-50 22-50 5 0 9 4 9 19 0 8-1 13-4 36z"><text:p/></draw:path><draw:path draw:style-name="gr3" draw:text-style-name="P22" svg:width="0.1cm" svg:height="0.061cm" svg:x="9.031cm" svg:y="0.944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8.948cm" svg:y="1.027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83cm" svg:height="0.149cm" svg:x="9.086cm" svg:y="1.057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264cm" svg:height="0.505cm" svg:x="9.239cm" svg:y="0.713cm" svg:viewBox="0 0 265 506" svg:d="M91 506c10 0 10 0 13-8l159-481c2-6 2-7 2-9 0-4-2-8-6-8s-6 4-6 8l-151 455-62-210-40 46 5 6 20-23z"><text:p/></draw:path><draw:polygon draw:style-name="gr3" draw:text-style-name="P22" svg:width="1.185cm" svg:height="0.017cm" svg:x="9.496cm" svg:y="0.713cm" svg:viewBox="0 0 1186 18" draw:points="593,18 0,18 0,0 1186,0 1186,18"><text:p/></draw:polygon><draw:path draw:style-name="gr3" draw:text-style-name="P22" svg:width="0.115cm" svg:height="0.281cm" svg:x="9.511cm" svg:y="0.81cm" svg:viewBox="0 0 116 282" svg:d="M22 249l32-44c45-59 62-80 62-122 0-49-25-83-62-83-33 0-54 40-54 77 0 23 15 23 15 23 6 0 16-5 16-22 0-11-6-23-16-23-3 0-3 0-3 1 6-27 22-43 39-43 27 0 39 34 39 70 0 33-15 67-31 92l-56 91c-3 5-3 5-3 16h108l8-73h-7c-2 12-3 31-6 37-2 3-22 3-28 3z"><text:p/></draw:path><draw:path draw:style-name="gr3" draw:text-style-name="P22" svg:width="0.1cm" svg:height="0.208cm" svg:x="9.657cm" svg:y="0.766cm" svg:viewBox="0 0 101 209" svg:d="M49 8c0 0 1-3 1-4 0-2-1-4-4-4-4 0-21 2-26 2-2 0-4 2-4 8 0 4 2 4 5 4 10 0 10 3 10 4 0 2 0 4-1 7l-28 168c-2 5-2 6-2 6 0 5 2 10 7 10s8-6 10-12c0-3 9-54 9-58 15 2 27 8 27 24 0 1 0 2-1 6-1 5-1 6-1 10 0 20 13 30 22 30 20 0 26-45 26-46 0-4-2-4-3-4-3 0-4 2-4 8-3 13-8 33-19 33-5 0-6-7-6-15 0-5 0-5 1-14 0-1 1-6 1-9 0-25-24-30-34-30 6-6 14-16 18-20 10-15 20-28 31-28 4 0 6 0 7 4-8 1-10 12-10 15 0 7 3 12 8 12s12-7 12-19c0-10-5-22-17-22-11 0-21 14-32 27-8 12-15 21-24 26z"><text:p/></draw:path><draw:path draw:style-name="gr3" draw:text-style-name="P22" svg:width="0.156cm" svg:height="0.186cm" svg:x="9.793cm" svg:y="0.912cm" svg:viewBox="0 0 157 187" svg:d="M69 25h33c-10 63-12 81-12 109 0 6 0 17 2 31 3 20 6 22 11 22 6 0 12-7 12-17 0-1 0-2-2-8-9-30-9-59-9-70 0-22 2-45 6-67h34c3 0 13 0 13-14 0-11-6-11-11-11h-98c-7 0-17 0-30 20-11 16-18 35-18 38 0 1 0 4 3 4s4-2 5-4c14-33 32-33 37-33h17c-10 51-25 102-37 140-3 6-3 8-3 10 0 10 5 12 9 12 9 0 10-12 14-28 5-19 5-20 8-41z"><text:p/></draw:path><draw:path draw:style-name="gr3" draw:text-style-name="P22" svg:width="0.1cm" svg:height="0.208cm" svg:x="9.975cm" svg:y="0.766cm" svg:viewBox="0 0 101 209" svg:d="M49 8c0 0 1-3 1-4 0-2-1-4-4-4-4 0-21 2-26 2-2 0-4 2-4 8 0 4 2 4 5 4 10 0 10 3 10 4 0 2 0 4-1 7l-28 168c-2 5-2 6-2 6 0 5 2 10 7 10s8-6 10-12c0-3 9-54 9-58 15 2 27 8 27 24 0 1 0 2-1 6-1 5-1 6-1 10 0 20 13 30 22 30 20 0 26-45 26-46 0-4-2-4-3-4-3 0-4 2-4 8-3 13-8 33-19 33-5 0-6-7-6-15 0-5 0-5 1-14 0-1 1-6 1-9 0-25-24-30-34-30 6-6 14-16 18-20 10-15 20-28 31-28 4 0 6 0 7 4-8 1-10 12-10 15 0 7 3 12 8 12s12-7 12-19c0-10-5-22-16-22-12 0-22 14-33 27-8 12-15 21-24 26z"><text:p/></draw:path><draw:path draw:style-name="gr3" draw:text-style-name="P22" svg:width="0.011cm" svg:height="0.421cm" svg:x="10.138cm" svg:y="0.777cm" svg:viewBox="0 0 12 422" svg:d="M12 16c0-9 0-16-6-16s-6 7-6 16v390c0 9 0 16 6 16s6-7 6-16z"><text:p/></draw:path><draw:path draw:style-name="gr3" draw:text-style-name="P22" svg:width="0.136cm" svg:height="0.277cm" svg:x="10.193cm" svg:y="0.907cm" svg:viewBox="0 0 137 278" svg:d="M1 260c-1 5-1 6-1 6 0 7 3 12 8 12 7 0 10-7 10-8 2-4 11-61 19-107 6 17 15 29 29 29 34 0 71-60 71-122 0-46-19-70-40-70-28 0-59 42-67 94zM65 182c-20 0-25-33-25-37 0-2 2-11 3-17 8-46 11-62 17-78 13-32 28-40 37-40 10 0 20 12 20 40 0 24-9 72-16 91-10 28-24 41-36 41z"><text:p/></draw:path><draw:path draw:style-name="gr3" draw:text-style-name="P22" svg:width="0.1cm" svg:height="0.061cm" svg:x="10.427cm" svg:y="0.944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10.343cm" svg:y="1.027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83cm" svg:height="0.149cm" svg:x="10.48cm" svg:y="1.057cm" svg:viewBox="0 0 84 150" svg:d="M81 7c1-2 1-2 1-3 0-4-2-4-4-4l-19 2c-2 0-2 0-3 0-1 2-2 5-2 5 0 5 4 5 5 5 0 0 3 0 5 0 4 0 4 1 4 4 0 1-2 6-3 10l-6 40c-3-6-9-12-18-12-20 0-41 29-41 59 0 21 12 37 26 37 12 0 21-13 23-16 2 11 10 16 17 16 6 0 10-5 12-13 5-7 6-19 6-21 0-3-2-3-2-3-3 0-4 2-4 5-3 16-7 23-11 23s-6-4-6-10c0-3 0-4 0-7zM50 119c-1 3-1 3-4 8-5 8-13 14-20 14-5 0-13-3-13-20 0-11 4-32 8-43 7-12 14-18 20-18 7 0 13 6 15 19z"><text:p/></draw:path><draw:path draw:style-name="gr3" draw:text-style-name="P22" svg:width="0.011cm" svg:height="0.421cm" svg:x="10.636cm" svg:y="0.777cm" svg:viewBox="0 0 12 422" svg:d="M12 16c0-9 0-16-6-16s-6 7-6 16v390c0 9 0 16 6 16s6-7 6-16z"><text:p/></draw:path><draw:path draw:style-name="gr3" draw:text-style-name="P22" svg:width="0.124cm" svg:height="0.133cm" svg:x="10.913cm" svg:y="0.085cm" svg:viewBox="0 0 125 134" svg:d="M15 113c0 3-2 11-2 12 0 7 4 9 8 9 3 0 6-3 7-7 1-2 3-12 3-18 2-6 4-19 5-26 2-7 3-13 4-21 2-12 2-14 8-26s16-28 31-28c12 0 12 15 12 21 0 18-8 50-12 63-2 9-3 11-3 16 0 16 9 26 19 26 21 0 30-40 30-45s-3-5-4-5c-2 0-3 2-4 6-4 23-13 36-21 36-4 0-5-4-5-11s1-11 5-24c1-9 10-41 10-57 0-29-15-34-26-34-17 0-29 16-35 26-1-19-14-26-21-26-9 0-14 10-17 17-5 9-7 27-7 29 0 3 2 3 3 3 4 0 4-1 5-8 4-18 7-33 15-33 5 0 7 6 7 15 0 6-2 17-4 25-1 7-3 20-5 26z"><text:p/></draw:path><draw:path draw:style-name="gr3" draw:text-style-name="P22" svg:width="0.386cm" svg:height="0.59cm" svg:x="10.782cm" svg:y="0.339cm" svg:viewBox="0 0 387 591" svg:d="M352 591l35-135h-7c-12 44-42 73-76 85-6 2-35 13-91 13h-175l149-252c1-2 2-5 2-7 0 0 0-1-2-6l-136-269h160c38 0 65 6 68 6 16 5 40 11 64 33 7 6 27 25 37 60h7l-35-119h-344c-6 0-6 0-8 2 0 2 0 10 0 15l154 306-151 255c-3 6-3 8-3 8 0 5 2 5 8 5z"><text:p/></draw:path><draw:path draw:style-name="gr3" draw:text-style-name="P22" svg:width="0.089cm" svg:height="0.256cm" svg:x="10.774cm" svg:y="1.046cm" svg:viewBox="0 0 90 257" svg:d="M90 12c0-6-2-12-8-12s-12 8-12 17c0 5 3 11 8 11 6 0 12-8 12-16zM46 211c-3 20-14 37-26 37-3 0-5-1-8-1 6-5 8-11 8-16 0-7-4-10-8-10-7 0-12 7-12 16 0 12 8 20 21 20 11 0 36-10 42-47l18-107c1-2 2-5 2-9 0-16-10-28-23-28-22 0-35 41-35 46 0 3 3 3 3 3 3 0 3-1 4-6 5-17 16-35 27-35 5 0 8 5 8 15 0 3-1 7-1 9z"><text:p/></draw:path><draw:path draw:style-name="gr3" draw:text-style-name="P22" svg:width="0.149cm" svg:height="0.079cm" svg:x="10.896cm" svg:y="1.124cm" svg:viewBox="0 0 150 80" svg:d="M143 14c2 0 7 0 7-7s-5-7-7-7h-136c-2 0-7 0-7 7s5 7 8 7zM143 80c2 0 7 0 7-7 0-8-5-8-7-8h-135c-3 0-8 0-8 8 0 7 5 7 7 7z"><text:p/></draw:path><draw:path draw:style-name="gr3" draw:text-style-name="P22" svg:width="0.073cm" svg:height="0.196cm" svg:x="11.082cm" svg:y="1.041cm" svg:viewBox="0 0 74 197" svg:d="M46 8c0-8-1-8-6-8-13 18-32 19-40 19v11c5 0 18 0 30-8v151c0 9 0 13-21 13h-7v11c3 0 29-2 36-2s32 2 36 2v-11h-7c-21 0-21-4-21-13z"><text:p/></draw:path><draw:path draw:style-name="gr3" draw:text-style-name="P22" svg:width="0.111cm" svg:height="0.191cm" svg:x="11.246cm" svg:y="0.556cm" svg:viewBox="0 0 112 192" svg:d="M41 89c9 0 30 0 45-10 20-12 21-37 21-43 0-19-10-36-30-36-32 0-77 41-77 115 0 43 17 77 45 77 43 0 67-46 67-51 0-2-1-4-4-4-1 0-2 0-3 4-23 41-55 41-59 41-22 0-25-36-25-49 0-5 0-18 5-44zM28 79c11-63 41-69 49-69 14 0 20 12 20 26 0 43-46 43-57 43z"><text:p/></draw:path><draw:path draw:style-name="gr3" draw:text-style-name="P22" svg:width="0.137cm" svg:height="0.015cm" svg:x="11.39cm" svg:y="0.488cm" svg:viewBox="0 0 138 16" svg:d="M130 16c3 0 8 0 8-9 0-7-4-7-8-7h-122c-3 0-8 0-8 7 0 9 5 9 8 9z"><text:p/></draw:path><draw:path draw:style-name="gr3" draw:text-style-name="P22" svg:width="0.059cm" svg:height="0.14cm" svg:x="11.605cm" svg:y="0.316cm" svg:viewBox="0 0 60 141" svg:d="M38 7c0-7-1-7-6-7-11 13-27 13-30 13h-2v10h2c4 0 13-1 22-6v105c0 8 0 10-16 10h-6v9c7-1 20-1 29-1 8 0 21 0 29 1v-9h-7c-15 0-15-2-15-10z"><text:p/></draw:path><draw:polygon draw:style-name="gr3" draw:text-style-name="P22" svg:width="0.098cm" svg:height="0.015cm" svg:x="11.584cm" svg:y="0.488cm" svg:viewBox="0 0 99 16" draw:points="50,16 0,16 0,0 99,0 99,16"><text:p/></draw:polygon><draw:path draw:style-name="gr3" draw:text-style-name="P22" svg:width="0.072cm" svg:height="0.14cm" svg:x="11.597cm" svg:y="0.526cm" svg:viewBox="0 0 73 141" svg:d="M73 101h-6c-1 3-3 17-4 19-2 1-14 1-16 1h-29c10-11 21-23 30-31 13-13 25-25 25-48 0-26-18-42-38-42s-35 17-35 37c0 11 7 13 8 13 4 0 9-4 9-13 0-7-4-11-9-12 4-9 13-15 23-15 14 0 27 12 27 32 0 18-9 32-20 46l-36 44c-2 1-2 1-2 3v6h68z"><text:p/></draw:path><draw:path draw:style-name="gr3" draw:text-style-name="P22" svg:width="0.053cm" svg:height="0.294cm" svg:x="11.742cm" svg:y="0.346cm" svg:viewBox="0 0 54 295" svg:d="M50 0c-39 40-50 103-50 147 0 42 8 107 50 148 1 0 4 0 4-2 0-3-1-3-3-5-27-36-37-87-37-141 0-79 21-118 38-140 1-1 2-2 2-3 0-4-3-4-4-4z"><text:p/></draw:path><draw:path draw:style-name="gr3" draw:text-style-name="P22" svg:width="0.176cm" svg:height="0.295cm" svg:x="11.828cm" svg:y="0.309cm" svg:viewBox="0 0 177 296" svg:d="M71 264l-40-115c0-3-1-5-3-5-1 0-2 0-3 2l-23 21c-2 3-2 4-2 6 0 1 2 3 2 3 2 0 2 0 5-2 2-3 8-9 10-11l45 127c2 5 2 6 5 6 2 0 4 0 6-6l102-277c2-3 2-5 2-6 0-5-3-7-4-7-4 0-5 2-6 6z"><text:p/></draw:path><draw:polygon draw:style-name="gr3" draw:text-style-name="P22" svg:width="0.115cm" svg:height="0.015cm" svg:x="11.999cm" svg:y="0.309cm" svg:viewBox="0 0 116 16" draw:points="58,16 0,16 0,0 116,0 116,16"><text:p/></draw:polygon><draw:path draw:style-name="gr3" draw:text-style-name="P22" svg:width="0.09cm" svg:height="0.196cm" svg:x="12.013cm" svg:y="0.375cm" svg:viewBox="0 0 91 197" svg:d="M91 143h-8c0 7-2 24-5 27-1 1-17 1-20 1h-37c20-27 28-34 40-49 16-18 30-36 30-64 0-36-22-58-49-58-25 0-42 26-42 53 0 15 8 17 11 17 5 0 10-5 10-16 0-5 0-16-11-16 6-21 20-27 30-27 20 0 31 23 31 47 0 26-13 45-20 57l-49 70c-2 3-2 4-2 12h84z"><text:p/></draw:path><draw:path draw:style-name="gr3" draw:text-style-name="P22" svg:width="0.091cm" svg:height="0.211cm" svg:x="12.128cm" svg:y="0.362cm" svg:viewBox="0 0 92 212" svg:d="M92 65c0-31-9-65-28-65-31 0-64 79-64 147 0 35 9 65 28 65 31 0 64-81 64-147zM23 101c11-65 28-93 41-93s13 33 13 39c0 12-3 29-6 54zM69 112c-6 32-11 47-17 62-7 15-14 30-24 30-11 0-13-24-13-39 0-20 4-43 6-53z"><text:p/></draw:path><draw:path draw:style-name="gr3" draw:text-style-name="P22" svg:width="0.1cm" svg:height="0.061cm" svg:x="12.314cm" svg:y="0.358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2cm" svg:height="0.193cm" svg:x="12.241cm" svg:y="0.436cm" svg:viewBox="0 0 121 194" svg:d="M1 179c-1 4-1 6-1 6 0 6 4 9 7 9 8 0 9-9 10-14 0-3 4-25 9-55 6 7 14 8 22 8 17 0 30-20 30-20 3 19 17 20 20 20 8 0 13-6 16-15 5-11 7-29 7-29 0-5-2-5-3-5-2 0-2 1-4 10-3 14-7 32-15 32-5 0-7-7-7-14 0-6 2-17 3-24 2-9 4-21 5-28l4-25c2-9 4-21 4-23 0-5-3-10-7-10-2 0-6 3-8 9-1 1-2 11-3 15l-5 26-6 37c-1 7-1 8-3 12-7 13-15 25-27 25-17 0-17-22-17-28 0-7 0-10 3-27 3-12 3-15 5-25l3-18c1-6 3-17 3-18 0-6-3-10-7-10-8 0-9 11-10 14z"><text:p/></draw:path><draw:path draw:style-name="gr3" draw:text-style-name="P22" svg:width="0.05cm" svg:height="0.143cm" svg:x="12.386cm" svg:y="0.472cm" svg:viewBox="0 0 51 144" svg:d="M45 10c0-6-3-10-7-10-3 0-8 6-8 12s2 10 5 10c5 0 10-6 10-12zM51 112c0-4-1-4-2-4-3 0-3 0-4 5-2 12-9 24-17 24-3 0-3-4-3-9 0-4 0-6 1-10 1-5 2-9 3-11 1-3 6-23 9-30 1-4 2-7 2-11 0-10-7-18-16-18-16 0-24 26-24 32 0 4 2 4 3 4 2 0 3-1 4-5 3-14 10-24 16-24 3 0 5 3 5 9 0 1 0 2-2 7 0 3-7 26-9 33-1 4-1 4-3 12-1 3-2 6-2 9 0 12 7 19 16 19 16 0 23-28 23-32z"><text:p/></draw:path><draw:path draw:style-name="gr3" draw:text-style-name="P22" svg:width="0.149cm" svg:height="0.217cm" svg:x="12.478cm" svg:y="0.385cm" svg:viewBox="0 0 150 218" svg:d="M80 116h63c2 0 7 0 7-7s-5-7-7-7h-63v-91c0-4 0-11-5-11s-5 7-5 11v91h-63c-2 0-7 0-7 7s5 7 7 7h63v91c0 4 0 11 5 11s5-6 5-11z"><text:p/></draw:path><draw:path draw:style-name="gr3" draw:text-style-name="P22" svg:width="0.1cm" svg:height="0.061cm" svg:x="12.72cm" svg:y="0.358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12.652cm" svg:y="0.436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5cm" svg:height="0.143cm" svg:x="12.788cm" svg:y="0.472cm" svg:viewBox="0 0 51 144" svg:d="M45 10c0-6-3-10-7-10-3 0-9 6-9 12s3 10 6 10c5 0 10-6 10-12zM51 112c0-4-1-4-2-4-3 0-3 0-4 5-2 12-9 24-17 24-3 0-3-4-3-9 0-4 0-6 1-10 1-5 2-9 3-11 1-3 6-23 9-30 1-4 2-7 2-11 0-10-7-18-16-18-16 0-24 26-24 32 0 4 2 4 3 4 2 0 3-1 4-5 3-14 10-24 16-24 3 0 5 3 5 9 0 1 0 2-2 7 0 3-7 26-9 33-1 4-1 4-3 12-1 3-2 6-2 9 0 12 7 19 16 19 16 0 23-28 23-32z"><text:p/></draw:path><draw:path draw:style-name="gr3" draw:text-style-name="P22" svg:width="0.137cm" svg:height="0.015cm" svg:x="12.888cm" svg:y="0.488cm" svg:viewBox="0 0 138 16" svg:d="M130 16c3 0 8 0 8-9 0-7-4-7-8-7h-122c-3 0-8 0-8 7 0 9 5 9 8 9z"><text:p/></draw:path><draw:path draw:style-name="gr3" draw:text-style-name="P22" svg:width="0.1cm" svg:height="0.061cm" svg:x="13.133cm" svg:y="0.358cm" svg:viewBox="0 0 101 62" svg:d="M78 38c-2 3-9 12-9 17 0 4 2 7 4 7 3 0 5-2 5-4 5-9 12-16 17-18 2-3 6-4 6-9s-3-6-4-7c-7-7-9-13-10-17 0-2-2-7-6-7-1 0-4 2-4 7s3 13 4 17h-73c-3 0-8 0-8 7s5 7 8 7z"><text:p/></draw:path><draw:path draw:style-name="gr3" draw:text-style-name="P22" svg:width="0.109cm" svg:height="0.133cm" svg:x="13.057cm" svg:y="0.436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68cm" svg:height="0.184cm" svg:x="13.185cm" svg:y="0.472cm" svg:viewBox="0 0 69 185" svg:d="M69 8c0-4-2-8-6-8-5 0-9 7-9 12 0 6 3 10 6 10 5 0 9-6 9-14zM38 151c-3 16-13 26-21 26-3 0-5-1-5-1 3-2 4-8 4-11 0-4-2-9-7-9s-9 7-9 14c0 10 7 15 17 15 9 0 28-8 33-34l14-77c0-1 0-3 0-6 0-12-8-20-18-20-18 0-29 28-29 32s3 4 4 4 2-1 3-4c7-20 16-25 21-25 6 0 6 7 6 11s0 4 0 6z"><text:p/></draw:path><draw:path draw:style-name="gr3" draw:text-style-name="P22" svg:width="0.053cm" svg:height="0.294cm" svg:x="13.302cm" svg:y="0.346cm" svg:viewBox="0 0 54 295" svg:d="M4 0c-2 0-4 0-4 4 0 1 1 2 2 3 18 24 37 64 37 140 0 62-13 110-35 138-4 5-4 5-4 8 0 1 1 2 2 2 3 0 23-19 36-56 10-24 16-57 16-92 0-40-9-106-50-147z"><text:p/></draw:path><draw:path draw:style-name="gr3" draw:text-style-name="P22" svg:width="0.122cm" svg:height="0.142cm" svg:x="13.39cm" svg:y="0.3cm" svg:viewBox="0 0 123 143" svg:d="M72 17c1-7 1-7 7-7h16c16 0 19 7 19 20 0 1 0 5-2 16v1c0 2 1 3 4 3 2 0 2-1 3-4l3-39c1-2 1-2 1-3 0-4-2-4-6-4h-101c-4 0-4 0-5 5l-10 38c0 1-1 4-1 4 0 1 1 3 3 3s2 0 4-4c6-26 11-36 31-36h16c0 0 2 0 4 0v2l-20 113c-1 7-1 8-17 8h-3c-3 0-3 1-3 1-1 3-2 4-2 6 0 1 1 3 3 3 5 0 9 0 13 0 5 0 9-2 14-2s9 2 14 2c4 0 9 0 14 0 0 0 3 0 3-6 0-4-2-4-5-4h-3c-3 0-7 0-12-1 0 0-1 0-1-2s0-2 1-4z"><text:p/></draw:path><draw:path draw:style-name="gr3" draw:text-style-name="P22" svg:width="0.103cm" svg:height="0.193cm" svg:x="13.548cm" svg:y="0.436cm" svg:viewBox="0 0 104 194" svg:d="M1 179c-1 4-1 6-1 6 0 6 4 9 7 9 8 0 9-9 10-19 4-14 9-48 11-60 2 5 8 18 22 18 27 0 54-39 54-83 0-32-14-50-32-50-20 0-45 26-52 67zM50 126c-15 0-19-23-19-26 0-2 0-8 1-11 6-36 8-43 13-57 8-15 19-24 26-24 9 0 17 9 17 30 0 14-5 46-12 62-9 21-19 26-26 26z"><text:p/></draw:path><draw:path draw:style-name="gr3" draw:text-style-name="P22" svg:width="0.11cm" svg:height="0.011cm" svg:x="13.682cm" svg:y="0.384cm" svg:viewBox="0 0 111 12" svg:d="M105 12c2 0 6 0 6-5 0-7-4-7-6-7h-99c-2 0-6 0-6 7 0 5 4 5 6 5z"><text:p/></draw:path><draw:path draw:style-name="gr3" draw:text-style-name="P22" svg:width="0.059cm" svg:height="0.14cm" svg:x="13.837cm" svg:y="0.302cm" svg:viewBox="0 0 60 141" svg:d="M38 7c0-7-1-7-6-7-11 13-27 13-30 13h-2v10h2c4 0 13-1 22-6v105c0 8 0 10-16 10h-6v9c7-1 20-1 29-1 8 0 21 0 29 1v-9h-7c-15 0-15-2-15-10z"><text:p/></draw:path><draw:path draw:style-name="gr3" draw:text-style-name="P22" svg:width="0.053cm" svg:height="0.294cm" svg:x="13.953cm" svg:y="0.346cm" svg:viewBox="0 0 54 295" svg:d="M50 0c-39 40-50 103-50 147 0 42 8 107 50 148 1 0 4 0 4-2 0-3-1-3-3-5-27-36-37-87-37-141 0-79 21-118 38-140 1-1 2-2 2-3 0-4-3-4-4-4z"><text:p/></draw:path><draw:path draw:style-name="gr3" draw:text-style-name="P22" svg:width="0.176cm" svg:height="0.295cm" svg:x="14.039cm" svg:y="0.309cm" svg:viewBox="0 0 177 296" svg:d="M71 264l-40-115c0-3-1-5-3-5-1 0-2 0-3 2l-23 21c-2 3-2 4-2 6 0 1 2 3 2 3 2 0 2 0 5-2 2-3 8-9 10-11l45 127c2 5 2 6 5 6 2 0 4 0 6-6l102-277c2-3 2-5 2-6 0-5-3-7-5-7-3 0-4 2-5 6z"><text:p/></draw:path><draw:polygon draw:style-name="gr3" draw:text-style-name="P22" svg:width="0.115cm" svg:height="0.015cm" svg:x="14.211cm" svg:y="0.309cm" svg:viewBox="0 0 116 16" draw:points="58,16 0,16 0,0 116,0 116,16"><text:p/></draw:polygon><draw:path draw:style-name="gr3" draw:text-style-name="P22" svg:width="0.09cm" svg:height="0.196cm" svg:x="14.223cm" svg:y="0.375cm" svg:viewBox="0 0 91 197" svg:d="M91 143h-8c0 7-2 24-5 27-1 1-17 1-20 1h-37c20-27 28-34 40-49 16-18 30-36 30-64 0-36-22-58-49-58-25 0-42 26-42 53 0 15 8 17 11 17 5 0 10-5 10-16 0-5 0-16-11-16 6-21 20-27 30-27 20 0 31 23 31 47 0 26-13 45-20 57l-49 70c-2 3-2 4-2 12h84z"><text:p/></draw:path><draw:path draw:style-name="gr3" draw:text-style-name="P22" svg:width="0.091cm" svg:height="0.211cm" svg:x="14.339cm" svg:y="0.362cm" svg:viewBox="0 0 92 212" svg:d="M92 65c0-31-9-65-28-65-31 0-64 79-64 147 0 35 9 65 28 65 31 0 64-81 64-147zM23 101c11-65 28-93 41-93s13 33 13 39c0 12-3 29-6 54zM69 112c-6 32-11 47-17 62-7 15-14 30-24 30-11 0-13-24-13-39 0-20 4-43 6-53z"><text:p/></draw:path><draw:path draw:style-name="gr3" draw:text-style-name="P22" svg:width="0.1cm" svg:height="0.061cm" svg:x="14.525cm" svg:y="0.358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2cm" svg:height="0.193cm" svg:x="14.453cm" svg:y="0.436cm" svg:viewBox="0 0 121 194" svg:d="M1 179c-1 4-1 6-1 6 0 6 4 9 7 9 8 0 9-9 10-14 0-3 4-25 9-55 6 7 15 8 22 8 17 0 30-20 30-20 3 19 17 20 20 20 8 0 13-6 16-15 5-11 7-29 7-29 0-5-2-5-3-5-2 0-2 1-4 10-3 14-7 32-15 32-5 0-7-7-7-14 0-6 2-17 3-24 2-9 4-21 5-28l4-25c2-9 4-21 4-23 0-5-3-10-7-10-2 0-6 3-8 9-1 1-2 11-3 15l-5 26-6 37c-1 7-1 8-3 12-7 13-15 25-27 25-17 0-17-22-17-28 0-7 0-10 3-27 3-12 3-15 5-25l3-18c1-6 3-17 3-18 0-6-3-10-7-10-8 0-9 11-10 14z"><text:p/></draw:path><draw:path draw:style-name="gr3" draw:text-style-name="P22" svg:width="0.05cm" svg:height="0.143cm" svg:x="14.597cm" svg:y="0.472cm" svg:viewBox="0 0 51 144" svg:d="M45 10c0-6-3-10-7-10-3 0-9 6-9 12s3 10 6 10c5 0 10-6 10-12zM51 112c0-4-1-4-2-4-3 0-3 0-4 5-2 12-10 24-17 24-3 0-3-4-3-9 0-4 0-6 1-10 1-5 2-9 3-11 1-3 6-23 9-30 1-4 2-7 2-11 0-10-7-18-16-18-16 0-24 26-24 32 0 4 2 4 3 4 2 0 3-1 4-5 3-14 10-24 16-24 3 0 5 3 5 9 0 1 0 2-2 7 0 3-7 26-9 33-1 4-1 4-3 12-1 3-2 6-2 9 0 12 7 19 16 19 16 0 23-28 23-32z"><text:p/></draw:path><draw:path draw:style-name="gr3" draw:text-style-name="P22" svg:width="0.149cm" svg:height="0.217cm" svg:x="14.691cm" svg:y="0.385cm" svg:viewBox="0 0 150 218" svg:d="M80 116h63c2 0 7 0 7-7s-5-7-7-7h-63v-91c0-4 0-11-5-11s-5 7-5 11v91h-63c-2 0-7 0-7 7s5 7 7 7h63v91c0 4 0 11 5 11s5-6 5-11z"><text:p/></draw:path><draw:path draw:style-name="gr3" draw:text-style-name="P22" svg:width="0.1cm" svg:height="0.061cm" svg:x="14.932cm" svg:y="0.358cm" svg:viewBox="0 0 101 62" svg:d="M78 38c-2 3-9 12-9 17 0 4 2 7 4 7 3 0 5-2 5-4 5-9 12-16 17-18 2-3 6-4 6-9s-3-6-4-7c-7-7-9-13-10-17 0-2-2-7-6-7-1 0-4 2-4 7s3 13 4 17h-73c-3 0-8 0-8 7s5 7 8 7z"><text:p/></draw:path><draw:path draw:style-name="gr3" draw:text-style-name="P22" svg:width="0.109cm" svg:height="0.133cm" svg:x="14.864cm" svg:y="0.436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5cm" svg:height="0.143cm" svg:x="14.998cm" svg:y="0.472cm" svg:viewBox="0 0 51 144" svg:d="M45 10c0-6-3-10-7-10-3 0-9 6-9 12s3 10 6 10c5 0 10-6 10-12zM51 112c0-4-1-4-2-4-3 0-3 0-4 5-2 12-10 24-17 24-3 0-3-4-3-9 0-4 0-6 1-10 1-5 2-9 3-11 1-3 6-23 9-30 1-4 2-7 2-11 0-10-7-18-16-18-16 0-24 26-24 32 0 4 2 4 3 4 2 0 3-1 4-5 3-14 10-24 16-24 3 0 5 3 5 9 0 1 0 2-2 7 0 3-7 26-9 33-1 4-1 4-3 12-1 3-2 6-2 9 0 12 7 19 16 19 16 0 23-28 23-32z"><text:p/></draw:path><draw:path draw:style-name="gr3" draw:text-style-name="P22" svg:width="0.137cm" svg:height="0.015cm" svg:x="15.1cm" svg:y="0.488cm" svg:viewBox="0 0 138 16" svg:d="M130 16c3 0 8 0 8-9 0-7-4-7-8-7h-122c-3 0-8 0-8 7 0 9 5 9 8 9z"><text:p/></draw:path><draw:path draw:style-name="gr3" draw:text-style-name="P22" svg:width="0.1cm" svg:height="0.061cm" svg:x="15.344cm" svg:y="0.358cm" svg:viewBox="0 0 101 62" svg:d="M78 38c-2 3-9 12-9 17 0 4 2 7 4 7 3 0 5-2 5-4 5-9 12-16 17-18 2-3 6-4 6-9s-3-6-4-7c-7-7-9-13-10-17 0-2-2-7-5-7-2 0-5 2-5 7s3 13 5 17h-74c-3 0-8 0-8 7s5 7 8 7z"><text:p/></draw:path><draw:path draw:style-name="gr3" draw:text-style-name="P22" svg:width="0.109cm" svg:height="0.133cm" svg:x="15.268cm" svg:y="0.436cm" svg:viewBox="0 0 110 134" svg:d="M41 100c-2 9-9 26-20 26 0 0-6 0-10-4 8-4 9-14 9-16 0-8-3-12-8-12-6 0-12 8-12 19 0 14 12 21 21 21 10 0 18-8 24-21 5 15 16 21 24 21 23 0 35-37 35-45 0-5-2-5-3-5-3 0-3 2-4 6-4 20-16 36-28 36-8 0-12-8-12-19 0-9 5-35 11-69 4-22 13-30 20-30 0 0 6 0 10 4-6 4-8 11-8 17 0 7 3 12 7 12 5 0 13-6 13-19 0-17-13-22-22-22-10 0-19 10-23 22-4-14-13-22-24-22-23 0-36 36-36 46 0 3 2 3 3 3 3 0 4-1 4-5 5-22 18-36 28-36 7 0 12 5 12 20 0 6-2 21-4 31z"><text:p/></draw:path><draw:path draw:style-name="gr3" draw:text-style-name="P22" svg:width="0.068cm" svg:height="0.184cm" svg:x="15.396cm" svg:y="0.472cm" svg:viewBox="0 0 69 185" svg:d="M69 8c0-4-2-8-6-8-5 0-9 7-9 12 0 6 3 10 6 10 5 0 9-6 9-14zM38 151c-3 16-13 26-21 26-3 0-5-1-5-1 3-2 4-8 4-11 0-4-2-9-7-9s-9 7-9 14c0 10 7 15 17 15 9 0 28-8 33-34l14-77c0-1 0-3 0-6 0-12-8-20-18-20-18 0-29 28-29 32s3 4 4 4 2-1 3-4c7-20 16-25 21-25 6 0 6 7 6 11s0 4 0 6z"><text:p/></draw:path><draw:path draw:style-name="gr3" draw:text-style-name="P22" svg:width="0.053cm" svg:height="0.294cm" svg:x="15.513cm" svg:y="0.346cm" svg:viewBox="0 0 54 295" svg:d="M4 0c-2 0-4 0-4 4 0 1 1 2 2 3 18 24 37 64 37 140 0 62-13 110-35 138-4 5-4 5-4 8 0 1 1 2 2 2 3 0 23-19 36-56 10-24 16-57 16-92 0-40-9-106-50-147z"><text:p/></draw:path><draw:path draw:style-name="gr3" draw:text-style-name="P22" svg:width="0.067cm" svg:height="0.421cm" svg:x="15.621cm" svg:y="0.428cm" svg:viewBox="0 0 68 422" svg:d="M68 211c0-32-4-84-19-132-18-51-43-79-47-79 0 0-2 2-2 4s0 3 5 10c30 41 46 108 46 197 0 72-11 146-47 199-4 6-4 7-4 8 0 3 2 4 2 4 4 0 30-29 48-83 14-45 18-92 18-128z"><text:p/></draw:path><draw:path draw:style-name="gr3" draw:text-style-name="P22" svg:width="0.138cm" svg:height="0.298cm" svg:x="15.728cm" svg:y="0.451cm" svg:viewBox="0 0 139 299" svg:d="M139 5c0-1 0-5-4-5-5 0-32 4-38 5-1 0-3 2-3 7 0 6 3 6 7 6 14 0 15 4 15 7l-2 9-17 99c-5-15-14-26-27-26-34 0-70 62-70 123 0 41 16 69 39 69 6 0 20-3 38-33 2 18 12 33 26 33 11 0 18-10 22-24 5-15 9-41 9-42 0-5-4-5-4-5-3 0-3 2-4 8-5 28-10 53-22 53-8 0-9-11-9-19 0-11 1-13 2-21zM78 242c-1 9-1 10-6 17-13 23-24 30-32 30-15 0-19-23-19-40 0-21 9-74 16-93 8-24 22-40 34-40 19 0 23 35 23 37 0 3-1 5-2 8z"><text:p/></draw:path><draw:path draw:style-name="gr3" draw:text-style-name="P22" svg:width="0.129cm" svg:height="0.083cm" svg:x="15.962cm" svg:y="0.443cm" svg:viewBox="0 0 130 84" svg:d="M104 50c-4 6-14 18-14 26 0 4 2 8 6 8 2 0 4-2 5-5 4-6 10-19 23-29 2 0 6-3 6-8 0-4-3-6-5-8-6-8-9-15-12-24-1-4-2-10-6-10s-5 6-5 8c0 4 2 17 6 26h-98c-5 0-10 0-10 8s5 8 10 8z"><text:p/></draw:path><draw:path draw:style-name="gr3" draw:text-style-name="P22" svg:width="0.157cm" svg:height="0.277cm" svg:x="15.876cm" svg:y="0.556cm" svg:viewBox="0 0 158 278" svg:d="M59 38c1-8 4-25 4-26 0-8-4-12-9-12 0 0-9 0-11 16l-42 244c-1 5-1 6-1 6 0 7 3 12 8 12 7 0 10-7 10-8 2-4 5-27 17-91 9 10 22 13 28 13 20 0 31-19 39-31 2 19 13 31 25 31 11 0 17-10 22-24 5-15 9-41 9-41 0-5-3-5-4-5-3 0-3 2-4 8-5 27-10 52-22 52-7 0-8-11-8-19 0-10 3-30 5-44l9-46c0-6 3-23 5-29 1-9 4-26 4-27 0-9-4-12-9-12-1 0-9 0-11 14l-14 79c-3 22-7 39-7 43 0 3-14 41-38 41-14 0-22-14-22-36 0-13 3-24 4-37z"><text:p/></draw:path><draw:path draw:style-name="gr3" draw:text-style-name="P22" svg:width="0.061cm" svg:height="0.198cm" svg:x="16.052cm" svg:y="0.612cm" svg:viewBox="0 0 62 199" svg:d="M57 12c0-5-3-12-8-12-6 0-12 7-12 17 0 5 3 11 8 11 6 0 12-9 12-16zM15 162c-1 3-2 7-2 13 0 13 8 24 19 24 21 0 30-41 30-44 0-4-3-4-3-4-3 0-3 1-5 5-4 24-13 35-21 35-4 0-5-4-5-11 0-6 2-11 3-18 3-9 4-16 7-24 2-6 9-35 10-37 1-3 2-7 2-10 0-14-9-25-20-25-21 0-30 41-30 46 0 3 2 3 3 3 4 0 4-2 4-5 5-26 14-36 22-36 3 0 6 3 6 10s-2 12-7 30z"><text:p/></draw:path></draw:g></text:p>
      <text:p text:style-name="P7"/>
      <text:p text:style-name="P8"><draw:g text:anchor-type="as-char" svg:y="-0.743cm" draw:z-index="8" draw:style-name="gr1"><svg:title>TexMaths</svg:title><svg:desc>12§display§ = 
\sum_{\vec{x_{d}} \in \vec{X_{d}}}
\frac{\sqrt{2}|\theta_{\vec{x_{d}}}|p(\vec{X_{d}} = \vec{x_{d}})}{n_{\vec{x_{d}}}\sqrt{2^{k}\pi^{k}|\rho_{\vec{x_{d}}}|}}
\sum_{i=1}^{n_{\vec{x_{d}}}}
\int_{-\infty}^{\infty}}e^{-\lambda_{1}\mu_{i,1}^{2}}
\int_{-\infty}^{\infty}}e^{-\lambda_{2}\mu_{i,2}^{2}}
...
\int_{-\infty}^{\infty}}e^{-\lambda_{m}\mu_{i,m}^{2}}
log(\frac{p(\vec{X_{d}} = \vec{x_{d}})}{n_{\vec{x_{d}}}\sqrt{2^{k}\pi^{k}|\rho_{\vec{x_{d}}}|}}
\sum_{j=1}^{n}e^{-\frac{1}{2}
(\sqrt{2}\theta\vec{\mu_{i}} + \vec{x_{i}}-\vec{x_{j}})^{T}\rho^{-1}(\sqrt{2}\theta\vec{\mu_{i}}  + \vec{x_{i}} - \vec{x_{j}})})
d\vec{\mu_{i,m}}
...
d\vec{\mu_{i,2}}
d\vec{\mu_{i,1}}§svg§600§FALSE§</svg:desc><draw:polygon draw:style-name="gr2" draw:text-style-name="P21" svg:width="17.847cm" svg:height="1.373cm" svg:x="0cm" svg:y="0.003cm" svg:viewBox="0 0 17848 1374" draw:points="8924,1374 0,1374 0,0 17848,0 17848,1374"><text:p/></draw:polygon><draw:path draw:style-name="gr3" draw:text-style-name="P22" svg:width="0.18cm" svg:height="0.099cm" svg:x="0.015cm" svg:y="0.586cm" svg:viewBox="0 0 181 100" svg:d="M172 17c5 0 9 0 9-9 0-8-4-8-8-8h-164c-4 0-9 0-9 8 0 9 5 9 9 9zM173 100c4 0 8 0 8-9 0-8-4-8-9-8h-163c-4 0-9 0-9 8 0 9 5 9 9 9z"><text:p/></draw:path><draw:path draw:style-name="gr3" draw:text-style-name="P22" svg:width="0.362cm" svg:height="0.59cm" svg:x="0.445cm" svg:y="0.339cm" svg:viewBox="0 0 363 591" svg:d="M330 591l33-135h-7c-10 44-39 73-71 85-5 2-32 13-85 13h-164l139-252c2-2 2-5 2-7 0 0 0-1-2-6l-127-269h150c36 0 61 6 64 6 15 5 38 11 60 33 6 6 25 25 34 60h7l-33-119h-322c-6 0-6 0-8 2 0 2 0 10 0 15l144 306-141 255c-3 6-3 8-3 8 0 5 2 5 8 5z"><text:p/></draw:path><draw:path draw:style-name="gr3" draw:text-style-name="P22" svg:width="0.094cm" svg:height="0.061cm" svg:x="0.374cm" svg:y="1.12cm" svg:viewBox="0 0 95 62" svg:d="M73 38c-2 3-9 12-9 17 0 4 3 7 5 7s4-2 5-4c4-9 10-16 15-18 2-3 6-4 6-9s-3-6-4-7c-7-7-9-13-10-17 0-2-1-7-4-7-2 0-5 2-5 7s3 13 5 17h-69c-3 0-8 0-8 7s5 7 8 7z"><text:p/></draw:path><draw:path draw:style-name="gr3" draw:text-style-name="P22" svg:width="0.102cm" svg:height="0.133cm" svg:x="0.296cm" svg:y="1.198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7 10-21 22c-4-14-12-22-22-22-22 0-34 36-34 46 0 3 2 3 3 3 2 0 3-1 3-5 5-22 17-36 27-36 6 0 11 5 11 20 0 6-3 21-4 31z"><text:p/></draw:path><draw:path draw:style-name="gr3" draw:text-style-name="P22" svg:width="0.078cm" svg:height="0.149cm" svg:x="0.425cm" svg:y="1.228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105cm" svg:height="0.193cm" svg:x="0.546cm" svg:y="1.161cm" svg:viewBox="0 0 106 194" svg:d="M98 103c3 0 8 0 8-6 0-8-5-8-8-8h-89c3-42 27-75 57-75h32c3 0 8 0 8-7s-5-7-8-7h-33c-36 0-65 43-65 97s29 97 65 97h33c3 0 8 0 8-8 0-6-5-6-8-6h-32c-30 0-54-34-57-77z"><text:p/></draw:path><draw:path draw:style-name="gr3" draw:text-style-name="P22" svg:width="0.094cm" svg:height="0.061cm" svg:x="0.786cm" svg:y="1.046cm" svg:viewBox="0 0 95 62" svg:d="M73 38c-2 3-9 12-9 17 0 4 3 7 5 7s4-2 5-4c4-9 10-16 15-18 2-3 6-4 6-9s-3-6-4-7c-7-7-9-13-10-17 0-2-1-7-4-7-2 0-5 2-5 7s3 13 5 17h-69c-3 0-8 0-8 7s5 7 8 7z"><text:p/></draw:path><draw:path draw:style-name="gr3" draw:text-style-name="P22" svg:width="0.168cm" svg:height="0.202cm" svg:x="0.682cm" svg:y="1.131cm" svg:viewBox="0 0 169 203" svg:d="M97 89l18-28c24-37 32-49 49-50 3 0 5 0 5-6 0-4-2-5-3-5-6 0-13 1-18 1s-17-1-22-1c-1 0-4 1-4 7 0 0 0 4 4 4 1 0 6 1 6 7 0 4-3 8-5 13-1 1-26 39-32 49l-21-58c0 0 0-3 0-4s3-6 10-7c1 0 4 0 4-7 0 0 0-4-4-4-3 0-8 1-12 1-5 0-8 0-12 0s-9 0-12 0-7-1-10-1c-2 0-5 0-5 7 0 4 3 4 6 4 11 0 12 2 14 8l27 83-10 16c-4 6-13 19-17 23-24 38-31 50-48 51-3 0-5 0-5 7 0 0 1 4 2 4 6 0 13-2 18-2 3 0 9 0 12 0 4 0 8 2 11 2 0 0 3 0 3-6 0-5-1-5-3-5-1 0-6-1-6-7 0-5 3-10 7-16l39-59 23 70c1 3 1 5 1 5 0 1-3 6-10 7-2 0-4 0-4 7 0 0 0 4 3 4 4 0 9-2 13-2s8 0 13 0c3 0 7 0 10 0 4 0 8 2 11 2 1 0 4 0 4-8 0-3-3-3-6-3-11 0-12-3-13-9z"><text:p/></draw:path><draw:path draw:style-name="gr3" draw:text-style-name="P22" svg:width="0.078cm" svg:height="0.149cm" svg:x="0.865cm" svg:y="1.228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212cm" svg:height="0.421cm" svg:x="1.063cm" svg:y="0.092cm" svg:viewBox="0 0 213 422" svg:d="M86 378l-47-165c-3-6-4-6-5-6 0 0-1 0-5 3l-25 31c-4 4-4 6-4 6 0 2 1 5 2 5 3 0 7-5 10-10 2-1 6-6 8-9l54 182c2 7 4 7 7 7s4-2 7-7l124-398c1-6 1-7 1-9 0-4-2-8-5-8s-5 2-7 8z"><text:p/></draw:path><draw:polygon draw:style-name="gr3" draw:text-style-name="P22" svg:width="0.136cm" svg:height="0.017cm" svg:x="1.27cm" svg:y="0.092cm" svg:viewBox="0 0 137 18" draw:points="68,18 0,18 0,0 137,0 137,18"><text:p/></draw:polygon><draw:path draw:style-name="gr3" draw:text-style-name="P22" svg:width="0.108cm" svg:height="0.281cm" svg:x="1.284cm" svg:y="0.175cm" svg:viewBox="0 0 109 282" svg:d="M21 249l29-44c43-59 59-80 59-122 0-49-24-83-58-83-31 0-51 40-51 77 0 23 14 23 14 23 5 0 15-5 15-22 0-11-6-23-15-23-2 0-2 0-3 1 6-27 21-43 37-43 25 0 36 34 36 70 0 33-13 67-28 92l-53 91c-3 5-3 5-3 16h101l8-73h-7c-1 12-3 31-5 37-2 3-21 3-26 3z"><text:p/></draw:path><draw:path draw:style-name="gr3" draw:text-style-name="P22" svg:width="0.011cm" svg:height="0.421cm" svg:x="1.439cm" svg:y="0.138cm" svg:viewBox="0 0 12 422" svg:d="M12 16c0-9 0-16-7-16-5 0-5 7-5 16v390c0 9 0 16 5 16 7 0 7-7 7-16z"><text:p/></draw:path><draw:path draw:style-name="gr3" draw:text-style-name="P22" svg:width="0.112cm" svg:height="0.302cm" svg:x="1.493cm" svg:y="0.161cm" svg:viewBox="0 0 113 303" svg:d="M113 86c0-27-5-86-33-86-38 0-80 119-80 216 0 41 8 87 33 87 38 0 80-122 80-217zM29 145c4-27 10-61 21-91 7-22 17-44 30-44 14 0 15 26 15 50 0 22-2 43-9 85zM84 158c-3 19-9 55-20 85-9 29-19 51-31 51-10 0-15-13-15-52 0-18 2-43 8-84z"><text:p/></draw:path><draw:path draw:style-name="gr3" draw:text-style-name="P22" svg:width="0.094cm" svg:height="0.061cm" svg:x="1.697cm" svg:y="0.315cm" svg:viewBox="0 0 95 62" svg:d="M73 38c-2 3-9 12-9 17 0 4 3 7 5 7s4-2 5-4c4-9 10-16 15-18 2-3 6-4 6-9s-3-6-4-7c-7-7-9-13-10-17 0-2-1-7-5-7-1 0-4 2-4 7s3 13 4 17h-68c-3 0-8 0-8 7s5 7 8 7z"><text:p/></draw:path><draw:path draw:style-name="gr3" draw:text-style-name="P22" svg:width="0.102cm" svg:height="0.133cm" svg:x="1.618cm" svg:y="0.392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7 10-21 22c-4-14-12-22-22-22-22 0-34 36-34 46 0 3 2 3 3 3 2 0 3-1 3-5 5-22 17-36 27-36 6 0 11 5 11 20 0 6-3 21-4 31z"><text:p/></draw:path><draw:path draw:style-name="gr3" draw:text-style-name="P22" svg:width="0.078cm" svg:height="0.149cm" svg:x="1.747cm" svg:y="0.425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011cm" svg:height="0.421cm" svg:x="1.893cm" svg:y="0.138cm" svg:viewBox="0 0 12 422" svg:d="M12 16c0-9 0-16-7-16-5 0-5 7-5 16v390c0 9 0 16 5 16 7 0 7-7 7-16z"><text:p/></draw:path><draw:path draw:style-name="gr3" draw:text-style-name="P22" svg:width="0.142cm" svg:height="0.268cm" svg:x="1.928cm" svg:y="0.272cm" svg:viewBox="0 0 143 269" svg:d="M21 239c-2 14-2 18-15 18-3 0-6 0-6 7 0 3 2 5 4 5 7 0 15-2 22-2 10 0 19 2 27 2 2 0 5 0 5-8 0-4-2-4-6-4-13 0-13-4-13-8 0-6 11-74 12-84 4 11 13 27 26 27 31 0 66-62 66-124 0-40-16-68-36-68-14 0-28 16-36 31-4-23-15-31-25-31-13 0-18 17-20 24-5 14-9 41-9 41 0 5 3 5 3 5 3 0 3 0 6-10 3-30 10-50 19-50 5 0 8 2 8 19 0 9 0 14-2 21zM70 55c1-12 9-24 14-30 9-13 17-15 21-15 11 0 18 14 18 39s-9 73-14 90c-9 29-22 43-32 43-19 0-22-36-22-37s0-2 1-7z"><text:p/></draw:path><draw:path draw:style-name="gr3" draw:text-style-name="P22" svg:width="0.063cm" svg:height="0.421cm" svg:x="2.1cm" svg:y="0.138cm" svg:viewBox="0 0 64 422" svg:d="M64 418c0-1 0-2-5-9-34-53-43-133-43-198 0-73 10-146 44-199 4-5 4-6 4-8 0-3-1-4-4-4-2 0-27 29-43 83-14 45-17 92-17 128 0 34 3 84 18 132 17 53 40 79 42 79 3 0 4-1 4-4z"><text:p/></draw:path><draw:path draw:style-name="gr3" draw:text-style-name="P22" svg:width="0.121cm" svg:height="0.083cm" svg:x="2.316cm" svg:y="0.048cm" svg:viewBox="0 0 122 84" svg:d="M98 50c-4 6-14 18-14 26 0 4 3 8 6 8 2 0 4-2 5-5 3-6 10-19 21-29 3 0 6-3 6-8 0-4-3-6-5-8-5-8-9-15-11-24-1-4-1-10-5-10s-6 6-6 8c0 4 3 17 6 26h-92c-4 0-9 0-9 8s5 8 9 8z"><text:p/></draw:path><draw:path draw:style-name="gr3" draw:text-style-name="P22" svg:width="0.224cm" svg:height="0.288cm" svg:x="2.186cm" svg:y="0.171cm" svg:viewBox="0 0 225 289" svg:d="M126 115l-24-84c-1-3-1-5-1-6 0-2 4-11 16-12 2-1 5-1 5-8 0-5-3-5-3-5-12 0-24 1-35 1-7 0-24-1-31-1-2 0-5 0-5 8 0 5 3 5 6 5 17 0 19 4 21 13l32 119-57 96-4 5c-13 21-26 29-40 30-4 0-6 0-6 8 0 1 0 5 4 5 8 0 16-1 25-1 10 0 21 1 31 1 1 0 4 0 4-8 0-5-2-5-3-5-2 0-11-1-11-13 0-6 4-14 7-20l28-45 25-42 28 101c1 4 1 6 1 7 0 2-5 11-16 12-3 0-5 0-5 8 0 5 3 5 4 5 7 0 27-1 34-1s24 1 31 1c1 0 5 0 5-8 0-5-3-5-5-5-18 0-19-1-24-19-10-39-28-106-34-130 18-30 46-81 55-92 8-10 19-21 34-22 4-1 7-1 7-8 0-1 0-5-3-5-9 0-17 1-26 1-10 0-21-1-30-1-3 0-6 0-6 8 0 4 2 4 3 5 3 0 11 1 11 13 0 5-2 11-5 15z"><text:p/></draw:path><draw:path draw:style-name="gr3" draw:text-style-name="P22" svg:width="0.097cm" svg:height="0.208cm" svg:x="2.416cm" svg:y="0.317cm" svg:viewBox="0 0 98 209" svg:d="M98 8c0 0 0-3 0-4 0-2 0-4-3-4-4 0-19 2-24 2-1 0-4 2-4 8 0 4 3 4 5 4 9 0 9 3 9 4 0 2 0 4-1 7l-10 67c-5-9-11-18-20-18-25 0-50 44-50 85 0 29 12 50 29 50 10 0 19-10 28-21 3 17 14 21 19 21 7 0 12-6 15-16 4-12 7-29 7-30 0-4-3-4-3-4-3 0-4 2-4 10-3 14-6 31-15 31-5 0-6-6-6-14 0-6 1-9 1-12zM57 169c-1 7-6 14-10 19-2 3-9 12-18 12-7 0-14-7-14-29 0-15 6-47 11-59 8-24 18-28 24-28 14 0 17 22 17 25 0 1 0 4-1 4z"><text:p/></draw:path><draw:path draw:style-name="gr3" draw:text-style-name="P22" svg:width="0.18cm" svg:height="0.099cm" svg:x="2.623cm" svg:y="0.302cm" svg:viewBox="0 0 181 100" svg:d="M172 17c5 0 9 0 9-9 0-8-4-8-8-8h-164c-4 0-9 0-9 8 0 9 5 9 9 9zM173 100c4 0 8 0 8-9 0-8-4-8-9-8h-163c-4 0-9 0-9 8 0 9 5 9 9 9z"><text:p/></draw:path><draw:path draw:style-name="gr3" draw:text-style-name="P22" svg:width="0.121cm" svg:height="0.083cm" svg:x="2.997cm" svg:y="0.157cm" svg:viewBox="0 0 122 84" svg:d="M98 50c-4 6-14 18-14 26 0 4 3 8 6 8 2 0 4-2 5-5 3-6 10-19 21-29 3 0 6-3 6-8 0-4-3-6-5-8-5-8-9-15-11-24-1-4-1-10-5-10s-6 6-6 8c0 4 3 17 6 26h-92c-4 0-9 0-9 8s5 8 9 8z"><text:p/></draw:path><draw:path draw:style-name="gr3" draw:text-style-name="P22" svg:width="0.135cm" svg:height="0.191cm" svg:x="2.903cm" svg:y="0.272cm" svg:viewBox="0 0 136 192" svg:d="M84 60c1-12 7-50 26-50 2 0 9 0 14 4-8 3-13 14-13 23 0 7 3 16 11 16 6 0 14-7 14-25 0-22-16-28-25-28-16 0-26 22-29 32-7-28-22-32-29-32-29 0-44 55-44 65 0 5 2 5 3 5 2 0 3 0 3-5 10-45 28-55 37-55 5 0 15 3 15 27 0 13-5 42-15 101-4 27-14 44-26 44-2 0-8 0-14-5 7-2 14-12 14-22 0-12-7-16-11-16-8 0-15 12-15 25 0 19 14 28 26 28 18 0 28-30 28-33 3 16 13 33 30 33 28 0 44-55 44-65 0-5-2-5-3-5-3 0-3 2-4 5-9 46-27 55-37 55s-14-13-14-27c0-10 1-18 4-37z"><text:p/></draw:path><draw:path draw:style-name="gr3" draw:text-style-name="P22" svg:width="0.097cm" svg:height="0.208cm" svg:x="3.063cm" svg:y="0.317cm" svg:viewBox="0 0 98 209" svg:d="M98 8c0 0 0-3 0-4 0-2 0-4-3-4-4 0-19 2-24 2-1 0-4 2-4 8 0 4 3 4 5 4 9 0 9 3 9 4 0 2 0 4-1 7l-10 67c-5-9-11-18-20-18-25 0-50 44-50 85 0 29 12 50 29 50 10 0 19-10 28-21 3 17 14 21 19 21 7 0 12-6 15-16 4-12 7-29 7-30 0-4-3-4-3-4-3 0-4 2-4 10-3 14-7 31-15 31-5 0-6-6-6-14 0-6 1-9 1-12zM57 169c-1 7-6 14-10 19-2 3-9 12-18 12-7 0-14-7-14-29 0-15 6-47 11-59 8-24 18-28 24-28 13 0 17 22 17 25 0 1 0 4-1 4z"><text:p/></draw:path><draw:path draw:style-name="gr3" draw:text-style-name="P22" svg:width="0.063cm" svg:height="0.421cm" svg:x="3.193cm" svg:y="0.138cm" svg:viewBox="0 0 64 422" svg:d="M64 211c0-32-4-84-18-132-17-51-41-79-44-79 0 0-2 2-2 4s0 3 5 10c28 41 43 108 43 197 0 72-10 146-44 199-4 6-4 7-4 8 0 3 2 4 2 4 3 0 28-29 44-83 14-45 18-92 18-128z"><text:p/></draw:path><draw:polygon draw:style-name="gr3" draw:text-style-name="P22" svg:width="2.24cm" svg:height="0.017cm" svg:x="1.043cm" svg:y="0.63cm" svg:viewBox="0 0 2241 18" draw:points="1120,18 0,18 0,0 2241,0 2241,18"><text:p/></draw:polygon><draw:path draw:style-name="gr3" draw:text-style-name="P22" svg:width="0.147cm" svg:height="0.191cm" svg:x="1.271cm" svg:y="0.907cm" svg:viewBox="0 0 148 192" svg:d="M16 162c-1 7-2 17-2 18 0 8 3 12 8 12 3 0 7-4 10-12 1 0 4-21 5-31l6-39c2-8 3-18 5-27 1-9 3-21 3-22 4-13 19-51 44-51 13 0 15 15 15 30 0 25-12 80-17 97-2 10-3 15-3 20 0 20 10 35 22 35 26 0 36-61 36-65 0-5-2-5-3-5-3 0-3 2-4 9-6 28-15 51-28 51-5 0-6-3-6-13 0-11 2-22 5-31 4-22 16-68 16-92 0-29-12-46-31-46-25 0-39 26-43 36-1-23-12-36-25-36s-18 17-21 24c-4 14-8 40-8 41 0 5 2 5 3 5 3 0 3 0 5-10 4-30 10-50 20-50 5 0 8 4 8 19 0 8 0 13-3 36z"><text:p/></draw:path><draw:path draw:style-name="gr3" draw:text-style-name="P22" svg:width="0.094cm" svg:height="0.061cm" svg:x="1.514cm" svg:y="0.944cm" svg:viewBox="0 0 95 62" svg:d="M73 38c-2 3-9 12-9 17 0 4 3 7 5 7s4-2 5-4c4-9 10-16 15-18 2-3 6-4 6-9s-3-6-4-7c-7-7-9-13-10-17 0-2-1-7-5-7-1 0-4 2-4 7s3 13 4 17h-68c-3 0-8 0-8 7s5 7 8 7z"><text:p/></draw:path><draw:path draw:style-name="gr3" draw:text-style-name="P22" svg:width="0.102cm" svg:height="0.133cm" svg:x="1.436cm" svg:y="1.027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7 10-21 22c-4-14-12-22-22-22-22 0-34 36-34 46 0 3 2 3 3 3 2 0 3-1 3-5 5-22 17-36 27-36 6 0 11 5 11 20 0 6-3 21-4 31z"><text:p/></draw:path><draw:path draw:style-name="gr3" draw:text-style-name="P22" svg:width="0.078cm" svg:height="0.149cm" svg:x="1.564cm" svg:y="1.057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248cm" svg:height="0.505cm" svg:x="1.708cm" svg:y="0.713cm" svg:viewBox="0 0 249 506" svg:d="M85 506c10 0 10 0 13-8l148-481c3-6 3-7 3-9 0-4-3-8-6-8-4 0-5 4-6 8l-141 455-58-210-38 46 5 6 18-23z"><text:p/></draw:path><draw:polygon draw:style-name="gr3" draw:text-style-name="P22" svg:width="1.112cm" svg:height="0.017cm" svg:x="1.951cm" svg:y="0.713cm" svg:viewBox="0 0 1113 18" draw:points="556,18 0,18 0,0 1113,0 1113,18"><text:p/></draw:polygon><draw:path draw:style-name="gr3" draw:text-style-name="P22" svg:width="0.108cm" svg:height="0.281cm" svg:x="1.964cm" svg:y="0.81cm" svg:viewBox="0 0 109 282" svg:d="M21 249l29-44c43-59 59-80 59-122 0-49-24-83-58-83-31 0-51 40-51 77 0 23 14 23 14 23 5 0 15-5 15-22 0-11-6-23-15-23-2 0-2 0-3 1 6-27 21-43 37-43 25 0 36 34 36 70 0 33-13 67-28 92l-53 91c-3 5-3 5-3 16h101l8-73h-7c-1 12-3 31-6 37-1 3-20 3-25 3z"><text:p/></draw:path><draw:path draw:style-name="gr3" draw:text-style-name="P22" svg:width="0.094cm" svg:height="0.208cm" svg:x="2.101cm" svg:y="0.766cm" svg:viewBox="0 0 95 209" svg:d="M46 8c0 0 0-3 0-4 0-2 0-4-3-4s-20 2-24 2c-2 0-4 2-4 8 0 4 2 4 5 4 9 0 9 3 9 4 0 2 0 4-1 7l-26 168c-2 5-2 6-2 6 0 5 2 10 7 10s7-6 8-12c0-3 9-54 10-58 14 2 25 8 25 24 0 1 0 2-1 6-1 5-1 6-1 10 0 20 12 30 21 30 19 0 24-45 24-46 0-4-2-4-3-4-2 0-3 2-4 8-2 13-7 33-17 33-5 0-6-7-6-15 0-5 0-5 1-14 0-1 0-6 0-9 0-25-22-30-31-30 6-6 13-16 17-20 9-15 19-28 29-28 3 0 5 0 6 4-8 1-9 12-9 15 0 7 3 12 8 12 4 0 11-7 11-19 0-10-5-22-16-22-10 0-20 14-30 27-8 12-14 21-23 26z"><text:p/></draw:path><draw:path draw:style-name="gr3" draw:text-style-name="P22" svg:width="0.146cm" svg:height="0.186cm" svg:x="2.228cm" svg:y="0.912cm" svg:viewBox="0 0 147 187" svg:d="M65 25h31c-9 63-12 81-12 109 0 6 0 17 3 31 2 20 5 22 10 22s11-7 11-17c0-1 0-2-2-8-8-30-8-59-8-70 0-22 2-45 5-67h32c3 0 12 0 12-14 0-11-5-11-10-11h-92c-6 0-16 0-28 20-10 16-17 35-17 38 0 1 0 4 3 4 2 0 3-2 5-4 13-33 29-33 34-33h16c-9 51-23 102-35 140-2 6-2 8-2 10 0 10 5 12 8 12 8 0 10-12 13-28 4-19 4-20 8-41z"><text:p/></draw:path><draw:path draw:style-name="gr3" draw:text-style-name="P22" svg:width="0.094cm" svg:height="0.208cm" svg:x="2.4cm" svg:y="0.766cm" svg:viewBox="0 0 95 209" svg:d="M46 8c0 0 0-3 0-4 0-2 0-4-3-4s-20 2-24 2c-2 0-4 2-4 8 0 4 2 4 5 4 9 0 9 3 9 4 0 2 0 4-1 7l-26 168c-2 5-2 6-2 6 0 5 2 10 7 10s7-6 8-12c0-3 9-54 10-58 14 2 25 8 25 24 0 1 0 2-1 6-1 5-1 6-1 10 0 20 12 30 21 30 19 0 24-45 24-46 0-4-2-4-3-4-2 0-3 2-4 8-2 13-7 33-17 33-5 0-6-7-6-15 0-5 0-5 1-14 0-1 0-6 0-9 0-25-22-30-31-30 6-6 13-16 17-20 9-15 19-28 29-28 3 0 5 0 6 4-8 1-9 12-9 15 0 7 3 12 8 12 4 0 11-7 11-19 0-10-5-22-16-22-10 0-20 14-30 27-8 12-14 21-23 26z"><text:p/></draw:path><draw:path draw:style-name="gr3" draw:text-style-name="P22" svg:width="0.011cm" svg:height="0.421cm" svg:x="2.552cm" svg:y="0.777cm" svg:viewBox="0 0 12 422" svg:d="M12 16c0-9 0-16-7-16-5 0-5 7-5 16v390c0 9 0 16 5 16 7 0 7-7 7-16z"><text:p/></draw:path><draw:path draw:style-name="gr3" draw:text-style-name="P22" svg:width="0.128cm" svg:height="0.277cm" svg:x="2.603cm" svg:y="0.907cm" svg:viewBox="0 0 129 278" svg:d="M1 260c-1 5-1 6-1 6 0 7 3 12 8 12 6 0 9-7 9-8 2-4 10-61 18-107 5 17 14 29 27 29 32 0 67-60 67-122 0-46-18-70-38-70-27 0-55 42-63 94zM61 182c-19 0-23-33-23-37 0-2 2-11 2-17 8-46 11-62 17-78 11-32 25-40 34-40 10 0 19 12 19 40 0 24-9 72-15 91-10 28-23 41-34 41z"><text:p/></draw:path><draw:path draw:style-name="gr3" draw:text-style-name="P22" svg:width="0.094cm" svg:height="0.061cm" svg:x="2.822cm" svg:y="0.944cm" svg:viewBox="0 0 95 62" svg:d="M73 38c-2 3-9 12-9 17 0 4 3 7 5 7s4-2 5-4c4-9 10-16 15-18 2-3 6-4 6-9s-3-6-4-7c-7-7-9-13-10-17 0-2-1-7-5-7-1 0-4 2-4 7s3 13 4 17h-68c-3 0-8 0-8 7s5 7 8 7z"><text:p/></draw:path><draw:path draw:style-name="gr3" draw:text-style-name="P22" svg:width="0.102cm" svg:height="0.133cm" svg:x="2.745cm" svg:y="1.027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7 10-21 22c-4-14-12-22-22-22-22 0-34 36-34 46 0 3 2 3 3 3 2 0 3-1 3-5 5-22 17-36 27-36 6 0 11 5 11 20 0 6-3 21-4 31z"><text:p/></draw:path><draw:path draw:style-name="gr3" draw:text-style-name="P22" svg:width="0.078cm" svg:height="0.149cm" svg:x="2.874cm" svg:y="1.057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011cm" svg:height="0.421cm" svg:x="3.02cm" svg:y="0.777cm" svg:viewBox="0 0 12 422" svg:d="M12 16c0-9 0-16-7-16-5 0-5 7-5 16v390c0 9 0 16 5 16 7 0 7-7 7-16z"><text:p/></draw:path><draw:path draw:style-name="gr3" draw:text-style-name="P22" svg:width="0.116cm" svg:height="0.133cm" svg:x="3.382cm" svg:y="0cm" svg:viewBox="0 0 117 134" svg:d="M14 113c0 3-2 11-2 12 0 7 4 9 7 9s7-3 7-7c1-2 3-12 3-18 2-6 4-19 5-26 2-7 2-13 3-21 3-12 3-14 8-26 6-12 15-28 29-28 11 0 11 15 11 21 0 18-8 50-11 63-2 9-3 11-3 16 0 16 9 26 18 26 19 0 28-40 28-45s-2-5-3-5c-2 0-3 2-4 6-4 23-12 36-20 36-4 0-5-4-5-11s1-11 5-24c1-9 10-41 10-57 0-29-15-34-25-34-16 0-27 16-32 26-2-19-14-26-21-26-8 0-13 10-15 17-5 9-7 27-7 29 0 3 2 3 3 3 3 0 3-1 5-8 3-18 6-33 14-33 4 0 6 6 6 15 0 6-2 17-3 25-2 7-3 20-5 26z"><text:p/></draw:path><draw:path draw:style-name="gr3" draw:text-style-name="P22" svg:width="0.075cm" svg:height="0.045cm" svg:x="3.592cm" svg:y="0.025cm" svg:viewBox="0 0 76 46" svg:d="M57 29c0 2-5 7-5 12 0 2 2 5 5 5 0 0 1 0 3-2 1-3 5-9 13-15 1 0 3-3 3-6 0-4-2-5-3-6-6-5-6-9-8-13 0-2-1-4-4-4-2 0-4 4-4 6s3 8 4 11h-55c-2 0-6 0-6 6s4 6 6 6z"><text:p/></draw:path><draw:path draw:style-name="gr3" draw:text-style-name="P22" svg:width="0.08cm" svg:height="0.096cm" svg:x="3.52cm" svg:y="0.085cm" svg:viewBox="0 0 81 97" svg:d="M73 11c-6 2-6 12-6 12 0 3 0 8 6 8 3 0 8-5 8-14 0-12-9-17-17-17s-14 8-17 14c-4-12-14-14-18-14-17 0-27 25-27 32 0 4 3 4 3 4 1 0 3 0 3-2 4-22 15-27 21-27 4 0 9 4 9 15 0 4-2 19-7 48-2 12-9 19-14 19-2 0-5 0-8-4 5-2 5-11 5-11 0-7-2-9-5-9-4 0-9 5-9 14 0 13 9 18 16 18 8 0 13-8 17-15 6 13 15 15 19 15 18 0 27-26 27-33 0-4-3-4-3-4-2 0-3 1-3 4-4 19-15 25-20 25s-10-1-10-15c0-2 0-3 1-10 2-15 6-39 7-42 2-6 6-15 13-15 0 0 6 0 9 4z"><text:p/></draw:path><draw:path draw:style-name="gr3" draw:text-style-name="P22" svg:width="0.078cm" svg:height="0.149cm" svg:x="3.63cm" svg:y="0.108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362cm" svg:height="0.59cm" svg:x="3.376cm" svg:y="0.339cm" svg:viewBox="0 0 363 591" svg:d="M330 591l33-135h-7c-10 44-39 73-71 85-5 2-32 13-85 13h-164l139-252c2-2 2-5 2-7 0 0 0-1-2-6l-127-269h150c36 0 61 6 64 6 15 5 38 11 60 33 6 6 25 25 34 60h7l-33-119h-322c-6 0-6 0-8 2 0 2 0 10 0 15l144 306-141 255c-3 6-3 8-3 8 0 5 2 5 8 5z"><text:p/></draw:path><draw:path draw:style-name="gr3" draw:text-style-name="P22" svg:width="0.057cm" svg:height="0.198cm" svg:x="3.391cm" svg:y="1.046cm" svg:viewBox="0 0 58 199" svg:d="M53 12c0-5-2-12-7-12-6 0-11 7-11 17 0 5 2 11 8 11 5 0 10-9 10-16zM14 162c-1 3-2 7-2 13 0 13 8 24 18 24 20 0 28-41 28-44 0-4-2-4-3-4-2 0-2 1-4 5-4 24-12 35-20 35-4 0-5-4-5-11 0-6 2-11 3-18 3-9 4-16 7-24 1-6 8-35 9-37 1-3 1-7 1-10 0-14-7-25-18-25-19 0-28 41-28 46 0 3 2 3 3 3 3 0 3-2 4-5 5-26 13-36 20-36 3 0 6 3 6 10s-2 12-7 30z"><text:p/></draw:path><draw:path draw:style-name="gr3" draw:text-style-name="P22" svg:width="0.14cm" svg:height="0.079cm" svg:x="3.472cm" svg:y="1.124cm" svg:viewBox="0 0 141 80" svg:d="M134 14c2 0 7 0 7-7s-5-7-7-7h-127c-2 0-7 0-7 7s5 7 8 7zM134 80c2 0 7 0 7-7 0-8-5-8-7-8h-126c-3 0-8 0-8 8 0 7 5 7 7 7z"><text:p/></draw:path><draw:path draw:style-name="gr3" draw:text-style-name="P22" svg:width="0.069cm" svg:height="0.196cm" svg:x="3.647cm" svg:y="1.041cm" svg:viewBox="0 0 70 197" svg:d="M43 8c0-8 0-8-5-8-12 18-30 19-38 19v11c5 0 17 0 28-8v151c0 9 0 13-19 13h-7v11c3 0 27-2 34-2 6 0 30 2 34 2v-11h-7c-20 0-20-4-20-13z"><text:p/></draw:path><draw:path draw:style-name="gr3" draw:text-style-name="P22" svg:width="0.241cm" svg:height="0.935cm" svg:x="3.816cm" svg:y="0.171cm" svg:viewBox="0 0 242 936" svg:d="M13 917c9 0 13-9 13-19 0-14-6-21-12-21-7 0-14 7-14 21 0 22 14 38 30 38 42 0 58-98 77-220 21-133 39-268 53-403 10-90 21-174 30-229 3-20 12-74 23-74 9 0 15 7 16 9-9 1-14 10-14 21 0 14 7 20 14 20s13-6 13-20c0-23-14-40-30-40-21 0-35 46-51 132-1 5-38 216-67 493-8 63-16 134-24 193-6 31-18 110-41 110-9 0-15-11-16-11z"><text:p/></draw:path><draw:path draw:style-name="gr3" draw:text-style-name="P22" svg:width="0.187cm" svg:height="0.133cm" svg:x="4.087cm" svg:y="0.144cm" svg:viewBox="0 0 188 134" svg:d="M96 50c-11-19-14-24-20-32-12-13-25-18-35-18-24 0-41 31-41 67 0 35 17 67 40 67 27 0 45-34 52-50 10 19 13 24 21 32 12 12 24 18 34 18 24 0 41-31 41-67s-16-67-40-67c-26 0-45 34-52 50zM101 60c9-19 25-48 49-48 19 0 33 26 33 55 0 28-15 51-33 51s-30-23-49-58zM86 74c-7 20-24 48-47 48-20 0-34-26-34-55s15-50 33-50 30 23 48 57z"><text:p/></draw:path><draw:path draw:style-name="gr3" draw:text-style-name="P22" svg:width="0.128cm" svg:height="0.015cm" svg:x="3.972cm" svg:y="1.047cm" svg:viewBox="0 0 129 16" svg:d="M122 16c3 0 7 0 7-9 0-7-3-7-7-7h-114c-3 0-8 0-8 7 0 9 5 9 8 9z"><text:p/></draw:path><draw:path draw:style-name="gr3" draw:text-style-name="P22" svg:width="0.187cm" svg:height="0.133cm" svg:x="4.136cm" svg:y="0.997cm" svg:viewBox="0 0 188 134" svg:d="M96 50c-11-19-14-24-20-32-12-13-25-18-35-18-24 0-41 31-41 67 0 35 17 67 40 67 27 0 45-34 52-50 10 19 13 24 21 32 12 12 24 18 34 18 24 0 41-31 41-67s-16-67-41-67-44 34-51 50zM101 60c9-19 25-48 49-48 19 0 33 26 33 55 0 28-15 51-33 51s-30-23-49-58zM86 74c-7 20-24 48-47 48-20 0-34-26-34-55s15-50 33-50 30 23 48 57z"><text:p/></draw:path><draw:path draw:style-name="gr3" draw:text-style-name="P22" svg:width="0.104cm" svg:height="0.191cm" svg:x="4.411cm" svg:y="0.556cm" svg:viewBox="0 0 105 192" svg:d="M39 89c7 0 28 0 42-10 19-12 20-37 20-43 0-19-10-36-29-36-30 0-72 41-72 115 0 43 16 77 43 77 39 0 62-46 62-51 0-2-1-4-4-4 0 0-1 0-3 4-21 41-51 41-55 41-21 0-23-36-23-49 0-5 0-18 4-44zM26 79c10-63 38-69 46-69 13 0 19 12 19 26 0 43-43 43-54 43z"><text:p/></draw:path><draw:path draw:style-name="gr3" draw:text-style-name="P22" svg:width="0.128cm" svg:height="0.015cm" svg:x="4.545cm" svg:y="0.488cm" svg:viewBox="0 0 129 16" svg:d="M122 16c3 0 7 0 7-9 0-7-3-7-7-7h-114c-3 0-8 0-8 7 0 9 5 9 8 9z"><text:p/></draw:path><draw:path draw:style-name="gr3" draw:text-style-name="P22" svg:width="0.104cm" svg:height="0.208cm" svg:x="4.709cm" svg:y="0.362cm" svg:viewBox="0 0 105 209" svg:d="M64 121c9 34 20 77 22 80 3 8 7 8 10 8h4c4 0 5 0 5-4 0-1 0-2 0-2-3-4-4-11-5-14l-47-171c-2-5-5-18-26-18-2 0-5 0-5 4 0 3 2 3 4 4 3 2 7 3 12 18l22 84-56 79c-2 3-4 5-4 10 0 7 4 10 7 10s5-4 6-5z"><text:p/></draw:path><draw:path draw:style-name="gr3" draw:text-style-name="P22" svg:width="0.056cm" svg:height="0.14cm" svg:x="4.843cm" svg:y="0.472cm" svg:viewBox="0 0 57 141" svg:d="M36 7c0-7-1-7-6-7-10 13-25 13-28 13h-2v10h2c3 0 12-1 20-6v105c0 8 0 10-14 10h-6v9c7-1 19-1 27-1 7 0 20 0 28 1v-9h-7c-14 0-14-2-14-10z"><text:p/></draw:path><draw:path draw:style-name="gr3" draw:text-style-name="P22" svg:width="0.113cm" svg:height="0.193cm" svg:x="4.94cm" svg:y="0.436cm" svg:viewBox="0 0 114 194" svg:d="M1 179c-1 4-1 6-1 6 0 6 4 9 7 9 7 0 8-9 8-14 1-3 5-25 10-55 5 7 14 8 20 8 16 0 28-20 28-20 3 19 16 20 19 20 7 0 12-6 15-15 5-11 7-29 7-29 0-5-2-5-3-5-3 0-3 1-4 10-2 14-6 32-14 32-5 0-6-7-6-14 0-6 1-17 2-24 2-9 4-21 5-28l4-25c1-9 3-21 3-23 0-5-3-10-6-10-2 0-6 3-7 9-1 1-3 11-4 15l-4 26-6 37c-1 7-1 8-3 12-6 13-14 25-25 25-16 0-16-22-16-28 0-7 0-10 3-27 3-12 3-15 5-25l2-18c2-6 3-17 3-18 0-6-3-10-7-10-7 0-8 11-9 14z"><text:p/></draw:path><draw:path draw:style-name="gr3" draw:text-style-name="P22" svg:width="0.067cm" svg:height="0.14cm" svg:x="5.074cm" svg:y="0.302cm" svg:viewBox="0 0 68 141" svg:d="M68 101h-5c-1 3-3 17-4 19-2 1-13 1-15 1h-27c9-11 19-23 28-31 12-13 23-25 23-48 0-26-16-42-35-42s-33 17-33 37c0 11 6 13 8 13 4 0 8-4 8-13 0-7-4-11-8-12 4-9 12-15 21-15 14 0 25 12 25 32 0 18-8 32-18 46l-34 44c-2 1-2 1-2 3v6h64z"><text:p/></draw:path><draw:path draw:style-name="gr3" draw:text-style-name="P22" svg:width="0.047cm" svg:height="0.143cm" svg:x="5.074cm" svg:y="0.512cm" svg:viewBox="0 0 48 144" svg:d="M42 10c0-6-2-10-6-10-3 0-9 6-9 12s3 10 6 10c5 0 9-6 9-12zM48 112c0-4-2-4-2-4-3 0-3 0-4 5-2 12-8 24-16 24-3 0-3-4-3-9 0-4 0-6 2-10 1-5 1-9 2-11 1-3 6-23 9-30 0-4 1-7 1-11 0-10-6-18-15-18-14 0-22 26-22 32 0 4 2 4 3 4 2 0 2-1 3-5 3-14 9-24 16-24 2 0 4 3 4 9 0 1 0 2-1 7-1 3-7 26-9 33-1 4-1 4-3 12-1 3-2 6-2 9 0 12 7 19 15 19 15 0 22-28 22-32z"><text:p/></draw:path><draw:path draw:style-name="gr3" draw:text-style-name="P22" svg:width="0.018cm" svg:height="0.066cm" svg:x="5.158cm" svg:y="0.629cm" svg:viewBox="0 0 19 67" svg:d="M14 23c0 20-7 32-11 37-1 1-1 2-1 4 0 1 1 3 3 3 1 0 14-17 14-43 0-14-4-24-10-24s-9 7-9 13c0 7 3 13 9 13 2 0 4-1 5-3z"><text:p/></draw:path><draw:path draw:style-name="gr3" draw:text-style-name="P22" svg:width="0.056cm" svg:height="0.14cm" svg:x="5.217cm" svg:y="0.512cm" svg:viewBox="0 0 57 141" svg:d="M36 7c0-7-1-7-6-7-10 13-25 13-28 13h-2v10h2c3 0 12-1 20-6v105c0 8 0 10-14 10h-6v9c7-1 19-1 27-1 7 0 20 0 28 1v-9h-7c-14 0-14-2-14-10z"><text:p/></draw:path><draw:path draw:style-name="gr3" draw:text-style-name="P22" svg:width="0.241cm" svg:height="0.935cm" svg:x="5.378cm" svg:y="0.171cm" svg:viewBox="0 0 242 936" svg:d="M13 917c9 0 13-9 13-19 0-14-6-21-12-21-7 0-14 7-14 21 0 22 14 38 30 38 42 0 58-98 77-220 21-133 39-268 53-403 10-90 21-174 30-229 3-20 12-74 23-74 9 0 15 7 16 9-9 1-14 10-14 21 0 14 7 20 14 20s13-6 13-20c0-23-14-40-30-40-21 0-36 46-51 132-1 5-38 216-67 493-8 63-16 134-24 193-6 31-18 110-41 110-9 0-15-11-16-11z"><text:p/></draw:path><draw:path draw:style-name="gr3" draw:text-style-name="P22" svg:width="0.187cm" svg:height="0.133cm" svg:x="5.65cm" svg:y="0.144cm" svg:viewBox="0 0 188 134" svg:d="M96 50c-11-19-14-24-20-32-12-13-25-18-35-18-24 0-41 31-41 67 0 35 17 67 40 67 27 0 45-34 52-50 10 19 13 24 21 32 12 12 24 18 34 18 24 0 41-31 41-67s-16-67-40-67c-26 0-45 34-52 50zM101 60c9-19 25-48 49-48 19 0 33 26 33 55 0 28-15 51-33 51s-30-23-49-58zM86 74c-7 20-24 48-47 48-20 0-34-26-34-55s15-50 33-50 30 23 48 57z"><text:p/></draw:path><draw:path draw:style-name="gr3" draw:text-style-name="P22" svg:width="0.128cm" svg:height="0.015cm" svg:x="5.535cm" svg:y="1.047cm" svg:viewBox="0 0 129 16" svg:d="M122 16c3 0 7 0 7-9 0-7-3-7-7-7h-114c-3 0-8 0-8 7 0 9 5 9 8 9z"><text:p/></draw:path><draw:path draw:style-name="gr3" draw:text-style-name="P22" svg:width="0.187cm" svg:height="0.133cm" svg:x="5.699cm" svg:y="0.997cm" svg:viewBox="0 0 188 134" svg:d="M96 50c-11-19-14-24-20-32-12-13-25-18-35-18-24 0-41 31-41 67 0 35 17 67 40 67 27 0 45-34 52-50 10 19 13 24 21 32 12 12 24 18 34 18 24 0 41-31 41-67s-16-67-40-67c-26 0-45 34-52 50zM101 60c9-19 25-48 49-48 19 0 33 26 33 55 0 28-15 51-33 51s-30-23-49-58zM86 74c-7 20-24 48-47 48-20 0-34-26-34-55s15-50 33-50 30 23 48 57z"><text:p/></draw:path><draw:path draw:style-name="gr3" draw:text-style-name="P22" svg:width="0.104cm" svg:height="0.191cm" svg:x="5.973cm" svg:y="0.556cm" svg:viewBox="0 0 105 192" svg:d="M39 89c7 0 28 0 42-10 19-12 20-37 20-43 0-19-10-36-29-36-30 0-72 41-72 115 0 43 16 77 43 77 39 0 62-46 62-51 0-2-1-4-4-4 0 0-1 0-3 4-21 41-51 41-55 41-21 0-23-36-23-49 0-5 0-18 4-44zM26 79c10-63 38-69 46-69 13 0 20 12 20 26 0 43-44 43-55 43z"><text:p/></draw:path><draw:path draw:style-name="gr3" draw:text-style-name="P22" svg:width="0.128cm" svg:height="0.015cm" svg:x="6.107cm" svg:y="0.488cm" svg:viewBox="0 0 129 16" svg:d="M122 16c3 0 7 0 7-9 0-7-3-7-7-7h-114c-3 0-8 0-8 7 0 9 5 9 8 9z"><text:p/></draw:path><draw:path draw:style-name="gr3" draw:text-style-name="P22" svg:width="0.104cm" svg:height="0.208cm" svg:x="6.271cm" svg:y="0.362cm" svg:viewBox="0 0 105 209" svg:d="M64 121c9 34 20 77 22 80 3 8 7 8 10 8h4c4 0 5 0 5-4 0-1 0-2 0-2-3-4-4-11-5-14l-47-171c-2-5-5-18-26-18-2 0-5 0-5 4 0 3 2 3 3 4 4 2 8 3 13 18l22 84-56 79c-2 3-4 5-4 10 0 7 4 10 7 10s5-4 6-5z"><text:p/></draw:path><draw:path draw:style-name="gr3" draw:text-style-name="P22" svg:width="0.067cm" svg:height="0.14cm" svg:x="6.399cm" svg:y="0.472cm" svg:viewBox="0 0 68 141" svg:d="M68 101h-5c-1 3-3 17-4 19-2 1-13 1-15 1h-27c9-11 19-23 28-31 12-13 23-25 23-48 0-26-16-42-35-42s-33 17-33 37c0 11 6 13 8 13 4 0 8-4 8-13 0-7-4-11-8-12 4-9 12-15 21-15 14 0 25 12 25 32 0 18-8 32-18 46l-34 44c-2 1-2 1-2 3v6h64z"><text:p/></draw:path><draw:path draw:style-name="gr3" draw:text-style-name="P22" svg:width="0.113cm" svg:height="0.193cm" svg:x="6.502cm" svg:y="0.436cm" svg:viewBox="0 0 114 194" svg:d="M1 179c-1 4-1 6-1 6 0 6 4 9 7 9 7 0 8-9 8-14 1-3 5-25 10-55 5 7 14 8 20 8 16 0 28-20 28-20 3 19 16 20 19 20 7 0 12-6 15-15 5-11 7-29 7-29 0-5-2-5-3-5-3 0-3 1-4 10-2 14-6 32-14 32-5 0-6-7-6-14 0-6 1-17 2-24 2-9 4-21 5-28l4-25c1-9 3-21 3-23 0-5-3-10-6-10-2 0-6 3-7 9-1 1-3 11-4 15l-4 26-6 37c-1 7-1 8-3 12-6 13-14 25-25 25-16 0-16-22-16-28 0-7 0-10 3-27 3-12 3-15 5-25l2-18c1-6 3-17 3-18 0-6-3-10-7-10-7 0-8 11-9 14z"><text:p/></draw:path><draw:path draw:style-name="gr3" draw:text-style-name="P22" svg:width="0.067cm" svg:height="0.14cm" svg:x="6.637cm" svg:y="0.302cm" svg:viewBox="0 0 68 141" svg:d="M68 101h-5c-1 3-3 17-4 19-2 1-13 1-15 1h-27c9-11 19-23 28-31 12-13 23-25 23-48 0-26-16-42-35-42s-33 17-33 37c0 11 6 13 8 13 4 0 8-4 8-13 0-7-4-11-8-12 4-9 12-15 21-15 14 0 25 12 25 32 0 18-8 32-18 46l-34 44c-2 1-2 1-2 3v6h64z"><text:p/></draw:path><draw:path draw:style-name="gr3" draw:text-style-name="P22" svg:width="0.047cm" svg:height="0.143cm" svg:x="6.637cm" svg:y="0.512cm" svg:viewBox="0 0 48 144" svg:d="M42 10c0-6-2-10-6-10-3 0-9 6-9 12s3 10 6 10c5 0 9-6 9-12zM48 112c0-4-2-4-2-4-3 0-3 0-4 5-2 12-9 24-16 24-3 0-3-4-3-9 0-4 0-6 2-10 1-5 1-9 2-11 1-3 6-23 9-30 0-4 1-7 1-11 0-10-6-18-15-18-14 0-22 26-22 32 0 4 2 4 3 4 2 0 2-1 3-5 3-14 9-24 16-24 2 0 4 3 4 9 0 1 0 2-1 7-1 3-7 26-9 33-1 4-1 4-3 12-1 3-2 6-2 9 0 12 7 19 15 19 15 0 22-28 22-32z"><text:p/></draw:path><draw:path draw:style-name="gr3" draw:text-style-name="P22" svg:width="0.018cm" svg:height="0.066cm" svg:x="6.72cm" svg:y="0.629cm" svg:viewBox="0 0 19 67" svg:d="M14 23c0 20-7 32-11 37-1 1-1 2-1 4 0 1 1 3 3 3 1 0 14-17 14-43 0-14-4-24-10-24s-9 7-9 13c0 7 3 13 9 13 2 0 4-1 5-3z"><text:p/></draw:path><draw:path draw:style-name="gr3" draw:text-style-name="P22" svg:width="0.067cm" svg:height="0.14cm" svg:x="6.773cm" svg:y="0.512cm" svg:viewBox="0 0 68 141" svg:d="M68 101h-5c-1 3-3 17-4 19-2 1-13 1-15 1h-27c9-11 19-23 28-31 12-13 23-25 23-48 0-26-16-42-35-42s-33 17-33 37c0 11 6 13 8 13 4 0 8-4 8-13 0-7-4-11-8-12 4-9 12-15 21-15 14 0 25 12 25 32 0 18-8 32-18 46l-34 44c-2 1-2 1-2 3v6h64z"><text:p/></draw:path><draw:path draw:style-name="gr3" draw:text-style-name="P22" svg:width="0.028cm" svg:height="0.045cm" svg:x="6.903cm" svg:y="0.699cm" svg:viewBox="0 0 29 46" svg:d="M29 23c0-12-6-23-14-23s-15 11-15 23c0 13 7 23 15 23s14-10 14-23z"><text:p/></draw:path><draw:path draw:style-name="gr3" draw:text-style-name="P22" svg:width="0.028cm" svg:height="0.045cm" svg:x="6.979cm" svg:y="0.699cm" svg:viewBox="0 0 29 46" svg:d="M29 23c0-12-6-23-14-23s-15 11-15 23c0 13 7 23 15 23s14-10 14-23z"><text:p/></draw:path><draw:path draw:style-name="gr3" draw:text-style-name="P22" svg:width="0.028cm" svg:height="0.045cm" svg:x="7.055cm" svg:y="0.699cm" svg:viewBox="0 0 29 46" svg:d="M29 23c0-12-6-23-14-23s-15 11-15 23c0 13 7 23 15 23s14-10 14-23z"><text:p/></draw:path><draw:path draw:style-name="gr3" draw:text-style-name="P22" svg:width="0.241cm" svg:height="0.935cm" svg:x="7.167cm" svg:y="0.171cm" svg:viewBox="0 0 242 936" svg:d="M13 917c9 0 13-9 13-19 0-14-6-21-12-21-7 0-14 7-14 21 0 22 14 38 30 38 42 0 58-98 77-220 21-133 39-268 53-403 10-90 21-174 30-229 3-20 12-74 23-74 9 0 15 7 16 9-9 1-14 10-14 21 0 14 7 20 14 20s13-6 13-20c0-23-14-40-30-40-21 0-35 46-51 132-1 5-38 216-67 493-8 63-16 134-24 193-6 31-18 110-41 110-9 0-15-11-16-11z"><text:p/></draw:path><draw:path draw:style-name="gr3" draw:text-style-name="P22" svg:width="0.187cm" svg:height="0.133cm" svg:x="7.439cm" svg:y="0.144cm" svg:viewBox="0 0 188 134" svg:d="M96 50c-11-19-14-24-20-32-12-13-25-18-35-18-24 0-41 31-41 67 0 35 17 67 40 67 27 0 45-34 52-50 10 19 13 24 21 32 12 12 24 18 34 18 24 0 41-31 41-67s-16-67-40-67c-26 0-45 34-52 50zM101 60c9-19 25-48 49-48 19 0 33 26 33 55 0 28-15 51-33 51s-30-23-49-58zM86 74c-7 20-24 48-47 48-20 0-34-26-34-55s15-50 33-50 30 23 48 57z"><text:p/></draw:path><draw:path draw:style-name="gr3" draw:text-style-name="P22" svg:width="0.128cm" svg:height="0.015cm" svg:x="7.324cm" svg:y="1.047cm" svg:viewBox="0 0 129 16" svg:d="M122 16c3 0 7 0 7-9 0-7-3-7-7-7h-114c-3 0-8 0-8 7 0 9 5 9 8 9z"><text:p/></draw:path><draw:path draw:style-name="gr3" draw:text-style-name="P22" svg:width="0.187cm" svg:height="0.133cm" svg:x="7.489cm" svg:y="0.997cm" svg:viewBox="0 0 188 134" svg:d="M96 50c-11-19-14-24-20-32-12-13-25-18-35-18-24 0-41 31-41 67 0 35 17 67 40 67 27 0 45-34 52-50 10 19 13 24 21 32 12 12 24 18 34 18 24 0 41-31 41-67s-16-67-40-67c-26 0-45 34-52 50zM101 60c9-19 25-48 49-48 19 0 33 26 33 55 0 28-15 51-33 51s-30-23-49-58zM86 74c-7 20-24 48-47 48-20 0-34-26-34-55s15-50 33-50 30 23 48 57z"><text:p/></draw:path><draw:path draw:style-name="gr3" draw:text-style-name="P22" svg:width="0.104cm" svg:height="0.191cm" svg:x="7.762cm" svg:y="0.556cm" svg:viewBox="0 0 105 192" svg:d="M39 89c7 0 28 0 42-10 19-12 20-37 20-43 0-19-10-36-29-36-30 0-72 41-72 115 0 43 16 77 43 77 39 0 62-46 62-51 0-2-1-4-4-4 0 0-1 0-3 4-21 41-51 41-55 41-21 0-23-36-23-49 0-5 0-18 4-44zM26 79c10-63 38-69 46-69 13 0 20 12 20 26 0 43-44 43-55 43z"><text:p/></draw:path><draw:path draw:style-name="gr3" draw:text-style-name="P22" svg:width="0.128cm" svg:height="0.015cm" svg:x="7.898cm" svg:y="0.488cm" svg:viewBox="0 0 129 16" svg:d="M122 16c3 0 7 0 7-9 0-7-3-7-7-7h-114c-3 0-8 0-8 7 0 9 5 9 8 9z"><text:p/></draw:path><draw:path draw:style-name="gr3" draw:text-style-name="P22" svg:width="0.104cm" svg:height="0.208cm" svg:x="8.061cm" svg:y="0.362cm" svg:viewBox="0 0 105 209" svg:d="M64 121c9 34 20 77 22 80 3 8 7 8 10 8h4c4 0 5 0 5-4 0-1 0-2 0-2-3-4-4-11-5-14l-47-171c-2-5-5-18-26-18-2 0-5 0-5 4 0 3 2 3 3 4 4 2 8 3 13 18l22 84-56 79c-2 3-4 5-4 10 0 7 4 10 7 10s5-4 6-5z"><text:p/></draw:path><draw:path draw:style-name="gr3" draw:text-style-name="P22" svg:width="0.142cm" svg:height="0.096cm" svg:x="8.188cm" svg:y="0.519cm" svg:viewBox="0 0 143 97" svg:d="M61 76c-1 3-1 12-1 13 0 5 2 8 4 8 3 0 6-2 7-8 0 0 2-10 3-16 4-29 4-30 5-30 2-6 11-36 28-36 6 0 9 6 9 16 0 12-6 33-9 47 0 1-1 4-1 8 0 11 7 19 15 19 15 0 22-27 22-33 0-4-2-4-3-4-2 0-2 1-3 5-2 13-8 24-15 24-3 0-4-4-4-7 0-5 0-8 1-12 3-9 9-33 9-45 0-15-7-25-20-25s-22 12-27 23c-2-21-15-23-21-23-14 0-21 13-26 22-1-20-13-22-17-22-13 0-17 32-17 32 0 4 2 4 3 4 2 0 2-1 3-5 2-12 5-24 11-24 5 0 5 7 5 11s-1 12-2 18c-1 5-2 14-3 19l-3 18c0 6-2 16-2 16 0 5 2 8 5 8 2 0 5-2 6-8 0 0 3-10 3-16 0-3 2-13 3-14 0-5 1-10 2-15 0-1 5-16 12-26 2-2 8-11 17-11 7 0 9 6 9 16 0 3-2 13-2 19z"><text:p/></draw:path><draw:path draw:style-name="gr3" draw:text-style-name="P22" svg:width="0.113cm" svg:height="0.193cm" svg:x="8.366cm" svg:y="0.436cm" svg:viewBox="0 0 114 194" svg:d="M1 179c-1 4-1 6-1 6 0 6 4 9 7 9 7 0 8-9 8-14 1-3 5-25 10-55 5 7 14 8 20 8 16 0 28-20 28-20 3 19 16 20 19 20 7 0 12-6 15-15 5-11 7-29 7-29 0-5-2-5-3-5-3 0-3 1-4 10-2 14-6 32-14 32-5 0-6-7-6-14 0-6 1-17 2-24 2-9 4-21 5-28l4-25c1-9 3-21 3-23 0-5-3-10-6-10-2 0-6 3-7 9-1 1-3 11-4 15l-4 26-6 37c-1 7-1 8-3 12-6 13-14 25-25 25-16 0-16-22-16-28 0-7 0-10 3-27 3-12 3-15 5-25l2-18c1-6 3-17 3-18 0-6-3-10-7-10-7 0-8 11-9 14z"><text:p/></draw:path><draw:path draw:style-name="gr3" draw:text-style-name="P22" svg:width="0.067cm" svg:height="0.14cm" svg:x="8.502cm" svg:y="0.302cm" svg:viewBox="0 0 68 141" svg:d="M68 101h-5c-1 3-3 17-4 19-2 1-13 1-15 1h-27c9-11 19-23 28-31 12-13 23-25 23-48 0-26-16-42-35-42s-33 17-33 37c0 11 6 13 8 13 4 0 8-4 8-13 0-7-4-11-8-12 4-9 12-15 21-15 14 0 25 12 25 32 0 18-8 32-18 46l-34 44c-2 1-2 1-2 3v6h64z"><text:p/></draw:path><draw:path draw:style-name="gr3" draw:text-style-name="P22" svg:width="0.047cm" svg:height="0.143cm" svg:x="8.502cm" svg:y="0.512cm" svg:viewBox="0 0 48 144" svg:d="M42 10c0-6-2-10-6-10-3 0-9 6-9 12s3 10 6 10c5 0 9-6 9-12zM48 112c0-4-2-4-2-4-3 0-3 0-4 5-2 12-9 24-16 24-3 0-3-4-3-9 0-4 0-6 2-10 1-5 1-9 2-11 1-3 6-23 9-30 0-4 1-7 1-11 0-10-6-18-15-18-14 0-22 26-22 32 0 4 2 4 3 4 2 0 2-1 3-5 3-14 9-24 16-24 2 0 4 3 4 9 0 1 0 2-1 7-1 3-7 26-9 33-1 4-1 4-3 12-1 3-2 6-2 9 0 12 7 19 15 19 15 0 22-28 22-32z"><text:p/></draw:path><draw:path draw:style-name="gr3" draw:text-style-name="P22" svg:width="0.018cm" svg:height="0.066cm" svg:x="8.585cm" svg:y="0.629cm" svg:viewBox="0 0 19 67" svg:d="M14 23c0 20-7 32-11 37-1 1-1 2-1 4 0 1 1 3 3 3 1 0 14-17 14-43 0-14-4-24-10-24s-9 7-9 13c0 7 3 13 9 13 2 0 4-1 5-3z"><text:p/></draw:path><draw:path draw:style-name="gr3" draw:text-style-name="P22" svg:width="0.142cm" svg:height="0.096cm" svg:x="8.637cm" svg:y="0.562cm" svg:viewBox="0 0 143 97" svg:d="M61 76c-1 3-1 12-1 13 0 5 2 8 4 8 3 0 6-2 7-8 0 0 2-10 3-16 4-29 4-30 5-30 2-6 11-36 28-36 6 0 9 6 9 16 0 12-6 33-9 47 0 1-1 4-1 8 0 11 7 19 15 19 15 0 22-27 22-33 0-4-2-4-3-4-2 0-2 1-3 5-2 13-8 24-15 24-3 0-4-4-4-7 0-5 0-8 1-12 3-9 9-33 9-45 0-15-7-25-20-25s-22 12-27 23c-2-21-15-23-21-23-14 0-21 13-26 22-1-20-13-22-17-22-13 0-17 32-17 32 0 4 2 4 3 4 2 0 2-1 3-5 2-12 5-24 11-24 5 0 5 7 5 11s-1 12-2 18c-1 5-2 14-3 19l-3 18c0 6-2 16-2 16 0 5 2 8 5 8 2 0 5-2 6-8 0 0 3-10 3-16 0-3 2-13 3-14 0-5 1-10 2-15 0-1 5-16 12-26 2-2 8-11 17-11 7 0 9 6 9 16 0 3-2 13-2 19z"><text:p/></draw:path><draw:path draw:style-name="gr3" draw:text-style-name="P22" svg:width="0.058cm" svg:height="0.298cm" svg:x="8.83cm" svg:y="0.451cm" svg:viewBox="0 0 59 299" svg:d="M59 5c0-1 0-5-4-5-6 0-26 4-33 4-2 1-5 1-5 9 0 5 2 5 6 5 13 0 13 4 13 7v9l-34 211c-1 4-2 7-2 14 0 24 12 40 25 40 9 0 16-9 21-24 5-17 8-41 8-42 0-5-3-5-3-5-3 0-3 2-5 8-4 28-10 53-20 53-9 0-9-13-9-19 0-11 1-13 2-21z"><text:p/></draw:path><draw:path draw:style-name="gr3" draw:text-style-name="P22" svg:width="0.116cm" svg:height="0.191cm" svg:x="8.916cm" svg:y="0.556cm" svg:viewBox="0 0 117 192" svg:d="M117 72c0-44-19-72-44-72-37 0-73 60-73 120 0 42 19 72 44 72 36 0 73-59 73-120zM44 182c-11 0-24-12-24-45 0-21 7-67 16-89 14-32 30-38 37-38 16 0 25 20 25 45 0 17-7 61-17 89-9 24-24 38-37 38z"><text:p/></draw:path><draw:path draw:style-name="gr3" draw:text-style-name="P22" svg:width="0.125cm" svg:height="0.272cm" svg:x="9.042cm" svg:y="0.556cm" svg:viewBox="0 0 126 273" svg:d="M125 28c1-3 1-5 1-8 0-8-4-12-8-12-3 0-11 4-11 18-6-15-16-26-26-26-31 0-65 60-65 120 0 42 17 67 36 67 16 0 29-20 32-25v1c-5 37-9 55-9 55-1 5-10 47-39 47-6 0-14-1-22-5 8-3 12-14 12-23 0-6-4-14-11-14-6 0-15 8-15 24 0 18 10 26 36 26 35 0 55-32 59-58zM89 132c-1 12-8 23-14 30-5 8-15 15-22 15-13 0-17-21-17-38 0-21 7-71 15-92 7-21 19-37 30-37 18 0 22 33 22 36 0 2 0 4-1 6z"><text:p/></draw:path><draw:path draw:style-name="gr3" draw:text-style-name="P22" svg:width="0.063cm" svg:height="0.421cm" svg:x="9.204cm" svg:y="0.428cm" svg:viewBox="0 0 64 422" svg:d="M64 418c0-1 0-2-5-9-34-53-43-133-43-198 0-73 10-146 44-199 4-5 4-6 4-8 0-3-1-4-4-4-2 0-27 29-43 83-14 45-17 92-17 128 0 34 3 84 18 132 17 53 40 79 42 79 3 0 4-1 4-4z"><text:p/></draw:path><draw:path draw:style-name="gr3" draw:text-style-name="P22" svg:width="0.142cm" svg:height="0.268cm" svg:x="9.533cm" svg:y="0.272cm" svg:viewBox="0 0 143 269" svg:d="M21 239c-2 14-2 18-15 18-3 0-6 0-6 7 0 3 2 5 4 5 7 0 15-2 22-2 10 0 19 2 27 2 2 0 5 0 5-8 0-4-2-4-6-4-13 0-13-4-13-8 0-6 11-74 12-84 4 11 12 27 26 27 31 0 66-62 66-124 0-40-16-68-36-68-14 0-28 16-36 31-4-23-15-31-25-31-13 0-18 17-20 24-5 14-9 41-9 41 0 5 3 5 3 5 3 0 3 0 6-10 3-30 10-50 19-50 5 0 8 2 8 19 0 9 0 14-2 21zM70 55c1-12 9-24 14-30 9-13 17-15 21-15 11 0 18 14 18 39s-9 73-14 90c-9 29-22 43-32 43-19 0-22-36-22-37s0-2 1-7z"><text:p/></draw:path><draw:path draw:style-name="gr3" draw:text-style-name="P22" svg:width="0.063cm" svg:height="0.421cm" svg:x="9.706cm" svg:y="0.138cm" svg:viewBox="0 0 64 422" svg:d="M64 418c0-1 0-2-5-9-34-53-43-133-43-198 0-73 10-146 44-199 4-5 4-6 4-8 0-3-1-4-4-4-2 0-27 29-43 83-14 45-17 92-17 128 0 34 3 84 18 132 17 53 40 79 42 79 3 0 4-1 4-4z"><text:p/></draw:path><draw:path draw:style-name="gr3" draw:text-style-name="P22" svg:width="0.121cm" svg:height="0.083cm" svg:x="9.922cm" svg:y="0.048cm" svg:viewBox="0 0 122 84" svg:d="M98 50c-4 6-14 18-14 26 0 4 3 8 6 8 2 0 4-2 5-5 3-6 10-19 21-29 3 0 6-3 6-8 0-4-3-6-5-8-5-8-9-15-11-24-1-4-1-10-5-10s-6 6-6 8c0 4 3 17 6 26h-92c-4 0-9 0-9 8s5 8 9 8z"><text:p/></draw:path><draw:path draw:style-name="gr3" draw:text-style-name="P22" svg:width="0.224cm" svg:height="0.288cm" svg:x="9.792cm" svg:y="0.171cm" svg:viewBox="0 0 225 289" svg:d="M126 115l-24-84c-1-3-1-5-1-6 0-2 4-11 16-12 2-1 5-1 5-8 0-5-3-5-3-5-12 0-24 1-35 1-7 0-24-1-31-1-2 0-5 0-5 8 0 5 3 5 6 5 17 0 19 4 21 13l32 119-57 96-4 5c-13 21-26 29-40 30-4 0-6 0-6 8 0 1 0 5 4 5 8 0 16-1 25-1 10 0 21 1 31 1 1 0 4 0 4-8 0-5-2-5-3-5-2 0-11-1-11-13 0-6 4-14 7-20l28-45 25-42 28 101c1 4 1 6 1 7 0 2-5 11-16 12-3 0-5 0-5 8 0 5 3 5 4 5 7 0 27-1 34-1s24 1 31 1c1 0 5 0 5-8 0-5-3-5-5-5-18 0-19-1-24-19-10-39-28-106-34-130 18-30 46-81 55-92 8-10 19-21 34-22 4-1 7-1 7-8 0-1 0-5-3-5-9 0-17 1-26 1-10 0-21-1-30-1-3 0-6 0-6 8 0 4 2 4 3 5 3 0 11 1 11 13 0 5-2 11-5 15z"><text:p/></draw:path><draw:path draw:style-name="gr3" draw:text-style-name="P22" svg:width="0.097cm" svg:height="0.208cm" svg:x="10.022cm" svg:y="0.317cm" svg:viewBox="0 0 98 209" svg:d="M98 8c0 0 0-3 0-4 0-2 0-4-3-4-4 0-19 2-24 2-1 0-4 2-4 8 0 4 3 4 5 4 9 0 9 3 9 4 0 2 0 4-1 7l-10 67c-5-9-11-18-20-18-25 0-50 44-50 85 0 29 12 50 29 50 10 0 19-10 28-21 3 17 14 21 19 21 7 0 12-6 15-16 4-12 7-29 7-30 0-4-3-4-3-4-3 0-4 2-4 10-3 14-7 31-15 31-5 0-6-6-6-14 0-6 1-9 1-12zM57 169c-1 7-6 14-10 19-2 3-9 12-18 12-7 0-14-7-14-29 0-15 6-47 11-59 8-24 18-28 24-28 13 0 17 22 17 25 0 1 0 4-1 4z"><text:p/></draw:path><draw:path draw:style-name="gr3" draw:text-style-name="P22" svg:width="0.18cm" svg:height="0.099cm" svg:x="10.228cm" svg:y="0.302cm" svg:viewBox="0 0 181 100" svg:d="M172 17c5 0 9 0 9-9 0-8-4-8-8-8h-164c-4 0-9 0-9 8 0 9 5 9 9 9zM173 100c4 0 8 0 8-9 0-8-4-8-9-8h-163c-4 0-9 0-9 8 0 9 5 9 9 9z"><text:p/></draw:path><draw:path draw:style-name="gr3" draw:text-style-name="P22" svg:width="0.121cm" svg:height="0.083cm" svg:x="10.602cm" svg:y="0.157cm" svg:viewBox="0 0 122 84" svg:d="M98 50c-4 6-14 18-14 26 0 4 3 8 6 8 2 0 4-2 5-5 3-6 10-19 21-29 3 0 6-3 6-8 0-4-3-6-5-8-5-8-9-15-11-24-1-4-1-10-5-10s-6 6-6 8c0 4 3 17 6 26h-92c-4 0-9 0-9 8s5 8 9 8z"><text:p/></draw:path><draw:path draw:style-name="gr3" draw:text-style-name="P22" svg:width="0.135cm" svg:height="0.191cm" svg:x="10.508cm" svg:y="0.272cm" svg:viewBox="0 0 136 192" svg:d="M84 60c1-12 7-50 26-50 2 0 9 0 14 4-8 3-13 14-13 23 0 7 3 16 11 16 6 0 14-7 14-25 0-22-16-28-25-28-16 0-26 22-29 32-7-28-22-32-29-32-29 0-44 55-44 65 0 5 2 5 3 5 2 0 3 0 3-5 10-45 28-55 37-55 5 0 15 3 15 27 0 13-5 42-15 101-4 27-14 44-26 44-2 0-8 0-14-5 7-2 14-12 14-22 0-12-7-16-11-16-8 0-15 12-15 25 0 19 14 28 26 28 18 0 28-30 28-33 3 16 13 33 30 33 28 0 44-55 44-65 0-5-2-5-3-5-3 0-3 2-4 5-9 46-28 55-37 55-10 0-14-13-14-27 0-10 1-18 4-37z"><text:p/></draw:path><draw:path draw:style-name="gr3" draw:text-style-name="P22" svg:width="0.097cm" svg:height="0.208cm" svg:x="10.667cm" svg:y="0.317cm" svg:viewBox="0 0 98 209" svg:d="M98 8c0 0 0-3 0-4 0-2 0-4-3-4-4 0-19 2-24 2-1 0-4 2-4 8 0 4 3 4 5 4 9 0 9 3 9 4 0 2 0 4-1 7l-10 67c-5-9-11-18-20-18-25 0-50 44-50 85 0 29 12 50 29 50 10 0 19-10 28-21 3 17 14 21 19 21 7 0 12-6 15-16 4-12 7-29 7-30 0-4-3-4-3-4-3 0-4 2-4 10-3 14-7 31-15 31-5 0-6-6-6-14 0-6 1-9 1-12zM57 169c-1 7-6 14-10 19-2 3-9 12-18 12-7 0-14-7-14-29 0-15 6-47 11-59 8-24 18-28 24-28 13 0 17 22 17 25 0 1 0 4-1 4z"><text:p/></draw:path><draw:path draw:style-name="gr3" draw:text-style-name="P22" svg:width="0.063cm" svg:height="0.421cm" svg:x="10.799cm" svg:y="0.138cm" svg:viewBox="0 0 64 422" svg:d="M64 211c0-32-4-84-18-132-17-51-41-79-44-79 0 0-2 2-2 4s0 3 5 10c28 41 43 108 43 197 0 72-10 146-44 199-4 6-4 7-4 8 0 3 2 4 2 4 3 0 28-29 44-83 14-45 18-92 18-128z"><text:p/></draw:path><draw:polygon draw:style-name="gr3" draw:text-style-name="P22" svg:width="1.799cm" svg:height="0.017cm" svg:x="9.315cm" svg:y="0.63cm" svg:viewBox="0 0 1800 18" draw:points="900,18 0,18 0,0 1800,0 1800,18"><text:p/></draw:polygon><draw:path draw:style-name="gr3" draw:text-style-name="P22" svg:width="0.147cm" svg:height="0.191cm" svg:x="9.324cm" svg:y="0.907cm" svg:viewBox="0 0 148 192" svg:d="M16 162c-1 7-2 17-2 18 0 8 3 12 8 12 3 0 7-4 10-12 1 0 4-21 5-31l6-39c2-8 3-18 5-27 1-9 3-21 3-22 4-13 19-51 44-51 13 0 15 15 15 30 0 25-12 80-17 97-2 10-3 15-3 20 0 20 10 35 22 35 26 0 36-61 36-65 0-5-2-5-3-5-3 0-3 2-4 9-6 28-15 51-28 51-5 0-6-3-6-13 0-11 2-22 5-31 4-22 16-68 16-92 0-29-12-46-31-46-25 0-39 26-43 36-1-23-12-36-25-36s-18 17-21 24c-4 14-8 40-8 41 0 5 2 5 3 5 3 0 3 0 5-10 4-30 10-50 20-50 5 0 8 4 8 19 0 8 0 13-3 36z"><text:p/></draw:path><draw:path draw:style-name="gr3" draw:text-style-name="P22" svg:width="0.094cm" svg:height="0.061cm" svg:x="9.566cm" svg:y="0.944cm" svg:viewBox="0 0 95 62" svg:d="M73 38c-2 3-9 12-9 17 0 4 3 7 5 7s4-2 5-4c4-9 10-16 15-18 2-3 6-4 6-9s-3-6-4-7c-7-7-9-13-10-17 0-2-1-7-4-7-2 0-5 2-5 7s3 13 5 17h-69c-3 0-8 0-8 7s5 7 8 7z"><text:p/></draw:path><draw:path draw:style-name="gr3" draw:text-style-name="P22" svg:width="0.102cm" svg:height="0.133cm" svg:x="9.488cm" svg:y="1.027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6 10-21 22c-4-14-12-22-22-22-22 0-34 36-34 46 0 3 2 3 3 3 2 0 3-1 3-5 5-22 18-36 27-36 6 0 11 5 11 20 0 6-2 21-4 31z"><text:p/></draw:path><draw:path draw:style-name="gr3" draw:text-style-name="P22" svg:width="0.078cm" svg:height="0.149cm" svg:x="9.617cm" svg:y="1.057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248cm" svg:height="0.505cm" svg:x="9.761cm" svg:y="0.713cm" svg:viewBox="0 0 249 506" svg:d="M85 506c10 0 10 0 13-8l148-481c3-6 3-7 3-9 0-4-3-8-6-8-4 0-4 4-6 8l-141 455-58-210-38 46 5 6 18-23z"><text:p/></draw:path><draw:polygon draw:style-name="gr3" draw:text-style-name="P22" svg:width="1.112cm" svg:height="0.017cm" svg:x="10.003cm" svg:y="0.713cm" svg:viewBox="0 0 1113 18" draw:points="556,18 0,18 0,0 1113,0 1113,18"><text:p/></draw:polygon><draw:path draw:style-name="gr3" draw:text-style-name="P22" svg:width="0.108cm" svg:height="0.281cm" svg:x="10.017cm" svg:y="0.81cm" svg:viewBox="0 0 109 282" svg:d="M21 249l29-44c43-59 59-80 59-122 0-49-24-83-58-83-31 0-51 40-51 77 0 23 14 23 14 23 5 0 15-5 15-22 0-11-6-23-15-23-2 0-2 0-3 1 6-27 21-43 37-43 25 0 36 34 36 70 0 33-13 67-28 92l-53 91c-3 5-3 5-3 16h101l8-73h-7c-1 12-3 31-5 37-2 3-21 3-26 3z"><text:p/></draw:path><draw:path draw:style-name="gr3" draw:text-style-name="P22" svg:width="0.094cm" svg:height="0.208cm" svg:x="10.153cm" svg:y="0.766cm" svg:viewBox="0 0 95 209" svg:d="M46 8c0 0 0-3 0-4 0-2 0-4-3-4s-20 2-24 2c-2 0-4 2-4 8 0 4 2 4 5 4 9 0 9 3 9 4 0 2 0 4-1 7l-26 168c-2 5-2 6-2 6 0 5 2 10 7 10s7-6 8-12c0-3 9-54 10-58 14 2 25 8 25 24 0 1 0 2-1 6-1 5-1 6-1 10 0 20 12 30 21 30 19 0 24-45 24-46 0-4-2-4-3-4-2 0-3 2-4 8-2 13-7 33-17 33-5 0-6-7-6-15 0-5 0-5 1-14 0-1 0-6 0-9 0-25-22-30-31-30 6-6 13-16 17-20 9-15 19-28 29-28 3 0 5 0 6 4-8 1-9 12-9 15 0 7 3 12 8 12 4 0 11-7 11-19 0-10-5-22-15-22-11 0-21 14-31 27-8 12-14 21-23 26z"><text:p/></draw:path><draw:path draw:style-name="gr3" draw:text-style-name="P22" svg:width="0.146cm" svg:height="0.186cm" svg:x="10.28cm" svg:y="0.912cm" svg:viewBox="0 0 147 187" svg:d="M65 25h31c-9 63-12 81-12 109 0 6 0 17 3 31 2 20 5 22 10 22s11-7 11-17c0-1 0-2-2-8-8-30-8-59-8-70 0-22 3-45 5-67h32c3 0 12 0 12-14 0-11-5-11-10-11h-92c-6 0-16 0-28 20-10 16-17 35-17 38 0 1 0 4 3 4 2 0 3-2 5-4 13-33 29-33 34-33h16c-9 51-23 102-35 140-2 6-2 8-2 10 0 10 5 12 8 12 8 0 10-12 13-28 4-19 4-20 8-41z"><text:p/></draw:path><draw:path draw:style-name="gr3" draw:text-style-name="P22" svg:width="0.094cm" svg:height="0.208cm" svg:x="10.452cm" svg:y="0.766cm" svg:viewBox="0 0 95 209" svg:d="M46 8c0 0 0-3 0-4 0-2 0-4-3-4s-20 2-24 2c-2 0-4 2-4 8 0 4 2 4 5 4 9 0 9 3 9 4 0 2 0 4-1 7l-26 168c-2 5-2 6-2 6 0 5 2 10 7 10s7-6 8-12c0-3 9-54 10-58 14 2 25 8 25 24 0 1 0 2-1 6-1 5-1 6-1 10 0 20 12 30 20 30 20 0 25-45 25-46 0-4-2-4-3-4-2 0-3 2-4 8-2 13-7 33-17 33-5 0-6-7-6-15 0-5 0-5 1-14 0-1 0-6 0-9 0-25-22-30-31-30 6-6 13-16 17-20 9-15 19-28 29-28 3 0 5 0 6 4-8 1-9 12-9 15 0 7 3 12 8 12 4 0 11-7 11-19 0-10-5-22-16-22-10 0-20 14-30 27-8 12-14 21-23 26z"><text:p/></draw:path><draw:path draw:style-name="gr3" draw:text-style-name="P22" svg:width="0.011cm" svg:height="0.421cm" svg:x="10.604cm" svg:y="0.777cm" svg:viewBox="0 0 12 422" svg:d="M12 16c0-9 0-16-7-16-5 0-5 7-5 16v390c0 9 0 16 5 16 7 0 7-7 7-16z"><text:p/></draw:path><draw:path draw:style-name="gr3" draw:text-style-name="P22" svg:width="0.128cm" svg:height="0.277cm" svg:x="10.656cm" svg:y="0.907cm" svg:viewBox="0 0 129 278" svg:d="M1 260c-1 5-1 6-1 6 0 7 3 12 8 12 6 0 9-7 9-8 2-4 10-61 18-107 5 17 14 29 27 29 32 0 67-60 67-122 0-46-18-70-38-70-27 0-55 42-63 94zM61 182c-19 0-23-33-23-37 0-2 2-11 2-17 8-46 11-62 17-78 11-32 25-40 34-40 10 0 19 12 19 40 0 24-9 72-15 91-10 28-23 41-34 41z"><text:p/></draw:path><draw:path draw:style-name="gr3" draw:text-style-name="P22" svg:width="0.094cm" svg:height="0.061cm" svg:x="10.875cm" svg:y="0.944cm" svg:viewBox="0 0 95 62" svg:d="M73 38c-2 3-9 12-9 17 0 4 3 7 5 7s4-2 5-4c4-9 10-16 15-18 2-3 6-4 6-9s-3-6-4-7c-7-7-9-13-10-17 0-2-1-7-4-7-2 0-5 2-5 7s3 13 5 17h-69c-3 0-8 0-8 7s5 7 8 7z"><text:p/></draw:path><draw:path draw:style-name="gr3" draw:text-style-name="P22" svg:width="0.102cm" svg:height="0.133cm" svg:x="10.797cm" svg:y="1.027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6 10-21 22c-4-14-12-22-22-22-22 0-34 36-34 46 0 3 2 3 3 3 2 0 3-1 3-5 5-22 18-36 27-36 6 0 11 5 11 20 0 6-2 21-4 31z"><text:p/></draw:path><draw:path draw:style-name="gr3" draw:text-style-name="P22" svg:width="0.078cm" svg:height="0.149cm" svg:x="10.926cm" svg:y="1.057cm" svg:viewBox="0 0 79 150" svg:d="M76 7c1-2 1-2 1-3 0-4-2-4-4-4l-17 2c-3 0-3 0-3 0-1 2-2 5-2 5 0 5 3 5 5 5 0 0 2 0 4 0 4 0 4 1 4 4 0 1-2 6-3 10l-6 40c-2-6-8-12-16-12-20 0-39 29-39 59 0 21 11 37 24 37 12 0 20-13 22-16 2 11 10 16 16 16 5 0 9-5 12-13 3-7 5-19 5-21 0-3-2-3-2-3-3 0-3 2-4 5-2 16-6 23-10 23s-6-4-6-10c0-3 0-4 0-7zM46 119c0 3 0 3-3 8-4 8-12 14-19 14-4 0-12-3-12-20 0-11 3-32 8-43 6-12 13-18 19-18s12 6 14 19z"><text:p/></draw:path><draw:path draw:style-name="gr3" draw:text-style-name="P22" svg:width="0.011cm" svg:height="0.421cm" svg:x="11.072cm" svg:y="0.777cm" svg:viewBox="0 0 12 422" svg:d="M12 16c0-9 0-16-7-16-5 0-5 7-5 16v390c0 9 0 16 5 16 7 0 7-7 7-16z"><text:p/></draw:path><draw:path draw:style-name="gr3" draw:text-style-name="P22" svg:width="0.116cm" svg:height="0.133cm" svg:x="11.332cm" svg:y="0.085cm" svg:viewBox="0 0 117 134" svg:d="M14 113c0 3-2 11-2 12 0 7 4 9 7 9s7-3 7-7c1-2 3-12 3-18 2-6 4-19 5-26 2-7 2-13 3-21 3-12 3-14 8-26 6-12 15-28 29-28 11 0 11 15 11 21 0 18-8 50-11 63-2 9-3 11-3 16 0 16 9 26 18 26 19 0 28-40 28-45s-2-5-3-5c-2 0-3 2-4 6-4 23-12 36-20 36-4 0-5-4-5-11s1-11 5-24c1-9 10-41 10-57 0-29-15-34-25-34-16 0-27 16-32 26-2-19-14-26-21-26-8 0-13 10-15 17-5 9-7 27-7 29 0 3 2 3 3 3 3 0 3-1 5-8 3-18 6-33 14-33 4 0 6 6 6 15 0 6-2 17-3 25-2 7-3 20-5 26z"><text:p/></draw:path><draw:path draw:style-name="gr3" draw:text-style-name="P22" svg:width="0.362cm" svg:height="0.59cm" svg:x="11.208cm" svg:y="0.339cm" svg:viewBox="0 0 363 591" svg:d="M330 591l33-135h-7c-10 44-39 73-71 85-5 2-32 13-85 13h-164l139-252c2-2 2-5 2-7 0 0 0-1-2-6l-127-269h150c36 0 61 6 64 6 15 5 38 11 60 33 6 6 25 25 34 60h7l-33-119h-322c-6 0-6 0-8 2 0 2 0 10 0 15l144 306-141 255c-3 6-3 8-3 8 0 5 2 5 8 5z"><text:p/></draw:path><draw:path draw:style-name="gr3" draw:text-style-name="P22" svg:width="0.083cm" svg:height="0.256cm" svg:x="11.202cm" svg:y="1.046cm" svg:viewBox="0 0 84 257" svg:d="M84 12c0-6-2-12-7-12-6 0-11 8-11 17 0 5 2 11 8 11 5 0 10-8 10-16zM43 211c-3 20-13 37-24 37-3 0-5-1-7-1 5-5 7-11 7-16 0-7-4-10-8-10-6 0-11 7-11 16 0 12 8 20 19 20s34-10 40-47l17-107c1-2 1-5 1-9 0-16-9-28-20-28-21 0-34 41-34 46 0 3 3 3 3 3 3 0 3-1 4-6 5-17 15-35 26-35 4 0 7 5 7 15 0 3-1 7-1 9z"><text:p/></draw:path><draw:path draw:style-name="gr3" draw:text-style-name="P22" svg:width="0.14cm" svg:height="0.079cm" svg:x="11.316cm" svg:y="1.124cm" svg:viewBox="0 0 141 80" svg:d="M134 14c2 0 7 0 7-7s-5-7-7-7h-127c-2 0-7 0-7 7s5 7 8 7zM134 80c2 0 7 0 7-7 0-8-5-8-7-8h-126c-3 0-8 0-8 8 0 7 5 7 7 7z"><text:p/></draw:path><draw:path draw:style-name="gr3" draw:text-style-name="P22" svg:width="0.069cm" svg:height="0.196cm" svg:x="11.49cm" svg:y="1.041cm" svg:viewBox="0 0 70 197" svg:d="M43 8c0-8 0-8-5-8-12 18-30 19-38 19v11c5 0 17 0 28-8v151c0 9 0 13-19 13h-7v11c3 0 27-2 34-2 6 0 30 2 34 2v-11h-7c-20 0-20-4-20-13z"><text:p/></draw:path><draw:path draw:style-name="gr3" draw:text-style-name="P22" svg:width="0.104cm" svg:height="0.191cm" svg:x="11.645cm" svg:y="0.556cm" svg:viewBox="0 0 105 192" svg:d="M39 89c7 0 28 0 42-10 19-12 20-37 20-43 0-19-10-36-29-36-30 0-72 41-72 115 0 43 16 77 43 77 39 0 62-46 62-51 0-2-1-4-4-4 0 0-1 0-3 4-21 41-51 41-55 41-21 0-23-36-23-49 0-5 0-18 4-44zM26 79c10-63 38-69 46-69 13 0 19 12 19 26 0 43-43 43-54 43z"><text:p/></draw:path><draw:path draw:style-name="gr3" draw:text-style-name="P22" svg:width="0.128cm" svg:height="0.015cm" svg:x="11.779cm" svg:y="0.488cm" svg:viewBox="0 0 129 16" svg:d="M122 16c3 0 7 0 7-9 0-7-3-7-7-7h-114c-3 0-8 0-8 7 0 9 5 9 8 9z"><text:p/></draw:path><draw:path draw:style-name="gr3" draw:text-style-name="P22" svg:width="0.056cm" svg:height="0.14cm" svg:x="11.981cm" svg:y="0.316cm" svg:viewBox="0 0 57 141" svg:d="M36 7c0-7-1-7-6-7-10 13-25 13-28 13h-2v10h2c3 0 12-1 20-6v105c0 8 0 10-14 10h-6v9c7-1 19-1 27-1 7 0 20 0 28 1v-9h-7c-14 0-14-2-14-10z"><text:p/></draw:path><draw:polygon draw:style-name="gr3" draw:text-style-name="P22" svg:width="0.092cm" svg:height="0.015cm" svg:x="11.961cm" svg:y="0.488cm" svg:viewBox="0 0 93 16" draw:points="46,16 0,16 0,0 93,0 93,16"><text:p/></draw:polygon><draw:path draw:style-name="gr3" draw:text-style-name="P22" svg:width="0.067cm" svg:height="0.14cm" svg:x="11.973cm" svg:y="0.526cm" svg:viewBox="0 0 68 141" svg:d="M68 101h-5c-1 3-3 17-4 19-2 1-13 1-15 1h-27c9-11 19-23 28-31 12-13 23-25 23-48 0-26-16-42-35-42s-33 17-33 37c0 11 6 13 8 13 4 0 8-4 8-13 0-7-4-11-8-12 4-9 12-15 21-15 14 0 25 12 25 32 0 18-8 32-18 46l-34 44c-2 1-2 1-2 3v6h64z"><text:p/></draw:path><draw:path draw:style-name="gr3" draw:text-style-name="P22" svg:width="0.049cm" svg:height="0.294cm" svg:x="12.109cm" svg:y="0.346cm" svg:viewBox="0 0 50 295" svg:d="M46 0c-36 40-46 103-46 147 0 42 8 107 46 148 2 0 4 0 4-2 0-3 0-3-2-5-26-36-35-87-35-141 0-79 20-118 36-140 1-1 1-2 1-3 0-4-2-4-4-4z"><text:p/></draw:path><draw:path draw:style-name="gr3" draw:text-style-name="P22" svg:width="0.165cm" svg:height="0.295cm" svg:x="12.19cm" svg:y="0.309cm" svg:viewBox="0 0 166 296" svg:d="M67 264l-38-115c0-3-1-5-3-5 0 0-1 0-3 2l-21 21c-2 3-2 4-2 6 0 1 2 3 2 3 2 0 2 0 4-2 3-3 8-9 10-11l42 127c2 5 2 6 5 6 1 0 4 0 5-6l96-277c2-3 2-5 2-6 0-5-3-7-4-7-3 0-5 2-6 6z"><text:p/></draw:path><draw:polygon draw:style-name="gr3" draw:text-style-name="P22" svg:width="0.108cm" svg:height="0.015cm" svg:x="12.351cm" svg:y="0.309cm" svg:viewBox="0 0 109 16" draw:points="54,16 0,16 0,0 109,0 109,16"><text:p/></draw:polygon><draw:path draw:style-name="gr3" draw:text-style-name="P22" svg:width="0.084cm" svg:height="0.196cm" svg:x="12.363cm" svg:y="0.375cm" svg:viewBox="0 0 85 197" svg:d="M85 143h-7c-1 7-2 24-5 27-1 1-16 1-19 1h-35c20-27 27-34 38-49 15-18 28-36 28-64 0-36-21-58-45-58s-40 26-40 53c0 15 8 17 10 17 5 0 10-5 10-16 0-5-1-16-11-16 6-21 19-27 28-27 20 0 30 23 30 47 0 26-13 45-19 57l-46 70c-2 3-2 4-2 12h79z"><text:p/></draw:path><draw:path draw:style-name="gr3" draw:text-style-name="P22" svg:width="0.085cm" svg:height="0.211cm" svg:x="12.472cm" svg:y="0.362cm" svg:viewBox="0 0 86 212" svg:d="M86 65c0-31-8-65-26-65-29 0-60 79-60 147 0 35 9 65 26 65 30 0 60-81 60-147zM22 101c10-65 26-93 38-93s12 33 12 39c0 12-2 29-5 54zM64 112c-5 32-10 47-15 62-6 15-13 30-23 30s-12-24-12-39c0-20 4-43 6-53z"><text:p/></draw:path><draw:path draw:style-name="gr3" draw:text-style-name="P22" svg:width="0.094cm" svg:height="0.061cm" svg:x="12.646cm" svg:y="0.358cm" svg:viewBox="0 0 95 62" svg:d="M73 38c-2 3-9 12-9 17 0 4 3 7 5 7s4-2 5-4c4-9 10-16 15-18 2-3 6-4 6-9s-3-6-4-7c-7-7-9-13-10-17 0-2-1-7-5-7-1 0-4 2-4 7s3 13 4 17h-68c-3 0-8 0-8 7s5 7 8 7z"><text:p/></draw:path><draw:path draw:style-name="gr3" draw:text-style-name="P22" svg:width="0.113cm" svg:height="0.193cm" svg:x="12.579cm" svg:y="0.436cm" svg:viewBox="0 0 114 194" svg:d="M1 179c-1 4-1 6-1 6 0 6 4 9 7 9 7 0 8-9 8-14 1-3 5-25 10-55 5 7 14 8 20 8 16 0 28-20 28-20 3 19 16 20 19 20 7 0 12-6 15-15 5-11 7-29 7-29 0-5-2-5-3-5-3 0-3 1-4 10-2 14-6 32-14 32-5 0-6-7-6-14 0-6 1-17 2-24 2-9 4-21 5-28l4-25c1-9 3-21 3-23 0-5-3-10-6-10-2 0-6 3-7 9-1 1-3 11-4 15l-4 26-6 37c-1 7-1 8-3 12-6 13-14 25-25 25-16 0-16-22-16-28 0-7 0-10 3-27 3-12 3-15 5-25l2-18c1-6 3-17 3-18 0-6-3-10-7-10-7 0-8 11-9 14z"><text:p/></draw:path><draw:path draw:style-name="gr3" draw:text-style-name="P22" svg:width="0.047cm" svg:height="0.143cm" svg:x="12.714cm" svg:y="0.472cm" svg:viewBox="0 0 48 144" svg:d="M42 10c0-6-2-10-6-10-3 0-9 6-9 12s3 10 6 10c5 0 9-6 9-12zM48 112c0-4-2-4-2-4-3 0-3 0-4 5-2 12-9 24-16 24-3 0-3-4-3-9 0-4 0-6 2-10 1-5 1-9 2-11 1-3 6-23 9-30 0-4 1-7 1-11 0-10-6-18-15-18-14 0-22 26-22 32 0 4 2 4 3 4 2 0 2-1 3-5 3-14 9-24 16-24 2 0 4 3 4 9 0 1 0 2-1 7-1 3-7 26-9 33-1 4-1 4-3 12-1 3-2 6-2 9 0 12 7 19 15 19 15 0 22-28 22-32z"><text:p/></draw:path><draw:path draw:style-name="gr3" draw:text-style-name="P22" svg:width="0.14cm" svg:height="0.217cm" svg:x="12.801cm" svg:y="0.385cm" svg:viewBox="0 0 141 218" svg:d="M75 116h59c2 0 7 0 7-7s-5-7-7-7h-59v-91c0-4 0-11-4-11-5 0-5 7-5 11v91h-59c-2 0-7 0-7 7s5 7 7 7h59v91c0 4 0 11 5 11 4 0 4-6 4-11z"><text:p/></draw:path><draw:path draw:style-name="gr3" draw:text-style-name="P22" svg:width="0.094cm" svg:height="0.061cm" svg:x="13.027cm" svg:y="0.358cm" svg:viewBox="0 0 95 62" svg:d="M73 38c-2 3-9 12-9 17 0 4 3 7 5 7s4-2 5-4c4-9 10-16 15-18 2-3 6-4 6-9s-3-6-4-7c-7-7-9-13-10-17 0-2-1-7-5-7-1 0-4 2-4 7s3 13 4 17h-68c-3 0-8 0-8 7s5 7 8 7z"><text:p/></draw:path><draw:path draw:style-name="gr3" draw:text-style-name="P22" svg:width="0.102cm" svg:height="0.133cm" svg:x="12.964cm" svg:y="0.436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7 10-21 22c-4-14-12-22-22-22-22 0-34 36-34 46 0 3 2 3 3 3 2 0 3-1 3-5 5-22 17-36 27-36 6 0 11 5 11 20 0 6-2 21-4 31z"><text:p/></draw:path><draw:path draw:style-name="gr3" draw:text-style-name="P22" svg:width="0.047cm" svg:height="0.143cm" svg:x="13.091cm" svg:y="0.472cm" svg:viewBox="0 0 48 144" svg:d="M42 10c0-6-2-10-6-10-3 0-8 6-8 12s2 10 5 10c5 0 9-6 9-12zM48 112c0-4-2-4-2-4-3 0-3 0-4 5-2 12-8 24-16 24-3 0-3-4-3-9 0-4 0-6 2-10 1-5 1-9 2-11 1-3 6-23 9-30 0-4 1-7 1-11 0-10-6-18-15-18-14 0-22 26-22 32 0 4 2 4 3 4 2 0 2-1 3-5 3-14 9-24 16-24 2 0 4 3 4 9 0 1 0 2-1 7-1 3-7 26-9 33-1 4-1 4-3 12-1 3-2 6-2 9 0 12 7 19 15 19 15 0 22-28 22-32z"><text:p/></draw:path><draw:path draw:style-name="gr3" draw:text-style-name="P22" svg:width="0.128cm" svg:height="0.015cm" svg:x="13.185cm" svg:y="0.488cm" svg:viewBox="0 0 129 16" svg:d="M122 16c3 0 7 0 7-9 0-7-3-7-7-7h-114c-3 0-8 0-8 7 0 9 5 9 8 9z"><text:p/></draw:path><draw:path draw:style-name="gr3" draw:text-style-name="P22" svg:width="0.094cm" svg:height="0.061cm" svg:x="13.414cm" svg:y="0.358cm" svg:viewBox="0 0 95 62" svg:d="M73 38c-2 3-9 12-9 17 0 4 3 7 5 7s4-2 5-4c4-9 10-16 15-18 2-3 6-4 6-9s-3-6-4-7c-7-7-9-13-10-17 0-2-1-7-4-7-2 0-5 2-5 7s3 13 5 17h-69c-3 0-8 0-8 7s5 7 8 7z"><text:p/></draw:path><draw:path draw:style-name="gr3" draw:text-style-name="P22" svg:width="0.102cm" svg:height="0.133cm" svg:x="13.343cm" svg:y="0.436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6 10-21 22c-4-14-12-22-22-22-22 0-34 36-34 46 0 3 2 3 3 3 2 0 3-1 3-5 5-22 18-36 27-36 6 0 11 5 11 20 0 6-2 21-4 31z"><text:p/></draw:path><draw:path draw:style-name="gr3" draw:text-style-name="P22" svg:width="0.064cm" svg:height="0.184cm" svg:x="13.463cm" svg:y="0.472cm" svg:viewBox="0 0 65 185" svg:d="M65 8c0-4-2-8-6-8-5 0-9 7-9 12 0 6 3 10 7 10s8-6 8-14zM36 151c-3 16-13 26-21 26-2 0-3-1-4-1 3-2 4-8 4-11 0-4-2-9-6-9-5 0-9 7-9 14 0 10 6 15 15 15 10 0 28-8 32-34l13-77c0-1 0-3 0-6 0-12-7-20-17-20-17 0-27 28-27 32s3 4 3 4c2 0 3-1 3-4 7-20 16-25 21-25s5 7 5 11 0 4 0 6z"><text:p/></draw:path><draw:path draw:style-name="gr3" draw:text-style-name="P22" svg:width="0.049cm" svg:height="0.294cm" svg:x="13.573cm" svg:y="0.346cm" svg:viewBox="0 0 50 295" svg:d="M4 0c-2 0-4 0-4 4 0 1 1 2 2 3 17 24 34 64 34 140 0 62-12 110-32 138-4 5-4 5-4 8 0 1 1 2 2 2 3 0 21-19 34-56 9-24 14-57 14-92 0-40-8-106-46-147z"><text:p/></draw:path><draw:path draw:style-name="gr3" draw:text-style-name="P22" svg:width="0.114cm" svg:height="0.142cm" svg:x="13.656cm" svg:y="0.3cm" svg:viewBox="0 0 115 143" svg:d="M67 17c2-7 2-7 7-7h15c16 0 18 7 18 20 0 1 0 5-2 16v1c0 2 1 3 3 3 3 0 3-1 4-4l3-39c0-2 0-2 0-3 0-4-2-4-5-4h-95c-4 0-4 0-5 5l-9 38c0 1-1 4-1 4 0 1 1 3 3 3s2 0 3-4c6-26 11-36 30-36h14c1 0 3 0 4 0v2l-18 113c-1 7-1 8-16 8h-3c-3 0-3 1-3 1-1 3-2 4-2 6 0 1 1 3 3 3 4 0 8 0 12 0 5 0 9-2 13-2 5 0 9 2 13 2s9 0 14 0c0 0 3 0 3-6 0-4-3-4-5-4h-2c-4 0-8 0-12-1-1 0-1 0-1-2s0-2 0-4z"><text:p/></draw:path><draw:path draw:style-name="gr3" draw:text-style-name="P22" svg:width="0.097cm" svg:height="0.193cm" svg:x="13.805cm" svg:y="0.436cm" svg:viewBox="0 0 98 194" svg:d="M1 179c-1 4-1 6-1 6 0 6 4 9 7 9 7 0 8-9 9-19 3-14 8-48 10-60 2 5 8 18 21 18 25 0 51-39 51-83 0-32-14-50-31-50-18 0-41 26-48 67zM47 126c-14 0-18-23-18-26 0-2 0-8 1-11 6-36 7-43 13-57 7-15 17-24 24-24 8 0 15 9 15 30 0 14-5 46-11 62-8 21-18 26-24 26z"><text:p/></draw:path><draw:path draw:style-name="gr3" draw:text-style-name="P22" svg:width="0.104cm" svg:height="0.011cm" svg:x="13.93cm" svg:y="0.384cm" svg:viewBox="0 0 105 12" svg:d="M98 12c3 0 7 0 7-5 0-7-4-7-7-7h-93c-1 0-5 0-5 7 0 5 4 5 5 5z"><text:p/></draw:path><draw:path draw:style-name="gr3" draw:text-style-name="P22" svg:width="0.056cm" svg:height="0.14cm" svg:x="14.075cm" svg:y="0.302cm" svg:viewBox="0 0 57 141" svg:d="M36 7c0-7-1-7-6-7-10 13-25 13-28 13h-2v10h2c3 0 12-1 20-6v105c0 8 0 10-14 10h-6v9c7-1 19-1 27-1 7 0 20 0 28 1v-9h-7c-14 0-14-2-14-10z"><text:p/></draw:path><draw:path draw:style-name="gr3" draw:text-style-name="P22" svg:width="0.049cm" svg:height="0.294cm" svg:x="14.184cm" svg:y="0.346cm" svg:viewBox="0 0 50 295" svg:d="M46 0c-36 40-46 103-46 147 0 42 8 107 46 148 2 0 4 0 4-2 0-3 0-3-2-5-26-36-35-87-35-141 0-79 20-118 36-140 1-1 1-2 1-3 0-4-2-4-4-4z"><text:p/></draw:path><draw:path draw:style-name="gr3" draw:text-style-name="P22" svg:width="0.165cm" svg:height="0.295cm" svg:x="14.265cm" svg:y="0.309cm" svg:viewBox="0 0 166 296" svg:d="M67 264l-38-115c0-3-1-5-3-5 0 0-1 0-3 2l-21 21c-2 3-2 4-2 6 0 1 2 3 2 3 2 0 2 0 4-2 3-3 8-9 10-11l42 127c2 5 2 6 5 6 1 0 4 0 5-6l96-277c2-3 2-5 2-6 0-5-3-7-4-7-3 0-5 2-6 6z"><text:p/></draw:path><draw:polygon draw:style-name="gr3" draw:text-style-name="P22" svg:width="0.108cm" svg:height="0.015cm" svg:x="14.426cm" svg:y="0.309cm" svg:viewBox="0 0 109 16" draw:points="54,16 0,16 0,0 109,0 109,16"><text:p/></draw:polygon><draw:path draw:style-name="gr3" draw:text-style-name="P22" svg:width="0.084cm" svg:height="0.196cm" svg:x="14.438cm" svg:y="0.375cm" svg:viewBox="0 0 85 197" svg:d="M85 143h-7c-1 7-2 24-5 27-1 1-16 1-19 1h-35c20-27 27-34 38-49 15-18 28-36 28-64 0-36-21-58-45-58s-40 26-40 53c0 15 8 17 10 17 5 0 10-5 10-16 0-5-1-16-11-16 6-21 19-27 28-27 20 0 30 23 30 47 0 26-13 45-19 57l-46 70c-2 3-2 4-2 12h79z"><text:p/></draw:path><draw:path draw:style-name="gr3" draw:text-style-name="P22" svg:width="0.085cm" svg:height="0.211cm" svg:x="14.546cm" svg:y="0.362cm" svg:viewBox="0 0 86 212" svg:d="M86 65c0-31-8-65-26-65-29 0-60 79-60 147 0 35 9 65 26 65 30 0 60-81 60-147zM22 101c10-65 26-93 38-93s12 33 12 39c0 12-2 29-5 54zM64 112c-5 32-10 47-15 62-6 15-13 30-23 30s-12-24-12-39c0-20 4-43 6-53z"><text:p/></draw:path><draw:path draw:style-name="gr3" draw:text-style-name="P22" svg:width="0.094cm" svg:height="0.061cm" svg:x="14.721cm" svg:y="0.358cm" svg:viewBox="0 0 95 62" svg:d="M73 38c-2 3-9 12-9 17 0 4 3 7 5 7s4-2 5-4c4-9 10-16 15-18 2-3 6-4 6-9s-3-6-4-7c-7-7-9-13-10-17 0-2-1-7-4-7-2 0-5 2-5 7s3 13 5 17h-69c-3 0-8 0-8 7s5 7 8 7z"><text:p/></draw:path><draw:path draw:style-name="gr3" draw:text-style-name="P22" svg:width="0.113cm" svg:height="0.193cm" svg:x="14.654cm" svg:y="0.436cm" svg:viewBox="0 0 114 194" svg:d="M1 179c-1 4-1 6-1 6 0 6 4 9 7 9 7 0 8-9 8-14 1-3 5-25 10-55 5 7 14 8 20 8 16 0 28-20 28-20 3 19 16 20 19 20 7 0 12-6 15-15 5-11 7-29 7-29 0-5-2-5-3-5-3 0-3 1-4 10-2 14-6 32-14 32-5 0-6-7-6-14 0-6 1-17 2-24 2-9 4-21 5-28l4-25c1-9 3-21 3-23 0-5-3-10-6-10-2 0-6 3-7 9-1 1-3 11-4 15l-4 26-6 37c-1 7-1 8-3 12-6 13-14 25-25 25-16 0-16-22-16-28 0-7 0-10 3-27 3-12 3-15 5-25l2-18c2-6 3-17 3-18 0-6-3-10-7-10-7 0-8 11-9 14z"><text:p/></draw:path><draw:path draw:style-name="gr3" draw:text-style-name="P22" svg:width="0.047cm" svg:height="0.143cm" svg:x="14.789cm" svg:y="0.472cm" svg:viewBox="0 0 48 144" svg:d="M42 10c0-6-2-10-6-10-3 0-9 6-9 12s3 10 6 10c5 0 9-6 9-12zM48 112c0-4-2-4-2-4-3 0-3 0-4 5-2 12-8 24-16 24-3 0-3-4-3-9 0-4 0-6 2-10 1-5 1-9 2-11 1-3 6-23 9-30 0-4 1-7 1-11 0-10-6-18-15-18-14 0-22 26-22 32 0 4 2 4 3 4 2 0 2-1 3-5 3-14 9-24 16-24 2 0 4 3 4 9 0 1 0 2-1 7-1 3-7 26-9 33-1 4-1 4-3 12-1 3-2 6-2 9 0 12 7 19 15 19 15 0 22-28 22-32z"><text:p/></draw:path><draw:path draw:style-name="gr3" draw:text-style-name="P22" svg:width="0.14cm" svg:height="0.217cm" svg:x="14.876cm" svg:y="0.385cm" svg:viewBox="0 0 141 218" svg:d="M75 116h59c2 0 7 0 7-7s-5-7-7-7h-59v-91c0-4 0-11-4-11-5 0-5 7-5 11v91h-59c-2 0-7 0-7 7s5 7 7 7h59v91c0 4 0 11 5 11 4 0 4-6 4-11z"><text:p/></draw:path><draw:path draw:style-name="gr3" draw:text-style-name="P22" svg:width="0.094cm" svg:height="0.061cm" svg:x="15.103cm" svg:y="0.358cm" svg:viewBox="0 0 95 62" svg:d="M73 38c-2 3-9 12-9 17 0 4 3 7 5 7s4-2 5-4c4-9 10-16 15-18 2-3 6-4 6-9s-3-6-4-7c-7-7-9-13-10-17 0-2-1-7-4-7-2 0-5 2-5 7s3 13 5 17h-69c-3 0-8 0-8 7s5 7 8 7z"><text:p/></draw:path><draw:path draw:style-name="gr3" draw:text-style-name="P22" svg:width="0.102cm" svg:height="0.133cm" svg:x="15.039cm" svg:y="0.436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7 10-21 22c-4-14-12-22-22-22-22 0-34 36-34 46 0 3 2 3 3 3 2 0 3-1 3-5 5-22 17-36 27-36 6 0 11 5 11 20 0 6-3 21-4 31z"><text:p/></draw:path><draw:path draw:style-name="gr3" draw:text-style-name="P22" svg:width="0.047cm" svg:height="0.143cm" svg:x="15.165cm" svg:y="0.472cm" svg:viewBox="0 0 48 144" svg:d="M42 10c0-6-2-10-6-10-3 0-9 6-9 12s3 10 6 10c5 0 9-6 9-12zM48 112c0-4-2-4-2-4-3 0-3 0-4 5-2 12-9 24-16 24-3 0-3-4-3-9 0-4 0-6 2-10 1-5 1-9 2-11 1-3 6-23 9-30 0-4 1-7 1-11 0-10-6-18-15-18-14 0-22 26-22 32 0 4 2 4 3 4 2 0 2-1 3-5 3-14 9-24 16-24 2 0 4 3 4 9 0 1 0 2-1 7-1 3-7 26-9 33-1 4-1 4-3 12-1 3-2 6-2 9 0 12 7 19 15 19 15 0 22-28 22-32z"><text:p/></draw:path><draw:path draw:style-name="gr3" draw:text-style-name="P22" svg:width="0.128cm" svg:height="0.015cm" svg:x="15.261cm" svg:y="0.488cm" svg:viewBox="0 0 129 16" svg:d="M122 16c3 0 7 0 7-9 0-7-3-7-7-7h-114c-3 0-8 0-8 7 0 9 5 9 8 9z"><text:p/></draw:path><draw:path draw:style-name="gr3" draw:text-style-name="P22" svg:width="0.094cm" svg:height="0.061cm" svg:x="15.491cm" svg:y="0.358cm" svg:viewBox="0 0 95 62" svg:d="M73 38c-2 3-9 12-9 17 0 4 3 7 5 7s4-2 5-4c4-9 10-16 15-18 2-3 6-4 6-9s-3-6-4-7c-7-7-9-13-10-17 0-2-1-7-5-7-1 0-4 2-4 7s3 13 4 17h-68c-3 0-8 0-8 7s5 7 8 7z"><text:p/></draw:path><draw:path draw:style-name="gr3" draw:text-style-name="P22" svg:width="0.102cm" svg:height="0.133cm" svg:x="15.419cm" svg:y="0.436cm" svg:viewBox="0 0 103 134" svg:d="M39 100c-3 9-9 26-19 26 0 0-6 0-10-4 8-4 9-14 9-16 0-8-4-12-8-12-6 0-11 8-11 19 0 14 11 21 20 21s16-8 22-21c4 15 15 21 22 21 23 0 34-37 34-45 0-5-3-5-3-5-3 0-3 2-4 6-3 20-15 36-26 36-8 0-12-8-12-19 0-9 5-35 11-69 3-22 12-30 18-30 0 0 6 0 10 4-5 4-8 11-8 17 0 7 4 12 7 12 5 0 12-6 12-19 0-17-12-22-21-22s-17 10-21 22c-4-14-12-22-22-22-22 0-34 36-34 46 0 3 2 3 3 3 2 0 3-1 3-5 5-22 17-36 27-36 6 0 11 5 11 20 0 6-2 21-4 31z"><text:p/></draw:path><draw:path draw:style-name="gr3" draw:text-style-name="P22" svg:width="0.064cm" svg:height="0.184cm" svg:x="15.539cm" svg:y="0.472cm" svg:viewBox="0 0 65 185" svg:d="M65 8c0-4-2-8-6-8-5 0-9 7-9 12 0 6 3 10 7 10s8-6 8-14zM36 151c-3 16-13 26-21 26-2 0-3-1-4-1 3-2 4-8 4-11 0-4-2-9-6-9-5 0-9 7-9 14 0 10 6 15 15 15 10 0 28-8 32-34l13-77c0-1 0-3 0-6 0-12-7-20-17-20-17 0-27 28-27 32s3 4 3 4c2 0 3-1 3-4 7-20 16-25 21-25s5 7 5 11 0 4 0 6z"><text:p/></draw:path><draw:path draw:style-name="gr3" draw:text-style-name="P22" svg:width="0.049cm" svg:height="0.294cm" svg:x="15.649cm" svg:y="0.346cm" svg:viewBox="0 0 50 295" svg:d="M4 0c-2 0-4 0-4 4 0 1 1 2 2 3 17 24 34 64 34 140 0 62-12 110-32 138-4 5-4 5-4 8 0 1 1 2 2 2 3 0 21-19 34-56 9-24 14-57 14-92 0-40-8-106-46-147z"><text:p/></draw:path><draw:path draw:style-name="gr3" draw:text-style-name="P22" svg:width="0.063cm" svg:height="0.421cm" svg:x="15.75cm" svg:y="0.428cm" svg:viewBox="0 0 64 422" svg:d="M64 211c0-32-4-84-18-132-17-51-41-79-44-79 0 0-2 2-2 4s0 3 5 10c28 41 43 108 43 197 0 72-10 146-44 199-4 6-4 7-4 8 0 3 2 4 2 4 3 0 28-29 44-83 14-45 18-92 18-128z"><text:p/></draw:path><draw:path draw:style-name="gr3" draw:text-style-name="P22" svg:width="0.129cm" svg:height="0.298cm" svg:x="15.85cm" svg:y="0.451cm" svg:viewBox="0 0 130 299" svg:d="M130 5c0-1 0-5-4-5s-29 4-35 5c-1 0-3 2-3 7 0 6 3 6 7 6 13 0 13 4 13 7v9l-17 99c-5-15-13-26-25-26-32 0-66 62-66 123 0 41 15 69 36 69 6 0 20-3 36-33 2 18 12 33 25 33 10 0 16-10 20-24 5-15 9-41 9-42 0-5-4-5-4-5-3 0-3 2-3 8-6 28-11 53-21 53-8 0-9-11-9-19 0-11 1-13 2-21zM73 242c-1 9-1 10-6 17-11 23-22 30-30 30-14 0-18-23-18-40 0-21 9-74 16-93 8-24 20-40 32-40 17 0 21 35 21 37 0 3 0 5-1 8z"><text:p/></draw:path><draw:path draw:style-name="gr3" draw:text-style-name="P22" svg:width="0.121cm" svg:height="0.083cm" svg:x="16.198cm" svg:y="0.443cm" svg:viewBox="0 0 122 84" svg:d="M98 50c-4 6-14 18-14 26 0 4 3 8 6 8 2 0 4-2 5-5 3-6 10-19 21-29 3 0 6-3 6-8 0-4-3-6-5-8-5-8-9-15-11-24-1-4-1-10-5-10s-6 6-6 8c0 4 3 17 6 26h-92c-4 0-9 0-9 8s5 8 9 8z"><text:p/></draw:path><draw:path draw:style-name="gr3" draw:text-style-name="P22" svg:width="0.147cm" svg:height="0.277cm" svg:x="15.99cm" svg:y="0.556cm" svg:viewBox="0 0 148 278" svg:d="M55 38c2-8 4-25 4-26 0-8-3-12-8-12-1 0-8 0-11 16l-39 244c-1 5-1 6-1 6 0 7 3 12 8 12 6 0 9-7 9-8 2-4 5-27 16-91 8 10 20 13 26 13 19 0 29-19 36-31 3 19 13 31 24 31 10 0 17-10 21-24 4-15 8-41 8-41 0-5-2-5-3-5-3 0-3 2-4 8-5 27-9 52-21 52-7 0-8-11-8-19 0-10 3-30 6-44l8-46c0-6 3-23 4-29 2-9 4-26 4-27 0-9-4-12-8-12-1 0-8 0-11 14l-13 79c-3 22-6 39-7 43 0 3-13 41-35 41-14 0-20-14-20-36 0-13 2-24 3-37z"><text:p/></draw:path><draw:path draw:style-name="gr3" draw:text-style-name="P22" svg:width="0.057cm" svg:height="0.198cm" svg:x="16.154cm" svg:y="0.612cm" svg:viewBox="0 0 58 199" svg:d="M53 12c0-5-2-12-7-12-6 0-11 7-11 17 0 5 2 11 8 11 5 0 10-9 10-16zM14 162c-1 3-2 7-2 13 0 13 8 24 18 24 20 0 28-41 28-44 0-4-2-4-3-4-2 0-2 1-4 5-4 24-12 35-20 35-4 0-5-4-5-11 0-6 2-11 3-18 3-9 4-16 7-24 1-6 8-35 9-37 1-3 1-7 1-10 0-14-7-25-18-25-19 0-28 41-28 46 0 3 2 3 3 3 3 0 3-2 4-5 5-26 13-36 20-36 3 0 6 3 6 10s-2 12-7 30z"><text:p/></draw:path><draw:path draw:style-name="gr3" draw:text-style-name="P22" svg:width="0.024cm" svg:height="0.091cm" svg:x="16.244cm" svg:y="0.773cm" svg:viewBox="0 0 25 92" svg:d="M19 30c0 16-2 35-14 54-2 1-3 2-3 4s3 4 3 4c3 0 20-24 20-60 0-18-5-32-14-32-6 0-11 7-11 17 0 9 5 18 11 18 5 0 8-5 8-5z"><text:p/></draw:path><draw:path draw:style-name="gr3" draw:text-style-name="P22" svg:width="0.174cm" svg:height="0.133cm" svg:x="16.296cm" svg:y="0.676cm" svg:viewBox="0 0 175 134" svg:d="M74 108c-1 5-3 14-3 17 0 7 4 9 7 9s6-3 7-7c1-2 3-12 3-18 2-6 3-19 5-26s2-13 3-21c2-12 2-13 6-21 6-16 16-33 30-33 11 0 12 14 12 21 0 18-8 50-12 63-1 9-2 11-2 16 0 16 8 26 18 26 19 0 27-40 27-45s-2-5-3-5c-2 0-2 2-3 6-5 23-13 36-20 36-5 0-5-4-5-11s1-11 4-24c2-9 11-41 11-57 0-5 0-17-8-27-3-3-8-7-18-7-17 0-27 17-33 30-2-25-16-30-25-30-16 0-27 16-32 26-2-19-14-26-21-26-8 0-13 10-15 17-5 9-7 27-7 29 0 3 2 3 3 3 3 0 3-1 5-8 3-18 6-33 14-33 4 0 6 6 6 15 0 6-2 17-3 25-2 7-3 20-5 26l-6 39c0 3-2 11-2 12 0 7 4 9 7 9s7-3 7-7c1-2 3-12 3-18 2-6 4-19 5-26 2-7 2-13 3-21 3-12 3-14 8-26 6-12 15-28 29-28 11 0 11 15 11 21 0 7 0 12-3 27z"><text:p/></draw:path><draw:path draw:style-name="gr3" draw:text-style-name="P22" svg:width="0.028cm" svg:height="0.045cm" svg:x="16.517cm" svg:y="0.699cm" svg:viewBox="0 0 29 46" svg:d="M29 23c0-12-6-23-14-23s-15 11-15 23c0 13 7 23 15 23s14-10 14-23z"><text:p/></draw:path><draw:path draw:style-name="gr3" draw:text-style-name="P22" svg:width="0.028cm" svg:height="0.045cm" svg:x="16.593cm" svg:y="0.699cm" svg:viewBox="0 0 29 46" svg:d="M29 23c0-12-6-23-14-23s-15 11-15 23c0 13 7 23 15 23s14-10 14-23z"><text:p/></draw:path><draw:path draw:style-name="gr3" draw:text-style-name="P22" svg:width="0.028cm" svg:height="0.045cm" svg:x="16.668cm" svg:y="0.699cm" svg:viewBox="0 0 29 46" svg:d="M29 23c0-12-6-23-14-23s-15 11-15 23c0 13 7 23 15 23s14-10 14-23z"><text:p/></draw:path><draw:path draw:style-name="gr3" draw:text-style-name="P22" svg:width="0.129cm" svg:height="0.298cm" svg:x="16.732cm" svg:y="0.451cm" svg:viewBox="0 0 130 299" svg:d="M130 5c0-1 0-5-4-5s-29 4-35 5c-1 0-3 2-3 7 0 6 3 6 7 6 13 0 13 4 13 7v9l-17 99c-5-15-13-26-25-26-32 0-66 62-66 123 0 41 15 69 36 69 6 0 20-3 36-33 2 18 12 33 25 33 10 0 16-10 20-24 5-15 9-41 9-42 0-5-4-5-4-5-3 0-3 2-3 8-6 28-11 53-21 53-8 0-9-11-9-19 0-11 1-13 2-21zM73 242c-1 9-1 10-6 17-11 23-22 30-30 30-14 0-18-23-18-40 0-21 10-74 16-93 8-24 20-40 32-40 17 0 21 35 21 37 0 3 0 5-1 8z"><text:p/></draw:path><draw:path draw:style-name="gr3" draw:text-style-name="P22" svg:width="0.121cm" svg:height="0.083cm" svg:x="17.037cm" svg:y="0.443cm" svg:viewBox="0 0 122 84" svg:d="M98 50c-4 6-14 18-14 26 0 4 3 8 6 8 2 0 4-2 5-5 3-6 10-19 21-29 3 0 6-3 6-8 0-4-3-6-5-8-5-8-9-15-11-24-1-4-1-10-5-10s-6 6-6 8c0 4 3 17 6 26h-92c-4 0-9 0-9 8s5 8 9 8z"><text:p/></draw:path><draw:path draw:style-name="gr3" draw:text-style-name="P22" svg:width="0.147cm" svg:height="0.277cm" svg:x="16.871cm" svg:y="0.556cm" svg:viewBox="0 0 148 278" svg:d="M55 38c2-8 4-25 4-26 0-8-3-12-8-12-1 0-8 0-11 16l-39 244c-1 5-1 6-1 6 0 7 3 12 8 12 6 0 9-7 9-8 2-4 5-27 16-91 8 10 20 13 26 13 19 0 29-19 36-31 3 19 13 31 24 31 10 0 17-10 21-24 4-15 8-41 8-41 0-5-2-5-3-5-3 0-3 2-4 8-5 27-9 52-21 52-7 0-8-11-8-19 0-10 3-30 6-44l8-46c0-6 3-23 4-29 2-9 4-26 4-27 0-9-4-12-8-12-1 0-8 0-11 14l-13 79c-3 22-6 39-7 43 0 3-13 41-35 41-14 0-20-14-20-36 0-13 2-24 3-37z"><text:p/></draw:path><draw:path draw:style-name="gr3" draw:text-style-name="P22" svg:width="0.057cm" svg:height="0.198cm" svg:x="17.036cm" svg:y="0.612cm" svg:viewBox="0 0 58 199" svg:d="M53 12c0-5-2-12-7-12-6 0-11 7-11 17 0 5 2 11 8 11 5 0 10-9 10-16zM14 162c-1 3-2 7-2 13 0 13 8 24 18 24 20 0 28-41 28-44 0-4-2-4-3-4-2 0-2 1-4 5-4 24-12 35-20 35-4 0-5-4-5-11 0-6 2-11 3-18 3-9 4-16 7-24 1-6 8-35 9-37 1-3 1-7 1-10 0-14-7-25-18-25-19 0-28 41-28 46 0 3 2 3 3 3 3 0 3-2 4-5 5-26 13-36 20-36 3 0 6 3 6 10s-2 12-7 30z"><text:p/></draw:path><draw:path draw:style-name="gr3" draw:text-style-name="P22" svg:width="0.024cm" svg:height="0.091cm" svg:x="17.125cm" svg:y="0.773cm" svg:viewBox="0 0 25 92" svg:d="M19 30c0 16-2 35-14 54-2 1-3 2-3 4s3 4 3 4c3 0 20-24 20-60 0-18-5-32-14-32-6 0-11 7-11 17 0 9 5 18 11 18 5 0 8-5 8-5z"><text:p/></draw:path><draw:path draw:style-name="gr3" draw:text-style-name="P22" svg:width="0.084cm" svg:height="0.196cm" svg:x="17.18cm" svg:y="0.612cm" svg:viewBox="0 0 85 197" svg:d="M85 143h-7c-1 7-2 24-5 27-1 1-16 1-19 1h-35c20-27 27-34 38-49 15-18 28-36 28-64 0-36-21-58-45-58s-40 26-40 53c0 15 8 17 10 17 5 0 10-5 10-16 0-5-1-16-11-16 6-21 19-27 28-27 20 0 30 23 30 47 0 26-13 45-19 57l-46 70c-2 3-2 4-2 12h79z"><text:p/></draw:path><draw:path draw:style-name="gr3" draw:text-style-name="P22" svg:width="0.129cm" svg:height="0.298cm" svg:x="17.301cm" svg:y="0.451cm" svg:viewBox="0 0 130 299" svg:d="M130 5c0-1 0-5-4-5s-29 4-35 5c-1 0-3 2-3 7 0 6 3 6 7 6 13 0 13 4 13 7l-1 9-16 99c-5-15-13-26-25-26-32 0-66 62-66 123 0 41 15 69 36 69 6 0 20-3 36-33 2 18 12 33 25 33 10 0 16-10 20-24 5-15 9-41 9-42 0-5-4-5-4-5-3 0-3 2-3 8-6 28-11 53-21 53-8 0-9-11-9-19 0-11 1-13 2-21zM73 242c-1 9-1 10-6 17-11 23-22 30-30 30-14 0-18-23-18-40 0-21 9-74 16-93 8-24 20-40 32-40 17 0 21 35 21 37 0 3 0 5-1 8z"><text:p/></draw:path><draw:path draw:style-name="gr3" draw:text-style-name="P22" svg:width="0.121cm" svg:height="0.083cm" svg:x="17.607cm" svg:y="0.443cm" svg:viewBox="0 0 122 84" svg:d="M98 50c-4 6-14 18-14 26 0 4 3 8 6 8 2 0 4-2 5-5 3-6 10-19 21-29 3 0 6-3 6-8 0-4-3-6-5-8-5-8-9-15-11-24-1-4-1-10-5-10s-6 6-6 8c0 4 3 17 6 26h-92c-4 0-9 0-9 8s5 8 9 8z"><text:p/></draw:path><draw:path draw:style-name="gr3" draw:text-style-name="P22" svg:width="0.147cm" svg:height="0.277cm" svg:x="17.44cm" svg:y="0.556cm" svg:viewBox="0 0 148 278" svg:d="M55 38c2-8 4-25 4-26 0-8-3-12-8-12-1 0-8 0-11 16l-39 244c-1 5-1 6-1 6 0 7 3 12 8 12 6 0 9-7 9-8 2-4 5-27 16-91 8 10 20 13 26 13 19 0 29-19 36-31 3 19 13 31 24 31 10 0 17-10 21-24 4-15 8-41 8-41 0-5-2-5-3-5-3 0-3 2-4 8-5 27-9 52-21 52-7 0-8-11-8-19 0-10 3-30 6-44l8-46c0-6 3-23 4-29 2-9 4-26 4-27 0-9-4-12-8-12-1 0-8 0-11 14l-13 79c-3 22-6 39-7 43 0 3-13 41-35 41-14 0-20-14-20-36 0-13 2-24 3-37z"><text:p/></draw:path><draw:path draw:style-name="gr3" draw:text-style-name="P22" svg:width="0.057cm" svg:height="0.198cm" svg:x="17.605cm" svg:y="0.612cm" svg:viewBox="0 0 58 199" svg:d="M53 12c0-5-2-12-7-12-6 0-11 7-11 17 0 5 2 11 8 11 5 0 10-9 10-16zM14 162c-1 3-2 7-2 13 0 13 8 24 18 24 20 0 28-41 28-44 0-4-2-4-3-4-2 0-2 1-4 5-4 24-12 35-20 35-4 0-5-4-5-11 0-6 2-11 3-18 3-9 4-16 7-24 1-6 8-35 9-37 1-3 1-7 1-10 0-14-7-25-18-25-19 0-28 41-28 46 0 3 2 3 3 3 3 0 3-2 4-5 5-26 13-36 20-36 3 0 6 3 6 10s-2 12-7 30z"><text:p/></draw:path><draw:path draw:style-name="gr3" draw:text-style-name="P22" svg:width="0.024cm" svg:height="0.091cm" svg:x="17.695cm" svg:y="0.773cm" svg:viewBox="0 0 25 92" svg:d="M19 30c0 16-2 35-14 54-2 1-3 2-3 4s3 4 3 4c3 0 20-24 20-60 0-18-5-32-14-32-6 0-11 7-11 17 0 9 5 18 11 18 5 0 8-5 8-5z"><text:p/></draw:path><draw:path draw:style-name="gr3" draw:text-style-name="P22" svg:width="0.069cm" svg:height="0.196cm" svg:x="17.759cm" svg:y="0.612cm" svg:viewBox="0 0 70 197" svg:d="M43 8c0-8 0-8-5-8-12 18-30 19-38 19v11c5 0 17 0 28-8v151c0 9 0 13-19 13h-7v11c3 0 27-2 34-2 6 0 30 2 34 2v-11h-7c-20 0-20-4-20-13z"><text:p/></draw:path></draw:g></text:p>
      <text:p text:style-name="P8"/>
      <text:p text:style-name="P17"><draw:g text:anchor-type="as-char" svg:y="-0.688cm" draw:z-index="18" draw:style-name="gr1"><svg:title>TexMaths</svg:title><svg:desc>12§display§Let\;\;\tau_{i,k} = \sqrt{\lambda_{k}}\mu_{i,k}
\implies
\vec{\tau_{i}} = \vec{\mu_{i}}\odot\vec{\sqrt{\lambda}}
\implies
\vec{\mu_{i}} = \vec{(\frac{1}{\sqrt{\lambda}})}\odot\vec{\tau_{i}}
\implies
d\vec{\mu_{i}} = \prod_{k=1}^{m}\frac{1}{\sqrt{\lambda_{k}}}d \vec{\tau_{i}}
= \frac{1}{\sqrt{|\rho^{-1}_{\vec{x_{d}}}|}}d\vec{\tau_{i}}
= \sqrt{|\rho_{\vec{x_{d}}}|}}d\vec{\tau_{i}}§svg§600§FALSE§</svg:desc><draw:polygon draw:style-name="gr2" draw:text-style-name="P21" svg:width="14.902cm" svg:height="1.407cm" svg:x="0.2cm" svg:y="0cm" svg:viewBox="0 0 14903 1408" draw:points="7451,1408 0,1408 0,0 14903,0 14903,1408"><text:p/></draw:polygon><draw:path draw:style-name="gr3" draw:text-style-name="P22" svg:width="0.185cm" svg:height="0.288cm" svg:x="0cm" svg:y="0.389cm" svg:viewBox="0 0 186 289" svg:d="M103 32c4-14 4-19 32-19 10 0 13 0 13-8 0-5-4-5-6-5-9 0-35 1-45 1-9 0-32-1-41-1-2 0-5 0-5 8 0 5 2 5 8 5 0 0 6 0 12 1 5 0 8 2 8 8 0 0 0 2-1 7l-41 228c-4 15-4 19-28 19-6 0-9 0-9 8 0 5 3 5 9 5h142c8 0 8 0 10-7l24-92c1-4 1-5 1-5 0-3-1-5-3-5-3 0-3 2-6 10-10 38-24 86-77 86h-29c-5 0-5 0-6 0-4 0-5-1-5-5 0-1 0-2 1-9z"><text:p/></draw:path><draw:path draw:style-name="gr3" draw:text-style-name="P22" svg:width="0.118cm" svg:height="0.191cm" svg:x="0.211cm" svg:y="0.491cm" svg:viewBox="0 0 119 192" svg:d="M44 89c8 0 31 0 47-10 22-12 23-37 23-43 0-19-12-36-33-36-34 0-81 41-81 115 0 43 18 77 48 77 45 0 71-46 71-50 0-3-2-5-4-5-1 0-2 0-4 5-24 40-58 40-62 40-24 0-26-36-26-49 0-5 0-18 4-44zM30 79c11-63 43-69 51-69 15 0 22 12 22 26 0 43-49 43-61 43z"><text:p/></draw:path><draw:path draw:style-name="gr3" draw:text-style-name="P22" svg:width="0.094cm" svg:height="0.269cm" svg:x="0.347cm" svg:y="0.413cm" svg:viewBox="0 0 95 270" svg:d="M57 96h29c6 0 9 0 9-8 0-5-3-5-9-5h-27c11-61 13-69 13-71 0-8-4-12-9-12-1 0-10 0-12 16l-13 67h-29c-6 0-9 0-9 7 0 6 3 6 9 6h27c-23 120-24 127-24 134 0 23 12 40 28 40 33 0 50-62 50-66s-3-4-4-4c-3 0-3 2-4 6-14 45-30 54-41 54-6 0-9-6-9-19 0-11 0-13 1-20z"><text:p/></draw:path><draw:path draw:style-name="gr3" draw:text-style-name="P22" svg:width="0.148cm" svg:height="0.187cm" svg:x="0.629cm" svg:y="0.496cm" svg:viewBox="0 0 149 188" svg:d="M82 25h53c3 0 14 0 14-14 0-11-7-11-12-11h-86c-6 0-19 0-32 20-10 16-19 35-19 38 0 1 0 4 3 4s4-2 6-4c15-33 32-33 38-33h26l-29 136c-2 5-4 14-4 15 0 5 2 12 9 12 10 0 12-13 12-18z"><text:p/></draw:path><draw:path draw:style-name="gr3" draw:text-style-name="P22" svg:width="0.065cm" svg:height="0.198cm" svg:x="0.766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027cm" svg:height="0.091cm" svg:x="0.867cm" svg:y="0.707cm" svg:viewBox="0 0 28 92" svg:d="M22 30c0 16-3 35-17 54-2 1-2 2-2 4s2 4 3 4c3 0 22-24 22-60 0-18-5-32-16-32-7 0-12 7-12 17 0 9 5 18 12 18 6 0 10-5 10-5z"><text:p/></draw:path><draw:path draw:style-name="gr3" draw:text-style-name="P22" svg:width="0.106cm" svg:height="0.208cm" svg:x="0.932cm" svg:y="0.533cm" svg:viewBox="0 0 107 209" svg:d="M52 8c0 0 0-3 0-4 0-2 0-4-3-4-4 0-23 2-28 2-2 0-4 2-4 8 0 4 2 4 6 4 9 0 9 3 9 4 0 2 0 4-1 7l-29 168c-2 5-2 6-2 6 0 5 3 10 8 10s8-6 9-12c0-3 10-54 11-58 16 3 28 9 28 24 0 1 0 3-1 6-1 5-1 6-1 10 0 20 13 30 23 30 22 0 28-45 28-46 0-3-3-3-4-3-2 0-3 1-4 7-3 13-8 33-19 33-6 0-7-7-7-15 0-5 0-5 1-13 0-2 1-6 1-10 0-25-26-30-35-30 6-6 14-16 18-20 10-15 22-28 33-28 4 0 6 0 7 4-9 1-10 10-10 15 0 7 3 12 8 12 6 0 13-7 13-19 0-10-6-22-18-22-11 0-23 14-34 27-9 12-16 21-25 26z"><text:p/></draw:path><draw:path draw:style-name="gr3" draw:text-style-name="P22" svg:width="0.204cm" svg:height="0.099cm" svg:x="1.169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28cm" svg:height="0.505cm" svg:x="1.51cm" svg:y="0.27cm" svg:viewBox="0 0 281 506" svg:d="M96 506c11 0 11 0 14-8l168-481c3-6 3-7 3-9 0-4-3-8-7-8s-6 4-7 8l-159 455-65-210-43 46 5 6 21-23z"><text:p/></draw:path><draw:polygon draw:style-name="gr3" draw:text-style-name="P22" svg:width="0.329cm" svg:height="0.017cm" svg:x="1.783cm" svg:y="0.27cm" svg:viewBox="0 0 330 18" draw:points="166,18 0,18 0,0 330,0 330,18"><text:p/></draw:polygon><draw:path draw:style-name="gr3" draw:text-style-name="P22" svg:width="0.151cm" svg:height="0.299cm" svg:x="1.8cm" svg:y="0.384cm" svg:viewBox="0 0 152 300" svg:d="M94 170c13 44 27 110 32 119 5 10 9 10 16 10h7c3-1 3-4 3-5s0-2-1-4c-2-4-5-10-7-19l-63-241c-6-24-23-30-37-30-2 0-6 0-6 5 0 2 2 3 2 3 11 4 13 6 21 35l30 114-86 117c-3 4-5 7-5 13 0 7 4 13 9 13s8-5 10-10z"><text:p/></draw:path><draw:path draw:style-name="gr3" draw:text-style-name="P22" svg:width="0.106cm" svg:height="0.208cm" svg:x="1.979cm" svg:y="0.533cm" svg:viewBox="0 0 107 209" svg:d="M52 8c0 0 0-3 0-4 0-2 0-4-3-4-4 0-23 2-28 2-2 0-4 2-4 8 0 4 2 4 6 4 9 0 9 3 9 4 0 2 0 4-1 7l-29 168c-2 5-2 6-2 6 0 5 3 10 8 10s8-6 9-12c0-3 10-54 11-58 16 3 28 9 28 24 0 1 0 3-1 6-1 5-1 6-1 10 0 20 13 30 24 30 21 0 27-45 27-46 0-3-3-3-4-3-2 0-3 1-4 7-3 13-8 33-19 33-6 0-7-7-7-15 0-5 0-5 1-13 0-2 1-6 1-10 0-25-26-30-35-30 6-6 14-16 18-20 10-15 22-28 33-28 4 0 6 0 7 4-9 1-10 10-10 15 0 7 3 12 8 12 6 0 13-7 13-19 0-10-6-22-18-22-11 0-23 14-34 27-9 12-16 21-25 26z"><text:p/></draw:path><draw:path draw:style-name="gr3" draw:text-style-name="P22" svg:width="0.166cm" svg:height="0.277cm" svg:x="2.123cm" svg:y="0.491cm" svg:viewBox="0 0 167 278" svg:d="M62 38c2-8 4-25 4-26 0-8-3-12-8-12-1 0-10 0-13 16l-44 244c-1 5-1 6-1 6 0 8 3 12 9 12 7 0 10-7 10-8 2-4 5-26 18-91 9 11 23 13 29 13 22 0 34-19 42-31 2 19 14 31 27 31 11 0 18-10 23-24s9-41 9-41c0-5-3-5-4-5-3 0-3 2-4 8-5 27-10 52-24 52-7 0-8-10-8-19s3-30 6-44l9-46c0-6 3-23 5-29 2-9 4-26 4-27 0-9-4-12-9-12-1 0-9 0-12 14l-15 79c-3 22-7 39-7 44 0 2-15 40-40 40-16 0-23-14-23-36 0-13 2-24 4-37z"><text:p/></draw:path><draw:path draw:style-name="gr3" draw:text-style-name="P22" svg:width="0.065cm" svg:height="0.198cm" svg:x="2.309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027cm" svg:height="0.091cm" svg:x="2.41cm" svg:y="0.707cm" svg:viewBox="0 0 28 92" svg:d="M22 30c0 16-3 35-17 54-2 1-2 2-2 4s2 4 3 4c3 0 22-24 22-60 0-18-5-32-16-32-7 0-12 7-12 17 0 9 5 18 12 18 6 0 10-5 10-5z"><text:p/></draw:path><draw:path draw:style-name="gr3" draw:text-style-name="P22" svg:width="0.106cm" svg:height="0.208cm" svg:x="2.475cm" svg:y="0.533cm" svg:viewBox="0 0 107 209" svg:d="M52 8c0 0 0-3 0-4 0-2 0-4-3-4-4 0-23 2-28 2-2 0-4 2-4 8 0 4 2 4 6 4 9 0 9 3 9 4 0 2 0 4-1 7l-29 168c-2 5-2 6-2 6 0 5 3 10 8 10s8-6 9-12c0-3 10-54 11-58 16 3 28 9 28 24 0 1 0 3-1 6-1 5-1 6-1 10 0 20 13 30 23 30 22 0 28-45 28-46 0-3-3-3-4-3-2 0-3 1-4 7-3 13-8 33-19 33-6 0-7-7-7-15 0-5 0-5 1-13 0-2 1-6 1-10 0-25-26-30-35-30 6-6 14-16 18-20 10-15 22-28 33-28 4 0 6 0 7 4-9 1-10 10-10 15 0 7 3 12 8 12 6 0 13-7 13-19 0-10-6-22-18-22-11 0-23 14-34 27-9 12-16 21-25 26z"><text:p/></draw:path><draw:path draw:style-name="gr3" draw:text-style-name="P22" svg:width="0.204cm" svg:height="0.099cm" svg:x="2.798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273cm" svg:height="0.232cm" svg:x="2.986cm" svg:y="0.455cm" svg:viewBox="0 0 274 233" svg:d="M207 84c12 14 29 26 39 32-12 6-27 18-39 33h-196c-6 0-11 0-11 8 0 9 5 9 10 9h183c-15 19-30 57-30 62s3 5 5 5 5 0 5-4c7-15 16-38 36-63 21-26 42-36 58-44 5-2 5-2 6-3 1 0 1-1 1-3 0-1 0-1 0-2l-2-1c0 0-1 0-6-4-42-15-73-55-89-101-4-8-5-8-9-8-2 0-5 0-5 5 0 6 14 42 30 62h-183c-5 0-10 0-10 9 0 8 5 8 11 8z"><text:p/></draw:path><draw:path draw:style-name="gr3" draw:text-style-name="P22" svg:width="0.136cm" svg:height="0.083cm" svg:x="3.521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48cm" svg:height="0.187cm" svg:x="3.454cm" svg:y="0.496cm" svg:viewBox="0 0 149 188" svg:d="M82 25h53c3 0 14 0 14-14 0-11-7-11-12-11h-86c-6 0-19 0-32 20-10 16-19 35-19 38 0 1 0 4 3 4s4-2 6-4c15-33 32-33 38-33h26l-29 136c-2 5-4 14-4 15 0 5 2 12 9 12 10 0 12-13 12-18z"><text:p/></draw:path><draw:path draw:style-name="gr3" draw:text-style-name="P22" svg:width="0.065cm" svg:height="0.198cm" svg:x="3.591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204cm" svg:height="0.099cm" svg:x="3.786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136cm" svg:height="0.083cm" svg:x="4.192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66cm" svg:height="0.277cm" svg:x="4.101cm" svg:y="0.491cm" svg:viewBox="0 0 167 278" svg:d="M62 38c2-8 4-25 4-26 0-8-3-12-8-12-1 0-10 0-13 16l-44 244c-1 5-1 6-1 6 0 8 3 12 9 12 7 0 10-7 10-8 2-4 5-26 18-91 9 11 23 13 29 13 22 0 34-19 42-31 2 19 14 31 27 31 11 0 18-10 23-24s9-41 9-41c0-5-3-5-4-5-3 0-3 2-4 8-5 27-10 52-24 52-7 0-8-10-8-19s3-30 6-44l9-46c0-6 3-23 5-29 2-9 4-26 4-27 0-9-4-12-9-12-1 0-9 0-12 14l-15 79c-3 22-7 39-7 44 0 2-15 40-40 40-16 0-23-14-23-36 0-13 2-24 4-37z"><text:p/></draw:path><draw:path draw:style-name="gr3" draw:text-style-name="P22" svg:width="0.065cm" svg:height="0.198cm" svg:x="4.287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204cm" svg:height="0.281cm" svg:x="4.465cm" svg:y="0.431cm" svg:viewBox="0 0 205 282" svg:d="M205 142c0-78-46-142-102-142-58 0-103 65-103 142 0 76 46 140 103 140s102-64 102-140zM103 271c-53 0-95-59-95-129 0-74 43-131 95-131 53 0 95 59 95 131s-43 129-95 129zM124 142c0-17-9-30-21-30s-21 14-21 30c0 15 9 28 21 28s21-14 21-28z"><text:p/></draw:path><draw:path draw:style-name="gr3" draw:text-style-name="P22" svg:width="0.136cm" svg:height="0.083cm" svg:x="4.929cm" svg:y="0.144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239cm" svg:height="0.421cm" svg:x="4.778cm" svg:y="0.279cm" svg:viewBox="0 0 240 422" svg:d="M97 378l-53-164c-3-6-5-6-6-6 0 0-1 0-5 2l-29 31c-4 4-4 6-4 6 0 3 1 5 3 5s7-5 10-10c3-1 7-6 10-9l61 182c2 7 4 7 7 7 4 0 5-2 8-7l140-398c1-6 1-7 1-9 0-4-2-8-6-8-2 0-5 2-7 8z"><text:p/></draw:path><draw:polygon draw:style-name="gr3" draw:text-style-name="P22" svg:width="0.179cm" svg:height="0.017cm" svg:x="5.011cm" svg:y="0.279cm" svg:viewBox="0 0 180 18" draw:points="90,18 0,18 0,0 180,0 180,18"><text:p/></draw:polygon><draw:path draw:style-name="gr3" draw:text-style-name="P22" svg:width="0.151cm" svg:height="0.299cm" svg:x="5.028cm" svg:y="0.384cm" svg:viewBox="0 0 152 300" svg:d="M94 170c13 44 27 110 33 119 4 10 8 10 15 10h7c3-1 3-4 3-5s0-2-1-4c-2-4-5-10-7-19l-63-241c-6-24-23-30-37-30-2 0-6 0-6 5 0 2 2 3 2 3 11 4 13 6 21 35l30 114-86 117c-3 4-5 7-5 13 0 7 4 13 9 13s8-5 10-10z"><text:p/></draw:path><draw:path draw:style-name="gr3" draw:text-style-name="P22" svg:width="0.204cm" svg:height="0.099cm" svg:x="5.378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273cm" svg:height="0.232cm" svg:x="5.566cm" svg:y="0.455cm" svg:viewBox="0 0 274 233" svg:d="M207 84c12 14 29 26 39 32-12 6-27 18-39 33h-196c-6 0-11 0-11 8 0 9 5 9 10 9h183c-15 19-30 57-30 62s3 5 5 5 5 0 5-4c7-15 16-38 36-63 21-26 42-36 58-44 5-2 5-2 6-3 1 0 1-1 1-3 0-1 0-1 0-2l-2-1c-1 0-1 0-6-4-42-15-73-55-89-101-4-8-5-8-9-8-2 0-5 0-5 5 0 6 14 42 30 62h-183c-5 0-10 0-10 9 0 8 5 8 11 8z"><text:p/></draw:path><draw:path draw:style-name="gr3" draw:text-style-name="P22" svg:width="0.136cm" svg:height="0.083cm" svg:x="6.126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66cm" svg:height="0.277cm" svg:x="6.036cm" svg:y="0.491cm" svg:viewBox="0 0 167 278" svg:d="M62 38c2-8 4-25 4-26 0-8-3-12-8-12-1 0-10 0-13 16l-44 244c-1 5-1 6-1 6 0 8 3 12 9 12 7 0 10-7 10-8 2-4 5-26 18-91 9 11 23 13 29 13 22 0 34-19 42-31 2 19 14 31 27 31 11 0 18-10 23-24s9-41 9-41c0-5-3-5-4-5-3 0-3 2-4 8-5 27-10 52-24 52-7 0-8-10-8-19s3-30 6-44l9-46c0-6 3-23 5-29 2-9 4-26 4-27 0-9-4-12-9-12-1 0-9 0-12 14l-15 79c-3 22-7 39-7 44 0 2-15 40-40 40-16 0-23-14-23-36 0-13 2-24 4-37z"><text:p/></draw:path><draw:path draw:style-name="gr3" draw:text-style-name="P22" svg:width="0.065cm" svg:height="0.198cm" svg:x="6.223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204cm" svg:height="0.099cm" svg:x="6.417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136cm" svg:height="0.083cm" svg:x="7.053cm" svg:y="0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071cm" svg:height="0.421cm" svg:x="6.755cm" svg:y="0.361cm" svg:viewBox="0 0 72 422" svg:d="M72 419c0-1 0-3-6-10-38-53-48-133-48-198 0-73 12-146 50-199 4-5 4-6 4-8 0-3-1-4-4-4-2 0-30 29-49 83-16 45-19 92-19 128 0 34 3 84 20 132 19 53 46 79 48 79 3 0 4-1 4-3z"><text:p/></draw:path><draw:path draw:style-name="gr3" draw:text-style-name="P22" svg:width="0.101cm" svg:height="0.281cm" svg:x="7.049cm" svg:y="0.11cm" svg:viewBox="0 0 102 282" svg:d="M64 11c0-10 0-11-8-11-19 26-46 26-56 26v15c6 0 24 0 40-12v219c0 16 0 21-28 21h-10v13c10-1 38-1 50-1 13 0 39 0 50 1v-13h-9c-28 0-29-5-29-21z"><text:p/></draw:path><draw:polygon draw:style-name="gr3" draw:text-style-name="P22" svg:width="0.434cm" svg:height="0.017cm" svg:x="6.881cm" svg:y="0.563cm" svg:viewBox="0 0 435 18" draw:points="219,18 0,18 0,0 435,0 435,18"><text:p/></draw:polygon><draw:path draw:style-name="gr3" draw:text-style-name="P22" svg:width="0.239cm" svg:height="0.421cm" svg:x="6.903cm" svg:y="0.647cm" svg:viewBox="0 0 240 422" svg:d="M97 378l-53-164c-3-6-5-6-6-6 0 0-1 0-5 2l-29 31c-4 4-4 6-4 6 0 3 1 5 3 5s7-5 10-10c3-1 7-6 10-9l61 182c2 7 4 7 7 7 4 0 5-2 8-7l140-398c1-6 1-7 1-9 0-4-2-8-6-8-2 0-5 2-7 8z"><text:p/></draw:path><draw:polygon draw:style-name="gr3" draw:text-style-name="P22" svg:width="0.179cm" svg:height="0.017cm" svg:x="7.136cm" svg:y="0.647cm" svg:viewBox="0 0 180 18" draw:points="90,18 0,18 0,0 180,0 180,18"><text:p/></draw:polygon><draw:path draw:style-name="gr3" draw:text-style-name="P22" svg:width="0.151cm" svg:height="0.299cm" svg:x="7.153cm" svg:y="0.731cm" svg:viewBox="0 0 152 300" svg:d="M94 170c13 44 27 110 33 119 4 10 8 10 15 10h7c3-1 3-4 3-5s0-2-1-4c-2-4-5-10-7-19l-63-241c-6-24-23-30-37-30-2 0-6 0-6 5 0 2 2 3 2 3 11 4 13 6 21 35l30 114-86 117c-3 4-5 7-5 13 0 7 4 13 9 13s8-5 10-10z"><text:p/></draw:path><draw:path draw:style-name="gr3" draw:text-style-name="P22" svg:width="0.071cm" svg:height="0.421cm" svg:x="7.37cm" svg:y="0.361cm" svg:viewBox="0 0 72 422" svg:d="M72 211c0-32-4-84-20-132-19-51-46-79-49-79-1 0-3 2-3 4s0 3 5 10c32 41 49 108 49 197 0 72-11 147-50 199-4 6-4 8-4 9 0 2 2 3 3 3 3 0 31-28 49-82 16-46 20-93 20-129z"><text:p/></draw:path><draw:path draw:style-name="gr3" draw:text-style-name="P22" svg:width="0.204cm" svg:height="0.281cm" svg:x="7.557cm" svg:y="0.431cm" svg:viewBox="0 0 205 282" svg:d="M205 142c0-78-46-142-102-142-58 0-103 65-103 142 0 76 46 140 103 140s102-64 102-140zM103 271c-53 0-95-59-95-129 0-74 43-131 95-131 53 0 95 59 95 131s-43 129-95 129zM124 142c0-17-9-30-21-30s-21 14-21 30c0 15 9 28 21 28s21-14 21-28z"><text:p/></draw:path><draw:path draw:style-name="gr3" draw:text-style-name="P22" svg:width="0.136cm" svg:height="0.083cm" svg:x="7.921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48cm" svg:height="0.187cm" svg:x="7.856cm" svg:y="0.496cm" svg:viewBox="0 0 149 188" svg:d="M82 25h53c3 0 14 0 14-14 0-11-7-11-12-11h-86c-6 0-19 0-32 20-10 16-19 35-19 38 0 1 0 4 3 4s4-2 6-4c15-33 32-33 38-33h26l-29 136c-2 5-4 14-4 15 0 5 2 12 9 12 10 0 12-13 12-18z"><text:p/></draw:path><draw:path draw:style-name="gr3" draw:text-style-name="P22" svg:width="0.065cm" svg:height="0.198cm" svg:x="7.992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204cm" svg:height="0.099cm" svg:x="8.272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273cm" svg:height="0.232cm" svg:x="8.46cm" svg:y="0.455cm" svg:viewBox="0 0 274 233" svg:d="M207 84c12 14 28 26 39 32-12 6-27 18-39 33h-196c-6 0-11 0-11 8 0 9 5 9 10 9h183c-15 19-30 57-30 62s3 5 5 5 5 0 5-4c7-15 16-38 36-63 21-26 42-36 58-44 5-2 5-2 6-3 1 0 1-1 1-3 0-1 0-1 0-2l-2-1c-1 0-1 0-6-4-42-15-73-55-89-101-4-8-5-8-9-8-2 0-5 0-5 5 0 6 14 42 30 62h-183c-5 0-10 0-10 9 0 8 5 8 11 8z"><text:p/></draw:path><draw:path draw:style-name="gr3" draw:text-style-name="P22" svg:width="0.146cm" svg:height="0.298cm" svg:x="8.932cm" svg:y="0.384cm" svg:viewBox="0 0 147 299" svg:d="M147 5c0-1 0-5-5-5-4 0-33 4-39 5-2 0-3 2-3 7 0 6 2 6 7 6 15 0 15 4 15 7l-1 9-18 99c-6-15-15-26-29-26-36 0-74 62-74 123 0 41 17 69 41 69 6 0 22-3 40-33 3 18 13 33 28 33 12 0 19-10 23-24 5-15 10-41 10-42 0-5-4-5-4-5-3 0-3 2-4 8-6 28-12 53-24 53-9 0-9-11-9-19 0-11 0-13 2-20zM82 242c-1 9-1 10-6 17-13 23-25 30-34 30-16 0-20-23-20-39 0-22 9-75 17-94 9-24 23-40 36-40 19 0 25 35 25 38 0 2-1 4-2 7z"><text:p/></draw:path><draw:path draw:style-name="gr3" draw:text-style-name="P22" svg:width="0.136cm" svg:height="0.083cm" svg:x="9.179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66cm" svg:height="0.277cm" svg:x="9.09cm" svg:y="0.491cm" svg:viewBox="0 0 167 278" svg:d="M62 38c2-8 4-25 4-26 0-8-3-12-8-12-1 0-10 0-13 16l-44 244c-1 5-1 6-1 6 0 8 3 12 9 12 7 0 10-7 10-8 2-4 5-26 18-91 9 11 23 13 29 13 22 0 34-19 42-31 2 19 14 31 27 31 11 0 18-10 23-24s9-41 9-41c0-5-3-5-4-5-3 0-3 2-4 8-5 27-10 52-24 52-7 0-8-10-8-19s3-30 6-44l9-46c0-6 3-23 5-29 2-9 4-26 4-27 0-9-4-12-9-12-1 0-9 0-12 14l-15 79c-3 22-7 39-7 44 0 2-15 40-40 40-16 0-23-14-23-36 0-13 2-24 4-37z"><text:p/></draw:path><draw:path draw:style-name="gr3" draw:text-style-name="P22" svg:width="0.065cm" svg:height="0.198cm" svg:x="9.276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204cm" svg:height="0.099cm" svg:x="9.47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197cm" svg:height="0.133cm" svg:x="9.902cm" svg:y="0.019cm" svg:viewBox="0 0 198 134" svg:d="M83 108c-1 5-3 14-3 17 0 7 5 9 8 9 4 0 7-3 8-7 1-2 4-12 4-18 1-6 3-19 5-26s3-13 3-21c3-12 3-13 7-21 7-16 18-33 34-33 13 0 14 14 14 21 0 18-10 50-14 63-1 9-2 11-2 16 0 16 9 26 20 26 22 0 31-40 31-45s-3-5-4-5c-3 0-3 2-3 6-6 23-14 36-23 36-5 0-5-4-5-11s0-11 4-24c3-9 12-41 12-57 0-5 0-17-9-27-3-3-9-7-20-7-19 0-30 17-37 30-3-25-18-30-28-30-19 0-31 16-37 26-2-19-15-26-24-26-8 0-14 10-16 17-5 9-8 27-8 29 0 3 3 3 3 3 4 0 4-1 6-8 3-18 7-33 15-33 6 0 7 6 7 15 0 6-1 17-3 25-2 7-4 20-5 26l-7 39c0 3-2 11-2 12 0 7 4 9 8 9 3 0 7-3 8-7 1-2 3-12 3-18 2-6 4-19 5-26 2-7 3-13 4-21 3-12 3-14 9-26 7-12 16-28 32-28 13 0 13 15 13 21 0 7 0 12-3 27z"><text:p/></draw:path><draw:path draw:style-name="gr3" draw:text-style-name="P22" svg:width="0.357cm" svg:height="0.591cm" svg:x="9.822cm" svg:y="0.276cm" svg:viewBox="0 0 358 592" svg:d="M358 592v-23c-41 0-49-19-49-47v-452c0-28 9-47 49-47v-23h-358v23c41 0 51 19 51 47v452c0 28-11 47-51 47v23h149v-23c-42 0-51-19-51-47v-499h162v499c0 28-9 47-49 47v23z"><text:p/></draw:path><draw:path draw:style-name="gr3" draw:text-style-name="P22" svg:width="0.106cm" svg:height="0.208cm" svg:x="9.793cm" svg:y="0.979cm" svg:viewBox="0 0 107 209" svg:d="M52 8c0 0 0-3 0-4 0-2 0-4-3-4-4 0-23 2-28 2-2 0-4 2-4 8 0 4 2 4 6 4 9 0 9 3 9 4 0 2 0 4-1 7l-29 168c-2 5-2 6-2 6 0 5 3 10 8 10s8-6 9-12c0-3 10-54 11-58 16 3 28 9 28 24 0 1 0 3-1 6-1 5-1 6-1 10 0 20 13 30 24 30 21 0 27-45 27-46 0-3-3-3-4-3-2 0-3 1-4 7-3 13-8 33-19 33-6 0-7-7-7-15 0-5 0-5 1-13 0-2 1-6 1-10 0-25-26-30-35-30 6-6 14-16 18-20 10-15 22-28 33-28 4 0 6 0 7 4-9 1-10 10-10 15 0 7 3 12 8 12 6 0 13-7 13-19 0-10-6-22-18-22-11 0-23 14-34 27-9 12-16 21-25 26z"><text:p/></draw:path><draw:path draw:style-name="gr3" draw:text-style-name="P22" svg:width="0.158cm" svg:height="0.079cm" svg:x="9.928cm" svg:y="1.07cm" svg:viewBox="0 0 159 80" svg:d="M151 14c3 0 8 0 8-7s-5-7-8-7h-143c-3 0-8 0-8 7s5 7 9 7zM151 80c3 0 8 0 8-7 0-8-5-8-8-8h-142c-4 0-9 0-9 8 0 7 5 7 8 7z"><text:p/></draw:path><draw:path draw:style-name="gr3" draw:text-style-name="P22" svg:width="0.078cm" svg:height="0.196cm" svg:x="10.126cm" svg:y="0.988cm" svg:viewBox="0 0 79 197" svg:d="M49 8c0-8-1-8-6-8-14 18-34 19-43 19v11c5 0 19 0 31-8v151c0 9 0 13-21 13h-8v11c3 0 30-1 38-1 7 0 34 1 39 1v-11h-8c-22 0-22-4-22-13z"><text:p/></draw:path><draw:path draw:style-name="gr3" draw:text-style-name="P22" svg:width="0.101cm" svg:height="0.281cm" svg:x="10.556cm" svg:y="0.11cm" svg:viewBox="0 0 102 282" svg:d="M64 11c0-10 0-11-8-11-19 26-46 26-56 26v15c6 0 24 0 40-12v219c0 16 0 21-28 21h-10v13c10-1 38-1 50-1 13 0 39 0 50 1v-13h-9c-28 0-29-5-29-21z"><text:p/></draw:path><draw:polygon draw:style-name="gr3" draw:text-style-name="P22" svg:width="0.586cm" svg:height="0.017cm" svg:x="10.312cm" svg:y="0.563cm" svg:viewBox="0 0 587 18" draw:points="294,18 0,18 0,0 587,0 587,18"><text:p/></draw:polygon><draw:path draw:style-name="gr3" draw:text-style-name="P22" svg:width="0.239cm" svg:height="0.421cm" svg:x="10.334cm" svg:y="0.647cm" svg:viewBox="0 0 240 422" svg:d="M97 378l-53-164c-3-6-5-6-6-6 0 0-1 0-5 2l-29 31c-4 4-4 6-4 6 0 3 1 5 3 5s7-5 10-10c3-1 7-6 10-9l61 182c2 7 4 7 7 7 4 0 5-2 8-7l140-398c1-6 1-7 1-9 0-4-2-8-6-8-2 0-5 2-7 8z"><text:p/></draw:path><draw:polygon draw:style-name="gr3" draw:text-style-name="P22" svg:width="0.329cm" svg:height="0.017cm" svg:x="10.568cm" svg:y="0.647cm" svg:viewBox="0 0 330 18" draw:points="166,18 0,18 0,0 330,0 330,18"><text:p/></draw:polygon><draw:path draw:style-name="gr3" draw:text-style-name="P22" svg:width="0.151cm" svg:height="0.299cm" svg:x="10.584cm" svg:y="0.698cm" svg:viewBox="0 0 152 300" svg:d="M94 170c13 44 27 110 33 119 4 10 8 10 15 10h7c3-1 3-4 3-5s0-2-1-4c-2-4-5-10-7-19l-63-241c-6-24-23-30-37-30-2 0-6 0-6 5 0 2 2 3 2 3 11 4 13 6 21 35l30 114-86 117c-3 4-5 7-5 13 0 7 4 13 9 13s8-5 10-10z"><text:p/></draw:path><draw:path draw:style-name="gr3" draw:text-style-name="P22" svg:width="0.106cm" svg:height="0.208cm" svg:x="10.764cm" svg:y="0.851cm" svg:viewBox="0 0 107 209" svg:d="M52 8c0 0 0-3 0-4 0-2 0-4-3-4-4 0-23 2-28 2-2 0-4 2-4 8 0 4 2 4 6 4 9 0 9 3 9 4 0 2 0 4-1 7l-29 168c-2 5-2 6-2 6 0 5 3 10 8 10s8-6 9-12c0-3 10-54 11-58 16 3 28 9 28 24 0 1 0 3-1 6-1 5-1 6-1 10 0 20 13 30 23 30 22 0 28-45 28-46 0-3-3-3-4-3-2 0-3 1-4 7-3 13-8 33-19 33-6 0-7-7-7-15 0-5 0-5 1-13 0-2 1-6 1-10 0-25-26-30-35-30 6-6 14-16 18-20 10-15 22-28 33-28 4 0 6 0 7 4-9 1-10 12-10 15 0 7 3 12 8 12 6 0 13-7 13-19 0-10-6-22-18-22-11 0-23 14-34 27-9 12-16 21-25 26z"><text:p/></draw:path><draw:path draw:style-name="gr3" draw:text-style-name="P22" svg:width="0.146cm" svg:height="0.298cm" svg:x="10.948cm" svg:y="0.384cm" svg:viewBox="0 0 147 299" svg:d="M147 5c0-1 0-5-5-5-4 0-33 4-39 5-2 0-3 2-3 7 0 6 2 6 7 6 15 0 15 4 15 7v9l-19 99c-6-15-15-26-29-26-36 0-74 62-74 123 0 41 17 69 41 69 6 0 22-3 40-33 3 18 13 33 28 33 12 0 19-10 23-24 5-15 10-41 10-42 0-5-4-5-4-5-3 0-3 2-4 8-6 28-12 53-24 53-9 0-9-11-9-19 0-11 0-13 2-20zM82 242c-1 9-1 10-6 17-13 23-25 30-34 30-16 0-20-23-20-39 0-22 10-75 17-94 9-24 23-40 36-40 20 0 25 35 25 38 0 2-1 4-2 7z"><text:p/></draw:path><draw:path draw:style-name="gr3" draw:text-style-name="P22" svg:width="0.136cm" svg:height="0.083cm" svg:x="11.169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48cm" svg:height="0.187cm" svg:x="11.104cm" svg:y="0.496cm" svg:viewBox="0 0 149 188" svg:d="M82 25h53c3 0 14 0 14-14 0-11-7-11-12-11h-86c-6 0-19 0-32 20-10 16-19 35-19 38 0 1 0 4 3 4s4-2 6-4c15-33 32-33 38-33h26l-29 136c-2 5-4 14-4 15 0 5 2 12 9 12 10 0 12-13 12-18z"><text:p/></draw:path><draw:path draw:style-name="gr3" draw:text-style-name="P22" svg:width="0.065cm" svg:height="0.198cm" svg:x="11.24cm" svg:y="0.545cm" svg:viewBox="0 0 66 199" svg:d="M60 12c0-5-2-12-8-12-7 0-13 7-13 17 0 5 3 11 9 11s12-9 12-16zM16 162c-1 4-2 7-2 13 0 13 9 24 20 24 23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204cm" svg:height="0.099cm" svg:x="11.434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101cm" svg:height="0.281cm" svg:x="12.212cm" svg:y="0.11cm" svg:viewBox="0 0 102 282" svg:d="M64 11c0-10 0-11-8-11-19 26-46 26-56 26v15c6 0 24 0 40-12v219c0 16 0 21-28 21h-10v13c10-1 38-1 50-1 13 0 39 0 50 1v-13h-9c-28 0-29-5-29-21z"><text:p/></draw:path><draw:polygon draw:style-name="gr3" draw:text-style-name="P22" svg:width="0.966cm" svg:height="0.017cm" svg:x="11.778cm" svg:y="0.563cm" svg:viewBox="0 0 967 18" draw:points="484,18 0,18 0,0 967,0 967,18"><text:p/></draw:polygon><draw:path draw:style-name="gr3" draw:text-style-name="P22" svg:width="0.28cm" svg:height="0.76cm" svg:x="11.812cm" svg:y="0.647cm" svg:viewBox="0 0 281 761" svg:d="M109 697l-66-317-43 69 5 6 21-34 70 340c11 0 11 0 14-11l169-733c2-6 2-9 2-9 0-4-3-8-7-8-5 0-6 6-7 11z"><text:p/></draw:path><draw:polygon draw:style-name="gr3" draw:text-style-name="P22" svg:width="0.659cm" svg:height="0.017cm" svg:x="12.085cm" svg:y="0.647cm" svg:viewBox="0 0 660 18" draw:points="330,18 0,18 0,0 660,0 660,18"><text:p/></draw:polygon><draw:path draw:style-name="gr3" draw:text-style-name="P22" svg:width="0.012cm" svg:height="0.421cm" svg:x="12.123cm" svg:y="0.826cm" svg:viewBox="0 0 13 422" svg:d="M13 16c0-9 0-16-7-16-6 0-6 7-6 16v391c0 8 0 15 6 15 7 0 7-7 7-15z"><text:p/></draw:path><draw:path draw:style-name="gr3" draw:text-style-name="P22" svg:width="0.144cm" svg:height="0.277cm" svg:x="12.18cm" svg:y="0.955cm" svg:viewBox="0 0 145 278" svg:d="M1 260c-1 5-1 6-1 6 0 8 3 12 9 12 7 0 10-7 10-8 2-4 12-61 20-107 6 17 16 29 31 29 36 0 75-60 75-122 0-46-20-70-42-70-30 0-63 42-72 94zM69 182c-22 0-26-33-26-37 0-2 2-11 2-17 9-46 13-62 19-78 13-32 29-40 38-40 12 0 22 12 22 40 0 24-9 72-17 92-11 27-26 40-38 40z"><text:p/></draw:path><draw:path draw:style-name="gr3" draw:text-style-name="P22" svg:width="0.145cm" svg:height="0.015cm" svg:x="12.354cm" svg:y="0.881cm" svg:viewBox="0 0 146 16" svg:d="M138 16c3 0 8 0 8-9 0-7-4-7-8-7h-129c-4 0-9 0-9 7 0 9 5 9 9 9z"><text:p/></draw:path><draw:path draw:style-name="gr3" draw:text-style-name="P22" svg:width="0.078cm" svg:height="0.196cm" svg:x="12.545cm" svg:y="0.766cm" svg:viewBox="0 0 79 197" svg:d="M49 8c0-8-1-8-6-8-14 18-34 19-43 19v11c5 0 19 0 31-8v151c0 9 0 13-21 13h-8v11c3 0 30-1 38-1 7 0 34 1 39 1v-11h-8c-22 0-22-4-22-13z"><text:p/></draw:path><draw:path draw:style-name="gr3" draw:text-style-name="P22" svg:width="0.106cm" svg:height="0.061cm" svg:x="12.427cm" svg:y="1.064cm" svg:viewBox="0 0 107 62" svg:d="M82 38c-2 3-9 12-9 17 0 4 2 7 5 7 2 0 4-2 5-4 5-9 12-16 18-18 2-3 6-4 6-9s-3-6-5-7c-7-7-9-13-10-17 0-2-2-7-5-7-2 0-6 2-6 7s4 13 6 17h-78c-4 0-9 0-9 7s5 7 9 7z"><text:p/></draw:path><draw:path draw:style-name="gr3" draw:text-style-name="P22" svg:width="0.115cm" svg:height="0.133cm" svg:x="12.34cm" svg:y="1.146cm" svg:viewBox="0 0 116 134" svg:d="M44 100c-3 9-10 26-21 26 0 0-7 0-12-4 9-4 10-14 10-16 0-8-4-12-9-12-6 0-12 8-12 19 0 14 12 21 23 21 10 0 18-8 24-21 5 15 18 21 26 21 25 0 37-37 37-45 0-5-2-5-3-5-3 0-3 2-4 6-4 20-17 36-30 36-8 0-13-8-13-19 0-9 6-35 12-69 4-22 14-30 21-30 0 0 7 0 11 4-6 4-9 11-9 17 0 7 4 12 8 12 5 0 13-6 13-19 0-17-14-22-23-22-11 0-20 10-24 22-4-14-14-22-25-22-25 0-39 36-39 46 0 3 3 3 4 3 2 0 3-1 3-5 6-22 19-36 31-36 7 0 12 5 12 20 0 6-2 21-4 31z"><text:p/></draw:path><draw:path draw:style-name="gr3" draw:text-style-name="P22" svg:width="0.088cm" svg:height="0.149cm" svg:x="12.486cm" svg:y="1.175cm" svg:viewBox="0 0 89 150" svg:d="M86 7c1-2 1-2 1-3 0-4-2-4-5-4l-19 2c-3 0-3 0-4 0 0 2-1 5-1 5 0 5 3 5 5 5 0 0 3 0 5 0 4 0 4 1 4 4 0 1-2 6-3 10l-7 40c-3-6-9-12-18-12-22 0-44 29-44 59 0 21 12 37 27 37 13 0 23-13 25-16 2 11 11 16 18 16 6 0 10-5 13-13 4-7 6-19 6-21 0-3-2-3-2-3-3 0-4 2-5 5-2 16-7 24-11 24-5 0-6-5-6-11 0-3 0-4 0-7zM52 119c0 3 0 3-3 8-5 9-14 15-22 15-4 0-13-4-13-21 0-11 3-32 9-43 7-12 14-18 21-18s14 6 15 19z"><text:p/></draw:path><draw:path draw:style-name="gr3" draw:text-style-name="P22" svg:width="0.012cm" svg:height="0.421cm" svg:x="12.696cm" svg:y="0.826cm" svg:viewBox="0 0 13 422" svg:d="M13 16c0-9 0-16-7-16-6 0-6 7-6 16v391c0 8 0 15 6 15 7 0 7-7 7-15z"><text:p/></draw:path><draw:path draw:style-name="gr3" draw:text-style-name="P22" svg:width="0.146cm" svg:height="0.298cm" svg:x="12.794cm" svg:y="0.384cm" svg:viewBox="0 0 147 299" svg:d="M147 5c0-1 0-5-5-5-4 0-33 4-39 5-2 0-3 2-3 7 0 6 2 6 7 6 15 0 15 4 15 7l-1 9-18 99c-6-15-15-26-29-26-36 0-74 62-74 123 0 41 17 69 41 69 6 0 22-3 40-33 3 18 13 33 28 33 12 0 19-10 23-24 5-15 10-41 10-42 0-5-4-5-4-5-3 0-3 2-4 8-6 28-12 53-24 53-9 0-9-11-9-19 0-11 0-13 2-20zM82 242c-1 9-1 10-6 17-13 23-25 30-34 30-16 0-20-23-20-39 0-22 9-75 17-94 9-24 23-40 36-40 19 0 25 35 25 38 0 2-1 4-2 7z"><text:p/></draw:path><draw:path draw:style-name="gr3" draw:text-style-name="P22" svg:width="0.136cm" svg:height="0.083cm" svg:x="13.015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48cm" svg:height="0.187cm" svg:x="12.95cm" svg:y="0.496cm" svg:viewBox="0 0 149 188" svg:d="M82 25h53c3 0 14 0 14-14 0-11-7-11-12-11h-86c-6 0-19 0-32 20-10 16-19 35-19 38 0 1 0 4 3 4s4-2 6-4c15-33 32-33 38-33h26l-29 136c-2 5-4 14-4 15 0 5 2 12 9 12 10 0 12-13 12-18z"><text:p/></draw:path><draw:path draw:style-name="gr3" draw:text-style-name="P22" svg:width="0.065cm" svg:height="0.198cm" svg:x="13.086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draw:path draw:style-name="gr3" draw:text-style-name="P22" svg:width="0.204cm" svg:height="0.099cm" svg:x="13.28cm" svg:y="0.522cm" svg:viewBox="0 0 205 100" svg:d="M194 17c5 0 11 0 11-9 0-8-6-8-10-8h-185c-5 0-10 0-10 8 0 9 5 9 10 9zM195 100c4 0 10 0 10-9 0-8-6-8-11-8h-184c-5 0-10 0-10 8 0 9 5 9 10 9z"><text:p/></draw:path><draw:path draw:style-name="gr3" draw:text-style-name="P22" svg:width="0.28cm" svg:height="0.76cm" svg:x="13.622cm" svg:y="0.156cm" svg:viewBox="0 0 281 761" svg:d="M109 697l-66-317-43 69 5 6 21-34 70 340c11 0 11 0 14-11l169-733c2-6 2-9 2-9 0-4-3-8-7-8-5 0-6 6-7 11z"><text:p/></draw:path><draw:polygon draw:style-name="gr3" draw:text-style-name="P22" svg:width="0.613cm" svg:height="0.017cm" svg:x="13.896cm" svg:y="0.156cm" svg:viewBox="0 0 614 18" draw:points="307,18 0,18 0,0 614,0 614,18"><text:p/></draw:polygon><draw:path draw:style-name="gr3" draw:text-style-name="P22" svg:width="0.012cm" svg:height="0.421cm" svg:x="13.931cm" svg:y="0.361cm" svg:viewBox="0 0 13 422" svg:d="M13 16c0-9 0-16-7-16-6 0-6 7-6 16v391c0 8 0 15 6 15 7 0 7-7 7-15z"><text:p/></draw:path><draw:path draw:style-name="gr3" draw:text-style-name="P22" svg:width="0.144cm" svg:height="0.277cm" svg:x="13.99cm" svg:y="0.491cm" svg:viewBox="0 0 145 278" svg:d="M1 260c-1 5-1 6-1 6 0 8 3 12 9 12 7 0 10-7 10-8 2-4 12-61 20-107 6 17 16 29 31 29 36 0 75-60 75-122 0-46-20-70-42-70-30 0-63 42-72 94zM69 182c-22 0-26-33-26-37 0-2 2-11 2-17 9-46 13-62 19-78 13-32 29-40 38-40 12 0 22 12 22 40 0 24-9 72-17 92-11 27-26 40-38 40z"><text:p/></draw:path><draw:path draw:style-name="gr3" draw:text-style-name="P22" svg:width="0.106cm" svg:height="0.061cm" svg:x="14.237cm" svg:y="0.532cm" svg:viewBox="0 0 107 62" svg:d="M82 38c-2 3-9 12-9 17 0 4 2 7 5 7 2 0 4-2 5-4 5-9 12-16 18-18 2-3 6-4 6-9s-3-6-5-7c-7-7-9-13-10-17 0-2-2-7-6-7-1 0-5 2-5 7s4 13 5 17h-77c-4 0-9 0-9 7s5 7 9 7z"><text:p/></draw:path><draw:path draw:style-name="gr3" draw:text-style-name="P22" svg:width="0.115cm" svg:height="0.133cm" svg:x="14.15cm" svg:y="0.613cm" svg:viewBox="0 0 116 134" svg:d="M44 100c-3 9-10 26-21 26 0 0-7 0-12-4 9-4 10-14 10-16 0-8-4-12-9-12-6 0-12 8-12 19 0 14 12 21 23 21 10 0 18-8 24-21 5 15 18 21 26 21 25 0 37-37 37-45 0-5-2-5-3-5-3 0-3 2-4 6-4 20-17 36-30 36-8 0-13-8-13-19 0-9 6-35 12-69 4-22 14-30 21-30 0 0 7 0 11 4-6 4-9 11-9 17 0 7 4 12 8 12 5 0 13-6 13-19 0-17-14-22-23-22-11 0-20 10-24 22-4-14-14-22-25-22-25 0-39 36-39 46 0 3 3 3 4 3 2 0 3-1 3-5 6-22 19-36 31-36 7 0 12 5 12 20 0 6-3 21-4 31z"><text:p/></draw:path><draw:path draw:style-name="gr3" draw:text-style-name="P22" svg:width="0.088cm" svg:height="0.149cm" svg:x="14.294cm" svg:y="0.642cm" svg:viewBox="0 0 89 150" svg:d="M86 7c1-2 1-2 1-3 0-4-2-4-5-4l-19 2c-3 0-3 0-4 0 0 2-1 5-1 5 0 5 3 5 5 5 0 0 3 0 5 0 4 0 4 1 4 4 0 1-2 6-3 10l-7 40c-3-6-9-12-18-12-22 0-44 29-44 59 0 21 12 37 27 37 13 0 23-13 25-16 2 11 11 16 18 16 6 0 10-5 13-13 4-7 6-19 6-21 0-3-2-3-2-3-3 0-4 2-5 5-2 16-7 24-11 24-5 0-6-5-6-11 0-3 0-4 0-7zM52 119c0 3 0 3-3 8-5 9-14 15-22 15-4 0-13-4-13-21 0-11 3-32 9-43 7-12 14-18 21-18s14 6 15 19z"><text:p/></draw:path><draw:path draw:style-name="gr3" draw:text-style-name="P22" svg:width="0.012cm" svg:height="0.421cm" svg:x="14.459cm" svg:y="0.361cm" svg:viewBox="0 0 13 422" svg:d="M13 16c0-9 0-16-7-16-6 0-6 7-6 16v391c0 8 0 15 6 15 7 0 7-7 7-15z"><text:p/></draw:path><draw:path draw:style-name="gr3" draw:text-style-name="P22" svg:width="0.146cm" svg:height="0.298cm" svg:x="14.521cm" svg:y="0.384cm" svg:viewBox="0 0 147 299" svg:d="M147 5c0-1 0-5-5-5-4 0-33 4-39 5-2 0-3 2-3 7 0 6 2 6 7 6 15 0 15 4 15 7l-1 9-18 99c-6-15-15-26-29-26-36 0-74 62-74 123 0 41 17 69 41 69 6 0 22-3 40-33 3 18 13 33 28 33 12 0 19-10 23-24 5-15 10-41 10-42 0-5-4-5-4-5-3 0-3 2-4 8-6 28-12 53-24 53-9 0-9-11-9-19 0-11 0-13 2-20zM82 242c-1 9-1 10-6 17-13 23-25 30-34 30-16 0-20-23-20-39 0-22 9-75 17-94 9-24 23-40 36-40 19 0 25 35 25 38 0 2-1 4-2 7z"><text:p/></draw:path><draw:path draw:style-name="gr3" draw:text-style-name="P22" svg:width="0.136cm" svg:height="0.083cm" svg:x="14.742cm" svg:y="0.376cm" svg:viewBox="0 0 137 84" svg:d="M110 50c-4 6-15 18-15 26 0 4 3 8 6 8s5-2 6-5c4-6 11-19 24-29 3 0 6-3 6-8 0-4-2-6-5-8-6-8-10-15-12-24-1-4-2-10-6-10-5 0-6 6-6 8 0 4 2 17 7 26h-105c-5 0-10 0-10 8s5 8 10 8z"><text:p/></draw:path><draw:path draw:style-name="gr3" draw:text-style-name="P22" svg:width="0.148cm" svg:height="0.187cm" svg:x="14.676cm" svg:y="0.496cm" svg:viewBox="0 0 149 188" svg:d="M82 25h53c3 0 14 0 14-14 0-11-7-11-12-11h-86c-6 0-19 0-32 20-10 16-19 35-19 38 0 1 0 4 3 4s4-2 6-4c15-33 32-33 38-33h26l-29 136c-2 5-4 14-4 15 0 5 2 12 9 12 10 0 12-13 12-18z"><text:p/></draw:path><draw:path draw:style-name="gr3" draw:text-style-name="P22" svg:width="0.065cm" svg:height="0.198cm" svg:x="14.812cm" svg:y="0.545cm" svg:viewBox="0 0 66 199" svg:d="M60 12c0-5-2-12-8-12-7 0-13 7-13 17 0 5 3 11 9 11s12-9 12-16zM16 162c-1 4-2 7-2 13 0 13 9 24 20 24 22 0 32-41 32-44 0-4-3-4-4-4-3 0-3 1-4 5-5 24-14 35-23 35-4 0-5-4-5-10 0-7 1-12 3-19 3-8 5-16 7-24 2-6 10-35 11-37 1-3 1-7 1-10 0-14-8-25-21-25-21 0-31 41-31 46 0 3 3 3 3 3 4 0 4-2 5-5 5-26 15-36 23-36 3 0 6 3 6 10s-2 12-7 30z"><text:p/></draw:path></draw:g></text:p>
      <text:p text:style-name="P9"/>
      <text:p text:style-name="P17"><draw:g text:anchor-type="as-char" svg:y="-0.743cm" draw:z-index="19" draw:style-name="gr1"><svg:title>TexMaths</svg:title><svg:desc>12§display§\implies
H(\vec{X_{d}}||\vec{X_{c}})
 = 
\sum_{\vec{x_{d}} \in \vec{X_{d}}}
\frac{\sqrt{2}|\theta_{\vec{x_{d}}}|p(\vec{X_{d}} = \vec{x_{d}})}{n_{\vec{x_{d}}}\sqrt{2^{m}\pi^{m}}}
\sum_{i=1}^{n_{\vec{x_{d}}}}
\int_{-\infty}^{\infty}}e^{-\tau_{i,1}^{2}}
\int_{-\infty}^{\infty}}e^{-\tau_{i,2}^{2}}
...
\int_{-\infty}^{\infty}}e^{-\tau_{i,m}^{2}}
log(\frac{p(\vec{X_{d}} = \vec{x_{d}})}{n_{\vec{x_{d}}}\sqrt{2^{m}\pi^{m}|\rho_{\vec{x_{d}}}|}}
\sum_{j=1}^{n_{\vec{x_{d}}}}e^{-\frac{1}{2}
(\sqrt{2}\theta(\vec{(\frac{1}{\sqrt{\lambda}})}\odot\vec{\tau_{i}}) + \vec{x_{i}}-\vec{x_{j}})^{T}
\rho^{-1}
(\sqrt{2}\theta(\vec{(\frac{1}{\sqrt{\lambda}})}\odot\vec{\tau_{i}})  + \vec{x_{i}} - \vec{x_{j}})})
d\vec{\tau_{i,m}}
...
d\vec{\tau_{i,2}}
d\vec{\tau_{i,1}}§svg§600§FALSE§</svg:desc><draw:polygon draw:style-name="gr2" draw:text-style-name="P21" svg:width="18.16cm" svg:height="1.373cm" svg:x="0cm" svg:y="0.003cm" svg:viewBox="0 0 18161 1374" draw:points="9080,1374 0,1374 0,0 18161,0 18161,1374"><text:p/></draw:polygon><draw:path draw:style-name="gr3" draw:text-style-name="P22" svg:width="0.159cm" svg:height="0.099cm" svg:x="0.014cm" svg:y="0.586cm" svg:viewBox="0 0 160 100" svg:d="M152 17c4 0 8 0 8-9 0-8-4-8-7-8h-145c-4 0-8 0-8 8 0 9 4 9 8 9zM153 100c3 0 7 0 7-9 0-8-4-8-8-8h-144c-4 0-8 0-8 8 0 9 4 9 8 9z"><text:p/></draw:path><draw:path draw:style-name="gr3" draw:text-style-name="P22" svg:width="0.213cm" svg:height="0.232cm" svg:x="0.16cm" svg:y="0.519cm" svg:viewBox="0 0 214 233" svg:d="M162 84c10 14 23 26 30 32-9 6-20 18-30 33h-153c-5 0-9 0-9 8s4 8 8 8h143c-11 20-24 58-24 63s3 5 4 5c2 0 4 0 4-4 6-16 13-38 29-64 16-25 32-35 45-43 4-2 4-2 4-3 1 0 1-1 1-3 0-1 0-1 0-2l-1-1c-1 0-1 0-5-4-33-15-57-55-70-101-3-8-3-8-7-8-1 0-4 0-4 5 0 6 12 42 24 62h-143c-4 0-8 0-8 9 0 8 4 8 9 8z"><text:p/></draw:path><draw:path draw:style-name="gr3" draw:text-style-name="P22" svg:width="0.202cm" svg:height="0.288cm" svg:x="0.53cm" svg:y="0.456cm" svg:viewBox="0 0 203 289" svg:d="M174 32c3-15 3-19 21-19 6 0 8 0 8-8 0-5-3-5-3-5-7 0-24 1-32 1-6 0-24-1-30-1-3 0-5 0-5 8 0 5 2 5 7 5 0 0 5 0 9 1 4 0 6 2 6 8 0 0 0 1 0 7l-15 103h-73l14-100c2-15 2-19 20-19 6 0 8 0 8-8 0-5-2-5-4-5-6 0-24 1-30 1-7 0-24-1-31-1-2 0-4 0-4 8 0 5 2 5 6 5 1 0 5 0 9 1 5 0 7 2 7 8 0 0 0 2-1 7l-32 228c-3 15-3 19-22 19-5 0-7 0-7 8 0 5 3 5 3 5 7 0 24-1 31-1 5 0 10 0 15 0 6 0 11 1 16 1 2 0 5 0 5-8 0-5-2-5-7-5-9 0-15 0-15-9 0-1 0-3 0-6l16-116h74c-10 70-16 110-16 116-3 15-8 15-22 15-4 0-6 0-6 8 0 5 3 5 3 5 7 0 24-1 30-1s11 0 17 0c4 0 10 1 15 1 2 0 5 0 5-8 0-5-3-5-7-5-9 0-16 0-16-9 0-1 1-3 1-6z"><text:p/></draw:path><draw:path draw:style-name="gr3" draw:text-style-name="P22" svg:width="0.055cm" svg:height="0.421cm" svg:x="0.764cm" svg:y="0.428cm" svg:viewBox="0 0 56 422" svg:d="M56 418c0-1 0-2-4-9-30-53-38-133-38-198 0-73 9-146 39-199 3-5 3-6 3-8 0-3-1-4-3-4s-24 29-38 83c-12 45-15 92-15 128 0 34 3 84 16 132 15 53 35 79 37 79s3-1 3-4z"><text:p/></draw:path><draw:path draw:style-name="gr3" draw:text-style-name="P22" svg:width="0.106cm" svg:height="0.083cm" svg:x="0.954cm" svg:y="0.332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97cm" svg:height="0.288cm" svg:x="0.84cm" svg:y="0.456cm" svg:viewBox="0 0 198 289" svg:d="M111 115l-21-84c-1-3-1-5-1-6 0-2 4-11 14-12 2-1 5-1 5-8 0-5-3-5-3-5-11 0-21 1-31 1-6 0-21-1-27-1-2 0-5 0-5 8 0 5 3 5 6 5 15 0 16 4 18 13l28 119-50 96-4 5c-11 21-22 29-35 30-3 0-5 0-5 8 0 1 0 5 3 5 7 0 15-1 23-1s18 1 27 1c1 0 4 0 4-8 0-5-2-5-3-5-2 0-10-1-10-13 0-6 4-14 7-20l24-45 22-42 25 101c0 4 1 6 1 7 0 2-5 11-14 12-3 0-5 0-5 8 0 5 3 5 4 5 6 0 23-1 30-1 6 0 21 1 27 1 1 0 5 0 5-8 0-5-3-5-4-5-17 0-18-1-22-19-9-39-25-106-30-130 16-30 41-81 49-92 7-10 16-21 30-22 3-1 5-1 5-8 0-1 0-5-2-5-8 0-15 1-23 1-9 0-18-1-27-1-2 0-4 0-4 8 0 4 1 4 2 5 2 0 10 1 10 13 0 5-2 11-5 15z"><text:p/></draw:path><draw:path draw:style-name="gr3" draw:text-style-name="P22" svg:width="0.086cm" svg:height="0.208cm" svg:x="1.043cm" svg:y="0.6cm" svg:viewBox="0 0 87 209" svg:d="M86 8c0 0 1-3 1-4 0-2-1-4-3-4-3 0-17 2-22 2 0 0-3 2-3 8 0 4 3 4 5 4 8 0 8 3 8 4 0 2-1 4-2 7l-8 67c-5-9-10-18-18-18-22 0-44 44-44 85 0 29 11 50 26 50 8 0 16-10 24-21 3 17 12 21 17 21 6 0 10-6 14-16 3-12 5-29 5-30 0-4-2-4-3-4-2 0-2 2-3 10-2 14-5 31-13 31-4 0-5-6-5-14 0-6 0-9 1-12zM51 169c-2 7-6 14-9 19-2 3-8 12-16 12-6 0-12-7-12-29 0-15 4-47 9-59 7-24 16-28 21-28 11 0 15 22 15 25 0 1 0 4-1 4z"><text:p/></draw:path><draw:path draw:style-name="gr3" draw:text-style-name="P22" svg:width="0.009cm" svg:height="0.421cm" svg:x="1.174cm" svg:y="0.428cm" svg:viewBox="0 0 10 422" svg:d="M10 16c0-9 0-16-5-16s-5 7-5 16v390c0 9 0 16 5 16s5-7 5-16z"><text:p/></draw:path><draw:path draw:style-name="gr3" draw:text-style-name="P22" svg:width="0.009cm" svg:height="0.421cm" svg:x="1.241cm" svg:y="0.428cm" svg:viewBox="0 0 10 422" svg:d="M10 16c0-9 0-16-5-16s-5 7-5 16v390c0 9 0 16 5 16s5-7 5-16z"><text:p/></draw:path><draw:path draw:style-name="gr3" draw:text-style-name="P22" svg:width="0.106cm" svg:height="0.083cm" svg:x="1.392cm" svg:y="0.332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97cm" svg:height="0.288cm" svg:x="1.285cm" svg:y="0.456cm" svg:viewBox="0 0 198 289" svg:d="M111 115l-21-84c-1-3-1-5-1-6 0-2 4-11 14-12 2-1 5-1 5-8 0-5-3-5-3-5-11 0-21 1-31 1-6 0-21-1-27-1-2 0-5 0-5 8 0 5 3 5 6 5 15 0 16 4 18 13l28 119-50 96-4 5c-11 21-22 29-35 30-3 0-5 0-5 8 0 1 0 5 3 5 7 0 15-1 23-1s18 1 27 1c1 0 4 0 4-8 0-5-2-5-3-5-2 0-10-1-10-13 0-6 4-14 7-20l24-45 22-42 25 101c0 4 1 6 1 7 0 2-5 11-14 12-3 0-5 0-5 8 0 5 3 5 4 5 6 0 23-1 30-1 6 0 21 1 27 1 1 0 5 0 5-8 0-5-3-5-4-5-17 0-18-1-22-19-9-39-25-106-30-130 16-30 41-81 49-92 7-10 16-21 30-22 3-1 5-1 5-8 0-1 0-5-2-5-8 0-15 1-23 1-9 0-18-1-27-1-2 0-4 0-4 8 0 4 1 4 2 5 2 0 10 1 10 13 0 5-2 11-5 15z"><text:p/></draw:path><draw:path draw:style-name="gr3" draw:text-style-name="P22" svg:width="0.072cm" svg:height="0.133cm" svg:x="1.489cm" svg:y="0.676cm" svg:viewBox="0 0 73 134" svg:d="M64 17c-7 2-9 9-9 17s4 12 7 12c4 0 9-5 9-20 0-20-13-26-22-26-26 0-49 41-49 83 0 25 10 51 31 51 29 0 42-30 42-33s-1-6-3-6c0 0-1 1-2 3-13 28-34 28-37 28-11 0-17-14-17-32 0-10 2-42 11-63 6-14 15-23 24-23 2 0 11 0 15 9z"><text:p/></draw:path><draw:path draw:style-name="gr3" draw:text-style-name="P22" svg:width="0.055cm" svg:height="0.421cm" svg:x="1.589cm" svg:y="0.428cm" svg:viewBox="0 0 56 422" svg:d="M56 211c0-32-3-84-16-132-14-51-35-79-38-79-1 0-2 2-2 4s0 3 4 10c25 41 38 108 38 197 0 72-8 146-39 199-3 6-3 7-3 8 0 3 1 4 2 4 3 0 25-29 39-83 12-45 15-92 15-128z"><text:p/></draw:path><draw:path draw:style-name="gr3" draw:text-style-name="P22" svg:width="0.159cm" svg:height="0.099cm" svg:x="1.75cm" svg:y="0.586cm" svg:viewBox="0 0 160 100" svg:d="M152 17c4 0 8 0 8-9 0-8-4-8-7-8h-145c-4 0-8 0-8 8 0 9 4 9 8 9zM153 100c3 0 7 0 7-9 0-8-4-8-8-8h-144c-4 0-8 0-8 8 0 9 4 9 8 9z"><text:p/></draw:path><draw:path draw:style-name="gr3" draw:text-style-name="P22" svg:width="0.32cm" svg:height="0.59cm" svg:x="2.129cm" svg:y="0.339cm" svg:viewBox="0 0 321 591" svg:d="M291 591l30-135h-6c-10 44-35 73-63 85-5 2-29 13-75 13h-146l124-252c1-2 2-5 2-7 0 0 0-1-2-6l-113-269h132c33 0 55 6 57 6 13 5 34 11 53 33 6 6 23 25 31 60h6l-30-119h-284c-6 0-6 0-7 2 0 2 0 10 0 15l127 306-124 255c-3 6-3 8-3 8 0 5 2 5 7 5z"><text:p/></draw:path><draw:path draw:style-name="gr3" draw:text-style-name="P22" svg:width="0.082cm" svg:height="0.061cm" svg:x="2.067cm" svg:y="1.12cm" svg:viewBox="0 0 83 62" svg:d="M64 38c-1 3-7 12-7 17 0 4 2 7 4 7s3-2 4-4c4-9 10-16 14-18 2-3 4-4 4-9s-2-6-3-7c-5-7-7-13-8-17 0-2-2-7-4-7s-4 2-4 7 2 13 4 17h-61c-3 0-7 0-7 7s4 7 7 7z"><text:p/></draw:path><draw:path draw:style-name="gr3" draw:text-style-name="P22" svg:width="0.09cm" svg:height="0.133cm" svg:x="1.999cm" svg:y="1.198cm" svg:viewBox="0 0 91 134" svg:d="M34 100c-2 9-7 26-16 26 0 0-6 0-9-4 7-4 7-14 7-16 0-8-2-12-6-12-5 0-10 8-10 19 0 14 10 21 18 21s14-8 19-21c4 15 14 21 20 21 20 0 29-37 29-45 0-5-2-5-2-5-3 0-3 2-3 6-4 20-14 36-24 36-6 0-10-8-10-19 0-9 4-35 9-69 4-22 11-30 17-30 0 0 5 0 8 4-4 4-6 11-6 17 0 7 2 12 6 12s10-6 10-19c0-17-11-22-18-22-9 0-15 10-19 22-3-14-11-22-20-22-19 0-30 36-30 46 0 3 2 3 3 3 2 0 3-1 3-5 4-22 15-36 24-36 5 0 9 5 9 20 0 6-1 21-3 31z"><text:p/></draw:path><draw:path draw:style-name="gr3" draw:text-style-name="P22" svg:width="0.069cm" svg:height="0.149cm" svg:x="2.111cm" svg:y="1.228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093cm" svg:height="0.193cm" svg:x="2.218cm" svg:y="1.161cm" svg:viewBox="0 0 94 194" svg:d="M87 103c3 0 7 0 7-6 0-8-4-8-7-8h-79c3-42 23-75 50-75h29c3 0 7 0 7-7s-4-7-7-7h-30c-31 0-57 43-57 97s26 97 57 97h30c3 0 7 0 7-8 0-6-4-6-7-6h-29c-27 0-47-34-50-77z"><text:p/></draw:path><draw:path draw:style-name="gr3" draw:text-style-name="P22" svg:width="0.082cm" svg:height="0.061cm" svg:x="2.431cm" svg:y="1.046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148cm" svg:height="0.202cm" svg:x="2.339cm" svg:y="1.131cm" svg:viewBox="0 0 149 203" svg:d="M86 89l15-28c22-37 29-49 44-50 2 0 4 0 4-6 0-4-2-5-3-5-4 0-11 1-15 1s-15-1-20-1c-1 0-3 1-3 7 0 0 0 4 3 4 1 0 5 1 5 7 0 4-2 8-4 13-1 1-23 39-29 49l-17-58c0 0-1-3-1-4s3-6 9-7c1 0 4 0 4-7 0 0-1-4-3-4-4 0-8 1-11 1-4 0-8 0-11 0-4 0-8 0-11 0-2 0-6-1-8-1s-5 0-5 7c0 4 2 4 5 4 10 0 11 2 13 8l23 83-8 16c-4 6-12 19-15 23-21 38-28 50-43 51-3 0-4 0-4 7 0 0 1 4 2 4 5 0 11-2 16-2 3 0 7 0 10 0s7 2 10 2c0 0 3 0 3-6 0-5-1-5-3-5-1 0-5-1-5-7 0-5 2-10 6-16l34-59 21 70c0 3 0 5 0 5 0 1-2 6-8 7-2 0-4 0-4 7 0 0 0 4 3 4s7-2 11-2 7 0 11 0c3 0 7 0 10 0s7 2 10 2c0 0 3 0 3-8 0-3-3-3-5-3-10 0-11-3-12-9z"><text:p/></draw:path><draw:path draw:style-name="gr3" draw:text-style-name="P22" svg:width="0.069cm" svg:height="0.149cm" svg:x="2.5cm" svg:y="1.228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187cm" svg:height="0.421cm" svg:x="2.675cm" svg:y="0.092cm" svg:viewBox="0 0 188 422" svg:d="M76 378l-42-165c-2-6-3-6-4-6 0 0-1 0-4 3l-23 31c-3 4-3 6-3 6 0 2 1 5 2 5 2 0 6-5 8-10 2-1 6-6 8-9l48 182c1 7 3 7 5 7 4 0 4-2 6-7l110-398c1-6 1-7 1-9 0-4-2-8-5-8-2 0-4 2-5 8z"><text:p/></draw:path><draw:polygon draw:style-name="gr3" draw:text-style-name="P22" svg:width="0.12cm" svg:height="0.017cm" svg:x="2.858cm" svg:y="0.092cm" svg:viewBox="0 0 121 18" draw:points="60,18 0,18 0,0 121,0 121,18"><text:p/></draw:polygon><draw:path draw:style-name="gr3" draw:text-style-name="P22" svg:width="0.095cm" svg:height="0.281cm" svg:x="2.87cm" svg:y="0.175cm" svg:viewBox="0 0 96 282" svg:d="M18 249l26-44c38-59 52-80 52-122 0-49-21-83-51-83-27 0-45 40-45 77 0 23 12 23 12 23 5 0 13-5 13-22 0-11-4-23-13-23-2 0-2 0-2 1 5-27 18-43 32-43 22 0 33 34 33 70 0 33-13 67-26 92l-46 91c-3 5-3 5-3 16h90l6-73h-6c-1 12-2 31-4 37-3 3-19 3-24 3z"><text:p/></draw:path><draw:path draw:style-name="gr3" draw:text-style-name="P22" svg:width="0.009cm" svg:height="0.421cm" svg:x="3.006cm" svg:y="0.138cm" svg:viewBox="0 0 10 422" svg:d="M10 16c0-9 0-16-5-16s-5 7-5 16v390c0 9 0 16 5 16s5-7 5-16z"><text:p/></draw:path><draw:path draw:style-name="gr3" draw:text-style-name="P22" svg:width="0.099cm" svg:height="0.302cm" svg:x="3.055cm" svg:y="0.161cm" svg:viewBox="0 0 100 303" svg:d="M100 86c0-27-5-86-30-86-33 0-70 119-70 216 0 41 7 87 29 87 34 0 71-122 71-217zM26 145c3-27 8-61 18-91 7-22 16-44 26-44 13 0 13 26 13 50 0 22-1 43-7 85zM74 158c-3 19-8 55-17 85-8 29-17 51-28 51-8 0-13-13-13-52 0-18 2-43 7-84z"><text:p/></draw:path><draw:path draw:style-name="gr3" draw:text-style-name="P22" svg:width="0.082cm" svg:height="0.061cm" svg:x="3.234cm" svg:y="0.315cm" svg:viewBox="0 0 83 62" svg:d="M64 38c-1 3-7 12-7 17 0 4 2 7 4 7s3-2 4-4c4-9 10-16 14-18 2-3 4-4 4-9s-2-6-3-7c-5-7-7-13-8-17 0-2-2-7-4-7s-4 2-4 7 2 13 4 17h-61c-3 0-7 0-7 7s4 7 7 7z"><text:p/></draw:path><draw:path draw:style-name="gr3" draw:text-style-name="P22" svg:width="0.09cm" svg:height="0.133cm" svg:x="3.166cm" svg:y="0.392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1 21-3 31z"><text:p/></draw:path><draw:path draw:style-name="gr3" draw:text-style-name="P22" svg:width="0.069cm" svg:height="0.149cm" svg:x="3.279cm" svg:y="0.425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009cm" svg:height="0.421cm" svg:x="3.409cm" svg:y="0.138cm" svg:viewBox="0 0 10 422" svg:d="M10 16c0-9 0-16-5-16s-5 7-5 16v390c0 9 0 16 5 16s5-7 5-16z"><text:p/></draw:path><draw:path draw:style-name="gr3" draw:text-style-name="P22" svg:width="0.125cm" svg:height="0.268cm" svg:x="3.439cm" svg:y="0.272cm" svg:viewBox="0 0 126 269" svg:d="M18 239c-2 14-2 18-13 18-2 0-5 0-5 7 0 3 1 5 3 5 7 0 13-2 20-2 8 0 17 2 24 2 2 0 4 0 4-8 0-4-2-4-5-4-12 0-12-4-12-8 0-6 10-74 11-84 4 11 10 27 23 27 28 0 58-62 58-124 0-40-14-68-32-68-12 0-24 16-32 31-2-23-13-31-22-31-11 0-15 17-17 24-5 14-8 41-8 41 0 5 3 5 3 5 3 0 3 0 5-10 3-30 8-50 17-50 4 0 7 2 7 19 0 9 0 14-2 21zM62 55c1-12 8-24 12-30 8-13 15-15 19-15 10 0 16 14 16 39s-8 73-13 90c-8 29-19 43-28 43-17 0-19-36-19-37s0-2 0-7z"><text:p/></draw:path><draw:path draw:style-name="gr3" draw:text-style-name="P22" svg:width="0.055cm" svg:height="0.421cm" svg:x="3.591cm" svg:y="0.138cm" svg:viewBox="0 0 56 422" svg:d="M56 418c0-1 0-2-4-9-30-53-38-133-38-198 0-73 9-146 39-199 3-5 3-6 3-8 0-3-1-4-3-4s-24 29-38 83c-12 45-15 92-15 128 0 34 3 84 16 132 15 53 35 79 37 79s3-1 3-4z"><text:p/></draw:path><draw:path draw:style-name="gr3" draw:text-style-name="P22" svg:width="0.106cm" svg:height="0.083cm" svg:x="3.782cm" svg:y="0.048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97cm" svg:height="0.288cm" svg:x="3.667cm" svg:y="0.171cm" svg:viewBox="0 0 198 289" svg:d="M111 115l-21-84c-1-3-1-5-1-6 0-2 4-11 14-12 2-1 5-1 5-8 0-5-3-5-3-5-11 0-21 1-31 1-6 0-21-1-27-1-2 0-5 0-5 8 0 5 3 5 6 5 15 0 16 4 18 13l28 119-50 96-4 5c-11 21-22 29-35 30-3 0-5 0-5 8 0 1 0 5 3 5 7 0 15-1 23-1s18 1 27 1c1 0 4 0 4-8 0-5-2-5-3-5-2 0-10-1-10-13 0-6 4-14 7-20l24-45 22-42 25 101c0 4 1 6 1 7 0 2-5 11-14 12-3 0-5 0-5 8 0 5 3 5 4 5 6 0 23-1 30-1 6 0 21 1 27 1 1 0 5 0 5-8 0-5-3-5-4-5-17 0-18-1-22-19-9-39-25-106-30-130 16-30 41-81 49-92 7-10 16-21 30-22 3-1 5-1 5-8 0-1 0-5-2-5-8 0-15 1-23 1-9 0-18-1-27-1-2 0-4 0-4 8 0 4 1 4 2 5 2 0 10 1 10 13 0 5-2 11-5 15z"><text:p/></draw:path><draw:path draw:style-name="gr3" draw:text-style-name="P22" svg:width="0.086cm" svg:height="0.208cm" svg:x="3.871cm" svg:y="0.317cm" svg:viewBox="0 0 87 209" svg:d="M86 8c0 0 1-3 1-4 0-2-1-4-3-4-3 0-17 2-21 2-1 0-4 2-4 8 0 4 3 4 5 4 8 0 8 3 8 4 0 2-1 4-2 7l-8 67c-5-9-10-18-18-18-22 0-44 44-44 85 0 29 11 50 26 50 8 0 16-10 24-21 3 17 13 21 17 21 6 0 10-6 14-16 3-12 5-29 5-30 0-4-2-4-3-4-2 0-2 2-3 10-2 14-5 31-13 31-4 0-5-6-5-14 0-6 0-9 1-12zM51 169c-2 7-6 14-9 19-2 3-8 12-16 12-6 0-12-7-12-29 0-15 4-47 9-59 7-24 16-28 21-28 12 0 15 22 15 25 0 1 0 4-1 4z"><text:p/></draw:path><draw:path draw:style-name="gr3" draw:text-style-name="P22" svg:width="0.159cm" svg:height="0.099cm" svg:x="4.053cm" svg:y="0.302cm" svg:viewBox="0 0 160 100" svg:d="M152 17c4 0 8 0 8-9 0-8-4-8-7-8h-145c-4 0-8 0-8 8 0 9 4 9 8 9zM153 100c3 0 7 0 7-9 0-8-4-8-8-8h-144c-4 0-8 0-8 8 0 9 4 9 8 9z"><text:p/></draw:path><draw:path draw:style-name="gr3" draw:text-style-name="P22" svg:width="0.106cm" svg:height="0.083cm" svg:x="4.383cm" svg:y="0.157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19cm" svg:height="0.191cm" svg:x="4.3cm" svg:y="0.272cm" svg:viewBox="0 0 120 192" svg:d="M74 60c1-12 7-50 23-50 2 0 8 0 12 4-6 3-11 14-11 23 0 7 3 16 9 16s13-7 13-25c0-22-14-28-22-28-15 0-23 22-25 32-7-28-20-32-26-32-26 0-39 55-39 65 0 5 2 5 2 5 2 0 3 0 4-5 8-45 24-55 32-55 5 0 13 3 13 27 0 13-4 42-13 101-4 27-12 44-23 44-2 0-7 0-12-5 6-2 12-12 12-22 0-12-6-16-10-16-7 0-13 12-13 25 0 19 12 28 23 28 16 0 24-30 25-33 3 16 12 33 26 33 25 0 39-55 39-65 0-5-2-5-3-5-2 0-3 2-3 5-8 46-25 55-32 55-10 0-13-13-13-27 0-10 1-18 4-37z"><text:p/></draw:path><draw:path draw:style-name="gr3" draw:text-style-name="P22" svg:width="0.086cm" svg:height="0.208cm" svg:x="4.441cm" svg:y="0.317cm" svg:viewBox="0 0 87 209" svg:d="M86 8c0 0 1-3 1-4 0-2-1-4-3-4-3 0-17 2-21 2-1 0-4 2-4 8 0 4 3 4 5 4 8 0 8 3 8 4 0 2-1 4-2 7l-8 67c-5-9-10-18-18-18-22 0-44 44-44 85 0 29 11 50 26 50 8 0 16-10 24-21 3 17 13 21 17 21 6 0 10-6 14-16 3-12 5-29 5-30 0-4-2-4-3-4-2 0-2 2-3 10-2 14-5 31-13 31-4 0-5-6-5-14 0-6 0-9 1-12zM51 169c-2 7-6 14-9 19-2 3-8 12-16 12-6 0-12-7-12-29 0-15 4-47 9-59 7-24 16-28 21-28 12 0 15 22 15 25 0 1 0 4-1 4z"><text:p/></draw:path><draw:path draw:style-name="gr3" draw:text-style-name="P22" svg:width="0.055cm" svg:height="0.421cm" svg:x="4.556cm" svg:y="0.138cm" svg:viewBox="0 0 56 422" svg:d="M56 211c0-32-3-84-16-132-14-51-35-79-38-79-1 0-2 2-2 4s0 3 4 10c25 41 38 108 38 197 0 72-8 146-39 199-3 6-3 7-3 8 0 3 1 4 2 4 3 0 25-29 39-83 12-45 15-92 15-128z"><text:p/></draw:path><draw:polygon draw:style-name="gr3" draw:text-style-name="P22" svg:width="1.978cm" svg:height="0.017cm" svg:x="2.658cm" svg:y="0.63cm" svg:viewBox="0 0 1979 18" draw:points="989,18 0,18 0,0 1979,0 1979,18"><text:p/></draw:polygon><draw:path draw:style-name="gr3" draw:text-style-name="P22" svg:width="0.13cm" svg:height="0.191cm" svg:x="3.055cm" svg:y="0.893cm" svg:viewBox="0 0 131 192" svg:d="M14 162c0 7-2 17-2 18 0 8 3 12 7 12 3 0 7-4 9-12 1 0 3-21 5-31l5-39c2-8 3-18 4-27s3-21 3-22c4-13 17-51 39-51 11 0 13 15 13 30 0 25-11 80-15 97-2 10-3 15-3 20 0 20 9 35 20 35 23 0 32-61 32-65 0-5-2-5-3-5-3 0-3 2-3 9-6 28-13 51-25 51-4 0-6-3-6-13 0-11 2-22 5-31 4-22 14-68 14-92 0-29-10-46-27-46-22 0-35 26-38 36-1-23-11-36-23-36-11 0-15 17-18 24-4 14-7 40-7 41 0 5 2 5 3 5 2 0 2 0 4-10 4-30 9-50 18-50 4 0 7 4 7 19 0 8-1 13-3 36z"><text:p/></draw:path><draw:path draw:style-name="gr3" draw:text-style-name="P22" svg:width="0.082cm" svg:height="0.061cm" svg:x="3.269cm" svg:y="0.934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9cm" svg:height="0.133cm" svg:x="3.201cm" svg:y="1.016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2 21-3 31z"><text:p/></draw:path><draw:path draw:style-name="gr3" draw:text-style-name="P22" svg:width="0.069cm" svg:height="0.149cm" svg:x="3.314cm" svg:y="1.041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187cm" svg:height="0.421cm" svg:x="3.431cm" svg:y="0.713cm" svg:viewBox="0 0 188 422" svg:d="M76 378l-42-165c-2-6-3-6-4-6 0 0-1 0-4 3l-23 31c-3 4-3 6-3 6 0 2 1 5 2 5 2 0 6-5 8-10 2-1 6-6 8-9l48 182c1 7 3 7 5 7 4 0 4-2 6-7l110-398c1-6 1-7 1-9 0-4-2-8-5-8-2 0-4 2-5 8z"><text:p/></draw:path><draw:polygon draw:style-name="gr3" draw:text-style-name="P22" svg:width="0.631cm" svg:height="0.017cm" svg:x="3.615cm" svg:y="0.713cm" svg:viewBox="0 0 632 18" draw:points="316,18 0,18 0,0 632,0 632,18"><text:p/></draw:polygon><draw:path draw:style-name="gr3" draw:text-style-name="P22" svg:width="0.095cm" svg:height="0.281cm" svg:x="3.626cm" svg:y="0.799cm" svg:viewBox="0 0 96 282" svg:d="M18 249l26-44c38-59 52-80 52-122 0-49-21-83-51-83-27 0-45 40-45 77 0 23 12 23 12 23 5 0 13-5 13-22 0-11-4-23-13-23-2 0-2 0-2 1 5-27 18-43 32-43 22 0 33 34 33 70 0 33-13 67-26 92l-46 91c-3 5-3 5-3 16h90l6-73h-6c-1 12-2 31-4 37-3 3-19 3-24 3z"><text:p/></draw:path><draw:path draw:style-name="gr3" draw:text-style-name="P22" svg:width="0.154cm" svg:height="0.133cm" svg:x="3.743cm" svg:y="0.826cm" svg:viewBox="0 0 155 134" svg:d="M65 108c-1 5-2 14-2 17 0 7 3 9 6 9s6-3 6-7c1-2 3-12 3-18 1-6 3-19 4-26s2-13 3-21c2-12 2-13 5-21 6-16 14-33 27-33 10 0 10 14 10 21 0 18-7 50-10 63-1 9-2 11-2 16 0 16 7 26 16 26 17 0 24-40 24-45s-2-5-3-5c-2 0-2 2-3 6-4 23-11 36-18 36-4 0-4-4-4-11s1-11 4-24c2-9 9-41 9-57 0-5 0-17-7-27-2-3-7-7-15-7-15 0-24 17-30 30-2-25-13-30-22-30-14 0-24 16-28 26-2-19-12-26-19-26s-11 10-13 17c-4 9-6 27-6 29 0 3 2 3 3 3 2 0 2-1 4-8 3-18 5-33 12-33 4 0 6 6 6 15 0 6-2 17-3 25-1 7-3 20-4 26l-6 39c0 3-1 11-1 12 0 7 3 9 6 9s6-3 6-7c1-2 3-12 3-18 1-6 3-19 4-26s2-13 3-21c2-12 2-14 7-26s13-28 25-28c10 0 10 15 10 21 0 7 0 12-2 27z"><text:p/></draw:path><draw:path draw:style-name="gr3" draw:text-style-name="P22" svg:width="0.129cm" svg:height="0.186cm" svg:x="3.924cm" svg:y="0.899cm" svg:viewBox="0 0 130 187" svg:d="M57 25h28c-8 63-10 81-10 109 0 6 0 17 2 31 2 20 4 22 9 22 4 0 9-7 9-17 0-1 0-2-1-8-8-30-8-59-8-70 0-22 2-45 5-67h28c3 0 11 0 11-14 0-11-5-11-9-11h-81c-6 0-15 0-25 20-9 16-15 35-15 38 0 1 0 4 3 4 2 0 2-2 4-4 11-33 26-33 30-33h14c-8 51-20 102-30 140-3 6-3 8-3 10 0 10 5 12 7 12 8 0 9-12 12-28 4-19 4-20 7-41z"><text:p/></draw:path><draw:path draw:style-name="gr3" draw:text-style-name="P22" svg:width="0.154cm" svg:height="0.133cm" svg:x="4.071cm" svg:y="0.826cm" svg:viewBox="0 0 155 134" svg:d="M65 108c-1 5-2 14-2 17 0 7 3 9 6 9s6-3 6-7c1-2 3-12 3-18 1-6 3-19 4-26s2-13 3-21c2-12 2-13 5-21 6-16 14-33 27-33 10 0 10 14 10 21 0 18-7 50-10 63-1 9-2 11-2 16 0 16 7 26 16 26 17 0 24-40 24-45s-2-5-3-5c-2 0-2 2-3 6-4 23-11 36-18 36-4 0-4-4-4-11s1-11 4-24c2-9 9-41 9-57 0-5 0-17-7-27-2-3-7-7-15-7-15 0-24 17-30 30-2-25-13-30-22-30-14 0-24 16-28 26-2-19-12-26-19-26s-11 10-13 17c-4 9-6 27-6 29 0 3 2 3 3 3 2 0 2-1 4-8 3-18 5-33 12-33 4 0 6 6 6 15 0 6-2 17-3 25-1 7-3 20-4 26l-6 39c0 3-1 11-1 12 0 7 3 9 6 9s6-3 6-7c1-2 3-12 3-18 1-6 3-19 4-26s2-13 3-21c2-12 2-14 7-26s13-28 25-28c10 0 10 15 10 21 0 7 0 12-2 27z"><text:p/></draw:path><draw:path draw:style-name="gr3" draw:text-style-name="P22" svg:width="0.102cm" svg:height="0.133cm" svg:x="4.723cm" svg:y="0cm" svg:viewBox="0 0 103 134" svg:d="M12 113c0 3-1 11-1 12 0 7 3 9 6 9s6-3 6-7c1-2 3-12 3-18 1-6 3-19 4-26s2-13 3-21c2-12 2-14 7-26s13-28 26-28c9 0 9 15 9 21 0 18-7 50-9 63-2 9-3 11-3 16 0 16 7 26 16 26 17 0 24-40 24-45s-2-5-2-5c-2 0-3 2-4 6-3 23-11 36-18 36-3 0-4-4-4-11s1-11 4-24c2-9 9-41 9-57 0-29-13-34-22-34-14 0-24 16-28 26-2-19-12-26-18-26-8 0-12 10-14 17-4 9-6 27-6 29 0 3 2 3 3 3 2 0 2-1 4-8 3-18 5-33 12-33 4 0 6 6 6 15 0 6-2 17-3 25-1 7-3 20-4 26z"><text:p/></draw:path><draw:path draw:style-name="gr3" draw:text-style-name="P22" svg:width="0.066cm" svg:height="0.045cm" svg:x="4.909cm" svg:y="0.025cm" svg:viewBox="0 0 67 46" svg:d="M51 29c0 2-5 7-5 12 0 2 2 5 4 5 1 0 1 0 3-2 1-3 4-9 11-15 1 0 3-3 3-6 0-4-1-5-3-6-4-5-5-9-7-13 0-2-1-4-3-4s-3 4-3 6 2 8 3 11h-49c-2 0-5 0-5 6s3 6 5 6z"><text:p/></draw:path><draw:path draw:style-name="gr3" draw:text-style-name="P22" svg:width="0.07cm" svg:height="0.096cm" svg:x="4.846cm" svg:y="0.085cm" svg:viewBox="0 0 71 97" svg:d="M64 11c-5 2-5 12-5 12 0 3 1 8 5 8 3 0 7-5 7-14 0-12-7-17-14-17-8 0-13 8-15 14-4-12-13-14-17-14-15 0-24 25-24 32 0 4 3 4 3 4 1 0 3 0 3-2 3-22 14-27 18-27s9 4 9 15c0 4-3 19-7 48-2 12-7 19-12 19-1 0-5 0-7-4 4-2 4-11 4-11 0-7-2-9-4-9-4 0-8 5-8 14 0 13 8 18 14 18 7 0 12-8 15-15 5 13 13 15 17 15 16 0 24-26 24-33 0-4-2-4-3-4-2 0-3 1-3 4-3 19-13 25-17 25-5 0-9-1-9-15 0-2 0-3 1-10 1-15 5-39 6-42 2-6 6-15 12-15 0 0 5 0 7 4z"><text:p/></draw:path><draw:path draw:style-name="gr3" draw:text-style-name="P22" svg:width="0.069cm" svg:height="0.149cm" svg:x="4.942cm" svg:y="0.108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32cm" svg:height="0.59cm" svg:x="4.718cm" svg:y="0.339cm" svg:viewBox="0 0 321 591" svg:d="M291 591l30-135h-6c-10 44-35 73-63 85-5 2-29 13-75 13h-146l124-252c1-2 2-5 2-7 0 0 0-1-2-6l-113-269h132c33 0 55 6 57 6 13 5 34 11 53 33 6 6 23 25 31 60h6l-30-119h-284c-6 0-6 0-7 2 0 2 0 10 0 15l127 306-124 255c-3 6-3 8-3 8 0 5 2 5 7 5z"><text:p/></draw:path><draw:path draw:style-name="gr3" draw:text-style-name="P22" svg:width="0.05cm" svg:height="0.198cm" svg:x="4.731cm" svg:y="1.046cm" svg:viewBox="0 0 51 199" svg:d="M47 12c0-5-2-12-7-12-4 0-9 7-9 17 0 5 2 11 7 11 4 0 9-9 9-16zM12 162c0 3-1 7-1 13 0 13 7 24 16 24 17 0 24-41 24-44 0-4-2-4-2-4-2 0-2 1-4 5-3 24-11 35-18 35-3 0-4-4-4-11 0-6 2-11 3-18 2-9 3-16 5-24 2-6 8-35 9-37 0-3 1-7 1-10 0-14-7-25-16-25-17 0-25 41-25 46 0 3 2 3 3 3 2 0 2-2 3-5 4-26 12-36 18-36 3 0 5 3 5 10s-2 12-6 30z"><text:p/></draw:path><draw:path draw:style-name="gr3" draw:text-style-name="P22" svg:width="0.124cm" svg:height="0.079cm" svg:x="4.803cm" svg:y="1.124cm" svg:viewBox="0 0 125 80" svg:d="M118 14c2 0 7 0 7-7s-5-7-7-7h-112c-2 0-6 0-6 7s4 7 7 7zM118 80c2 0 7 0 7-7 0-8-5-8-7-8h-111c-3 0-7 0-7 8 0 7 4 7 6 7z"><text:p/></draw:path><draw:path draw:style-name="gr3" draw:text-style-name="P22" svg:width="0.061cm" svg:height="0.196cm" svg:x="4.957cm" svg:y="1.041cm" svg:viewBox="0 0 62 197" svg:d="M38 8c0-8 0-8-4-8-11 18-27 19-34 19v11c4 0 15 0 25-8v151c0 9 0 13-17 13h-7v11c3 0 24-2 30-2s27 2 31 2v-11h-7c-17 0-17-4-17-13z"><text:p/></draw:path><draw:path draw:style-name="gr3" draw:text-style-name="P22" svg:width="0.213cm" svg:height="0.935cm" svg:x="5.106cm" svg:y="0.171cm" svg:viewBox="0 0 214 936" svg:d="M12 917c7 0 11-9 11-19 0-14-5-21-11-21s-12 7-12 21c0 22 12 38 27 38 37 0 50-98 67-220 19-133 35-268 48-403 9-90 17-174 26-229 2-20 11-74 20-74 8 0 13 7 15 9-9 1-13 10-13 21 0 14 6 20 12 20s12-6 12-20c0-23-13-40-27-40-18 0-31 46-45 132 0 5-33 216-59 493-7 63-14 134-21 193-5 31-16 110-36 110-8 0-14-11-14-11z"><text:p/></draw:path><draw:path draw:style-name="gr3" draw:text-style-name="P22" svg:width="0.165cm" svg:height="0.133cm" svg:x="5.346cm" svg:y="0.144cm" svg:viewBox="0 0 166 134" svg:d="M85 50c-10-19-12-24-18-32-11-13-22-18-31-18-21 0-36 31-36 67 0 35 15 67 36 67 23 0 39-34 45-50 9 19 12 24 19 32 10 12 21 18 30 18 21 0 36-31 36-67s-14-67-35-67c-24 0-40 34-46 50zM90 60c7-19 22-48 42-48 17 0 29 26 29 55 0 28-13 51-28 51-16 0-27-23-43-58zM76 74c-6 20-21 48-42 48-17 0-29-26-29-55s13-50 29-50c15 0 26 23 42 57z"><text:p/></draw:path><draw:path draw:style-name="gr3" draw:text-style-name="P22" svg:width="0.113cm" svg:height="0.015cm" svg:x="5.245cm" svg:y="1.047cm" svg:viewBox="0 0 114 16" svg:d="M108 16c2 0 6 0 6-9 0-7-3-7-6-7h-101c-3 0-7 0-7 7 0 9 4 9 7 9z"><text:p/></draw:path><draw:path draw:style-name="gr3" draw:text-style-name="P22" svg:width="0.165cm" svg:height="0.133cm" svg:x="5.39cm" svg:y="0.997cm" svg:viewBox="0 0 166 134" svg:d="M85 50c-10-19-12-24-18-32-11-13-22-18-31-18-21 0-36 31-36 67 0 35 15 67 36 67 23 0 39-34 45-50 9 19 12 24 19 32 10 12 21 18 30 18 21 0 36-31 36-67s-14-67-35-67c-24 0-40 34-46 50zM90 60c7-19 22-48 42-48 17 0 29 26 29 55 0 28-13 51-28 51-16 0-27-23-43-58zM76 74c-6 20-21 48-42 48-17 0-29-26-29-55s13-50 29-50c15 0 26 23 42 57z"><text:p/></draw:path><draw:path draw:style-name="gr3" draw:text-style-name="P22" svg:width="0.092cm" svg:height="0.191cm" svg:x="5.632cm" svg:y="0.556cm" svg:viewBox="0 0 93 192" svg:d="M34 89c7 0 25 0 37-10 17-12 18-37 18-43 0-19-9-36-25-36-27 0-64 41-64 115 0 43 14 77 38 77 35 0 55-46 55-51 0-2-1-4-3-4-1 0-2 0-3 4-19 41-45 41-49 41-18 0-20-36-20-49 0-5 0-18 3-44zM23 79c9-63 34-69 41-69 11 0 17 12 17 26 0 43-39 43-48 43z"><text:p/></draw:path><draw:path draw:style-name="gr3" draw:text-style-name="P22" svg:width="0.113cm" svg:height="0.015cm" svg:x="5.751cm" svg:y="0.488cm" svg:viewBox="0 0 114 16" svg:d="M108 16c2 0 6 0 6-9 0-7-3-7-6-7h-101c-3 0-7 0-7 7 0 9 4 9 7 9z"><text:p/></draw:path><draw:path draw:style-name="gr3" draw:text-style-name="P22" svg:width="0.09cm" svg:height="0.131cm" svg:x="5.89cm" svg:y="0.443cm" svg:viewBox="0 0 91 132" svg:d="M51 20h31c1 0 9 0 9-12 0-8-5-8-8-8h-53c-5 0-9 1-19 14-5 9-11 24-11 27s2 3 3 3c2 0 2 0 3-3 9-21 19-21 23-21h15l-17 95c-1 5-1 5-1 7 0 9 5 10 5 10 7 0 9-11 9-14z"><text:p/></draw:path><draw:path draw:style-name="gr3" draw:text-style-name="P22" svg:width="0.059cm" svg:height="0.14cm" svg:x="6.001cm" svg:y="0.302cm" svg:viewBox="0 0 60 141" svg:d="M60 101h-5c0 3-2 17-3 19-1 1-12 1-13 1h-24c8-11 17-23 25-31 11-13 20-25 20-48 0-26-14-42-31-42s-29 17-29 37c0 11 5 13 7 13 3 0 7-4 7-13 0-7-3-11-7-12 3-9 11-15 19-15 12 0 22 12 22 32 0 18-8 32-17 46l-30 44c-1 1-1 1-1 3v6h56z"><text:p/></draw:path><draw:path draw:style-name="gr3" draw:text-style-name="P22" svg:width="0.041cm" svg:height="0.143cm" svg:x="5.982cm" svg:y="0.512cm" svg:viewBox="0 0 42 144" svg:d="M37 10c0-6-2-10-6-10-2 0-7 6-7 12s3 10 5 10c5 0 8-6 8-12zM42 112c0-4-1-4-2-4-2 0-2 0-3 5-1 12-8 24-14 24-2 0-2-4-2-9 0-4 0-6 1-10 1-5 1-9 2-11 1-3 5-23 7-30 1-4 2-7 2-11 0-10-6-18-13-18-13 0-20 26-20 32 0 4 2 4 3 4s2-1 2-5c3-14 9-24 14-24 2 0 4 3 4 9 0 1 0 2-1 7-1 3-6 26-8 33-1 4-1 4-2 12-1 3-2 6-2 9 0 12 6 19 13 19 13 0 19-28 19-32z"><text:p/></draw:path><draw:path draw:style-name="gr3" draw:text-style-name="P22" svg:width="0.016cm" svg:height="0.066cm" svg:x="6.056cm" svg:y="0.629cm" svg:viewBox="0 0 17 67" svg:d="M12 23c0 20-6 32-9 37-2 1-2 2-2 4 0 1 2 3 3 3s13-17 13-43c0-14-4-24-9-24s-8 7-8 13c0 7 3 13 8 13 2 0 4-1 4-3z"><text:p/></draw:path><draw:path draw:style-name="gr3" draw:text-style-name="P22" svg:width="0.049cm" svg:height="0.14cm" svg:x="6.108cm" svg:y="0.512cm" svg:viewBox="0 0 50 141" svg:d="M31 7c0-7 0-7-4-7-9 13-23 13-25 13h-2v10h2c3 0 10-1 18-6v105c0 8 0 10-13 10h-6v9c7-1 17-1 24-1s18 0 25 1v-9h-6c-13 0-13-2-13-10z"><text:p/></draw:path><draw:path draw:style-name="gr3" draw:text-style-name="P22" svg:width="0.213cm" svg:height="0.935cm" svg:x="6.25cm" svg:y="0.171cm" svg:viewBox="0 0 214 936" svg:d="M12 917c7 0 11-9 11-19 0-14-5-21-11-21s-12 7-12 21c0 22 12 38 27 38 37 0 50-98 67-220 19-133 35-268 48-403 9-90 17-174 26-229 2-20 11-74 20-74 8 0 13 7 15 9-9 1-13 10-13 21 0 14 6 20 12 20s12-6 12-20c0-23-13-40-27-40-18 0-31 46-45 132 0 5-33 216-59 493-7 63-14 134-21 193-5 31-16 110-36 110-8 0-14-11-14-11z"><text:p/></draw:path><draw:path draw:style-name="gr3" draw:text-style-name="P22" svg:width="0.165cm" svg:height="0.133cm" svg:x="6.49cm" svg:y="0.144cm" svg:viewBox="0 0 166 134" svg:d="M85 50c-10-19-12-24-18-32-11-13-22-18-31-18-21 0-36 31-36 67 0 35 15 67 36 67 23 0 39-34 45-50 9 19 12 24 19 32 10 12 21 18 30 18 21 0 36-31 36-67s-14-67-35-67c-24 0-40 34-46 50zM90 60c7-19 22-48 42-48 17 0 29 26 29 55 0 28-13 51-28 51-16 0-27-23-43-58zM76 74c-6 20-21 48-42 48-17 0-29-26-29-55s13-50 29-50c15 0 26 23 42 57z"><text:p/></draw:path><draw:path draw:style-name="gr3" draw:text-style-name="P22" svg:width="0.113cm" svg:height="0.015cm" svg:x="6.389cm" svg:y="1.047cm" svg:viewBox="0 0 114 16" svg:d="M108 16c2 0 6 0 6-9 0-7-3-7-6-7h-101c-3 0-7 0-7 7 0 9 4 9 7 9z"><text:p/></draw:path><draw:path draw:style-name="gr3" draw:text-style-name="P22" svg:width="0.165cm" svg:height="0.133cm" svg:x="6.534cm" svg:y="0.997cm" svg:viewBox="0 0 166 134" svg:d="M85 50c-10-19-12-24-18-32-11-13-22-18-31-18-21 0-36 31-36 67 0 35 15 67 36 67 23 0 39-34 45-50 9 19 12 24 19 32 10 12 21 18 30 18 21 0 36-31 36-67s-14-67-35-67c-24 0-40 34-46 50zM90 60c7-19 22-48 42-48 17 0 29 26 29 55 0 28-13 51-28 51-16 0-27-23-43-58zM76 74c-6 20-21 48-42 48-17 0-29-26-29-55s13-50 29-50c15 0 26 23 42 57z"><text:p/></draw:path><draw:path draw:style-name="gr3" draw:text-style-name="P22" svg:width="0.092cm" svg:height="0.191cm" svg:x="6.776cm" svg:y="0.556cm" svg:viewBox="0 0 93 192" svg:d="M34 89c7 0 25 0 37-10 17-12 18-37 18-43 0-19-9-36-25-36-27 0-64 41-64 115 0 43 14 77 38 77 35 0 55-46 55-51 0-2-1-4-3-4-1 0-2 0-3 4-19 41-45 41-49 41-18 0-20-36-20-49 0-5 0-18 3-44zM23 79c9-63 34-69 41-69 11 0 17 12 17 26 0 43-39 43-48 43z"><text:p/></draw:path><draw:path draw:style-name="gr3" draw:text-style-name="P22" svg:width="0.113cm" svg:height="0.015cm" svg:x="6.894cm" svg:y="0.488cm" svg:viewBox="0 0 114 16" svg:d="M108 16c2 0 6 0 6-9 0-7-3-7-6-7h-101c-3 0-7 0-7 7 0 9 4 9 7 9z"><text:p/></draw:path><draw:path draw:style-name="gr3" draw:text-style-name="P22" svg:width="0.09cm" svg:height="0.131cm" svg:x="7.034cm" svg:y="0.443cm" svg:viewBox="0 0 91 132" svg:d="M51 20h31c1 0 9 0 9-12 0-8-5-8-8-8h-53c-5 0-9 1-19 14-5 9-11 24-11 27s2 3 3 3c2 0 2 0 3-3 9-21 19-21 23-21h15l-17 95c-1 5-1 5-1 7 0 9 5 10 5 10 7 0 9-11 9-14z"><text:p/></draw:path><draw:path draw:style-name="gr3" draw:text-style-name="P22" svg:width="0.059cm" svg:height="0.14cm" svg:x="7.145cm" svg:y="0.302cm" svg:viewBox="0 0 60 141" svg:d="M60 101h-5c0 3-2 17-3 19-1 1-12 1-13 1h-24c8-11 17-23 25-31 11-13 20-25 20-48 0-26-14-42-31-42s-29 17-29 37c0 11 5 13 7 13 3 0 7-4 7-13 0-7-3-11-7-12 3-9 11-15 19-15 12 0 22 12 22 32 0 18-8 32-17 46l-30 44c-1 1-1 1-1 3v6h56z"><text:p/></draw:path><draw:path draw:style-name="gr3" draw:text-style-name="P22" svg:width="0.041cm" svg:height="0.143cm" svg:x="7.126cm" svg:y="0.512cm" svg:viewBox="0 0 42 144" svg:d="M37 10c0-6-2-10-6-10-2 0-7 6-7 12s3 10 5 10c5 0 8-6 8-12zM42 112c0-4-1-4-2-4-2 0-2 0-3 5-1 12-8 24-14 24-2 0-2-4-2-9 0-4 0-6 1-10 1-5 1-9 2-11 1-3 5-23 7-30 1-4 2-7 2-11 0-10-6-18-13-18-13 0-20 26-20 32 0 4 2 4 3 4s2-1 2-5c3-14 9-24 14-24 2 0 4 3 4 9 0 1 0 2-1 7-1 3-6 26-8 33-1 4-1 4-2 12-1 3-2 6-2 9 0 12 6 19 13 19 13 0 19-28 19-32z"><text:p/></draw:path><draw:path draw:style-name="gr3" draw:text-style-name="P22" svg:width="0.016cm" svg:height="0.066cm" svg:x="7.2cm" svg:y="0.629cm" svg:viewBox="0 0 17 67" svg:d="M12 23c0 20-6 32-9 37-2 1-2 2-2 4 0 1 2 3 3 3s13-17 13-43c0-14-4-24-9-24s-8 7-8 13c0 7 3 13 8 13 2 0 4-1 4-3z"><text:p/></draw:path><draw:path draw:style-name="gr3" draw:text-style-name="P22" svg:width="0.059cm" svg:height="0.14cm" svg:x="7.246cm" svg:y="0.512cm" svg:viewBox="0 0 60 141" svg:d="M60 101h-5c0 3-2 17-3 19-1 1-12 1-13 1h-24c8-11 17-23 25-31 11-13 20-25 20-48 0-26-14-42-31-42s-29 17-29 37c0 11 5 13 7 13 3 0 7-4 7-13 0-7-3-11-7-12 3-9 11-15 19-15 12 0 22 12 22 32 0 18-8 32-17 46l-30 44c-1 1-1 1-1 3v6h56z"><text:p/></draw:path><draw:path draw:style-name="gr3" draw:text-style-name="P22" svg:width="0.025cm" svg:height="0.045cm" svg:x="7.362cm" svg:y="0.699cm" svg:viewBox="0 0 26 46" svg:d="M26 23c0-12-5-23-13-23-7 0-13 11-13 23 0 13 6 23 13 23 8 0 13-10 13-23z"><text:p/></draw:path><draw:path draw:style-name="gr3" draw:text-style-name="P22" svg:width="0.025cm" svg:height="0.045cm" svg:x="7.428cm" svg:y="0.699cm" svg:viewBox="0 0 26 46" svg:d="M26 23c0-12-5-23-13-23-7 0-13 11-13 23 0 13 6 23 13 23 8 0 13-10 13-23z"><text:p/></draw:path><draw:path draw:style-name="gr3" draw:text-style-name="P22" svg:width="0.025cm" svg:height="0.045cm" svg:x="7.495cm" svg:y="0.699cm" svg:viewBox="0 0 26 46" svg:d="M26 23c0-12-5-23-13-23-7 0-13 11-13 23 0 13 6 23 13 23 8 0 13-10 13-23z"><text:p/></draw:path><draw:path draw:style-name="gr3" draw:text-style-name="P22" svg:width="0.213cm" svg:height="0.935cm" svg:x="7.594cm" svg:y="0.171cm" svg:viewBox="0 0 214 936" svg:d="M12 917c7 0 11-9 11-19 0-14-5-21-11-21s-12 7-12 21c0 22 12 38 27 38 37 0 50-98 67-220 19-133 35-268 48-403 9-90 17-174 26-229 2-20 11-74 20-74 8 0 13 7 15 9-9 1-13 10-13 21 0 14 6 20 12 20s12-6 12-20c0-23-13-40-27-40-18 0-31 46-45 132 0 5-33 216-59 493-7 63-14 134-21 193-5 31-16 110-36 110-8 0-14-11-14-11z"><text:p/></draw:path><draw:path draw:style-name="gr3" draw:text-style-name="P22" svg:width="0.165cm" svg:height="0.133cm" svg:x="7.834cm" svg:y="0.144cm" svg:viewBox="0 0 166 134" svg:d="M85 50c-10-19-12-24-18-32-11-13-22-18-31-18-21 0-36 31-36 67 0 35 15 67 36 67 23 0 39-34 45-50 9 19 12 24 19 32 10 12 21 18 30 18 21 0 36-31 36-67s-14-67-35-67c-24 0-40 34-46 50zM90 60c7-19 22-48 42-48 17 0 29 26 29 55 0 28-13 51-28 51-16 0-27-23-43-58zM76 74c-6 20-21 48-42 48-17 0-29-26-29-55s13-50 29-50c15 0 26 23 42 57z"><text:p/></draw:path><draw:path draw:style-name="gr3" draw:text-style-name="P22" svg:width="0.113cm" svg:height="0.015cm" svg:x="7.733cm" svg:y="1.047cm" svg:viewBox="0 0 114 16" svg:d="M108 16c2 0 6 0 6-9 0-7-3-7-6-7h-101c-3 0-7 0-7 7 0 9 4 9 7 9z"><text:p/></draw:path><draw:path draw:style-name="gr3" draw:text-style-name="P22" svg:width="0.165cm" svg:height="0.133cm" svg:x="7.878cm" svg:y="0.997cm" svg:viewBox="0 0 166 134" svg:d="M85 50c-10-19-12-24-18-32-11-13-22-18-31-18-21 0-36 31-36 67 0 35 15 67 36 67 23 0 39-34 45-50 9 19 12 24 19 32 10 12 21 18 30 18 21 0 36-31 36-67s-14-67-35-67c-24 0-40 34-46 50zM90 60c7-19 22-48 42-48 17 0 29 26 29 55 0 28-13 51-28 51-16 0-27-23-43-58zM76 74c-6 20-21 48-42 48-17 0-29-26-29-55s13-50 29-50c15 0 26 23 42 57z"><text:p/></draw:path><draw:path draw:style-name="gr3" draw:text-style-name="P22" svg:width="0.092cm" svg:height="0.191cm" svg:x="8.12cm" svg:y="0.556cm" svg:viewBox="0 0 93 192" svg:d="M34 89c7 0 25 0 37-10 17-12 18-37 18-43 0-19-9-36-25-36-27 0-64 41-64 115 0 43 14 77 38 77 35 0 55-46 55-51 0-2-1-4-3-4-1 0-2 0-3 4-19 41-45 41-49 41-18 0-20-36-20-49 0-5 0-18 3-44zM23 79c9-63 34-69 41-69 11 0 17 12 17 26 0 43-39 43-48 43z"><text:p/></draw:path><draw:path draw:style-name="gr3" draw:text-style-name="P22" svg:width="0.113cm" svg:height="0.015cm" svg:x="8.239cm" svg:y="0.488cm" svg:viewBox="0 0 114 16" svg:d="M108 16c2 0 6 0 6-9 0-7-3-7-6-7h-101c-3 0-7 0-7 7 0 9 4 9 7 9z"><text:p/></draw:path><draw:path draw:style-name="gr3" draw:text-style-name="P22" svg:width="0.09cm" svg:height="0.131cm" svg:x="8.378cm" svg:y="0.443cm" svg:viewBox="0 0 91 132" svg:d="M51 20h31c1 0 9 0 9-12 0-8-5-8-8-8h-53c-5 0-9 1-19 14-5 9-11 24-11 27s2 3 3 3c2 0 2 0 3-3 9-21 19-21 23-21h15l-17 95c-1 5-1 5-1 7 0 9 5 10 5 10 7 0 9-11 9-14z"><text:p/></draw:path><draw:path draw:style-name="gr3" draw:text-style-name="P22" svg:width="0.059cm" svg:height="0.14cm" svg:x="8.49cm" svg:y="0.302cm" svg:viewBox="0 0 60 141" svg:d="M60 101h-5c0 3-2 17-3 19-1 1-12 1-13 1h-24c8-11 17-23 25-31 11-13 20-25 20-48 0-26-14-42-31-42s-29 17-29 37c0 11 5 13 7 13 3 0 7-4 7-13 0-7-3-11-7-12 3-9 11-15 19-15 12 0 22 12 22 32 0 18-8 32-17 46l-30 44c-1 1-1 1-1 3v6h56z"><text:p/></draw:path><draw:path draw:style-name="gr3" draw:text-style-name="P22" svg:width="0.041cm" svg:height="0.143cm" svg:x="8.471cm" svg:y="0.512cm" svg:viewBox="0 0 42 144" svg:d="M37 10c0-6-2-10-6-10-2 0-7 6-7 12s3 10 5 10c5 0 8-6 8-12zM42 112c0-4-1-4-2-4-2 0-2 0-3 5-1 12-8 24-14 24-2 0-2-4-2-9 0-4 0-6 1-10 1-5 1-9 2-11 1-3 5-23 7-30 1-4 2-7 2-11 0-10-6-18-13-18-13 0-20 26-20 32 0 4 2 4 3 4s2-1 2-5c3-14 9-24 14-24 2 0 4 3 4 9 0 1 0 2-1 7-1 3-6 26-8 33-1 4-1 4-2 12-1 3-2 6-2 9 0 12 6 19 13 19 13 0 19-28 19-32z"><text:p/></draw:path><draw:path draw:style-name="gr3" draw:text-style-name="P22" svg:width="0.016cm" svg:height="0.066cm" svg:x="8.544cm" svg:y="0.629cm" svg:viewBox="0 0 17 67" svg:d="M12 23c0 20-6 32-9 37-2 1-2 2-2 4 0 1 2 3 3 3s13-17 13-43c0-14-4-24-9-24s-8 7-8 13c0 7 3 13 8 13 2 0 4-1 4-3z"><text:p/></draw:path><draw:path draw:style-name="gr3" draw:text-style-name="P22" svg:width="0.126cm" svg:height="0.096cm" svg:x="8.59cm" svg:y="0.562cm" svg:viewBox="0 0 127 97" svg:d="M54 76c-1 3-1 12-1 13 0 5 2 8 4 8s5-2 5-8c1 0 2-10 3-16 4-29 4-30 5-30 1-6 9-36 24-36 6 0 9 6 9 16 0 12-6 33-9 47 0 1 0 4 0 8 0 11 6 19 13 19 13 0 20-27 20-33 0-4-2-4-3-4-2 0-2 1-3 5-2 13-7 24-14 24-2 0-3-4-3-7 0-5 0-8 1-12 2-9 8-33 8-45 0-15-6-25-18-25s-19 12-24 23c-1-21-13-23-18-23-12 0-19 13-23 22-1-20-12-22-15-22-12 0-15 32-15 32 0 4 2 4 3 4s2-1 2-5c2-12 5-24 10-24 4 0 5 7 5 11s-2 12-2 18c-1 5-2 14-3 19l-3 18c0 6-2 16-2 16 0 5 2 8 5 8 2 0 5-2 6-8 0 0 2-10 2-16 0-3 2-13 2-14 1-5 2-10 2-15 0-1 4-16 11-26 2-2 7-11 15-11 6 0 8 6 8 16 0 3-1 13-2 19z"><text:p/></draw:path><draw:path draw:style-name="gr3" draw:text-style-name="P22" svg:width="0.051cm" svg:height="0.298cm" svg:x="8.761cm" svg:y="0.451cm" svg:viewBox="0 0 52 299" svg:d="M52 5c0-1 0-5-3-5-6 0-23 4-30 4-1 1-4 1-4 9 0 5 2 5 6 5 11 0 11 4 11 7l-1 9-30 211c0 4-1 7-1 14 0 24 11 40 22 40 8 0 14-9 18-24 5-17 8-41 8-42 0-5-3-5-3-5-3 0-3 2-4 8-4 28-9 53-18 53-8 0-8-13-8-19 0-11 1-13 2-21z"><text:p/></draw:path><draw:path draw:style-name="gr3" draw:text-style-name="P22" svg:width="0.102cm" svg:height="0.191cm" svg:x="8.837cm" svg:y="0.556cm" svg:viewBox="0 0 103 192" svg:d="M103 72c0-44-17-72-39-72-32 0-64 60-64 120 0 42 16 72 39 72 31 0 64-59 64-120zM39 182c-10 0-21-12-21-45 0-21 6-67 13-89 13-32 27-38 33-38 15 0 22 20 22 45 0 17-5 61-14 89-8 24-22 38-33 38z"><text:p/></draw:path><draw:path draw:style-name="gr3" draw:text-style-name="P22" svg:width="0.11cm" svg:height="0.272cm" svg:x="8.947cm" svg:y="0.556cm" svg:viewBox="0 0 111 273" svg:d="M110 28c1-3 1-5 1-8 0-8-3-12-7-12-3 0-9 4-10 18-4-15-13-26-22-26-28 0-58 60-58 120 0 42 15 67 32 67 14 0 26-20 29-25v1c-5 37-9 55-9 55 0 5-9 47-35 47-4 0-12-1-19-5 8-3 11-14 11-23 0-6-3-14-10-14-5 0-13 8-13 24 0 18 9 26 32 26 30 0 48-32 51-58zM79 132c-2 12-7 23-13 30-4 8-13 15-19 15-12 0-16-21-16-38 0-21 7-71 14-92 6-21 17-37 27-37 16 0 19 33 19 36 0 2 0 4-1 6z"><text:p/></draw:path><draw:path draw:style-name="gr3" draw:text-style-name="P22" svg:width="0.055cm" svg:height="0.421cm" svg:x="9.091cm" svg:y="0.428cm" svg:viewBox="0 0 56 422" svg:d="M56 418c0-1 0-2-4-9-30-53-38-133-38-198 0-73 9-146 39-199 3-5 3-6 3-8 0-3-1-4-3-4s-24 29-38 83c-12 45-15 92-15 128 0 34 3 84 16 132 15 53 35 79 37 79s3-1 3-4z"><text:p/></draw:path><draw:path draw:style-name="gr3" draw:text-style-name="P22" svg:width="0.125cm" svg:height="0.268cm" svg:x="9.446cm" svg:y="0.272cm" svg:viewBox="0 0 126 269" svg:d="M18 239c-2 14-2 18-13 18-2 0-5 0-5 7 0 3 1 5 3 5 7 0 13-2 20-2 8 0 17 2 24 2 2 0 4 0 4-8 0-4-2-4-5-4-12 0-12-4-12-8 0-6 10-74 11-84 4 11 11 27 23 27 28 0 58-62 58-124 0-40-14-68-32-68-12 0-24 16-32 31-2-23-13-31-22-31-11 0-15 17-17 24-5 14-8 41-8 41 0 5 3 5 3 5 3 0 3 0 5-10 3-30 8-50 17-50 4 0 7 2 7 19 0 9 0 14-2 21zM62 55c1-12 8-24 12-30 8-13 15-15 19-15 10 0 16 14 16 39s-8 73-13 90c-8 29-19 43-28 43-17 0-19-36-19-37s0-2 0-7z"><text:p/></draw:path><draw:path draw:style-name="gr3" draw:text-style-name="P22" svg:width="0.055cm" svg:height="0.421cm" svg:x="9.598cm" svg:y="0.138cm" svg:viewBox="0 0 56 422" svg:d="M56 418c0-1 0-2-4-9-30-53-38-133-38-198 0-73 9-146 39-199 3-5 3-6 3-8 0-3-1-4-3-4s-24 29-38 83c-12 45-15 92-15 128 0 34 3 84 16 132 15 53 35 79 37 79s3-1 3-4z"><text:p/></draw:path><draw:path draw:style-name="gr3" draw:text-style-name="P22" svg:width="0.106cm" svg:height="0.083cm" svg:x="9.789cm" svg:y="0.048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97cm" svg:height="0.288cm" svg:x="9.674cm" svg:y="0.171cm" svg:viewBox="0 0 198 289" svg:d="M111 115l-21-84c-1-3-1-5-1-6 0-2 4-11 14-12 2-1 5-1 5-8 0-5-3-5-3-5-11 0-21 1-31 1-6 0-21-1-27-1-2 0-5 0-5 8 0 5 3 5 6 5 15 0 16 4 18 13l28 119-50 96-4 5c-11 21-22 29-35 30-3 0-5 0-5 8 0 1 0 5 3 5 7 0 15-1 23-1s18 1 27 1c1 0 4 0 4-8 0-5-2-5-3-5-2 0-10-1-10-13 0-6 4-14 7-20l24-45 22-42 25 101c0 4 1 6 1 7 0 2-5 11-14 12-3 0-5 0-5 8 0 5 3 5 4 5 6 0 23-1 30-1 6 0 21 1 27 1 1 0 5 0 5-8 0-5-3-5-4-5-17 0-18-1-22-19-9-39-25-106-30-130 16-30 41-81 49-92 7-10 16-21 30-22 3-1 5-1 5-8 0-1 0-5-2-5-8 0-15 1-23 1-9 0-18-1-27-1-2 0-4 0-4 8 0 4 1 4 2 5 2 0 10 1 10 13 0 5-2 11-5 15z"><text:p/></draw:path><draw:path draw:style-name="gr3" draw:text-style-name="P22" svg:width="0.086cm" svg:height="0.208cm" svg:x="9.877cm" svg:y="0.317cm" svg:viewBox="0 0 87 209" svg:d="M86 8c0 0 1-3 1-4 0-2-1-4-3-4-3 0-17 2-22 2 0 0-3 2-3 8 0 4 3 4 5 4 8 0 8 3 8 4 0 2-1 4-2 7l-8 67c-5-9-10-18-18-18-22 0-44 44-44 85 0 29 11 50 26 50 8 0 16-10 24-21 3 17 12 21 17 21 6 0 10-6 14-16 3-12 5-29 5-30 0-4-2-4-3-4-2 0-2 2-3 10-2 14-5 31-13 31-4 0-5-6-5-14 0-6 0-9 1-12zM51 169c-2 7-6 14-9 19-2 3-8 12-16 12-6 0-12-7-12-29 0-15 4-47 9-59 7-24 16-28 21-28 11 0 15 22 15 25 0 1 0 4-1 4z"><text:p/></draw:path><draw:path draw:style-name="gr3" draw:text-style-name="P22" svg:width="0.159cm" svg:height="0.099cm" svg:x="10.06cm" svg:y="0.302cm" svg:viewBox="0 0 160 100" svg:d="M152 17c4 0 8 0 8-9 0-8-4-8-7-8h-145c-4 0-8 0-8 8 0 9 4 9 8 9zM153 100c3 0 7 0 7-9 0-8-4-8-8-8h-144c-4 0-8 0-8 8 0 9 4 9 8 9z"><text:p/></draw:path><draw:path draw:style-name="gr3" draw:text-style-name="P22" svg:width="0.106cm" svg:height="0.083cm" svg:x="10.39cm" svg:y="0.157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19cm" svg:height="0.191cm" svg:x="10.307cm" svg:y="0.272cm" svg:viewBox="0 0 120 192" svg:d="M74 60c1-12 7-50 23-50 2 0 8 0 12 4-6 3-11 14-11 23 0 7 3 16 9 16s13-7 13-25c0-22-14-28-22-28-15 0-23 22-25 32-7-28-20-32-26-32-26 0-39 55-39 65 0 5 2 5 2 5 2 0 3 0 4-5 8-45 24-55 32-55 5 0 13 3 13 27 0 13-4 42-13 101-4 27-12 44-23 44-2 0-7 0-12-5 6-2 12-12 12-22 0-12-6-16-10-16-7 0-13 12-13 25 0 19 12 28 23 28 16 0 25-30 25-33 3 16 12 33 27 33 24 0 38-55 38-65 0-5-2-5-3-5-2 0-3 2-3 5-8 46-24 55-32 55-10 0-13-13-13-27 0-10 1-18 4-37z"><text:p/></draw:path><draw:path draw:style-name="gr3" draw:text-style-name="P22" svg:width="0.086cm" svg:height="0.208cm" svg:x="10.448cm" svg:y="0.317cm" svg:viewBox="0 0 87 209" svg:d="M86 8c0 0 1-3 1-4 0-2-1-4-3-4-3 0-17 2-22 2 0 0-3 2-3 8 0 4 3 4 5 4 8 0 8 3 8 4 0 2-1 4-2 7l-8 67c-5-9-10-18-18-18-22 0-44 44-44 85 0 29 11 50 26 50 8 0 16-10 24-21 3 17 12 21 17 21 6 0 10-6 14-16 3-12 5-29 5-30 0-4-2-4-3-4-2 0-2 2-3 10-2 14-5 31-13 31-4 0-5-6-5-14 0-6 0-9 1-12zM51 169c-2 7-6 14-9 19-2 3-8 12-16 12-6 0-12-7-12-29 0-15 4-47 9-59 7-24 16-28 21-28 11 0 15 22 15 25 0 1 0 4-1 4z"><text:p/></draw:path><draw:path draw:style-name="gr3" draw:text-style-name="P22" svg:width="0.055cm" svg:height="0.421cm" svg:x="10.564cm" svg:y="0.138cm" svg:viewBox="0 0 56 422" svg:d="M56 211c0-32-3-84-16-132-14-51-35-79-38-79-1 0-2 2-2 4s0 3 4 10c25 41 38 108 38 197 0 72-8 146-39 199-3 6-3 7-3 8 0 3 1 4 2 4 3 0 25-29 39-83 12-45 15-92 15-128z"><text:p/></draw:path><draw:polygon draw:style-name="gr3" draw:text-style-name="P22" svg:width="1.718cm" svg:height="0.017cm" svg:x="9.19cm" svg:y="0.63cm" svg:viewBox="0 0 1719 18" draw:points="859,18 0,18 0,0 1719,0 1719,18"><text:p/></draw:polygon><draw:path draw:style-name="gr3" draw:text-style-name="P22" svg:width="0.13cm" svg:height="0.191cm" svg:x="9.196cm" svg:y="0.9cm" svg:viewBox="0 0 131 192" svg:d="M14 162c0 7-2 17-2 18 0 8 3 12 7 12 3 0 7-4 9-12 1 0 3-21 5-31l5-39c2-8 3-18 4-27s3-21 3-22c4-13 17-51 39-51 11 0 13 15 13 30 0 25-11 80-15 97-2 10-3 15-3 20 0 20 9 35 20 35 23 0 32-61 32-65 0-5-2-5-3-5-3 0-3 2-3 9-6 28-13 51-25 51-4 0-6-3-6-13 0-11 2-22 5-31 4-22 14-68 14-92 0-29-10-46-27-46-22 0-35 26-38 36-1-23-11-36-23-36-11 0-15 17-18 24-4 14-7 40-7 41 0 5 2 5 3 5 2 0 2 0 4-10 4-30 9-50 18-50 4 0 7 4 7 19 0 8-1 13-3 36z"><text:p/></draw:path><draw:path draw:style-name="gr3" draw:text-style-name="P22" svg:width="0.082cm" svg:height="0.061cm" svg:x="9.41cm" svg:y="0.943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9cm" svg:height="0.133cm" svg:x="9.342cm" svg:y="1.024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2 21-3 31z"><text:p/></draw:path><draw:path draw:style-name="gr3" draw:text-style-name="P22" svg:width="0.069cm" svg:height="0.149cm" svg:x="9.455cm" svg:y="1.053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219cm" svg:height="0.505cm" svg:x="9.582cm" svg:y="0.713cm" svg:viewBox="0 0 220 506" svg:d="M75 506c8 0 8 0 11-8l132-481c2-6 2-7 2-9 0-4-2-8-5-8-4 0-5 4-6 8l-124 455-51-210-34 46 4 6 17-23z"><text:p/></draw:path><draw:polygon draw:style-name="gr3" draw:text-style-name="P22" svg:width="1.111cm" svg:height="0.017cm" svg:x="9.796cm" svg:y="0.713cm" svg:viewBox="0 0 1112 18" draw:points="556,18 0,18 0,0 1112,0 1112,18"><text:p/></draw:polygon><draw:path draw:style-name="gr3" draw:text-style-name="P22" svg:width="0.095cm" svg:height="0.281cm" svg:x="9.808cm" svg:y="0.807cm" svg:viewBox="0 0 96 282" svg:d="M18 249l26-44c38-59 52-80 52-122 0-49-21-83-51-83-27 0-45 40-45 77 0 23 12 23 12 23 5 0 13-5 13-22 0-11-4-23-13-23-2 0-2 0-2 1 5-27 18-43 32-43 22 0 33 34 33 70 0 33-13 67-26 92l-46 91c-3 5-3 5-3 16h90l6-73h-6c-1 12-2 31-4 37-3 3-19 3-24 3z"><text:p/></draw:path><draw:path draw:style-name="gr3" draw:text-style-name="P22" svg:width="0.154cm" svg:height="0.133cm" svg:x="9.924cm" svg:y="0.836cm" svg:viewBox="0 0 155 134" svg:d="M65 108c-1 5-2 14-2 17 0 7 3 9 6 9s6-3 6-7c1-2 3-12 3-18 1-6 3-19 4-26s2-13 3-21c2-12 2-13 5-21 6-16 14-33 27-33 10 0 10 14 10 21 0 18-7 50-10 63-1 9-2 11-2 16 0 16 7 26 16 26 17 0 24-40 24-45s-2-5-3-5c-2 0-2 2-3 6-4 23-11 36-18 36-4 0-4-4-4-11s1-11 4-24c2-9 9-41 9-57 0-5 0-17-7-27-2-3-7-7-15-7-15 0-24 17-30 30-2-25-13-30-22-30-14 0-24 16-28 26-2-19-12-26-19-26s-11 10-13 17c-4 9-6 27-6 29 0 3 2 3 3 3 2 0 2-1 4-8 3-18 5-33 12-33 4 0 6 6 6 15 0 6-2 17-3 25-1 7-3 20-4 26l-6 39c0 3-1 11-1 12 0 7 3 9 6 9s6-3 6-7c1-2 3-12 3-18 1-6 3-19 4-26s2-13 3-21c2-12 2-14 7-26s13-28 25-28c10 0 10 15 10 21 0 7 0 12-2 27z"><text:p/></draw:path><draw:path draw:style-name="gr3" draw:text-style-name="P22" svg:width="0.129cm" svg:height="0.186cm" svg:x="10.106cm" svg:y="0.907cm" svg:viewBox="0 0 130 187" svg:d="M57 25h28c-8 63-10 81-10 109 0 6 0 17 2 31 2 20 4 22 9 22 4 0 9-7 9-17 0-1 0-2-1-8-8-30-8-59-8-70 0-22 3-45 5-67h28c3 0 11 0 11-14 0-11-5-11-9-11h-81c-6 0-15 0-25 20-9 16-15 35-15 38 0 1 0 4 3 4 2 0 2-2 4-4 11-33 26-33 30-33h14c-8 51-20 102-30 140-3 6-3 8-3 10 0 10 5 12 7 12 8 0 9-12 12-28 4-19 4-20 7-41z"><text:p/></draw:path><draw:path draw:style-name="gr3" draw:text-style-name="P22" svg:width="0.154cm" svg:height="0.133cm" svg:x="10.252cm" svg:y="0.836cm" svg:viewBox="0 0 155 134" svg:d="M65 108c-1 5-2 14-2 17 0 7 3 9 6 9s6-3 6-7c1-2 3-12 3-18 1-6 3-19 4-26s2-13 3-21c2-12 2-13 5-21 6-16 14-33 27-33 10 0 10 14 10 21 0 18-7 50-10 63-1 9-2 11-2 16 0 16 7 26 16 26 17 0 24-40 24-45s-2-5-3-5c-2 0-2 2-3 6-4 23-11 36-18 36-4 0-4-4-4-11s1-11 4-24c2-9 9-41 9-57 0-5 0-17-7-27-2-3-7-7-15-7-15 0-24 17-30 30-2-25-13-30-22-30-14 0-24 16-28 26-2-19-12-26-19-26s-11 10-13 17c-4 9-6 27-6 29 0 3 2 3 3 3 2 0 2-1 4-8 3-18 5-33 12-33 4 0 6 6 6 15 0 6-2 17-3 25-1 7-3 20-4 26l-6 39c0 3-1 11-1 12 0 7 3 9 6 9s6-3 6-7c1-2 3-12 3-18 1-6 3-19 4-26s2-13 3-21c2-12 2-14 7-26s13-28 25-28c10 0 10 15 10 21 0 7 0 12-2 27z"><text:p/></draw:path><draw:path draw:style-name="gr3" draw:text-style-name="P22" svg:width="0.009cm" svg:height="0.421cm" svg:x="10.456cm" svg:y="0.773cm" svg:viewBox="0 0 10 422" svg:d="M10 16c0-9 0-16-5-16s-5 7-5 16v390c0 9 0 16 5 16s5-7 5-16z"><text:p/></draw:path><draw:path draw:style-name="gr3" draw:text-style-name="P22" svg:width="0.113cm" svg:height="0.277cm" svg:x="10.501cm" svg:y="0.9cm" svg:viewBox="0 0 114 278" svg:d="M1 260c-1 5-1 6-1 6 0 7 3 12 7 12 5 0 8-7 8-8 1-4 9-61 16-107 5 17 12 29 24 29 28 0 59-60 59-122 0-46-16-70-33-70-24 0-50 42-56 94zM54 182c-17 0-20-33-20-37 0-2 1-11 2-17 6-46 9-62 14-78 10-32 23-40 30-40 9 0 17 12 17 40 0 24-7 72-14 91-8 28-19 41-29 41z"><text:p/></draw:path><draw:path draw:style-name="gr3" draw:text-style-name="P22" svg:width="0.082cm" svg:height="0.061cm" svg:x="10.695cm" svg:y="0.943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9cm" svg:height="0.133cm" svg:x="10.627cm" svg:y="1.024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2 21-3 31z"><text:p/></draw:path><draw:path draw:style-name="gr3" draw:text-style-name="P22" svg:width="0.069cm" svg:height="0.149cm" svg:x="10.74cm" svg:y="1.053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009cm" svg:height="0.421cm" svg:x="10.869cm" svg:y="0.773cm" svg:viewBox="0 0 10 422" svg:d="M10 16c0-9 0-16-5-16s-5 7-5 16v390c0 9 0 16 5 16s5-7 5-16z"><text:p/></draw:path><draw:path draw:style-name="gr3" draw:text-style-name="P22" svg:width="0.102cm" svg:height="0.133cm" svg:x="10.994cm" svg:y="0cm" svg:viewBox="0 0 103 134" svg:d="M12 113c0 3-1 11-1 12 0 7 3 9 6 9s6-3 6-7c1-2 3-12 3-18 1-6 3-19 4-26s2-13 3-21c2-12 2-14 7-26s13-28 26-28c9 0 9 15 9 21 0 18-7 50-9 63-2 9-3 11-3 16 0 16 7 26 16 26 17 0 24-40 24-45s-2-5-2-5c-2 0-3 2-4 6-3 23-11 36-18 36-3 0-4-4-4-11s1-11 4-24c2-9 9-41 9-57 0-29-13-34-22-34-14 0-24 16-28 26-2-19-12-26-18-26-8 0-12 10-14 17-4 9-6 27-6 29 0 3 2 3 3 3 2 0 2-1 4-8 3-18 5-33 12-33 4 0 6 6 6 15 0 6-2 17-3 25-1 7-3 20-4 26z"><text:p/></draw:path><draw:path draw:style-name="gr3" draw:text-style-name="P22" svg:width="0.066cm" svg:height="0.045cm" svg:x="11.179cm" svg:y="0.025cm" svg:viewBox="0 0 67 46" svg:d="M51 29c0 2-5 7-5 12 0 2 2 5 4 5 1 0 1 0 3-2 1-3 4-9 11-15 1 0 3-3 3-6 0-4-1-5-3-6-4-5-5-9-7-13 0-2-1-4-3-4s-3 4-3 6 2 8 3 11h-49c-2 0-5 0-5 6s3 6 5 6z"><text:p/></draw:path><draw:path draw:style-name="gr3" draw:text-style-name="P22" svg:width="0.07cm" svg:height="0.096cm" svg:x="11.116cm" svg:y="0.085cm" svg:viewBox="0 0 71 97" svg:d="M64 11c-5 2-5 12-5 12 0 3 1 8 5 8 3 0 7-5 7-14 0-12-7-17-14-17-8 0-13 8-15 14-4-12-13-14-17-14-15 0-24 25-24 32 0 4 3 4 3 4 1 0 3 0 3-2 3-22 14-27 18-27s9 4 9 15c0 4-3 19-7 48-2 12-7 19-12 19-1 0-5 0-8-4 5-2 5-11 5-11 0-7-2-9-4-9-4 0-8 5-8 14 0 13 8 18 14 18 7 0 12-8 15-15 5 13 13 15 17 15 16 0 24-26 24-33 0-4-3-4-3-4-2 0-3 1-3 4-3 19-13 25-17 25-5 0-9-1-9-15 0-2 0-3 1-10 1-15 5-39 6-42 2-6 6-15 12-15 0 0 5 0 7 4z"><text:p/></draw:path><draw:path draw:style-name="gr3" draw:text-style-name="P22" svg:width="0.069cm" svg:height="0.149cm" svg:x="11.213cm" svg:y="0.108cm" svg:viewBox="0 0 70 150" svg:d="M67 7c1-2 1-2 1-3 0-4-2-4-4-4l-15 2c-2 0-2 0-2 0-1 2-2 5-2 5 0 5 3 5 4 5 0 0 2 0 4 0 3 0 3 1 3 4 0 1-1 6-2 10l-5 40c-2-6-7-12-15-12-17 0-34 29-34 59 0 21 10 37 21 37 10 0 18-13 19-16 2 11 9 16 15 16 5 0 8-5 10-13 3-7 5-19 5-21 0-3-2-3-2-3-2 0-3 2-4 5-2 16-5 23-9 23-3 0-4-4-4-10 0-3 0-4 0-7zM41 119c-1 3-1 3-3 8-4 8-11 14-17 14-3 0-10-3-10-20 0-11 3-32 7-43 5-12 11-18 16-18 6 0 11 6 13 19z"><text:p/></draw:path><draw:path draw:style-name="gr3" draw:text-style-name="P22" svg:width="0.32cm" svg:height="0.59cm" svg:x="10.99cm" svg:y="0.339cm" svg:viewBox="0 0 321 591" svg:d="M291 591l30-135h-6c-10 44-35 73-63 85-5 2-29 13-75 13h-146l124-252c1-2 2-5 2-7 0 0 0-1-2-6l-113-269h132c33 0 55 6 57 6 13 5 34 11 53 33 6 6 23 25 31 60h6l-30-119h-284c-6 0-6 0-7 2 0 2 0 10 0 15l127 306-124 255c-3 6-3 8-3 8 0 5 2 5 7 5z"><text:p/></draw:path><draw:path draw:style-name="gr3" draw:text-style-name="P22" svg:width="0.074cm" svg:height="0.256cm" svg:x="10.984cm" svg:y="1.046cm" svg:viewBox="0 0 75 257" svg:d="M75 12c0-6-2-12-7-12s-10 8-10 17c0 5 2 11 7 11s10-8 10-16zM38 211c-2 20-11 37-22 37-2 0-4-1-6-1 5-5 6-11 6-16 0-7-3-10-6-10-6 0-10 7-10 16 0 12 7 20 17 20s30-10 35-47l15-107c1-2 1-5 1-9 0-16-8-28-18-28-19 0-29 41-29 46 0 3 2 3 2 3 2 0 2-1 4-6 4-17 13-35 22-35 4 0 6 5 6 15 0 3 0 7 0 9z"><text:p/></draw:path><draw:path draw:style-name="gr3" draw:text-style-name="P22" svg:width="0.124cm" svg:height="0.079cm" svg:x="11.084cm" svg:y="1.124cm" svg:viewBox="0 0 125 80" svg:d="M118 14c2 0 7 0 7-7s-5-7-7-7h-112c-2 0-6 0-6 7s4 7 7 7zM118 80c2 0 7 0 7-7 0-8-5-8-7-8h-111c-3 0-7 0-7 8 0 7 4 7 6 7z"><text:p/></draw:path><draw:path draw:style-name="gr3" draw:text-style-name="P22" svg:width="0.061cm" svg:height="0.196cm" svg:x="11.239cm" svg:y="1.041cm" svg:viewBox="0 0 62 197" svg:d="M38 8c0-8 0-8-4-8-11 18-27 19-34 19v11c4 0 15 0 25-8v151c0 9 0 13-17 13h-7v11c3 0 24-2 30-2s27 2 31 2v-11h-7c-17 0-17-4-17-13z"><text:p/></draw:path><draw:path draw:style-name="gr3" draw:text-style-name="P22" svg:width="0.092cm" svg:height="0.191cm" svg:x="11.374cm" svg:y="0.556cm" svg:viewBox="0 0 93 192" svg:d="M34 89c7 0 25 0 37-10 17-12 18-37 18-43 0-19-9-36-25-36-27 0-64 41-64 115 0 43 14 77 38 77 35 0 55-46 55-51 0-2-1-4-3-4-1 0-2 0-3 4-19 41-45 41-49 41-18 0-20-36-20-49 0-5 0-18 3-44zM23 79c9-63 34-69 41-69 11 0 17 12 17 26 0 43-39 43-48 43z"><text:p/></draw:path><draw:path draw:style-name="gr3" draw:text-style-name="P22" svg:width="0.113cm" svg:height="0.015cm" svg:x="11.494cm" svg:y="0.448cm" svg:viewBox="0 0 114 16" svg:d="M108 16c2 0 6 0 6-9 0-7-3-7-6-7h-101c-3 0-7 0-7 7 0 9 4 9 7 9z"><text:p/></draw:path><draw:path draw:style-name="gr3" draw:text-style-name="P22" svg:width="0.049cm" svg:height="0.14cm" svg:x="11.672cm" svg:y="0.272cm" svg:viewBox="0 0 50 141" svg:d="M31 7c0-7 0-7-4-7-9 13-23 13-25 13h-2v10h2c3 0 10-1 18-6v105c0 8 0 10-13 10h-6v9c7-1 17-1 24-1s18 0 25 1v-9h-6c-13 0-13-2-13-10z"><text:p/></draw:path><draw:polygon draw:style-name="gr3" draw:text-style-name="P22" svg:width="0.081cm" svg:height="0.015cm" svg:x="11.655cm" svg:y="0.448cm" svg:viewBox="0 0 82 16" draw:points="41,16 0,16 0,0 82,0 82,16"><text:p/></draw:polygon><draw:path draw:style-name="gr3" draw:text-style-name="P22" svg:width="0.059cm" svg:height="0.14cm" svg:x="11.666cm" svg:y="0.489cm" svg:viewBox="0 0 60 141" svg:d="M60 101h-5c0 3-2 17-3 19-1 1-12 1-13 1h-24c8-11 17-23 25-31 11-13 20-25 20-48 0-26-14-42-31-42s-29 17-29 37c0 11 5 13 7 13 3 0 7-4 7-13 0-7-3-11-7-12 4-9 11-15 19-15 12 0 22 12 22 32 0 18-8 32-17 46l-30 44c-1 1-1 1-1 3v6h56z"><text:p/></draw:path><draw:path draw:style-name="gr3" draw:text-style-name="P22" svg:width="0.043cm" svg:height="0.294cm" svg:x="11.785cm" svg:y="0.307cm" svg:viewBox="0 0 44 295" svg:d="M41 0c-32 40-41 103-41 147 0 42 7 107 41 148 1 0 3 0 3-2 0-3 0-3-2-5-22-36-30-87-30-141 0-79 17-118 31-140 1-1 1-2 1-3 0-4-2-4-3-4z"><text:p/></draw:path><draw:path draw:style-name="gr3" draw:text-style-name="P22" svg:width="0.145cm" svg:height="0.295cm" svg:x="11.856cm" svg:y="0.27cm" svg:viewBox="0 0 146 296" svg:d="M59 264l-33-115c-1-3-1-5-3-5 0 0-1 0-2 2l-19 21c-2 3-2 4-2 6 0 1 1 3 2 3s1 0 3-2c3-3 7-9 9-11l37 127c2 5 2 6 4 6s4 0 5-6l85-277c1-3 1-5 1-6 0-5-2-7-3-7-3 0-4 2-5 6z"><text:p/></draw:path><draw:polygon draw:style-name="gr3" draw:text-style-name="P22" svg:width="0.095cm" svg:height="0.015cm" svg:x="11.998cm" svg:y="0.27cm" svg:viewBox="0 0 96 16" draw:points="48,16 0,16 0,0 96,0 96,16"><text:p/></draw:polygon><draw:path draw:style-name="gr3" draw:text-style-name="P22" svg:width="0.074cm" svg:height="0.196cm" svg:x="12.009cm" svg:y="0.332cm" svg:viewBox="0 0 75 197" svg:d="M75 143h-6c-1 7-2 24-5 27 0 1-13 1-16 1h-31c17-27 23-34 34-49 13-18 24-36 24-64 0-36-18-58-40-58-21 0-35 26-35 53 0 15 7 17 9 17 4 0 9-5 9-16 0-5-1-16-10-16 5-21 17-27 25-27 17 0 26 23 26 47 0 26-11 45-17 57l-41 70c-1 3-1 4-1 12h70z"><text:p/></draw:path><draw:path draw:style-name="gr3" draw:text-style-name="P22" svg:width="0.075cm" svg:height="0.211cm" svg:x="12.105cm" svg:y="0.321cm" svg:viewBox="0 0 76 212" svg:d="M76 65c0-31-7-65-23-65-26 0-53 79-53 147 0 35 8 65 23 65 26 0 53-81 53-147zM19 101c9-65 23-93 34-93s11 33 11 39c0 12-2 29-5 54zM57 112c-5 32-9 47-14 62s-12 30-20 30c-9 0-11-24-11-39 0-20 4-43 6-53z"><text:p/></draw:path><draw:path draw:style-name="gr3" draw:text-style-name="P22" svg:width="0.043cm" svg:height="0.294cm" svg:x="12.211cm" svg:y="0.307cm" svg:viewBox="0 0 44 295" svg:d="M41 0c-32 40-41 103-41 147 0 42 7 107 41 148 1 0 3 0 3-2 0-3 0-3-2-5-22-36-30-87-30-141 0-79 17-118 31-140 1-1 1-2 1-3 0-4-2-4-3-4z"><text:p/></draw:path><draw:path draw:style-name="gr3" draw:text-style-name="P22" svg:width="0.082cm" svg:height="0.061cm" svg:x="12.458cm" svg:y="0.195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43cm" svg:height="0.294cm" svg:x="12.286cm" svg:y="0.307cm" svg:viewBox="0 0 44 295" svg:d="M41 0c-32 40-41 103-41 147 0 42 7 107 41 148 1 0 3 0 3-2 0-3 0-3-2-5-22-36-30-87-30-141 0-79 17-118 31-140 1-1 1-2 1-3 0-4-2-4-3-4z"><text:p/></draw:path><draw:path draw:style-name="gr3" draw:text-style-name="P22" svg:width="0.049cm" svg:height="0.14cm" svg:x="12.463cm" svg:y="0.272cm" svg:viewBox="0 0 50 141" svg:d="M31 7c0-7 0-7-4-7-9 13-23 13-25 13h-2v10h2c3 0 10-1 18-6v105c0 8 0 10-13 10h-6v9c7-1 17-1 24-1s18 0 25 1v-9h-6c-13 0-13-2-13-10z"><text:p/></draw:path><draw:polygon draw:style-name="gr3" draw:text-style-name="P22" svg:width="0.233cm" svg:height="0.015cm" svg:x="12.37cm" svg:y="0.448cm" svg:viewBox="0 0 234 16" draw:points="116,16 0,16 0,0 234,0 234,16"><text:p/></draw:polygon><draw:path draw:style-name="gr3" draw:text-style-name="P22" svg:width="0.118cm" svg:height="0.211cm" svg:x="12.388cm" svg:y="0.487cm" svg:viewBox="0 0 119 212" svg:d="M48 188l-27-81c-1-4-2-4-3-4 0 0-3 1-5 4l-12 12c0 0-1 2-1 3 0 3 1 4 2 4s3-4 5-4l5-4 30 91c0 2 0 3 3 3 2 0 3-2 4-5l69-196c1-4 1-4 1-5 0-4-2-6-3-6-2 0-4 2-4 4z"><text:p/></draw:path><draw:polygon draw:style-name="gr3" draw:text-style-name="P22" svg:width="0.101cm" svg:height="0.011cm" svg:x="12.502cm" svg:y="0.487cm" svg:viewBox="0 0 102 12" draw:points="51,12 0,12 0,0 102,0 102,12"><text:p/></draw:polygon><draw:path draw:style-name="gr3" draw:text-style-name="P22" svg:width="0.074cm" svg:height="0.149cm" svg:x="12.517cm" svg:y="0.533cm" svg:viewBox="0 0 75 150" svg:d="M44 88c6 19 16 53 17 56 1 2 2 3 3 3 1 3 2 3 4 3h3c2 0 4 0 4-4 0-1 0-1-1-2-1-3-2-6-4-10l-35-122c-2-7-6-12-17-12-3 0-5 0-5 4 0 3 1 3 3 3 5 1 7 10 9 15l6 21c3 7 9 27 11 36l-39 54c-1 1-3 5-3 8 0 5 2 9 4 9 3 0 4-3 6-4z"><text:p/></draw:path><draw:path draw:style-name="gr3" draw:text-style-name="P22" svg:width="0.043cm" svg:height="0.294cm" svg:x="12.644cm" svg:y="0.307cm" svg:viewBox="0 0 44 295" svg:d="M3 0c-1 0-3 0-3 4 0 1 1 2 1 3 15 24 31 64 31 140 0 62-11 110-29 138-3 5-3 5-3 8 0 1 1 2 2 2 2 0 19-19 29-56 9-24 13-57 13-92 0-40-7-106-41-147z"><text:p/></draw:path><draw:path draw:style-name="gr3" draw:text-style-name="P22" svg:width="0.124cm" svg:height="0.217cm" svg:x="12.72cm" svg:y="0.346cm" svg:viewBox="0 0 125 218" svg:d="M125 109c0-60-29-109-63-109s-62 50-62 109c0 61 29 109 62 109 35 0 63-49 63-109zM62 209c-31 0-57-46-57-100s26-98 57-98c32 0 57 44 57 98 0 55-25 100-57 100zM75 109c0-12-5-21-13-21-7 0-12 10-12 21 0 13 5 23 12 23 8 0 13-11 13-23z"><text:p/></draw:path><draw:path draw:style-name="gr3" draw:text-style-name="P22" svg:width="0.082cm" svg:height="0.061cm" svg:x="12.912cm" svg:y="0.316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9cm" svg:height="0.131cm" svg:x="12.865cm" svg:y="0.399cm" svg:viewBox="0 0 91 132" svg:d="M51 20h31c1 0 9 0 9-12 0-8-5-8-8-8h-53c-5 0-9 1-19 14-5 9-11 24-11 27s2 3 3 3c2 0 2 0 3-3 9-21 19-21 23-21h15l-17 95c-1 5-1 5-1 7 0 9 5 10 5 10 7 0 9-11 9-14z"><text:p/></draw:path><draw:path draw:style-name="gr3" draw:text-style-name="P22" svg:width="0.041cm" svg:height="0.143cm" svg:x="12.958cm" svg:y="0.429cm" svg:viewBox="0 0 42 144" svg:d="M37 10c0-6-2-10-6-10-2 0-7 6-7 12s3 10 5 10c5 0 8-6 8-12zM42 112c0-4-1-4-2-4-2 0-2 0-3 5-1 12-8 24-14 24-2 0-2-4-2-9 0-4 0-6 1-10 1-5 1-9 2-11 1-3 5-23 7-30 1-4 2-7 2-11 0-10-6-18-13-18-13 0-20 26-20 32 0 4 2 4 3 4s2-1 2-5c3-14 9-24 14-24 2 0 4 3 4 9 0 1 0 2-1 7-1 3-6 26-8 33-1 4-1 4-2 12-1 3-2 6-2 9 0 12 6 19 13 19 13 0 19-28 19-32z"><text:p/></draw:path><draw:path draw:style-name="gr3" draw:text-style-name="P22" svg:width="0.043cm" svg:height="0.294cm" svg:x="13.035cm" svg:y="0.307cm" svg:viewBox="0 0 44 295" svg:d="M3 0c-1 0-3 0-3 4 0 1 1 2 1 3 15 24 31 64 31 140 0 62-11 110-29 138-3 5-3 5-3 8 0 1 1 2 2 2 2 0 19-19 29-56 9-24 13-57 13-92 0-40-7-106-41-147z"><text:p/></draw:path><draw:path draw:style-name="gr3" draw:text-style-name="P22" svg:width="0.124cm" svg:height="0.217cm" svg:x="13.11cm" svg:y="0.346cm" svg:viewBox="0 0 125 218" svg:d="M66 116h52c2 0 7 0 7-7s-5-7-7-7h-52v-91c0-4 0-11-4-11s-4 7-4 11v91h-52c-2 0-6 0-6 7s4 7 6 7h52v91c0 4 0 11 4 11s4-6 4-11z"><text:p/></draw:path><draw:path draw:style-name="gr3" draw:text-style-name="P22" svg:width="0.082cm" svg:height="0.061cm" svg:x="13.309cm" svg:y="0.316cm" svg:viewBox="0 0 83 62" svg:d="M64 38c-1 3-7 12-7 17 0 4 2 7 4 7s3-2 4-4c4-9 10-16 14-18 2-3 4-4 4-9s-2-6-3-7c-5-7-7-13-8-17 0-2-2-7-4-7s-4 2-4 7 2 13 4 17h-61c-3 0-7 0-7 7s4 7 7 7z"><text:p/></draw:path><draw:path draw:style-name="gr3" draw:text-style-name="P22" svg:width="0.09cm" svg:height="0.133cm" svg:x="13.254cm" svg:y="0.398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2 21-3 31z"><text:p/></draw:path><draw:path draw:style-name="gr3" draw:text-style-name="P22" svg:width="0.041cm" svg:height="0.143cm" svg:x="13.366cm" svg:y="0.429cm" svg:viewBox="0 0 42 144" svg:d="M37 10c0-6-2-10-6-10-2 0-7 6-7 12s3 10 5 10c5 0 8-6 8-12zM42 112c0-4-1-4-2-4-2 0-2 0-3 5-1 12-8 24-14 24-2 0-2-4-2-9 0-4 0-6 1-10 1-5 1-9 2-11 1-3 5-23 7-30 1-4 2-7 2-11 0-10-6-18-13-18-13 0-20 26-20 32 0 4 2 4 3 4s2-1 2-5c3-14 9-24 14-24 2 0 4 3 4 9 0 1 0 2-1 7-1 3-6 26-8 33-1 4-1 4-2 12-1 3-2 6-2 9 0 12 6 19 13 19 13 0 19-28 19-32z"><text:p/></draw:path><draw:path draw:style-name="gr3" draw:text-style-name="P22" svg:width="0.113cm" svg:height="0.015cm" svg:x="13.448cm" svg:y="0.448cm" svg:viewBox="0 0 114 16" svg:d="M108 16c2 0 6 0 6-9 0-7-3-7-6-7h-101c-3 0-7 0-7 7 0 9 4 9 7 9z"><text:p/></draw:path><draw:path draw:style-name="gr3" draw:text-style-name="P22" svg:width="0.082cm" svg:height="0.061cm" svg:x="13.652cm" svg:y="0.316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9cm" svg:height="0.133cm" svg:x="13.589cm" svg:y="0.398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1 21-3 31z"><text:p/></draw:path><draw:path draw:style-name="gr3" draw:text-style-name="P22" svg:width="0.056cm" svg:height="0.184cm" svg:x="13.695cm" svg:y="0.429cm" svg:viewBox="0 0 57 185" svg:d="M57 8c0-4-2-8-5-8-4 0-8 7-8 12 0 6 3 10 6 10 4 0 7-6 7-14zM31 151c-2 16-10 26-17 26-2 0-4-1-4-1 2-2 3-8 3-11 0-4-1-9-5-9-5 0-8 7-8 14 0 10 5 15 14 15 8 0 24-8 28-34l11-77c0-1 0-3 0-6 0-12-6-20-15-20-15 0-24 28-24 32s2 4 3 4 2-1 3-4c5-20 14-25 18-25s4 7 4 11 0 4 0 6z"><text:p/></draw:path><draw:path draw:style-name="gr3" draw:text-style-name="P22" svg:width="0.043cm" svg:height="0.294cm" svg:x="13.792cm" svg:y="0.307cm" svg:viewBox="0 0 44 295" svg:d="M3 0c-1 0-3 0-3 4 0 1 1 2 1 3 15 24 31 64 31 140 0 62-11 110-29 138-3 5-3 5-3 8 0 1 1 2 2 2 2 0 19-19 29-56 9-24 13-57 13-92 0-40-7-106-41-147z"><text:p/></draw:path><draw:path draw:style-name="gr3" draw:text-style-name="P22" svg:width="0.101cm" svg:height="0.142cm" svg:x="13.865cm" svg:y="0.258cm" svg:viewBox="0 0 102 143" svg:d="M60 17c1-7 1-7 6-7h13c13 0 15 7 15 20 0 1 0 5-1 16v1c0 2 1 3 3 3s2-1 3-4l2-39c1-2 1-2 1-3 0-4-2-4-5-4h-84c-3 0-3 0-4 5l-8 38c0 1-1 4-1 4 0 1 1 3 3 3 1 0 1 0 2-4 6-26 10-36 26-36h13c1 0 3 0 4 0v2l-17 113c0 7 0 8-13 8h-3c-3 0-3 1-3 1 0 3-1 4-1 6 0 1 1 3 2 3 4 0 8 0 11 0 4 0 7-2 12-2 4 0 7 2 11 2s8 0 12 0c0 0 3 0 3-6 0-4-2-4-5-4h-2c-3 0-6 0-10-1-1 0-1 0-1-2s0-2 0-4z"><text:p/></draw:path><draw:path draw:style-name="gr3" draw:text-style-name="P22" svg:width="0.085cm" svg:height="0.193cm" svg:x="13.996cm" svg:y="0.398cm" svg:viewBox="0 0 86 194" svg:d="M1 179c-1 4-1 6-1 6 0 6 3 9 6 9 6 0 7-9 8-19 3-14 7-48 9-60 2 5 7 18 19 18 22 0 44-39 44-83 0-32-11-50-26-50-17 0-37 26-44 67zM42 126c-13 0-17-23-17-26 0-2 1-8 2-11 4-36 6-43 11-57 6-15 15-24 21-24 7 0 14 9 14 30 0 14-5 46-10 62-8 21-16 26-21 26z"><text:p/></draw:path><draw:path draw:style-name="gr3" draw:text-style-name="P22" svg:width="0.091cm" svg:height="0.011cm" svg:x="14.107cm" svg:y="0.339cm" svg:viewBox="0 0 92 12" svg:d="M87 12c2 0 5 0 5-5 0-7-3-7-5-7h-82c-2 0-5 0-5 7 0 5 3 5 5 5z"><text:p/></draw:path><draw:path draw:style-name="gr3" draw:text-style-name="P22" svg:width="0.049cm" svg:height="0.14cm" svg:x="14.235cm" svg:y="0.262cm" svg:viewBox="0 0 50 141" svg:d="M31 7c0-7 0-7-4-7-9 13-23 13-25 13h-2v10h2c3 0 10-1 18-6v105c0 8 0 10-13 10h-6v9c7-1 17-1 24-1s18 0 25 1v-9h-6c-13 0-13-2-13-10z"><text:p/></draw:path><draw:path draw:style-name="gr3" draw:text-style-name="P22" svg:width="0.043cm" svg:height="0.294cm" svg:x="14.331cm" svg:y="0.307cm" svg:viewBox="0 0 44 295" svg:d="M41 0c-32 40-41 103-41 147 0 42 7 107 41 148 1 0 3 0 3-2 0-3 0-3-2-5-22-36-30-87-30-141 0-79 17-118 31-140 1-1 1-2 1-3 0-4-2-4-3-4z"><text:p/></draw:path><draw:path draw:style-name="gr3" draw:text-style-name="P22" svg:width="0.145cm" svg:height="0.295cm" svg:x="14.403cm" svg:y="0.27cm" svg:viewBox="0 0 146 296" svg:d="M59 264l-33-115c-1-3-1-5-3-5 0 0-1 0-2 2l-19 21c-2 3-2 4-2 6 0 1 1 3 2 3s1 0 3-2c3-3 7-9 9-11l37 127c2 5 2 6 4 6s4 0 5-6l85-277c1-3 1-5 1-6 0-5-2-7-3-7-3 0-4 2-5 6z"><text:p/></draw:path><draw:polygon draw:style-name="gr3" draw:text-style-name="P22" svg:width="0.095cm" svg:height="0.015cm" svg:x="14.545cm" svg:y="0.27cm" svg:viewBox="0 0 96 16" draw:points="48,16 0,16 0,0 96,0 96,16"><text:p/></draw:polygon><draw:path draw:style-name="gr3" draw:text-style-name="P22" svg:width="0.074cm" svg:height="0.196cm" svg:x="14.555cm" svg:y="0.332cm" svg:viewBox="0 0 75 197" svg:d="M75 143h-6c-1 7-2 24-5 27 0 1-13 1-16 1h-31c17-27 23-34 34-49 13-18 24-36 24-64 0-36-18-58-40-58-21 0-35 26-35 53 0 15 7 17 9 17 4 0 9-5 9-16 0-5-1-16-10-16 5-21 17-27 25-27 17 0 26 23 26 47 0 26-11 45-17 57l-41 70c-1 3-1 4-1 12h70z"><text:p/></draw:path><draw:path draw:style-name="gr3" draw:text-style-name="P22" svg:width="0.075cm" svg:height="0.211cm" svg:x="14.651cm" svg:y="0.321cm" svg:viewBox="0 0 76 212" svg:d="M76 65c0-31-7-65-23-65-26 0-53 79-53 147 0 35 8 65 23 65 26 0 53-81 53-147zM19 101c9-65 23-93 34-93s11 33 11 39c0 12-2 29-5 54zM57 112c-5 32-9 47-14 62s-12 30-20 30c-9 0-11-24-11-39 0-20 4-43 6-53z"><text:p/></draw:path><draw:path draw:style-name="gr3" draw:text-style-name="P22" svg:width="0.043cm" svg:height="0.294cm" svg:x="14.757cm" svg:y="0.307cm" svg:viewBox="0 0 44 295" svg:d="M41 0c-32 40-41 103-41 147 0 42 7 107 41 148 1 0 3 0 3-2 0-3 0-3-2-5-22-36-30-87-30-141 0-79 17-118 31-140 1-1 1-2 1-3 0-4-2-4-3-4z"><text:p/></draw:path><draw:path draw:style-name="gr3" draw:text-style-name="P22" svg:width="0.082cm" svg:height="0.061cm" svg:x="15.005cm" svg:y="0.195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43cm" svg:height="0.294cm" svg:x="14.832cm" svg:y="0.307cm" svg:viewBox="0 0 44 295" svg:d="M41 0c-32 40-41 103-41 147 0 42 7 107 41 148 1 0 3 0 3-2 0-3 0-3-2-5-22-36-30-87-30-141 0-79 17-118 31-140 1-1 1-2 1-3 0-4-2-4-3-4z"><text:p/></draw:path><draw:path draw:style-name="gr3" draw:text-style-name="P22" svg:width="0.049cm" svg:height="0.14cm" svg:x="15.01cm" svg:y="0.272cm" svg:viewBox="0 0 50 141" svg:d="M31 7c0-7 0-7-4-7-9 13-23 13-25 13h-2v10h2c3 0 10-1 18-6v105c0 8 0 10-13 10h-6v9c7-1 17-1 24-1s18 0 25 1v-9h-6c-13 0-13-2-13-10z"><text:p/></draw:path><draw:polygon draw:style-name="gr3" draw:text-style-name="P22" svg:width="0.233cm" svg:height="0.015cm" svg:x="14.917cm" svg:y="0.448cm" svg:viewBox="0 0 234 16" draw:points="116,16 0,16 0,0 234,0 234,16"><text:p/></draw:polygon><draw:path draw:style-name="gr3" draw:text-style-name="P22" svg:width="0.118cm" svg:height="0.211cm" svg:x="14.934cm" svg:y="0.487cm" svg:viewBox="0 0 119 212" svg:d="M48 188l-27-81c-1-4-2-4-3-4 0 0-3 1-5 4l-12 12c0 0-1 2-1 3 0 3 1 4 2 4s3-4 5-4l5-4 30 91c0 2 0 3 3 3 2 0 3-2 4-5l69-196c1-4 1-4 1-5 0-4-2-6-3-6-2 0-4 2-4 4z"><text:p/></draw:path><draw:polygon draw:style-name="gr3" draw:text-style-name="P22" svg:width="0.101cm" svg:height="0.011cm" svg:x="15.049cm" svg:y="0.487cm" svg:viewBox="0 0 102 12" draw:points="51,12 0,12 0,0 102,0 102,12"><text:p/></draw:polygon><draw:path draw:style-name="gr3" draw:text-style-name="P22" svg:width="0.074cm" svg:height="0.149cm" svg:x="15.064cm" svg:y="0.533cm" svg:viewBox="0 0 75 150" svg:d="M44 88c6 19 16 53 17 56 1 2 2 3 3 3 1 3 2 3 4 3h3c2 0 4 0 4-4 0-1 0-1-1-2-1-3-2-6-4-10l-35-122c-2-7-6-12-17-12-3 0-5 0-5 4 0 3 1 3 3 3 5 1 7 10 9 15l6 21c3 7 9 27 11 36l-39 54c-1 1-3 5-3 8 0 5 2 9 4 9 3 0 4-3 6-4z"><text:p/></draw:path><draw:path draw:style-name="gr3" draw:text-style-name="P22" svg:width="0.043cm" svg:height="0.294cm" svg:x="15.19cm" svg:y="0.307cm" svg:viewBox="0 0 44 295" svg:d="M3 0c-1 0-3 0-3 4 0 1 1 2 1 3 15 24 31 64 31 140 0 62-11 110-29 138-3 5-3 5-3 8 0 1 1 2 2 2 2 0 19-19 29-56 9-24 13-57 13-92 0-40-7-106-41-147z"><text:p/></draw:path><draw:path draw:style-name="gr3" draw:text-style-name="P22" svg:width="0.124cm" svg:height="0.217cm" svg:x="15.266cm" svg:y="0.346cm" svg:viewBox="0 0 125 218" svg:d="M125 109c0-60-29-109-63-109s-62 50-62 109c0 61 29 109 62 109 35 0 63-49 63-109zM62 209c-31 0-57-46-57-100s26-98 57-98c32 0 57 44 57 98 0 55-25 100-57 100zM75 109c0-12-5-21-13-21-7 0-12 10-12 21 0 13 5 23 12 23 8 0 13-11 13-23z"><text:p/></draw:path><draw:path draw:style-name="gr3" draw:text-style-name="P22" svg:width="0.082cm" svg:height="0.061cm" svg:x="15.458cm" svg:y="0.316cm" svg:viewBox="0 0 83 62" svg:d="M64 38c-1 3-7 12-7 17 0 4 2 7 4 7s3-2 4-4c4-9 10-16 14-18 2-3 4-4 4-9s-2-6-3-7c-5-7-7-13-8-17 0-2-2-7-4-7s-4 2-4 7 2 13 4 17h-61c-3 0-7 0-7 7s4 7 7 7z"><text:p/></draw:path><draw:path draw:style-name="gr3" draw:text-style-name="P22" svg:width="0.09cm" svg:height="0.131cm" svg:x="15.411cm" svg:y="0.399cm" svg:viewBox="0 0 91 132" svg:d="M51 20h31c1 0 9 0 9-12 0-8-5-8-8-8h-53c-5 0-9 1-19 14-5 9-11 24-11 27s2 3 3 3c2 0 2 0 3-3 9-21 19-21 23-21h15l-17 95c-1 5-1 5-1 7 0 9 5 10 5 10 7 0 9-11 9-14z"><text:p/></draw:path><draw:path draw:style-name="gr3" draw:text-style-name="P22" svg:width="0.041cm" svg:height="0.143cm" svg:x="15.504cm" svg:y="0.429cm" svg:viewBox="0 0 42 144" svg:d="M37 10c0-6-2-10-6-10-2 0-7 6-7 12s3 10 5 10c5 0 8-6 8-12zM42 112c0-4-1-4-2-4-2 0-2 0-3 5-1 12-8 24-14 24-2 0-2-4-2-9 0-4 0-6 1-10 1-5 1-9 2-11 1-3 5-23 7-30 1-4 2-7 2-11 0-10-6-18-13-18-13 0-20 26-20 32 0 4 2 4 3 4s2-1 2-5c3-14 9-24 14-24 2 0 4 3 4 9 0 1 0 2-1 7-1 3-6 26-8 33-1 4-1 4-2 12-1 3-2 6-2 9 0 12 6 19 13 19 13 0 19-28 19-32z"><text:p/></draw:path><draw:path draw:style-name="gr3" draw:text-style-name="P22" svg:width="0.043cm" svg:height="0.294cm" svg:x="15.581cm" svg:y="0.307cm" svg:viewBox="0 0 44 295" svg:d="M3 0c-1 0-3 0-3 4 0 1 1 2 1 3 15 24 31 64 31 140 0 62-11 110-29 138-3 5-3 5-3 8 0 1 1 2 2 2 2 0 19-19 29-56 9-24 13-57 13-92 0-40-7-106-41-147z"><text:p/></draw:path><draw:path draw:style-name="gr3" draw:text-style-name="P22" svg:width="0.124cm" svg:height="0.217cm" svg:x="15.656cm" svg:y="0.346cm" svg:viewBox="0 0 125 218" svg:d="M66 116h52c2 0 7 0 7-7s-5-7-7-7h-52v-91c0-4 0-11-4-11s-4 7-4 11v91h-52c-2 0-6 0-6 7s4 7 6 7h52v91c0 4 0 11 4 11s4-6 4-11z"><text:p/></draw:path><draw:path draw:style-name="gr3" draw:text-style-name="P22" svg:width="0.082cm" svg:height="0.061cm" svg:x="15.856cm" svg:y="0.316cm" svg:viewBox="0 0 83 62" svg:d="M64 38c-1 3-7 12-7 17 0 4 2 7 4 7s3-2 4-4c4-9 10-16 14-18 2-3 4-4 4-9s-2-6-3-7c-5-7-7-13-8-17 0-2-2-7-4-7s-4 2-4 7 2 13 4 17h-61c-3 0-7 0-7 7s4 7 7 7z"><text:p/></draw:path><draw:path draw:style-name="gr3" draw:text-style-name="P22" svg:width="0.09cm" svg:height="0.133cm" svg:x="15.8cm" svg:y="0.398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2 21-3 31z"><text:p/></draw:path><draw:path draw:style-name="gr3" draw:text-style-name="P22" svg:width="0.041cm" svg:height="0.143cm" svg:x="15.912cm" svg:y="0.429cm" svg:viewBox="0 0 42 144" svg:d="M37 10c0-6-2-10-6-10-2 0-7 6-7 12s3 10 5 10c5 0 8-6 8-12zM42 112c0-4-1-4-2-4-2 0-2 0-3 5-1 12-8 24-14 24-2 0-2-4-2-9 0-4 0-6 1-10 1-5 1-9 2-11 1-3 5-23 7-30 1-4 2-7 2-11 0-10-6-18-13-18-13 0-20 26-20 32 0 4 2 4 3 4s2-1 2-5c3-14 9-24 14-24 2 0 4 3 4 9 0 1 0 2-1 7-1 3-6 26-8 33-1 4-1 4-2 12-1 3-2 6-2 9 0 12 6 19 13 19 13 0 19-28 19-32z"><text:p/></draw:path><draw:path draw:style-name="gr3" draw:text-style-name="P22" svg:width="0.113cm" svg:height="0.015cm" svg:x="15.995cm" svg:y="0.448cm" svg:viewBox="0 0 114 16" svg:d="M108 16c2 0 6 0 6-9 0-7-3-7-6-7h-101c-3 0-7 0-7 7 0 9 4 9 7 9z"><text:p/></draw:path><draw:path draw:style-name="gr3" draw:text-style-name="P22" svg:width="0.082cm" svg:height="0.061cm" svg:x="16.198cm" svg:y="0.316cm" svg:viewBox="0 0 83 62" svg:d="M64 38c-1 3-7 12-7 17 0 4 2 7 4 7s3-2 4-4c4-9 10-16 14-18 2-3 4-4 4-9s-2-6-3-7c-5-7-7-13-8-17 0-2-2-7-5-7-1 0-3 2-3 7s2 13 3 17h-60c-3 0-7 0-7 7s4 7 7 7z"><text:p/></draw:path><draw:path draw:style-name="gr3" draw:text-style-name="P22" svg:width="0.09cm" svg:height="0.133cm" svg:x="16.135cm" svg:y="0.398cm" svg:viewBox="0 0 91 134" svg:d="M34 100c-2 9-7 26-16 26 0 0-6 0-9-4 7-4 7-14 7-16 0-8-2-12-6-12-5 0-10 8-10 19 0 14 10 21 18 21s14-8 19-21c4 15 14 21 20 21 20 0 29-37 29-45 0-5-2-5-3-5-2 0-2 2-2 6-4 20-14 36-24 36-6 0-10-8-10-19 0-9 4-35 9-69 4-22 11-30 17-30 0 0 5 0 8 4-4 4-6 11-6 17 0 7 2 12 6 12s10-6 10-19c0-17-11-22-18-22-9 0-16 10-19 22-3-14-11-22-20-22-19 0-30 36-30 46 0 3 2 3 3 3 2 0 3-1 3-5 4-22 15-36 24-36 5 0 9 5 9 20 0 6-1 21-3 31z"><text:p/></draw:path><draw:path draw:style-name="gr3" draw:text-style-name="P22" svg:width="0.056cm" svg:height="0.184cm" svg:x="16.241cm" svg:y="0.429cm" svg:viewBox="0 0 57 185" svg:d="M57 8c0-4-2-8-5-8-4 0-8 7-8 12 0 6 3 10 6 10 4 0 7-6 7-14zM31 151c-2 16-10 26-17 26-2 0-4-1-4-1 2-2 3-8 3-11 0-4-1-9-5-9-5 0-8 7-8 14 0 10 5 15 14 15 8 0 24-8 28-34l11-77c0-1 0-3 0-6 0-12-6-20-15-20-15 0-24 28-24 32s2 4 3 4 2-1 3-4c5-20 14-25 18-25s4 7 4 11 0 4 0 6z"><text:p/></draw:path><draw:path draw:style-name="gr3" draw:text-style-name="P22" svg:width="0.043cm" svg:height="0.294cm" svg:x="16.338cm" svg:y="0.307cm" svg:viewBox="0 0 44 295" svg:d="M3 0c-1 0-3 0-3 4 0 1 1 2 1 3 15 24 31 64 31 140 0 62-11 110-29 138-3 5-3 5-3 8 0 1 1 2 2 2 2 0 19-19 29-56 9-24 13-57 13-92 0-40-7-106-41-147z"><text:p/></draw:path><draw:path draw:style-name="gr3" draw:text-style-name="P22" svg:width="0.055cm" svg:height="0.421cm" svg:x="16.427cm" svg:y="0.428cm" svg:viewBox="0 0 56 422" svg:d="M56 211c0-32-3-84-16-132-14-51-35-79-38-79-1 0-2 2-2 4s0 3 4 10c25 41 38 108 38 197 0 72-8 146-39 199-3 6-3 7-3 8 0 3 1 4 2 4 3 0 25-29 39-83 12-45 15-92 15-128z"><text:p/></draw:path><draw:path draw:style-name="gr3" draw:text-style-name="P22" svg:width="0.114cm" svg:height="0.298cm" svg:x="16.516cm" svg:y="0.451cm" svg:viewBox="0 0 115 299" svg:d="M115 5c0-1 0-5-3-5-4 0-26 4-31 5-2 0-3 2-3 7 0 6 2 6 5 6 12 0 13 4 13 7l-1 9-14 99c-5-15-12-26-23-26-28 0-58 62-58 123 0 41 13 69 32 69 5 0 17-3 32-33 2 18 10 33 22 33 8 0 14-10 17-24 4-15 8-41 8-42 0-5-3-5-3-5-3 0-3 2-3 8-5 28-9 53-19 53-7 0-7-11-7-19 0-11 0-13 2-21zM64 242c0 9 0 10-4 17-11 23-20 30-27 30-12 0-16-23-16-40 0-21 8-74 14-93 7-24 18-40 28-40 16 0 19 35 19 37 0 3-1 5-1 8z"><text:p/></draw:path><draw:path draw:style-name="gr3" draw:text-style-name="P22" svg:width="0.106cm" svg:height="0.083cm" svg:x="16.804cm" svg:y="0.443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16cm" svg:height="0.187cm" svg:x="16.638cm" svg:y="0.563cm" svg:viewBox="0 0 117 188" svg:d="M64 25h41c3 0 12 0 12-14 0-11-5-11-10-11h-67c-5 0-15 0-25 20-8 16-15 35-15 38 0 1 0 4 3 4 2 0 2-2 4-4 11-33 25-33 30-33h20l-23 136c-1 4-3 14-3 15 0 5 2 12 7 12 9 0 10-13 10-18z"><text:p/></draw:path><draw:path draw:style-name="gr3" draw:text-style-name="P22" svg:width="0.05cm" svg:height="0.198cm" svg:x="16.745cm" svg:y="0.612cm" svg:viewBox="0 0 51 199" svg:d="M47 12c0-5-2-12-7-12-4 0-9 7-9 17 0 5 2 11 7 11 4 0 9-9 9-16zM12 162c0 3-1 7-1 13 0 13 7 24 16 24 17 0 24-41 24-44 0-4-2-4-2-4-2 0-2 1-4 5-3 24-11 35-18 35-3 0-4-4-4-11 0-6 2-11 3-18 2-9 3-16 5-24 2-6 8-35 9-37 0-3 1-7 1-10 0-14-7-25-16-25-17 0-25 41-25 46 0 3 2 3 3 3 2 0 2-2 3-5 4-26 12-36 18-36 3 0 5 3 5 10s-2 12-6 30z"><text:p/></draw:path><draw:path draw:style-name="gr3" draw:text-style-name="P22" svg:width="0.021cm" svg:height="0.091cm" svg:x="16.824cm" svg:y="0.773cm" svg:viewBox="0 0 22 92" svg:d="M17 30c0 16-2 35-13 54-1 1-2 2-2 4s2 4 3 4c2 0 17-24 17-60 0-18-4-32-12-32-6 0-10 7-10 17 0 9 4 18 10 18 4 0 7-5 7-5z"><text:p/></draw:path><draw:path draw:style-name="gr3" draw:text-style-name="P22" svg:width="0.154cm" svg:height="0.133cm" svg:x="16.87cm" svg:y="0.676cm" svg:viewBox="0 0 155 134" svg:d="M65 108c-1 5-2 14-2 17 0 7 3 9 6 9s6-3 6-7c1-2 3-12 3-18 1-6 3-19 4-26s2-13 3-21c2-12 2-13 5-21 6-16 14-33 27-33 10 0 10 14 10 21 0 18-7 50-10 63-1 9-2 11-2 16 0 16 7 26 16 26 17 0 24-40 24-45s-2-5-3-5c-2 0-2 2-3 6-4 23-11 36-18 36-4 0-4-4-4-11s1-11 4-24c2-9 9-41 9-57 0-5 0-17-7-27-2-3-7-7-15-7-15 0-24 17-30 30-2-25-13-30-22-30-14 0-24 16-28 26-2-19-12-26-19-26s-11 10-13 17c-4 9-6 27-6 29 0 3 2 3 3 3 2 0 2-1 4-8 3-18 5-33 12-33 4 0 6 6 6 15 0 6-2 17-3 25-1 7-3 20-4 26l-6 39c0 3-1 11-1 12 0 7 3 9 6 9s6-3 6-7c1-2 3-12 3-18 1-6 3-19 4-26s2-13 3-21c2-12 2-14 7-26s13-28 25-28c10 0 10 15 10 21 0 7 0 12-2 27z"><text:p/></draw:path><draw:path draw:style-name="gr3" draw:text-style-name="P22" svg:width="0.025cm" svg:height="0.045cm" svg:x="17.066cm" svg:y="0.699cm" svg:viewBox="0 0 26 46" svg:d="M26 23c0-12-5-23-13-23-7 0-13 11-13 23 0 13 6 23 13 23 8 0 13-10 13-23z"><text:p/></draw:path><draw:path draw:style-name="gr3" draw:text-style-name="P22" svg:width="0.025cm" svg:height="0.045cm" svg:x="17.133cm" svg:y="0.699cm" svg:viewBox="0 0 26 46" svg:d="M26 23c0-12-5-23-13-23-7 0-13 11-13 23 0 13 6 23 13 23 8 0 13-10 13-23z"><text:p/></draw:path><draw:path draw:style-name="gr3" draw:text-style-name="P22" svg:width="0.025cm" svg:height="0.045cm" svg:x="17.199cm" svg:y="0.699cm" svg:viewBox="0 0 26 46" svg:d="M26 23c0-12-5-23-13-23-7 0-13 11-13 23 0 13 6 23 13 23 8 0 13-10 13-23z"><text:p/></draw:path><draw:path draw:style-name="gr3" draw:text-style-name="P22" svg:width="0.114cm" svg:height="0.298cm" svg:x="17.255cm" svg:y="0.451cm" svg:viewBox="0 0 115 299" svg:d="M115 5c0-1 0-5-3-5-4 0-26 4-31 5-2 0-3 2-3 7 0 6 2 6 5 6 12 0 13 4 13 7l-2 9-13 99c-5-15-12-26-23-26-28 0-58 62-58 123 0 41 13 69 32 69 5 0 17-3 32-33 2 18 10 33 22 33 8 0 14-10 17-24 4-15 8-41 8-42 0-5-3-5-3-5-3 0-3 2-3 8-5 28-9 53-19 53-7 0-7-11-7-19 0-11 0-13 2-21zM64 242c0 9 0 10-4 17-11 23-20 30-27 30-12 0-16-23-16-40 0-21 8-74 14-93 7-24 18-40 28-40 15 0 19 35 19 37 0 3-1 5-1 8z"><text:p/></draw:path><draw:path draw:style-name="gr3" draw:text-style-name="P22" svg:width="0.106cm" svg:height="0.083cm" svg:x="17.505cm" svg:y="0.443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16cm" svg:height="0.187cm" svg:x="17.377cm" svg:y="0.563cm" svg:viewBox="0 0 117 188" svg:d="M64 25h41c3 0 12 0 12-14 0-11-5-11-10-11h-67c-5 0-15 0-25 20-8 16-15 35-15 38 0 1 0 4 3 4 2 0 2-2 4-4 11-33 25-33 30-33h20l-23 136c-1 4-3 14-3 15 0 5 2 12 7 12 9 0 10-13 10-18z"><text:p/></draw:path><draw:path draw:style-name="gr3" draw:text-style-name="P22" svg:width="0.05cm" svg:height="0.198cm" svg:x="17.483cm" svg:y="0.612cm" svg:viewBox="0 0 51 199" svg:d="M47 12c0-5-2-12-7-12-4 0-9 7-9 17 0 5 2 11 7 11 4 0 9-9 9-16zM12 162c0 3-1 7-1 13 0 13 7 24 16 24 17 0 24-41 24-44 0-4-2-4-2-4-2 0-2 1-4 5-3 24-11 35-18 35-3 0-4-4-4-11 0-6 2-11 3-18 2-9 3-16 5-24 2-6 8-35 9-37 0-3 1-7 1-10 0-14-7-25-16-25-17 0-25 41-25 46 0 3 2 3 3 3 2 0 2-2 3-5 4-26 12-36 18-36 3 0 5 3 5 10s-2 12-6 30z"><text:p/></draw:path><draw:path draw:style-name="gr3" draw:text-style-name="P22" svg:width="0.021cm" svg:height="0.091cm" svg:x="17.563cm" svg:y="0.773cm" svg:viewBox="0 0 22 92" svg:d="M17 30c0 16-2 35-13 54-1 1-2 2-2 4s2 4 3 4c2 0 17-24 17-60 0-18-4-32-12-32-6 0-10 7-10 17 0 9 4 18 10 18 4 0 7-5 7-5z"><text:p/></draw:path><draw:path draw:style-name="gr3" draw:text-style-name="P22" svg:width="0.074cm" svg:height="0.196cm" svg:x="17.612cm" svg:y="0.612cm" svg:viewBox="0 0 75 197" svg:d="M75 143h-6c-1 7-2 24-5 27 0 1-13 1-16 1h-31c17-27 23-34 34-49 13-18 24-36 24-64 0-36-18-58-40-58-21 0-35 26-35 53 0 15 7 17 9 17 4 0 9-5 9-16 0-5-1-16-10-16 5-21 17-27 25-27 17 0 26 23 26 47 0 26-11 45-17 57l-41 70c-1 3-1 4-1 12h70z"><text:p/></draw:path><draw:path draw:style-name="gr3" draw:text-style-name="P22" svg:width="0.114cm" svg:height="0.298cm" svg:x="17.719cm" svg:y="0.451cm" svg:viewBox="0 0 115 299" svg:d="M115 5c0-1 0-5-3-5-4 0-26 4-31 5-2 0-3 2-3 7 0 6 2 6 5 6 12 0 13 4 13 7l-2 9-13 99c-5-15-12-26-23-26-28 0-58 62-58 123 0 41 13 69 32 69 5 0 17-3 32-33 2 18 10 33 22 33 8 0 14-10 17-24 4-15 8-41 8-42 0-5-3-5-3-5-3 0-3 2-3 8-5 28-9 53-19 53-7 0-7-11-7-19 0-11 0-13 2-21zM64 242c0 9 0 10-4 17-11 23-20 30-27 30-12 0-16-23-16-40 0-21 8-74 14-93 7-24 18-40 28-40 15 0 19 35 19 37 0 3-1 5-1 8z"><text:p/></draw:path><draw:path draw:style-name="gr3" draw:text-style-name="P22" svg:width="0.106cm" svg:height="0.083cm" svg:x="17.968cm" svg:y="0.443cm" svg:viewBox="0 0 107 84" svg:d="M86 50c-3 6-11 18-11 26 0 4 2 8 4 8s4-2 4-5c4-6 9-19 20-29 2 0 4-3 4-8 0-4-2-6-4-8-4-8-7-15-9-24-1-4-2-10-5-10s-5 6-5 8c0 4 2 17 6 26h-82c-4 0-8 0-8 8s4 8 8 8z"><text:p/></draw:path><draw:path draw:style-name="gr3" draw:text-style-name="P22" svg:width="0.116cm" svg:height="0.187cm" svg:x="17.84cm" svg:y="0.563cm" svg:viewBox="0 0 117 188" svg:d="M64 25h41c3 0 12 0 12-14 0-11-5-11-10-11h-67c-5 0-15 0-25 20-8 16-15 35-15 38 0 1 0 4 3 4 2 0 2-2 4-4 11-33 25-33 30-33h20l-23 136c-1 4-3 14-3 15 0 5 2 12 7 12 9 0 10-13 10-18z"><text:p/></draw:path><draw:path draw:style-name="gr3" draw:text-style-name="P22" svg:width="0.05cm" svg:height="0.198cm" svg:x="17.947cm" svg:y="0.612cm" svg:viewBox="0 0 51 199" svg:d="M47 12c0-5-2-12-7-12-4 0-9 7-9 17 0 5 2 11 7 11 4 0 9-9 9-16zM12 162c0 3-1 7-1 13 0 13 7 24 16 24 17 0 24-41 24-44 0-4-2-4-2-4-2 0-2 1-4 5-3 24-11 35-18 35-3 0-4-4-4-11 0-6 2-11 3-18 2-9 3-16 5-24 2-6 8-35 9-37 0-3 1-7 1-10 0-14-7-25-16-25-17 0-25 41-25 46 0 3 2 3 3 3 2 0 2-2 3-5 4-26 12-36 18-36 3 0 5 3 5 10s-2 12-6 30z"><text:p/></draw:path><draw:path draw:style-name="gr3" draw:text-style-name="P22" svg:width="0.021cm" svg:height="0.091cm" svg:x="18.026cm" svg:y="0.773cm" svg:viewBox="0 0 22 92" svg:d="M17 30c0 16-2 35-13 54-1 1-2 2-2 4s2 4 3 4c2 0 17-24 17-60 0-18-4-32-12-32-6 0-10 7-10 17 0 9 4 18 10 18 4 0 7-5 7-5z"><text:p/></draw:path><draw:path draw:style-name="gr3" draw:text-style-name="P22" svg:width="0.061cm" svg:height="0.196cm" svg:x="18.083cm" svg:y="0.612cm" svg:viewBox="0 0 62 197" svg:d="M38 8c0-8 0-8-4-8-11 18-27 19-34 19v11c4 0 15 0 25-8v151c0 9 0 13-17 13h-7v11c3 0 24-2 30-2s27 2 31 2v-11h-7c-17 0-17-4-17-13z"><text:p/></draw:path></draw:g></text:p>
      <text:p text:style-name="P10"/>
      <text:p text:style-name="P10"/>
      <text:p text:style-name="P11"><draw:g text:anchor-type="as-char" svg:y="-0.302cm" draw:z-index="9" draw:style-name="gr1"><svg:title>TexMaths</svg:title><svg:desc>12§display§Using\;\;Gaussian-Hermite\;\;Quadrature\;\;
where\;\;H_{l}\;\;is\;\;the\;\;set\;\;of\;\;Hermitian\;\;
abscissas\;\;with\;\;l\;\;evaluation\;\;points§svg§600§FALSE§</svg:desc><draw:polygon draw:style-name="gr2" draw:text-style-name="P21" svg:width="16.501cm" svg:height="0.375cm" svg:x="0.277cm" svg:y="0.004cm" svg:viewBox="0 0 16502 376" draw:points="8251,376 0,376 0,0 16502,0 16502,376"><text:p/></draw:polygon><draw:path draw:style-name="gr3" draw:text-style-name="P22" svg:width="0.217cm" svg:height="0.297cm" svg:x="-0.001cm" svg:y="0.01cm" svg:viewBox="0 0 218 298" svg:d="M179 44c3-18 9-30 34-31 1 0 5-1 5-8 0-1 0-5-4-5-10 0-21 1-32 1-10 0-23-1-33-1-2 0-5 0-5 8 0 5 2 5 5 5 18 0 22 9 22 18 0 1-1 9-1 10l-29 151c-11 56-46 93-78 93-22 0-39-18-39-55 0-1 0-14 4-34l31-164c3-15 4-19 26-19 8 0 11 0 11-8 0-5-4-5-5-5-9 0-31 1-40 1s-31-1-40-1c-3 0-7 0-7 8 0 5 3 5 9 5 0 0 7 0 12 1 5 0 9 2 9 8 0 1-4 19-5 28l-8 39c-2 15-17 95-19 104-2 12-2 17-2 24 0 51 29 81 62 81 40 0 79-48 89-103z"><text:p/></draw:path><draw:path draw:style-name="gr3" draw:text-style-name="P22" svg:width="0.115cm" svg:height="0.191cm" svg:x="0.3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083cm" svg:height="0.283cm" svg:x="0.44cm" svg:y="0.018cm" svg:viewBox="0 0 84 284" svg:d="M80 16c0-9-3-16-10-16-9 0-18 11-18 22 0 9 4 15 12 15 7 0 16-9 16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17cm" svg:height="0.191cm" svg:x="0.547cm" svg:y="0.112cm" svg:viewBox="0 0 171 192" svg:d="M19 162c-1 7-3 16-3 18 0 8 4 12 9 12 4 0 9-4 12-12 1 0 4-21 6-31l6-39c3-8 5-18 6-27s4-21 4-22c4-13 21-51 51-51 14 0 17 15 17 30 0 25-14 80-20 97-2 10-3 15-3 20 0 20 11 35 26 35 29 0 41-61 41-65 0-5-3-5-4-5-4 0-4 1-4 9-8 28-17 51-33 51-5 0-7-4-7-13 0-11 3-22 6-31 5-22 18-69 18-92 0-29-13-46-35-46-29 0-45 26-49 36-2-23-15-36-30-36-14 0-20 17-24 24-5 14-9 39-9 41 0 4 3 4 4 4 3 0 3 0 5-9 5-30 12-50 23-50 6 0 10 4 10 19 0 8-1 13-4 36z"><text:p/></draw:path><draw:path draw:style-name="gr3" draw:text-style-name="P22" svg:width="0.144cm" svg:height="0.272cm" svg:x="0.731cm" svg:y="0.112cm" svg:viewBox="0 0 145 273" svg:d="M144 28c1-3 1-5 1-8 0-8-4-12-9-12-4 0-12 4-13 18-6-15-18-26-29-26-37 0-75 60-75 120 0 42 19 67 41 67 19 0 34-21 37-25v1c-6 37-10 55-10 56-1 4-12 46-46 46-6 0-16-1-25-5 10-4 13-14 13-22 0-7-3-14-12-14-7 0-17 7-17 24s12 25 42 25c39 0 63-32 67-59zM103 132c-2 12-9 23-16 30-7 8-17 15-25 15-16 0-21-21-21-38 0-22 9-71 18-92 8-21 21-37 35-37 20 0 25 33 25 36 0 2 0 4-1 6z"><text:p/></draw:path><draw:path draw:style-name="gr3" draw:text-style-name="P22" svg:width="0.222cm" svg:height="0.306cm" svg:x="1.078cm" svg:y="0cm" svg:viewBox="0 0 223 307" svg:d="M223 4c0-2 0-4-3-4 0 0-1 0-5 5l-21 32c-3-6-18-37-53-37-70 0-141 93-141 192 0 67 35 115 86 115 14 0 28-4 39-10 16-8 22-17 28-25 2 9 10 25 14 25 2 0 3-1 3-1 0 0 3-17 4-25l6-33c1-8 3-14 4-22 4-20 4-21 22-21 2 0 6 0 6-8 0-3-2-5-5-5-7 0-26 2-33 2-10 0-34-2-44-2-3 0-7 0-7 8 0 5 3 5 10 5 0 0 9 0 16 1 9 2 10 4 10 9 0 3-4 23-6 38-9 47-50 52-61 52-30 0-63-24-63-90 0-12 3-83 36-137 17-28 48-55 79-55 32 0 51 33 51 82 0 16-1 18-1 21 0 5 3 5 4 5 4 0 4-1 6-8z"><text:p/></draw:path><draw:path draw:style-name="gr3" draw:text-style-name="P22" svg:width="0.144cm" svg:height="0.191cm" svg:x="1.322cm" svg:y="0.112cm" svg:viewBox="0 0 145 192" svg:d="M105 26c-6-14-15-26-29-26-37 0-76 62-76 123 0 41 17 69 42 69 6 0 22-3 41-31 3 16 13 31 29 31 11 0 18-10 23-23 5-16 10-42 10-42 0-5-4-5-4-5-3 0-3 1-4 9-7 26-12 51-24 51-9 0-10-11-10-19 0-10 1-12 4-31 3-18 4-23 6-39l12-58c2-13 2-13 2-15 0-8-4-12-8-12-8 0-14 10-14 18zM84 137c-1 8-1 8-6 15-14 23-26 30-35 30-16 0-21-23-21-39 0-21 10-74 18-93 9-25 23-40 37-40 20 0 25 34 25 37 0 2-1 5-2 7z"><text:p/></draw:path><draw:path draw:style-name="gr3" draw:text-style-name="P22" svg:width="0.162cm" svg:height="0.191cm" svg:x="1.484cm" svg:y="0.112cm" svg:viewBox="0 0 163 192" svg:d="M102 163c3 18 14 29 28 29 10 0 18-10 23-23 5-16 10-42 10-42 0-5-4-5-4-5-4 0-4 1-5 9-5 22-10 51-24 51-7 0-9-5-9-19 0-10 3-29 6-44l9-46c1-6 4-23 5-29 1-9 5-26 5-27 0-9-5-12-9-12-2 0-10 0-13 14-6 31-19 106-23 127-1 3-13 36-37 36-16 0-19-19-19-35 0-24 9-57 18-86 3-12 4-18 4-26 0-19-10-35-26-35-29 0-41 61-41 65s3 4 4 4c3 0 3 0 5-8 7-36 20-51 32-51 3 0 7 0 7 13 0 11-3 23-5 29-12 41-18 68-18 89 0 40 21 51 38 51 21 0 33-20 39-29z"><text:p/></draw:path><draw:path draw:style-name="gr3" draw:text-style-name="P22" svg:width="0.115cm" svg:height="0.191cm" svg:x="1.671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115cm" svg:height="0.191cm" svg:x="1.818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083cm" svg:height="0.283cm" svg:x="1.958cm" svg:y="0.018cm" svg:viewBox="0 0 84 284" svg:d="M80 16c0-9-3-16-10-16-9 0-18 11-18 22 0 9 4 15 12 15 7 0 16-9 16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144cm" svg:height="0.191cm" svg:x="2.069cm" svg:y="0.112cm" svg:viewBox="0 0 145 192" svg:d="M105 26c-6-14-15-26-29-26-37 0-76 62-76 123 0 41 17 69 42 69 6 0 22-3 41-31 3 16 13 31 29 31 11 0 18-10 23-23 5-16 10-42 10-42 0-5-4-5-4-5-3 0-3 1-4 9-7 26-12 51-24 51-9 0-10-11-10-19 0-10 1-12 4-31 4-18 4-23 6-39l12-58c2-13 2-13 2-15 0-8-4-12-8-12-8 0-14 10-14 18zM84 137c-1 8-1 8-5 15-15 23-27 30-36 30-16 0-21-23-21-39 0-21 10-74 18-93 9-25 23-40 37-40 20 0 25 34 25 37 0 2-1 5-2 7z"><text:p/></draw:path><draw:path draw:style-name="gr3" draw:text-style-name="P22" svg:width="0.17cm" svg:height="0.191cm" svg:x="2.233cm" svg:y="0.112cm" svg:viewBox="0 0 171 192" svg:d="M19 162c-1 7-3 16-3 18 0 8 4 12 9 12 4 0 9-4 12-12 1 0 4-21 6-31l6-39c3-8 5-18 6-27s4-21 4-22c4-13 21-51 51-51 14 0 17 15 17 30 0 25-14 80-20 97-2 10-3 15-3 20 0 20 11 35 26 35 29 0 41-61 41-65 0-5-3-5-4-5-4 0-4 1-4 9-8 28-17 51-33 51-5 0-7-4-7-13 0-11 3-22 6-31 5-22 18-69 18-92 0-29-13-46-35-46-29 0-45 26-49 36-2-23-15-36-30-36-14 0-20 17-24 24-5 14-9 39-9 41 0 4 3 4 4 4 3 0 3 0 5-9 5-30 12-50 23-50 6 0 10 4 10 19 0 8-1 13-4 36z"><text:p/></draw:path><draw:path draw:style-name="gr3" draw:text-style-name="P22" svg:width="0.191cm" svg:height="0.017cm" svg:x="2.508cm" svg:y="0.182cm" svg:viewBox="0 0 192 18" svg:d="M181 18c6 0 11 0 11-10 0-8-5-8-11-8h-170c-6 0-11 0-11 8 0 10 5 10 11 10z"><text:p/></draw:path><draw:path draw:style-name="gr3" draw:text-style-name="P22" svg:width="0.264cm" svg:height="0.288cm" svg:x="2.808cm" svg:y="0.01cm" svg:viewBox="0 0 265 289" svg:d="M228 32c2-15 3-19 27-19 8 0 10 0 10-8 0-5-3-5-4-5-9 0-31 1-41 1-8 0-32-1-40-1-3 0-7 0-7 8 0 5 4 5 9 5 1 0 7 0 13 1 5 0 8 2 8 8 0 0 0 1-1 7l-19 103h-95l17-100c4-15 4-19 27-19 8 0 11 0 11-8 0-5-4-5-5-5-8 0-32 1-40 1-10 0-32-1-41-1-2 0-5 0-5 8 0 5 2 5 8 5 1 0 6 0 12 1 6 0 8 2 8 8 0 0 0 2 0 7l-42 227c-4 16-4 19-29 19-6 0-9 0-9 9 0 5 4 5 4 5 9 0 32-2 41-2 6 0 13 0 19 0 7 0 15 2 21 2 3 0 6 0 6-9 0-5-3-5-9-5-11 0-19 0-19-8 0-1 0-3 0-6l21-116h96c-13 69-20 110-21 117-4 13-10 13-29 13-5 0-8 0-8 9 0 5 5 5 5 5 9 0 31-2 39-2 7 0 14 0 22 0 6 0 13 2 19 2 3 0 6 0 6-9 0-5-2-5-8-5-12 0-21 0-21-8 0-1 1-3 1-6z"><text:p/></draw:path><draw:path draw:style-name="gr3" draw:text-style-name="P22" svg:width="0.12cm" svg:height="0.191cm" svg:x="3.096cm" svg:y="0.112cm" svg:viewBox="0 0 121 192" svg:d="M45 89c9 0 32 0 48-10 22-12 23-37 23-43 0-19-11-36-33-36-35 0-83 41-83 115 0 43 19 77 49 77 46 0 72-46 72-51 0-2-1-4-4-4-1 0-2 0-4 4-25 41-59 41-63 41-24 0-27-36-27-49 0-5 0-18 5-44zM30 79c12-63 44-69 53-69 15 0 23 12 23 26 0 43-51 43-63 43z"><text:p/></draw:path><draw:path draw:style-name="gr3" draw:text-style-name="P22" svg:width="0.128cm" svg:height="0.191cm" svg:x="3.238cm" svg:y="0.112cm" svg:viewBox="0 0 129 192" svg:d="M19 162c-1 7-3 16-3 18 0 8 4 12 9 12 4 0 9-4 12-12 1-2 11-59 12-67 3-15 8-44 10-56 2-4 11-25 18-34 3-3 11-13 25-13 9 0 13 4 14 4-11 3-17 12-17 23 0 7 4 16 13 16 8 0 17-10 17-25 0-16-10-28-27-28-21 0-34 22-39 32-4-19-15-32-30-32-14 0-20 17-23 24-6 14-10 41-10 41 0 4 3 4 4 4 3 0 3 0 5-9 5-30 12-50 23-50 6 0 10 2 10 19 0 8-1 13-4 36z"><text:p/></draw:path><draw:path draw:style-name="gr3" draw:text-style-name="P22" svg:width="0.257cm" svg:height="0.191cm" svg:x="3.388cm" svg:y="0.112cm" svg:viewBox="0 0 258 192" svg:d="M19 162c-1 7-3 16-3 18 0 8 4 12 9 12 4 0 9-4 12-12 1 0 4-21 5-31l7-39c3-8 4-18 6-27 0-9 4-21 4-22 4-13 21-51 51-51 14 0 17 15 17 30 0 10-2 21-5 34l-9 48-6 34c-2 8-3 22-3 24 0 8 4 12 9 12 9 0 11-11 14-24 3-24 16-85 19-103 0-5 17-55 51-55 14 0 17 14 17 30 0 23-12 71-19 94-3 10-4 15-4 23 0 20 11 35 25 35 31 0 42-61 42-65 0-5-3-5-3-5-4 0-4 1-6 9-4 21-15 51-32 51-5 0-8-4-8-13 0-11 4-22 6-31 7-22 19-69 19-92 0-28-12-46-36-46-23 0-39 18-51 41-1-5-1-19-9-30-8-9-18-11-26-11-29 0-45 26-49 36-2-24-16-36-30-36s-20 17-23 24c-6 16-10 41-10 41 0 4 3 4 4 4 3 0 3 0 5-9 5-30 12-50 23-50 6 0 10 2 10 19 0 8-1 13-4 36z"><text:p/></draw:path><draw:path draw:style-name="gr3" draw:text-style-name="P22" svg:width="0.083cm" svg:height="0.283cm" svg:x="3.663cm" svg:y="0.018cm" svg:viewBox="0 0 84 284" svg:d="M80 16c0-9-3-16-10-16-9 0-18 11-18 22 0 9 4 15 11 15 8 0 17-9 17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096cm" svg:height="0.269cm" svg:x="3.769cm" svg:y="0.034cm" svg:viewBox="0 0 97 270" svg:d="M58 96h30c6 0 9 0 9-9 0-4-3-4-9-4h-27c10-61 12-69 12-71 0-8-3-12-9-12-1 0-10 0-12 16l-13 67h-30c-6 0-9 0-9 7 0 6 3 6 9 6h28c-23 120-24 127-24 134 0 23 12 40 28 40 33 0 51-63 51-65 0-5-3-5-4-5-2 0-3 1-4 6-14 44-31 54-42 54-6 0-9-6-9-19 0-11 0-13 1-21z"><text:p/></draw:path><draw:path draw:style-name="gr3" draw:text-style-name="P22" svg:width="0.12cm" svg:height="0.191cm" svg:x="3.89cm" svg:y="0.112cm" svg:viewBox="0 0 121 192" svg:d="M45 89c9 0 32 0 48-10 22-12 23-37 23-43 0-19-11-36-33-36-35 0-83 41-83 115 0 43 19 77 49 77 46 0 72-46 72-51 0-2-1-4-4-4-1 0-2 0-4 4-25 41-59 41-63 41-24 0-27-36-27-49 0-5 0-18 5-44zM30 79c12-63 44-69 53-69 15 0 22 12 22 26 0 43-50 43-62 43z"><text:p/></draw:path><draw:path draw:style-name="gr3" draw:text-style-name="P22" svg:width="0.217cm" svg:height="0.379cm" svg:x="4.211cm" svg:y="0cm" svg:viewBox="0 0 218 380" svg:d="M122 296c50-25 96-101 96-183 0-67-34-113-80-113-68 0-138 96-138 195 0 70 35 112 80 112 8 0 19-2 32-6-2 26-2 27-2 33 0 13 0 46 27 46 36 0 51-78 51-82 0-3-1-5-2-5-3 0-4 3-5 5-7 30-26 41-36 41-15 0-19-12-23-43zM63 291c-25-12-35-45-35-83 0-30 8-89 32-135 23-43 53-62 76-62 31 0 54 32 54 88 0 42-17 142-69 182-1-15-5-46-28-46-16 0-31 21-31 43 0 8 1 13 1 13zM83 296c-5 0-15 0-15-18 0-16 12-34 25-34s20 11 20 36c0 6 0 6-4 9-8 4-18 7-26 7z"><text:p/></draw:path><draw:path draw:style-name="gr3" draw:text-style-name="P22" svg:width="0.162cm" svg:height="0.191cm" svg:x="4.453cm" svg:y="0.112cm" svg:viewBox="0 0 163 192" svg:d="M102 163c3 18 14 29 28 29 10 0 18-10 23-23 5-16 10-42 10-42 0-5-4-5-4-5-4 0-4 1-5 9-5 22-10 51-24 51-7 0-9-5-9-19 0-10 3-29 6-44l9-46c1-6 4-23 5-29 1-9 5-26 5-27 0-9-5-12-9-12-2 0-10 0-13 14-6 31-19 106-23 127-1 3-13 36-37 36-16 0-19-19-19-35 0-24 9-57 18-86 3-12 4-18 4-26 0-19-10-35-26-35-29 0-41 61-41 65s3 4 4 4c3 0 3 0 5-8 7-36 20-51 32-51 3 0 7 0 7 13 0 11-3 23-5 29-12 41-18 68-18 89 0 40 21 51 38 51 21 0 33-20 39-29z"><text:p/></draw:path><draw:path draw:style-name="gr3" draw:text-style-name="P22" svg:width="0.144cm" svg:height="0.191cm" svg:x="4.636cm" svg:y="0.112cm" svg:viewBox="0 0 145 192" svg:d="M105 26c-6-14-15-26-29-26-37 0-76 62-76 123 0 41 17 69 42 69 6 0 22-3 41-31 3 16 13 31 29 31 11 0 18-10 23-23 5-16 10-42 10-42 0-5-4-5-4-5-3 0-3 1-4 9-7 26-12 51-24 51-9 0-10-11-10-19 0-10 1-12 4-31 4-18 4-23 6-39l12-58c2-13 2-13 2-15 0-8-4-12-8-12-8 0-14 10-14 18zM84 137c-1 8-1 8-5 15-15 23-27 30-36 30-16 0-21-23-21-39 0-21 10-74 18-93 9-25 23-40 37-40 20 0 25 34 25 37 0 2-1 5-2 7z"><text:p/></draw:path><draw:path draw:style-name="gr3" draw:text-style-name="P22" svg:width="0.149cm" svg:height="0.297cm" svg:x="4.802cm" svg:y="0.004cm" svg:viewBox="0 0 150 298" svg:d="M150 5c0-1 0-5-4-5-5 0-34 4-41 5-1 0-3 2-3 7 0 6 3 6 7 6 15 0 16 4 16 7l-2 9-18 99c-6-16-15-26-29-26-37 0-76 62-76 123 0 41 17 68 42 68 6 0 22-2 41-31 3 17 13 31 29 31 11 0 18-9 23-24 5-14 10-40 10-40 0-5-4-5-4-5-3 0-3 1-4 7-7 28-12 53-24 53-9 0-10-11-10-19 0-11 1-14 2-21zM84 243c-1 7-1 9-6 16-14 22-26 30-35 30-16 0-21-23-21-40 0-20 10-74 18-93 9-24 23-40 37-40 20 0 25 35 25 37 0 3-1 5-2 8z"><text:p/></draw:path><draw:path draw:style-name="gr3" draw:text-style-name="P22" svg:width="0.128cm" svg:height="0.191cm" svg:x="4.963cm" svg:y="0.112cm" svg:viewBox="0 0 129 192" svg:d="M19 162c-1 7-3 16-3 18 0 8 4 12 9 12 4 0 9-4 12-12 1-2 11-59 12-67 3-15 8-44 10-56 2-4 11-25 18-34 3-3 11-13 25-13 9 0 13 4 14 4-11 3-17 12-17 23 0 7 4 16 13 16 8 0 17-10 17-25 0-16-10-28-27-28-21 0-34 22-39 32-4-19-15-32-30-32-14 0-20 17-23 24-6 14-10 41-10 41 0 4 3 4 4 4 3 0 3 0 5-9 5-30 12-50 23-50 6 0 10 2 10 19 0 8-1 13-4 36z"><text:p/></draw:path><draw:path draw:style-name="gr3" draw:text-style-name="P22" svg:width="0.144cm" svg:height="0.191cm" svg:x="5.116cm" svg:y="0.112cm" svg:viewBox="0 0 145 192" svg:d="M105 26c-6-14-15-26-29-26-37 0-76 62-76 123 0 41 17 69 42 69 6 0 22-3 41-31 3 16 13 31 29 31 11 0 18-10 23-23 5-16 10-42 10-42 0-5-4-5-4-5-3 0-3 1-4 9-7 26-12 51-24 51-9 0-10-11-10-19 0-10 1-12 4-31 4-18 4-23 6-39l12-58c2-13 2-13 2-15 0-8-4-12-8-12-8 0-14 10-14 18zM84 137c-1 8-1 8-5 15-15 23-27 30-36 30-16 0-21-23-21-39 0-21 10-74 18-93 9-25 23-40 37-40 20 0 25 34 25 37 0 2-1 5-2 7z"><text:p/></draw:path><draw:path draw:style-name="gr3" draw:text-style-name="P22" svg:width="0.096cm" svg:height="0.269cm" svg:x="5.277cm" svg:y="0.034cm" svg:viewBox="0 0 97 270" svg:d="M58 96h30c6 0 9 0 9-9 0-4-3-4-9-4h-27c10-61 12-69 12-71 0-8-3-12-9-12-1 0-10 0-12 16l-13 67h-30c-6 0-9 0-9 7 0 6 3 6 9 6h28c-24 120-24 127-24 134 0 23 12 40 28 40 33 0 51-63 51-65 0-5-3-5-4-5-2 0-3 1-4 6-14 44-31 54-42 54-6 0-9-6-9-19 0-11 0-13 1-21z"><text:p/></draw:path><draw:path draw:style-name="gr3" draw:text-style-name="P22" svg:width="0.162cm" svg:height="0.191cm" svg:x="5.391cm" svg:y="0.112cm" svg:viewBox="0 0 163 192" svg:d="M102 163c3 18 14 29 28 29 10 0 18-10 23-23 5-16 10-42 10-42 0-5-4-5-4-5-4 0-4 1-5 9-5 22-10 51-24 51-7 0-9-5-9-19 0-10 3-29 6-44l9-46c1-6 4-23 5-29 1-9 5-26 5-27 0-9-5-12-9-12-2 0-10 0-13 14-6 31-19 106-23 127-1 3-13 36-37 36-16 0-19-19-19-35 0-24 9-57 18-86 3-12 4-18 4-26 0-19-10-35-26-35-29 0-41 61-41 65s3 4 4 4c3 0 3 0 5-8 7-36 20-51 32-51 3 0 7 0 7 13 0 11-3 23-5 29-12 41-18 68-18 89 0 40 21 51 38 51 21 0 33-20 39-29z"><text:p/></draw:path><draw:path draw:style-name="gr3" draw:text-style-name="P22" svg:width="0.128cm" svg:height="0.191cm" svg:x="5.572cm" svg:y="0.112cm" svg:viewBox="0 0 129 192" svg:d="M19 162c-1 7-3 16-3 18 0 8 4 12 9 12 4 0 9-4 12-12 1-2 11-59 12-67 3-15 8-44 10-56 2-4 11-25 18-34 3-3 11-13 25-13 9 0 13 4 14 4-11 3-17 12-17 23 0 7 4 16 13 16 8 0 17-10 17-25 0-16-10-28-27-28-21 0-34 22-39 32-4-19-15-32-30-32-14 0-20 17-23 24-6 14-10 41-10 41 0 4 3 4 4 4 3 0 3 0 5-9 5-30 12-50 23-50 6 0 10 2 10 19 0 8-1 13-4 36z"><text:p/></draw:path><draw:path draw:style-name="gr3" draw:text-style-name="P22" svg:width="0.12cm" svg:height="0.191cm" svg:x="5.727cm" svg:y="0.112cm" svg:viewBox="0 0 121 192" svg:d="M45 89c9 0 32 0 48-10 22-12 23-37 23-43 0-19-11-36-33-36-35 0-83 41-83 115 0 43 19 77 49 77 46 0 72-46 72-51 0-2-1-4-4-4-1 0-2 0-4 4-25 41-59 41-63 41-24 0-27-36-27-49 0-5 0-18 5-44zM30 79c12-63 44-69 53-69 15 0 23 12 23 26 0 43-51 43-63 43z"><text:p/></draw:path><draw:path draw:style-name="gr3" draw:text-style-name="P22" svg:width="0.208cm" svg:height="0.191cm" svg:x="6.042cm" svg:y="0.112cm" svg:viewBox="0 0 209 192" svg:d="M137 43c1-8 4-25 4-26 0-9-4-12-9-12-4 0-9 2-12 12 0 2-15 84-18 94-2 12-3 21-3 28 0 5 0 6 1 7-7 24-17 36-29 36-25 0-25-31-25-38 0-13 1-30 17-83 3-12 4-18 4-26 0-19-10-35-26-35-29 0-41 61-41 65s3 4 4 4c3 0 3 0 5-8 8-39 20-51 32-51 3 0 7 0 7 13 0 11-3 23-5 30-14 50-18 69-18 85 0 39 21 54 45 54 5 0 20 0 33-30 8 27 30 30 39 30 24 0 38-27 46-52 10-33 21-90 21-110 0-23-9-30-14-30-8 0-16 11-16 20 0 6 1 9 5 11 4 5 11 16 11 37 0 15-9 55-17 77-8 23-19 37-35 37-15 0-23-12-23-36 0-12 2-25 3-31z"><text:p/></draw:path><draw:path draw:style-name="gr3" draw:text-style-name="P22" svg:width="0.154cm" svg:height="0.297cm" svg:x="6.285cm" svg:y="0.004cm" svg:viewBox="0 0 155 298" svg:d="M73 5c0-1 0-5-3-5-7 0-32 4-40 4-2 1-6 1-6 8 0 6 3 6 8 6 15 0 16 4 16 7l-1 9-45 243c-2 6-2 7-2 9 0 10 6 12 9 12 5 0 11-6 12-12l6-31 7-38c2-10 4-18 5-28 1-3 3-18 4-19 1-5 11-29 21-39 7-8 16-15 31-15 13 0 17 15 17 30 0 22-13 68-21 94-2 9-3 15-3 24 0 19 10 34 25 34 30 0 42-62 42-64 0-5-3-5-4-5-3 0-3 1-5 7-5 23-15 53-32 53-5 0-8-4-8-15 0-10 3-20 7-30 4-18 18-68 18-93 0-26-12-44-36-44-20 0-35 13-47 32z"><text:p/></draw:path><draw:path draw:style-name="gr3" draw:text-style-name="P22" svg:width="0.12cm" svg:height="0.191cm" svg:x="6.462cm" svg:y="0.112cm" svg:viewBox="0 0 121 192" svg:d="M45 89c9 0 32 0 48-10 22-12 23-37 23-43 0-19-11-36-33-36-35 0-83 41-83 115 0 43 19 77 49 77 46 0 72-46 72-51 0-2-1-4-4-4-1 0-2 0-4 4-25 41-59 41-63 41-24 0-27-36-27-49 0-5 0-18 5-44zM30 79c12-63 44-69 53-69 15 0 23 12 23 26 0 43-51 43-63 43z"><text:p/></draw:path><draw:path draw:style-name="gr3" draw:text-style-name="P22" svg:width="0.128cm" svg:height="0.191cm" svg:x="6.603cm" svg:y="0.112cm" svg:viewBox="0 0 129 192" svg:d="M19 162c-1 7-3 16-3 18 0 8 4 12 9 12 4 0 9-4 12-12 1-2 11-59 12-67 3-15 8-44 10-56 2-4 11-25 18-34 3-3 11-13 25-13 9 0 13 4 14 4-11 3-17 12-17 23 0 7 4 16 13 16 8 0 17-10 17-25 0-16-10-28-27-28-21 0-34 22-39 32-4-19-15-32-30-32-14 0-20 17-23 24-6 14-10 41-10 41 0 4 3 4 4 4 3 0 3 0 5-9 5-30 12-50 23-50 6 0 10 2 10 19 0 8-1 13-4 36z"><text:p/></draw:path><draw:path draw:style-name="gr3" draw:text-style-name="P22" svg:width="0.12cm" svg:height="0.191cm" svg:x="6.759cm" svg:y="0.112cm" svg:viewBox="0 0 121 192" svg:d="M45 89c9 0 32 0 48-10 22-12 23-37 23-43 0-19-11-36-33-36-35 0-83 41-83 115 0 43 19 77 49 77 46 0 72-46 72-51 0-2-1-4-4-4-1 0-2 0-4 4-25 41-59 41-63 41-24 0-27-36-27-49 0-5 0-18 5-44zM30 79c12-63 44-69 53-69 15 0 22 12 22 26 0 43-50 43-62 43z"><text:p/></draw:path><draw:path draw:style-name="gr3" draw:text-style-name="P22" svg:width="0.264cm" svg:height="0.288cm" svg:x="7.077cm" svg:y="0.01cm" svg:viewBox="0 0 265 289" svg:d="M228 32c2-15 3-19 27-19 8 0 10 0 10-8 0-5-3-5-4-5-9 0-31 1-41 1-8 0-32-1-40-1-3 0-7 0-7 8 0 5 4 5 9 5 1 0 7 0 13 1 5 0 8 2 8 8 0 0 0 1-1 7l-19 103h-95l17-100c4-15 4-19 27-19 8 0 11 0 11-8 0-5-4-5-5-5-8 0-32 1-40 1-10 0-32-1-41-1-2 0-5 0-5 8 0 5 2 5 8 5 1 0 6 0 12 1 6 0 8 2 8 8 0 0 0 2 0 7l-42 227c-4 16-4 19-29 19-6 0-9 0-9 9 0 5 4 5 4 5 9 0 32-2 41-2 6 0 13 0 19 0 7 0 15 2 21 2 3 0 6 0 6-9 0-5-3-5-9-5-11 0-19 0-19-8 0-1 0-3 0-6l21-116h96c-13 69-20 110-21 117-4 13-10 13-29 13-5 0-8 0-8 9 0 5 5 5 5 5 9 0 31-2 39-2 7 0 14 0 22 0 6 0 13 2 19 2 3 0 6 0 6-9 0-5-2-5-8-5-12 0-21 0-21-8 0-1 1-3 1-6z"><text:p/></draw:path><draw:path draw:style-name="gr3" draw:text-style-name="P22" svg:width="0.049cm" svg:height="0.209cm" svg:x="7.339cm" svg:y="0.152cm" svg:viewBox="0 0 50 210" svg:d="M49 8c0 0 1-3 1-4 0-2-1-4-4-4-4 0-23 2-28 2-2 0-5 2-5 8 0 4 3 4 6 4 10 0 10 3 10 4 0 2 0 4 0 7l-28 146c-1 4-1 6-1 9 0 20 13 30 23 30 6 0 13-4 18-17 5-11 8-29 8-30 0-4-3-4-3-4-4 0-4 2-5 7-3 15-7 34-17 34-5 0-8-7-8-14 0-4 1-10 2-12z"><text:p/></draw:path><draw:path draw:style-name="gr3" draw:text-style-name="P22" svg:width="0.083cm" svg:height="0.283cm" svg:x="7.606cm" svg:y="0.018cm" svg:viewBox="0 0 84 284" svg:d="M80 16c0-9-3-16-10-16-9 0-18 11-18 22 0 9 4 15 11 15 8 0 17-9 17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115cm" svg:height="0.191cm" svg:x="7.721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096cm" svg:height="0.269cm" svg:x="8.034cm" svg:y="0.034cm" svg:viewBox="0 0 97 270" svg:d="M58 96h30c6 0 9 0 9-9 0-4-3-4-9-4h-27c10-61 12-69 12-71 0-8-3-12-9-12-1 0-10 0-12 16l-13 67h-30c-6 0-9 0-9 7 0 6 3 6 9 6h28c-24 120-24 127-24 134 0 23 12 40 28 40 33 0 51-63 51-65 0-5-3-5-4-5-2 0-3 1-4 6-14 44-31 54-42 54-6 0-9-6-9-19 0-11 0-13 1-21z"><text:p/></draw:path><draw:path draw:style-name="gr3" draw:text-style-name="P22" svg:width="0.154cm" svg:height="0.297cm" svg:x="8.157cm" svg:y="0.004cm" svg:viewBox="0 0 155 298" svg:d="M73 5c0-1 0-5-3-5-8 0-32 4-40 4-2 1-6 1-6 8 0 6 3 6 8 6 15 0 16 4 16 7l-1 9-45 243c-2 6-2 7-2 9 0 10 6 12 9 12 5 0 11-6 12-12l6-31 7-38c2-10 4-18 5-28 1-3 3-18 4-19 1-5 11-29 21-39 7-8 16-15 31-15 13 0 17 15 17 30 0 22-13 68-21 94-2 9-3 15-3 24 0 19 10 34 25 34 30 0 42-62 42-64 0-5-3-5-4-5-3 0-3 1-5 7-5 23-15 53-32 53-5 0-8-4-8-15 0-10 3-20 7-30 4-18 18-68 18-93 0-26-12-44-36-44-20 0-35 13-47 32z"><text:p/></draw:path><draw:path draw:style-name="gr3" draw:text-style-name="P22" svg:width="0.12cm" svg:height="0.191cm" svg:x="8.335cm" svg:y="0.112cm" svg:viewBox="0 0 121 192" svg:d="M45 89c9 0 32 0 48-10 22-12 23-37 23-43 0-19-11-36-33-36-35 0-83 41-83 115 0 43 19 77 49 77 46 0 72-46 72-51 0-2-1-4-4-4-1 0-2 0-4 4-25 41-59 41-63 41-24 0-27-36-27-49 0-5 0-18 5-44zM30 79c12-63 44-69 53-69 15 0 22 12 22 26 0 43-50 43-62 43z"><text:p/></draw:path><draw:path draw:style-name="gr3" draw:text-style-name="P22" svg:width="0.115cm" svg:height="0.191cm" svg:x="8.657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12cm" svg:height="0.191cm" svg:x="8.803cm" svg:y="0.112cm" svg:viewBox="0 0 121 192" svg:d="M45 89c9 0 32 0 48-10 22-12 23-37 23-43 0-19-11-36-33-36-35 0-83 41-83 115 0 43 19 77 49 77 46 0 72-46 72-51 0-2-1-4-4-4-1 0-2 0-4 4-25 41-59 41-63 41-24 0-27-36-27-49 0-5 0-18 5-44zM30 79c12-63 44-69 53-69 15 0 23 12 23 26 0 43-51 43-63 43z"><text:p/></draw:path><draw:path draw:style-name="gr3" draw:text-style-name="P22" svg:width="0.096cm" svg:height="0.269cm" svg:x="8.942cm" svg:y="0.034cm" svg:viewBox="0 0 97 270" svg:d="M58 96h30c6 0 9 0 9-9 0-4-3-4-9-4h-27c10-61 12-69 12-71 0-8-3-12-9-12-1 0-10 0-12 16l-13 67h-30c-6 0-9 0-9 7 0 6 3 6 9 6h28c-23 120-24 127-24 134 0 23 12 40 28 40 33 0 51-63 51-65 0-5-3-5-4-5-2 0-3 1-4 6-14 44-31 54-42 54-6 0-9-6-9-19 0-11 0-13 1-21z"><text:p/></draw:path><draw:path draw:style-name="gr3" draw:text-style-name="P22" svg:width="0.134cm" svg:height="0.191cm" svg:x="9.235cm" svg:y="0.112cm" svg:viewBox="0 0 135 192" svg:d="M135 72c0-44-22-72-51-72-42 0-84 60-84 120 0 42 21 72 51 72 41 0 84-59 84-120zM51 182c-13 0-28-12-28-45 0-21 8-68 18-89 16-32 35-38 43-38 19 0 29 20 29 45 0 17-8 61-19 89-11 24-29 38-43 38z"><text:p/></draw:path><draw:path draw:style-name="gr3" draw:text-style-name="P22" svg:width="0.156cm" svg:height="0.383cm" svg:x="9.391cm" svg:y="0cm" svg:viewBox="0 0 157 384" svg:d="M99 128h28c5 0 9 0 9-7 0-5-4-5-9-5h-26l6-49c2-8 6-38 8-43 3-8 8-14 15-14 1 0 9 0 15 7-14 1-16 17-16 23 0 10 5 15 11 15 8 0 17-9 17-26 0-19-14-29-27-29-10 0-31 7-40 50-2 9-2 12-10 66h-22c-6 0-10 0-10 7 0 5 3 5 9 5h21l-24 168c-6 41-11 79-27 79-1 0-9 0-15-7 15-1 17-17 17-24 0-10-6-15-12-15-8 0-17 10-17 26 0 19 13 29 27 29 18 0 29-25 36-40 9-28 17-78 17-82z"><text:p/></draw:path><draw:path draw:style-name="gr3" draw:text-style-name="P22" svg:width="0.264cm" svg:height="0.288cm" svg:x="9.749cm" svg:y="0.01cm" svg:viewBox="0 0 265 289" svg:d="M228 32c2-15 3-19 27-19 8 0 10 0 10-8 0-5-3-5-4-5-9 0-31 1-41 1-8 0-32-1-40-1-3 0-7 0-7 8 0 5 4 5 9 5 1 0 7 0 13 1 5 0 8 2 8 8 0 0 0 1-1 7l-19 103h-95l17-100c4-15 4-19 27-19 8 0 11 0 11-8 0-5-4-5-5-5-8 0-32 1-40 1-10 0-32-1-41-1-2 0-5 0-5 8 0 5 2 5 8 5 1 0 6 0 12 1 6 0 8 2 8 8 0 0 0 2 0 7l-42 227c-4 16-4 19-29 19-6 0-9 0-9 9 0 5 4 5 4 5 9 0 32-2 41-2 6 0 13 0 19 0 7 0 15 2 21 2 3 0 6 0 6-9 0-5-3-5-9-5-11 0-19 0-19-8 0-1 0-3 0-6l21-116h96c-13 69-20 110-21 117-4 13-10 13-29 13-5 0-8 0-8 9 0 5 5 5 5 5 9 0 31-2 39-2 7 0 14 0 22 0 6 0 13 2 19 2 3 0 6 0 6-9 0-5-2-5-8-5-12 0-21 0-21-8 0-1 1-3 1-6z"><text:p/></draw:path><draw:path draw:style-name="gr3" draw:text-style-name="P22" svg:width="0.12cm" svg:height="0.191cm" svg:x="10.037cm" svg:y="0.112cm" svg:viewBox="0 0 121 192" svg:d="M45 89c9 0 32 0 48-10 22-12 23-37 23-43 0-19-11-36-33-36-35 0-83 41-83 115 0 43 19 77 49 77 46 0 72-46 72-51 0-2-1-4-4-4-1 0-2 0-4 4-25 41-59 41-63 41-24 0-27-36-27-49 0-5 0-18 5-44zM30 79c12-63 44-69 53-69 15 0 23 12 23 26 0 43-51 43-63 43z"><text:p/></draw:path><draw:path draw:style-name="gr3" draw:text-style-name="P22" svg:width="0.128cm" svg:height="0.191cm" svg:x="10.178cm" svg:y="0.112cm" svg:viewBox="0 0 129 192" svg:d="M19 162c-1 7-3 16-3 18 0 8 4 12 9 12 4 0 9-4 12-12 1-2 11-59 12-67 3-15 8-44 10-56 2-4 11-25 18-34 3-3 11-13 25-13 9 0 13 4 14 4-11 3-17 12-17 23 0 7 4 16 13 16 8 0 17-10 17-25 0-16-10-28-27-28-21 0-34 22-39 32-4-19-15-32-30-32-14 0-20 17-23 24-6 14-10 41-10 41 0 4 3 4 4 4 3 0 3 0 5-9 5-30 12-50 23-50 6 0 10 2 10 19 0 8-1 13-4 36z"><text:p/></draw:path><draw:path draw:style-name="gr3" draw:text-style-name="P22" svg:width="0.257cm" svg:height="0.191cm" svg:x="10.328cm" svg:y="0.112cm" svg:viewBox="0 0 258 192" svg:d="M19 162c-1 7-3 16-3 18 0 8 4 12 9 12 4 0 9-4 12-12 1 0 4-21 5-31l7-39c3-8 4-18 6-27 0-9 4-21 4-22 4-13 21-51 51-51 14 0 17 15 17 30 0 10-2 21-5 34l-9 48-6 34c-2 8-3 22-3 24 0 8 4 12 9 12 9 0 11-11 14-24 3-24 16-85 19-103 0-5 17-55 51-55 14 0 17 14 17 30 0 23-12 71-19 94-3 10-4 15-4 23 0 20 11 35 25 35 31 0 42-61 42-65 0-5-3-5-3-5-4 0-4 1-6 9-4 21-15 51-32 51-5 0-8-4-8-13 0-11 4-22 6-31 7-22 19-69 19-92 0-28-12-46-36-46-23 0-39 18-51 41-1-5-1-19-9-30-8-9-18-11-26-11-29 0-45 26-49 36-2-24-16-36-30-36s-20 17-23 24c-6 16-10 41-10 41 0 4 3 4 4 4 3 0 3 0 5-9 5-30 12-50 23-50 6 0 10 2 10 19 0 8-1 13-4 36z"><text:p/></draw:path><draw:path draw:style-name="gr3" draw:text-style-name="P22" svg:width="0.083cm" svg:height="0.283cm" svg:x="10.604cm" svg:y="0.018cm" svg:viewBox="0 0 84 284" svg:d="M80 16c0-9-3-16-10-16-9 0-18 11-18 22 0 9 4 15 11 15 8 0 17-9 17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096cm" svg:height="0.269cm" svg:x="10.711cm" svg:y="0.034cm" svg:viewBox="0 0 97 270" svg:d="M58 96h30c6 0 9 0 9-9 0-4-3-4-9-4h-27c10-61 12-69 12-71 0-8-3-12-9-12-1 0-10 0-12 16l-13 67h-30c-6 0-9 0-9 7 0 6 3 6 9 6h28c-24 120-24 127-24 134 0 23 12 40 28 40 33 0 51-63 51-65 0-5-3-5-4-5-2 0-3 1-4 6-14 44-31 54-42 54-6 0-9-6-9-19 0-11 0-13 1-21z"><text:p/></draw:path><draw:path draw:style-name="gr3" draw:text-style-name="P22" svg:width="0.083cm" svg:height="0.283cm" svg:x="10.826cm" svg:y="0.018cm" svg:viewBox="0 0 84 284" svg:d="M80 16c0-9-3-16-10-16-9 0-18 11-18 22 0 9 4 15 11 15 8 0 17-9 17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144cm" svg:height="0.191cm" svg:x="10.937cm" svg:y="0.112cm" svg:viewBox="0 0 145 192" svg:d="M105 26c-6-14-15-26-29-26-37 0-76 62-76 123 0 41 17 69 42 69 6 0 22-3 41-31 3 16 13 31 29 31 11 0 18-10 23-23 5-16 10-42 10-42 0-5-4-5-4-5-3 0-3 1-4 9-7 26-12 51-24 51-9 0-10-11-10-19 0-10 1-12 4-31 4-18 4-23 6-39l12-58c2-13 2-13 2-15 0-8-4-12-8-12-8 0-14 10-14 18zM84 137c-1 8-1 8-5 15-15 23-27 30-36 30-16 0-21-23-21-39 0-21 11-74 18-93 9-25 23-40 37-40 20 0 25 34 25 37 0 2-1 5-2 7z"><text:p/></draw:path><draw:path draw:style-name="gr3" draw:text-style-name="P22" svg:width="0.17cm" svg:height="0.191cm" svg:x="11.1cm" svg:y="0.112cm" svg:viewBox="0 0 171 192" svg:d="M19 162c-1 7-3 16-3 18 0 8 4 12 9 12 4 0 9-4 12-12 1 0 4-21 6-31l6-39c3-8 5-18 6-27s4-21 4-22c4-13 21-51 51-51 14 0 17 15 17 30 0 25-14 80-20 97-2 10-3 15-3 20 0 20 11 35 26 35 29 0 41-61 41-65 0-5-3-5-4-5-4 0-4 1-4 9-8 28-17 51-33 51-5 0-7-4-7-13 0-11 3-22 6-31 5-22 18-69 18-92 0-29-13-46-35-46-29 0-45 26-49 36-2-23-15-36-30-36-14 0-20 17-24 24-5 14-9 39-9 41 0 4 3 4 4 4 3 0 3 0 5-9 5-30 12-50 23-50 6 0 10 4 10 19 0 8-1 13-4 36z"><text:p/></draw:path><draw:path draw:style-name="gr3" draw:text-style-name="P22" svg:width="0.144cm" svg:height="0.191cm" svg:x="11.466cm" svg:y="0.112cm" svg:viewBox="0 0 145 192" svg:d="M105 26c-6-14-15-26-29-26-37 0-76 62-76 123 0 41 17 69 42 69 6 0 22-3 41-31 3 16 13 31 29 31 11 0 18-10 23-23 5-16 10-42 10-42 0-5-4-5-4-5-3 0-3 1-4 9-7 26-12 51-24 51-9 0-10-11-10-19 0-10 1-12 4-31 4-18 4-23 6-39l12-58c2-13 2-13 2-15 0-8-4-12-8-12-8 0-14 10-14 18zM84 137c-1 8-1 8-5 15-15 23-27 30-36 30-16 0-21-23-21-39 0-21 10-74 18-93 9-25 23-40 37-40 20 0 25 34 25 37 0 2-1 5-2 7z"><text:p/></draw:path><draw:path draw:style-name="gr3" draw:text-style-name="P22" svg:width="0.115cm" svg:height="0.297cm" svg:x="11.633cm" svg:y="0.004cm" svg:viewBox="0 0 116 298" svg:d="M61 5c0-1 0-5-5-5-7 0-29 4-38 4-2 1-5 1-5 8 0 6 2 6 7 6 15 0 16 4 16 7s-3 17-6 25l-25 139c-3 21-5 28-5 43 0 40 16 66 40 66 37 0 76-63 76-123 0-40-17-68-42-68-14 0-28 12-36 25zM30 164c3-8 3-9 6-14 16-28 29-34 37-34 12 0 21 12 21 40 0 24-11 73-17 90-10 27-25 43-37 43-11 0-20-12-20-42 0-9 0-17 4-43z"><text:p/></draw:path><draw:path draw:style-name="gr3" draw:text-style-name="P22" svg:width="0.115cm" svg:height="0.191cm" svg:x="11.77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122cm" svg:height="0.191cm" svg:x="11.914cm" svg:y="0.112cm" svg:viewBox="0 0 123 192" svg:d="M113 26c-6 0-10 0-15 6s-6 14-6 17c0 10 6 14 13 14 8 0 17-9 17-27 0-20-15-36-38-36-42 0-84 60-84 120 0 38 19 72 52 72 44 0 71-46 71-51 0-2-2-4-3-4-3 0-4 0-5 4-25 41-60 41-63 41-20 0-29-20-29-45 0-18 7-59 18-85 9-24 27-42 44-42 11 0 23 4 28 16z"><text:p/></draw:path><draw:path draw:style-name="gr3" draw:text-style-name="P22" svg:width="0.083cm" svg:height="0.283cm" svg:x="12.046cm" svg:y="0.018cm" svg:viewBox="0 0 84 284" svg:d="M80 16c0-9-3-16-10-16-9 0-18 11-18 22 0 9 4 15 11 15 8 0 17-9 17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115cm" svg:height="0.191cm" svg:x="12.162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115cm" svg:height="0.191cm" svg:x="12.309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144cm" svg:height="0.191cm" svg:x="12.452cm" svg:y="0.112cm" svg:viewBox="0 0 145 192" svg:d="M105 26c-6-14-15-26-29-26-37 0-76 62-76 123 0 41 17 69 42 69 6 0 22-3 41-31 3 16 13 31 29 31 11 0 18-10 23-23 5-16 10-42 10-42 0-5-4-5-4-5-3 0-3 1-4 9-7 26-12 51-24 51-9 0-10-11-10-19 0-10 1-12 4-31 3-18 4-23 6-39l12-58c2-13 2-13 2-15 0-8-4-12-8-12-8 0-14 10-14 18zM84 137c-1 8-1 8-6 15-14 23-26 30-35 30-16 0-21-23-21-39 0-21 10-74 18-93 9-25 23-40 37-40 20 0 25 34 25 37 0 2-1 5-2 7z"><text:p/></draw:path><draw:path draw:style-name="gr3" draw:text-style-name="P22" svg:width="0.115cm" svg:height="0.191cm" svg:x="12.622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draw:path draw:style-name="gr3" draw:text-style-name="P22" svg:width="0.208cm" svg:height="0.191cm" svg:x="12.937cm" svg:y="0.112cm" svg:viewBox="0 0 209 192" svg:d="M137 43c1-8 4-25 4-26 0-9-4-12-9-12-4 0-10 2-12 12 0 2-15 84-18 94-2 12-3 21-3 28 0 5 0 6 1 7-7 24-17 36-29 36-25 0-25-31-25-38 0-13 1-30 17-83 3-12 4-18 4-26 0-19-10-35-26-35-29 0-41 61-41 65s3 4 4 4c3 0 3 0 5-8 8-39 20-51 32-51 3 0 7 0 7 13 0 11-3 23-5 30-14 50-18 69-18 85 0 39 21 54 45 54 5 0 20 0 33-30 8 27 30 30 39 30 24 0 38-27 46-52 10-33 21-90 21-110 0-23-9-30-14-30-8 0-16 11-16 20 0 6 1 9 5 11 4 5 11 16 11 37 0 15-9 55-17 77-8 23-19 37-35 37-15 0-23-12-23-36 0-12 2-25 3-31z"><text:p/></draw:path><draw:path draw:style-name="gr3" draw:text-style-name="P22" svg:width="0.083cm" svg:height="0.283cm" svg:x="13.169cm" svg:y="0.018cm" svg:viewBox="0 0 84 284" svg:d="M80 16c0-9-3-16-10-16-9 0-18 11-18 22 0 9 4 15 12 15 7 0 16-9 16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096cm" svg:height="0.269cm" svg:x="13.276cm" svg:y="0.034cm" svg:viewBox="0 0 97 270" svg:d="M58 96h30c6 0 9 0 9-9 0-4-3-4-9-4h-27c10-61 12-69 12-71 0-8-3-12-9-12-1 0-10 0-12 16l-13 67h-30c-6 0-9 0-9 7 0 6 3 6 9 6h28c-24 120-24 127-24 134 0 23 12 40 28 40 33 0 51-63 51-65 0-5-3-5-4-5-2 0-3 1-4 6-14 44-31 54-42 54-6 0-9-6-9-19 0-11 0-13 1-21z"><text:p/></draw:path><draw:path draw:style-name="gr3" draw:text-style-name="P22" svg:width="0.154cm" svg:height="0.297cm" svg:x="13.399cm" svg:y="0.004cm" svg:viewBox="0 0 155 298" svg:d="M73 5c0-1 0-5-3-5-7 0-32 4-40 4-2 1-6 1-6 8 0 6 3 6 8 6 15 0 16 4 16 7l-1 9-45 243c-2 6-2 7-2 9 0 10 6 12 9 12 5 0 11-6 12-12l6-31 7-38c2-10 4-18 5-28 1-3 3-18 4-19 1-5 11-29 21-39 7-8 16-15 31-15 13 0 17 15 17 30 0 22-13 68-21 94-2 9-3 15-3 24 0 19 10 34 25 34 30 0 42-62 42-64 0-5-3-5-4-5-3 0-3 1-5 7-5 23-15 53-32 53-5 0-8-4-8-15 0-10 3-20 7-30 4-18 18-68 18-93 0-26-12-44-36-44-20 0-35 13-47 32z"><text:p/></draw:path><draw:path draw:style-name="gr3" draw:text-style-name="P22" svg:width="0.067cm" svg:height="0.297cm" svg:x="13.751cm" svg:y="0.004cm" svg:viewBox="0 0 68 298" svg:d="M68 5c0-1 0-5-5-5-7 0-29 4-38 4-2 1-5 1-5 9 0 5 2 5 7 5 15 0 15 4 15 7l-1 9-39 210c-1 5-2 9-2 15 0 24 14 39 29 39 10 0 18-8 24-24s10-40 10-40c0-5-4-5-4-5-4 0-4 1-5 7-6 28-12 53-24 53-10 0-10-14-10-19 0-11 1-12 2-21z"><text:p/></draw:path><draw:path draw:style-name="gr3" draw:text-style-name="P22" svg:width="0.12cm" svg:height="0.191cm" svg:x="14.026cm" svg:y="0.112cm" svg:viewBox="0 0 121 192" svg:d="M45 89c9 0 32 0 48-10 22-12 23-37 23-43 0-19-11-36-33-36-35 0-83 41-83 115 0 43 19 77 49 77 46 0 72-46 72-51 0-2-1-4-4-4-1 0-2 0-4 4-25 41-59 41-63 41-24 0-27-36-27-49 0-5 0-18 5-44zM30 79c12-63 44-69 53-69 15 0 22 12 22 26 0 43-50 43-62 43z"><text:p/></draw:path><draw:path draw:style-name="gr3" draw:text-style-name="P22" svg:width="0.137cm" svg:height="0.191cm" svg:x="14.166cm" svg:y="0.112cm" svg:viewBox="0 0 138 192" svg:d="M138 30c0-23-8-30-14-30-8 0-15 11-15 20 0 6 2 9 5 12 7 9 11 21 11 36 0 17-20 114-56 114-16 0-23-14-23-36 0-24 8-55 17-91 3-6 5-12 5-20 0-19-11-35-27-35-28 0-41 61-41 65s3 4 4 4c3 0 3 0 5-8 9-42 22-51 32-51 3 0 7 0 7 13 0 11-2 23-4 30-15 49-19 68-19 86 0 45 28 53 43 53 53 0 70-140 70-162z"><text:p/></draw:path><draw:path draw:style-name="gr3" draw:text-style-name="P22" svg:width="0.144cm" svg:height="0.191cm" svg:x="14.334cm" svg:y="0.112cm" svg:viewBox="0 0 145 192" svg:d="M105 26c-6-14-15-26-29-26-37 0-76 62-76 123 0 41 17 69 42 69 6 0 22-3 41-31 3 16 13 31 29 31 11 0 18-10 23-23 5-16 10-42 10-42 0-5-4-5-4-5-3 0-3 1-4 9-7 26-12 51-24 51-9 0-10-11-10-19 0-10 1-12 4-31 4-18 4-23 6-39l12-58c2-13 2-13 2-15 0-8-4-12-8-12-8 0-14 10-14 18zM84 137c-1 8-1 8-5 15-15 23-27 30-36 30-16 0-21-23-21-39 0-21 10-74 18-93 9-25 23-40 37-40 20 0 25 34 25 37 0 2-1 5-2 7z"><text:p/></draw:path><draw:path draw:style-name="gr3" draw:text-style-name="P22" svg:width="0.067cm" svg:height="0.297cm" svg:x="14.501cm" svg:y="0.004cm" svg:viewBox="0 0 68 298" svg:d="M68 5c0-1 0-5-5-5-7 0-29 4-38 4-2 1-5 1-5 9 0 5 2 5 7 5 15 0 15 4 15 7l-1 9-39 210c-1 5-2 9-2 15 0 24 14 39 29 39 10 0 18-8 24-24s10-40 10-40c0-5-4-5-4-5-4 0-4 1-5 7-6 28-12 53-24 53-10 0-10-14-10-19 0-11 1-12 2-21z"><text:p/></draw:path><draw:path draw:style-name="gr3" draw:text-style-name="P22" svg:width="0.162cm" svg:height="0.191cm" svg:x="14.596cm" svg:y="0.112cm" svg:viewBox="0 0 163 192" svg:d="M102 163c3 18 14 29 28 29 10 0 17-10 23-23 5-16 10-42 10-42 0-5-4-5-4-5-4 0-4 1-5 9-5 22-10 51-24 51-7 0-9-5-9-19 0-10 3-29 6-44l9-46c1-6 3-23 5-29 1-9 5-26 5-27 0-9-5-12-9-12-2 0-10 0-13 14-6 31-19 106-23 127-1 3-13 36-37 36-16 0-19-19-19-35 0-24 9-57 18-86 3-12 4-18 4-26 0-19-10-35-26-35-29 0-41 61-41 65s3 4 4 4c3 0 3 0 5-8 7-36 20-51 32-51 3 0 7 0 7 13 0 11-3 23-5 29-12 41-18 68-18 89 0 40 21 51 38 51 21 0 33-20 39-29z"><text:p/></draw:path><draw:path draw:style-name="gr3" draw:text-style-name="P22" svg:width="0.144cm" svg:height="0.191cm" svg:x="14.779cm" svg:y="0.112cm" svg:viewBox="0 0 145 192" svg:d="M105 26c-6-14-15-26-29-26-37 0-76 62-76 123 0 41 17 69 42 69 6 0 22-3 41-31 3 16 13 31 29 31 11 0 18-10 23-23 5-16 10-42 10-42 0-5-4-5-4-5-3 0-3 1-4 9-7 26-12 51-24 51-9 0-10-11-10-19 0-10 1-12 4-31 4-18 4-23 6-39l12-58c2-13 2-13 2-15 0-8-4-12-8-12-8 0-14 10-14 18zM84 137c-1 8-1 8-5 15-15 23-27 30-36 30-16 0-21-23-21-39 0-21 10-74 18-93 9-25 23-40 37-40 20 0 25 34 25 37 0 2-1 5-2 7z"><text:p/></draw:path><draw:path draw:style-name="gr3" draw:text-style-name="P22" svg:width="0.096cm" svg:height="0.269cm" svg:x="14.939cm" svg:y="0.034cm" svg:viewBox="0 0 97 270" svg:d="M58 96h30c6 0 9 0 9-9 0-4-3-4-9-4h-27c10-61 12-69 12-71 0-8-3-12-9-12-1 0-10 0-12 16l-13 67h-30c-6 0-9 0-9 7 0 6 3 6 9 6h28c-24 120-24 127-24 134 0 23 12 40 28 40 33 0 51-63 51-65 0-5-3-5-4-5-2 0-3 1-4 6-14 44-31 54-42 54-6 0-9-6-9-19 0-11 0-13 1-21z"><text:p/></draw:path><draw:path draw:style-name="gr3" draw:text-style-name="P22" svg:width="0.083cm" svg:height="0.283cm" svg:x="15.056cm" svg:y="0.018cm" svg:viewBox="0 0 84 284" svg:d="M80 16c0-9-3-16-10-16-9 0-18 11-18 22 0 9 4 15 11 15 8 0 17-9 17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134cm" svg:height="0.191cm" svg:x="15.166cm" svg:y="0.112cm" svg:viewBox="0 0 135 192" svg:d="M135 72c0-44-22-72-51-72-42 0-84 60-84 120 0 42 21 72 51 72 41 0 84-59 84-120zM51 182c-13 0-28-12-28-45 0-21 8-68 18-89 16-32 35-38 43-38 19 0 29 20 29 45 0 17-8 61-19 89-11 24-29 38-43 38z"><text:p/></draw:path><draw:path draw:style-name="gr3" draw:text-style-name="P22" svg:width="0.17cm" svg:height="0.191cm" svg:x="15.315cm" svg:y="0.112cm" svg:viewBox="0 0 171 192" svg:d="M19 162c-1 7-3 16-3 18 0 8 4 12 9 12 4 0 9-4 12-12 1 0 4-21 6-31l6-39c3-8 5-18 6-27s4-21 4-22c4-13 21-51 51-51 14 0 17 15 17 30 0 25-14 80-20 97-2 10-3 15-3 20 0 20 11 35 26 35 29 0 41-61 41-65 0-5-3-5-4-5-4 0-4 1-4 9-8 28-17 51-33 51-5 0-7-4-7-13 0-11 3-22 6-31 5-22 18-69 18-92 0-29-13-46-35-46-29 0-45 26-49 36-2-23-15-36-30-36-14 0-20 17-24 24-5 14-9 39-9 41 0 4 3 4 4 4 3 0 3 0 5-9 5-30 12-50 23-50 6 0 10 4 10 19 0 8-1 13-4 36z"><text:p/></draw:path><draw:path draw:style-name="gr3" draw:text-style-name="P22" svg:width="0.163cm" svg:height="0.267cm" svg:x="15.659cm" svg:y="0.112cm" svg:viewBox="0 0 164 268" svg:d="M24 238c-3 15-3 18-17 18-3 0-7 0-7 8 0 3 2 4 4 4 9 0 17-1 26-1 11 0 22 1 32 1 1 0 5 0 5-7 0-5-3-5-7-5-15 0-15-3-15-7 0-6 12-74 14-84 4 11 13 27 29 27 37 0 76-63 76-124 0-40-18-68-41-68-16 0-32 16-42 31-3-23-17-31-28-31-15 0-21 17-24 24-5 14-9 41-9 41 0 4 3 4 3 4 4 0 4 0 6-9 5-30 12-50 23-50 5 0 10 2 10 19 0 9-1 14-3 21zM80 55c2-12 11-24 16-30 11-13 20-15 25-15 13 0 21 14 21 39s-11 73-16 90c-11 29-26 43-38 43-21 0-25-36-25-37s0-2 1-7z"><text:p/></draw:path><draw:path draw:style-name="gr3" draw:text-style-name="P22" svg:width="0.134cm" svg:height="0.191cm" svg:x="15.84cm" svg:y="0.112cm" svg:viewBox="0 0 135 192" svg:d="M135 72c0-44-22-72-51-72-42 0-84 60-84 120 0 42 21 72 51 72 41 0 84-59 84-120zM51 182c-13 0-28-12-28-45 0-21 8-68 18-89 16-32 35-38 43-38 19 0 29 20 29 45 0 17-8 61-19 89-11 24-29 38-43 38z"><text:p/></draw:path><draw:path draw:style-name="gr3" draw:text-style-name="P22" svg:width="0.083cm" svg:height="0.283cm" svg:x="15.988cm" svg:y="0.018cm" svg:viewBox="0 0 84 284" svg:d="M80 16c0-9-3-16-10-16-9 0-18 11-18 22 0 9 4 15 12 15 7 0 16-9 16-21zM56 175c5-13 5-14 7-25 3-9 5-15 5-23 0-19-10-34-27-34-28 0-41 60-41 64 0 5 3 5 4 5 3 0 3-1 5-7 8-41 21-53 32-53 3 0 7 0 7 13 0 10-2 18-3 22-2 12-16 61-22 79-3 10-7 25-7 33 0 21 11 35 26 35 30 0 42-61 42-65 0-5-4-5-4-5-3 0-3 2-5 9-5 26-16 52-32 52-5 0-8-4-8-14 0-11 3-17 10-42z"><text:p/></draw:path><draw:path draw:style-name="gr3" draw:text-style-name="P22" svg:width="0.17cm" svg:height="0.191cm" svg:x="16.096cm" svg:y="0.112cm" svg:viewBox="0 0 171 192" svg:d="M19 162c-1 7-3 16-3 18 0 8 4 12 9 12 4 0 9-4 12-12 1 0 4-21 6-31l6-39c3-8 5-18 6-27s4-21 4-22c4-13 21-51 51-51 14 0 17 15 17 30 0 25-14 80-20 97-2 10-3 15-3 20 0 20 11 35 26 35 29 0 41-61 41-65 0-5-3-5-4-5-4 0-4 1-4 9-8 28-17 51-33 51-5 0-7-4-7-13 0-11 3-22 6-31 5-22 18-69 18-92 0-29-13-46-35-46-29 0-45 26-49 36-2-23-15-36-30-36-14 0-20 17-24 24-5 14-9 39-9 41 0 4 3 4 4 4 3 0 3 0 5-9 5-30 12-50 23-50 6 0 10 4 10 19 0 8-1 13-4 36z"><text:p/></draw:path><draw:path draw:style-name="gr3" draw:text-style-name="P22" svg:width="0.096cm" svg:height="0.269cm" svg:x="16.283cm" svg:y="0.034cm" svg:viewBox="0 0 97 270" svg:d="M58 96h30c6 0 9 0 9-9 0-4-3-4-9-4h-27c10-61 12-69 12-71 0-8-3-12-9-12-1 0-10 0-12 16l-13 67h-30c-6 0-9 0-9 7 0 6 3 6 9 6h28c-23 120-24 127-24 134 0 23 12 40 28 40 33 0 51-63 51-65 0-5-3-5-4-5-2 0-3 1-4 6-14 44-31 54-42 54-6 0-9-6-9-19 0-11 1-13 1-21z"><text:p/></draw:path><draw:path draw:style-name="gr3" draw:text-style-name="P22" svg:width="0.115cm" svg:height="0.191cm" svg:x="16.405cm" svg:y="0.112cm" svg:viewBox="0 0 116 192" svg:d="M107 29c-9 0-15 9-15 19 0 6 3 12 10 12s14-7 14-24c0-19-13-36-37-36-41 0-54 43-54 61 0 34 23 41 33 42 16 5 33 10 33 34 0 9-7 45-45 45-5 0-30 0-37-21 12 1 20-11 20-24 0-10-5-15-11-15-9 0-18 10-18 29 0 24 18 41 45 41 51 0 64-51 64-70 0-15-6-26-11-32-8-11-17-13-31-17-12-4-23-7-23-26 0-11 7-37 35-37 8 0 23 2 28 19z"><text:p/></draw:path></draw:g></text:p>
      <text:p text:style-name="P11"/>
      <text:p text:style-name="P13"><draw:g text:anchor-type="as-char" svg:y="-0.743cm" draw:z-index="12" draw:style-name="gr1"><svg:title>TexMaths</svg:title><svg:desc>12§display§H(\vec{X_{d}}||\vec{X_{c}})
\approx
\sum_{\vec{x_{d}} \in \vec{X_{d}}}
\frac{\sqrt{2}|\theta_{\vec{x_{d}}}|p(\vec{X_{d}} = \vec{x_{d}})}{n_{\vec{x_{d}}}\sqrt{2^{m}\pi^{m}}}
\sum_{i=1}^{n_{\vec{x_{d}}}}
\sum_{\vec{\tau_{i}}\in H_{l}^{m}}
\omega_{\tau_{i}}
log(\frac{p(\vec{X_{d}} = \vec{x_{d}})}{n_{\vec{x_{d}}}\sqrt{2^{m}\pi^{m}|\rho_{\vec{x_{d}}}|}}
\sum_{j=1}^{n_{\vec{x_d}}}e^{-\frac{1}{2}
(\sqrt{2}\theta(\vec{(\frac{1}{\sqrt{\lambda}})}\odot\vec{\tau_{i}}) + \vec{x_{i}}-\vec{x_{j}})^{T}
\rho^{-1}
(\sqrt{2}\theta(\vec{(\frac{1}{\sqrt{\lambda}})}\odot\vec{\tau_{i}})  + \vec{x_{i}} - \vec{x_{j}})})
§svg§600§FALSE§</svg:desc><draw:polygon draw:style-name="gr2" draw:text-style-name="P21" svg:width="16.732cm" svg:height="1.373cm" svg:x="0.207cm" svg:y="0.003cm" svg:viewBox="0 0 16733 1374" draw:points="8366,1374 0,1374 0,0 16733,0 16733,1374"><text:p/></draw:polygon><draw:path draw:style-name="gr3" draw:text-style-name="P22" svg:width="0.254cm" svg:height="0.288cm" svg:x="0cm" svg:y="0.456cm" svg:viewBox="0 0 255 289" svg:d="M219 32c3-15 4-19 26-19 8 0 10 0 10-8 0-5-3-5-4-5-9 0-30 1-40 1-7 0-30-1-37-1-4 0-7 0-7 8 0 5 3 5 8 5 1 0 7 0 12 1 6 0 8 2 8 8 0 0 0 1-1 7l-18 103h-92l17-100c4-15 4-19 26-19 8 0 11 0 11-8 0-5-4-5-6-5-7 0-30 1-37 1-10 0-31-1-40-1-2 0-5 0-5 8 0 5 2 5 8 5 0 0 6 0 12 1 5 0 7 2 7 8 0 0 0 2 0 7l-41 228c-3 15-3 19-27 19-6 0-9 0-9 8 0 5 3 5 4 5 9 0 30-1 39-1 6 0 13 0 19 0 7 0 14 1 20 1 2 0 6 0 6-8 0-5-3-5-9-5-11 0-19 0-19-9 0-1 0-3 0-6l21-116h93c-13 70-20 110-21 116-3 15-9 15-27 15-6 0-8 0-8 8 0 5 4 5 4 5 9 0 30-1 38-1 7 0 14 0 21 0 6 0 12 1 18 1 3 0 6 0 6-8 0-5-2-5-7-5-12 0-21 0-21-9 0-1 1-3 1-6z"><text:p/></draw:path><draw:path draw:style-name="gr3" draw:text-style-name="P22" svg:width="0.069cm" svg:height="0.421cm" svg:x="0.334cm" svg:y="0.428cm" svg:viewBox="0 0 70 422" svg:d="M70 418c0-1 0-2-5-9-37-53-47-133-47-198 0-73 11-146 49-199 3-5 3-6 3-8 0-3 0-4-3-4s-30 29-48 83c-16 45-19 92-19 128 0 34 3 84 20 132 19 53 44 79 47 79s3-1 3-4z"><text:p/></draw:path><draw:path draw:style-name="gr3" draw:text-style-name="P22" svg:width="0.134cm" svg:height="0.083cm" svg:x="0.574cm" svg:y="0.332cm" svg:viewBox="0 0 135 84" svg:d="M108 50c-4 6-14 18-14 26 0 4 2 8 6 8 2 0 4-2 5-5 4-6 11-19 24-29 3 0 6-3 6-8 0-4-3-6-5-8-6-8-10-15-12-24-1-4-2-10-6-10-5 0-6 6-6 8 0 4 2 17 7 26h-103c-5 0-10 0-10 8s5 8 10 8z"><text:p/></draw:path><draw:path draw:style-name="gr3" draw:text-style-name="P22" svg:width="0.248cm" svg:height="0.288cm" svg:x="0.431cm" svg:y="0.456cm" svg:viewBox="0 0 249 289" svg:d="M139 115l-26-84c-1-3-1-5-1-6 0-2 5-11 18-12 2-1 6-1 6-8 0-5-4-5-4-5-13 0-26 1-39 1-8 0-26-1-34-1-2 0-6 0-6 8 0 5 4 5 7 5 19 0 21 4 23 13l36 119-64 96-4 5c-15 21-29 29-44 30-4 0-7 0-7 8 0 1 0 5 4 5 9 0 18-1 29-1 10 0 23 1 33 1 2 0 5 0 5-8 0-5-2-5-3-5-3 0-11-1-11-13 0-6 3-14 7-20l31-45 27-42 31 101c1 4 2 6 2 7 0 2-6 11-18 12-4 0-6 0-6 8 0 5 3 5 5 5 8 0 29-1 38-1 7 0 25 1 33 1 2 0 6 0 6-8 0-5-3-5-5-5-21 0-21-1-27-19-11-39-31-106-38-130 20-30 51-81 62-92 8-10 20-21 37-22 5-1 7-1 7-8 0-1 0-5-3-5-10 0-19 1-29 1-11 0-23-1-33-1-3 0-6 0-6 8 0 4 2 4 3 5 3 0 13 1 13 13 0 5-3 11-7 15z"><text:p/></draw:path><draw:path draw:style-name="gr3" draw:text-style-name="P22" svg:width="0.108cm" svg:height="0.208cm" svg:x="0.685cm" svg:y="0.6cm" svg:viewBox="0 0 109 209" svg:d="M108 8c0 0 1-3 1-4 0-2-1-4-3-4-5 0-22 2-28 2-1 0-4 2-4 8 0 4 3 4 6 4 10 0 10 3 10 4 0 2-1 4-1 7l-12 67c-5-9-12-18-22-18-27 0-55 44-55 85 0 29 14 50 33 50 10 0 20-10 30-21 4 17 15 21 21 21 8 0 13-6 17-16 5-12 7-29 7-30 0-4-2-4-3-4-3 0-4 2-4 10-3 14-7 31-17 31-5 0-7-6-7-14 0-6 1-9 2-12zM64 169c-2 7-7 14-12 19-2 3-10 12-19 12-8 0-16-7-16-29 0-15 6-47 11-59 10-24 21-28 27-28 15 0 19 22 19 25 0 1 0 4-1 4z"><text:p/></draw:path><draw:path draw:style-name="gr3" draw:text-style-name="P22" svg:width="0.012cm" svg:height="0.421cm" svg:x="0.849cm" svg:y="0.428cm" svg:viewBox="0 0 13 422" svg:d="M13 16c0-9 0-16-7-16-6 0-6 7-6 16v390c0 9 0 16 6 16 7 0 7-7 7-16z"><text:p/></draw:path><draw:path draw:style-name="gr3" draw:text-style-name="P22" svg:width="0.012cm" svg:height="0.421cm" svg:x="0.934cm" svg:y="0.428cm" svg:viewBox="0 0 13 422" svg:d="M13 16c0-9 0-16-7-16-6 0-6 7-6 16v390c0 9 0 16 6 16 7 0 7-7 7-16z"><text:p/></draw:path><draw:path draw:style-name="gr3" draw:text-style-name="P22" svg:width="0.134cm" svg:height="0.083cm" svg:x="1.124cm" svg:y="0.332cm" svg:viewBox="0 0 135 84" svg:d="M108 50c-4 6-14 18-14 26 0 4 2 8 6 8 2 0 4-2 5-5 4-6 11-19 24-29 3 0 6-3 6-8 0-4-3-6-5-8-6-8-10-15-12-24-1-4-2-10-6-10-5 0-6 6-6 8 0 4 2 17 7 26h-103c-5 0-10 0-10 8s5 8 10 8z"><text:p/></draw:path><draw:path draw:style-name="gr3" draw:text-style-name="P22" svg:width="0.248cm" svg:height="0.288cm" svg:x="0.99cm" svg:y="0.456cm" svg:viewBox="0 0 249 289" svg:d="M139 115l-26-84c-1-3-1-5-1-6 0-2 5-11 18-12 2-1 6-1 6-8 0-5-4-5-4-5-13 0-26 1-39 1-8 0-26-1-34-1-2 0-6 0-6 8 0 5 4 5 7 5 19 0 21 4 23 13l36 119-64 96-4 5c-15 21-29 29-44 30-4 0-7 0-7 8 0 1 0 5 4 5 9 0 18-1 29-1 10 0 23 1 33 1 2 0 5 0 5-8 0-5-2-5-3-5-3 0-12-1-12-13 0-6 4-14 8-20l31-45 27-42 31 101c1 4 2 6 2 7 0 2-6 11-18 12-4 0-6 0-6 8 0 5 3 5 5 5 8 0 29-1 38-1 7 0 25 1 33 1 2 0 6 0 6-8 0-5-3-5-5-5-21 0-21-1-27-19-11-39-31-106-38-130 20-30 51-81 62-92 8-10 20-21 37-22 5-1 7-1 7-8 0-1 0-5-3-5-10 0-19 1-29 1-11 0-23-1-33-1-3 0-6 0-6 8 0 4 2 4 3 5 3 0 12 1 12 13 0 5-2 11-6 15z"><text:p/></draw:path><draw:path draw:style-name="gr3" draw:text-style-name="P22" svg:width="0.091cm" svg:height="0.133cm" svg:x="1.245cm" svg:y="0.676cm" svg:viewBox="0 0 92 134" svg:d="M80 17c-8 2-10 9-10 17s4 12 7 12c6 0 12-5 12-20 0-20-16-26-27-26-33 0-62 41-62 83 0 25 13 51 40 51 36 0 52-30 52-33s-2-6-3-6-2 1-4 3c-16 28-42 28-45 28-15 0-22-14-22-32 0-10 3-42 14-63 8-14 19-23 30-23 2 0 13 0 18 9z"><text:p/></draw:path><draw:path draw:style-name="gr3" draw:text-style-name="P22" svg:width="0.069cm" svg:height="0.421cm" svg:x="1.372cm" svg:y="0.428cm" svg:viewBox="0 0 70 422" svg:d="M70 211c0-32-3-84-19-132-18-51-45-79-48-79-1 0-3 2-3 4s0 3 5 10c31 41 48 108 48 197 0 72-11 146-49 199-4 6-4 7-4 8 0 3 2 4 3 4 3 0 31-29 49-83 15-45 18-92 18-128z"><text:p/></draw:path><draw:path draw:style-name="gr3" draw:text-style-name="P22" svg:width="0.201cm" svg:height="0.18cm" svg:x="1.573cm" svg:y="0.54cm" svg:viewBox="0 0 202 181" svg:d="M202 13c0-9-2-13-4-13-1 0-4 2-4 12-1 29-23 47-43 47-17 0-32-13-48-28s-33-31-52-31c-29 0-51 30-51 70 0 9 2 12 4 12 4 0 5-8 5-10 1-36 26-48 42-48 17 0 32 12 48 28 16 15 33 31 52 31 29 0 51-31 51-70zM202 113c0-13-3-15-4-15s-4 4-4 12c-1 30-23 47-43 47-17 0-32-13-48-27-16-16-33-32-52-32-29 0-51 30-51 70 0 9 2 12 4 12 4 0 5-7 5-10 1-35 26-48 42-48 17 0 32 13 48 29 16 14 33 30 52 30 30 0 51-31 51-68z"><text:p/></draw:path><draw:path draw:style-name="gr3" draw:text-style-name="P22" svg:width="0.402cm" svg:height="0.59cm" svg:x="2.049cm" svg:y="0.339cm" svg:viewBox="0 0 403 591" svg:d="M366 591l37-135h-8c-12 44-43 73-79 85-6 2-36 13-94 13h-182l154-252c2-2 3-5 3-7 0 0 0-1-3-6l-141-269h166c41 0 68 6 72 6 16 5 42 11 66 33 7 6 28 25 38 60h8l-37-119h-357c-7 0-7 0-9 2 0 2 0 10 0 15l160 306-157 255c-3 6-3 8-3 8 0 5 3 5 9 5z"><text:p/></draw:path><draw:path draw:style-name="gr3" draw:text-style-name="P22" svg:width="0.104cm" svg:height="0.061cm" svg:x="1.971cm" svg:y="1.12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1.885cm" svg:y="1.198cm" svg:viewBox="0 0 114 134" svg:d="M43 100c-3 9-9 26-21 26 0 0-7 0-11-4 9-4 10-14 10-16 0-8-4-12-9-12-6 0-12 8-12 19 0 14 12 21 22 21 11 0 18-8 24-21 6 15 18 21 25 21 25 0 37-37 37-45 0-5-2-5-2-5-4 0-4 2-5 6-4 20-17 36-29 36-8 0-13-8-13-19 0-9 5-35 11-69 5-22 14-30 21-30 0 0 7 0 11 4-6 4-8 11-8 17 0 7 3 12 7 12 6 0 13-6 13-19 0-17-13-22-23-22s-18 10-23 22c-4-14-14-22-25-22-24 0-38 36-38 46 0 3 3 3 4 3 2 0 3-1 3-5 6-22 20-36 30-36 7 0 12 5 12 20 0 6-2 21-4 31z"><text:p/></draw:path><draw:path draw:style-name="gr3" draw:text-style-name="P22" svg:width="0.087cm" svg:height="0.149cm" svg:x="2.028cm" svg:y="1.228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117cm" svg:height="0.193cm" svg:x="2.162cm" svg:y="1.161cm" svg:viewBox="0 0 118 194" svg:d="M109 103c4 0 9 0 9-6 0-8-5-8-9-8h-99c4-42 30-75 63-75h36c4 0 9 0 9-7s-5-7-9-7h-37c-39 0-72 43-72 97s33 97 72 97h37c4 0 9 0 9-8 0-6-5-6-9-6h-36c-33 0-59-34-63-77z"><text:p/></draw:path><draw:path draw:style-name="gr3" draw:text-style-name="P22" svg:width="0.104cm" svg:height="0.061cm" svg:x="2.428cm" svg:y="1.046cm" svg:viewBox="0 0 105 62" svg:d="M81 38c-2 3-10 12-10 17 0 4 3 7 6 7 2 0 4-2 5-4 5-9 12-16 17-18 2-3 6-4 6-9s-3-6-4-7c-7-7-10-13-11-17 0-2-1-7-6-7-1 0-4 2-4 7s3 13 4 17h-75c-4 0-9 0-9 7s5 7 9 7z"><text:p/></draw:path><draw:path draw:style-name="gr3" draw:text-style-name="P22" svg:width="0.186cm" svg:height="0.202cm" svg:x="2.312cm" svg:y="1.131cm" svg:viewBox="0 0 187 203" svg:d="M107 89l20-28c28-37 36-49 55-50 3 0 5 0 5-6 0-4-2-5-3-5-6 0-14 1-20 1-5 0-19-1-25-1-1 0-3 1-3 7 0 0 0 4 3 4 2 0 7 1 7 7 0 4-3 8-5 13-2 1-29 39-36 49l-22-58c0 0-1-3-1-4s4-6 11-7c2 0 5 0 5-7 0 0-1-4-4-4-5 0-10 1-14 1-5 0-10 0-14 0s-9 0-13 0c-3 0-7-1-11-1-2 0-5 0-5 7 0 4 3 4 6 4 13 0 14 2 16 8l30 83-12 16c-4 6-14 19-18 23-26 38-35 50-54 51-3 0-5 0-5 7 0 0 1 4 3 4 6 0 13-2 19-2 4 0 10 0 13 0 5 0 9 2 12 2 1 0 5 0 5-6 0-5-2-5-4-5s-7-1-7-7c0-5 3-10 8-16l43-59 26 70c1 3 1 5 1 5 0 1-4 6-11 7-2 0-5 0-5 7 0 0 0 4 4 4s9-2 14-2 9 0 14 0c3 0 8 0 12 0 3 0 9 2 12 2 1 0 4 0 4-8 0-3-3-3-7-3-12 0-12-3-14-9z"><text:p/></draw:path><draw:path draw:style-name="gr3" draw:text-style-name="P22" svg:width="0.087cm" svg:height="0.149cm" svg:x="2.516cm" svg:y="1.228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235cm" svg:height="0.421cm" svg:x="2.735cm" svg:y="0.092cm" svg:viewBox="0 0 236 422" svg:d="M95 378l-52-165c-3-6-4-6-5-6 0 0-2 0-5 3l-29 31c-4 4-4 6-4 6 0 2 1 5 3 5s7-5 10-10c2-1 7-6 9-9l61 182c1 7 4 7 6 7 5 0 6-2 8-7l138-398c1-6 1-7 1-9 0-4-2-8-6-8-2 0-5 2-7 8z"><text:p/></draw:path><draw:polygon draw:style-name="gr3" draw:text-style-name="P22" svg:width="0.151cm" svg:height="0.017cm" svg:x="2.965cm" svg:y="0.092cm" svg:viewBox="0 0 152 18" draw:points="76,18 0,18 0,0 152,0 152,18"><text:p/></draw:polygon><draw:path draw:style-name="gr3" draw:text-style-name="P22" svg:width="0.12cm" svg:height="0.281cm" svg:x="2.98cm" svg:y="0.175cm" svg:viewBox="0 0 121 282" svg:d="M23 249l33-44c47-59 65-80 65-122 0-49-26-83-64-83-35 0-57 40-57 77 0 23 15 23 15 23 6 0 17-5 17-22 0-11-6-23-17-23-2 0-2 0-3 1 7-27 23-43 41-43 28 0 41 34 41 70 0 33-16 67-32 92l-59 91c-3 5-3 5-3 16h113l8-73h-8c-1 12-3 31-6 37-2 3-23 3-29 3z"><text:p/></draw:path><draw:path draw:style-name="gr3" draw:text-style-name="P22" svg:width="0.012cm" svg:height="0.421cm" svg:x="3.152cm" svg:y="0.138cm" svg:viewBox="0 0 13 422" svg:d="M13 16c0-9 0-16-7-16-6 0-6 7-6 16v390c0 9 0 16 6 16 7 0 7-7 7-16z"><text:p/></draw:path><draw:path draw:style-name="gr3" draw:text-style-name="P22" svg:width="0.125cm" svg:height="0.302cm" svg:x="3.212cm" svg:y="0.161cm" svg:viewBox="0 0 126 303" svg:d="M126 86c0-27-7-86-37-86-43 0-89 119-89 216 0 41 9 87 36 87 43 0 90-122 90-217zM33 145c4-27 10-61 23-91 8-22 19-44 33-44 15 0 16 26 16 50 0 22-2 43-10 85zM93 158c-4 19-10 55-22 85-10 29-21 51-35 51-10 0-16-13-16-52 0-18 2-43 9-84z"><text:p/></draw:path><draw:path draw:style-name="gr3" draw:text-style-name="P22" svg:width="0.104cm" svg:height="0.061cm" svg:x="3.438cm" svg:y="0.315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3.353cm" svg:y="0.392cm" svg:viewBox="0 0 114 134" svg:d="M43 100c-3 9-9 26-21 26 0 0-7 0-11-4 9-4 10-14 10-16 0-8-4-12-9-12-6 0-12 8-12 19 0 14 12 21 22 21 11 0 18-8 24-21 6 15 18 21 25 21 25 0 37-37 37-45 0-5-2-5-3-5-3 0-3 2-4 6-4 20-17 36-29 36-8 0-13-8-13-19 0-9 5-35 11-69 5-22 14-30 21-30 0 0 7 0 11 4-6 4-8 11-8 17 0 7 3 12 7 12 6 0 13-6 13-19 0-17-13-22-23-22s-19 10-23 22c-4-14-14-22-25-22-24 0-38 36-38 46 0 3 3 3 4 3 2 0 3-1 3-5 6-22 19-36 30-36 7 0 12 5 12 20 0 6-2 21-4 31z"><text:p/></draw:path><draw:path draw:style-name="gr3" draw:text-style-name="P22" svg:width="0.087cm" svg:height="0.149cm" svg:x="3.494cm" svg:y="0.425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012cm" svg:height="0.421cm" svg:x="3.657cm" svg:y="0.138cm" svg:viewBox="0 0 13 422" svg:d="M13 16c0-9 0-16-7-16-6 0-6 7-6 16v390c0 9 0 16 6 16 7 0 7-7 7-16z"><text:p/></draw:path><draw:path draw:style-name="gr3" draw:text-style-name="P22" svg:width="0.157cm" svg:height="0.268cm" svg:x="3.696cm" svg:y="0.272cm" svg:viewBox="0 0 158 269" svg:d="M23 239c-2 14-2 18-16 18-4 0-7 0-7 7 0 3 2 5 4 5 8 0 17-2 25-2 11 0 21 2 30 2 2 0 5 0 5-8 0-4-2-4-6-4-15 0-15-4-15-8 0-6 12-74 14-84 4 11 13 27 28 27 35 0 73-62 73-124 0-40-17-68-39-68-16 0-31 16-41 31-3-23-16-31-27-31-14 0-20 17-23 24-5 14-9 41-9 41 0 5 3 5 3 5 4 0 4 0 6-10 5-30 12-50 22-50 5 0 9 2 9 19 0 9-1 14-2 21zM77 55c2-12 11-24 16-30 10-13 19-15 24-15 12 0 20 14 20 39s-11 73-16 90c-10 29-25 43-36 43-21 0-24-36-24-37s0-2 1-7z"><text:p/></draw:path><draw:path draw:style-name="gr3" draw:text-style-name="P22" svg:width="0.069cm" svg:height="0.421cm" svg:x="3.886cm" svg:y="0.138cm" svg:viewBox="0 0 70 422" svg:d="M70 418c0-1 0-2-5-9-37-53-47-133-47-198 0-73 11-146 49-199 3-5 3-6 3-8 0-3 0-4-3-4s-30 29-48 83c-16 45-19 92-19 128 0 34 3 84 20 132 19 53 44 79 47 79s3-1 3-4z"><text:p/></draw:path><draw:path draw:style-name="gr3" draw:text-style-name="P22" svg:width="0.134cm" svg:height="0.083cm" svg:x="4.126cm" svg:y="0.048cm" svg:viewBox="0 0 135 84" svg:d="M108 50c-4 6-14 18-14 26 0 4 2 8 6 8 2 0 4-2 5-5 4-6 11-19 24-29 3 0 6-3 6-8 0-4-3-6-5-8-6-8-10-15-12-24-1-4-2-10-6-10-5 0-6 6-6 8 0 4 2 17 7 26h-103c-5 0-10 0-10 8s5 8 10 8z"><text:p/></draw:path><draw:path draw:style-name="gr3" draw:text-style-name="P22" svg:width="0.248cm" svg:height="0.288cm" svg:x="3.983cm" svg:y="0.171cm" svg:viewBox="0 0 249 289" svg:d="M139 115l-26-84c-1-3-1-5-1-6 0-2 5-11 18-12 2-1 6-1 6-8 0-5-4-5-4-5-13 0-26 1-39 1-8 0-26-1-34-1-2 0-6 0-6 8 0 5 4 5 7 5 19 0 21 4 23 13l36 119-64 96-4 5c-15 21-29 29-44 30-4 0-7 0-7 8 0 1 0 5 4 5 9 0 18-1 29-1 10 0 23 1 33 1 2 0 5 0 5-8 0-5-2-5-3-5-3 0-12-1-12-13 0-6 4-14 8-20l31-45 27-42 31 101c1 4 2 6 2 7 0 2-6 11-18 12-4 0-6 0-6 8 0 5 3 5 5 5 8 0 29-1 38-1 7 0 25 1 33 1 2 0 6 0 6-8 0-5-3-5-5-5-21 0-21-1-27-19-11-39-31-106-38-130 20-30 51-81 62-92 8-10 20-21 37-22 5-1 7-1 7-8 0-1 0-5-3-5-10 0-19 1-29 1-11 0-23-1-33-1-3 0-6 0-6 8 0 4 2 4 3 5 3 0 12 1 12 13 0 5-2 11-6 15z"><text:p/></draw:path><draw:path draw:style-name="gr3" draw:text-style-name="P22" svg:width="0.108cm" svg:height="0.208cm" svg:x="4.237cm" svg:y="0.317cm" svg:viewBox="0 0 109 209" svg:d="M108 8c0 0 1-3 1-4 0-2-1-4-3-4-5 0-22 2-27 2-2 0-5 2-5 8 0 4 3 4 6 4 10 0 10 3 10 4 0 2-1 4-1 7l-12 67c-5-9-12-18-22-18-27 0-55 44-55 85 0 29 14 50 33 50 10 0 20-10 30-21 4 17 16 21 21 21 8 0 13-6 17-16 5-12 7-29 7-30 0-4-2-4-3-4-3 0-4 2-4 10-3 14-6 31-17 31-5 0-7-6-7-14 0-6 1-9 2-12zM64 169c-2 7-7 14-12 19-2 3-10 12-19 12-8 0-16-7-16-29 0-15 6-47 11-59 10-24 21-28 27-28 15 0 19 22 19 25 0 1 0 4-1 4z"><text:p/></draw:path><draw:path draw:style-name="gr3" draw:text-style-name="P22" svg:width="0.2cm" svg:height="0.099cm" svg:x="4.466cm" svg:y="0.302cm" svg:viewBox="0 0 201 100" svg:d="M191 17c5 0 10 0 10-9 0-8-5-8-9-8h-182c-5 0-10 0-10 8 0 9 5 9 10 9zM192 100c4 0 9 0 9-9 0-8-5-8-10-8h-181c-5 0-10 0-10 8 0 9 5 9 10 9z"><text:p/></draw:path><draw:path draw:style-name="gr3" draw:text-style-name="P22" svg:width="0.134cm" svg:height="0.083cm" svg:x="4.882cm" svg:y="0.157cm" svg:viewBox="0 0 135 84" svg:d="M108 50c-4 6-14 18-14 26 0 4 2 8 6 8 2 0 4-2 5-5 4-6 11-19 24-29 3 0 6-3 6-8 0-4-3-6-5-8-6-8-10-15-12-24-1-4-2-10-6-10-5 0-6 6-6 8 0 4 2 17 7 26h-103c-5 0-10 0-10 8s5 8 10 8z"><text:p/></draw:path><draw:path draw:style-name="gr3" draw:text-style-name="P22" svg:width="0.15cm" svg:height="0.191cm" svg:x="4.777cm" svg:y="0.272cm" svg:viewBox="0 0 151 192" svg:d="M93 60c2-12 8-50 29-50 3 0 10 0 16 4-9 3-15 14-15 23 0 7 3 16 12 16 7 0 16-7 16-25 0-22-18-28-28-28-18 0-28 22-32 32-8-28-24-32-33-32-31 0-49 55-49 65 0 5 3 5 4 5 2 0 3 0 4-5 11-45 30-55 41-55 6 0 16 3 16 27 0 13-5 42-16 101-5 27-16 44-29 44-2 0-9 0-15-5 7-2 14-12 14-22 0-12-7-16-12-16-8 0-16 12-16 25 0 19 15 28 28 28 21 0 31-30 32-33 4 16 15 33 33 33 32 0 49-55 49-65 0-5-3-5-4-5-2 0-3 2-4 5-9 46-31 55-40 55-12 0-17-13-17-27 0-10 2-18 6-37z"><text:p/></draw:path><draw:path draw:style-name="gr3" draw:text-style-name="P22" svg:width="0.108cm" svg:height="0.208cm" svg:x="4.954cm" svg:y="0.317cm" svg:viewBox="0 0 109 209" svg:d="M108 8c0 0 1-3 1-4 0-2-1-4-3-4-5 0-22 2-27 2-2 0-5 2-5 8 0 4 3 4 6 4 10 0 10 3 10 4 0 2-1 4-1 7l-12 67c-5-9-12-18-22-18-27 0-55 44-55 85 0 29 14 50 33 50 10 0 20-10 30-21 4 17 16 21 21 21 8 0 13-6 17-16 5-12 7-29 7-30 0-4-2-4-3-4-3 0-4 2-4 10-3 14-6 31-17 31-5 0-7-6-7-14 0-6 1-9 2-12zM64 169c-2 7-7 14-12 19-2 3-10 12-19 12-8 0-16-7-16-29 0-15 6-47 11-59 10-24 21-28 27-28 15 0 19 22 19 25 0 1 0 4-1 4z"><text:p/></draw:path><draw:path draw:style-name="gr3" draw:text-style-name="P22" svg:width="0.069cm" svg:height="0.421cm" svg:x="5.098cm" svg:y="0.138cm" svg:viewBox="0 0 70 422" svg:d="M70 211c0-32-3-84-19-132-18-51-45-79-48-79-1 0-3 2-3 4s0 3 5 10c31 41 48 108 48 197 0 72-11 146-49 199-4 6-4 7-4 8 0 3 2 4 3 4 3 0 31-29 49-83 15-45 18-92 18-128z"><text:p/></draw:path><draw:polygon draw:style-name="gr3" draw:text-style-name="P22" svg:width="2.486cm" svg:height="0.017cm" svg:x="2.713cm" svg:y="0.63cm" svg:viewBox="0 0 2487 18" draw:points="1243,18 0,18 0,0 2487,0 2487,18"><text:p/></draw:polygon><draw:path draw:style-name="gr3" draw:text-style-name="P22" svg:width="0.163cm" svg:height="0.191cm" svg:x="3.212cm" svg:y="0.893cm" svg:viewBox="0 0 164 192" svg:d="M18 162c-1 7-3 17-3 18 0 8 4 12 9 12 4 0 9-4 11-12 1 0 5-21 6-31l6-39c3-8 5-18 6-27s4-21 4-22c4-13 20-51 49-51 13 0 16 15 16 30 0 25-14 80-19 97-2 10-3 15-3 20 0 20 11 35 25 35 28 0 39-61 39-65 0-5-2-5-3-5-4 0-4 2-5 9-6 28-16 51-30 51-6 0-7-3-7-13 0-11 2-22 5-31 5-22 18-68 18-92 0-29-13-46-35-46-27 0-43 26-47 36-2-23-14-36-28-36s-20 17-23 24c-5 14-9 40-9 41 0 5 3 5 3 5 4 0 4 0 6-10 5-30 11-50 22-50 6 0 9 4 9 19 0 8 0 13-4 36z"><text:p/></draw:path><draw:path draw:style-name="gr3" draw:text-style-name="P22" svg:width="0.104cm" svg:height="0.061cm" svg:x="3.481cm" svg:y="0.934cm" svg:viewBox="0 0 105 62" svg:d="M81 38c-2 3-10 12-10 17 0 4 3 7 6 7 2 0 4-2 5-4 5-9 12-16 17-18 2-3 6-4 6-9s-3-6-4-7c-7-7-10-13-11-17 0-2-1-7-6-7-1 0-4 2-4 7s3 13 4 17h-75c-4 0-9 0-9 7s5 7 9 7z"><text:p/></draw:path><draw:path draw:style-name="gr3" draw:text-style-name="P22" svg:width="0.113cm" svg:height="0.133cm" svg:x="3.396cm" svg:y="1.016cm" svg:viewBox="0 0 114 134" svg:d="M43 100c-3 9-9 26-21 26 0 0-7 0-11-4 9-4 10-14 10-16 0-8-4-12-9-12-6 0-12 8-12 19 0 14 12 21 22 21 11 0 18-8 24-21 6 15 18 21 25 21 25 0 37-37 37-45 0-5-2-5-3-5-3 0-3 2-4 6-4 20-17 36-29 36-8 0-13-8-13-19 0-9 5-35 11-69 5-22 14-30 21-30 0 0 7 0 11 4-6 4-8 11-8 17 0 7 3 12 7 12 6 0 13-6 13-19 0-17-13-22-23-22s-19 10-23 22c-4-14-14-22-25-22-24 0-38 36-38 46 0 3 3 3 4 3 2 0 3-1 3-5 6-22 19-36 30-36 7 0 12 5 12 20 0 6-2 21-4 31z"><text:p/></draw:path><draw:path draw:style-name="gr3" draw:text-style-name="P22" svg:width="0.087cm" svg:height="0.149cm" svg:x="3.538cm" svg:y="1.041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235cm" svg:height="0.421cm" svg:x="3.686cm" svg:y="0.713cm" svg:viewBox="0 0 236 422" svg:d="M95 378l-52-165c-3-6-4-6-5-6 0 0-2 0-5 3l-29 31c-4 4-4 6-4 6 0 2 1 5 3 5s7-5 10-10c2-1 7-6 9-9l61 182c1 7 4 7 6 7 5 0 6-2 8-7l138-398c1-6 1-7 1-9 0-4-2-8-6-8-2 0-5 2-7 8z"><text:p/></draw:path><draw:polygon draw:style-name="gr3" draw:text-style-name="P22" svg:width="0.792cm" svg:height="0.017cm" svg:x="3.916cm" svg:y="0.713cm" svg:viewBox="0 0 793 18" draw:points="397,18 0,18 0,0 793,0 793,18"><text:p/></draw:polygon><draw:path draw:style-name="gr3" draw:text-style-name="P22" svg:width="0.12cm" svg:height="0.281cm" svg:x="3.931cm" svg:y="0.799cm" svg:viewBox="0 0 121 282" svg:d="M23 249l33-44c47-59 65-80 65-122 0-49-26-83-64-83-35 0-57 40-57 77 0 23 15 23 15 23 6 0 17-5 17-22 0-11-6-23-17-23-2 0-2 0-3 1 7-27 23-43 41-43 28 0 41 34 41 70 0 33-16 67-32 92l-59 91c-3 5-3 5-3 16h113l8-73h-8c-1 12-3 31-6 37-2 3-23 3-29 3z"><text:p/></draw:path><draw:path draw:style-name="gr3" draw:text-style-name="P22" svg:width="0.193cm" svg:height="0.133cm" svg:x="4.077cm" svg:y="0.826cm" svg:viewBox="0 0 194 134" svg:d="M82 108c-1 5-3 14-3 17 0 7 4 9 8 9 3 0 7-3 8-7 0-2 3-12 3-18 2-6 3-19 5-26s3-13 4-21c2-12 2-13 6-21 7-16 18-33 34-33 12 0 13 14 13 21 0 18-10 50-13 63-2 9-3 11-3 16 0 16 9 26 20 26 22 0 30-40 30-45s-2-5-3-5c-3 0-3 2-4 6-5 23-13 36-22 36-5 0-5-4-5-11s1-11 4-24c3-9 12-41 12-57 0-5 0-17-8-27-4-3-10-7-20-7-19 0-30 17-37 30-3-25-17-30-28-30-18 0-30 16-36 26-1-19-14-26-23-26s-14 10-16 17c-5 9-8 27-8 29 0 3 3 3 3 3 4 0 4-1 6-8 3-18 6-33 15-33 5 0 7 6 7 15 0 6-2 17-3 25-2 7-4 20-6 26l-7 39c0 3-1 11-1 12 0 7 4 9 7 9 4 0 7-3 8-7 1-2 4-12 4-18 1-6 3-19 5-26s2-13 3-21c3-12 3-14 9-26 7-12 16-28 32-28 13 0 13 15 13 21 0 7 0 12-4 27z"><text:p/></draw:path><draw:path draw:style-name="gr3" draw:text-style-name="P22" svg:width="0.162cm" svg:height="0.186cm" svg:x="4.304cm" svg:y="0.899cm" svg:viewBox="0 0 163 187" svg:d="M72 25h35c-11 63-13 81-13 109 0 6 0 17 2 31 3 20 6 22 11 22 6 0 12-7 12-17 0-1 0-2-1-8-10-30-10-59-10-70 0-22 3-45 6-67h36c3 0 13 0 13-14 0-11-6-11-11-11h-102c-7 0-18 0-31 20-11 16-19 35-19 38 0 1 0 4 3 4s4-2 6-4c14-33 32-33 37-33h18c-10 51-25 102-38 140-3 6-3 8-3 10 0 10 5 12 9 12 9 0 11-12 14-28 6-19 6-20 9-41z"><text:p/></draw:path><draw:path draw:style-name="gr3" draw:text-style-name="P22" svg:width="0.193cm" svg:height="0.133cm" svg:x="4.49cm" svg:y="0.826cm" svg:viewBox="0 0 194 134" svg:d="M82 108c-1 5-3 14-3 17 0 7 4 9 8 9 3 0 7-3 8-7 0-2 3-12 3-18 2-6 3-19 5-26s3-13 4-21c2-12 2-13 6-21 7-16 18-33 34-33 12 0 13 14 13 21 0 18-10 50-13 63-2 9-3 11-3 16 0 16 9 26 20 26 22 0 30-40 30-45s-2-5-3-5c-3 0-3 2-4 6-5 23-13 36-22 36-5 0-5-4-5-11s1-11 4-24c3-9 12-41 12-57 0-5 0-17-8-27-4-3-10-7-20-7-19 0-30 17-37 30-3-25-17-30-28-30-18 0-30 16-36 26-1-19-14-26-23-26s-14 10-16 17c-5 9-8 27-8 29 0 3 3 3 3 3 4 0 4-1 6-8 3-18 6-33 15-33 5 0 7 6 7 15 0 6-2 17-3 25-2 7-4 20-6 26l-7 39c0 3-1 11-1 12 0 7 4 9 7 9 4 0 7-3 8-7 1-2 4-12 4-18 1-6 3-19 5-26s2-13 3-21c3-12 3-14 9-26 7-12 16-28 32-28 13 0 13 15 13 21 0 7 0 12-4 27z"><text:p/></draw:path><draw:path draw:style-name="gr3" draw:text-style-name="P22" svg:width="0.129cm" svg:height="0.133cm" svg:x="5.308cm" svg:y="0cm" svg:viewBox="0 0 130 134" svg:d="M15 113c0 3-1 11-1 12 0 7 4 9 7 9 4 0 7-3 8-7 1-2 4-12 4-18 1-6 3-19 5-26s2-13 3-21c3-12 3-14 9-26 7-12 16-28 33-28 12 0 12 15 12 21 0 18-9 50-12 63-3 9-4 11-4 16 0 16 10 26 20 26 21 0 31-40 31-45s-3-5-4-5c-2 0-3 2-4 6-4 23-14 36-22 36-5 0-5-4-5-11s0-11 5-24c1-9 11-41 11-57 0-29-16-34-28-34-18 0-30 16-36 26-1-19-14-26-22-26-10 0-15 10-17 17-5 9-8 27-8 29 0 3 3 3 3 3 4 0 4-1 6-8 3-18 6-33 15-33 5 0 7 6 7 15 0 6-2 17-3 25-2 7-4 20-6 26z"><text:p/></draw:path><draw:path draw:style-name="gr3" draw:text-style-name="P22" svg:width="0.083cm" svg:height="0.045cm" svg:x="5.541cm" svg:y="0.025cm" svg:viewBox="0 0 84 46" svg:d="M64 29c0 2-6 7-6 12 0 2 2 5 5 5 1 0 1 0 3-2 2-3 6-9 15-15 1 0 3-3 3-6 0-4-1-5-3-6-6-5-7-9-9-13 0-2-2-4-4-4-3 0-4 4-4 6s2 8 4 11h-61c-3 0-7 0-7 6s4 6 7 6z"><text:p/></draw:path><draw:path draw:style-name="gr3" draw:text-style-name="P22" svg:width="0.088cm" svg:height="0.096cm" svg:x="5.462cm" svg:y="0.085cm" svg:viewBox="0 0 89 97" svg:d="M81 11c-7 2-7 12-7 12 0 3 1 8 7 8 3 0 8-5 8-14 0-12-9-17-18-17s-16 8-19 14c-5-12-15-14-20-14-19 0-30 25-30 32 0 4 3 4 3 4 2 0 4 0 4-2 4-22 17-27 23-27 4 0 10 4 10 15 0 4-2 19-8 48-2 12-9 19-15 19-2 0-6 0-10-4 6-2 6-11 6-11 0-7-2-9-6-9s-9 5-9 14c0 13 10 18 18 18 9 0 15-8 19-15 6 13 16 15 21 15 19 0 30-26 30-33 0-4-3-4-4-4-2 0-3 1-3 4-4 19-17 25-23 25-5 0-11-1-11-15 0-2 0-3 2-10 2-15 6-39 8-42 1-6 7-15 14-15 0 0 6 0 10 4z"><text:p/></draw:path><draw:path draw:style-name="gr3" draw:text-style-name="P22" svg:width="0.087cm" svg:height="0.149cm" svg:x="5.583cm" svg:y="0.108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402cm" svg:height="0.59cm" svg:x="5.303cm" svg:y="0.339cm" svg:viewBox="0 0 403 591" svg:d="M366 591l37-135h-8c-12 44-43 73-79 85-6 2-36 13-94 13h-182l154-252c2-2 3-5 3-7 0 0 0-1-3-6l-141-269h166c41 0 68 6 72 6 16 5 42 11 66 33 7 6 28 25 38 60h8l-37-119h-357c-7 0-7 0-9 2 0 2 0 10 0 15l160 306-157 255c-3 6-3 8-3 8 0 5 3 5 9 5z"><text:p/></draw:path><draw:path draw:style-name="gr3" draw:text-style-name="P22" svg:width="0.063cm" svg:height="0.198cm" svg:x="5.318cm" svg:y="1.046cm" svg:viewBox="0 0 64 199" svg:d="M59 12c0-5-2-12-8-12s-12 7-12 17c0 5 2 11 8 11s12-9 12-16zM15 162c0 3-1 7-1 13 0 13 8 24 20 24 21 0 30-41 30-44 0-4-2-4-3-4-3 0-3 1-4 5-5 24-14 35-23 35-4 0-5-4-5-11 0-6 2-11 4-18 2-9 4-16 7-24 1-6 9-35 10-37 1-3 2-7 2-10 0-14-9-25-21-25-22 0-31 41-31 46 0 3 3 3 3 3 4 0 4-2 5-5 5-26 14-36 22-36 4 0 6 3 6 10s-2 12-7 30z"><text:p/></draw:path><draw:path draw:style-name="gr3" draw:text-style-name="P22" svg:width="0.155cm" svg:height="0.079cm" svg:x="5.409cm" svg:y="1.124cm" svg:viewBox="0 0 156 80" svg:d="M149 14c2 0 7 0 7-7s-5-7-7-7h-141c-3 0-8 0-8 7s5 7 9 7zM149 80c2 0 7 0 7-7 0-8-5-8-7-8h-140c-4 0-9 0-9 8 0 7 5 7 8 7z"><text:p/></draw:path><draw:path draw:style-name="gr3" draw:text-style-name="P22" svg:width="0.076cm" svg:height="0.196cm" svg:x="5.602cm" svg:y="1.041cm" svg:viewBox="0 0 77 197" svg:d="M48 8c0-8-1-8-6-8-14 18-33 19-42 19v11c5 0 19 0 31-8v151c0 9 0 13-22 13h-7v11c3 0 30-2 38-2 6 0 33 2 37 2v-11h-7c-22 0-22-4-22-13z"><text:p/></draw:path><draw:path draw:style-name="gr3" draw:text-style-name="P22" svg:width="0.402cm" svg:height="0.59cm" svg:x="5.964cm" svg:y="0.339cm" svg:viewBox="0 0 403 591" svg:d="M366 591l37-135h-8c-12 44-43 73-79 85-6 2-36 13-94 13h-182l154-252c2-2 3-5 3-7 0 0 0-1-3-6l-141-269h166c41 0 68 6 72 6 16 5 42 11 66 33 7 6 28 25 38 60h8l-37-119h-357c-7 0-7 0-9 2 0 2 0 10 0 15l160 306-157 255c-3 6-3 8-3 8 0 5 3 5 9 5z"><text:p/></draw:path><draw:path draw:style-name="gr3" draw:text-style-name="P22" svg:width="0.104cm" svg:height="0.061cm" svg:x="5.841cm" svg:y="1.046cm" svg:viewBox="0 0 105 62" svg:d="M81 38c-2 3-10 12-10 17 0 4 3 7 6 7 2 0 4-2 5-4 5-9 12-16 17-18 2-3 6-4 6-9s-3-6-4-7c-7-7-10-13-11-17 0-2-1-7-6-7-1 0-4 2-4 7s3 13 4 17h-75c-4 0-9 0-9 7s5 7 9 7z"><text:p/></draw:path><draw:path draw:style-name="gr3" draw:text-style-name="P22" svg:width="0.113cm" svg:height="0.131cm" svg:x="5.783cm" svg:y="1.13cm" svg:viewBox="0 0 114 132" svg:d="M64 20h39c2 0 11 0 11-12 0-8-6-8-9-8h-67c-6 0-12 1-24 14-6 9-14 24-14 27s3 3 3 3c3 0 3 0 5-3 11-21 23-21 28-21h19l-21 95c-1 5-1 5-1 7 0 9 6 10 7 10 8 0 10-11 10-14z"><text:p/></draw:path><draw:path draw:style-name="gr3" draw:text-style-name="P22" svg:width="0.052cm" svg:height="0.143cm" svg:x="5.898cm" svg:y="1.159cm" svg:viewBox="0 0 53 144" svg:d="M46 10c0-6-2-10-6-10s-10 6-10 12 4 10 7 10c5 0 9-6 9-12zM53 112c0-4-1-4-2-4-3 0-3 0-5 5-1 12-9 24-17 24-3 0-3-4-3-9 0-4 0-6 2-10 0-5 1-9 2-11 1-3 7-23 10-30 0-4 1-7 1-11 0-10-7-18-16-18-16 0-25 26-25 32 0 4 3 4 3 4 2 0 3-1 4-5 3-14 10-24 17-24 3 0 5 3 5 9 0 1 0 2-1 7-1 3-8 26-10 33-2 4-2 4-3 12-1 3-3 6-3 9 0 12 8 19 17 19 17 0 24-28 24-32z"><text:p/></draw:path><draw:path draw:style-name="gr3" draw:text-style-name="P22" svg:width="0.117cm" svg:height="0.193cm" svg:x="6.003cm" svg:y="1.087cm" svg:viewBox="0 0 118 194" svg:d="M109 103c4 0 9 0 9-6 0-8-5-8-9-8h-99c4-42 30-75 63-75h36c4 0 9 0 9-7s-5-7-9-7h-37c-39 0-72 43-72 97s33 97 72 97h37c4 0 9 0 9-8 0-6-5-6-9-6h-36c-33 0-59-34-63-77z"><text:p/></draw:path><draw:path draw:style-name="gr3" draw:text-style-name="P22" svg:width="0.188cm" svg:height="0.202cm" svg:x="6.157cm" svg:y="1.057cm" svg:viewBox="0 0 189 203" svg:d="M163 24c3-11 4-13 18-13 6 0 8 0 8-7 0-2-1-4-3-4-6 0-22 1-28 1-4 0-11 0-15 0s-9-1-13-1c-1 0-4 0-4 7 0 4 2 4 6 4 0 0 4 0 8 1 4 0 5 0 5 4 0 0 0 1-1 6l-12 70h-72l13-69c2-10 3-12 18-12 4 0 7 0 7-7 0-2 0-4-3-4-6 0-22 1-28 1-3 0-11 0-15 0s-9-1-13-1c-1 0-5 0-5 7 0 4 3 4 7 4 0 0 5 0 9 1 3 0 4 0 4 4 0 1 0 1-1 6l-28 158c-2 9-3 12-19 12-3 0-6 0-6 6 0 2 2 5 3 5 6 0 22-2 28-2 3 0 11 0 15 0s9 2 13 2c1 0 5 0 5-6 0-5-3-5-7-5s-5 0-8-1c-5-2-5-2-5-4 0-1 0-2 1-7l13-77h72l-14 77c-2 9-2 12-18 12-4 0-7 0-7 6 0 2 2 5 4 5 6 0 20-2 27-2 4 0 10 0 15 0 4 0 9 2 13 2 1 0 5 0 5-6 0-5-2-5-7-5-4 0-4 0-9-1-4-2-4-2-4-4s1-5 1-7z"><text:p/></draw:path><draw:path draw:style-name="gr3" draw:text-style-name="P22" svg:width="0.158cm" svg:height="0.096cm" svg:x="6.371cm" svg:y="1.063cm" svg:viewBox="0 0 159 97" svg:d="M68 76c-1 3-2 12-2 13 0 5 3 8 5 8 3 0 6-2 7-8 1 0 3-10 4-16 5-29 5-30 6-30 1-6 12-36 31-36 7 0 10 6 10 16 0 12-7 33-10 47 0 1-1 4-1 8 0 11 8 19 16 19 16 0 25-27 25-33 0-4-3-4-3-4-3 0-3 1-4 5-2 13-9 24-17 24-3 0-4-4-4-7 0-5 0-8 1-12 3-9 10-33 10-45 0-15-8-25-23-25-14 0-24 12-30 23-1-21-16-23-22-23-15 0-24 13-29 22-1-20-15-22-19-22-15 0-19 32-19 32 0 4 3 4 3 4 2 0 3-1 4-5 2-12 5-24 12-24 5 0 6 7 6 11s-2 12-3 18c-1 5-2 14-3 19l-4 18c0 6-2 16-2 16 0 5 2 8 6 8 2 0 6-2 7-8 0 0 2-10 3-16 0-3 2-13 3-14 1-5 2-10 2-15 0-1 6-16 13-26 3-2 10-11 19-11 8 0 11 6 11 16 0 3-2 13-3 19z"><text:p/></draw:path><draw:path draw:style-name="gr3" draw:text-style-name="P22" svg:width="0.038cm" svg:height="0.149cm" svg:x="6.357cm" svg:y="1.214cm" svg:viewBox="0 0 39 150" svg:d="M35 7c1-2 1-2 1-3 0-4-3-4-5-4l-19 2c-3 0-3 0-3 0-1 2-2 5-2 5 0 5 2 5 5 5 5 0 7 0 8 1 0 3 0 4-1 7l-18 102c-1 2-1 4-1 6 0 13 9 22 19 22 4 0 9-4 13-11 4-8 7-21 7-23 0-3-3-3-4-3-2 0-2 2-3 5-3 14-6 23-13 23-4 0-6-4-6-10 0-3 0-4 1-7z"><text:p/></draw:path><draw:path draw:style-name="gr3" draw:text-style-name="P22" svg:width="0.18cm" svg:height="0.191cm" svg:x="6.611cm" svg:y="0.556cm" svg:viewBox="0 0 181 192" svg:d="M181 30c0-19-7-30-13-30-8 0-17 11-17 20 0 4 2 9 5 12 6 8 11 18 11 36 0 17-6 41-16 60-8 18-19 33-34 33-17 0-27-15-29-39 3-9 10-37 10-49 0-5-2-8-6-8-2 0-5 0-8 6-3 8-7 37-7 51-10 19-22 39-41 39-21 0-27-24-27-48 0-53 31-97 31-103 0-5-1-8-5-8s-6 5-8 9c-15 31-27 83-27 121 0 29 7 60 32 60 21 0 35-22 46-45 3 24 15 45 34 45 24 0 38-27 49-58 7-21 20-79 20-104z"><text:p/></draw:path><draw:path draw:style-name="gr3" draw:text-style-name="P22" svg:width="0.113cm" svg:height="0.131cm" svg:x="6.805cm" svg:y="0.68cm" svg:viewBox="0 0 114 132" svg:d="M64 20h39c2 0 11 0 11-12 0-8-6-8-9-8h-67c-6 0-12 1-24 14-6 9-14 24-14 27s3 3 3 3c3 0 3 0 5-3 11-21 24-21 28-21h19l-21 95c-1 5-1 5-1 7 0 9 6 10 7 10 8 0 10-11 10-14z"><text:p/></draw:path><draw:path draw:style-name="gr3" draw:text-style-name="P22" svg:width="0.052cm" svg:height="0.143cm" svg:x="6.921cm" svg:y="0.706cm" svg:viewBox="0 0 53 144" svg:d="M46 10c0-6-2-10-6-10s-10 6-10 12 4 10 7 10c5 0 9-6 9-12zM53 112c0-4-1-4-2-4-3 0-3 0-5 5-1 12-9 24-17 24-3 0-3-4-3-9 0-4 0-6 2-10 0-5 1-9 2-11 1-3 7-23 10-30 0-4 1-7 1-11 0-10-7-18-16-18-16 0-25 26-25 32 0 4 3 4 3 4 2 0 3-1 4-5 3-14 10-24 17-24 3 0 5 3 5 9 0 1 0 2-1 7-1 3-8 26-10 33-2 4-2 4-3 12-1 3-3 6-3 9 0 12 8 19 17 19 17 0 24-28 24-32z"><text:p/></draw:path><draw:path draw:style-name="gr3" draw:text-style-name="P22" svg:width="0.064cm" svg:height="0.298cm" svg:x="7.031cm" svg:y="0.451cm" svg:viewBox="0 0 65 299" svg:d="M65 5c0-1 0-5-4-5-7 0-28 4-37 4-2 1-5 1-5 9 0 5 2 5 7 5 14 0 14 4 14 7v9l-38 211c-1 4-2 7-2 14 0 24 14 40 28 40 10 0 18-9 23-24 6-17 9-41 9-42 0-5-3-5-3-5-4 0-4 2-5 8-6 28-12 53-23 53-10 0-10-13-10-19 0-11 1-13 2-21z"><text:p/></draw:path><draw:path draw:style-name="gr3" draw:text-style-name="P22" svg:width="0.129cm" svg:height="0.191cm" svg:x="7.126cm" svg:y="0.556cm" svg:viewBox="0 0 130 192" svg:d="M130 72c0-44-22-72-49-72-41 0-81 60-81 120 0 42 21 72 49 72 40 0 81-59 81-120zM49 182c-13 0-27-12-27-45 0-21 8-67 18-89 15-32 33-38 41-38 18 0 27 20 27 45 0 17-7 61-18 89-10 24-27 38-41 38z"><text:p/></draw:path><draw:path draw:style-name="gr3" draw:text-style-name="P22" svg:width="0.138cm" svg:height="0.272cm" svg:x="7.265cm" svg:y="0.556cm" svg:viewBox="0 0 139 273" svg:d="M138 28c1-3 1-5 1-8 0-8-3-12-8-12-4 0-12 4-12 18-6-15-18-26-29-26-35 0-72 60-72 120 0 42 18 67 40 67 18 0 32-20 36-25v1c-6 37-11 55-11 55 0 5-11 47-43 47-6 0-16-1-25-5 10-3 13-14 13-23 0-6-3-14-12-14-7 0-16 8-16 24 0 18 11 26 40 26 38 0 61-32 65-58zM99 132c-2 12-9 23-16 30-6 8-16 15-24 15-15 0-19-21-19-38 0-21 8-71 17-92 7-21 20-37 33-37 20 0 24 33 24 36 0 2 0 4-1 6z"><text:p/></draw:path><draw:path draw:style-name="gr3" draw:text-style-name="P22" svg:width="0.069cm" svg:height="0.421cm" svg:x="7.445cm" svg:y="0.428cm" svg:viewBox="0 0 70 422" svg:d="M70 418c0-1 0-2-5-9-37-53-47-133-47-198 0-73 11-146 49-199 3-5 3-6 3-8 0-3 0-4-3-4s-30 29-48 83c-16 45-19 92-19 128 0 34 3 84 20 132 19 53 44 79 47 79s3-1 3-4z"><text:p/></draw:path><draw:path draw:style-name="gr3" draw:text-style-name="P22" svg:width="0.157cm" svg:height="0.268cm" svg:x="7.891cm" svg:y="0.272cm" svg:viewBox="0 0 158 269" svg:d="M23 239c-2 14-2 18-16 18-4 0-7 0-7 7 0 3 2 5 4 5 8 0 17-2 25-2 11 0 21 2 30 2 2 0 5 0 5-8 0-4-2-4-6-4-15 0-15-4-15-8 0-6 12-74 14-84 4 11 13 27 28 27 35 0 73-62 73-124 0-40-17-68-39-68-16 0-31 16-41 31-3-23-16-31-27-31-14 0-20 17-23 24-5 14-9 41-9 41 0 5 3 5 3 5 4 0 4 0 6-10 5-30 12-50 22-50 5 0 9 2 9 19 0 9-1 14-2 21zM77 55c2-12 11-24 16-30 10-13 19-15 24-15 12 0 20 14 20 39s-11 73-16 90c-10 29-25 43-36 43-21 0-24-36-24-37s0-2 1-7z"><text:p/></draw:path><draw:path draw:style-name="gr3" draw:text-style-name="P22" svg:width="0.069cm" svg:height="0.421cm" svg:x="8.083cm" svg:y="0.138cm" svg:viewBox="0 0 70 422" svg:d="M70 418c0-1 0-2-5-9-37-53-47-133-47-198 0-73 11-146 49-199 3-5 3-6 3-8 0-3 0-4-3-4s-30 29-48 83c-16 45-19 92-19 128 0 34 3 84 20 132 19 53 44 79 47 79s3-1 3-4z"><text:p/></draw:path><draw:path draw:style-name="gr3" draw:text-style-name="P22" svg:width="0.134cm" svg:height="0.083cm" svg:x="8.322cm" svg:y="0.048cm" svg:viewBox="0 0 135 84" svg:d="M108 50c-4 6-14 18-14 26 0 4 2 8 6 8 2 0 4-2 5-5 4-6 11-19 24-29 3 0 6-3 6-8 0-4-3-6-5-8-6-8-10-15-12-24-1-4-2-10-6-10-5 0-6 6-6 8 0 4 2 17 7 26h-103c-5 0-10 0-10 8s5 8 10 8z"><text:p/></draw:path><draw:path draw:style-name="gr3" draw:text-style-name="P22" svg:width="0.248cm" svg:height="0.288cm" svg:x="8.179cm" svg:y="0.171cm" svg:viewBox="0 0 249 289" svg:d="M139 115l-26-84c-1-3-1-5-1-6 0-2 5-11 18-12 2-1 6-1 6-8 0-5-4-5-4-5-13 0-26 1-39 1-8 0-26-1-34-1-2 0-6 0-6 8 0 5 4 5 7 5 19 0 21 4 23 13l36 119-64 96-4 5c-15 21-29 29-44 30-4 0-7 0-7 8 0 1 0 5 4 5 9 0 18-1 29-1 10 0 23 1 33 1 2 0 5 0 5-8 0-5-2-5-3-5-3 0-12-1-12-13 0-6 4-14 8-20l31-45 27-42 31 101c1 4 2 6 2 7 0 2-6 11-18 12-4 0-6 0-6 8 0 5 3 5 5 5 8 0 29-1 38-1 7 0 25 1 33 1 2 0 6 0 6-8 0-5-3-5-5-5-21 0-21-1-27-19-11-39-31-106-38-130 20-30 51-81 62-92 8-10 20-21 37-22 5-1 7-1 7-8 0-1 0-5-3-5-10 0-19 1-29 1-11 0-23-1-33-1-3 0-6 0-6 8 0 4 2 4 3 5 3 0 12 1 12 13 0 5-2 11-6 15z"><text:p/></draw:path><draw:path draw:style-name="gr3" draw:text-style-name="P22" svg:width="0.108cm" svg:height="0.208cm" svg:x="8.434cm" svg:y="0.317cm" svg:viewBox="0 0 109 209" svg:d="M108 8c0 0 1-3 1-4 0-2-1-4-3-4-5 0-22 2-28 2-1 0-4 2-4 8 0 4 3 4 6 4 10 0 10 3 10 4 0 2-1 4-1 7l-12 67c-5-9-12-18-22-18-27 0-55 44-55 85 0 29 14 50 33 50 10 0 20-10 30-21 4 17 15 21 21 21 8 0 13-6 17-16 5-12 7-29 7-30 0-4-2-4-3-4-3 0-4 2-4 10-3 14-7 31-17 31-5 0-7-6-7-14 0-6 1-9 2-12zM64 169c-2 7-7 14-12 19-2 3-10 12-19 12-8 0-16-7-16-29 0-15 6-47 11-59 10-24 21-28 27-28 15 0 19 22 19 25 0 1 0 4-1 4z"><text:p/></draw:path><draw:path draw:style-name="gr3" draw:text-style-name="P22" svg:width="0.2cm" svg:height="0.099cm" svg:x="8.662cm" svg:y="0.302cm" svg:viewBox="0 0 201 100" svg:d="M191 17c5 0 10 0 10-9 0-8-5-8-9-8h-182c-5 0-10 0-10 8 0 9 5 9 10 9zM192 100c4 0 9 0 9-9 0-8-5-8-10-8h-181c-5 0-10 0-10 8 0 9 5 9 10 9z"><text:p/></draw:path><draw:path draw:style-name="gr3" draw:text-style-name="P22" svg:width="0.134cm" svg:height="0.083cm" svg:x="9.077cm" svg:y="0.157cm" svg:viewBox="0 0 135 84" svg:d="M108 50c-4 6-14 18-14 26 0 4 2 8 6 8 2 0 4-2 5-5 4-6 11-19 24-29 3 0 6-3 6-8 0-4-3-6-5-8-6-8-10-15-12-24-1-4-2-10-6-10-5 0-6 6-6 8 0 4 2 17 7 26h-103c-5 0-10 0-10 8s5 8 10 8z"><text:p/></draw:path><draw:path draw:style-name="gr3" draw:text-style-name="P22" svg:width="0.15cm" svg:height="0.191cm" svg:x="8.973cm" svg:y="0.272cm" svg:viewBox="0 0 151 192" svg:d="M93 60c2-12 8-50 29-50 3 0 10 0 16 4-9 3-15 14-15 23 0 7 3 16 12 16 7 0 16-7 16-25 0-22-18-28-28-28-18 0-28 22-32 32-8-28-24-32-33-32-31 0-49 55-49 65 0 5 3 5 4 5 2 0 3 0 4-5 11-45 30-55 41-55 6 0 16 3 16 27 0 13-5 42-16 101-5 27-16 44-29 44-2 0-9 0-15-5 7-2 14-12 14-22 0-12-7-16-12-16-8 0-16 12-16 25 0 19 15 28 29 28 20 0 31-30 31-33 4 16 15 33 34 33 31 0 48-55 48-65 0-5-3-5-4-5-2 0-3 2-4 5-9 46-31 55-40 55-12 0-17-13-17-27 0-10 2-18 6-37z"><text:p/></draw:path><draw:path draw:style-name="gr3" draw:text-style-name="P22" svg:width="0.108cm" svg:height="0.208cm" svg:x="9.15cm" svg:y="0.317cm" svg:viewBox="0 0 109 209" svg:d="M108 8c0 0 1-3 1-4 0-2-1-4-3-4-5 0-22 2-28 2-1 0-4 2-4 8 0 4 3 4 6 4 10 0 10 3 10 4 0 2-1 4-1 7l-12 67c-5-9-12-18-22-18-27 0-55 44-55 85 0 29 14 50 33 50 10 0 20-10 30-21 4 17 15 21 21 21 8 0 13-6 17-16 5-12 7-29 7-30 0-4-2-4-3-4-3 0-4 2-4 10-3 14-7 31-17 31-5 0-7-6-7-14 0-6 1-9 2-12zM64 169c-2 7-7 14-12 19-2 3-10 12-19 12-8 0-16-7-16-29 0-15 6-47 11-59 10-24 21-28 27-28 15 0 19 22 19 25 0 1 0 4-1 4z"><text:p/></draw:path><draw:path draw:style-name="gr3" draw:text-style-name="P22" svg:width="0.069cm" svg:height="0.421cm" svg:x="9.295cm" svg:y="0.138cm" svg:viewBox="0 0 70 422" svg:d="M70 211c0-32-3-84-19-132-18-51-45-79-48-79-1 0-3 2-3 4s0 3 5 10c31 41 48 108 48 197 0 72-11 146-49 199-4 6-4 7-4 8 0 3 2 4 3 4 3 0 31-29 49-83 15-45 18-92 18-128z"><text:p/></draw:path><draw:polygon draw:style-name="gr3" draw:text-style-name="P22" svg:width="2.158cm" svg:height="0.017cm" svg:x="7.569cm" svg:y="0.63cm" svg:viewBox="0 0 2159 18" draw:points="1080,18 0,18 0,0 2159,0 2159,18"><text:p/></draw:polygon><draw:path draw:style-name="gr3" draw:text-style-name="P22" svg:width="0.163cm" svg:height="0.191cm" svg:x="7.577cm" svg:y="0.9cm" svg:viewBox="0 0 164 192" svg:d="M18 162c-1 7-3 17-3 18 0 8 4 12 9 12 4 0 9-4 11-12 1 0 5-21 6-31l6-39c3-8 5-18 6-27s4-21 4-22c4-13 20-51 49-51 13 0 16 15 16 30 0 25-14 80-19 97-2 10-3 15-3 20 0 20 11 35 25 35 28 0 39-61 39-65 0-5-2-5-3-5-4 0-4 2-5 9-6 28-16 51-30 51-6 0-7-3-7-13 0-11 2-22 5-31 5-22 18-68 18-92 0-29-13-46-35-46-27 0-43 26-47 36-2-23-14-36-28-36s-20 17-23 24c-5 14-9 40-9 41 0 5 3 5 3 5 4 0 4 0 6-10 5-30 11-50 22-50 6 0 9 4 9 19 0 8 0 13-4 36z"><text:p/></draw:path><draw:path draw:style-name="gr3" draw:text-style-name="P22" svg:width="0.104cm" svg:height="0.061cm" svg:x="7.847cm" svg:y="0.943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7.761cm" svg:y="1.024cm" svg:viewBox="0 0 114 134" svg:d="M43 100c-3 9-9 26-21 26 0 0-7 0-11-4 9-4 10-14 10-16 0-8-4-12-9-12-6 0-12 8-12 19 0 14 12 21 22 21 11 0 18-8 24-21 6 15 18 21 25 21 25 0 37-37 37-45 0-5-2-5-2-5-4 0-4 2-5 6-4 20-17 36-29 36-8 0-13-8-13-19 0-9 5-35 11-69 5-22 14-30 21-30 0 0 7 0 11 4-6 4-8 11-8 17 0 7 3 12 7 12 6 0 13-6 13-19 0-17-13-22-23-22s-18 10-23 22c-4-14-14-22-25-22-24 0-38 36-38 46 0 3 3 3 4 3 2 0 3-1 3-5 6-22 20-36 30-36 7 0 12 5 12 20 0 6-2 21-4 31z"><text:p/></draw:path><draw:path draw:style-name="gr3" draw:text-style-name="P22" svg:width="0.087cm" svg:height="0.149cm" svg:x="7.903cm" svg:y="1.053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275cm" svg:height="0.505cm" svg:x="8.062cm" svg:y="0.713cm" svg:viewBox="0 0 276 506" svg:d="M95 506c10 0 10 0 13-8l165-481c3-6 3-7 3-9 0-4-3-8-6-8-4 0-5 4-7 8l-156 455-65-210-42 46 5 6 21-23z"><text:p/></draw:path><draw:polygon draw:style-name="gr3" draw:text-style-name="P22" svg:width="1.396cm" svg:height="0.017cm" svg:x="8.331cm" svg:y="0.713cm" svg:viewBox="0 0 1397 18" draw:points="699,18 0,18 0,0 1397,0 1397,18"><text:p/></draw:polygon><draw:path draw:style-name="gr3" draw:text-style-name="P22" svg:width="0.12cm" svg:height="0.281cm" svg:x="8.347cm" svg:y="0.807cm" svg:viewBox="0 0 121 282" svg:d="M23 249l33-44c47-59 65-80 65-122 0-49-26-83-64-83-35 0-57 40-57 77 0 23 15 23 15 23 6 0 17-5 17-22 0-11-6-23-17-23-2 0-2 0-3 1 7-27 23-43 41-43 28 0 41 34 41 70 0 33-16 67-32 92l-59 91c-3 5-3 5-3 16h113l8-73h-8c-1 12-3 31-6 37-2 3-23 3-29 3z"><text:p/></draw:path><draw:path draw:style-name="gr3" draw:text-style-name="P22" svg:width="0.193cm" svg:height="0.133cm" svg:x="8.492cm" svg:y="0.836cm" svg:viewBox="0 0 194 134" svg:d="M82 108c-1 5-3 14-3 17 0 7 4 9 8 9 3 0 7-3 8-7 0-2 3-12 3-18 2-6 3-19 5-26s3-13 4-21c2-12 2-13 6-21 7-16 18-33 34-33 12 0 13 14 13 21 0 18-10 50-13 63-2 9-3 11-3 16 0 16 9 26 20 26 22 0 30-40 30-45s-2-5-3-5c-3 0-3 2-4 6-5 23-13 36-22 36-5 0-5-4-5-11s1-11 4-24c3-9 12-41 12-57 0-5 0-17-8-27-4-3-10-7-20-7-19 0-30 17-37 30-3-25-17-30-28-30-18 0-30 16-36 26-1-19-14-26-23-26s-14 10-16 17c-5 9-8 27-8 29 0 3 3 3 3 3 4 0 4-1 6-8 3-18 6-33 15-33 5 0 7 6 7 15 0 6-2 17-3 25-2 7-4 20-6 26l-7 39c0 3-1 11-1 12 0 7 4 9 7 9 4 0 7-3 8-7 1-2 4-12 4-18 1-6 3-19 5-26s2-13 3-21c3-12 3-14 9-26 7-12 16-28 32-28 13 0 13 15 13 21 0 7 0 12-4 27z"><text:p/></draw:path><draw:path draw:style-name="gr3" draw:text-style-name="P22" svg:width="0.162cm" svg:height="0.186cm" svg:x="8.72cm" svg:y="0.907cm" svg:viewBox="0 0 163 187" svg:d="M72 25h35c-11 63-13 81-13 109 0 6 0 17 2 31 3 20 6 22 11 22 6 0 12-7 12-17 0-1 0-2-1-8-10-30-10-59-10-70 0-22 4-45 6-67h36c3 0 13 0 13-14 0-11-6-11-11-11h-102c-7 0-18 0-31 20-11 16-19 35-19 38 0 1 0 4 3 4s4-2 6-4c14-33 32-33 37-33h18c-10 51-25 102-38 140-3 6-3 8-3 10 0 10 5 12 9 12 9 0 11-12 14-28 6-19 6-20 9-41z"><text:p/></draw:path><draw:path draw:style-name="gr3" draw:text-style-name="P22" svg:width="0.193cm" svg:height="0.133cm" svg:x="8.905cm" svg:y="0.836cm" svg:viewBox="0 0 194 134" svg:d="M82 108c-1 5-3 14-3 17 0 7 4 9 8 9 3 0 7-3 8-7 0-2 3-12 3-18 2-6 3-19 5-26s3-13 4-21c2-12 2-13 6-21 7-16 18-33 34-33 12 0 13 14 13 21 0 18-10 50-13 63-2 9-3 11-3 16 0 16 9 26 20 26 22 0 30-40 30-45s-2-5-3-5c-3 0-3 2-4 6-5 23-13 36-22 36-5 0-5-4-5-11s1-11 4-24c3-9 12-41 12-57 0-5 0-17-8-27-4-3-10-7-20-7-19 0-30 17-37 30-3-25-17-30-28-30-18 0-30 16-36 26-1-19-14-26-23-26s-14 10-16 17c-5 9-8 27-8 29 0 3 3 3 3 3 4 0 4-1 6-8 3-18 6-33 15-33 5 0 7 6 7 15 0 6-2 17-3 25-2 7-4 20-6 26l-7 39c0 3-1 11-1 12 0 7 4 9 7 9 4 0 7-3 8-7 1-2 4-12 4-18 1-6 3-19 5-26s2-13 3-21c3-12 3-14 9-26 7-12 16-28 32-28 13 0 13 15 13 21 0 7 0 12-4 27z"><text:p/></draw:path><draw:path draw:style-name="gr3" draw:text-style-name="P22" svg:width="0.012cm" svg:height="0.421cm" svg:x="9.16cm" svg:y="0.773cm" svg:viewBox="0 0 13 422" svg:d="M13 16c0-9 0-16-7-16-6 0-6 7-6 16v390c0 9 0 16 6 16 7 0 7-7 7-16z"><text:p/></draw:path><draw:path draw:style-name="gr3" draw:text-style-name="P22" svg:width="0.142cm" svg:height="0.277cm" svg:x="9.218cm" svg:y="0.9cm" svg:viewBox="0 0 143 278" svg:d="M1 260c-1 5-1 6-1 6 0 7 3 12 9 12s10-7 10-8c2-4 11-61 20-107 6 17 15 29 30 29 35 0 74-60 74-122 0-46-20-70-42-70-30 0-61 42-70 94zM68 182c-22 0-26-33-26-37 0-2 2-11 3-17 8-46 12-62 18-78 13-32 28-40 38-40 11 0 21 12 21 40 0 24-9 72-17 91-10 28-25 41-37 41z"><text:p/></draw:path><draw:path draw:style-name="gr3" draw:text-style-name="P22" svg:width="0.104cm" svg:height="0.061cm" svg:x="9.461cm" svg:y="0.943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9.375cm" svg:y="1.024cm" svg:viewBox="0 0 114 134" svg:d="M43 100c-3 9-9 26-21 26 0 0-7 0-11-4 9-4 10-14 10-16 0-8-4-12-9-12-6 0-12 8-12 19 0 14 12 21 22 21 11 0 18-8 24-21 6 15 18 21 25 21 25 0 37-37 37-45 0-5-2-5-3-5-3 0-3 2-4 6-4 20-17 36-29 36-8 0-13-8-13-19 0-9 5-35 11-69 5-22 14-30 21-30 0 0 7 0 11 4-6 4-8 11-8 17 0 7 3 12 7 12 6 0 13-6 13-19 0-17-13-22-23-22s-19 10-23 22c-4-14-14-22-25-22-24 0-38 36-38 46 0 3 3 3 4 3 2 0 3-1 3-5 6-22 20-36 30-36 7 0 12 5 12 20 0 6-2 21-4 31z"><text:p/></draw:path><draw:path draw:style-name="gr3" draw:text-style-name="P22" svg:width="0.087cm" svg:height="0.149cm" svg:x="9.517cm" svg:y="1.053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012cm" svg:height="0.421cm" svg:x="9.679cm" svg:y="0.773cm" svg:viewBox="0 0 13 422" svg:d="M13 16c0-9 0-16-7-16-6 0-6 7-6 16v390c0 9 0 16 6 16 7 0 7-7 7-16z"><text:p/></draw:path><draw:path draw:style-name="gr3" draw:text-style-name="P22" svg:width="0.129cm" svg:height="0.133cm" svg:x="9.836cm" svg:y="0cm" svg:viewBox="0 0 130 134" svg:d="M15 113c0 3-1 11-1 12 0 7 4 9 7 9 4 0 7-3 8-7 1-2 4-12 4-18 1-6 3-19 5-26s2-13 3-21c3-12 3-14 9-26 7-12 16-28 33-28 12 0 12 15 12 21 0 18-9 50-12 63-3 9-4 11-4 16 0 16 10 26 20 26 21 0 31-40 31-45s-3-5-4-5c-2 0-3 2-4 6-4 23-14 36-22 36-5 0-5-4-5-11s0-11 5-24c1-9 11-41 11-57 0-29-16-34-28-34-18 0-30 16-36 26-1-19-14-26-22-26-10 0-15 10-17 17-5 9-8 27-8 29 0 3 3 3 3 3 4 0 4-1 6-8 3-18 6-33 15-33 5 0 7 6 7 15 0 6-2 17-3 25-2 7-4 20-6 26z"><text:p/></draw:path><draw:path draw:style-name="gr3" draw:text-style-name="P22" svg:width="0.083cm" svg:height="0.045cm" svg:x="10.069cm" svg:y="0.025cm" svg:viewBox="0 0 84 46" svg:d="M64 29c0 2-6 7-6 12 0 2 2 5 5 5 1 0 1 0 3-2 2-3 6-9 15-15 1 0 3-3 3-6 0-4-1-5-3-6-6-5-7-9-9-13 0-2-2-4-4-4-3 0-4 4-4 6s2 8 4 11h-61c-3 0-7 0-7 6s4 6 7 6z"><text:p/></draw:path><draw:path draw:style-name="gr3" draw:text-style-name="P22" svg:width="0.088cm" svg:height="0.096cm" svg:x="9.99cm" svg:y="0.085cm" svg:viewBox="0 0 89 97" svg:d="M81 11c-7 2-7 12-7 12 0 3 1 8 7 8 3 0 8-5 8-14 0-12-9-17-18-17s-16 8-19 14c-5-12-15-14-20-14-19 0-30 25-30 32 0 4 3 4 3 4 2 0 4 0 4-2 4-22 17-27 23-27 4 0 10 4 10 15 0 4-2 19-8 48-2 12-9 19-15 19-2 0-6 0-10-4 6-2 6-11 6-11 0-7-2-9-6-9s-9 5-9 14c0 13 10 18 18 18 9 0 15-8 19-15 6 13 16 15 21 15 19 0 30-26 30-33 0-4-3-4-4-4-2 0-3 1-3 4-4 19-17 25-23 25-5 0-11-1-11-15 0-2 0-3 2-10 2-15 6-39 8-42 1-6 7-15 14-15 0 0 6 0 10 4z"><text:p/></draw:path><draw:path draw:style-name="gr3" draw:text-style-name="P22" svg:width="0.087cm" svg:height="0.149cm" svg:x="10.112cm" svg:y="0.108cm" svg:viewBox="0 0 88 150" svg:d="M84 7c1-2 1-2 1-3 0-4-2-4-4-4l-19 2c-3 0-3 0-4 0 0 2-1 5-1 5 0 5 3 5 5 5 0 0 2 0 5 0s3 1 3 4c0 1-1 6-2 10l-7 40c-3-6-9-12-18-12-22 0-43 29-43 59 0 21 12 37 27 37 13 0 22-13 24-16 2 11 11 16 18 16 6 0 10-5 13-13 4-7 6-19 6-21 0-3-3-3-3-3-2 0-3 2-4 5-3 16-7 23-11 23-5 0-6-4-6-10 0-3 0-4 0-7zM52 119c-1 3-1 3-4 8-5 8-14 14-21 14-5 0-13-3-13-20 0-11 3-32 8-43 7-12 14-18 21-18s14 6 15 19z"><text:p/></draw:path><draw:path draw:style-name="gr3" draw:text-style-name="P22" svg:width="0.402cm" svg:height="0.59cm" svg:x="9.83cm" svg:y="0.339cm" svg:viewBox="0 0 403 591" svg:d="M366 591l37-135h-8c-12 44-43 73-79 85-6 2-36 13-94 13h-182l154-252c2-2 3-5 3-7 0 0 0-1-3-6l-141-269h166c41 0 68 6 72 6 16 5 42 11 66 33 7 6 28 25 38 60h8l-37-119h-357c-7 0-7 0-9 2 0 2 0 10 0 15l160 306-157 255c-3 6-3 8-3 8 0 5 3 5 9 5z"><text:p/></draw:path><draw:path draw:style-name="gr3" draw:text-style-name="P22" svg:width="0.093cm" svg:height="0.256cm" svg:x="9.823cm" svg:y="1.046cm" svg:viewBox="0 0 94 257" svg:d="M94 12c0-6-3-12-9-12s-12 8-12 17c0 5 3 11 9 11s12-8 12-16zM48 211c-3 20-14 37-27 37-3 0-6-1-8-1 6-5 8-11 8-16 0-7-5-10-9-10-7 0-12 7-12 16 0 12 9 20 21 20 13 0 38-10 44-47l19-107c1-2 2-5 2-9 0-16-10-28-23-28-23 0-37 41-37 46 0 3 3 3 3 3 3 0 4-1 5-6 5-17 16-35 28-35 5 0 8 5 8 15 0 3-1 7-1 9z"><text:p/></draw:path><draw:path draw:style-name="gr3" draw:text-style-name="P22" svg:width="0.155cm" svg:height="0.079cm" svg:x="9.95cm" svg:y="1.124cm" svg:viewBox="0 0 156 80" svg:d="M149 14c2 0 7 0 7-7s-5-7-7-7h-141c-3 0-8 0-8 7s5 7 9 7zM149 80c2 0 7 0 7-7 0-8-5-8-7-8h-140c-4 0-9 0-9 8 0 7 5 7 8 7z"><text:p/></draw:path><draw:path draw:style-name="gr3" draw:text-style-name="P22" svg:width="0.076cm" svg:height="0.196cm" svg:x="10.143cm" svg:y="1.041cm" svg:viewBox="0 0 77 197" svg:d="M48 8c0-8-1-8-6-8-14 18-33 19-42 19v11c5 0 19 0 31-8v151c0 9 0 13-22 13h-7v11c3 0 30-2 38-2 6 0 33 2 37 2v-11h-7c-22 0-22-4-22-13z"><text:p/></draw:path><draw:path draw:style-name="gr3" draw:text-style-name="P22" svg:width="0.116cm" svg:height="0.191cm" svg:x="10.314cm" svg:y="0.556cm" svg:viewBox="0 0 117 192" svg:d="M43 89c9 0 31 0 46-10 22-12 23-37 23-43 0-19-11-36-32-36-34 0-80 41-80 115 0 43 18 77 47 77 44 0 70-46 70-51 0-2-2-4-4-4-1 0-2 0-4 4-24 41-57 41-61 41-23 0-26-36-26-49 0-5 0-18 5-44zM29 79c11-63 42-69 51-69 15 0 21 12 21 26 0 43-48 43-60 43z"><text:p/></draw:path><draw:path draw:style-name="gr3" draw:text-style-name="P22" svg:width="0.143cm" svg:height="0.015cm" svg:x="10.464cm" svg:y="0.448cm" svg:viewBox="0 0 144 16" svg:d="M136 16c2 0 8 0 8-9 0-7-5-7-8-7h-127c-4 0-9 0-9 7 0 9 5 9 9 9z"><text:p/></draw:path><draw:path draw:style-name="gr3" draw:text-style-name="P22" svg:width="0.062cm" svg:height="0.14cm" svg:x="10.688cm" svg:y="0.272cm" svg:viewBox="0 0 63 141" svg:d="M40 7c0-7-1-7-6-7-12 13-29 13-31 13h-3v10h3c3 0 12-1 22-6v105c0 8 0 10-16 10h-7v9c7-1 21-1 30-1 8 0 22 0 31 1v-9h-8c-15 0-15-2-15-10z"><text:p/></draw:path><draw:polygon draw:style-name="gr3" draw:text-style-name="P22" svg:width="0.102cm" svg:height="0.015cm" svg:x="10.666cm" svg:y="0.448cm" svg:viewBox="0 0 103 16" draw:points="52,16 0,16 0,0 103,0 103,16"><text:p/></draw:polygon><draw:path draw:style-name="gr3" draw:text-style-name="P22" svg:width="0.075cm" svg:height="0.14cm" svg:x="10.68cm" svg:y="0.489cm" svg:viewBox="0 0 76 141" svg:d="M76 101h-6c-1 3-3 17-5 19-1 1-14 1-16 1h-30c10-11 21-23 31-31 14-13 26-25 26-48 0-26-18-42-40-42-21 0-36 17-36 37 0 11 7 13 9 13 4 0 9-4 9-13 0-7-4-11-9-12 4-9 13-15 24-15 14 0 27 12 27 32 0 18-9 32-20 46l-38 44c-2 1-2 1-2 3v6h70z"><text:p/></draw:path><draw:path draw:style-name="gr3" draw:text-style-name="P22" svg:width="0.055cm" svg:height="0.294cm" svg:x="10.83cm" svg:y="0.307cm" svg:viewBox="0 0 56 295" svg:d="M52 0c-41 40-52 103-52 147 0 42 9 107 52 148 1 0 4 0 4-2 0-3-1-3-3-5-28-36-38-87-38-141 0-79 21-118 39-140 1-1 2-2 2-3 0-4-3-4-4-4z"><text:p/></draw:path><draw:path draw:style-name="gr3" draw:text-style-name="P22" svg:width="0.183cm" svg:height="0.295cm" svg:x="10.92cm" svg:y="0.27cm" svg:viewBox="0 0 184 296" svg:d="M74 264l-41-115c-1-3-2-5-4-5-1 0-1 0-3 2l-23 21c-3 3-3 4-3 6 0 1 2 3 3 3s1 0 4-2c2-3 8-9 11-11l46 127c2 5 3 6 6 6 1 0 4 0 6-6l106-277c2-3 2-5 2-6 0-5-3-7-4-7-4 0-6 2-6 6z"><text:p/></draw:path><draw:polygon draw:style-name="gr3" draw:text-style-name="P22" svg:width="0.12cm" svg:height="0.015cm" svg:x="11.098cm" svg:y="0.27cm" svg:viewBox="0 0 121 16" draw:points="60,16 0,16 0,0 121,0 121,16"><text:p/></draw:polygon><draw:path draw:style-name="gr3" draw:text-style-name="P22" svg:width="0.094cm" svg:height="0.196cm" svg:x="11.112cm" svg:y="0.332cm" svg:viewBox="0 0 95 197" svg:d="M95 143h-8c-1 7-3 24-6 27-1 1-17 1-21 1h-39c22-27 30-34 43-49 16-18 31-36 31-64 0-36-24-58-51-58-26 0-44 26-44 53 0 15 9 17 11 17 5 0 11-5 11-16 0-5-1-16-12-16 6-21 21-27 31-27 22 0 33 23 33 47 0 26-14 45-21 57l-51 70c-2 3-2 4-2 12h88z"><text:p/></draw:path><draw:path draw:style-name="gr3" draw:text-style-name="P22" svg:width="0.094cm" svg:height="0.211cm" svg:x="11.232cm" svg:y="0.321cm" svg:viewBox="0 0 95 212" svg:d="M95 65c0-31-8-65-29-65-32 0-66 79-66 147 0 35 9 65 29 65 33 0 66-81 66-147zM24 101c11-65 29-93 42-93 14 0 14 33 14 39 0 12-3 29-6 54zM71 112c-6 32-11 47-17 62-7 15-14 30-25 30s-14-24-14-39c0-20 5-43 7-53z"><text:p/></draw:path><draw:path draw:style-name="gr3" draw:text-style-name="P22" svg:width="0.055cm" svg:height="0.294cm" svg:x="11.365cm" svg:y="0.307cm" svg:viewBox="0 0 56 295" svg:d="M52 0c-41 40-52 103-52 147 0 42 9 107 52 148 1 0 4 0 4-2 0-3-1-3-3-5-28-36-38-87-38-141 0-79 21-118 39-140 1-1 2-2 2-3 0-4-3-4-4-4z"><text:p/></draw:path><draw:path draw:style-name="gr3" draw:text-style-name="P22" svg:width="0.104cm" svg:height="0.061cm" svg:x="11.676cm" svg:y="0.195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055cm" svg:height="0.294cm" svg:x="11.459cm" svg:y="0.307cm" svg:viewBox="0 0 56 295" svg:d="M52 0c-41 40-52 103-52 147 0 42 9 107 52 148 1 0 4 0 4-2 0-3-1-3-3-5-28-36-38-87-38-141 0-79 21-118 39-140 1-1 2-2 2-3 0-4-3-4-4-4z"><text:p/></draw:path><draw:path draw:style-name="gr3" draw:text-style-name="P22" svg:width="0.062cm" svg:height="0.14cm" svg:x="11.682cm" svg:y="0.272cm" svg:viewBox="0 0 63 141" svg:d="M40 7c0-7-1-7-6-7-12 13-29 13-31 13h-3v10h3c3 0 12-1 22-6v105c0 8 0 10-16 10h-7v9c7-1 21-1 30-1 8 0 22 0 31 1v-9h-8c-15 0-15-2-15-10z"><text:p/></draw:path><draw:polygon draw:style-name="gr3" draw:text-style-name="P22" svg:width="0.293cm" svg:height="0.015cm" svg:x="11.566cm" svg:y="0.448cm" svg:viewBox="0 0 294 16" draw:points="146,16 0,16 0,0 294,0 294,16"><text:p/></draw:polygon><draw:path draw:style-name="gr3" draw:text-style-name="P22" svg:width="0.149cm" svg:height="0.211cm" svg:x="11.587cm" svg:y="0.487cm" svg:viewBox="0 0 150 212" svg:d="M60 188l-34-81c-1-4-2-4-4-4 0 0-3 1-6 4l-14 12c0 0-2 2-2 3 0 3 2 4 3 4 0 0 4-4 6-4l6-4 37 91c1 2 1 3 5 3 2 0 3-2 4-5l86-196c3-4 3-4 3-5 0-4-3-6-5-6s-4 2-5 4z"><text:p/></draw:path><draw:polygon draw:style-name="gr3" draw:text-style-name="P22" svg:width="0.127cm" svg:height="0.011cm" svg:x="11.731cm" svg:y="0.487cm" svg:viewBox="0 0 128 12" draw:points="64,12 0,12 0,0 128,0 128,12"><text:p/></draw:polygon><draw:path draw:style-name="gr3" draw:text-style-name="P22" svg:width="0.094cm" svg:height="0.149cm" svg:x="11.75cm" svg:y="0.533cm" svg:viewBox="0 0 95 150" svg:d="M55 88c8 19 20 53 22 56 0 2 2 3 3 3 2 3 3 3 6 3h3c3 0 6 0 6-4 0-1-1-1-2-2-2-3-3-6-4-10l-45-122c-3-7-8-12-22-12-3 0-6 0-6 4 0 3 2 3 4 3 6 1 9 10 12 15l8 21c2 7 10 27 12 36l-49 54c0 1-3 5-3 8 0 5 3 9 5 9 4 0 5-3 7-4z"><text:p/></draw:path><draw:path draw:style-name="gr3" draw:text-style-name="P22" svg:width="0.055cm" svg:height="0.294cm" svg:x="11.91cm" svg:y="0.307cm" svg:viewBox="0 0 56 295" svg:d="M4 0c-1 0-4 0-4 4 0 1 1 2 2 3 19 24 38 64 38 140 0 62-13 110-36 138-4 5-4 5-4 8 0 1 1 2 3 2s23-19 37-56c10-24 16-57 16-92 0-40-10-106-52-147z"><text:p/></draw:path><draw:path draw:style-name="gr3" draw:text-style-name="P22" svg:width="0.155cm" svg:height="0.217cm" svg:x="12.005cm" svg:y="0.346cm" svg:viewBox="0 0 156 218" svg:d="M156 109c0-60-35-109-78-109s-78 50-78 109c0 61 36 109 78 109 44 0 78-49 78-109zM78 209c-38 0-71-46-71-100s33-98 71-98c40 0 72 44 72 98 0 55-32 100-72 100zM95 109c0-12-7-21-17-21-9 0-15 10-15 21 0 13 7 23 15 23 10 0 17-11 17-23z"><text:p/></draw:path><draw:path draw:style-name="gr3" draw:text-style-name="P22" svg:width="0.104cm" svg:height="0.061cm" svg:x="12.246cm" svg:y="0.316cm" svg:viewBox="0 0 105 62" svg:d="M81 38c-2 3-10 12-10 17 0 4 3 7 6 7 2 0 4-2 5-4 5-9 12-16 17-18 2-3 6-4 6-9s-3-6-4-7c-7-7-10-13-11-17 0-2-1-7-6-7-1 0-4 2-4 7s3 13 4 17h-75c-4 0-9 0-9 7s5 7 9 7z"><text:p/></draw:path><draw:path draw:style-name="gr3" draw:text-style-name="P22" svg:width="0.113cm" svg:height="0.131cm" svg:x="12.187cm" svg:y="0.399cm" svg:viewBox="0 0 114 132" svg:d="M64 20h39c2 0 11 0 11-12 0-8-6-8-9-8h-67c-6 0-12 1-24 14-6 9-14 24-14 27s3 3 3 3c3 0 3 0 5-3 11-21 23-21 28-21h19l-21 95c-1 5-1 5-1 7 0 9 6 10 7 10 8 0 10-11 10-14z"><text:p/></draw:path><draw:path draw:style-name="gr3" draw:text-style-name="P22" svg:width="0.052cm" svg:height="0.143cm" svg:x="12.303cm" svg:y="0.429cm" svg:viewBox="0 0 53 144" svg:d="M46 10c0-6-2-10-6-10s-10 6-10 12 4 10 7 10c5 0 9-6 9-12zM53 112c0-4-1-4-2-4-3 0-3 0-5 5-1 12-9 24-17 24-3 0-3-4-3-9 0-4 0-6 2-10 0-5 1-9 2-11 1-3 7-23 10-30 0-4 1-7 1-11 0-10-7-18-16-18-16 0-25 26-25 32 0 4 3 4 3 4 2 0 3-1 4-5 3-14 10-24 17-24 3 0 5 3 5 9 0 1 0 2-1 7-1 3-8 26-10 33-2 4-2 4-3 12-1 3-3 6-3 9 0 12 8 19 17 19 17 0 24-28 24-32z"><text:p/></draw:path><draw:path draw:style-name="gr3" draw:text-style-name="P22" svg:width="0.055cm" svg:height="0.294cm" svg:x="12.4cm" svg:y="0.307cm" svg:viewBox="0 0 56 295" svg:d="M4 0c-1 0-4 0-4 4 0 1 1 2 2 3 19 24 38 64 38 140 0 62-13 110-36 138-4 5-4 5-4 8 0 1 1 2 3 2s23-19 37-56c10-24 16-57 16-92 0-40-10-106-52-147z"><text:p/></draw:path><draw:path draw:style-name="gr3" draw:text-style-name="P22" svg:width="0.155cm" svg:height="0.217cm" svg:x="12.494cm" svg:y="0.346cm" svg:viewBox="0 0 156 218" svg:d="M83 116h66c2 0 7 0 7-7s-5-7-7-7h-66v-91c0-4 0-11-5-11s-5 7-5 11v91h-65c-3 0-8 0-8 7s5 7 8 7h65v91c0 4 0 11 5 11s5-6 5-11z"><text:p/></draw:path><draw:path draw:style-name="gr3" draw:text-style-name="P22" svg:width="0.104cm" svg:height="0.061cm" svg:x="12.745cm" svg:y="0.316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12.675cm" svg:y="0.398cm" svg:viewBox="0 0 114 134" svg:d="M43 100c-3 9-9 26-21 26 0 0-7 0-11-4 9-4 10-14 10-16 0-8-4-12-9-12-6 0-12 8-12 19 0 14 12 21 22 21 11 0 18-8 24-21 6 15 18 21 25 21 25 0 37-37 37-45 0-5-2-5-3-5-3 0-3 2-4 6-4 20-17 36-29 36-8 0-13-8-13-19 0-9 5-35 11-69 5-22 14-30 21-30 0 0 7 0 11 4-6 4-8 11-8 17 0 7 3 12 7 12 6 0 13-6 13-19 0-17-13-22-23-22s-19 10-23 22c-4-14-14-22-25-22-24 0-38 36-38 46 0 3 3 3 4 3 2 0 3-1 3-5 6-22 20-36 30-36 7 0 12 5 12 20 0 6-2 21-4 31z"><text:p/></draw:path><draw:path draw:style-name="gr3" draw:text-style-name="P22" svg:width="0.052cm" svg:height="0.143cm" svg:x="12.815cm" svg:y="0.429cm" svg:viewBox="0 0 53 144" svg:d="M46 10c0-6-2-10-6-10s-10 6-10 12 4 10 7 10c5 0 9-6 9-12zM53 112c0-4-1-4-2-4-3 0-3 0-5 5-1 12-9 24-17 24-3 0-3-4-3-9 0-4 0-6 2-10 0-5 1-9 2-11 1-3 7-23 10-30 0-4 1-7 1-11 0-10-7-18-16-18-16 0-25 26-25 32 0 4 3 4 3 4 2 0 3-1 4-5 3-14 10-24 17-24 3 0 5 3 5 9 0 1 0 2-1 7-1 3-8 26-10 33-2 4-2 4-3 12-1 3-3 6-3 9 0 12 8 19 17 19 17 0 24-28 24-32z"><text:p/></draw:path><draw:path draw:style-name="gr3" draw:text-style-name="P22" svg:width="0.143cm" svg:height="0.015cm" svg:x="12.92cm" svg:y="0.448cm" svg:viewBox="0 0 144 16" svg:d="M136 16c2 0 8 0 8-9 0-7-5-7-8-7h-127c-4 0-9 0-9 7 0 9 5 9 9 9z"><text:p/></draw:path><draw:path draw:style-name="gr3" draw:text-style-name="P22" svg:width="0.104cm" svg:height="0.061cm" svg:x="13.175cm" svg:y="0.316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13.096cm" svg:y="0.398cm" svg:viewBox="0 0 114 134" svg:d="M43 100c-3 9-9 26-21 26 0 0-7 0-11-4 9-4 10-14 10-16 0-8-4-12-9-12-6 0-12 8-12 19 0 14 12 21 22 21 11 0 18-8 24-21 6 15 18 21 25 21 25 0 37-37 37-45 0-5-2-5-3-5-3 0-3 2-4 6-4 20-17 36-29 36-8 0-13-8-13-19 0-9 5-35 11-69 5-22 14-30 21-30 0 0 7 0 11 4-6 4-8 11-8 17 0 7 3 12 7 12 6 0 13-6 13-19 0-17-13-22-23-22s-19 10-23 22c-4-14-14-22-25-22-24 0-38 36-38 46 0 3 3 3 4 3 2 0 3-1 3-5 6-22 19-36 30-36 7 0 12 5 12 20 0 6-2 21-4 31z"><text:p/></draw:path><draw:path draw:style-name="gr3" draw:text-style-name="P22" svg:width="0.071cm" svg:height="0.184cm" svg:x="13.228cm" svg:y="0.429cm" svg:viewBox="0 0 72 185" svg:d="M72 8c0-4-2-8-7-8s-9 7-9 12c0 6 3 10 7 10 5 0 9-6 9-14zM40 151c-4 16-14 26-23 26-2 0-4-1-5-1 3-2 4-8 4-11 0-4-1-9-7-9-5 0-9 7-9 14 0 10 7 15 17 15 11 0 30-8 35-34l14-77c0-1 1-3 1-6 0-12-9-20-19-20-19 0-30 28-30 32s3 4 3 4c2 0 3-1 4-4 7-20 17-25 22-25 6 0 6 7 6 11s0 4 0 6z"><text:p/></draw:path><draw:path draw:style-name="gr3" draw:text-style-name="P22" svg:width="0.055cm" svg:height="0.294cm" svg:x="13.351cm" svg:y="0.307cm" svg:viewBox="0 0 56 295" svg:d="M4 0c-1 0-4 0-4 4 0 1 1 2 2 3 19 24 38 64 38 140 0 62-13 110-36 138-4 5-4 5-4 8 0 1 1 2 3 2s23-19 37-56c10-24 16-57 16-92 0-40-10-106-52-147z"><text:p/></draw:path><draw:path draw:style-name="gr3" draw:text-style-name="P22" svg:width="0.127cm" svg:height="0.142cm" svg:x="13.443cm" svg:y="0.258cm" svg:viewBox="0 0 128 143" svg:d="M75 17c2-7 2-7 8-7h16c17 0 20 7 20 20 0 1 0 5-2 16v1c0 2 1 3 3 3 3 0 3-1 4-4l3-39c1-2 1-2 1-3 0-4-2-4-6-4h-106c-4 0-4 0-5 5l-10 38c0 1-1 4-1 4 0 1 1 3 3 3s2 0 4-4c7-26 12-36 33-36h16c1 0 2 0 4 0v2l-20 113c-1 7-1 8-18 8h-3c-4 0-4 1-4 1 0 3-1 4-1 6 0 1 1 3 2 3 5 0 10 0 14 0 5 0 10-2 15-2s9 2 14 2 10 0 15 0c0 0 3 0 3-6 0-4-2-4-5-4h-3c-4 0-8 0-12-1-1 0-2 0-2-2s0-2 1-4z"><text:p/></draw:path><draw:path draw:style-name="gr3" draw:text-style-name="P22" svg:width="0.107cm" svg:height="0.193cm" svg:x="13.608cm" svg:y="0.398cm" svg:viewBox="0 0 108 194" svg:d="M1 179c-1 4-1 6-1 6 0 6 4 9 8 9 7 0 8-9 10-19 3-14 9-48 11-60 2 5 9 18 23 18 28 0 56-39 56-83 0-32-14-50-33-50-21 0-47 26-54 67zM52 126c-16 0-20-23-20-26 0-2 1-8 2-11 6-36 7-43 13-57 8-15 19-24 27-24 9 0 17 9 17 30 0 14-5 46-12 62-9 21-20 26-27 26z"><text:p/></draw:path><draw:path draw:style-name="gr3" draw:text-style-name="P22" svg:width="0.115cm" svg:height="0.011cm" svg:x="13.747cm" svg:y="0.339cm" svg:viewBox="0 0 116 12" svg:d="M109 12c3 0 7 0 7-5 0-7-4-7-7-7h-103c-2 0-6 0-6 7 0 5 4 5 6 5z"><text:p/></draw:path><draw:path draw:style-name="gr3" draw:text-style-name="P22" svg:width="0.062cm" svg:height="0.14cm" svg:x="13.908cm" svg:y="0.262cm" svg:viewBox="0 0 63 141" svg:d="M40 7c0-7-1-7-6-7-12 13-29 13-31 13h-3v10h3c3 0 12-1 22-6v105c0 8 0 10-16 10h-7v9c7-1 21-1 30-1 8 0 22 0 31 1v-9h-8c-15 0-15-2-15-10z"><text:p/></draw:path><draw:path draw:style-name="gr3" draw:text-style-name="P22" svg:width="0.055cm" svg:height="0.294cm" svg:x="14.029cm" svg:y="0.307cm" svg:viewBox="0 0 56 295" svg:d="M52 0c-41 40-52 103-52 147 0 42 9 107 52 148 1 0 4 0 4-2 0-3-1-3-3-5-28-36-38-87-38-141 0-79 21-118 39-140 1-1 2-2 2-3 0-4-3-4-4-4z"><text:p/></draw:path><draw:path draw:style-name="gr3" draw:text-style-name="P22" svg:width="0.183cm" svg:height="0.295cm" svg:x="14.119cm" svg:y="0.27cm" svg:viewBox="0 0 184 296" svg:d="M74 264l-41-115c-1-3-2-5-4-5-1 0-1 0-3 2l-23 21c-3 3-3 4-3 6 0 1 2 3 3 3s1 0 4-2c2-3 8-9 11-11l46 127c2 5 3 6 6 6 1 0 4 0 6-6l106-277c2-3 2-5 2-6 0-5-3-7-4-7-4 0-6 2-6 6z"><text:p/></draw:path><draw:polygon draw:style-name="gr3" draw:text-style-name="P22" svg:width="0.12cm" svg:height="0.015cm" svg:x="14.297cm" svg:y="0.27cm" svg:viewBox="0 0 121 16" draw:points="60,16 0,16 0,0 121,0 121,16"><text:p/></draw:polygon><draw:path draw:style-name="gr3" draw:text-style-name="P22" svg:width="0.094cm" svg:height="0.196cm" svg:x="14.311cm" svg:y="0.332cm" svg:viewBox="0 0 95 197" svg:d="M95 143h-8c-1 7-3 24-6 27-1 1-17 1-21 1h-39c22-27 30-34 43-49 16-18 31-36 31-64 0-36-24-58-51-58-26 0-44 26-44 53 0 15 9 17 11 17 5 0 11-5 11-16 0-5-1-16-12-16 6-21 21-27 31-27 22 0 33 23 33 47 0 26-14 45-21 57l-51 70c-2 3-2 4-2 12h88z"><text:p/></draw:path><draw:path draw:style-name="gr3" draw:text-style-name="P22" svg:width="0.094cm" svg:height="0.211cm" svg:x="14.431cm" svg:y="0.321cm" svg:viewBox="0 0 95 212" svg:d="M95 65c0-31-8-65-29-65-32 0-66 79-66 147 0 35 9 65 29 65 33 0 66-81 66-147zM24 101c11-65 29-93 42-93 14 0 14 33 14 39 0 12-3 29-6 54zM71 112c-6 32-11 47-17 62-7 15-14 30-25 30s-14-24-14-39c0-20 5-43 7-53z"><text:p/></draw:path><draw:path draw:style-name="gr3" draw:text-style-name="P22" svg:width="0.055cm" svg:height="0.294cm" svg:x="14.563cm" svg:y="0.307cm" svg:viewBox="0 0 56 295" svg:d="M52 0c-41 40-52 103-52 147 0 42 9 107 52 148 1 0 4 0 4-2 0-3-1-3-3-5-28-36-38-87-38-141 0-79 21-118 39-140 1-1 2-2 2-3 0-4-3-4-4-4z"><text:p/></draw:path><draw:path draw:style-name="gr3" draw:text-style-name="P22" svg:width="0.104cm" svg:height="0.061cm" svg:x="14.875cm" svg:y="0.195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055cm" svg:height="0.294cm" svg:x="14.658cm" svg:y="0.307cm" svg:viewBox="0 0 56 295" svg:d="M52 0c-41 40-52 103-52 147 0 42 9 107 52 148 1 0 4 0 4-2 0-3-1-3-3-5-28-36-38-87-38-141 0-79 21-118 39-140 1-1 2-2 2-3 0-4-3-4-4-4z"><text:p/></draw:path><draw:path draw:style-name="gr3" draw:text-style-name="P22" svg:width="0.062cm" svg:height="0.14cm" svg:x="14.881cm" svg:y="0.272cm" svg:viewBox="0 0 63 141" svg:d="M40 7c0-7-1-7-6-7-12 13-29 13-31 13h-3v10h3c3 0 12-1 22-6v105c0 8 0 10-16 10h-7v9c7-1 21-1 30-1 8 0 22 0 31 1v-9h-8c-15 0-15-2-15-10z"><text:p/></draw:path><draw:polygon draw:style-name="gr3" draw:text-style-name="P22" svg:width="0.293cm" svg:height="0.015cm" svg:x="14.765cm" svg:y="0.448cm" svg:viewBox="0 0 294 16" draw:points="146,16 0,16 0,0 294,0 294,16"><text:p/></draw:polygon><draw:path draw:style-name="gr3" draw:text-style-name="P22" svg:width="0.149cm" svg:height="0.211cm" svg:x="14.786cm" svg:y="0.487cm" svg:viewBox="0 0 150 212" svg:d="M60 188l-34-81c-1-4-2-4-4-4 0 0-3 1-6 4l-14 12c0 0-2 2-2 3 0 3 2 4 3 4 0 0 4-4 6-4l6-4 37 91c1 2 1 3 5 3 2 0 3-2 4-5l86-196c3-4 3-4 3-5 0-4-3-6-5-6s-4 2-5 4z"><text:p/></draw:path><draw:polygon draw:style-name="gr3" draw:text-style-name="P22" svg:width="0.127cm" svg:height="0.011cm" svg:x="14.93cm" svg:y="0.487cm" svg:viewBox="0 0 128 12" draw:points="64,12 0,12 0,0 128,0 128,12"><text:p/></draw:polygon><draw:path draw:style-name="gr3" draw:text-style-name="P22" svg:width="0.094cm" svg:height="0.149cm" svg:x="14.949cm" svg:y="0.533cm" svg:viewBox="0 0 95 150" svg:d="M55 88c8 19 20 53 22 56 0 2 2 3 3 3 2 3 3 3 6 3h3c3 0 6 0 6-4 0-1-1-1-2-2-2-3-3-6-4-10l-45-122c-3-7-8-12-22-12-3 0-6 0-6 4 0 3 2 3 4 3 6 1 9 10 12 15l8 21c2 7 10 27 12 36l-49 54c0 1-3 5-3 8 0 5 3 9 5 9 4 0 5-3 7-4z"><text:p/></draw:path><draw:path draw:style-name="gr3" draw:text-style-name="P22" svg:width="0.055cm" svg:height="0.294cm" svg:x="15.108cm" svg:y="0.307cm" svg:viewBox="0 0 56 295" svg:d="M4 0c-1 0-4 0-4 4 0 1 1 2 2 3 19 24 38 64 38 140 0 62-13 110-36 138-4 5-4 5-4 8 0 1 1 2 3 2s23-19 37-56c10-24 16-57 16-92 0-40-10-106-52-147z"><text:p/></draw:path><draw:path draw:style-name="gr3" draw:text-style-name="P22" svg:width="0.155cm" svg:height="0.217cm" svg:x="15.204cm" svg:y="0.346cm" svg:viewBox="0 0 156 218" svg:d="M156 109c0-60-35-109-78-109s-78 50-78 109c0 61 36 109 78 109 44 0 78-49 78-109zM78 209c-38 0-71-46-71-100s33-98 71-98c40 0 72 44 72 98 0 55-32 100-72 100zM95 109c0-12-7-21-17-21-9 0-15 10-15 21 0 13 7 23 15 23 10 0 17-11 17-23z"><text:p/></draw:path><draw:path draw:style-name="gr3" draw:text-style-name="P22" svg:width="0.104cm" svg:height="0.061cm" svg:x="15.444cm" svg:y="0.316cm" svg:viewBox="0 0 105 62" svg:d="M81 38c-2 3-10 12-10 17 0 4 3 7 6 7 2 0 4-2 5-4 5-9 12-16 17-18 2-3 6-4 6-9s-3-6-4-7c-7-7-10-13-11-17 0-2-1-7-6-7-1 0-4 2-4 7s3 13 4 17h-75c-4 0-9 0-9 7s5 7 9 7z"><text:p/></draw:path><draw:path draw:style-name="gr3" draw:text-style-name="P22" svg:width="0.113cm" svg:height="0.131cm" svg:x="15.386cm" svg:y="0.399cm" svg:viewBox="0 0 114 132" svg:d="M64 20h39c2 0 11 0 11-12 0-8-6-8-9-8h-67c-6 0-12 1-24 14-6 9-14 24-14 27s3 3 3 3c3 0 3 0 5-3 11-21 23-21 28-21h19l-21 95c-1 5-1 5-1 7 0 9 6 10 7 10 8 0 10-11 10-14z"><text:p/></draw:path><draw:path draw:style-name="gr3" draw:text-style-name="P22" svg:width="0.052cm" svg:height="0.143cm" svg:x="15.502cm" svg:y="0.429cm" svg:viewBox="0 0 53 144" svg:d="M46 10c0-6-2-10-6-10s-10 6-10 12 4 10 7 10c5 0 9-6 9-12zM53 112c0-4-1-4-2-4-3 0-3 0-5 5-1 12-9 24-17 24-3 0-3-4-3-9 0-4 0-6 2-10 0-5 1-9 2-11 1-3 7-23 10-30 0-4 1-7 1-11 0-10-7-18-16-18-16 0-25 26-25 32 0 4 3 4 3 4 2 0 3-1 4-5 3-14 10-24 17-24 3 0 5 3 5 9 0 1 0 2-1 7-1 3-8 26-10 33-2 4-2 4-3 12-1 3-3 6-3 9 0 12 8 19 17 19 17 0 24-28 24-32z"><text:p/></draw:path><draw:path draw:style-name="gr3" draw:text-style-name="P22" svg:width="0.055cm" svg:height="0.294cm" svg:x="15.598cm" svg:y="0.307cm" svg:viewBox="0 0 56 295" svg:d="M4 0c-1 0-4 0-4 4 0 1 1 2 2 3 19 24 38 64 38 140 0 62-13 110-36 138-4 5-4 5-4 8 0 1 1 2 3 2s23-19 37-56c10-24 16-57 16-92 0-40-10-106-52-147z"><text:p/></draw:path><draw:path draw:style-name="gr3" draw:text-style-name="P22" svg:width="0.155cm" svg:height="0.217cm" svg:x="15.693cm" svg:y="0.346cm" svg:viewBox="0 0 156 218" svg:d="M83 116h66c2 0 7 0 7-7s-5-7-7-7h-66v-91c0-4 0-11-5-11s-5 7-5 11v91h-65c-3 0-8 0-8 7s5 7 8 7h65v91c0 4 0 11 5 11s5-6 5-11z"><text:p/></draw:path><draw:path draw:style-name="gr3" draw:text-style-name="P22" svg:width="0.104cm" svg:height="0.061cm" svg:x="15.944cm" svg:y="0.316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15.873cm" svg:y="0.398cm" svg:viewBox="0 0 114 134" svg:d="M43 100c-3 9-9 26-21 26 0 0-7 0-11-4 9-4 10-14 10-16 0-8-4-12-9-12-6 0-12 8-12 19 0 14 12 21 22 21 11 0 18-8 24-21 6 15 18 21 25 21 25 0 37-37 37-45 0-5-2-5-3-5-3 0-3 2-4 6-4 20-17 36-29 36-8 0-13-8-13-19 0-9 5-35 11-69 5-22 14-30 21-30 0 0 7 0 11 4-6 4-8 11-8 17 0 7 3 12 7 12 6 0 13-6 13-19 0-17-13-22-23-22s-18 10-23 22c-4-14-14-22-25-22-24 0-38 36-38 46 0 3 3 3 4 3 2 0 3-1 3-5 6-22 20-36 30-36 7 0 12 5 12 20 0 6-2 21-4 31z"><text:p/></draw:path><draw:path draw:style-name="gr3" draw:text-style-name="P22" svg:width="0.052cm" svg:height="0.143cm" svg:x="16.014cm" svg:y="0.429cm" svg:viewBox="0 0 53 144" svg:d="M46 10c0-6-2-10-6-10s-10 6-10 12 4 10 7 10c5 0 9-6 9-12zM53 112c0-4-1-4-2-4-3 0-3 0-5 5-1 12-9 24-17 24-3 0-3-4-3-9 0-4 0-6 2-10 0-5 1-9 2-11 1-3 7-23 10-30 0-4 1-7 1-11 0-10-7-18-16-18-16 0-25 26-25 32 0 4 3 4 3 4 2 0 3-1 4-5 3-14 10-24 17-24 3 0 5 3 5 9 0 1 0 2-1 7-1 3-8 26-10 33-2 4-2 4-3 12-1 3-3 6-3 9 0 12 8 19 17 19 17 0 24-28 24-32z"><text:p/></draw:path><draw:path draw:style-name="gr3" draw:text-style-name="P22" svg:width="0.143cm" svg:height="0.015cm" svg:x="16.119cm" svg:y="0.448cm" svg:viewBox="0 0 144 16" svg:d="M136 16c2 0 8 0 8-9 0-7-5-7-8-7h-127c-4 0-9 0-9 7 0 9 5 9 9 9z"><text:p/></draw:path><draw:path draw:style-name="gr3" draw:text-style-name="P22" svg:width="0.104cm" svg:height="0.061cm" svg:x="16.375cm" svg:y="0.316cm" svg:viewBox="0 0 105 62" svg:d="M81 38c-2 3-10 12-10 17 0 4 3 7 6 7 2 0 4-2 5-4 5-9 12-16 17-18 2-3 6-4 6-9s-3-6-4-7c-7-7-10-13-11-17 0-2-1-7-5-7-2 0-5 2-5 7s3 13 5 17h-76c-4 0-9 0-9 7s5 7 9 7z"><text:p/></draw:path><draw:path draw:style-name="gr3" draw:text-style-name="P22" svg:width="0.113cm" svg:height="0.133cm" svg:x="16.295cm" svg:y="0.398cm" svg:viewBox="0 0 114 134" svg:d="M43 100c-3 9-9 26-21 26 0 0-7 0-11-4 9-4 10-14 10-16 0-8-4-12-9-12-6 0-12 8-12 19 0 14 12 21 22 21 11 0 18-8 24-21 6 15 18 21 25 21 25 0 37-37 37-45 0-5-2-5-3-5-3 0-3 2-4 6-4 20-17 36-29 36-8 0-13-8-13-19 0-9 5-35 11-69 5-22 14-30 21-30 0 0 7 0 11 4-6 4-8 11-8 17 0 7 3 12 7 12 6 0 13-6 13-19 0-17-13-22-23-22s-19 10-23 22c-4-14-14-22-25-22-24 0-38 36-38 46 0 3 3 3 4 3 2 0 3-1 3-5 6-22 19-36 30-36 7 0 12 5 12 20 0 6-2 21-4 31z"><text:p/></draw:path><draw:path draw:style-name="gr3" draw:text-style-name="P22" svg:width="0.071cm" svg:height="0.184cm" svg:x="16.427cm" svg:y="0.429cm" svg:viewBox="0 0 72 185" svg:d="M72 8c0-4-2-8-7-8s-9 7-9 12c0 6 3 10 7 10 5 0 9-6 9-14zM40 151c-4 16-14 26-23 26-2 0-4-1-5-1 3-2 4-8 4-11 0-4-1-9-7-9-5 0-9 7-9 14 0 10 7 15 17 15 11 0 30-8 35-34l14-77c0-1 1-3 1-6 0-12-9-20-19-20-19 0-30 28-30 32s3 4 3 4c2 0 3-1 4-4 7-20 17-25 22-25 6 0 6 7 6 11s0 4 0 6z"><text:p/></draw:path><draw:path draw:style-name="gr3" draw:text-style-name="P22" svg:width="0.055cm" svg:height="0.294cm" svg:x="16.55cm" svg:y="0.307cm" svg:viewBox="0 0 56 295" svg:d="M4 0c-1 0-4 0-4 4 0 1 1 2 2 3 19 24 38 64 38 140 0 62-13 110-36 138-4 5-4 5-4 8 0 1 1 2 3 2s23-19 37-56c10-24 16-57 16-92 0-40-10-106-52-147z"><text:p/></draw:path><draw:path draw:style-name="gr3" draw:text-style-name="P22" svg:width="0.069cm" svg:height="0.421cm" svg:x="16.662cm" svg:y="0.428cm" svg:viewBox="0 0 70 422" svg:d="M70 211c0-32-3-84-19-132-18-51-45-79-48-79-1 0-3 2-3 4s0 3 5 10c31 41 48 108 48 197 0 72-11 146-49 199-4 6-4 7-4 8 0 3 2 4 3 4 3 0 31-29 49-83 15-45 18-92 18-128z"><text:p/></draw:path></draw:g></text:p>
      <text:p text:style-name="P12"/>
      <text:p text:style-name="P20"><text:soft-page-break/><draw:g text:anchor-type="as-char" svg:y="-0.743cm" draw:z-index="21" draw:style-name="gr1"><svg:title>TexMaths</svg:title><svg:desc>12§display§=
\sum_{\vec{x_{d}} \in \vec{X_{d}}}
\frac{\sqrt{2}|\theta_{\vec{x_{d}}}|p(\vec{X_{d}} = \vec{x_{d}})}{n_{\vec{x_{d}}}\sqrt{2^{m}\pi^{m}}}
\sum_{\vec{\tau_{i}}\in H_{l}^{m}}
\omega_{\tau_{i}}
\sum_{i=1}^{n_{\vec{x_{d}}}}
log(\frac{p(\vec{X_{d}} = \vec{x_{d}})}{n_{\vec{x_{d}}}\sqrt{2^{m}\pi^{m}|\rho_{\vec{x_{d}}}|}}
\sum_{j=1}^{n_{\vec{x_d}}}e^{-\frac{1}{2}
(\sqrt{2}\theta(\vec{(\frac{1}{\sqrt{\lambda}})}\odot\vec{\tau_{i}}) + \vec{x_{i}}-\vec{x_{j}})^{T}
\rho^{-1}
(\sqrt{2}\theta(\vec{(\frac{1}{\sqrt{\lambda}})}\odot\vec{\tau_{i}})  + \vec{x_{i}} - \vec{x_{j}})})
§svg§600§FALSE§</svg:desc><draw:polygon draw:style-name="gr2" draw:text-style-name="P21" svg:width="16.702cm" svg:height="1.373cm" svg:x="0.295cm" svg:y="0.003cm" svg:viewBox="0 0 16703 1374" draw:points="8352,1374 0,1374 0,0 16703,0 16703,1374"><text:p/></draw:polygon><draw:path draw:style-name="gr3" draw:text-style-name="P22" svg:width="0.219cm" svg:height="0.099cm" svg:x="0cm" svg:y="0.586cm" svg:viewBox="0 0 220 100" svg:d="M209 17c6 0 11 0 11-9 0-8-5-8-10-8h-199c-5 0-11 0-11 8 0 9 6 9 11 9zM210 100c5 0 10 0 10-9 0-8-5-8-11-8h-198c-5 0-11 0-11 8 0 9 6 9 11 9z"><text:p/></draw:path><draw:path draw:style-name="gr3" draw:text-style-name="P22" svg:width="0.44cm" svg:height="0.59cm" svg:x="0.58cm" svg:y="0.34cm" svg:viewBox="0 0 441 591" svg:d="M401 591l40-135h-8c-13 44-48 73-87 85-6 2-39 13-103 13h-200l170-252c2-2 3-5 3-7 0 0 0-1-3-6l-155-269h182c44 0 74 6 78 6 18 5 46 11 73 33 8 6 31 25 42 60h8l-40-119h-392c-7 0-7 0-9 2 0 2 0 10 0 15l175 306-171 255c-4 6-4 8-4 8 0 5 3 5 9 5z"><text:p/></draw:path><draw:path draw:style-name="gr3" draw:text-style-name="P22" svg:width="0.114cm" svg:height="0.061cm" svg:x="0.494cm" svg:y="1.12cm" svg:viewBox="0 0 115 62" svg:d="M88 38c-1 3-10 12-10 17 0 4 3 7 6 7s4-2 5-4c6-9 14-16 19-18 3-3 7-4 7-9s-3-6-5-7c-7-7-10-13-11-17 0-2-2-7-6-7-2 0-5 2-5 7s3 13 5 17h-84c-3 0-9 0-9 7s6 7 9 7z"><text:p/></draw:path><draw:path draw:style-name="gr3" draw:text-style-name="P22" svg:width="0.124cm" svg:height="0.133cm" svg:x="0.399cm" svg:y="1.199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1 10-26 22-4-14-15-22-27-22-26 0-41 36-41 46 0 3 2 3 3 3 3 0 4-1 4-5 7-22 21-36 33-36 8 0 13 5 13 20 0 6-3 21-4 31z"><text:p/></draw:path><draw:path draw:style-name="gr3" draw:text-style-name="P22" svg:width="0.095cm" svg:height="0.149cm" svg:x="0.557cm" svg:y="1.228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128cm" svg:height="0.193cm" svg:x="0.703cm" svg:y="1.161cm" svg:viewBox="0 0 129 194" svg:d="M120 103c3 0 9 0 9-6 0-8-6-8-9-8h-109c4-42 32-75 69-75h40c3 0 9 0 9-7s-6-7-9-7h-41c-43 0-79 43-79 97s36 97 79 97h41c3 0 9 0 9-8 0-6-6-6-9-6h-40c-37 0-65-34-69-77z"><text:p/></draw:path><draw:path draw:style-name="gr3" draw:text-style-name="P22" svg:width="0.114cm" svg:height="0.061cm" svg:x="0.995cm" svg:y="1.046cm" svg:viewBox="0 0 115 62" svg:d="M88 38c-1 3-10 12-10 17 0 4 3 7 6 7s4-2 5-4c6-9 14-16 19-18 3-3 7-4 7-9s-3-6-5-7c-7-7-10-13-11-17 0-2-2-7-6-7-2 0-5 2-5 7s3 13 5 17h-84c-3 0-9 0-9 7s6 7 9 7z"><text:p/></draw:path><draw:path draw:style-name="gr3" draw:text-style-name="P22" svg:width="0.204cm" svg:height="0.202cm" svg:x="0.868cm" svg:y="1.131cm" svg:viewBox="0 0 205 203" svg:d="M118 89l21-28c30-37 40-49 61-50 2 0 5 0 5-6 0-4-3-5-4-5-6 0-15 1-21 1s-21-1-28-1c0 0-3 1-3 7 0 0 0 4 3 4 2 0 8 1 8 7 0 4-4 8-6 13-2 1-32 39-39 49l-25-58c0 0-1-3-1-4s5-6 13-7c2 0 5 0 5-7 0 0-1-4-4-4-5 0-11 1-15 1-6 0-11 0-16 0-4 0-10 0-14 0-3 0-8-1-12-1-2 0-6 0-6 7 0 4 3 4 7 4 14 0 15 2 18 8l32 83-12 16c-5 6-16 19-20 23-29 38-39 50-59 51-4 0-6 0-6 7 0 0 1 4 3 4 6 0 15-2 21-2 4 0 11 0 15 0s9 2 13 2c1 0 4 0 4-6 0-5-1-5-3-5s-8-1-8-7c0-5 3-10 9-16l47-59 28 70c1 3 1 5 1 5 0 1-4 6-12 7-2 0-5 0-5 7 0 0 0 4 4 4s10-2 16-2c4 0 9 0 15 0 4 0 8 0 13 0 4 0 9 2 13 2 1 0 5 0 5-8 0-3-4-3-8-3-13 0-14-3-16-9z"><text:p/></draw:path><draw:path draw:style-name="gr3" draw:text-style-name="P22" svg:width="0.095cm" svg:height="0.149cm" svg:x="1.09cm" svg:y="1.228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258cm" svg:height="0.421cm" svg:x="1.331cm" svg:y="0.092cm" svg:viewBox="0 0 259 422" svg:d="M104 378l-57-165c-3-6-5-6-6-6 0 0-1 0-5 3l-31 31c-5 4-5 6-5 6 0 2 1 5 3 5 3 0 8-5 11-10 3-1 8-6 10-9l66 182c2 7 5 7 8 7 5 0 6-2 8-7l151-398c2-6 2-7 2-9 0-4-3-8-7-8-3 0-5 2-7 8z"><text:p/></draw:path><draw:polygon draw:style-name="gr3" draw:text-style-name="P22" svg:width="0.166cm" svg:height="0.017cm" svg:x="1.582cm" svg:y="0.092cm" svg:viewBox="0 0 167 18" draw:points="83,18 0,18 0,0 167,0 167,18"><text:p/></draw:polygon><draw:path draw:style-name="gr3" draw:text-style-name="P22" svg:width="0.132cm" svg:height="0.281cm" svg:x="1.599cm" svg:y="0.175cm" svg:viewBox="0 0 133 282" svg:d="M25 249l36-44c52-59 72-80 72-122 0-49-29-83-71-83-38 0-62 40-62 77 0 23 17 23 17 23 7 0 18-5 18-22 0-11-7-23-18-23-3 0-3 0-4 1 8-27 26-43 45-43 30 0 45 34 45 70 0 33-17 67-35 92l-64 91c-4 5-4 5-4 16h123l10-73h-9c-2 12-4 31-6 37-3 3-26 3-32 3z"><text:p/></draw:path><draw:path draw:style-name="gr3" draw:text-style-name="P22" svg:width="0.013cm" svg:height="0.421cm" svg:x="1.787cm" svg:y="0.139cm" svg:viewBox="0 0 14 422" svg:d="M14 16c0-9 0-16-7-16s-7 7-7 16v390c0 9 0 16 7 16s7-7 7-16z"><text:p/></draw:path><draw:path draw:style-name="gr3" draw:text-style-name="P22" svg:width="0.136cm" svg:height="0.302cm" svg:x="1.853cm" svg:y="0.161cm" svg:viewBox="0 0 137 303" svg:d="M137 86c0-27-5-86-40-86-46 0-97 119-97 216 0 41 9 87 40 87 47 0 97-122 97-217zM36 145c4-27 11-61 25-91 9-22 21-44 36-44 17 0 18 26 18 50 0 22-2 43-11 85zM102 158c-4 19-11 55-24 85-11 29-23 51-38 51-12 0-18-13-18-52 0-18 2-43 10-84z"><text:p/></draw:path><draw:path draw:style-name="gr3" draw:text-style-name="P22" svg:width="0.114cm" svg:height="0.061cm" svg:x="2.101cm" svg:y="0.315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124cm" svg:height="0.133cm" svg:x="2.006cm" svg:y="0.393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1 10-26 22-4-14-15-22-27-22-26 0-41 36-41 46 0 3 2 3 3 3 3 0 4-1 4-5 7-22 21-36 33-36 8 0 13 5 13 20 0 6-3 21-4 31z"><text:p/></draw:path><draw:path draw:style-name="gr3" draw:text-style-name="P22" svg:width="0.095cm" svg:height="0.149cm" svg:x="2.162cm" svg:y="0.425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013cm" svg:height="0.421cm" svg:x="2.34cm" svg:y="0.139cm" svg:viewBox="0 0 14 422" svg:d="M14 16c0-9 0-16-7-16s-7 7-7 16v390c0 9 0 16 7 16s7-7 7-16z"><text:p/></draw:path><draw:path draw:style-name="gr3" draw:text-style-name="P22" svg:width="0.172cm" svg:height="0.268cm" svg:x="2.381cm" svg:y="0.272cm" svg:viewBox="0 0 173 269" svg:d="M25 239c-2 14-2 18-17 18-4 0-8 0-8 7 0 3 2 5 5 5 8 0 18-2 27-2 11 0 23 2 33 2 2 0 6 0 6-8 0-4-3-4-8-4-16 0-16-4-16-8 0-6 13-74 15-84 5 11 15 27 31 27 39 0 80-62 80-124 0-40-19-68-43-68-17 0-34 16-44 31-4-23-18-31-30-31-16 0-22 17-25 24-6 14-10 41-10 41 0 5 3 5 3 5 4 0 4 0 7-10 5-30 12-50 24-50 5 0 10 2 10 19 0 9-1 14-3 21zM85 55c2-12 11-24 17-30 11-13 20-15 26-15 13 0 22 14 22 39s-12 73-17 90c-12 29-28 43-40 43-22 0-26-36-26-37s0-2 1-7z"><text:p/></draw:path><draw:path draw:style-name="gr3" draw:text-style-name="P22" svg:width="0.076cm" svg:height="0.421cm" svg:x="2.591cm" svg:y="0.139cm" svg:viewBox="0 0 77 422" svg:d="M77 418c0-1 0-2-5-9-42-53-52-133-52-198 0-73 12-146 53-199 4-5 4-6 4-8 0-3-1-4-4-4-2 0-33 29-52 83-17 45-21 92-21 128 0 34 4 84 22 132 20 53 49 79 51 79 3 0 4-1 4-4z"><text:p/></draw:path><draw:path draw:style-name="gr3" draw:text-style-name="P22" svg:width="0.147cm" svg:height="0.083cm" svg:x="2.854cm" svg:y="0.048cm" svg:viewBox="0 0 148 84" svg:d="M119 50c-5 6-16 18-16 26 0 4 2 8 6 8 3 0 5-2 6-5 5-6 12-19 26-29 3 0 7-3 7-8 0-4-3-6-6-8-6-8-10-15-13-24-1-4-2-10-7-10-4 0-6 6-6 8 0 4 3 17 7 26h-112c-5 0-11 0-11 8s6 8 11 8z"><text:p/></draw:path><draw:path draw:style-name="gr3" draw:text-style-name="P22" svg:width="0.272cm" svg:height="0.288cm" svg:x="2.696cm" svg:y="0.171cm" svg:viewBox="0 0 273 289" svg:d="M152 115l-28-84c-2-3-2-5-2-6 0-2 6-11 20-12 3-1 7-1 7-8 0-5-4-5-5-5-14 0-28 1-42 1-9 0-29-1-37-1-3 0-7 0-7 8 0 5 4 5 8 5 21 0 22 4 25 13l39 119-70 96-4 5c-16 21-32 29-48 30-5 0-8 0-8 8 0 1 0 5 5 5 9 0 19-1 31-1 11 0 25 1 36 1 2 0 6 0 6-8 0-5-3-5-4-5-2 0-13-1-13-13 0-6 5-14 9-20l34-45 30-42 34 101c0 4 1 6 1 7 0 2-6 11-19 12-4 0-7 0-7 8 0 5 4 5 6 5 8 0 32-1 41-1 8 0 28 1 37 1 2 0 6 0 6-8 0-5-3-5-5-5-23 0-24-1-29-19-13-39-35-106-43-130 23-30 57-81 68-92 9-10 23-21 41-22 5-1 8-1 8-8 0-1 0-5-4-5-10 0-21 1-31 1-12 0-25-1-37-1-2 0-6 0-6 8 0 4 2 4 4 5 2 0 13 1 13 13 0 5-3 11-7 15z"><text:p/></draw:path><draw:path draw:style-name="gr3" draw:text-style-name="P22" svg:width="0.119cm" svg:height="0.208cm" svg:x="2.975cm" svg:y="0.317cm" svg:viewBox="0 0 120 209" svg:d="M119 8c0 0 1-3 1-4 0-2-1-4-4-4-5 0-24 2-30 2-1 0-5 2-5 8 0 4 4 4 7 4 11 0 11 3 11 4 0 2-1 4-2 7l-12 67c-6-9-13-18-25-18-30 0-60 44-60 85 0 29 15 50 36 50 11 0 22-10 33-21 4 17 17 21 23 21 9 0 14-6 19-16 5-12 8-29 8-30 0-4-3-4-4-4-3 0-4 2-5 10-3 14-6 31-18 31-5 0-7-6-7-14 0-6 1-9 2-12zM70 169c-2 7-8 14-13 19-2 3-11 12-21 12-9 0-17-7-17-29 0-15 6-47 12-59 10-24 23-28 29-28 17 0 21 22 21 25 0 1 0 4-1 4z"><text:p/></draw:path><draw:path draw:style-name="gr3" draw:text-style-name="P22" svg:width="0.219cm" svg:height="0.099cm" svg:x="3.226cm" svg:y="0.302cm" svg:viewBox="0 0 220 100" svg:d="M209 17c6 0 11 0 11-9 0-8-5-8-10-8h-199c-5 0-11 0-11 8 0 9 6 9 11 9zM210 100c5 0 10 0 10-9 0-8-5-8-11-8h-198c-5 0-11 0-11 8 0 9 6 9 11 9z"><text:p/></draw:path><draw:path draw:style-name="gr3" draw:text-style-name="P22" svg:width="0.147cm" svg:height="0.083cm" svg:x="3.68cm" svg:y="0.157cm" svg:viewBox="0 0 148 84" svg:d="M119 50c-5 6-16 18-16 26 0 4 2 8 6 8 3 0 5-2 6-5 5-6 12-19 26-29 3 0 7-3 7-8 0-4-3-6-6-8-6-8-10-15-13-24-1-4-2-10-7-10-4 0-6 6-6 8 0 4 3 17 7 26h-112c-5 0-11 0-11 8s6 8 11 8z"><text:p/></draw:path><draw:path draw:style-name="gr3" draw:text-style-name="P22" svg:width="0.165cm" svg:height="0.191cm" svg:x="3.566cm" svg:y="0.272cm" svg:viewBox="0 0 166 192" svg:d="M102 60c2-12 9-50 32-50 2 0 10 0 17 4-10 3-16 14-16 23 0 7 3 16 13 16 7 0 18-7 18-25 0-22-20-28-31-28-20 0-31 22-35 32-9-28-27-32-36-32-35 0-54 55-54 65 0 5 3 5 4 5 3 0 4 0 5-5 11-45 33-55 44-55 7 0 18 3 18 27 0 13-6 42-18 101-5 27-17 44-31 44-3 0-10 0-17-5 9-2 16-12 16-22 0-12-7-16-13-16-10 0-18 12-18 25 0 19 17 28 32 28 22 0 34-30 34-33 4 16 16 33 37 33 33 0 52-55 52-65 0-5-3-5-3-5-3 0-4 2-5 5-11 46-33 55-44 55-14 0-18-13-18-27 0-10 2-18 5-37z"><text:p/></draw:path><draw:path draw:style-name="gr3" draw:text-style-name="P22" svg:width="0.119cm" svg:height="0.208cm" svg:x="3.76cm" svg:y="0.317cm" svg:viewBox="0 0 120 209" svg:d="M119 8c0 0 1-3 1-4 0-2-1-4-4-4-5 0-24 2-30 2-1 0-5 2-5 8 0 4 4 4 7 4 11 0 11 3 11 4 0 2-1 4-2 7l-12 67c-6-9-13-18-25-18-30 0-60 44-60 85 0 29 15 50 36 50 11 0 22-10 33-21 4 17 17 21 23 21 9 0 14-6 19-16 5-12 8-29 8-30 0-4-3-4-4-4-3 0-4 2-5 10-3 14-7 31-18 31-5 0-7-6-7-14 0-6 1-9 2-12zM70 169c-2 7-8 14-13 19-2 3-11 12-21 12-9 0-17-7-17-29 0-15 6-47 12-59 10-24 23-28 29-28 16 0 21 22 21 25 0 1 0 4-1 4z"><text:p/></draw:path><draw:path draw:style-name="gr3" draw:text-style-name="P22" svg:width="0.076cm" svg:height="0.421cm" svg:x="3.919cm" svg:y="0.139cm" svg:viewBox="0 0 77 422" svg:d="M77 211c0-32-4-84-21-132-20-51-49-79-53-79-1 0-3 2-3 4s0 3 6 10c34 41 52 108 52 197 0 72-12 146-53 199-5 6-5 7-5 8 0 3 2 4 3 4 4 0 34-29 53-83 17-45 21-92 21-128z"><text:p/></draw:path><draw:polygon draw:style-name="gr3" draw:text-style-name="P22" svg:width="2.722cm" svg:height="0.017cm" svg:x="1.307cm" svg:y="0.63cm" svg:viewBox="0 0 2723 18" draw:points="1361,18 0,18 0,0 2723,0 2723,18"><text:p/></draw:polygon><draw:path draw:style-name="gr3" draw:text-style-name="P22" svg:width="0.179cm" svg:height="0.191cm" svg:x="1.853cm" svg:y="0.893cm" svg:viewBox="0 0 180 192" svg:d="M20 162c-1 7-3 17-3 18 0 8 4 12 9 12 4 0 10-4 13-12 1 0 4-21 6-31l7-39c3-8 4-18 6-27 1-9 4-21 4-22 5-13 23-51 54-51 15 0 18 15 18 30 0 25-15 80-21 97-3 10-4 15-4 20 0 20 12 35 27 35 32 0 44-61 44-65 0-5-3-5-4-5-4 0-4 2-5 9-7 28-18 51-34 51-5 0-7-3-7-13 0-11 3-22 6-31 5-22 19-68 19-92 0-29-14-46-37-46-30 0-47 26-52 36-2-23-15-36-31-36-15 0-22 17-26 24-4 14-9 40-9 41 0 5 3 5 4 5 4 0 4 0 5-10 6-30 13-50 25-50 6 0 10 4 10 19 0 8-1 13-4 36z"><text:p/></draw:path><draw:path draw:style-name="gr3" draw:text-style-name="P22" svg:width="0.114cm" svg:height="0.061cm" svg:x="2.147cm" svg:y="0.934cm" svg:viewBox="0 0 115 62" svg:d="M88 38c-1 3-10 12-10 17 0 4 3 7 6 7s4-2 5-4c6-9 14-16 19-18 3-3 7-4 7-9s-3-6-5-7c-7-7-10-13-11-17 0-2-2-7-6-7-2 0-5 2-5 7s3 13 5 17h-84c-3 0-9 0-9 7s6 7 9 7z"><text:p/></draw:path><draw:path draw:style-name="gr3" draw:text-style-name="P22" svg:width="0.124cm" svg:height="0.133cm" svg:x="2.053cm" svg:y="1.016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1 10-26 22-4-14-15-22-27-22-26 0-41 36-41 46 0 3 2 3 3 3 3 0 4-1 4-5 7-22 21-36 33-36 8 0 13 5 13 20 0 6-2 21-4 31z"><text:p/></draw:path><draw:path draw:style-name="gr3" draw:text-style-name="P22" svg:width="0.095cm" svg:height="0.149cm" svg:x="2.21cm" svg:y="1.042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258cm" svg:height="0.421cm" svg:x="2.372cm" svg:y="0.713cm" svg:viewBox="0 0 259 422" svg:d="M104 378l-57-165c-3-6-5-6-6-6 0 0-1 0-5 3l-31 31c-5 4-5 6-5 6 0 2 1 5 3 5 3 0 8-5 11-10 3-1 8-6 10-9l66 182c2 7 5 7 8 7 5 0 6-2 8-7l151-398c2-6 2-7 2-9 0-4-3-8-7-8-3 0-5 2-7 8z"><text:p/></draw:path><draw:polygon draw:style-name="gr3" draw:text-style-name="P22" svg:width="0.868cm" svg:height="0.017cm" svg:x="2.623cm" svg:y="0.713cm" svg:viewBox="0 0 869 18" draw:points="435,18 0,18 0,0 869,0 869,18"><text:p/></draw:polygon><draw:path draw:style-name="gr3" draw:text-style-name="P22" svg:width="0.132cm" svg:height="0.281cm" svg:x="2.639cm" svg:y="0.799cm" svg:viewBox="0 0 133 282" svg:d="M25 249l36-44c52-59 72-80 72-122 0-49-29-83-71-83-38 0-62 40-62 77 0 23 17 23 17 23 7 0 18-5 18-22 0-11-7-23-18-23-3 0-3 0-4 1 8-27 26-43 45-43 30 0 45 34 45 70 0 33-17 67-35 92l-64 91c-4 5-4 5-4 16h123l10-73h-9c-2 12-4 31-6 37-3 3-26 3-32 3z"><text:p/></draw:path><draw:path draw:style-name="gr3" draw:text-style-name="P22" svg:width="0.212cm" svg:height="0.133cm" svg:x="2.799cm" svg:y="0.826cm" svg:viewBox="0 0 213 134" svg:d="M89 108c-1 5-2 14-2 17 0 7 4 9 8 9s8-3 9-7c0-2 3-12 3-18 2-6 4-19 6-26s3-13 4-21c3-12 3-13 7-21 8-16 19-33 37-33 13 0 14 14 14 21 0 18-10 50-14 63-2 9-3 11-3 16 0 16 10 26 22 26 23 0 33-40 33-45s-3-5-4-5c-3 0-3 2-4 6-5 23-15 36-24 36-6 0-6-4-6-11s1-11 5-24c3-9 13-41 13-57 0-5 0-17-9-27-4-3-11-7-22-7-21 0-33 17-41 30-2-25-18-30-30-30-19 0-33 16-39 26-2-19-16-26-26-26-9 0-15 10-18 17-5 9-8 27-8 29 0 3 3 3 4 3 4 0 4-1 5-8 4-18 8-33 17-33 6 0 8 6 8 15 0 6-2 17-4 25-2 7-4 20-6 26l-7 39c0 3-2 11-2 12 0 7 5 9 9 9 3 0 7-3 8-7 1-2 4-12 4-18 2-6 4-19 5-26 2-7 3-13 4-21 3-12 3-14 10-26s17-28 34-28c15 0 15 15 15 21 0 7 0 12-4 27z"><text:p/></draw:path><draw:path draw:style-name="gr3" draw:text-style-name="P22" svg:width="0.178cm" svg:height="0.186cm" svg:x="3.049cm" svg:y="0.899cm" svg:viewBox="0 0 179 187" svg:d="M79 25h38c-12 63-14 81-14 109 0 6 0 17 2 31 3 20 7 22 13 22s13-7 13-17c0-1 0-2-2-8-10-30-10-59-10-70 0-22 2-45 6-67h39c4 0 15 0 15-14 0-11-7-11-12-11h-112c-8 0-20 0-34 20-13 16-21 35-21 38 0 1 0 4 4 4 3 0 4-2 5-4 16-33 36-33 42-33h20c-12 51-29 102-43 140-3 6-3 8-3 10 0 10 6 12 10 12 10 0 12-12 16-28 5-19 5-20 9-41z"><text:p/></draw:path><draw:path draw:style-name="gr3" draw:text-style-name="P22" svg:width="0.212cm" svg:height="0.133cm" svg:x="3.251cm" svg:y="0.826cm" svg:viewBox="0 0 213 134" svg:d="M89 108c-1 5-2 14-2 17 0 7 4 9 8 9s8-3 9-7c0-2 3-12 3-18 2-6 4-19 6-26s3-13 4-21c3-12 3-13 7-21 8-16 19-33 37-33 13 0 14 14 14 21 0 18-10 50-14 63-2 9-3 11-3 16 0 16 10 26 22 26 23 0 33-40 33-45s-3-5-4-5c-3 0-3 2-4 6-5 23-15 36-24 36-6 0-6-4-6-11s1-11 5-24c3-9 13-41 13-57 0-5 0-17-9-27-4-3-11-7-22-7-21 0-33 17-41 30-2-25-18-30-30-30-19 0-33 16-39 26-2-19-16-26-26-26-9 0-15 10-18 17-5 9-8 27-8 29 0 3 3 3 4 3 4 0 4-1 5-8 4-18 8-33 17-33 6 0 8 6 8 15 0 6-2 17-4 25-2 7-4 20-6 26l-7 39c0 3-2 11-2 12 0 7 5 9 9 9 3 0 7-3 8-7 1-2 4-12 4-18 2-6 4-19 5-26 2-7 3-13 4-21 3-12 3-14 10-26s17-28 34-28c15 0 15 15 15 21 0 7 0 12-4 27z"><text:p/></draw:path><draw:path draw:style-name="gr3" draw:text-style-name="P22" svg:width="0.44cm" svg:height="0.59cm" svg:x="4.332cm" svg:y="0.34cm" svg:viewBox="0 0 441 591" svg:d="M401 591l40-135h-8c-13 44-48 73-87 85-6 2-39 13-103 13h-200l170-252c2-2 3-5 3-7 0 0 0-1-3-6l-155-269h182c44 0 74 6 78 6 18 5 46 11 73 33 8 6 31 25 42 60h8l-40-119h-392c-7 0-7 0-9 2 0 2 0 10 0 15l175 306-171 255c-4 6-4 8-4 8 0 5 3 5 9 5z"><text:p/></draw:path><draw:path draw:style-name="gr3" draw:text-style-name="P22" svg:width="0.114cm" svg:height="0.061cm" svg:x="4.198cm" svg:y="1.046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124cm" svg:height="0.131cm" svg:x="4.134cm" svg:y="1.13cm" svg:viewBox="0 0 125 132" svg:d="M70 20h43c2 0 12 0 12-12 0-8-6-8-10-8h-74c-6 0-13 1-26 14-7 9-15 24-15 27s3 3 4 3c3 0 3 0 4-3 13-21 26-21 32-21h20l-22 95c-2 5-2 5-2 7 0 9 6 10 7 10 10 0 12-11 12-14z"><text:p/></draw:path><draw:path draw:style-name="gr3" draw:text-style-name="P22" svg:width="0.057cm" svg:height="0.143cm" svg:x="4.261cm" svg:y="1.159cm" svg:viewBox="0 0 58 144" svg:d="M51 10c0-6-3-10-8-10-3 0-10 6-10 12s4 10 7 10c6 0 11-6 11-12zM58 112c0-4-2-4-2-4-3 0-3 0-5 5-2 12-11 24-19 24-4 0-4-4-4-9 0-4 0-6 2-10 1-5 2-9 3-11 1-3 7-23 10-30 1-4 2-7 2-11 0-10-7-18-18-18-18 0-27 26-27 32 0 4 3 4 4 4 2 0 3-1 4-5 3-14 11-24 18-24 3 0 6 3 6 9 0 1 0 2-2 7-1 3-8 26-10 33-2 4-2 4-4 12-1 3-3 6-3 9 0 12 9 19 19 19 18 0 26-28 26-32z"><text:p/></draw:path><draw:path draw:style-name="gr3" draw:text-style-name="P22" svg:width="0.128cm" svg:height="0.193cm" svg:x="4.375cm" svg:y="1.087cm" svg:viewBox="0 0 129 194" svg:d="M120 103c3 0 9 0 9-6 0-8-6-8-9-8h-109c4-42 32-75 69-75h40c3 0 9 0 9-7s-6-7-9-7h-41c-43 0-79 43-79 97s36 97 79 97h41c3 0 9 0 9-8 0-6-6-6-9-6h-40c-37 0-65-34-69-77z"><text:p/></draw:path><draw:path draw:style-name="gr3" draw:text-style-name="P22" svg:width="0.206cm" svg:height="0.202cm" svg:x="4.544cm" svg:y="1.057cm" svg:viewBox="0 0 207 203" svg:d="M179 24c3-11 4-13 21-13 4 0 7 0 7-7 0-2-1-4-4-4-6 0-23 1-30 1-5 0-12 0-17 0-4 0-9-1-14-1-1 0-5 0-5 7 0 4 3 4 8 4 0 0 4 0 8 1 5 0 6 0 6 4 0 0 0 1-1 6l-13 70h-79l14-69c2-10 3-12 20-12 4 0 7 0 7-7 0-2 0-4-3-4-7 0-24 1-31 1-3 0-12 0-16 0s-10-1-15-1c-1 0-4 0-4 7 0 4 2 4 7 4 0 0 5 0 10 1 3 0 4 0 4 4 0 1 0 1-1 6l-31 158c-2 9-3 12-20 12-4 0-7 0-7 6 0 2 2 5 4 5 6 0 23-2 30-2 4 0 12 0 16 0 5 0 10 2 15 2 1 0 5 0 5-6 0-5-2-5-8-5-4 0-5 0-8-1-6-2-6-2-6-4 0-1 0-2 1-7l16-77h77l-15 77c-2 9-2 12-20 12-4 0-7 0-7 6 0 2 2 5 4 5 6 0 23-2 30-2 3 0 12 0 16 0s10 2 15 2c1 0 4 0 4-6 0-5-1-5-7-5-4 0-5 0-10-1-4-2-4-2-4-4s1-5 1-7z"><text:p/></draw:path><draw:path draw:style-name="gr3" draw:text-style-name="P22" svg:width="0.173cm" svg:height="0.096cm" svg:x="4.777cm" svg:y="1.063cm" svg:viewBox="0 0 174 97" svg:d="M74 76c-1 3-2 12-2 13 0 5 3 8 6 8s7-2 8-8c1 0 2-10 3-16 6-29 6-30 7-30 2-6 13-36 34-36 7 0 11 6 11 16 0 12-7 33-11 47 0 1-1 4-1 8 0 11 8 19 18 19 18 0 27-27 27-33 0-4-3-4-4-4-2 0-2 1-3 5-3 13-11 24-19 24-4 0-5-4-5-7 0-5 0-8 2-12 3-9 10-33 10-45 0-15-8-25-24-25s-27 12-33 23c-2-21-18-23-25-23-17 0-26 13-32 22-1-20-16-22-20-22-16 0-21 32-21 32 0 4 2 4 4 4s3-1 4-5c1-12 5-24 13-24 5 0 6 7 6 11s-2 12-3 18c0 5-2 14-3 19l-4 18c0 6-3 16-3 16 0 5 3 8 7 8 3 0 6-2 7-8 0 0 3-10 4-16 0-3 2-13 3-14 1-5 2-10 3-15 0-1 5-16 14-26 3-2 10-11 20-11 9 0 12 6 12 16 0 3-2 13-3 19z"><text:p/></draw:path><draw:path draw:style-name="gr3" draw:text-style-name="P22" svg:width="0.041cm" svg:height="0.149cm" svg:x="4.762cm" svg:y="1.214cm" svg:viewBox="0 0 42 150" svg:d="M39 7c1-2 1-2 1-3 0-4-4-4-6-4l-21 2c-4 0-4 0-4 0-1 2-1 5-1 5 0 5 2 5 5 5 6 0 8 0 9 1 0 3 0 4-1 7l-20 102c-1 2-1 4-1 6 0 13 9 22 21 22 4 0 9-4 14-11 5-8 7-21 7-23 0-3-2-3-3-3-3 0-3 2-4 5-3 14-7 23-14 23-4 0-7-4-7-10 0-3 0-4 1-7z"><text:p/></draw:path><draw:path draw:style-name="gr3" draw:text-style-name="P22" svg:width="0.196cm" svg:height="0.191cm" svg:x="5.041cm" svg:y="0.556cm" svg:viewBox="0 0 197 192" svg:d="M197 30c0-19-6-30-13-30-9 0-18 11-18 20 0 4 2 9 5 12 6 8 12 18 12 36 0 17-7 41-17 60-10 18-22 33-38 33-19 0-29-15-32-39 4-9 11-37 11-49 0-5-2-8-6-8-2 0-6 0-9 6-4 8-7 37-7 51-12 19-25 39-45 39-23 0-30-24-30-48 0-53 34-97 34-103 0-5-2-8-5-8-5 0-7 5-10 9-16 31-29 83-29 121 0 29 8 60 35 60 23 0 38-22 51-45 2 24 16 45 36 45 27 0 42-27 54-58 8-21 21-79 21-104z"><text:p/></draw:path><draw:path draw:style-name="gr3" draw:text-style-name="P22" svg:width="0.124cm" svg:height="0.131cm" svg:x="5.253cm" svg:y="0.68cm" svg:viewBox="0 0 125 132" svg:d="M70 20h43c2 0 12 0 12-12 0-8-6-8-10-8h-74c-6 0-13 1-26 14-7 9-15 24-15 27s3 3 4 3c3 0 3 0 4-3 13-21 26-21 32-21h20l-22 95c-2 5-2 5-2 7 0 9 6 10 7 10 10 0 12-11 12-14z"><text:p/></draw:path><draw:path draw:style-name="gr3" draw:text-style-name="P22" svg:width="0.057cm" svg:height="0.143cm" svg:x="5.38cm" svg:y="0.706cm" svg:viewBox="0 0 58 144" svg:d="M51 10c0-6-3-10-8-10-3 0-10 6-10 12s4 10 7 10c6 0 11-6 11-12zM58 112c0-4-2-4-2-4-3 0-3 0-5 5-2 12-11 24-19 24-4 0-4-4-4-9 0-4 0-6 2-10 1-5 2-9 3-11 1-3 7-23 10-30 1-4 2-7 2-11 0-10-7-18-18-18-18 0-27 26-27 32 0 4 3 4 4 4 2 0 3-1 4-5 3-14 11-24 18-24 3 0 6 3 6 9 0 1 0 2-2 7-1 3-8 26-10 33-2 4-2 4-4 12-1 3-3 6-3 9 0 12 9 19 19 19 18 0 26-28 26-32z"><text:p/></draw:path><draw:path draw:style-name="gr3" draw:text-style-name="P22" svg:width="0.141cm" svg:height="0.133cm" svg:x="5.566cm" svg:y="0cm" svg:viewBox="0 0 142 134" svg:d="M17 113c0 3-2 11-2 12 0 7 5 9 9 9 3 0 7-3 8-7 1-2 4-12 4-18 2-6 4-19 5-26 2-7 3-13 4-21 3-12 3-14 10-26s17-28 35-28c14 0 14 15 14 21 0 18-10 50-14 63-2 9-3 11-3 16 0 16 10 26 21 26 24 0 34-40 34-45s-3-5-4-5c-2 0-3 2-4 6-5 23-15 36-25 36-5 0-5-4-5-11s0-11 5-24c2-9 12-41 12-57 0-29-17-34-30-34-19 0-33 16-39 26-2-19-16-26-25-26-10 0-16 10-19 17-5 9-8 27-8 29 0 3 3 3 4 3 4 0 4-1 5-8 4-18 8-33 17-33 6 0 8 6 8 15 0 6-2 17-4 25-2 7-4 20-6 26z"><text:p/></draw:path><draw:path draw:style-name="gr3" draw:text-style-name="P22" svg:width="0.091cm" svg:height="0.045cm" svg:x="5.82cm" svg:y="0.026cm" svg:viewBox="0 0 92 46" svg:d="M70 29c0 2-7 7-7 12 0 2 3 5 6 5 1 0 2 0 3-2 2-3 7-9 16-15 1 0 4-3 4-6 0-4-2-5-4-6-6-5-7-9-9-13 0-2-2-4-5-4-2 0-4 4-4 6s2 8 4 11h-66c-3 0-8 0-8 6s5 6 8 6z"><text:p/></draw:path><draw:path draw:style-name="gr3" draw:text-style-name="P22" svg:width="0.097cm" svg:height="0.096cm" svg:x="5.734cm" svg:y="0.085cm" svg:viewBox="0 0 98 97" svg:d="M88 11c-7 2-7 12-7 12 0 3 1 8 7 8 4 0 10-5 10-14 0-12-10-17-20-17s-18 8-21 14c-5-12-17-14-22-14-21 0-33 25-33 32 0 4 4 4 4 4 2 0 3 0 3-2 5-22 19-27 26-27 5 0 11 4 11 15 0 4-3 19-8 48-3 12-11 19-17 19-2 0-7 0-11-4 7-2 7-11 7-11 0-7-3-9-7-9s-10 5-10 14c0 13 11 18 20 18 8 0 16-8 20-15 7 13 18 15 23 15 22 0 33-26 33-33 0-4-4-4-4-4-3 0-4 1-4 4-4 19-17 25-24 25-6 0-12-1-12-15 0-2 0-3 2-10 2-15 6-39 8-42 2-6 8-15 16-15 0 0 7 0 10 4z"><text:p/></draw:path><draw:path draw:style-name="gr3" draw:text-style-name="P22" svg:width="0.095cm" svg:height="0.149cm" svg:x="5.867cm" svg:y="0.108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44cm" svg:height="0.59cm" svg:x="5.56cm" svg:y="0.34cm" svg:viewBox="0 0 441 591" svg:d="M401 591l40-135h-8c-13 44-48 73-87 85-6 2-39 13-103 13h-200l170-252c2-2 3-5 3-7 0 0 0-1-3-6l-155-269h182c44 0 74 6 78 6 18 5 46 11 73 33 8 6 31 25 42 60h8l-40-119h-392c-7 0-7 0-9 2 0 2 0 10 0 15l175 306-171 255c-4 6-4 8-4 8 0 5 3 5 9 5z"><text:p/></draw:path><draw:path draw:style-name="gr3" draw:text-style-name="P22" svg:width="0.07cm" svg:height="0.198cm" svg:x="5.577cm" svg:y="1.046cm" svg:viewBox="0 0 71 199" svg:d="M65 12c0-5-3-12-9-12-7 0-14 7-14 17 0 5 3 11 10 11 6 0 13-9 13-16zM17 162c-1 3-2 7-2 13 0 13 9 24 22 24 23 0 34-41 34-44 0-4-3-4-4-4-3 0-3 1-5 5-5 24-15 35-24 35-5 0-6-4-6-11 0-6 2-11 4-18 3-9 4-16 7-24 2-6 11-35 12-37 1-3 1-7 1-10 0-14-9-25-22-25-24 0-34 41-34 46 0 3 3 3 4 3 4 0 4-2 4-5 6-26 16-36 25-36 4 0 7 3 7 10s-2 12-8 30z"><text:p/></draw:path><draw:path draw:style-name="gr3" draw:text-style-name="P22" svg:width="0.17cm" svg:height="0.079cm" svg:x="5.676cm" svg:y="1.125cm" svg:viewBox="0 0 171 80" svg:d="M163 14c3 0 8 0 8-7s-5-7-8-7h-155c-2 0-8 0-8 7s6 7 9 7zM163 80c3 0 8 0 8-7 0-8-5-8-8-8h-154c-3 0-9 0-9 8 0 7 6 7 8 7z"><text:p/></draw:path><draw:path draw:style-name="gr3" draw:text-style-name="P22" svg:width="0.084cm" svg:height="0.196cm" svg:x="5.888cm" svg:y="1.042cm" svg:viewBox="0 0 85 197" svg:d="M53 8c0-8-1-8-7-8-15 18-37 19-46 19v11c6 0 21 0 34-8v151c0 9 0 13-24 13h-8v11c4 0 33-2 41-2s37 2 42 2v-11h-9c-23 0-23-4-23-13z"><text:p/></draw:path><draw:path draw:style-name="gr3" draw:text-style-name="P22" svg:width="0.071cm" svg:height="0.298cm" svg:x="6.089cm" svg:y="0.451cm" svg:viewBox="0 0 72 299" svg:d="M72 5c0-1 0-5-5-5-8 0-31 4-41 4-2 1-5 1-5 9 0 5 3 5 7 5 16 0 16 4 16 7l-1 9-41 211c-1 4-2 7-2 14 0 24 15 40 30 40 11 0 20-9 26-24 6-17 10-41 10-42 0-5-4-5-4-5-4 0-4 2-6 8-5 28-12 53-24 53-11 0-11-13-11-19 0-11 1-13 3-21z"><text:p/></draw:path><draw:path draw:style-name="gr3" draw:text-style-name="P22" svg:width="0.141cm" svg:height="0.191cm" svg:x="6.193cm" svg:y="0.556cm" svg:viewBox="0 0 142 192" svg:d="M142 72c0-44-23-72-54-72-44 0-88 60-88 120 0 42 23 72 54 72 43 0 88-59 88-120zM54 182c-14 0-30-12-30-45 0-21 9-67 19-89 17-32 37-38 45-38 20 0 31 20 31 45 0 17-8 61-20 89-11 24-30 38-45 38z"><text:p/></draw:path><draw:path draw:style-name="gr3" draw:text-style-name="P22" svg:width="0.151cm" svg:height="0.272cm" svg:x="6.345cm" svg:y="0.556cm" svg:viewBox="0 0 152 273" svg:d="M152 28c0-3 0-5 0-8 0-8-3-12-9-12-4 0-13 4-13 18-7-15-19-26-31-26-39 0-79 60-79 120 0 42 20 67 43 67 20 0 36-20 40-25v1c-7 37-12 55-12 55-1 5-12 47-48 47-6 0-17-1-26-5 10-3 14-14 14-23 0-6-4-14-13-14-8 0-18 8-18 24 0 18 12 26 44 26 42 0 66-32 71-58zM108 132c-2 12-9 23-17 30-6 8-18 15-26 15-17 0-22-21-22-38 0-21 10-71 19-92s23-37 37-37c21 0 26 33 26 36 0 2 0 4-1 6z"><text:p/></draw:path><draw:path draw:style-name="gr3" draw:text-style-name="P22" svg:width="0.076cm" svg:height="0.421cm" svg:x="6.543cm" svg:y="0.428cm" svg:viewBox="0 0 77 422" svg:d="M77 418c0-1 0-2-5-9-42-53-52-133-52-198 0-73 12-146 53-199 4-5 4-6 4-8 0-3-1-4-4-4-2 0-33 29-52 83-17 45-21 92-21 128 0 34 4 84 22 132 20 53 49 79 51 79 3 0 4-1 4-4z"><text:p/></draw:path><draw:path draw:style-name="gr3" draw:text-style-name="P22" svg:width="0.172cm" svg:height="0.268cm" svg:x="7.031cm" svg:y="0.272cm" svg:viewBox="0 0 173 269" svg:d="M25 239c-2 14-2 18-17 18-4 0-8 0-8 7 0 3 2 5 5 5 8 0 18-2 27-2 11 0 23 2 33 2 2 0 6 0 6-8 0-4-3-4-8-4-16 0-16-4-16-8 0-6 13-74 15-84 5 11 14 27 31 27 39 0 80-62 80-124 0-40-19-68-43-68-17 0-34 16-44 31-4-23-18-31-30-31-16 0-22 17-25 24-6 14-10 41-10 41 0 5 3 5 3 5 4 0 4 0 7-10 5-30 12-50 24-50 5 0 10 2 10 19 0 9-1 14-3 21zM85 55c2-12 11-24 17-30 11-13 20-15 26-15 13 0 22 14 22 39s-12 73-17 90c-12 29-28 43-40 43-22 0-26-36-26-37s0-2 1-7z"><text:p/></draw:path><draw:path draw:style-name="gr3" draw:text-style-name="P22" svg:width="0.076cm" svg:height="0.421cm" svg:x="7.24cm" svg:y="0.139cm" svg:viewBox="0 0 77 422" svg:d="M77 418c0-1 0-2-5-9-42-53-52-133-52-198 0-73 12-146 53-199 4-5 4-6 4-8 0-3-1-4-4-4-2 0-33 29-52 83-17 45-21 92-21 128 0 34 4 84 22 132 20 53 49 79 51 79 3 0 4-1 4-4z"><text:p/></draw:path><draw:path draw:style-name="gr3" draw:text-style-name="P22" svg:width="0.147cm" svg:height="0.083cm" svg:x="7.503cm" svg:y="0.048cm" svg:viewBox="0 0 148 84" svg:d="M119 50c-5 6-16 18-16 26 0 4 2 8 6 8 3 0 5-2 6-5 5-6 12-19 26-29 3 0 7-3 7-8 0-4-3-6-6-8-6-8-10-15-13-24-1-4-2-10-7-10-4 0-6 6-6 8 0 4 3 17 7 26h-112c-5 0-11 0-11 8s6 8 11 8z"><text:p/></draw:path><draw:path draw:style-name="gr3" draw:text-style-name="P22" svg:width="0.272cm" svg:height="0.288cm" svg:x="7.345cm" svg:y="0.171cm" svg:viewBox="0 0 273 289" svg:d="M152 115l-28-84c-2-3-2-5-2-6 0-2 6-11 20-12 3-1 7-1 7-8 0-5-4-5-5-5-14 0-28 1-42 1-9 0-29-1-37-1-3 0-7 0-7 8 0 5 4 5 8 5 21 0 22 4 25 13l39 119-70 96-4 5c-16 21-32 29-48 30-5 0-8 0-8 8 0 1 0 5 5 5 9 0 19-1 31-1 11 0 25 1 36 1 2 0 6 0 6-8 0-5-3-5-4-5-2 0-13-1-13-13 0-6 5-14 9-20l34-45 30-42 34 101c0 4 1 6 1 7 0 2-6 11-19 12-4 0-7 0-7 8 0 5 4 5 6 5 8 0 32-1 41-1 8 0 28 1 37 1 2 0 6 0 6-8 0-5-3-5-5-5-23 0-24-1-29-19-13-39-35-106-43-130 23-30 57-81 68-92 9-10 23-21 41-22 5-1 8-1 8-8 0-1 0-5-4-5-10 0-21 1-31 1-12 0-25-1-37-1-2 0-6 0-6 8 0 4 2 4 4 5 2 0 13 1 13 13 0 5-3 11-7 15z"><text:p/></draw:path><draw:path draw:style-name="gr3" draw:text-style-name="P22" svg:width="0.119cm" svg:height="0.208cm" svg:x="7.624cm" svg:y="0.317cm" svg:viewBox="0 0 120 209" svg:d="M119 8c0 0 1-3 1-4 0-2-1-4-4-4-5 0-24 2-30 2-1 0-5 2-5 8 0 4 4 4 7 4 11 0 11 3 11 4 0 2-1 4-2 7l-12 67c-6-9-13-18-25-18-30 0-60 44-60 85 0 29 15 50 36 50 11 0 22-10 33-21 4 17 17 21 23 21 9 0 14-6 19-16 5-12 8-29 8-30 0-4-3-4-4-4-3 0-4 2-5 10-3 14-7 31-18 31-5 0-7-6-7-14 0-6 1-9 2-12zM70 169c-2 7-8 14-13 19-2 3-11 12-21 12-9 0-17-7-17-29 0-15 6-47 12-59 10-24 23-28 29-28 16 0 21 22 21 25 0 1 0 4-1 4z"><text:p/></draw:path><draw:path draw:style-name="gr3" draw:text-style-name="P22" svg:width="0.219cm" svg:height="0.099cm" svg:x="7.875cm" svg:y="0.302cm" svg:viewBox="0 0 220 100" svg:d="M209 17c6 0 11 0 11-9 0-8-5-8-10-8h-199c-5 0-11 0-11 8 0 9 6 9 11 9zM210 100c5 0 10 0 10-9 0-8-5-8-11-8h-198c-5 0-11 0-11 8 0 9 6 9 11 9z"><text:p/></draw:path><draw:path draw:style-name="gr3" draw:text-style-name="P22" svg:width="0.147cm" svg:height="0.083cm" svg:x="8.329cm" svg:y="0.157cm" svg:viewBox="0 0 148 84" svg:d="M119 50c-5 6-16 18-16 26 0 4 2 8 6 8 3 0 5-2 6-5 5-6 12-19 26-29 3 0 7-3 7-8 0-4-3-6-6-8-6-8-10-15-13-24-1-4-2-10-7-10-4 0-6 6-6 8 0 4 3 17 7 26h-112c-5 0-11 0-11 8s6 8 11 8z"><text:p/></draw:path><draw:path draw:style-name="gr3" draw:text-style-name="P22" svg:width="0.165cm" svg:height="0.191cm" svg:x="8.215cm" svg:y="0.272cm" svg:viewBox="0 0 166 192" svg:d="M102 60c2-12 9-50 32-50 2 0 10 0 17 4-10 3-16 14-16 23 0 7 3 16 13 16 7 0 18-7 18-25 0-22-20-28-31-28-20 0-31 22-35 32-9-28-27-32-36-32-35 0-54 55-54 65 0 5 3 5 4 5 3 0 4 0 5-5 11-45 33-55 44-55 7 0 18 3 18 27 0 13-6 42-18 101-5 27-17 44-31 44-3 0-10 0-17-5 9-2 16-12 16-22 0-12-7-16-13-16-10 0-18 12-18 25 0 19 17 28 32 28 22 0 34-30 34-33 4 16 16 33 37 33 33 0 52-55 52-65 0-5-3-5-3-5-3 0-4 2-5 5-11 46-34 55-44 55-14 0-18-13-18-27 0-10 2-18 5-37z"><text:p/></draw:path><draw:path draw:style-name="gr3" draw:text-style-name="P22" svg:width="0.119cm" svg:height="0.208cm" svg:x="8.409cm" svg:y="0.317cm" svg:viewBox="0 0 120 209" svg:d="M119 8c0 0 1-3 1-4 0-2-1-4-4-4-5 0-24 2-30 2-1 0-5 2-5 8 0 4 4 4 7 4 11 0 11 3 11 4 0 2-1 4-2 7l-12 67c-6-9-13-18-25-18-30 0-60 44-60 85 0 29 15 50 36 50 11 0 22-10 33-21 4 17 17 21 23 21 9 0 14-6 19-16 5-12 8-29 8-30 0-4-3-4-4-4-3 0-4 2-5 10-3 14-7 31-18 31-5 0-7-6-7-14 0-6 1-9 2-12zM70 169c-2 7-8 14-13 19-2 3-11 12-21 12-9 0-17-7-17-29 0-15 6-47 12-59 10-24 23-28 29-28 16 0 21 22 21 25 0 1 0 4-1 4z"><text:p/></draw:path><draw:path draw:style-name="gr3" draw:text-style-name="P22" svg:width="0.076cm" svg:height="0.421cm" svg:x="8.568cm" svg:y="0.139cm" svg:viewBox="0 0 77 422" svg:d="M77 211c0-32-4-84-21-132-20-51-49-79-53-79-1 0-3 2-3 4s0 3 6 10c34 41 52 108 52 197 0 72-12 146-53 199-5 6-5 7-5 8 0 3 2 4 3 4 4 0 34-29 53-83 17-45 21-92 21-128z"><text:p/></draw:path><draw:polygon draw:style-name="gr3" draw:text-style-name="P22" svg:width="2.363cm" svg:height="0.017cm" svg:x="6.678cm" svg:y="0.63cm" svg:viewBox="0 0 2364 18" draw:points="1182,18 0,18 0,0 2364,0 2364,18"><text:p/></draw:polygon><draw:path draw:style-name="gr3" draw:text-style-name="P22" svg:width="0.179cm" svg:height="0.191cm" svg:x="6.688cm" svg:y="0.9cm" svg:viewBox="0 0 180 192" svg:d="M20 162c-1 7-3 17-3 18 0 8 4 12 9 12 4 0 10-4 13-12 1 0 4-21 6-31l7-39c3-8 4-18 6-27 1-9 4-21 4-22 5-13 23-51 54-51 15 0 18 15 18 30 0 25-15 80-21 97-3 10-4 15-4 20 0 20 12 35 27 35 32 0 44-61 44-65 0-5-3-5-4-5-4 0-4 2-5 9-7 28-18 51-34 51-5 0-7-3-7-13 0-11 3-22 6-31 5-22 19-68 19-92 0-29-14-46-37-46-30 0-47 26-52 36-2-23-15-36-31-36-15 0-22 17-26 24-4 14-9 40-9 41 0 5 3 5 4 5 4 0 4 0 5-10 6-30 13-50 25-50 6 0 10 4 10 19 0 8-1 13-4 36z"><text:p/></draw:path><draw:path draw:style-name="gr3" draw:text-style-name="P22" svg:width="0.114cm" svg:height="0.061cm" svg:x="6.982cm" svg:y="0.943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124cm" svg:height="0.133cm" svg:x="6.887cm" svg:y="1.024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1 10-26 22-4-14-15-22-27-22-26 0-41 36-41 46 0 3 2 3 3 3 3 0 4-1 4-5 7-22 21-36 33-36 8 0 13 5 13 20 0 6-3 21-4 31z"><text:p/></draw:path><draw:path draw:style-name="gr3" draw:text-style-name="P22" svg:width="0.095cm" svg:height="0.149cm" svg:x="7.043cm" svg:y="1.053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301cm" svg:height="0.505cm" svg:x="7.218cm" svg:y="0.713cm" svg:viewBox="0 0 302 506" svg:d="M104 506c11 0 11 0 15-8l180-481c3-6 3-7 3-9 0-4-3-8-7-8s-5 4-7 8l-171 455-71-210-46 46 6 6 22-23z"><text:p/></draw:path><draw:polygon draw:style-name="gr3" draw:text-style-name="P22" svg:width="1.528cm" svg:height="0.017cm" svg:x="7.513cm" svg:y="0.713cm" svg:viewBox="0 0 1529 18" draw:points="765,18 0,18 0,0 1529,0 1529,18"><text:p/></draw:polygon><draw:path draw:style-name="gr3" draw:text-style-name="P22" svg:width="0.132cm" svg:height="0.281cm" svg:x="7.529cm" svg:y="0.807cm" svg:viewBox="0 0 133 282" svg:d="M25 249l36-44c52-59 72-80 72-122 0-49-29-83-71-83-38 0-62 40-62 77 0 23 17 23 17 23 7 0 18-5 18-22 0-11-7-23-18-23-3 0-3 0-4 1 8-27 26-43 45-43 30 0 45 34 45 70 0 33-17 67-35 92l-64 91c-4 5-4 5-4 16h123l10-73h-9c-2 12-4 31-6 37-3 3-26 3-32 3z"><text:p/></draw:path><draw:path draw:style-name="gr3" draw:text-style-name="P22" svg:width="0.212cm" svg:height="0.133cm" svg:x="7.689cm" svg:y="0.836cm" svg:viewBox="0 0 213 134" svg:d="M89 108c-1 5-2 14-2 17 0 7 4 9 8 9s8-3 9-7c0-2 3-12 3-18 2-6 4-19 6-26s3-13 4-21c3-12 3-13 7-21 8-16 19-33 37-33 13 0 14 14 14 21 0 18-10 50-14 63-2 9-3 11-3 16 0 16 10 26 22 26 23 0 33-40 33-45s-3-5-4-5c-3 0-3 2-4 6-5 23-15 36-24 36-6 0-6-4-6-11s1-11 5-24c3-9 13-41 13-57 0-5 0-17-9-27-4-3-11-7-22-7-21 0-33 17-41 30-2-25-18-30-30-30-19 0-33 16-39 26-2-19-16-26-26-26-9 0-15 10-18 17-5 9-8 27-8 29 0 3 3 3 4 3 4 0 4-1 5-8 4-18 8-33 17-33 6 0 8 6 8 15 0 6-2 17-4 25-2 7-4 20-6 26l-7 39c0 3-2 11-2 12 0 7 5 9 9 9 3 0 7-3 8-7 1-2 4-12 4-18 2-6 4-19 5-26 2-7 3-13 4-21 3-12 3-14 10-26s17-28 34-28c15 0 15 15 15 21 0 7 0 12-4 27z"><text:p/></draw:path><draw:path draw:style-name="gr3" draw:text-style-name="P22" svg:width="0.178cm" svg:height="0.186cm" svg:x="7.938cm" svg:y="0.907cm" svg:viewBox="0 0 179 187" svg:d="M79 25h38c-12 63-14 81-14 109 0 6 0 17 2 31 3 20 7 22 13 22s13-7 13-17c0-1 0-2-2-8-10-30-10-59-10-70 0-22 3-45 6-67h39c4 0 15 0 15-14 0-11-7-11-12-11h-112c-8 0-20 0-34 20-13 16-21 35-21 38 0 1 0 4 4 4 3 0 4-2 5-4 16-33 36-33 42-33h20c-12 51-29 102-43 140-3 6-3 8-3 10 0 10 6 12 10 12 10 0 12-12 16-28 5-19 5-20 9-41z"><text:p/></draw:path><draw:path draw:style-name="gr3" draw:text-style-name="P22" svg:width="0.212cm" svg:height="0.133cm" svg:x="8.141cm" svg:y="0.836cm" svg:viewBox="0 0 213 134" svg:d="M89 108c-1 5-2 14-2 17 0 7 4 9 8 9s8-3 9-7c0-2 3-12 3-18 2-6 4-19 6-26s3-13 4-21c3-12 3-13 7-21 8-16 19-33 37-33 13 0 14 14 14 21 0 18-10 50-14 63-2 9-3 11-3 16 0 16 10 26 22 26 23 0 33-40 33-45s-3-5-4-5c-3 0-3 2-4 6-5 23-15 36-24 36-6 0-6-4-6-11s1-11 5-24c3-9 13-41 13-57 0-5 0-17-9-27-4-3-11-7-22-7-21 0-33 17-41 30-2-25-18-30-30-30-19 0-33 16-39 26-2-19-16-26-26-26-9 0-15 10-18 17-5 9-8 27-8 29 0 3 3 3 4 3 4 0 4-1 5-8 4-18 8-33 17-33 6 0 8 6 8 15 0 6-2 17-4 25-2 7-4 20-6 26l-7 39c0 3-2 11-2 12 0 7 5 9 9 9 3 0 7-3 8-7 1-2 4-12 4-18 2-6 4-19 5-26 2-7 3-13 4-21 3-12 3-14 10-26s17-28 34-28c15 0 15 15 15 21 0 7 0 12-4 27z"><text:p/></draw:path><draw:path draw:style-name="gr3" draw:text-style-name="P22" svg:width="0.013cm" svg:height="0.421cm" svg:x="8.42cm" svg:y="0.773cm" svg:viewBox="0 0 14 422" svg:d="M14 16c0-9 0-16-7-16s-7 7-7 16v390c0 9 0 16 7 16s7-7 7-16z"><text:p/></draw:path><draw:path draw:style-name="gr3" draw:text-style-name="P22" svg:width="0.155cm" svg:height="0.277cm" svg:x="8.482cm" svg:y="0.9cm" svg:viewBox="0 0 156 278" svg:d="M1 260c-1 5-1 6-1 6 0 7 4 12 9 12 8 0 12-7 12-8 2-4 12-61 21-107 7 17 17 29 33 29 39 0 81-60 81-122 0-46-21-70-45-70-33 0-68 42-77 94zM74 182c-23 0-28-33-28-37 0-2 2-11 3-17 9-46 13-62 20-78 14-32 31-40 41-40 12 0 24 12 24 40 0 24-11 72-19 91-11 28-27 41-41 41z"><text:p/></draw:path><draw:path draw:style-name="gr3" draw:text-style-name="P22" svg:width="0.114cm" svg:height="0.061cm" svg:x="8.75cm" svg:y="0.943cm" svg:viewBox="0 0 115 62" svg:d="M88 38c-1 3-10 12-10 17 0 4 3 7 6 7s4-2 5-4c6-9 14-16 19-18 3-3 7-4 7-9s-3-6-5-7c-7-7-10-13-11-17 0-2-2-7-6-7-2 0-5 2-5 7s3 13 5 17h-84c-3 0-9 0-9 7s6 7 9 7z"><text:p/></draw:path><draw:path draw:style-name="gr3" draw:text-style-name="P22" svg:width="0.124cm" svg:height="0.133cm" svg:x="8.655cm" svg:y="1.024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0 10-26 22-4-14-15-22-27-22-26 0-41 36-41 46 0 3 2 3 3 3 3 0 4-1 4-5 7-22 22-36 33-36 8 0 13 5 13 20 0 6-2 21-4 31z"><text:p/></draw:path><draw:path draw:style-name="gr3" draw:text-style-name="P22" svg:width="0.095cm" svg:height="0.149cm" svg:x="8.811cm" svg:y="1.053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013cm" svg:height="0.421cm" svg:x="8.989cm" svg:y="0.773cm" svg:viewBox="0 0 14 422" svg:d="M14 16c0-9 0-16-7-16s-7 7-7 16v390c0 9 0 16 7 16s7-7 7-16z"><text:p/></draw:path><draw:path draw:style-name="gr3" draw:text-style-name="P22" svg:width="0.141cm" svg:height="0.133cm" svg:x="9.161cm" svg:y="0cm" svg:viewBox="0 0 142 134" svg:d="M17 113c0 3-2 11-2 12 0 7 5 9 9 9 3 0 7-3 8-7 1-2 4-12 4-18 2-6 4-19 5-26 2-7 3-13 4-21 3-12 3-14 10-26s17-28 35-28c14 0 14 15 14 21 0 18-10 50-14 63-2 9-3 11-3 16 0 16 10 26 21 26 24 0 34-40 34-45s-3-5-4-5c-2 0-3 2-4 6-5 23-15 36-25 36-5 0-5-4-5-11s0-11 5-24c2-9 12-41 12-57 0-29-17-34-30-34-19 0-33 16-39 26-2-19-16-26-25-26-10 0-16 10-19 17-5 9-8 27-8 29 0 3 3 3 4 3 4 0 4-1 5-8 4-18 8-33 17-33 6 0 8 6 8 15 0 6-2 17-4 25-2 7-4 20-6 26z"><text:p/></draw:path><draw:path draw:style-name="gr3" draw:text-style-name="P22" svg:width="0.091cm" svg:height="0.045cm" svg:x="9.416cm" svg:y="0.026cm" svg:viewBox="0 0 92 46" svg:d="M70 29c0 2-7 7-7 12 0 2 3 5 6 5 1 0 2 0 3-2 2-3 7-9 16-15 1 0 4-3 4-6 0-4-2-5-4-6-6-5-7-9-9-13 0-2-2-4-5-4-2 0-4 4-4 6s2 8 4 11h-66c-3 0-8 0-8 6s5 6 8 6z"><text:p/></draw:path><draw:path draw:style-name="gr3" draw:text-style-name="P22" svg:width="0.097cm" svg:height="0.096cm" svg:x="9.329cm" svg:y="0.085cm" svg:viewBox="0 0 98 97" svg:d="M88 11c-7 2-7 12-7 12 0 3 1 8 7 8 4 0 10-5 10-14 0-12-10-17-20-17s-18 8-21 14c-5-12-17-14-21-14-22 0-34 25-34 32 0 4 4 4 4 4 2 0 3 0 3-2 5-22 19-27 26-27 5 0 11 4 11 15 0 4-3 19-8 48-2 12-11 19-17 19-2 0-7 0-11-4 7-2 7-11 7-11 0-7-3-9-7-9s-10 5-10 14c0 13 11 18 20 18s16-8 20-15c7 13 18 15 23 15 22 0 33-26 33-33 0-4-3-4-4-4-3 0-4 1-4 4-4 19-17 25-24 25-6 0-12-1-12-15 0-2 0-3 2-10 2-15 6-39 8-42 2-6 8-15 16-15 0 0 7 0 10 4z"><text:p/></draw:path><draw:path draw:style-name="gr3" draw:text-style-name="P22" svg:width="0.095cm" svg:height="0.149cm" svg:x="9.461cm" svg:y="0.108cm" svg:viewBox="0 0 96 150" svg:d="M92 7c1-2 1-2 1-3 0-4-2-4-5-4l-20 2c-3 0-3 0-4 0-1 2-2 5-2 5 0 5 4 5 6 5 0 0 3 0 5 0 4 0 4 1 4 4 0 1-2 6-3 10l-7 40c-3-6-10-12-20-12-23 0-47 29-47 59 0 21 13 37 29 37 14 0 25-13 27-16 2 11 12 16 19 16s12-5 14-13c5-7 7-19 7-21 0-3-3-3-3-3-3 0-4 2-5 5-2 16-7 23-12 23-4 0-6-4-6-10 0-3 0-4 0-7zM56 119c0 3 0 3-3 8-6 8-15 14-24 14-5 0-14-3-14-20 0-11 4-32 9-43 8-12 16-18 23-18 8 0 15 6 17 19z"><text:p/></draw:path><draw:path draw:style-name="gr3" draw:text-style-name="P22" svg:width="0.44cm" svg:height="0.59cm" svg:x="9.154cm" svg:y="0.34cm" svg:viewBox="0 0 441 591" svg:d="M401 591l40-135h-8c-13 44-48 73-87 85-6 2-39 13-103 13h-200l170-252c2-2 3-5 3-7 0 0 0-1-3-6l-155-269h182c44 0 74 6 78 6 18 5 46 11 73 33 8 6 31 25 42 60h8l-40-119h-392c-7 0-7 0-9 2 0 2 0 10 0 15l175 306-171 255c-4 6-4 8-4 8 0 5 3 5 9 5z"><text:p/></draw:path><draw:path draw:style-name="gr3" draw:text-style-name="P22" svg:width="0.102cm" svg:height="0.256cm" svg:x="9.146cm" svg:y="1.046cm" svg:viewBox="0 0 103 257" svg:d="M103 12c0-6-3-12-10-12-6 0-13 8-13 17 0 5 3 11 9 11 7 0 14-8 14-16zM53 211c-4 20-16 37-30 37-3 0-6-1-9-1 7-5 9-11 9-16 0-7-5-10-10-10-7 0-13 7-13 16 0 12 9 20 24 20 13 0 40-10 48-47l20-107c1-2 2-5 2-9 0-16-11-28-25-28-26 0-41 41-41 46 0 3 3 3 4 3 3 0 3-1 5-6 5-17 18-35 31-35 5 0 8 5 8 15 0 3-1 7-1 9z"><text:p/></draw:path><draw:path draw:style-name="gr3" draw:text-style-name="P22" svg:width="0.17cm" svg:height="0.079cm" svg:x="9.285cm" svg:y="1.125cm" svg:viewBox="0 0 171 80" svg:d="M163 14c3 0 8 0 8-7s-5-7-8-7h-155c-2 0-8 0-8 7s6 7 9 7zM163 80c3 0 8 0 8-7 0-8-5-8-8-8h-154c-3 0-9 0-9 8 0 7 6 7 8 7z"><text:p/></draw:path><draw:path draw:style-name="gr3" draw:text-style-name="P22" svg:width="0.084cm" svg:height="0.196cm" svg:x="9.497cm" svg:y="1.042cm" svg:viewBox="0 0 85 197" svg:d="M53 8c0-8 0-8-7-8-15 18-37 19-46 19v11c6 0 21 0 34-8v151c0 9 0 13-24 13h-8v11c4 0 33-2 41-2s37 2 42 2v-11h-9c-23 0-23-4-23-13z"><text:p/></draw:path><draw:path draw:style-name="gr3" draw:text-style-name="P22" svg:width="0.127cm" svg:height="0.191cm" svg:x="9.684cm" svg:y="0.556cm" svg:viewBox="0 0 128 192" svg:d="M47 89c9 0 34 0 51-10 23-12 24-37 24-43 0-19-12-36-34-36-37 0-88 41-88 115 0 43 20 77 52 77 48 0 76-46 76-51 0-2-2-4-5-4-1 0-2 0-3 4-27 41-63 41-67 41-26 0-29-36-29-49 0-5 0-18 5-44zM32 79c12-63 46-69 56-69 16 0 23 12 23 26 0 43-53 43-66 43z"><text:p/></draw:path><draw:path draw:style-name="gr3" draw:text-style-name="P22" svg:width="0.156cm" svg:height="0.015cm" svg:x="9.848cm" svg:y="0.448cm" svg:viewBox="0 0 157 16" svg:d="M149 16c3 0 8 0 8-9 0-7-5-7-8-7h-140c-3 0-9 0-9 7 0 9 6 9 9 9z"><text:p/></draw:path><draw:path draw:style-name="gr3" draw:text-style-name="P22" svg:width="0.068cm" svg:height="0.14cm" svg:x="10.093cm" svg:y="0.272cm" svg:viewBox="0 0 69 141" svg:d="M43 7c0-7-1-7-6-7-13 13-31 13-34 13h-3v10h3c4 0 14-1 24-6v105c0 8 0 10-18 10h-7v9c8-1 23-1 33-1 9 0 24 0 34 1v-9h-9c-17 0-17-2-17-10z"><text:p/></draw:path><draw:polygon draw:style-name="gr3" draw:text-style-name="P22" svg:width="0.112cm" svg:height="0.015cm" svg:x="10.069cm" svg:y="0.448cm" svg:viewBox="0 0 113 16" draw:points="56,16 0,16 0,0 113,0 113,16"><text:p/></draw:polygon><draw:path draw:style-name="gr3" draw:text-style-name="P22" svg:width="0.082cm" svg:height="0.14cm" svg:x="10.084cm" svg:y="0.489cm" svg:viewBox="0 0 83 141" svg:d="M83 101h-7c-1 3-3 17-4 19-2 1-16 1-18 1h-33c11-11 23-23 34-31 15-13 28-25 28-48 0-26-20-42-43-42s-40 17-40 37c0 11 8 13 9 13 5 0 11-4 11-13 0-7-5-11-11-12 5-9 15-15 27-15 16 0 30 12 30 32 0 18-10 32-23 46l-41 44c-2 1-2 1-2 3v6h77z"><text:p/></draw:path><draw:path draw:style-name="gr3" draw:text-style-name="P22" svg:width="0.06cm" svg:height="0.294cm" svg:x="10.248cm" svg:y="0.307cm" svg:viewBox="0 0 61 295" svg:d="M56 0c-44 40-56 103-56 147 0 42 9 107 56 148 2 0 5 0 5-2 0-3-1-3-3-5-31-36-42-87-42-141 0-79 24-118 43-140 1-1 2-2 2-3 0-4-3-4-5-4z"><text:p/></draw:path><draw:path draw:style-name="gr3" draw:text-style-name="P22" svg:width="0.2cm" svg:height="0.295cm" svg:x="10.347cm" svg:y="0.27cm" svg:viewBox="0 0 201 296" svg:d="M81 264l-45-115c-1-3-2-5-4-5-1 0-2 0-4 2l-25 21c-3 3-3 4-3 6 0 1 2 3 3 3 2 0 2 0 5-2 2-3 9-9 12-11l51 127c1 5 2 6 5 6 2 0 5 0 7-6l117-277c1-3 1-5 1-6 0-5-2-7-4-7-4 0-6 2-7 6z"><text:p/></draw:path><draw:polygon draw:style-name="gr3" draw:text-style-name="P22" svg:width="0.132cm" svg:height="0.015cm" svg:x="10.541cm" svg:y="0.27cm" svg:viewBox="0 0 133 16" draw:points="66,16 0,16 0,0 133,0 133,16"><text:p/></draw:polygon><draw:path draw:style-name="gr3" draw:text-style-name="P22" svg:width="0.103cm" svg:height="0.196cm" svg:x="10.556cm" svg:y="0.332cm" svg:viewBox="0 0 104 197" svg:d="M104 143h-9c-1 7-3 24-7 27 0 1-18 1-22 1h-42c23-27 32-34 46-49 18-18 34-36 34-64 0-36-26-58-56-58-28 0-48 26-48 53 0 15 9 17 12 17 6 0 12-5 12-16 0-5 0-16-13-16 7-21 23-27 34-27 24 0 36 23 36 47 0 26-15 45-23 57l-56 70c-2 3-2 4-2 12h96z"><text:p/></draw:path><draw:path draw:style-name="gr3" draw:text-style-name="P22" svg:width="0.103cm" svg:height="0.211cm" svg:x="10.688cm" svg:y="0.321cm" svg:viewBox="0 0 104 212" svg:d="M104 65c0-31-9-65-32-65-34 0-72 79-72 147 0 35 10 65 32 65 36 0 72-81 72-147zM26 101c13-65 32-93 46-93 16 0 16 33 16 39 0 12-3 29-7 54zM78 112c-6 32-12 47-19 62s-16 30-27 30c-12 0-15-24-15-39 0-20 5-43 7-53z"><text:p/></draw:path><draw:path draw:style-name="gr3" draw:text-style-name="P22" svg:width="0.06cm" svg:height="0.294cm" svg:x="10.834cm" svg:y="0.307cm" svg:viewBox="0 0 61 295" svg:d="M56 0c-44 40-56 103-56 147 0 42 9 107 56 148 2 0 5 0 5-2 0-3-1-3-3-5-31-36-42-87-42-141 0-79 24-118 43-140 1-1 2-2 2-3 0-4-3-4-5-4z"><text:p/></draw:path><draw:path draw:style-name="gr3" draw:text-style-name="P22" svg:width="0.114cm" svg:height="0.061cm" svg:x="11.175cm" svg:y="0.195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06cm" svg:height="0.294cm" svg:x="10.937cm" svg:y="0.307cm" svg:viewBox="0 0 61 295" svg:d="M56 0c-44 40-56 103-56 147 0 42 9 107 56 148 2 0 5 0 5-2 0-3-1-3-3-5-31-36-42-87-42-141 0-79 24-118 43-140 1-1 2-2 2-3 0-4-3-4-5-4z"><text:p/></draw:path><draw:path draw:style-name="gr3" draw:text-style-name="P22" svg:width="0.068cm" svg:height="0.14cm" svg:x="11.181cm" svg:y="0.272cm" svg:viewBox="0 0 69 141" svg:d="M43 7c0-7-1-7-6-7-13 13-31 13-34 13h-3v10h3c4 0 14-1 24-6v105c0 8 0 10-18 10h-7v9c8-1 23-1 33-1 9 0 24 0 34 1v-9h-9c-17 0-17-2-17-10z"><text:p/></draw:path><draw:polygon draw:style-name="gr3" draw:text-style-name="P22" svg:width="0.321cm" svg:height="0.015cm" svg:x="11.053cm" svg:y="0.448cm" svg:viewBox="0 0 322 16" draw:points="160,16 0,16 0,0 322,0 322,16"><text:p/></draw:polygon><draw:path draw:style-name="gr3" draw:text-style-name="P22" svg:width="0.163cm" svg:height="0.211cm" svg:x="11.077cm" svg:y="0.487cm" svg:viewBox="0 0 164 212" svg:d="M66 188l-38-81c-1-4-2-4-4-4 0 0-3 1-6 4l-16 12c0 0-2 2-2 3 0 3 2 4 3 4s5-4 6-4l7-4 41 91c1 2 1 3 5 3 3 0 4-2 5-5l95-196c2-4 2-4 2-5 0-4-3-6-5-6-3 0-5 2-6 4z"><text:p/></draw:path><draw:polygon draw:style-name="gr3" draw:text-style-name="P22" svg:width="0.139cm" svg:height="0.011cm" svg:x="11.235cm" svg:y="0.487cm" svg:viewBox="0 0 140 12" draw:points="70,12 0,12 0,0 140,0 140,12"><text:p/></draw:polygon><draw:path draw:style-name="gr3" draw:text-style-name="P22" svg:width="0.103cm" svg:height="0.149cm" svg:x="11.255cm" svg:y="0.533cm" svg:viewBox="0 0 104 150" svg:d="M60 88c9 19 22 53 24 56 1 2 3 3 4 3 1 3 2 3 6 3h4c3 0 6 0 6-4 0-1-1-1-2-2-2-3-3-6-5-10l-49-122c-3-7-8-12-24-12-3 0-6 0-6 4 0 3 2 3 4 3 7 1 10 10 13 15l8 21c3 7 12 27 14 36l-53 54c-1 1-4 5-4 8 0 5 3 9 6 9s5-3 7-4z"><text:p/></draw:path><draw:path draw:style-name="gr3" draw:text-style-name="P22" svg:width="0.06cm" svg:height="0.294cm" svg:x="11.43cm" svg:y="0.307cm" svg:viewBox="0 0 61 295" svg:d="M5 0c-2 0-5 0-5 4 0 1 1 2 2 3 21 24 42 64 42 140 0 62-15 110-39 138-5 5-5 5-5 8 0 1 1 2 3 2 3 0 25-19 40-56 12-24 18-57 18-92 0-40-10-106-56-147z"><text:p/></draw:path><draw:path draw:style-name="gr3" draw:text-style-name="P22" svg:width="0.17cm" svg:height="0.217cm" svg:x="11.535cm" svg:y="0.346cm" svg:viewBox="0 0 171 218" svg:d="M171 109c0-60-38-109-85-109s-86 50-86 109c0 61 40 109 86 109 48 0 85-49 85-109zM86 209c-43 0-78-46-78-100s35-98 78-98 78 44 78 98c0 55-35 100-78 100zM104 109c0-12-8-21-18-21-11 0-17 10-17 21 0 13 7 23 17 23s18-11 18-23z"><text:p/></draw:path><draw:path draw:style-name="gr3" draw:text-style-name="P22" svg:width="0.114cm" svg:height="0.061cm" svg:x="11.799cm" svg:y="0.316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124cm" svg:height="0.131cm" svg:x="11.735cm" svg:y="0.399cm" svg:viewBox="0 0 125 132" svg:d="M70 20h43c2 0 12 0 12-12 0-8-6-8-10-8h-74c-6 0-13 1-26 14-7 9-15 24-15 27s3 3 4 3c3 0 3 0 4-3 13-21 26-21 32-21h20l-22 95c-2 5-2 5-2 7 0 9 6 10 7 10 10 0 12-11 12-14z"><text:p/></draw:path><draw:path draw:style-name="gr3" draw:text-style-name="P22" svg:width="0.057cm" svg:height="0.143cm" svg:x="11.861cm" svg:y="0.429cm" svg:viewBox="0 0 58 144" svg:d="M51 10c0-6-3-10-8-10-3 0-10 6-10 12s4 10 7 10c6 0 11-6 11-12zM58 112c0-4-2-4-2-4-3 0-3 0-5 5-2 12-11 24-19 24-4 0-4-4-4-9 0-4 0-6 2-10 1-5 2-9 3-11 1-3 7-23 10-30 1-4 2-7 2-11 0-10-7-18-18-18-18 0-27 26-27 32 0 4 3 4 4 4 2 0 3-1 4-5 3-14 11-24 18-24 3 0 6 3 6 9 0 1 0 2-2 7-1 3-8 26-10 33-2 4-2 4-4 12-1 3-3 6-3 9 0 12 9 19 19 19 18 0 26-28 26-32z"><text:p/></draw:path><draw:path draw:style-name="gr3" draw:text-style-name="P22" svg:width="0.06cm" svg:height="0.294cm" svg:x="11.967cm" svg:y="0.307cm" svg:viewBox="0 0 61 295" svg:d="M5 0c-2 0-5 0-5 4 0 1 1 2 2 3 21 24 42 64 42 140 0 62-15 110-39 138-5 5-5 5-5 8 0 1 1 2 3 2 3 0 25-19 40-56 12-24 18-57 18-92 0-40-10-106-56-147z"><text:p/></draw:path><draw:path draw:style-name="gr3" draw:text-style-name="P22" svg:width="0.17cm" svg:height="0.217cm" svg:x="12.07cm" svg:y="0.346cm" svg:viewBox="0 0 171 218" svg:d="M91 116h72c3 0 8 0 8-7s-5-7-8-7h-72v-91c0-4 0-11-5-11-6 0-6 7-6 11v91h-72c-2 0-8 0-8 7s6 7 8 7h72v91c0 4 0 11 6 11 5 0 5-6 5-11z"><text:p/></draw:path><draw:path draw:style-name="gr3" draw:text-style-name="P22" svg:width="0.114cm" svg:height="0.061cm" svg:x="12.345cm" svg:y="0.316cm" svg:viewBox="0 0 115 62" svg:d="M88 38c-1 3-10 12-10 17 0 4 3 7 6 7s4-2 5-4c6-9 14-16 19-18 3-3 7-4 7-9s-3-6-5-7c-7-7-10-13-11-17 0-2-2-7-6-7-2 0-5 2-5 7s3 13 5 17h-84c-3 0-9 0-9 7s6 7 9 7z"><text:p/></draw:path><draw:path draw:style-name="gr3" draw:text-style-name="P22" svg:width="0.124cm" svg:height="0.133cm" svg:x="12.268cm" svg:y="0.398cm" svg:viewBox="0 0 125 134" svg:d="M47 100c-3 9-10 26-23 26 0 0-7 0-12-4 10-4 11-14 11-16 0-8-4-12-10-12s-13 8-13 19c0 14 13 21 24 21 12 0 20-8 27-21 5 15 19 21 27 21 27 0 41-37 41-45 0-5-3-5-3-5-4 0-4 2-5 6-5 20-19 36-32 36-9 0-14-8-14-19 0-9 6-35 12-69 5-22 15-30 23-30 0 0 7 0 12 4-7 4-9 11-9 17 0 7 3 12 8 12 6 0 14-6 14-19 0-17-15-22-25-22-12 0-20 10-26 22-4-14-15-22-27-22-26 0-41 36-41 46 0 3 2 3 3 3 3 0 4-1 4-5 7-22 22-36 33-36 8 0 13 5 13 20 0 6-2 21-4 31z"><text:p/></draw:path><draw:path draw:style-name="gr3" draw:text-style-name="P22" svg:width="0.057cm" svg:height="0.143cm" svg:x="12.422cm" svg:y="0.429cm" svg:viewBox="0 0 58 144" svg:d="M51 10c0-6-3-10-8-10-3 0-10 6-10 12s4 10 7 10c6 0 11-6 11-12zM58 112c0-4-2-4-2-4-3 0-3 0-5 5-2 12-11 24-19 24-4 0-4-4-4-9 0-4 0-6 2-10 1-5 2-9 3-11 1-3 7-23 10-30 1-4 2-7 2-11 0-10-7-18-18-18-18 0-27 26-27 32 0 4 3 4 4 4 2 0 3-1 4-5 3-14 11-24 18-24 3 0 6 3 6 9 0 1 0 2-2 7-1 3-8 26-10 33-2 4-2 4-4 12-1 3-3 6-3 9 0 12 9 19 19 19 18 0 26-28 26-32z"><text:p/></draw:path><draw:path draw:style-name="gr3" draw:text-style-name="P22" svg:width="0.156cm" svg:height="0.015cm" svg:x="12.537cm" svg:y="0.448cm" svg:viewBox="0 0 157 16" svg:d="M149 16c3 0 8 0 8-9 0-7-5-7-8-7h-140c-3 0-9 0-9 7 0 9 6 9 9 9z"><text:p/></draw:path><draw:path draw:style-name="gr3" draw:text-style-name="P22" svg:width="0.114cm" svg:height="0.061cm" svg:x="12.816cm" svg:y="0.316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124cm" svg:height="0.133cm" svg:x="12.729cm" svg:y="0.398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1 10-26 22-4-14-15-22-27-22-26 0-41 36-41 46 0 3 2 3 3 3 3 0 4-1 4-5 7-22 21-36 33-36 8 0 13 5 13 20 0 6-2 21-4 31z"><text:p/></draw:path><draw:path draw:style-name="gr3" draw:text-style-name="P22" svg:width="0.078cm" svg:height="0.184cm" svg:x="12.874cm" svg:y="0.429cm" svg:viewBox="0 0 79 185" svg:d="M79 8c0-4-3-8-7-8-6 0-11 7-11 12 0 6 4 10 8 10 5 0 10-6 10-14zM43 151c-3 16-15 26-24 26-3 0-5-1-6-1 4-2 5-8 5-11 0-4-2-9-8-9-5 0-10 7-10 14 0 10 8 15 19 15s33-8 38-34l15-77c0-1 1-3 1-6 0-12-9-20-20-20-21 0-33 28-33 32s3 4 4 4 2-1 3-4c8-20 19-25 25-25s6 7 6 11 0 4 0 6z"><text:p/></draw:path><draw:path draw:style-name="gr3" draw:text-style-name="P22" svg:width="0.06cm" svg:height="0.294cm" svg:x="13.008cm" svg:y="0.307cm" svg:viewBox="0 0 61 295" svg:d="M5 0c-2 0-5 0-5 4 0 1 1 2 2 3 21 24 42 64 42 140 0 62-15 110-39 138-5 5-5 5-5 8 0 1 1 2 3 2 3 0 25-19 40-56 12-24 18-57 18-92 0-40-10-106-56-147z"><text:p/></draw:path><draw:path draw:style-name="gr3" draw:text-style-name="P22" svg:width="0.139cm" svg:height="0.142cm" svg:x="13.109cm" svg:y="0.258cm" svg:viewBox="0 0 140 143" svg:d="M82 17c2-7 2-7 8-7h18c19 0 22 7 22 20 0 1 0 5-2 16v1c0 2 1 3 4 3s3-1 4-4l3-39c1-2 1-2 1-3 0-4-3-4-6-4h-116c-5 0-5 0-6 5l-11 38c0 1-1 4-1 4 0 1 1 3 4 3 2 0 2 0 4-4 7-26 13-36 35-36h18c1 0 3 0 5 0v2l-23 113c-1 7-1 8-19 8h-3c-4 0-4 1-4 1-1 3-2 4-2 6 0 1 1 3 3 3 6 0 10 0 15 0 6 0 10-2 16-2s10 2 16 2c5 0 10 0 16 0 0 0 4 0 4-6 0-4-3-4-6-4h-4c-3 0-8 0-13-1-1 0-2 0-2-2s0-2 1-4z"><text:p/></draw:path><draw:path draw:style-name="gr3" draw:text-style-name="P22" svg:width="0.118cm" svg:height="0.193cm" svg:x="13.289cm" svg:y="0.398cm" svg:viewBox="0 0 119 194" svg:d="M1 179c-1 4-1 6-1 6 0 6 5 9 8 9 9 0 10-9 12-19 4-14 9-48 12-60 2 5 9 18 25 18 31 0 62-39 62-83 0-32-16-50-37-50-23 0-51 26-59 67zM57 126c-17 0-22-23-22-26 0-2 1-8 2-11 6-36 8-43 15-57 8-15 20-24 29-24 10 0 19 9 19 30 0 14-6 46-13 62-11 21-22 26-30 26z"><text:p/></draw:path><draw:path draw:style-name="gr3" draw:text-style-name="P22" svg:width="0.126cm" svg:height="0.011cm" svg:x="13.442cm" svg:y="0.34cm" svg:viewBox="0 0 127 12" svg:d="M120 12c2 0 7 0 7-5 0-7-5-7-7-7h-113c-2 0-7 0-7 7 0 5 5 5 7 5z"><text:p/></draw:path><draw:path draw:style-name="gr3" draw:text-style-name="P22" svg:width="0.068cm" svg:height="0.14cm" svg:x="13.618cm" svg:y="0.262cm" svg:viewBox="0 0 69 141" svg:d="M43 7c0-7-1-7-6-7-13 13-31 13-34 13h-3v10h3c4 0 14-1 24-6v105c0 8 0 10-18 10h-7v9c8-1 23-1 33-1 9 0 24 0 34 1v-9h-9c-17 0-17-2-17-10z"><text:p/></draw:path><draw:path draw:style-name="gr3" draw:text-style-name="P22" svg:width="0.06cm" svg:height="0.294cm" svg:x="13.751cm" svg:y="0.307cm" svg:viewBox="0 0 61 295" svg:d="M56 0c-44 40-56 103-56 147 0 42 9 107 56 148 2 0 5 0 5-2 0-3-1-3-3-5-31-36-42-87-42-141 0-79 24-118 43-140 1-1 2-2 2-3 0-4-3-4-5-4z"><text:p/></draw:path><draw:path draw:style-name="gr3" draw:text-style-name="P22" svg:width="0.2cm" svg:height="0.295cm" svg:x="13.848cm" svg:y="0.27cm" svg:viewBox="0 0 201 296" svg:d="M81 264l-45-115c-1-3-2-5-4-5-1 0-2 0-4 2l-25 21c-3 3-3 4-3 6 0 1 2 3 3 3 2 0 2 0 5-2 2-3 9-9 12-11l51 127c1 5 2 6 5 6 2 0 5 0 7-6l117-277c1-3 1-5 1-6 0-5-2-7-4-7-4 0-6 2-7 6z"><text:p/></draw:path><draw:polygon draw:style-name="gr3" draw:text-style-name="P22" svg:width="0.132cm" svg:height="0.015cm" svg:x="14.044cm" svg:y="0.27cm" svg:viewBox="0 0 133 16" draw:points="66,16 0,16 0,0 133,0 133,16"><text:p/></draw:polygon><draw:path draw:style-name="gr3" draw:text-style-name="P22" svg:width="0.103cm" svg:height="0.196cm" svg:x="14.058cm" svg:y="0.332cm" svg:viewBox="0 0 104 197" svg:d="M104 143h-9c-1 7-3 24-7 27 0 1-18 1-22 1h-42c23-27 32-34 46-49 18-18 34-36 34-64 0-36-26-58-56-58-28 0-48 26-48 53 0 15 9 17 12 17 6 0 12-5 12-16 0-5 0-16-13-16 7-21 23-27 34-27 24 0 36 23 36 47 0 26-15 45-23 57l-56 70c-2 3-2 4-2 12h96z"><text:p/></draw:path><draw:path draw:style-name="gr3" draw:text-style-name="P22" svg:width="0.103cm" svg:height="0.211cm" svg:x="14.191cm" svg:y="0.321cm" svg:viewBox="0 0 104 212" svg:d="M104 65c0-31-9-65-32-65-34 0-72 79-72 147 0 35 10 65 32 65 36 0 72-81 72-147zM26 101c13-65 32-93 46-93 16 0 16 33 16 39 0 12-3 29-7 54zM78 112c-6 32-12 47-19 62s-16 30-27 30c-12 0-15-24-15-39 0-20 5-43 7-53z"><text:p/></draw:path><draw:path draw:style-name="gr3" draw:text-style-name="P22" svg:width="0.06cm" svg:height="0.294cm" svg:x="14.336cm" svg:y="0.307cm" svg:viewBox="0 0 61 295" svg:d="M56 0c-44 40-56 103-56 147 0 42 9 107 56 148 2 0 5 0 5-2 0-3-1-3-3-5-31-36-42-87-42-141 0-79 24-118 43-140 1-1 2-2 2-3 0-4-3-4-5-4z"><text:p/></draw:path><draw:path draw:style-name="gr3" draw:text-style-name="P22" svg:width="0.114cm" svg:height="0.061cm" svg:x="14.677cm" svg:y="0.195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06cm" svg:height="0.294cm" svg:x="14.439cm" svg:y="0.307cm" svg:viewBox="0 0 61 295" svg:d="M56 0c-44 40-56 103-56 147 0 42 9 107 56 148 2 0 5 0 5-2 0-3-1-3-3-5-31-36-42-87-42-141 0-79 24-118 43-140 1-1 2-2 2-3 0-4-3-4-5-4z"><text:p/></draw:path><draw:path draw:style-name="gr3" draw:text-style-name="P22" svg:width="0.068cm" svg:height="0.14cm" svg:x="14.683cm" svg:y="0.272cm" svg:viewBox="0 0 69 141" svg:d="M43 7c0-7-1-7-6-7-13 13-31 13-34 13h-3v10h3c4 0 14-1 24-6v105c0 8 0 10-18 10h-7v9c8-1 23-1 33-1 9 0 24 0 34 1v-9h-9c-17 0-17-2-17-10z"><text:p/></draw:path><draw:polygon draw:style-name="gr3" draw:text-style-name="P22" svg:width="0.321cm" svg:height="0.015cm" svg:x="14.555cm" svg:y="0.448cm" svg:viewBox="0 0 322 16" draw:points="160,16 0,16 0,0 322,0 322,16"><text:p/></draw:polygon><draw:path draw:style-name="gr3" draw:text-style-name="P22" svg:width="0.163cm" svg:height="0.211cm" svg:x="14.58cm" svg:y="0.487cm" svg:viewBox="0 0 164 212" svg:d="M66 188l-38-81c-1-4-2-4-4-4 0 0-3 1-6 4l-16 12c0 0-2 2-2 3 0 3 2 4 3 4s5-4 6-4l7-4 41 91c1 2 1 3 5 3 3 0 4-2 5-5l95-196c2-4 2-4 2-5 0-4-3-6-5-6-3 0-5 2-6 4z"><text:p/></draw:path><draw:polygon draw:style-name="gr3" draw:text-style-name="P22" svg:width="0.139cm" svg:height="0.011cm" svg:x="14.737cm" svg:y="0.487cm" svg:viewBox="0 0 140 12" draw:points="70,12 0,12 0,0 140,0 140,12"><text:p/></draw:polygon><draw:path draw:style-name="gr3" draw:text-style-name="P22" svg:width="0.103cm" svg:height="0.149cm" svg:x="14.757cm" svg:y="0.533cm" svg:viewBox="0 0 104 150" svg:d="M60 88c9 19 22 53 24 56 1 2 3 3 4 3 1 3 2 3 6 3h4c3 0 6 0 6-4 0-1-1-1-2-2-2-3-3-6-5-10l-49-122c-3-7-8-12-24-12-3 0-6 0-6 4 0 3 2 3 4 3 7 1 10 10 13 15l8 21c3 7 12 27 14 36l-53 54c-1 1-4 5-4 8 0 5 3 9 6 9s5-3 7-4z"><text:p/></draw:path><draw:path draw:style-name="gr3" draw:text-style-name="P22" svg:width="0.06cm" svg:height="0.294cm" svg:x="14.932cm" svg:y="0.307cm" svg:viewBox="0 0 61 295" svg:d="M5 0c-2 0-5 0-5 4 0 1 1 2 2 3 21 24 42 64 42 140 0 62-15 110-39 138-5 5-5 5-5 8 0 1 1 2 3 2 3 0 25-19 40-56 12-24 18-57 18-92 0-40-10-106-56-147z"><text:p/></draw:path><draw:path draw:style-name="gr3" draw:text-style-name="P22" svg:width="0.17cm" svg:height="0.217cm" svg:x="15.037cm" svg:y="0.346cm" svg:viewBox="0 0 171 218" svg:d="M171 109c0-60-38-109-85-109s-86 50-86 109c0 61 40 109 86 109 48 0 85-49 85-109zM86 209c-43 0-78-46-78-100s35-98 78-98 78 44 78 98c0 55-35 100-78 100zM104 109c0-12-8-21-18-21-11 0-17 10-17 21 0 13 7 23 17 23s18-11 18-23z"><text:p/></draw:path><draw:path draw:style-name="gr3" draw:text-style-name="P22" svg:width="0.114cm" svg:height="0.061cm" svg:x="15.3cm" svg:y="0.316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124cm" svg:height="0.131cm" svg:x="15.236cm" svg:y="0.399cm" svg:viewBox="0 0 125 132" svg:d="M70 20h43c2 0 12 0 12-12 0-8-6-8-10-8h-74c-6 0-13 1-26 14-7 9-15 24-15 27s3 3 4 3c3 0 3 0 4-3 13-21 26-21 32-21h20l-22 95c-2 5-2 5-2 7 0 9 6 10 7 10 10 0 12-11 12-14z"><text:p/></draw:path><draw:path draw:style-name="gr3" draw:text-style-name="P22" svg:width="0.057cm" svg:height="0.143cm" svg:x="15.364cm" svg:y="0.429cm" svg:viewBox="0 0 58 144" svg:d="M51 10c0-6-3-10-8-10-3 0-10 6-10 12s4 10 7 10c6 0 11-6 11-12zM58 112c0-4-2-4-2-4-3 0-3 0-5 5-2 12-11 24-19 24-4 0-4-4-4-9 0-4 0-6 2-10 1-5 2-9 3-11 1-3 7-23 10-30 1-4 2-7 2-11 0-10-7-18-18-18-18 0-27 26-27 32 0 4 3 4 4 4 2 0 3-1 4-5 3-14 11-24 18-24 3 0 6 3 6 9 0 1 0 2-2 7-1 3-8 26-10 33-2 4-2 4-4 12-1 3-3 6-3 9 0 12 9 19 19 19 18 0 26-28 26-32z"><text:p/></draw:path><draw:path draw:style-name="gr3" draw:text-style-name="P22" svg:width="0.06cm" svg:height="0.294cm" svg:x="15.469cm" svg:y="0.307cm" svg:viewBox="0 0 61 295" svg:d="M5 0c-2 0-5 0-5 4 0 1 1 2 2 3 21 24 42 64 42 140 0 62-15 110-39 138-5 5-5 5-5 8 0 1 1 2 3 2 3 0 25-19 40-56 12-24 18-57 18-92 0-40-10-106-56-147z"><text:p/></draw:path><draw:path draw:style-name="gr3" draw:text-style-name="P22" svg:width="0.17cm" svg:height="0.217cm" svg:x="15.572cm" svg:y="0.346cm" svg:viewBox="0 0 171 218" svg:d="M91 116h72c3 0 8 0 8-7s-5-7-8-7h-72v-91c0-4 0-11-5-11-6 0-6 7-6 11v91h-72c-2 0-8 0-8 7s6 7 8 7h72v91c0 4 0 11 6 11 5 0 5-6 5-11z"><text:p/></draw:path><draw:path draw:style-name="gr3" draw:text-style-name="P22" svg:width="0.114cm" svg:height="0.061cm" svg:x="15.847cm" svg:y="0.316cm" svg:viewBox="0 0 115 62" svg:d="M88 38c-1 3-10 12-10 17 0 4 3 7 6 7s4-2 5-4c6-9 14-16 19-18 3-3 7-4 7-9s-3-6-5-7c-7-7-10-13-11-17 0-2-2-7-6-7-2 0-5 2-5 7s3 13 5 17h-84c-3 0-9 0-9 7s6 7 9 7z"><text:p/></draw:path><draw:path draw:style-name="gr3" draw:text-style-name="P22" svg:width="0.124cm" svg:height="0.133cm" svg:x="15.77cm" svg:y="0.398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1 10-26 22-4-14-15-22-27-22-26 0-41 36-41 46 0 3 2 3 3 3 3 0 4-1 4-5 7-22 21-36 33-36 8 0 13 5 13 20 0 6-3 21-4 31z"><text:p/></draw:path><draw:path draw:style-name="gr3" draw:text-style-name="P22" svg:width="0.057cm" svg:height="0.143cm" svg:x="15.924cm" svg:y="0.429cm" svg:viewBox="0 0 58 144" svg:d="M51 10c0-6-3-10-8-10-3 0-10 6-10 12s4 10 7 10c6 0 11-6 11-12zM58 112c0-4-2-4-2-4-3 0-3 0-5 5-2 12-11 24-19 24-4 0-4-4-4-9 0-4 0-6 2-10 1-5 2-9 3-11 1-3 7-23 10-30 1-4 2-7 2-11 0-10-7-18-18-18-18 0-27 26-27 32 0 4 3 4 4 4 2 0 3-1 4-5 3-14 11-24 18-24 3 0 6 3 6 9 0 1 0 2-2 7-1 3-8 26-10 33-2 4-2 4-4 12-1 3-3 6-3 9 0 12 9 19 19 19 18 0 26-28 26-32z"><text:p/></draw:path><draw:path draw:style-name="gr3" draw:text-style-name="P22" svg:width="0.156cm" svg:height="0.015cm" svg:x="16.038cm" svg:y="0.448cm" svg:viewBox="0 0 157 16" svg:d="M149 16c3 0 8 0 8-9 0-7-5-7-8-7h-140c-3 0-9 0-9 7 0 9 6 9 9 9z"><text:p/></draw:path><draw:path draw:style-name="gr3" draw:text-style-name="P22" svg:width="0.114cm" svg:height="0.061cm" svg:x="16.319cm" svg:y="0.316cm" svg:viewBox="0 0 115 62" svg:d="M88 38c-1 3-10 12-10 17 0 4 3 7 6 7s4-2 5-4c6-9 14-16 19-18 3-3 7-4 7-9s-3-6-5-7c-7-7-10-13-11-17 0-2-2-7-7-7-1 0-4 2-4 7s3 13 4 17h-83c-3 0-9 0-9 7s6 7 9 7z"><text:p/></draw:path><draw:path draw:style-name="gr3" draw:text-style-name="P22" svg:width="0.124cm" svg:height="0.133cm" svg:x="16.231cm" svg:y="0.398cm" svg:viewBox="0 0 125 134" svg:d="M47 100c-3 9-10 26-23 26 0 0-7 0-12-4 10-4 11-14 11-16 0-8-4-12-10-12s-13 8-13 19c0 14 13 21 24 21 12 0 20-8 27-21 5 15 19 21 27 21 27 0 41-37 41-45 0-5-3-5-4-5-3 0-3 2-4 6-5 20-19 36-32 36-9 0-14-8-14-19 0-9 6-35 12-69 5-22 15-30 23-30 0 0 7 0 12 4-7 4-9 11-9 17 0 7 3 12 8 12 6 0 14-6 14-19 0-17-15-22-25-22-12 0-21 10-26 22-4-14-15-22-27-22-26 0-41 36-41 46 0 3 2 3 3 3 3 0 4-1 4-5 7-22 21-36 33-36 8 0 13 5 13 20 0 6-2 21-4 31z"><text:p/></draw:path><draw:path draw:style-name="gr3" draw:text-style-name="P22" svg:width="0.078cm" svg:height="0.184cm" svg:x="16.376cm" svg:y="0.429cm" svg:viewBox="0 0 79 185" svg:d="M79 8c0-4-3-8-7-8-6 0-11 7-11 12 0 6 4 10 8 10 5 0 10-6 10-14zM43 151c-3 16-15 26-24 26-3 0-5-1-6-1 4-2 5-8 5-11 0-4-2-9-8-9-5 0-10 7-10 14 0 10 8 15 19 15s33-8 38-34l15-77c0-1 1-3 1-6 0-12-9-20-20-20-21 0-33 28-33 32s3 4 4 4 2-1 3-4c8-20 19-25 25-25s6 7 6 11 0 4 0 6z"><text:p/></draw:path><draw:path draw:style-name="gr3" draw:text-style-name="P22" svg:width="0.06cm" svg:height="0.294cm" svg:x="16.511cm" svg:y="0.307cm" svg:viewBox="0 0 61 295" svg:d="M5 0c-2 0-5 0-5 4 0 1 1 2 2 3 21 24 42 64 42 140 0 62-15 110-39 138-5 5-5 5-5 8 0 1 1 2 3 2 3 0 25-19 40-56 12-24 18-57 18-92 0-40-10-106-56-147z"><text:p/></draw:path><draw:path draw:style-name="gr3" draw:text-style-name="P22" svg:width="0.076cm" svg:height="0.421cm" svg:x="16.632cm" svg:y="0.428cm" svg:viewBox="0 0 77 422" svg:d="M77 211c0-32-4-84-21-132-20-51-49-79-53-79-1 0-3 2-3 4s0 3 6 10c34 41 52 108 52 197 0 72-12 146-53 199-5 6-5 7-5 8 0 3 2 4 3 4 4 0 34-29 53-83 17-45 21-92 21-128z"><text:p/></draw:path></draw:g></text:p>
      <text:p text:style-name="P12"/>
      <text:p text:style-name="P16"><draw:g text:anchor-type="as-char" svg:y="-0.573cm" draw:z-index="15" draw:style-name="gr1"><svg:title>TexMaths</svg:title><svg:desc>12§display§H(\vec{A_{d}}||\vec{A_{c}}, \vec{B_{d}}||\vec{B_{c}}) = 
\sum 
\int 
p(\vec{a_{d}}||\vec{a_{c}})
log(p(\vec{b_{d}}||\vec{b_{c}})) d\vec{x_{c}}§svg§600§FALSE§</svg:desc><draw:polygon draw:style-name="gr2" draw:text-style-name="P21" svg:width="9.701cm" svg:height="0.936cm" svg:x="0cm" svg:y="0cm" svg:viewBox="0 0 9702 937" draw:points="4851,937 0,937 0,0 9702,0 9702,937"><text:p/></draw:polygon><draw:path draw:style-name="gr3" draw:text-style-name="P22" svg:width="0.355cm" svg:height="0.288cm" svg:x="0.017cm" svg:y="0.289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5-4 19-38 19-8 0-12 0-12 8 0 5 5 5 6 5 12 0 42-1 54-1 8 0 18 0 26 0 10 0 20 1 28 1 4 0 8 0 8-9 0-4-3-4-12-4-15 0-26 0-26-9 0-1 0-3 0-6l29-116h129c-18 70-27 110-28 118-5 13-14 13-39 13-7 0-11 0-11 8 0 5 6 5 6 5 12 0 42-1 53-1 10 0 19 0 29 0 8 0 18 1 26 1 4 0 9 0 9-9 0-4-4-4-11-4-17 0-29 0-29-9 0-1 1-3 1-6z"><text:p/></draw:path><draw:path draw:style-name="gr3" draw:text-style-name="P22" svg:width="0.097cm" svg:height="0.421cm" svg:x="0.426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0.744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89cm" svg:height="0.302cm" svg:x="0.564cm" svg:y="0.273cm" svg:viewBox="0 0 290 303" svg:d="M60 254c-16 28-32 35-52 36-4 0-8 0-8 8 0 3 2 5 6 5 11 0 24-2 36-2 13 0 29 2 42 2 2 0 8 0 8-8 0-5-3-5-7-5-9-1-20-5-20-16 0-4 3-9 6-15l32-54h107c1 8 7 67 7 71 0 13-23 14-31 14-6 0-11 0-11 8 0 5 6 5 7 5 17 0 36-2 53-2 11 0 36 2 47 2 4 0 8 0 8-8 0-5-4-5-9-5-27 0-27-4-28-16l-25-263c-1-9-1-11-10-11-6 0-7 2-9 7zM112 192l82-139 15 139z"><text:p/></draw:path><draw:path draw:style-name="gr3" draw:text-style-name="P22" svg:width="0.151cm" svg:height="0.208cm" svg:x="0.883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1 0 26 21 26 25 0 1 0 4-1 4z"><text:p/></draw:path><draw:path draw:style-name="gr3" draw:text-style-name="P22" svg:width="0.017cm" svg:height="0.421cm" svg:x="1.111cm" svg:y="0.259cm" svg:viewBox="0 0 18 422" svg:d="M18 16c0-9 0-16-10-16-8 0-8 7-8 16v390c0 9 0 16 8 16 10 0 10-7 10-16z"><text:p/></draw:path><draw:path draw:style-name="gr3" draw:text-style-name="P22" svg:width="0.017cm" svg:height="0.421cm" svg:x="1.229cm" svg:y="0.259cm" svg:viewBox="0 0 18 422" svg:d="M18 16c0-9 0-16-10-16-8 0-8 7-8 16v390c0 9 0 16 8 16 10 0 10-7 10-16z"><text:p/></draw:path><draw:path draw:style-name="gr3" draw:text-style-name="P22" svg:width="0.187cm" svg:height="0.083cm" svg:x="1.48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89cm" svg:height="0.302cm" svg:x="1.312cm" svg:y="0.273cm" svg:viewBox="0 0 290 303" svg:d="M60 254c-16 28-32 35-52 36-4 0-8 0-8 8 0 3 2 5 6 5 11 0 24-2 36-2 13 0 29 2 42 2 2 0 8 0 8-8 0-5-3-5-7-5-9-1-20-5-20-16 0-4 3-9 6-15l32-54h107c0 8 7 67 7 71 0 13-23 14-31 14-6 0-11 0-11 8 0 5 6 5 6 5 18 0 37-2 54-2 11 0 36 2 47 2 4 0 8 0 8-8 0-5-4-5-9-5-27 0-27-4-28-16l-25-263c-1-9-1-11-10-11-6 0-8 2-9 7zM112 192l82-139 15 139z"><text:p/></draw:path><draw:path draw:style-name="gr3" draw:text-style-name="P22" svg:width="0.127cm" svg:height="0.133cm" svg:x="1.631cm" svg:y="0.507cm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ath draw:style-name="gr3" draw:text-style-name="P22" svg:width="0.049cm" svg:height="0.126cm" svg:x="1.821cm" svg:y="0.528cm" svg:viewBox="0 0 50 127" svg:d="M50 44c0-27-10-44-27-44-15 0-23 11-23 22 0 12 8 24 23 24 5 0 11-3 14-6 3-2 3-2 4-2v6c0 32-15 58-29 71-5 5-5 6-5 7 0 4 1 5 5 5 5 0 38-34 38-83z"><text:p/></draw:path><draw:path draw:style-name="gr3" draw:text-style-name="P22" svg:width="0.187cm" svg:height="0.083cm" svg:x="2.169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01cm" svg:height="0.288cm" svg:x="1.99cm" svg:y="0.289cm" svg:viewBox="0 0 302 289" svg:d="M50 257c-4 15-4 19-38 19-8 0-12 0-12 8 0 5 4 5 12 5h150c67 0 118-50 118-91 0-31-26-55-66-60 43-9 88-40 88-79 0-33-27-59-79-59h-141c-9 0-12 0-12 8 0 5 3 5 10 5 2 0 9 0 17 1 7 0 11 2 11 8 0 0 0 2-1 7zM114 134l26-105c4-15 5-16 23-16h54c37 0 47 25 47 43 0 37-36 78-89 78zM95 276c-6 0-6 0-10 0-3 0-6-2-6-4s0-4 3-11l30-118h79c41 0 49 32 49 50 0 42-37 83-88 83z"><text:p/></draw:path><draw:path draw:style-name="gr3" draw:text-style-name="P22" svg:width="0.151cm" svg:height="0.208cm" svg:x="2.31cm" svg:y="0.431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017cm" svg:height="0.421cm" svg:x="2.538cm" svg:y="0.259cm" svg:viewBox="0 0 18 422" svg:d="M18 16c0-9 0-16-10-16-8 0-8 7-8 16v390c0 9 0 16 8 16 10 0 10-7 10-16z"><text:p/></draw:path><draw:path draw:style-name="gr3" draw:text-style-name="P22" svg:width="0.017cm" svg:height="0.421cm" svg:x="2.656cm" svg:y="0.259cm" svg:viewBox="0 0 18 422" svg:d="M18 16c0-9 0-16-10-16-8 0-8 7-8 16v390c0 9 0 16 8 16 10 0 10-7 10-16z"><text:p/></draw:path><draw:path draw:style-name="gr3" draw:text-style-name="P22" svg:width="0.187cm" svg:height="0.083cm" svg:x="2.907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01cm" svg:height="0.288cm" svg:x="2.74cm" svg:y="0.289cm" svg:viewBox="0 0 302 289" svg:d="M50 257c-4 15-4 19-38 19-8 0-12 0-12 8 0 5 4 5 12 5h150c67 0 118-50 118-91 0-31-26-55-66-60 43-9 88-40 88-79 0-33-27-59-79-59h-141c-9 0-12 0-12 8 0 5 3 5 10 5 2 0 9 0 17 1 7 0 11 2 11 8 0 0 0 2-1 7zM114 134l26-105c4-15 5-16 23-16h54c37 0 47 25 47 43 0 37-36 78-89 78zM95 276c-6 0-6 0-10 0-3 0-6-2-6-4s0-4 3-11l30-118h79c41 0 49 32 49 50 0 42-37 83-88 83z"><text:p/></draw:path><draw:path draw:style-name="gr3" draw:text-style-name="P22" svg:width="0.127cm" svg:height="0.133cm" svg:x="3.06cm" svg:y="0.507cm" svg:viewBox="0 0 128 134" svg:d="M113 17c-12 2-16 9-16 17s6 12 11 12c7 0 17-5 17-20 0-20-23-26-39-26-45 0-86 41-86 83 0 25 18 51 55 51 51 0 73-30 73-33s-2-6-4-6-3 1-5 3c-23 28-58 28-64 28-20 0-30-15-30-33 0-9 4-41 19-62 11-14 27-23 42-23 4 0 18 0 27 9z"><text:p/></draw:path><draw:path draw:style-name="gr3" draw:text-style-name="P22" svg:width="0.097cm" svg:height="0.421cm" svg:x="3.238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8cm" svg:height="0.098cm" svg:x="3.52cm" svg:y="0.419cm" svg:viewBox="0 0 281 99" svg:d="M266 17c8 0 15 0 15-9 0-8-7-8-13-8h-254c-7 0-14 0-14 8 0 9 7 9 14 9zM268 99c6 0 13 0 13-8s-7-8-15-8h-252c-7 0-14 0-14 8s7 8 14 8z"><text:p/></draw:path><draw:path draw:style-name="gr3" draw:text-style-name="P22" svg:width="0.562cm" svg:height="0.59cm" svg:x="3.964cm" svg:y="0.176cm" svg:viewBox="0 0 563 591" svg:d="M511 591l52-136h-11c-17 45-61 74-110 86-9 2-51 14-132 14h-255l216-253c3-2 4-5 4-6s0-2-4-7l-197-269h232c56 0 95 6 100 6 22 5 58 11 92 33 11 6 40 25 54 60h11l-52-119h-499c-10 0-10 0-12 2 0 2 0 10 0 15l223 305-218 257c-5 5-5 7-5 7 0 5 4 5 12 5z"><text:p/></draw:path><draw:path draw:style-name="gr3" draw:text-style-name="P22" svg:width="0.375cm" svg:height="0.936cm" svg:x="4.644cm" svg:y="0cm" svg:viewBox="0 0 376 937" svg:d="M20 918c14 0 21-9 21-20 0-15-10-21-19-21-11 0-22 6-22 21 0 23 22 39 47 39 65 0 89-98 119-220 32-133 60-269 82-404 16-90 32-174 46-229 5-20 19-74 36-74 13 0 23 7 25 9-14 1-21 10-21 21 0 14 10 20 20 20 11 0 22-6 22-20 0-23-23-40-47-40-33 0-55 46-79 132-2 5-59 217-105 492-12 65-24 136-37 195-8 30-28 110-62 110-15 0-24-11-26-11z"><text:p/></draw:path><draw:path draw:style-name="gr3" draw:text-style-name="P22" svg:width="0.22cm" svg:height="0.267cm" svg:x="5.099cm" svg:y="0.387cm" svg:viewBox="0 0 221 268" svg:d="M32 239c-3 14-3 18-22 18-5 0-10 0-10 7 0 3 2 4 6 4 11 0 23-1 35-1 14 0 29 1 42 1 2 0 7 0 7-7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5.367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5.638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193cm" svg:height="0.191cm" svg:x="5.506cm" svg:y="0.387cm" svg:viewBox="0 0 194 192" svg:d="M142 26c-9-14-21-26-40-26-49 0-102 62-102 123 0 41 23 69 56 69 9 0 30-3 56-31 3 16 18 31 38 31 16 0 25-10 31-23 7-16 13-42 13-42 0-5-4-5-4-5-5 0-5 1-6 9-9 26-16 51-33 51-12 0-13-11-13-19 0-10 1-12 6-31 4-18 5-23 8-39l16-58c2-13 2-13 2-15 0-8-4-12-10-12-11 0-18 10-18 18zM113 137c-1 8-1 8-9 15-18 23-34 30-46 30-22 0-28-23-28-39 0-21 13-73 24-93 12-25 31-40 49-40 28 0 34 34 34 37 0 2-1 5-3 7z"><text:p/></draw:path><draw:path draw:style-name="gr3" draw:text-style-name="P22" svg:width="0.151cm" svg:height="0.208cm" svg:x="5.729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017cm" svg:height="0.421cm" svg:x="5.958cm" svg:y="0.259cm" svg:viewBox="0 0 18 422" svg:d="M18 16c0-9 0-16-10-16-8 0-8 7-8 16v390c0 9 0 16 8 16 10 0 10-7 10-16z"><text:p/></draw:path><draw:path draw:style-name="gr3" draw:text-style-name="P22" svg:width="0.017cm" svg:height="0.421cm" svg:x="6.075cm" svg:y="0.259cm" svg:viewBox="0 0 18 422" svg:d="M18 16c0-9 0-16-10-16-8 0-8 7-8 16v390c0 9 0 16 8 16 10 0 10-7 10-16z"><text:p/></draw:path><draw:path draw:style-name="gr3" draw:text-style-name="P22" svg:width="0.187cm" svg:height="0.083cm" svg:x="6.279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193cm" svg:height="0.191cm" svg:x="6.16cm" svg:y="0.387cm" svg:viewBox="0 0 194 192" svg:d="M142 26c-9-14-21-26-40-26-49 0-102 62-102 123 0 41 23 69 56 69 9 0 30-3 56-31 3 16 18 31 38 31 16 0 25-10 31-23 7-16 13-42 13-42 0-5-4-5-4-5-5 0-5 1-6 9-9 26-16 51-33 51-12 0-13-11-13-19 0-10 1-12 6-31 5-18 5-23 8-39l16-58c2-13 2-13 2-15 0-8-4-12-10-12-11 0-18 10-18 18zM113 137c-1 8-1 8-7 15-20 23-36 30-48 30-22 0-28-23-28-39 0-21 13-73 24-93 12-25 31-40 49-40 28 0 34 34 34 37 0 2-1 5-3 7z"><text:p/></draw:path><draw:path draw:style-name="gr3" draw:text-style-name="P22" svg:width="0.127cm" svg:height="0.133cm" svg:x="6.383cm" svg:y="0.507cm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ath draw:style-name="gr3" draw:text-style-name="P22" svg:width="0.097cm" svg:height="0.421cm" svg:x="6.561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cm" svg:height="0.297cm" svg:x="6.72cm" svg:y="0.281cm" svg:viewBox="0 0 91 298" svg:d="M91 5c0-1 0-5-6-5-9 0-39 4-51 4-3 1-8 1-8 9 0 5 4 5 10 5 20 0 20 4 20 7l-1 9-53 211c-1 4-2 8-2 14 0 24 19 39 38 39 15 0 26-8 33-24 8-16 13-40 13-41 0-5-5-5-5-5-5 0-5 2-7 8-7 28-16 53-31 53s-15-13-15-19c0-11 2-12 4-21z"><text:p/></draw:path><draw:path draw:style-name="gr3" draw:text-style-name="P22" svg:width="0.18cm" svg:height="0.191cm" svg:x="6.852cm" svg:y="0.387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22" svg:width="0.193cm" svg:height="0.272cm" svg:x="7.047cm" svg:y="0.387cm" svg:viewBox="0 0 194 273" svg:d="M193 28c1-3 1-5 1-8 0-8-4-12-12-12-4 0-16 4-16 18-9-15-24-26-40-26-49 0-101 60-101 120 0 42 25 67 55 67 26 0 46-20 51-25v1c-9 37-15 55-15 55-1 5-15 47-61 47-8 0-21-1-33-5 13-3 18-14 18-21 0-8-5-16-17-16-10 0-23 8-23 25s16 25 56 25c53 0 84-32 90-58zM138 132c-2 12-12 23-22 30-8 8-22 15-33 15-22 0-28-21-28-38 0-22 12-71 24-92 11-21 29-37 47-37 28 0 34 33 34 36 0 2 0 4-2 6z"><text:p/></draw:path><draw:path draw:style-name="gr3" draw:text-style-name="P22" svg:width="0.097cm" svg:height="0.421cm" svg:x="7.299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22cm" svg:height="0.267cm" svg:x="7.407cm" svg:y="0.387cm" svg:viewBox="0 0 221 268" svg:d="M32 239c-3 14-3 18-22 18-5 0-10 0-10 7 0 3 2 4 6 4 11 0 23-1 35-1 14 0 29 1 42 1 2 0 7 0 7-7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7.675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7.924cm" svg:y="0.162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155cm" svg:height="0.297cm" svg:x="7.817cm" svg:y="0.281cm" svg:viewBox="0 0 156 298" svg:d="M82 5c0-1 0-5-6-5-10 0-40 4-52 4-2 1-7 1-7 8 0 6 3 6 9 6 21 0 22 4 22 7s-4 17-7 25l-34 139c-5 21-7 28-7 44 0 39 22 65 54 65 49 0 102-63 102-123 0-40-23-68-56-68-20 0-38 12-50 25zM41 164c3-8 3-9 7-14 22-28 40-34 50-34 16 0 28 12 28 40 0 24-14 73-23 90-13 27-33 43-49 43-14 0-28-12-28-42 0-8 0-17 6-43z"><text:p/></draw:path><draw:path draw:style-name="gr3" draw:text-style-name="P22" svg:width="0.151cm" svg:height="0.208cm" svg:x="7.995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017cm" svg:height="0.421cm" svg:x="8.225cm" svg:y="0.259cm" svg:viewBox="0 0 18 422" svg:d="M18 16c0-9 0-16-10-16-8 0-8 7-8 16v390c0 9 0 16 8 16 10 0 10-7 10-16z"><text:p/></draw:path><draw:path draw:style-name="gr3" draw:text-style-name="P22" svg:width="0.017cm" svg:height="0.421cm" svg:x="8.342cm" svg:y="0.259cm" svg:viewBox="0 0 18 422" svg:d="M18 16c0-9 0-16-10-16-8 0-8 7-8 16v390c0 9 0 16 8 16 10 0 10-7 10-16z"><text:p/></draw:path><draw:path draw:style-name="gr3" draw:text-style-name="P22" svg:width="0.187cm" svg:height="0.083cm" svg:x="8.524cm" svg:y="0.162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155cm" svg:height="0.297cm" svg:x="8.428cm" svg:y="0.281cm" svg:viewBox="0 0 156 298" svg:d="M82 5c0-1 0-5-6-5-10 0-40 4-52 4-2 1-7 1-7 8 0 6 3 6 9 6 21 0 22 4 22 7s-4 17-7 25l-34 139c-5 21-7 28-7 44 0 39 22 65 54 65 49 0 102-63 102-123 0-40-23-68-56-68-20 0-38 12-50 25zM41 164c3-8 3-9 7-14 22-28 40-34 50-34 16 0 28 12 28 40 0 24-14 73-23 90-13 27-33 43-49 43-14 0-28-12-28-42 0-8 0-17 6-43z"><text:p/></draw:path><draw:path draw:style-name="gr3" draw:text-style-name="P22" svg:width="0.127cm" svg:height="0.133cm" svg:x="8.608cm" svg:y="0.507cm" svg:viewBox="0 0 128 134" svg:d="M112 17c-11 2-15 9-15 17s6 12 11 12c7 0 17-5 17-20 0-20-23-26-39-26-45 0-86 41-86 83 0 25 18 51 55 51 51 0 73-30 73-33s-2-6-4-6-3 1-5 3c-23 28-59 28-64 28-20 0-30-15-30-33 0-9 4-41 19-62 11-14 27-23 42-23 4 0 18 0 26 9z"><text:p/></draw:path><draw:path draw:style-name="gr3" draw:text-style-name="P22" svg:width="0.097cm" svg:height="0.421cm" svg:x="8.786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7cm" svg:height="0.421cm" svg:x="8.95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01cm" svg:height="0.297cm" svg:x="9.106cm" svg:y="0.281cm" svg:viewBox="0 0 202 298" svg:d="M202 5c0-1 0-5-6-5s-46 4-54 5c-3 0-5 2-5 7 0 6 3 6 9 6 21 0 22 4 22 7l-2 9-24 99c-9-16-21-26-40-26-49 0-102 62-102 123 0 41 23 68 56 68 9 0 30-2 56-31 3 17 18 31 38 31 16 0 25-9 31-24 7-14 13-40 13-41 0-5-4-5-4-5-5 0-5 2-6 8-9 28-16 53-33 53-12 0-13-11-13-19 0-11 1-13 4-21zM113 243c-1 8-1 9-9 16-18 23-34 30-46 30-22 0-28-23-28-40 0-21 13-74 24-93 12-24 31-40 49-40 28 0 34 35 34 37 0 3-1 5-3 8z"><text:p/></draw:path><draw:path draw:style-name="gr3" draw:text-style-name="P22" svg:width="0.187cm" svg:height="0.083cm" svg:x="9.454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9.321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7 33 43 0 67-55 67-65 0-5-4-5-5-5-3 0-5 1-6 5-13 46-43 55-56 55-17 0-23-13-23-27 0-10 2-18 7-38z"><text:p/></draw:path><draw:path draw:style-name="gr3" draw:text-style-name="P22" svg:width="0.127cm" svg:height="0.133cm" svg:x="9.568cm" svg:y="0.507cm" svg:viewBox="0 0 128 134" svg:d="M113 17c-12 2-16 9-16 17s6 12 11 12c7 0 17-5 17-20 0-20-23-26-39-26-45 0-86 41-86 83 0 25 18 51 55 51 51 0 73-30 73-33s-2-6-4-6-3 1-5 3c-23 28-58 28-64 28-20 0-30-15-30-33 0-9 4-41 19-62 11-14 27-23 42-23 4 0 18 0 27 9z"><text:p/></draw:path></draw:g><text:s/>--- <text:span text:style-name="T1">cross entropy</text:span></text:p>
      <text:p text:style-name="P16"><draw:g text:anchor-type="as-char" svg:y="-0.573cm" draw:z-index="16" draw:style-name="gr1"><svg:title>TexMaths</svg:title><svg:desc>12§display§ = 
\sum 
p(\vec{A_{d}} = \vec{x_{d}})
\int 
p(\vec{x_{c}}|\vec{A_{d}} = \vec{x_{d}})
log(p(\vec{B_{d}} = \vec{x_{d}})p(\vec{x_{c}}|\vec{B_{d}} = \vec{x_{d}})) d\vec{x_{c}}§svg§600§FALSE§</svg:desc><draw:polygon draw:style-name="gr2" draw:text-style-name="P21" svg:width="12.463cm" svg:height="0.936cm" svg:x="0cm" svg:y="0cm" svg:viewBox="0 0 12464 937" draw:points="6232,937 0,937 0,0 12464,0 12464,937"><text:p/></draw:polygon><draw:path draw:style-name="gr3" draw:text-style-name="P22" svg:width="0.28cm" svg:height="0.098cm" svg:x="0.024cm" svg:y="0.419cm" svg:viewBox="0 0 281 99" svg:d="M266 17c8 0 15 0 15-9 0-8-7-8-13-8h-254c-7 0-14 0-14 8 0 9 7 9 14 9zM268 99c6 0 13 0 13-8s-7-8-15-8h-252c-7 0-14 0-14 8s7 8 14 8z"><text:p/></draw:path><draw:path draw:style-name="gr3" draw:text-style-name="P22" svg:width="0.562cm" svg:height="0.59cm" svg:x="0.468cm" svg:y="0.176cm" svg:viewBox="0 0 563 591" svg:d="M511 591l52-136h-11c-17 45-61 74-110 86-9 2-51 14-132 14h-255l216-253c3-2 4-5 4-6s0-2-4-7l-197-269h232c56 0 95 6 100 6 22 5 58 11 92 33 11 6 40 25 54 60h11l-52-119h-499c-10 0-10 0-12 2 0 2 0 10 0 15l223 305-218 257c-5 5-5 7-5 7 0 5 4 5 12 5z"><text:p/></draw:path><draw:path draw:style-name="gr3" draw:text-style-name="P22" svg:width="0.22cm" svg:height="0.267cm" svg:x="1.111cm" svg:y="0.387cm" svg:viewBox="0 0 221 268" svg:d="M32 239c-3 14-3 18-22 18-5 0-10 0-10 7 0 3 2 4 6 4 11 0 23-1 35-1 14 0 29 1 42 1 2 0 7 0 7-7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1.379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1.697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89cm" svg:height="0.302cm" svg:x="1.516cm" svg:y="0.273cm" svg:viewBox="0 0 290 303" svg:d="M60 254c-16 28-32 35-52 36-4 0-8 0-8 8 0 3 2 5 6 5 11 0 24-2 36-2 13 0 29 2 42 2 2 0 8 0 8-8 0-5-3-5-7-5-9-1-20-5-20-16 0-4 3-9 7-15l31-54h107c0 8 7 67 7 71 0 13-23 14-31 14-6 0-11 0-11 8 0 5 6 5 7 5 17 0 36-2 53-2 11 0 36 2 47 2 4 0 8 0 8-8 0-5-4-5-9-5-27 0-27-4-28-16l-25-263c-1-9-1-11-10-11-6 0-8 2-9 7zM112 192l82-139 15 139z"><text:p/></draw:path><draw:path draw:style-name="gr3" draw:text-style-name="P22" svg:width="0.151cm" svg:height="0.208cm" svg:x="1.836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28cm" svg:height="0.098cm" svg:x="2.154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2.734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2.589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22" svg:width="0.151cm" svg:height="0.208cm" svg:x="2.835cm" svg:y="0.431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097cm" svg:height="0.421cm" svg:x="3.037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375cm" svg:height="0.936cm" svg:x="3.273cm" svg:y="0cm" svg:viewBox="0 0 376 937" svg:d="M20 918c14 0 21-9 21-20 0-15-10-21-19-21-11 0-22 6-22 21 0 23 22 39 47 39 65 0 89-98 119-220 32-133 60-269 82-404 16-90 32-174 46-229 5-20 19-74 36-74 13 0 23 7 25 9-14 1-21 10-21 21 0 14 10 20 20 20 11 0 22-6 22-20 0-23-23-40-47-40-33 0-55 46-79 132-2 5-59 217-105 492-12 65-24 136-37 195-8 30-28 110-62 110-15 0-24-11-26-11z"><text:p/></draw:path><draw:path draw:style-name="gr3" draw:text-style-name="P22" svg:width="0.22cm" svg:height="0.267cm" svg:x="3.727cm" svg:y="0.387cm" svg:viewBox="0 0 221 268" svg:d="M32 239c-3 14-3 18-22 18-5 0-10 0-10 7 0 3 2 4 6 4 11 0 23-1 35-1 14 0 29 1 42 1 2 0 7 0 7-7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3.995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4.261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4.129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22" svg:width="0.127cm" svg:height="0.133cm" svg:x="4.377cm" svg:y="0.507cm" svg:viewBox="0 0 128 134" svg:d="M113 17c-12 2-16 9-16 17s6 12 11 12c7 0 17-5 17-20 0-20-23-26-39-26-45 0-86 41-86 83 0 25 18 51 55 51 51 0 73-30 73-33s-2-6-4-6-3 1-5 3c-23 28-58 28-64 28-20 0-30-15-30-33 0-9 4-41 19-62 11-14 27-23 42-23 4 0 18 0 27 9z"><text:p/></draw:path><draw:path draw:style-name="gr3" draw:text-style-name="P22" svg:width="0.017cm" svg:height="0.421cm" svg:x="4.579cm" svg:y="0.259cm" svg:viewBox="0 0 18 422" svg:d="M18 16c0-9 0-16-10-16-8 0-8 7-8 16v390c0 9 0 16 8 16 10 0 10-7 10-16z"><text:p/></draw:path><draw:path draw:style-name="gr3" draw:text-style-name="P22" svg:width="0.187cm" svg:height="0.083cm" svg:x="4.842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89cm" svg:height="0.302cm" svg:x="4.661cm" svg:y="0.273cm" svg:viewBox="0 0 290 303" svg:d="M60 254c-16 28-32 35-52 36-4 0-8 0-8 8 0 3 2 5 6 5 11 0 24-2 36-2 13 0 29 2 42 2 2 0 8 0 8-8 0-5-3-5-7-5-9-1-20-5-20-16 0-4 3-9 6-15l32-54h107c0 8 7 67 7 71 0 13-23 14-31 14-6 0-11 0-11 8 0 5 6 5 7 5 17 0 36-2 53-2 11 0 36 2 47 2 4 0 8 0 8-8 0-5-4-5-9-5-27 0-27-4-28-16l-25-263c-1-9-1-11-10-11-6 0-8 2-9 7zM112 192l82-139 15 139z"><text:p/></draw:path><draw:path draw:style-name="gr3" draw:text-style-name="P22" svg:width="0.151cm" svg:height="0.208cm" svg:x="4.981cm" svg:y="0.431cm" svg:viewBox="0 0 152 209" svg:d="M151 8c0 0 1-3 1-4 0-2-1-4-4-4-6 0-30 2-38 2-2 0-7 2-7 8 0 4 5 4 9 4 14 0 14 3 14 4 0 2-1 4-2 7l-16 67c-7-9-17-18-31-18-39 0-77 43-77 85 0 29 19 50 46 50 14 0 28-10 42-21 6 17 22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28cm" svg:height="0.098cm" svg:x="5.301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5.879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5.735cm" svg:y="0.38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22" svg:width="0.151cm" svg:height="0.208cm" svg:x="5.981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8 31-22 31-8 0-10-6-10-14 0-6 1-9 2-12zM89 169c-3 7-10 14-16 19-3 3-14 12-27 12-11 0-22-7-22-29 0-15 8-48 16-60 13-23 28-27 37-27 21 0 26 21 26 25 0 1 0 4-1 4z"><text:p/></draw:path><draw:path draw:style-name="gr3" draw:text-style-name="P22" svg:width="0.097cm" svg:height="0.421cm" svg:x="6.184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cm" svg:height="0.297cm" svg:x="6.342cm" svg:y="0.281cm" svg:viewBox="0 0 91 298" svg:d="M91 5c0-1 0-5-6-5-9 0-39 4-51 4-3 1-8 1-8 9 0 5 4 5 10 5 20 0 20 4 20 7l-1 9-53 211c-1 4-2 8-2 14 0 24 19 39 38 39 15 0 26-8 33-24 8-16 13-40 13-41 0-5-5-5-5-5-5 0-5 2-7 8-7 28-16 53-31 53s-15-13-15-19c0-11 2-12 4-21z"><text:p/></draw:path><draw:path draw:style-name="gr3" draw:text-style-name="P22" svg:width="0.18cm" svg:height="0.191cm" svg:x="6.476cm" svg:y="0.387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22" svg:width="0.193cm" svg:height="0.272cm" svg:x="6.669cm" svg:y="0.387cm" svg:viewBox="0 0 194 273" svg:d="M193 28c1-3 1-5 1-8 0-8-4-12-12-12-4 0-16 4-16 18-9-15-24-26-40-26-49 0-101 60-101 120 0 42 25 67 55 67 26 0 46-20 51-25v1c-9 37-15 55-15 55-1 5-15 47-61 47-8 0-21-1-33-5 13-3 18-14 18-21 0-8-5-16-17-16-10 0-23 8-23 25s16 25 56 25c53 0 84-32 90-58zM138 132c-2 12-12 23-22 30-8 8-22 15-33 15-22 0-28-21-28-38 0-22 12-71 24-92 11-21 29-37 47-37 28 0 34 33 34 36 0 2 0 4-2 6z"><text:p/></draw:path><draw:path draw:style-name="gr3" draw:text-style-name="P22" svg:width="0.097cm" svg:height="0.421cm" svg:x="6.921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22cm" svg:height="0.267cm" svg:x="7.03cm" svg:y="0.387cm" svg:viewBox="0 0 221 268" svg:d="M32 239c-3 14-3 18-22 18-5 0-10 0-10 7 0 3 2 4 6 4 11 0 23-1 35-1 14 0 29 1 42 1 2 0 7 0 7-7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7.296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7.617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01cm" svg:height="0.288cm" svg:x="7.437cm" svg:y="0.289cm" svg:viewBox="0 0 302 289" svg:d="M50 257c-4 15-4 19-38 19-8 0-12 0-12 8 0 5 4 5 12 5h150c67 0 118-50 118-91 0-31-26-55-66-60 43-9 88-40 88-79 0-33-27-59-79-59h-141c-9 0-12 0-12 8 0 5 3 5 10 5 2 0 9 0 17 1 7 0 11 2 11 8 0 0 0 2-1 7zM114 134l26-105c4-15 5-16 23-16h55c36 0 46 25 46 43 0 37-36 78-89 78zM95 276c-6 0-6 0-10 0-3 0-6-2-6-4s0-4 4-11l29-118h79c42 0 49 32 49 50 0 42-37 83-88 83z"><text:p/></draw:path><draw:path draw:style-name="gr3" draw:text-style-name="P22" svg:width="0.151cm" svg:height="0.208cm" svg:x="7.757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28cm" svg:height="0.098cm" svg:x="8.076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8.656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8.51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" draw:text-style-name="P22" svg:width="0.151cm" svg:height="0.208cm" svg:x="8.757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097cm" svg:height="0.421cm" svg:x="8.961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2cm" svg:height="0.267cm" svg:x="9.086cm" svg:y="0.387cm" svg:viewBox="0 0 221 268" svg:d="M32 239c-3 14-3 18-22 18-5 0-10 0-10 7 0 3 2 4 6 4 11 0 23-1 35-1 14 0 29 1 42 1 2 0 7 0 7-7 0-4-4-4-10-4-20 0-20-4-20-8 0-6 17-74 19-84 6 11 19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9.355cm" svg:y="0.259cm" svg:viewBox="0 0 98 422" svg:d="M98 418c0-1 0-2-7-9-53-53-66-132-66-198 0-73 16-146 69-199 4-5 4-6 4-8 0-3-1-4-4-4-4 0-42 29-68 83-21 45-26 92-26 128 0 34 5 85 28 133 26 52 62 78 66 78 3 0 4-1 4-4z"><text:p/></draw:path><draw:path draw:style-name="gr3" draw:text-style-name="P22" svg:width="0.187cm" svg:height="0.083cm" svg:x="9.622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9.489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22" svg:width="0.127cm" svg:height="0.133cm" svg:x="9.735cm" svg:y="0.507cm" svg:viewBox="0 0 128 134" svg:d="M113 17c-12 2-16 9-16 17s6 12 11 12c7 0 17-5 17-20 0-20-23-26-39-26-45 0-86 41-86 83 0 25 18 51 55 51 51 0 73-30 73-33s-2-6-4-6-3 1-5 3c-23 28-58 28-64 28-20 0-30-15-30-33 0-9 4-41 19-62 11-14 27-23 42-23 4 0 18 0 27 9z"><text:p/></draw:path><draw:path draw:style-name="gr3" draw:text-style-name="P22" svg:width="0.017cm" svg:height="0.421cm" svg:x="9.94cm" svg:y="0.259cm" svg:viewBox="0 0 18 422" svg:d="M18 16c0-9 0-16-10-16-8 0-8 7-8 16v390c0 9 0 16 8 16 10 0 10-7 10-16z"><text:p/></draw:path><draw:path draw:style-name="gr3" draw:text-style-name="P22" svg:width="0.187cm" svg:height="0.083cm" svg:x="10.204cm" svg:y="0.16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01cm" svg:height="0.288cm" svg:x="10.024cm" svg:y="0.289cm" svg:viewBox="0 0 302 289" svg:d="M50 257c-4 15-4 19-38 19-8 0-12 0-12 8 0 5 4 5 12 5h150c67 0 118-50 118-91 0-31-26-55-66-60 43-9 88-40 88-79 0-33-27-59-79-59h-141c-9 0-12 0-12 8 0 5 3 5 10 5 2 0 9 0 17 1 7 0 11 2 11 8 0 0 0 2-1 7zM114 134l26-105c4-15 5-16 23-16h55c36 0 46 25 46 43 0 37-36 78-89 78zM95 276c-6 0-6 0-10 0-3 0-6-2-6-4s0-4 4-11l29-118h79c42 0 49 32 49 50 0 42-37 83-88 83z"><text:p/></draw:path><draw:path draw:style-name="gr3" draw:text-style-name="P22" svg:width="0.151cm" svg:height="0.208cm" svg:x="10.345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8 31-22 31-8 0-10-6-10-14 0-6 1-9 2-12zM89 169c-3 7-10 14-16 19-3 3-14 12-27 12-11 0-22-7-22-29 0-15 8-48 16-60 13-23 28-27 37-27 20 0 26 21 26 25 0 1 0 4-1 4z"><text:p/></draw:path><draw:path draw:style-name="gr3" draw:text-style-name="P22" svg:width="0.28cm" svg:height="0.098cm" svg:x="10.664cm" svg:y="0.419cm" svg:viewBox="0 0 281 99" svg:d="M266 17c8 0 15 0 15-9 0-8-7-8-13-8h-254c-7 0-14 0-14 8 0 9 7 9 14 9zM268 99c6 0 13 0 13-8s-7-8-15-8h-252c-7 0-14 0-14 8s7 8 14 8z"><text:p/></draw:path><draw:path draw:style-name="gr3" draw:text-style-name="P22" svg:width="0.187cm" svg:height="0.083cm" svg:x="11.242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1.098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" draw:text-style-name="P22" svg:width="0.151cm" svg:height="0.208cm" svg:x="11.344cm" svg:y="0.431cm" svg:viewBox="0 0 152 209" svg:d="M151 8c0 0 1-3 1-4 0-2-1-4-4-4-6 0-30 2-39 2-1 0-6 2-6 8 0 4 5 4 9 4 14 0 14 3 14 4 0 2-1 4-2 7l-16 67c-7-9-17-18-31-18-39 0-77 43-77 85 0 29 19 50 46 50 14 0 28-10 42-21 6 17 21 21 30 21 10 0 18-6 24-16 6-12 9-29 9-30 0-4-3-4-5-4-3 0-4 2-6 10-3 14-9 31-22 31-8 0-10-6-10-14 0-6 1-9 2-12zM89 169c-3 7-10 14-16 19-3 3-14 12-27 12-11 0-22-7-22-29 0-15 8-48 16-60 13-23 28-27 37-27 20 0 26 21 26 25 0 1 0 4-1 4z"><text:p/></draw:path><draw:path draw:style-name="gr3" draw:text-style-name="P22" svg:width="0.097cm" svg:height="0.421cm" svg:x="11.547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097cm" svg:height="0.421cm" svg:x="11.711cm" svg:y="0.259cm" svg:viewBox="0 0 98 422" svg:d="M98 211c0-32-4-84-27-132-25-51-63-79-67-79-2 0-4 2-4 4s0 3 7 10c43 41 67 108 67 197 0 72-15 147-68 200-6 5-6 6-6 7 0 3 2 4 4 4 4 0 43-29 68-83 22-45 26-92 26-128z"><text:p/></draw:path><draw:path draw:style-name="gr3" draw:text-style-name="P22" svg:width="0.201cm" svg:height="0.297cm" svg:x="11.867cm" svg:y="0.281cm" svg:viewBox="0 0 202 298" svg:d="M202 5c0-1 0-5-6-5s-46 4-54 5c-3 0-5 2-5 7 0 6 3 6 9 6 21 0 22 4 22 7l-2 9-24 99c-9-16-21-26-40-26-49 0-102 62-102 123 0 41 23 68 56 68 9 0 30-2 56-31 3 17 18 31 38 31 16 0 25-9 31-24 7-14 13-40 13-41 0-5-4-5-4-5-5 0-5 2-6 8-9 28-16 53-33 53-12 0-13-11-13-19 0-11 1-13 4-21zM113 243c-1 8-1 9-9 16-18 23-34 30-46 30-22 0-28-23-28-40 0-21 13-74 24-93 12-24 31-40 49-40 28 0 34 35 34 37 0 3-1 5-3 8z"><text:p/></draw:path><draw:path draw:style-name="gr3" draw:text-style-name="P22" svg:width="0.187cm" svg:height="0.083cm" svg:x="12.217cm" svg:y="0.27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12.082cm" svg:y="0.38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22" svg:width="0.127cm" svg:height="0.133cm" svg:x="12.331cm" svg:y="0.507cm" svg:viewBox="0 0 128 134" svg:d="M113 17c-12 2-16 9-16 17s6 12 11 12c7 0 17-5 17-20 0-20-23-26-39-26-45 0-86 41-86 83 0 25 18 51 55 51 51 0 73-30 73-33s-2-6-4-6-3 1-5 3c-23 28-58 28-64 28-20 0-30-15-30-33 0-9 4-41 19-62 11-14 27-23 42-23 4 0 18 0 27 9z"><text:p/></draw:path></draw:g></text:p>
      <text:p text:style-name="P18"><draw:g text:anchor-type="as-char" svg:y="-0.811cm" draw:z-index="17" draw:style-name="gr1"><svg:title>TexMaths</svg:title><svg:desc>12§display§p_{A}(\vec{x_{c}}|\vec{A_{d}} = \vec{x_{d}}) 
=\frac{1}{n_{\vec{A_{d}} = \vec{x_{d}}}\sqrt{2^{m}\pi^{m}|\rho_{A}|}}
\sum_{i=1}^{n_{\vec{A_{d}} = \vec{x_{d}}}}e^{-\frac{1}{2}(\vec{x}-\vec{x_{i}})^{T}\rho^{-1}_{A}(\vec{x} - \vec{x_{i}})}§svg§600§FALSE§</svg:desc><draw:polygon draw:style-name="gr2" draw:text-style-name="P21" svg:width="12.029cm" svg:height="1.328cm" svg:x="0.013cm" svg:y="0.005cm" svg:viewBox="0 0 12030 1329" draw:points="6014,1329 0,1329 0,0 12030,0 12030,1329"><text:p/></draw:polygon><draw:path draw:style-name="gr3" draw:text-style-name="P22" svg:width="0.22cm" svg:height="0.268cm" svg:x="0cm" svg:y="0.611cm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222cm" svg:height="0.21cm" svg:x="0.242cm" svg:y="0.654cm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3" draw:text-style-name="P22" svg:width="0.097cm" svg:height="0.421cm" svg:x="0.542cm" svg:y="0.483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2" svg:width="0.187cm" svg:height="0.083cm" svg:x="0.809cm" svg:y="0.497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0.677cm" svg:y="0.611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22" svg:width="0.127cm" svg:height="0.133cm" svg:x="0.924cm" svg:y="0.73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22" svg:width="0.017cm" svg:height="0.421cm" svg:x="1.127cm" svg:y="0.483cm" svg:viewBox="0 0 18 422" svg:d="M18 16c0-9 0-16-10-16-8 0-8 7-8 16v391c0 8 0 15 8 15 10 0 10-7 10-15z"><text:p/></draw:path><draw:path draw:style-name="gr3" draw:text-style-name="P22" svg:width="0.187cm" svg:height="0.083cm" svg:x="1.39cm" svg:y="0.393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89cm" svg:height="0.303cm" svg:x="1.21cm" svg:y="0.497cm" svg:viewBox="0 0 290 304" svg:d="M60 254c-16 28-32 35-52 36-4 0-8 0-8 9 0 1 2 5 6 5 11 0 24-3 36-3 13 0 29 3 42 3 2 0 8 0 8-9 0-5-3-5-7-5-9-1-20-4-20-15 0-5 3-10 7-16l31-54h107c1 9 7 66 7 71 0 13-23 14-31 14-6 0-11 0-11 9 0 5 6 5 7 5 17 0 36-3 53-3 11 0 36 3 47 3 4 0 8 0 8-9 0-5-4-5-9-5-27 0-27-3-28-15l-25-264c-1-9-1-11-10-11-6 0-7 2-9 7zM112 192l82-139 15 139z"><text:p/></draw:path><draw:path draw:style-name="gr3" draw:text-style-name="P22" svg:width="0.151cm" svg:height="0.208cm" svg:x="1.529cm" svg:y="0.655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2" svg:width="0.28cm" svg:height="0.099cm" svg:x="1.848cm" svg:y="0.641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2.428cm" svg:y="0.497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2.282cm" svg:y="0.611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22" svg:width="0.151cm" svg:height="0.208cm" svg:x="2.528cm" svg:y="0.655cm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22" svg:width="0.097cm" svg:height="0.421cm" svg:x="2.731cm" svg:y="0.483cm" svg:viewBox="0 0 98 422" svg:d="M98 211c0-32-4-84-27-132-25-51-63-79-67-79-2 0-4 2-4 4s0 3 7 10c43 41 67 108 67 197 0 72-15 147-68 199-6 6-6 7-6 9s2 3 4 3c4 0 43-29 68-82 22-46 26-93 26-129z"><text:p/></draw:path><draw:path draw:style-name="gr3" draw:text-style-name="P22" svg:width="0.28cm" svg:height="0.099cm" svg:x="3.012cm" svg:y="0.641cm" svg:viewBox="0 0 281 100" svg:d="M266 17c8 0 15 0 15-9 0-8-7-8-13-8h-254c-7 0-14 0-14 8 0 9 7 9 14 9zM268 100c6 0 13 0 13-9 0-8-7-8-15-8h-252c-7 0-14 0-14 8 0 9 7 9 14 9z"><text:p/></draw:path><draw:path draw:style-name="gr3" draw:text-style-name="P22" svg:width="0.139cm" svg:height="0.281cm" svg:x="5.21cm" svg:y="0.231cm" svg:viewBox="0 0 140 282" svg:d="M88 11c0-10 0-11-11-11-27 26-64 26-77 26v15c8 0 34 0 55-12v219c0 16 0 21-38 21h-15v13c15-1 53-1 69-1 18 0 54 0 69 1v-13h-13c-38 0-39-5-39-21z"><text:p/></draw:path><draw:polygon draw:style-name="gr3" draw:text-style-name="P22" svg:width="3.588cm" svg:height="0.017cm" svg:x="3.485cm" svg:y="0.684cm" svg:viewBox="0 0 3589 18" draw:points="1794,18 0,18 0,0 3589,0 3589,18"><text:p/></draw:polygon><draw:path draw:style-name="gr3" draw:text-style-name="P22" svg:width="0.228cm" svg:height="0.191cm" svg:x="3.497cm" svg:y="0.961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22" svg:width="0.145cm" svg:height="0.061cm" svg:x="3.904cm" svg:y="1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222cm" svg:height="0.21cm" svg:x="3.755cm" svg:y="1.076cm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3" draw:text-style-name="P22" svg:width="0.121cm" svg:height="0.149cm" svg:x="4.014cm" svg:y="1.185cm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22" svg:width="0.217cm" svg:height="0.079cm" svg:x="4.188cm" svg:y="1.173cm" svg:viewBox="0 0 218 80" svg:d="M208 14c3 0 10 0 10-7s-7-7-10-7h-197c-4 0-11 0-11 7s7 7 12 7zM208 80c3 0 10 0 10-7 0-8-7-8-10-8h-196c-5 0-12 0-12 8 0 7 7 7 11 7z"><text:p/></draw:path><draw:path draw:style-name="gr3" draw:text-style-name="P22" svg:width="0.145cm" svg:height="0.061cm" svg:x="4.562cm" svg:y="1.073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4.441cm" svg:y="1.156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21cm" svg:height="0.149cm" svg:x="4.64cm" svg:y="1.185cm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22" svg:width="0.384cm" svg:height="0.505cm" svg:x="4.864cm" svg:y="0.767cm" svg:viewBox="0 0 385 506" svg:d="M132 506c14 0 14 0 19-8l231-481c3-6 3-7 3-9 0-4-3-8-8-8-6 0-9 4-10 8l-218 455-90-210-59 46 7 6 29-23z"><text:p/></draw:path><draw:polygon draw:style-name="gr3" draw:text-style-name="P22" svg:width="1.835cm" svg:height="0.017cm" svg:x="5.239cm" svg:y="0.767cm" svg:viewBox="0 0 1836 18" draw:points="918,18 0,18 0,0 1836,0 1836,18"><text:p/></draw:polygon><draw:path draw:style-name="gr3" draw:text-style-name="P22" svg:width="0.168cm" svg:height="0.281cm" svg:x="5.26cm" svg:y="0.86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22" svg:width="0.27cm" svg:height="0.133cm" svg:x="5.464cm" svg:y="0.894cm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22" svg:width="0.227cm" svg:height="0.186cm" svg:x="5.782cm" svg:y="0.963cm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ath draw:style-name="gr3" draw:text-style-name="P22" svg:width="0.27cm" svg:height="0.133cm" svg:x="6.04cm" svg:y="0.894cm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22" svg:width="0.017cm" svg:height="0.421cm" svg:x="6.396cm" svg:y="0.829cm" svg:viewBox="0 0 18 422" svg:d="M18 16c0-9 0-16-10-16-8 0-8 7-8 16v391c0 8 0 15 8 15 10 0 10-7 10-15z"><text:p/></draw:path><draw:path draw:style-name="gr3" draw:text-style-name="P22" svg:width="0.198cm" svg:height="0.277cm" svg:x="6.475cm" svg:y="0.961cm" svg:viewBox="0 0 199 278" svg:d="M1 260c-1 5-1 6-1 6 0 8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22" svg:width="0.222cm" svg:height="0.21cm" svg:x="6.698cm" svg:y="0.998cm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3" draw:text-style-name="P22" svg:width="0.017cm" svg:height="0.421cm" svg:x="7.006cm" svg:y="0.829cm" svg:viewBox="0 0 18 422" svg:d="M18 16c0-9 0-16-10-16-8 0-8 7-8 16v391c0 8 0 15 8 15 10 0 10-7 10-15z"><text:p/></draw:path><draw:path draw:style-name="gr3" draw:text-style-name="P22" svg:width="0.18cm" svg:height="0.133cm" svg:x="7.207cm" svg:y="0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22" svg:width="0.117cm" svg:height="0.045cm" svg:x="7.558cm" svg:y="0.028cm" svg:viewBox="0 0 118 46" svg:d="M89 29c0 2-9 7-9 12 0 2 4 5 8 5 1 0 2 0 4-2 3-3 9-9 21-15 1 0 5-3 5-6 0-4-3-5-5-6-9-5-10-9-12-13 0-2-3-4-6-4-4 0-6 4-6 6s3 8 6 11h-85c-4 0-10 0-10 6s6 6 10 6z"><text:p/></draw:path><draw:path draw:style-name="gr3" draw:text-style-name="P22" svg:width="0.177cm" svg:height="0.15cm" svg:x="7.423cm" svg:y="0.082cm" svg:viewBox="0 0 178 151" svg:d="M132 6c0-5-1-6-6-6s-7 2-8 5l-83 121c-10 12-17 16-31 16-4 1-4 6-4 7 0 2 2 2 4 2 3 0 6 0 8 0 5 0 8 0 12 0s7 0 12 0c4 0 7 0 11 0 2 0 6 0 6-5 0-3-4-4-4-4-2 0-11 0-11-5 0-3 3-6 4-9l17-22c1-2 1-2 5-2h63c0 3 1 4 1 6 2 4 5 26 5 27 0 5-13 5-14 5-3 0-6 0-6 7 0 2 1 2 3 2 5 0 10 0 15 0 6 0 11 0 15 0 5 0 9 0 14 0 4 0 9 0 13 0 3 0 5-1 5-5s-3-4-6-4c-15 0-15 0-16-5zM113 26l13 69h-61z"><text:p/></draw:path><draw:path draw:style-name="gr3" draw:text-style-name="P22" svg:width="0.121cm" svg:height="0.149cm" svg:x="7.643cm" svg:y="0.162cm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22" svg:width="0.175cm" svg:height="0.063cm" svg:x="7.818cm" svg:y="0.15cm" svg:viewBox="0 0 176 64" svg:d="M168 12c2 0 8 0 8-6s-6-6-9-6h-157c-4 0-10 0-10 6s6 6 8 6zM167 64c3 0 9 0 9-8 0-6-6-6-8-6h-160c-2 0-8 0-8 6 0 8 6 8 10 8z"><text:p/></draw:path><draw:path draw:style-name="gr3" draw:text-style-name="P22" svg:width="0.117cm" svg:height="0.045cm" svg:x="8.143cm" svg:y="0.081cm" svg:viewBox="0 0 118 46" svg:d="M89 29c0 2-9 7-9 12 0 2 4 5 8 5 1 0 2 0 4-2 3-3 9-9 21-15 1 0 5-3 5-6 0-4-3-5-5-6-9-5-10-9-12-13 0-2-3-4-6-4-4 0-6 4-6 6s3 8 6 11h-85c-4 0-10 0-10 6s6 6 10 6z"><text:p/></draw:path><draw:path draw:style-name="gr3" draw:text-style-name="P22" svg:width="0.124cm" svg:height="0.096cm" svg:x="8.034cm" svg:y="0.141cm" svg:viewBox="0 0 125 97" svg:d="M113 11c-10 2-10 12-10 12 0 3 1 8 10 8 5 0 12-5 12-14 0-12-13-17-25-17-14 0-23 8-27 14-7-12-21-14-29-14-26 0-42 25-42 32 0 4 5 4 5 4 3 0 5 0 5-2 6-22 24-27 32-27 6 0 15 4 15 15 0 4-4 19-11 48-4 12-13 19-22 19-2 0-8 0-13-4 9-2 9-11 9-11 0-7-4-9-9-9-6 0-13 5-13 14 0 13 14 18 25 18 12 0 21-8 27-15 8 13 22 15 28 15 28 0 42-26 42-33 0-4-3-4-4-4-4 0-5 1-5 4-6 19-23 25-31 25s-16-1-16-15c0-2 0-3 2-10 3-15 9-39 11-42 3-6 10-15 21-15 0 0 8 0 13 4z"><text:p/></draw:path><draw:path draw:style-name="gr3" draw:text-style-name="P22" svg:width="0.121cm" svg:height="0.149cm" svg:x="8.203cm" svg:y="0.162cm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22" svg:width="0.562cm" svg:height="0.59cm" svg:x="7.505cm" svg:y="0.4cm" svg:viewBox="0 0 563 591" svg:d="M511 591l52-135h-11c-17 44-61 73-110 85-9 2-51 13-132 13h-255l216-252c3-2 4-4 4-7 0 0 0-1-4-6l-197-269h232c56 0 95 6 100 6 22 5 58 11 92 33 11 6 40 25 54 60h11l-52-119h-499c-10 0-10 0-12 2 0 2 0 10 0 15l223 306-218 255c-5 6-5 9-5 9 0 4 4 4 12 4z"><text:p/></draw:path><draw:path draw:style-name="gr3" draw:text-style-name="P22" svg:width="0.089cm" svg:height="0.198cm" svg:x="7.528cm" svg:y="1.099cm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2" svg:width="0.217cm" svg:height="0.079cm" svg:x="7.654cm" svg:y="1.185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7.924cm" svg:y="1.099cm" svg:viewBox="0 0 108 197" svg:d="M67 8c0-8-1-8-8-8-19 18-47 19-59 19v11c7 0 26 0 43-8v151c0 9 0 13-30 13h-11v11c5 0 42-1 53-1 10 0 47 1 53 1v-11h-11c-30 0-30-4-30-13z"><text:p/></draw:path><draw:path draw:style-name="gr3" draw:text-style-name="P22" svg:width="0.162cm" svg:height="0.191cm" svg:x="8.47cm" svg:y="0.611cm" svg:viewBox="0 0 163 192" svg:d="M60 89c12 0 43 0 65-10 30-12 31-37 31-43 0-19-16-36-44-36-47 0-112 41-112 115 0 43 25 77 66 77 61 0 97-46 97-50 0-3-2-5-6-5-1 0-2 0-5 5-33 40-79 40-85 40-32 0-36-36-36-49 0-5 0-18 6-44zM41 79c15-63 59-69 71-69 20 0 31 12 31 26 0 43-69 43-85 43z"><text:p/></draw:path><draw:path draw:style-name="gr3" draw:text-style-name="P22" svg:width="0.199cm" svg:height="0.015cm" svg:x="8.677cm" svg:y="0.543cm" svg:viewBox="0 0 200 16" svg:d="M190 16c3 0 10 0 10-9 0-7-6-7-10-7h-178c-5 0-12 0-12 7 0 9 7 9 12 9z"><text:p/></draw:path><draw:path draw:style-name="gr3" draw:text-style-name="P22" svg:width="0.087cm" svg:height="0.141cm" svg:x="8.99cm" svg:y="0.37cm" svg:viewBox="0 0 88 142" svg:d="M55 7c0-7-1-7-8-7-16 13-40 13-43 13h-4v10h4c4 0 18-1 31-6v105c0 8 0 10-23 10h-10v10c11-2 30-2 42-2s32 0 44 2v-10h-11c-22 0-22-2-22-10z"><text:p/></draw:path><draw:polygon draw:style-name="gr3" draw:text-style-name="P22" svg:width="0.143cm" svg:height="0.015cm" svg:x="8.96cm" svg:y="0.543cm" svg:viewBox="0 0 144 16" draw:points="72,16 0,16 0,0 144,0 144,16"><text:p/></draw:polygon><draw:path draw:style-name="gr3" draw:text-style-name="P22" svg:width="0.105cm" svg:height="0.141cm" svg:x="8.98cm" svg:y="0.587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22" svg:width="0.077cm" svg:height="0.294cm" svg:x="9.188cm" svg:y="0.402cm" svg:viewBox="0 0 78 295" svg:d="M72 0c-56 40-72 103-72 148 0 42 12 106 72 147 2 0 6 0 6-2 0-3-1-3-4-5-39-36-54-86-54-140 0-80 30-119 56-141 1-1 2-2 2-3 0-4-4-4-6-4z"><text:p/></draw:path><draw:path draw:style-name="gr3" draw:text-style-name="P22" svg:width="0.145cm" svg:height="0.061cm" svg:x="9.341cm" svg:y="0.41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59cm" svg:height="0.133cm" svg:x="9.3cm" svg:y="0.497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199cm" svg:height="0.015cm" svg:x="9.509cm" svg:y="0.543cm" svg:viewBox="0 0 200 16" svg:d="M190 16c3 0 10 0 10-9 0-7-6-7-10-7h-178c-5 0-12 0-12 7 0 9 7 9 12 9z"><text:p/></draw:path><draw:path draw:style-name="gr3" draw:text-style-name="P22" svg:width="0.145cm" svg:height="0.061cm" svg:x="9.853cm" svg:y="0.41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59cm" svg:height="0.133cm" svg:x="9.756cm" svg:y="0.497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073cm" svg:height="0.143cm" svg:x="9.952cm" svg:y="0.527cm" svg:viewBox="0 0 74 144" svg:d="M65 10c0-6-4-10-10-10-5 0-12 6-12 12s4 10 9 10c7 0 13-6 13-12zM74 112c0-4-2-4-3-4-4 0-4 0-6 5-3 12-12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10.087cm" svg:y="0.402cm" svg:viewBox="0 0 78 295" svg:d="M6 0c-2 0-6 0-6 4 0 1 1 2 2 3 27 24 54 64 54 141 0 61-19 109-50 138-6 4-6 4-6 7 0 1 1 2 4 2s32-19 51-56c15-24 23-57 23-91 0-41-13-107-72-148z"><text:p/></draw:path><draw:path draw:style-name="gr3" draw:text-style-name="P22" svg:width="0.178cm" svg:height="0.142cm" svg:x="10.216cm" svg:y="0.356cm" svg:viewBox="0 0 179 143" svg:d="M104 17c3-7 3-7 11-7h23c24 0 28 7 28 20 0 1 0 5-3 16v1c0 2 1 3 5 3s4-1 5-4l5-39c1-2 1-2 1-3 0-4-4-4-9-4h-147c-6 0-6 0-7 5l-15 38c0 1-1 4-1 4 0 1 1 3 5 3 2 0 2 0 5-4 9-26 16-36 45-36h23c1 0 4 0 6 0v2l-29 113c-1 7-1 8-24 8h-5c-4 0-4 1-4 1-2 3-3 4-3 6s1 3 4 3c7 0 13 0 19 0 7 0 13-1 20-1 8 0 14 1 21 1 6 0 13 0 20 0 0 0 5 0 5-6 0-4-4-4-7-4h-5c-5 0-11 0-17-1-1 0-2 0-2-2s0-2 1-4z"><text:p/></draw:path><draw:path draw:style-name="gr3" draw:text-style-name="P22" svg:width="0.15cm" svg:height="0.193cm" svg:x="10.446cm" svg:y="0.497cm" svg:viewBox="0 0 151 194" svg:d="M1 179c-1 5-1 6-1 6 0 6 6 9 11 9 11 0 12-9 14-19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10.639cm" svg:y="0.43cm" svg:viewBox="0 0 162 12" svg:d="M152 12c4 0 10 0 10-5 0-7-6-7-10-7h-144c-2 0-8 0-8 7 0 5 6 5 8 5z"><text:p/></draw:path><draw:path draw:style-name="gr3" draw:text-style-name="P22" svg:width="0.087cm" svg:height="0.141cm" svg:x="10.865cm" svg:y="0.347cm" svg:viewBox="0 0 88 142" svg:d="M55 7c0-7-1-7-8-7-16 13-40 13-43 13h-4v10h4c4 0 18-1 31-6v105c0 8 0 10-23 10h-10v10c11-2 30-2 42-2s32 0 44 2v-10h-11c-22 0-22-2-22-10z"><text:p/></draw:path><draw:path draw:style-name="gr3" draw:text-style-name="P22" svg:width="0.177cm" svg:height="0.15cm" svg:x="10.628cm" svg:y="0.573cm" svg:viewBox="0 0 178 151" svg:d="M132 6c0-5-1-6-6-6s-7 2-8 5l-83 121c-10 12-17 16-31 16-4 1-4 6-4 7 0 2 2 2 4 2 3 0 6 0 8 0 5 0 8 0 12 0s7 0 12 0c4 0 7 0 11 0 2 0 6 0 6-5 0-3-4-4-4-4-2 0-11 0-11-5 0-3 3-6 4-9l17-22c1-2 1-2 5-2h63c0 3 1 4 1 6 2 4 5 26 5 27 0 5-13 5-14 5-3 0-6 0-6 7 0 2 1 2 3 2 5 0 10 0 15 0 6 0 11 0 15 0 5 0 9 0 14 0 3 0 9 0 13 0 3 0 5-1 5-5s-3-4-6-4c-15 0-15 0-16-5zM113 26l13 69h-61z"><text:p/></draw:path><draw:path draw:style-name="gr3" draw:text-style-name="P22" svg:width="0.077cm" svg:height="0.294cm" svg:x="11.033cm" svg:y="0.402cm" svg:viewBox="0 0 78 295" svg:d="M72 0c-56 40-72 103-72 148 0 42 12 106 72 147 2 0 6 0 6-2 0-3-1-3-4-5-39-36-54-86-54-140 0-80 30-119 56-141 1-1 2-2 2-3 0-4-4-4-6-4z"><text:p/></draw:path><draw:path draw:style-name="gr3" draw:text-style-name="P22" svg:width="0.145cm" svg:height="0.061cm" svg:x="11.186cm" svg:y="0.41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59cm" svg:height="0.133cm" svg:x="11.144cm" svg:y="0.497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199cm" svg:height="0.015cm" svg:x="11.354cm" svg:y="0.543cm" svg:viewBox="0 0 200 16" svg:d="M190 16c3 0 10 0 10-9 0-7-6-7-10-7h-178c-5 0-12 0-12 7 0 9 7 9 12 9z"><text:p/></draw:path><draw:path draw:style-name="gr3" draw:text-style-name="P22" svg:width="0.145cm" svg:height="0.061cm" svg:x="11.699cm" svg:y="0.41cm" svg:viewBox="0 0 146 62" svg:d="M113 38c-3 3-13 12-13 17 0 4 3 7 7 7 3 0 6-2 7-4 7-9 17-16 24-18 4-3 8-4 8-9s-3-6-6-7c-9-7-13-13-14-17 0-2-2-7-8-7-2 0-6 2-6 7s4 13 6 17h-106c-5 0-12 0-12 7s7 7 12 7z"><text:p/></draw:path><draw:path draw:style-name="gr3" draw:text-style-name="P22" svg:width="0.159cm" svg:height="0.133cm" svg:x="11.599cm" svg:y="0.497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073cm" svg:height="0.143cm" svg:x="11.796cm" svg:y="0.527cm" svg:viewBox="0 0 74 144" svg:d="M65 10c0-6-4-10-10-10-5 0-12 6-12 12s4 10 9 10c7 0 13-6 13-12zM74 112c0-4-2-4-3-4-4 0-4 0-6 5-3 12-12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11.93cm" svg:y="0.402cm" svg:viewBox="0 0 78 295" svg:d="M6 0c-2 0-6 0-6 4 0 1 1 2 2 3 27 24 54 64 54 141 0 61-19 109-50 138-6 4-6 4-6 7 0 1 1 2 4 2s32-19 51-56c15-24 23-57 23-91 0-41-13-107-72-148z"><text:p/></draw:path></draw:g></text:p>
      <text:p text:style-name="P18"/>
      <text:p text:style-name="P19">The maximum Entropy for a continuous sample distribution is when the sample distribution is Gaussian. </text:p>
      <text:p text:style-name="P19"/>
      <text:p text:style-name="P19">Using the Kernel Density Estimation</text:p>
      <text:p text:style-name="P19"><draw:g text:anchor-type="as-char" svg:y="-0.737cm" draw:z-index="20" draw:style-name="gr1"><svg:title>TexMaths</svg:title><svg:desc>12§display§p(\vec{x_{c}}|\vec{X_{d}} = \vec{x_{d}}) =\frac{1}{n_{\vec{x_{d}}}\sqrt{2^{m}\pi^{m}|\rho|}}\sum_{i=1}^{n_{\vec{x_{d}}}}e^{-\frac{1}{2}(\vec{x}-\vec{x_{i}})^{T}\rho^{-1}(\vec{x} - \vec{x_{i}})}§svg§600§FALSE§</svg:desc><draw:polygon draw:style-name="gr2" draw:text-style-name="P21" svg:width="10.247cm" svg:height="1.238cm" svg:x="0.013cm" svg:y="0.005cm" svg:viewBox="0 0 10248 1239" draw:points="5123,1239 0,1239 0,0 10248,0 10248,1239"><text:p/></draw:polygon><draw:path draw:style-name="gr3" draw:text-style-name="P22" svg:width="0.22cm" svg:height="0.268cm" svg:x="0cm" svg:y="0.557cm" svg:viewBox="0 0 221 269" svg:d="M32 239c-3 14-3 18-22 18-5 0-10 0-10 7 0 3 2 5 6 5 11 0 23-2 35-2 14 0 29 2 42 2 2 0 7 0 7-8 0-4-4-4-10-4-20 0-20-4-20-8 0-6 17-74 19-84 6 11 18 27 40 27 49 0 102-63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22" svg:width="0.097cm" svg:height="0.421cm" svg:x="0.268cm" svg:y="0.43cm" svg:viewBox="0 0 98 422" svg:d="M98 418c0-1 0-2-7-9-53-53-66-133-66-198 0-73 16-146 69-199 4-5 4-6 4-8 0-3-1-4-4-4-4 0-42 29-68 83-21 45-26 92-26 128 0 34 5 84 28 132 26 51 62 79 66 79 3 0 4-1 4-4z"><text:p/></draw:path><draw:path draw:style-name="gr3" draw:text-style-name="P22" svg:width="0.187cm" svg:height="0.083cm" svg:x="0.535cm" svg:y="0.44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0.402cm" svg:y="0.55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7z"><text:p/></draw:path><draw:path draw:style-name="gr3" draw:text-style-name="P22" svg:width="0.127cm" svg:height="0.133cm" svg:x="0.649cm" svg:y="0.677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22" svg:width="0.017cm" svg:height="0.421cm" svg:x="0.852cm" svg:y="0.43cm" svg:viewBox="0 0 18 422" svg:d="M18 16c0-9 0-16-10-16-8 0-8 7-8 16v390c0 8 0 16 8 16 10 0 10-8 10-16z"><text:p/></draw:path><draw:path draw:style-name="gr3" draw:text-style-name="P22" svg:width="0.187cm" svg:height="0.083cm" svg:x="1.132cm" svg:y="0.335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347cm" svg:height="0.288cm" svg:x="0.931cm" svg:y="0.455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7-1-17-13 0-6 6-14 11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7 1 17 13 0 5-4 11-8 15z"><text:p/></draw:path><draw:path draw:style-name="gr3" draw:text-style-name="P22" svg:width="0.151cm" svg:height="0.208cm" svg:x="1.288cm" svg:y="0.602cm" svg:viewBox="0 0 152 209" svg:d="M151 8c0 0 1-3 1-4 0-2-1-4-4-4-6 0-30 2-38 2-2 0-7 2-7 8 0 4 5 4 9 4 14 0 14 3 14 4 0 2-1 4-2 7l-16 67c-7-9-17-18-31-18-39 0-77 44-77 85 0 29 19 50 46 50 14 0 28-10 42-21 6 17 22 21 30 21 10 0 18-6 24-16 6-12 9-29 9-30 0-4-3-4-5-4-3 0-4 2-6 10-3 14-8 31-22 31-8 0-10-6-10-14 0-6 1-9 2-12zM89 169c-3 7-10 14-16 19-3 3-14 12-27 12-11 0-22-7-22-29 0-15 8-48 16-59 13-24 28-28 37-28 21 0 26 22 26 25 0 1 0 4-1 4z"><text:p/></draw:path><draw:path draw:style-name="gr3" draw:text-style-name="P22" svg:width="0.28cm" svg:height="0.099cm" svg:x="1.606cm" svg:y="0.588cm" svg:viewBox="0 0 281 100" svg:d="M266 17c8 0 15 0 15-9 0-8-7-8-13-8h-254c-7 0-14 0-14 8 0 9 7 9 14 9zM268 100c6 0 13 0 13-9 0-8-7-8-15-8h-252c-7 0-14 0-14 8 0 9 7 9 14 9z"><text:p/></draw:path><draw:path draw:style-name="gr3" draw:text-style-name="P22" svg:width="0.187cm" svg:height="0.083cm" svg:x="2.187cm" svg:y="0.446cm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2" svg:width="0.21cm" svg:height="0.191cm" svg:x="2.04cm" svg:y="0.55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7z"><text:p/></draw:path><draw:path draw:style-name="gr3" draw:text-style-name="P22" svg:width="0.151cm" svg:height="0.208cm" svg:x="2.287cm" svg:y="0.602cm" svg:viewBox="0 0 152 209" svg:d="M151 8c0 0 1-3 1-4 0-2-1-4-4-4-6 0-30 2-39 2-1 0-6 2-6 8 0 4 5 4 9 4 14 0 14 3 14 4 0 2-1 4-2 7l-16 67c-7-9-17-18-31-18-39 0-77 44-77 85 0 29 19 50 46 50 14 0 28-10 42-21 6 17 21 21 30 21 10 0 18-6 24-16 6-12 9-29 9-30 0-4-3-4-5-4-3 0-4 2-6 10-3 14-9 31-22 31-8 0-10-6-10-14 0-6 1-9 2-12zM89 169c-3 7-10 14-16 19-3 3-14 12-27 12-11 0-22-7-22-29 0-15 8-48 16-59 13-24 28-28 37-28 20 0 26 22 26 25 0 1 0 4-1 4z"><text:p/></draw:path><draw:path draw:style-name="gr3" draw:text-style-name="P22" svg:width="0.097cm" svg:height="0.421cm" svg:x="2.49cm" svg:y="0.43cm" svg:viewBox="0 0 98 422" svg:d="M98 211c0-32-4-84-27-132-25-51-63-79-67-79-2 0-4 2-4 4s0 3 7 10c43 41 67 108 67 197 0 72-15 146-68 199-6 6-6 7-6 8 0 3 2 4 4 4 4 0 43-29 68-83 22-45 26-92 26-128z"><text:p/></draw:path><draw:path draw:style-name="gr3" draw:text-style-name="P22" svg:width="0.28cm" svg:height="0.099cm" svg:x="2.771cm" svg:y="0.588cm" svg:viewBox="0 0 281 100" svg:d="M266 17c8 0 15 0 15-9 0-8-7-8-13-8h-254c-7 0-14 0-14 8 0 9 7 9 14 9zM268 100c6 0 13 0 13-9 0-8-7-8-15-8h-252c-7 0-14 0-14 8 0 9 7 9 14 9z"><text:p/></draw:path><draw:path draw:style-name="gr3" draw:text-style-name="P22" svg:width="0.139cm" svg:height="0.281cm" svg:x="4.487cm" svg:y="0.177cm" svg:viewBox="0 0 140 282" svg:d="M88 11c0-10 0-11-10-11-28 26-65 26-78 26v15c8 0 34 0 55-12v219c0 16 0 21-38 21h-15v13c15-1 53-1 69-1 18 0 54 0 69 1v-13h-13c-38 0-39-5-39-21z"><text:p/></draw:path><draw:polygon draw:style-name="gr3" draw:text-style-name="P22" svg:width="2.624cm" svg:height="0.017cm" svg:x="3.243cm" svg:y="0.631cm" svg:viewBox="0 0 2625 18" draw:points="1313,18 0,18 0,0 2625,0 2625,18"><text:p/></draw:polygon><draw:path draw:style-name="gr3" draw:text-style-name="P22" svg:width="0.228cm" svg:height="0.191cm" svg:x="3.256cm" svg:y="0.904cm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22" svg:width="0.145cm" svg:height="0.061cm" svg:x="3.63cm" svg:y="0.945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3.51cm" svg:y="1.028cm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21cm" svg:height="0.149cm" svg:x="3.71cm" svg:y="1.058cm" svg:viewBox="0 0 122 150" svg:d="M118 7c1-2 1-2 1-3 0-4-3-4-6-4l-27 2c-3 0-3 0-4 0-2 2-3 5-3 5 0 5 5 5 7 5 0 0 4 0 8 0s4 1 4 4c0 1-2 6-3 10l-10 40c-3-6-12-12-25-12-30 0-60 29-60 59 0 21 17 37 37 37 18 0 31-13 34-16 3 11 15 16 25 16 8 0 14-5 18-13 6-8 8-20 8-21 0-3-3-3-3-3-4 0-5 2-6 4-4 17-10 24-16 24s-8-4-8-10c0-3 0-4 0-8zM72 119c-1 3-1 3-5 8-7 8-19 14-30 14-6 0-18-3-18-20 0-11 5-32 12-43 10-12 19-18 29-18s19 6 22 19z"><text:p/></draw:path><draw:path draw:style-name="gr3" draw:text-style-name="P22" svg:width="0.384cm" svg:height="0.505cm" svg:x="3.932cm" svg:y="0.714cm" svg:viewBox="0 0 385 506" svg:d="M132 506c14 0 14 0 19-8l231-481c3-6 3-7 3-9 0-4-3-8-8-8-6 0-9 4-10 8l-218 454-90-209-59 46 7 6 29-23z"><text:p/></draw:path><draw:polygon draw:style-name="gr3" draw:text-style-name="P22" svg:width="1.559cm" svg:height="0.017cm" svg:x="4.307cm" svg:y="0.714cm" svg:viewBox="0 0 1560 18" draw:points="780,18 0,18 0,0 1560,0 1560,18"><text:p/></draw:polygon><draw:path draw:style-name="gr3" draw:text-style-name="P22" svg:width="0.168cm" svg:height="0.281cm" svg:x="4.328cm" svg:y="0.811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" draw:text-style-name="P22" svg:width="0.27cm" svg:height="0.133cm" svg:x="4.533cm" svg:y="0.841cm" svg:viewBox="0 0 271 134" svg:d="M114 108c-1 5-4 14-4 17 0 7 6 9 11 9s10-3 11-7c1-2 5-12 5-18 2-6 5-19 7-26s4-13 5-21c3-12 3-13 9-21 10-16 24-33 47-33 17 0 18 14 18 21 0 18-13 50-18 63-2 9-3 11-3 16 0 15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0-3 12 0 7 6 9 11 9s10-3 11-7c1-2 5-12 5-18 2-6 4-19 7-26 2-7 3-13 5-21 3-12 3-14 12-26s22-28 44-28c18 0 18 15 18 21 0 7 0 12-5 27z"><text:p/></draw:path><draw:path draw:style-name="gr3" draw:text-style-name="P22" svg:width="0.227cm" svg:height="0.186cm" svg:x="4.85cm" svg:y="0.909cm" svg:viewBox="0 0 228 187" svg:d="M101 25h48c-15 63-18 81-18 109 0 6 0 17 3 31 4 20 9 22 16 22 8 0 17-7 17-17 0-1 0-2-3-8-13-30-13-59-13-70 0-22 4-45 9-67h49c5 0 19 0 19-14 0-11-8-11-16-11h-142c-10 0-26 0-44 20-15 16-26 35-26 38 0 1 0 4 5 4 3 0 5-2 7-4 20-33 46-33 53-33h25c-14 51-36 102-54 140-4 6-4 8-4 10 0 10 8 12 12 12 14 0 16-12 21-28 7-19 7-20 12-42z"><text:p/></draw:path><draw:path draw:style-name="gr3" draw:text-style-name="P22" svg:width="0.27cm" svg:height="0.133cm" svg:x="5.109cm" svg:y="0.841cm" svg:viewBox="0 0 271 134" svg:d="M114 108c-1 5-4 14-4 17 0 7 6 9 11 9s10-3 11-7c1-2 5-12 5-18 2-6 5-19 7-26s4-13 5-21c3-12 3-13 9-21 10-16 24-33 47-33 17 0 18 14 18 21 0 18-13 50-18 63-2 9-3 11-3 16 0 15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0-3 12 0 7 6 9 11 9s10-3 11-7c1-2 5-12 5-18 2-6 4-19 7-26 2-7 3-13 5-21 3-12 3-14 12-26s22-28 44-28c18 0 18 15 18 21 0 7 0 12-5 27z"><text:p/></draw:path><draw:path draw:style-name="gr3" draw:text-style-name="P22" svg:width="0.017cm" svg:height="0.421cm" svg:x="5.464cm" svg:y="0.774cm" svg:viewBox="0 0 18 422" svg:d="M18 16c0-9 0-16-10-16-8 0-8 7-8 16v390c0 8 0 16 8 16 10 0 10-8 10-16z"><text:p/></draw:path><draw:path draw:style-name="gr3" draw:text-style-name="P22" svg:width="0.198cm" svg:height="0.277cm" svg:x="5.545cm" svg:y="0.904cm" svg:viewBox="0 0 199 278" svg:d="M1 260c-1 5-1 6-1 6 0 7 5 12 12 12 10 0 14-7 14-8 3-4 16-61 28-107 8 17 22 29 42 29 49 0 103-60 103-122 0-46-27-70-57-70-42 0-87 42-99 94zM95 182c-30 0-36-33-36-37 0-2 2-11 3-17 12-46 17-62 26-78 18-32 39-40 52-40 16 0 30 12 30 40 0 24-13 72-24 91-14 28-34 41-51 41z"><text:p/></draw:path><draw:path draw:style-name="gr3" draw:text-style-name="P22" svg:width="0.017cm" svg:height="0.421cm" svg:x="5.8cm" svg:y="0.774cm" svg:viewBox="0 0 18 422" svg:d="M18 16c0-9 0-16-10-16-8 0-8 7-8 16v390c0 8 0 16 8 16 10 0 10-8 10-16z"><text:p/></draw:path><draw:path draw:style-name="gr3" draw:text-style-name="P22" svg:width="0.18cm" svg:height="0.133cm" svg:x="6.02cm" svg:y="0cm" svg:viewBox="0 0 181 134" svg:d="M22 113c0 3-3 10-3 12 0 7 6 9 11 9s10-3 11-7c1-2 5-12 5-18 2-6 4-19 7-26 2-7 3-13 5-21 3-12 3-14 12-26s22-28 45-28c17 0 17 15 17 21 0 18-12 50-17 63-3 9-5 11-5 16 0 15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22" svg:width="0.117cm" svg:height="0.045cm" svg:x="6.344cm" svg:y="0.028cm" svg:viewBox="0 0 118 46" svg:d="M89 29c0 2-9 7-9 12 0 2 4 5 8 5 1 0 2 0 4-2 3-3 9-9 21-15 1 0 5-3 5-6 0-4-3-5-5-6-9-5-10-9-12-13 0-2-3-4-6-4-4 0-6 4-6 6s3 8 6 11h-85c-4 0-10 0-10 6s6 6 10 6z"><text:p/></draw:path><draw:path draw:style-name="gr3" draw:text-style-name="P22" svg:width="0.124cm" svg:height="0.096cm" svg:x="6.233cm" svg:y="0.087cm" svg:viewBox="0 0 125 97" svg:d="M113 11c-10 2-10 12-10 12 0 3 1 8 10 8 5 0 12-5 12-14 0-12-13-17-25-17-14 0-23 8-27 14-7-12-21-14-29-14-26 0-42 25-42 32 0 4 5 4 5 4 3 0 5 0 5-2 6-22 24-27 32-27 6 0 15 4 15 15 0 4-4 19-11 48-4 12-13 19-22 19-2 0-8 0-13-4 9-2 9-11 9-11 0-7-4-9-9-9-6 0-13 5-13 14 0 13 14 18 25 18 12 0 21-8 27-15 8 13 22 15 28 15 28 0 42-26 42-33 0-4-3-4-4-4-4 0-5 1-5 4-6 19-23 25-31 25s-16-1-16-15c0-2 0-3 2-10 3-15 9-39 11-42 3-6 10-15 21-15 0 0 8 0 13 4z"><text:p/></draw:path><draw:path draw:style-name="gr3" draw:text-style-name="P22" svg:width="0.121cm" svg:height="0.149cm" svg:x="6.404cm" svg:y="0.109cm" svg:viewBox="0 0 122 150" svg:d="M118 7c1-2 1-2 1-3 0-4-3-4-6-4l-27 2c-3 0-3 0-4 0-2 2-3 5-3 5 0 5 5 5 7 5 0 0 4 0 8 0s4 1 4 4c0 1-2 6-3 10l-10 40c-3-6-12-12-25-12-30 0-60 29-60 59 0 21 17 37 37 37 18 0 31-13 34-16 3 11 15 16 25 16 8 0 14-5 18-13 6-8 8-20 8-21 0-3-3-3-3-3-4 0-5 2-6 4-4 17-10 24-16 24s-8-4-8-10c0-3 0-4 0-8zM72 119c-1 3-1 3-5 8-7 8-19 14-30 14-6 0-18-3-18-20 0-11 5-32 12-43 10-12 19-18 29-18s19 6 22 19z"><text:p/></draw:path><draw:path draw:style-name="gr3" draw:text-style-name="P22" svg:width="0.562cm" svg:height="0.59cm" svg:x="6.011cm" svg:y="0.34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22" svg:width="0.089cm" svg:height="0.198cm" svg:x="6.033cm" svg:y="1.04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22" svg:width="0.217cm" svg:height="0.079cm" svg:x="6.159cm" svg:y="1.127cm" svg:viewBox="0 0 218 80" svg:d="M208 14c3 0 10 0 10-7s-7-7-10-7h-197c-4 0-11 0-11 7s7 7 12 7zM208 80c3 0 10 0 10-7 0-8-7-8-10-8h-196c-5 0-12 0-12 8 0 7 7 7 11 7z"><text:p/></draw:path><draw:path draw:style-name="gr3" draw:text-style-name="P22" svg:width="0.107cm" svg:height="0.196cm" svg:x="6.429cm" svg:y="1.044cm" svg:viewBox="0 0 108 197" svg:d="M67 8c0-8-1-8-8-8-19 18-47 19-59 19v11c7 0 26 0 43-8v151c0 9 0 13-30 13h-11v11c5 0 42-2 53-2 10 0 47 2 53 2v-11h-11c-30 0-30-4-30-13z"><text:p/></draw:path><draw:path draw:style-name="gr3" draw:text-style-name="P22" svg:width="0.162cm" svg:height="0.191cm" svg:x="6.687cm" svg:y="0.557cm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2" svg:width="0.199cm" svg:height="0.015cm" svg:x="6.895cm" svg:y="0.49cm" svg:viewBox="0 0 200 16" svg:d="M190 16c3 0 10 0 10-9 0-7-6-7-10-7h-178c-5 0-12 0-12 7 0 9 7 9 12 9z"><text:p/></draw:path><draw:path draw:style-name="gr3" draw:text-style-name="P22" svg:width="0.087cm" svg:height="0.14cm" svg:x="7.208cm" svg:y="0.319cm" svg:viewBox="0 0 88 141" svg:d="M55 7c0-7-1-7-8-7-16 13-40 13-43 13h-4v10h4c4 0 18-1 31-6v105c0 7 0 10-23 10h-10v9c11-1 30-1 42-1s32 0 44 1v-9h-11c-22 0-22-3-22-10z"><text:p/></draw:path><draw:polygon draw:style-name="gr3" draw:text-style-name="P22" svg:width="0.143cm" svg:height="0.015cm" svg:x="7.178cm" svg:y="0.49cm" svg:viewBox="0 0 144 16" draw:points="72,16 0,16 0,0 144,0 144,16"><text:p/></draw:polygon><draw:path draw:style-name="gr3" draw:text-style-name="P22" svg:width="0.105cm" svg:height="0.14cm" svg:x="7.197cm" svg:y="0.53cm" svg:viewBox="0 0 106 141" svg:d="M106 101h-9c-1 3-3 17-6 19-2 1-20 1-23 1h-42c15-11 30-23 44-31 19-13 36-25 36-48 0-26-26-42-56-42-28 0-50 17-50 37 0 11 10 13 12 13 6 0 13-4 13-13 0-7-6-11-13-12 6-9 19-15 34-15 20 0 38 12 38 32 0 18-13 32-29 46l-53 44c-2 1-2 1-2 3v6h98z"><text:p/></draw:path><draw:path draw:style-name="gr3" draw:text-style-name="P22" svg:width="0.077cm" svg:height="0.294cm" svg:x="7.406cm" svg:y="0.347cm" svg:viewBox="0 0 78 295" svg:d="M72 0c-56 40-72 103-72 147 0 42 12 107 72 148 2 0 6 0 6-2 0-3-1-3-4-5-39-36-54-87-54-141 0-79 30-118 56-140 1-1 2-2 2-3 0-4-4-4-6-4z"><text:p/></draw:path><draw:path draw:style-name="gr3" draw:text-style-name="P22" svg:width="0.145cm" svg:height="0.061cm" svg:x="7.558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7.519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99cm" svg:height="0.015cm" svg:x="7.728cm" svg:y="0.49cm" svg:viewBox="0 0 200 16" svg:d="M190 16c3 0 10 0 10-9 0-7-6-7-10-7h-178c-5 0-12 0-12 7 0 9 7 9 12 9z"><text:p/></draw:path><draw:path draw:style-name="gr3" draw:text-style-name="P22" svg:width="0.145cm" svg:height="0.061cm" svg:x="8.071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7.974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073cm" svg:height="0.143cm" svg:x="8.169cm" svg:y="0.471cm" svg:viewBox="0 0 74 144" svg:d="M65 10c0-6-4-10-10-10-5 0-13 6-13 12s5 10 10 10c7 0 13-6 13-12zM74 112c0-4-2-4-3-4-4 0-4 0-6 5-3 12-13 24-24 24-5 0-5-4-5-9s0-6 2-10c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8.305cm" svg:y="0.347cm" svg:viewBox="0 0 78 295" svg:d="M6 0c-2 0-6 0-6 4 0 1 1 2 2 3 27 24 54 64 54 140 0 62-19 110-50 138-6 5-6 5-6 8 0 1 1 2 4 2s32-19 51-56c15-24 23-57 23-92 0-40-13-106-72-147z"><text:p/></draw:path><draw:path draw:style-name="gr3" draw:text-style-name="P22" svg:width="0.178cm" svg:height="0.142cm" svg:x="8.433cm" svg:y="0.299cm" svg:viewBox="0 0 179 143" svg:d="M104 17c3-7 3-7 11-7h23c24 0 28 7 28 20 0 1 0 5-3 16v1c0 2 1 3 5 3s4-1 5-4l5-39c1-2 1-2 1-3 0-4-4-4-9-4h-147c-6 0-6 0-7 5l-15 38c0 1-1 4-1 4 0 1 1 3 5 3 2 0 2 0 5-4 9-26 16-36 45-36h23c1 0 4 0 6 0v2l-29 113c-1 7-1 8-24 8h-5c-4 0-4 1-4 1-2 3-3 4-3 6 0 1 1 3 4 3 7 0 13 0 19 0 7 0 13-2 20-2 8 0 14 2 21 2 6 0 13 0 20 0 0 0 5 0 5-6 0-4-4-4-7-4h-4c-6 0-12 0-18-1-1 0-2 0-2-3 0-1 0-1 1-3z"><text:p/></draw:path><draw:path draw:style-name="gr3" draw:text-style-name="P22" svg:width="0.15cm" svg:height="0.193cm" svg:x="8.664cm" svg:y="0.439cm" svg:viewBox="0 0 151 194" svg:d="M1 179c-1 4-1 6-1 6 0 6 6 9 11 9 11 0 12-9 14-19 5-14 12-48 16-60 2 5 12 18 32 18 39 0 78-39 78-83 0-32-20-50-47-50-28 0-64 26-75 67zM73 126c-23 0-29-23-29-26 0-2 2-8 3-11 8-36 11-43 19-57 11-15 26-24 37-24 13 0 24 9 24 30 0 14-7 46-17 62-13 21-27 26-37 26z"><text:p/></draw:path><draw:path draw:style-name="gr3" draw:text-style-name="P22" svg:width="0.161cm" svg:height="0.011cm" svg:x="8.857cm" svg:y="0.386cm" svg:viewBox="0 0 162 12" svg:d="M152 12c4 0 10 0 10-5 0-7-6-7-10-7h-142c-4 0-10 0-10 7 0 5 6 5 10 5z"><text:p/></draw:path><draw:path draw:style-name="gr3" draw:text-style-name="P22" svg:width="0.087cm" svg:height="0.14cm" svg:x="9.083cm" svg:y="0.303cm" svg:viewBox="0 0 88 141" svg:d="M55 7c0-7-1-7-8-7-16 13-40 13-43 13h-4v10h4c4 0 18-1 31-6v105c0 7 0 10-23 10h-10v9c11-1 30-1 42-1s32 0 44 1v-9h-11c-22 0-22-3-22-10z"><text:p/></draw:path><draw:path draw:style-name="gr3" draw:text-style-name="P22" svg:width="0.077cm" svg:height="0.294cm" svg:x="9.251cm" svg:y="0.347cm" svg:viewBox="0 0 78 295" svg:d="M72 0c-56 40-72 103-72 147 0 42 12 107 72 148 2 0 6 0 6-2 0-3-1-3-4-5-39-36-54-87-54-141 0-79 30-118 56-140 1-1 2-2 2-3 0-4-4-4-6-4z"><text:p/></draw:path><draw:path draw:style-name="gr3" draw:text-style-name="P22" svg:width="0.145cm" svg:height="0.061cm" svg:x="9.404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9.362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22" svg:width="0.199cm" svg:height="0.015cm" svg:x="9.572cm" svg:y="0.49cm" svg:viewBox="0 0 200 16" svg:d="M190 16c3 0 10 0 10-9 0-7-6-7-10-7h-178c-5 0-12 0-12 7 0 9 7 9 12 9z"><text:p/></draw:path><draw:path draw:style-name="gr3" draw:text-style-name="P22" svg:width="0.145cm" svg:height="0.061cm" svg:x="9.917cm" svg:y="0.357cm" svg:viewBox="0 0 146 62" svg:d="M113 38c-3 3-13 12-13 17 0 4 3 7 7 7 3 0 6-2 7-4 7-9 17-16 24-18 4-3 8-4 8-9s-3-6-6-7c-9-7-13-13-14-17 0-2-2-7-7-7-3 0-7 2-7 7s4 13 7 17h-107c-5 0-12 0-12 7s7 7 12 7z"><text:p/></draw:path><draw:path draw:style-name="gr3" draw:text-style-name="P22" svg:width="0.159cm" svg:height="0.133cm" svg:x="9.817cm" svg:y="0.439cm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2" svg:width="0.073cm" svg:height="0.143cm" svg:x="10.014cm" svg:y="0.471cm" svg:viewBox="0 0 74 144" svg:d="M65 10c0-6-4-10-10-10-5 0-13 6-13 12s5 10 10 10c7 0 13-6 13-12zM74 112c0-4-2-4-3-4-4 0-4 0-6 5-3 12-12 24-24 24-5 0-5-4-5-9s0-6 2-10c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22" svg:width="0.077cm" svg:height="0.294cm" svg:x="10.149cm" svg:y="0.347cm" svg:viewBox="0 0 78 295" svg:d="M6 0c-2 0-6 0-6 4 0 1 1 2 2 3 27 24 54 64 54 140 0 62-19 110-50 138-6 5-6 5-6 8 0 1 1 2 4 2s32-19 51-56c15-24 23-57 23-92 0-40-13-106-72-147z"><text:p/></draw:path></draw:g></text:p>
      <text:p text:style-name="P19">the covari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7:18:45.957000000</meta:creation-date>
    <meta:generator>LibreOffice/5.4.2.2$Windows_X86_64 LibreOffice_project/22b09f6418e8c2d508a9eaf86b2399209b0990f4</meta:generator>
    <dc:date>2018-04-26T17:16:18.004000000</dc:date>
    <meta:editing-duration>PT15H31M42S</meta:editing-duration>
    <meta:editing-cycles>22</meta:editing-cycles>
    <meta:document-statistic meta:table-count="0" meta:image-count="0" meta:object-count="0" meta:page-count="2" meta:paragraph-count="25" meta:word-count="25" meta:character-count="170" meta:non-whitespace-character-count="146"/>
  </office:meta>
</office:document-meta>
</file>